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280000002860EF38D9EEB8A46C.png" manifest:media-type="image/png"/>
  <manifest:file-entry manifest:full-path="Pictures/10000001000000280000002855B7E0EEFFE6BCDA.png" manifest:media-type="image/png"/>
  <manifest:file-entry manifest:full-path="Pictures/10000001000000280000002801E12232C94CD4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1.6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124588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465a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3465a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74pt solid #000000" fo:border-right="none" fo:border-top="0.74pt solid #000000"/>
    </style:style>
    <style:style style:name="ce53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none" fo:border-right="none" fo:border-top="0.74pt solid #000000"/>
    </style:style>
    <style:style style:name="ce69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6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0.74pt solid #000000" fo:border-top="0.74pt solid #000000"/>
    </style:style>
    <style:style style:name="ce78" style:family="table-cell" style:parent-style-name="Default">
      <style:table-cell-properties fo:border-bottom="none" fo:border-left="none" fo:border-right="0.74pt solid #000000" fo:border-top="none"/>
    </style:style>
    <style:style style:name="ce79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ackground-color="#3465a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0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124588" style:text-align-source="fix" style:repeat-content="false" fo:wrap-option="wrap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3465a4" style:text-align-source="value-type" style:repeat-content="false" fo:wrap-option="no-wrap" fo:border="0.74pt solid #000000" style:vertical-align="automatic"/>
      <style:paragraph-properties fo:margin-left="0cm"/>
    </style:style>
    <style:style style:name="ce62" style:family="table-cell" style:parent-style-name="Default">
      <style:table-cell-properties fo:background-color="#ff8000" style:text-align-source="value-type" style:repeat-content="false" fo:wrap-option="no-wrap" fo:border="0.74pt solid #000000" style:vertical-align="automatic"/>
      <style:paragraph-properties fo:margin-left="0cm"/>
    </style:style>
    <style:style style:name="ce63" style:family="table-cell" style:parent-style-name="Default">
      <style:table-cell-properties fo:background-color="#ff0000" style:text-align-source="value-type" style:repeat-content="false" fo:wrap-option="no-wrap" fo:border="0.74pt solid #000000" style:vertical-align="automatic"/>
      <style:paragraph-properties fo:margin-left="0cm"/>
    </style:style>
    <style:style style:name="ce29" style:family="table-cell" style:parent-style-name="Default" style:data-style-name="N2">
      <style:table-cell-properties fo:border="0.74pt solid #000000"/>
    </style:style>
    <style:style style:name="ce10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08" style:family="table-cell" style:parent-style-name="Default" style:data-style-name="N2">
      <style:table-cell-properties fo:background-color="#3465a4" style:text-align-source="fix" style:repeat-content="false" fo:border="0.74pt solid #000000" style:vertical-align="middle"/>
      <style:paragraph-properties fo:text-align="center" fo:margin-left="0cm"/>
    </style:style>
    <style:style style:name="ce109" style:family="table-cell" style:parent-style-name="Default" style:data-style-name="N2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3286df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2">
      <style:table-cell-properties fo:background-color="#729fcf" style:text-align-source="value-type" style:repeat-content="false" fo:border="0.74pt solid #000000" style:vertical-align="automatic"/>
      <style:paragraph-properties fo:margin-left="0cm"/>
    </style:style>
    <style:style style:name="ce41" style:family="table-cell" style:parent-style-name="Default" style:data-style-name="N2">
      <style:table-cell-properties fo:background-color="#3465a4" style:text-align-source="value-type" style:repeat-content="false" fo:border="0.74pt solid #000000" style:vertical-align="automatic"/>
      <style:paragraph-properties fo:margin-left="0cm"/>
    </style:style>
    <style:style style:name="ce42" style:family="table-cell" style:parent-style-name="Default" style:data-style-name="N2">
      <style:table-cell-properties fo:background-color="#ff8000" style:text-align-source="value-type" style:repeat-content="false" fo:border="0.74pt solid #000000" style:vertical-align="automatic"/>
      <style:paragraph-properties fo:margin-left="0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2"/>
    <style:style style:name="ce74" style:family="table-cell" style:parent-style-name="Default">
      <style:table-cell-properties fo:background-color="#ffd6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style:text-align-source="value-type" style:repeat-content="false" fo:background-color="transparent" fo:wrap-option="no-wrap" fo:border-left="0.74pt solid #000000" fo:border-right="0.74pt solid #000000" fo:border-top="0.74pt solid #000000" style:vertical-align="automatic"/>
      <style:paragraph-properties fo:margin-left="0cm"/>
    </style:style>
    <style:style style:name="ce141" style:family="table-cell" style:parent-style-name="Default">
      <style:table-cell-properties fo:border-bottom="none" style:text-align-source="value-type" style:repeat-content="false" fo:background-color="transparent" fo:wrap-option="no-wrap" fo:border-left="0.74pt solid #000000" fo:border-right="0.74pt solid #000000" fo:border-top="none" style:vertical-align="automatic"/>
      <style:paragraph-properties fo:margin-left="0cm"/>
    </style:style>
    <style:style style:name="ce142" style:family="table-cell" style:parent-style-name="Default">
      <style:table-cell-properties fo:border-bottom="0.74pt solid #000000" style:text-align-source="value-type" style:repeat-content="false" fo:background-color="transparent" fo:wrap-option="no-wrap" fo:border-left="0.74pt solid #000000" fo:border-right="0.74pt solid #000000" fo:border-top="none" style:vertical-align="automatic"/>
      <style:paragraph-properties fo:margin-left="0cm"/>
    </style:style>
    <style:style style:name="ce1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145" style:family="table-cell" style:parent-style-name="Default">
      <style:table-cell-properties fo:border-bottom="none" fo:background-color="#dee6ef" style:text-align-source="value-type" style:repeat-content="false" fo:wrap-option="no-wrap" fo:border-left="0.74pt solid #000000" fo:border-right="none" fo:border-top="0.74pt solid #000000" style:vertical-align="automatic"/>
      <style:paragraph-properties fo:margin-left="0cm"/>
    </style:style>
    <style:style style:name="ce146" style:family="table-cell" style:parent-style-name="Default">
      <style:table-cell-properties fo:border-bottom="none" fo:background-color="#dee6ef" style:text-align-source="value-type" style:repeat-content="false" fo:wrap-option="no-wrap" fo:border-left="0.74pt solid #000000" fo:border-right="none" fo:border-top="none" style:vertical-align="automatic"/>
      <style:paragraph-properties fo:margin-left="0cm"/>
    </style:style>
    <style:style style:name="ce158" style:family="table-cell" style:parent-style-name="Default">
      <style:table-cell-properties fo:border-bottom="none" fo:background-color="#3465a4" style:text-align-source="value-type" style:repeat-content="false" fo:wrap-option="no-wrap" fo:border-left="0.74pt solid #000000" fo:border-right="none" fo:border-top="none" style:vertical-align="automatic"/>
      <style:paragraph-properties fo:margin-left="0cm"/>
    </style:style>
    <style:style style:name="ce166" style:family="table-cell" style:parent-style-name="Default">
      <style:table-cell-properties fo:border-bottom="0.74pt solid #000000" fo:background-color="#3465a4" style:text-align-source="value-type" style:repeat-content="false" fo:wrap-option="no-wrap" fo:border-left="0.74pt solid #000000" fo:border-right="none" fo:border-top="none" style:vertical-align="automatic"/>
      <style:paragraph-properties fo:margin-left="0cm"/>
    </style:style>
    <style:style style:name="ce1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168" style:family="table-cell" style:parent-style-name="Default">
      <style:table-cell-properties fo:border-bottom="none" fo:background-color="#dee6ef" style:text-align-source="value-type" style:repeat-content="false" fo:wrap-option="no-wrap" fo:border-left="none" fo:border-right="none" fo:border-top="0.74pt solid #000000" style:vertical-align="automatic"/>
      <style:paragraph-properties fo:margin-left="0cm"/>
    </style:style>
    <style:style style:name="ce169" style:family="table-cell" style:parent-style-name="Default">
      <style:table-cell-properties fo:background-color="#dee6ef" style:text-align-source="value-type" style:repeat-content="false" fo:wrap-option="no-wrap" fo:border="none" style:vertical-align="automatic"/>
      <style:paragraph-properties fo:margin-left="0cm"/>
    </style:style>
    <style:style style:name="ce170" style:family="table-cell" style:parent-style-name="Default">
      <style:table-cell-properties fo:background-color="#3465a4" style:text-align-source="value-type" style:repeat-content="false" fo:wrap-option="no-wrap" fo:border="none" style:vertical-align="automatic"/>
      <style:paragraph-properties fo:margin-left="0cm"/>
    </style:style>
    <style:style style:name="ce171" style:family="table-cell" style:parent-style-name="Default">
      <style:table-cell-properties fo:border-bottom="0.74pt solid #000000" fo:background-color="#3465a4" style:text-align-source="value-type" style:repeat-content="false" fo:wrap-option="no-wrap" fo:border-left="none" fo:border-right="none" fo:border-top="none" style:vertical-align="automatic"/>
      <style:paragraph-properties fo:margin-left="0cm"/>
    </style:style>
    <style:style style:name="ce11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border-bottom="none" fo:background-color="#dee6ef" style:text-align-source="value-type" style:repeat-content="false" fo:wrap-option="no-wrap" fo:border-left="none" fo:border-right="0.74pt solid #000000" fo:border-top="0.74pt solid #000000" style:vertical-align="automatic"/>
      <style:paragraph-properties fo:margin-left="0cm"/>
    </style:style>
    <style:style style:name="ce174" style:family="table-cell" style:parent-style-name="Default">
      <style:table-cell-properties fo:border-bottom="none" fo:background-color="#dee6ef" style:text-align-source="value-type" style:repeat-content="false" fo:wrap-option="no-wrap" fo:border-left="none" fo:border-right="0.74pt solid #000000" fo:border-top="none" style:vertical-align="automatic"/>
      <style:paragraph-properties fo:margin-left="0cm"/>
    </style:style>
    <style:style style:name="ce175" style:family="table-cell" style:parent-style-name="Default">
      <style:table-cell-properties fo:border-bottom="none" fo:background-color="#3465a4" style:text-align-source="value-type" style:repeat-content="false" fo:wrap-option="no-wrap" fo:border-left="none" fo:border-right="0.74pt solid #000000" fo:border-top="none" style:vertical-align="automatic"/>
      <style:paragraph-properties fo:margin-left="0cm"/>
    </style:style>
    <style:style style:name="ce176" style:family="table-cell" style:parent-style-name="Default">
      <style:table-cell-properties fo:border-bottom="0.74pt solid #000000" fo:background-color="#3465a4" style:text-align-source="value-type" style:repeat-content="false" fo:wrap-option="no-wrap" fo:border-left="none" fo:border-right="0.74pt solid #000000" fo:border-top="none" style:vertical-align="automatic"/>
      <style:paragraph-properties fo:margin-left="0cm"/>
    </style:style>
    <style:style style:name="ce177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78" style:family="table-cell" style:parent-style-name="Default">
      <style:table-cell-properties fo:background-color="#dee6ef" fo:border="none"/>
    </style:style>
    <style:style style:name="ce116" style:family="table-cell" style:parent-style-name="Default">
      <style:table-cell-properties fo:background-color="#ffd600" style:text-align-source="fix" style:repeat-content="false" fo:wrap-option="wrap" fo:border="0.74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147" style:family="table-cell" style:parent-style-name="Default">
      <style:table-cell-properties fo:border-bottom="none" fo:background-color="#f7d1d5" style:text-align-source="value-type" style:repeat-content="false" fo:wrap-option="no-wrap" fo:border-left="0.74pt solid #000000" fo:border-right="none" fo:border-top="0.74pt solid #000000" style:vertical-align="automatic"/>
      <style:paragraph-properties fo:margin-left="0cm"/>
    </style:style>
    <style:style style:name="ce148" style:family="table-cell" style:parent-style-name="Default">
      <style:table-cell-properties fo:border-bottom="none" fo:background-color="#f7d1d5" style:text-align-source="value-type" style:repeat-content="false" fo:wrap-option="no-wrap" fo:border-left="0.74pt solid #000000" fo:border-right="none" fo:border-top="none" style:vertical-align="automatic"/>
      <style:paragraph-properties fo:margin-left="0cm"/>
    </style:style>
    <style:style style:name="ce149" style:family="table-cell" style:parent-style-name="Default">
      <style:table-cell-properties fo:border-bottom="none" fo:background-color="#bf0041" style:text-align-source="value-type" style:repeat-content="false" fo:wrap-option="no-wrap" fo:border-left="0.74pt solid #000000" fo:border-right="none" fo:border-top="none" style:vertical-align="automatic"/>
      <style:paragraph-properties fo:margin-left="0cm"/>
    </style:style>
    <style:style style:name="ce150" style:family="table-cell" style:parent-style-name="Default">
      <style:table-cell-properties fo:border-bottom="0.74pt solid #000000" fo:background-color="#bf0041" style:text-align-source="value-type" style:repeat-content="false" fo:wrap-option="no-wrap" fo:border-left="0.74pt solid #000000" fo:border-right="none" fo:border-top="none" style:vertical-align="automatic"/>
      <style:paragraph-properties fo:margin-left="0cm"/>
    </style:style>
    <style:style style:name="ce151" style:family="table-cell" style:parent-style-name="Default">
      <style:table-cell-properties fo:border-bottom="none" fo:background-color="#f7d1d5" style:text-align-source="value-type" style:repeat-content="false" fo:wrap-option="no-wrap" fo:border-left="none" fo:border-right="none" fo:border-top="0.74pt solid #000000" style:vertical-align="automatic"/>
      <style:paragraph-properties fo:margin-left="0cm"/>
    </style:style>
    <style:style style:name="ce152" style:family="table-cell" style:parent-style-name="Default">
      <style:table-cell-properties fo:background-color="#f7d1d5" style:text-align-source="value-type" style:repeat-content="false" fo:wrap-option="no-wrap" fo:border="none" style:vertical-align="automatic"/>
      <style:paragraph-properties fo:margin-left="0cm"/>
    </style:style>
    <style:style style:name="ce153" style:family="table-cell" style:parent-style-name="Default">
      <style:table-cell-properties fo:background-color="#bf0041" style:text-align-source="value-type" style:repeat-content="false" fo:wrap-option="no-wrap" fo:border="none" style:vertical-align="automatic"/>
      <style:paragraph-properties fo:margin-left="0cm"/>
    </style:style>
    <style:style style:name="ce154" style:family="table-cell" style:parent-style-name="Default">
      <style:table-cell-properties fo:border-bottom="0.74pt solid #000000" fo:background-color="#bf0041" style:text-align-source="value-type" style:repeat-content="false" fo:wrap-option="no-wrap" fo:border-left="none" fo:border-right="none" fo:border-top="none" style:vertical-align="automatic"/>
      <style:paragraph-properties fo:margin-left="0cm"/>
    </style:style>
    <style:style style:name="ce155" style:family="table-cell" style:parent-style-name="Default">
      <style:table-cell-properties fo:border-bottom="none" fo:background-color="#f7d1d5" fo:border-left="none" fo:border-right="none" fo:border-top="0.74pt solid #000000"/>
    </style:style>
    <style:style style:name="ce156" style:family="table-cell" style:parent-style-name="Default">
      <style:table-cell-properties fo:background-color="#f7d1d5" fo:border="none"/>
    </style:style>
    <style:style style:name="ce157" style:family="table-cell" style:parent-style-name="Default">
      <style:table-cell-properties fo:background-color="#bf0041" fo:border="none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none" fo:background-color="#f7d1d5" style:text-align-source="value-type" style:repeat-content="false" fo:wrap-option="no-wrap" fo:border-left="none" fo:border-right="0.74pt solid #000000" fo:border-top="0.74pt solid #000000" style:vertical-align="automatic"/>
      <style:paragraph-properties fo:margin-left="0cm"/>
    </style:style>
    <style:style style:name="ce160" style:family="table-cell" style:parent-style-name="Default">
      <style:table-cell-properties fo:border-bottom="none" fo:background-color="#f7d1d5" style:text-align-source="value-type" style:repeat-content="false" fo:wrap-option="no-wrap" fo:border-left="none" fo:border-right="0.74pt solid #000000" fo:border-top="none" style:vertical-align="automatic"/>
      <style:paragraph-properties fo:margin-left="0cm"/>
    </style:style>
    <style:style style:name="ce161" style:family="table-cell" style:parent-style-name="Default">
      <style:table-cell-properties fo:border-bottom="none" fo:background-color="#bf0041" style:text-align-source="value-type" style:repeat-content="false" fo:wrap-option="no-wrap" fo:border-left="none" fo:border-right="0.74pt solid #000000" fo:border-top="none" style:vertical-align="automatic"/>
      <style:paragraph-properties fo:margin-left="0cm"/>
    </style:style>
    <style:style style:name="ce162" style:family="table-cell" style:parent-style-name="Default">
      <style:table-cell-properties fo:border-bottom="0.74pt solid #000000" fo:background-color="#bf0041" style:text-align-source="value-type" style:repeat-content="false" fo:wrap-option="no-wrap" fo:border-left="none" fo:border-right="0.74pt solid #000000" fo:border-top="none" style:vertical-align="automatic"/>
      <style:paragraph-properties fo:margin-left="0cm"/>
    </style:style>
    <style:style style:name="ce196" style:family="table-cell" style:parent-style-name="Default">
      <style:table-cell-properties fo:border-bottom="none" style:text-align-source="value-type" style:repeat-content="false" fo:wrap-option="no-wrap" fo:border-left="0.74pt solid #000000" fo:border-right="0.74pt solid #000000" fo:border-top="0.74pt solid #000000" style:vertical-align="automatic"/>
      <style:paragraph-properties fo:margin-left="0cm"/>
    </style:style>
    <style:style style:name="ce197" style:family="table-cell" style:parent-style-name="Default">
      <style:table-cell-properties fo:border-bottom="none" style:text-align-source="value-type" style:repeat-content="false" fo:wrap-option="no-wrap" fo:border-left="0.74pt solid #000000" fo:border-right="0.74pt solid #000000" fo:border-top="none" style:vertical-align="automatic"/>
      <style:paragraph-properties fo:margin-left="0cm"/>
    </style:style>
    <style:style style:name="ce198" style:family="table-cell" style:parent-style-name="Default">
      <style:table-cell-properties fo:border-bottom="0.74pt solid #000000" style:text-align-source="value-type" style:repeat-content="false" fo:wrap-option="no-wrap" fo:border-left="0.74pt solid #000000" fo:border-right="0.74pt solid #000000" fo:border-top="none" style:vertical-align="automatic"/>
      <style:paragraph-properties fo:margin-left="0cm"/>
    </style:style>
    <style:style style:name="ce163" style:family="table-cell" style:parent-style-name="Default">
      <style:table-cell-properties fo:border-bottom="0.74pt solid #000000" fo:background-color="#f7d1d5" style:text-align-source="value-type" style:repeat-content="false" fo:wrap-option="no-wrap" fo:border-left="0.74pt solid #000000" fo:border-right="none" fo:border-top="none" style:vertical-align="automatic"/>
      <style:paragraph-properties fo:margin-left="0cm"/>
    </style:style>
    <style:style style:name="ce164" style:family="table-cell" style:parent-style-name="Default">
      <style:table-cell-properties fo:border-bottom="0.74pt solid #000000" fo:background-color="#f7d1d5" style:text-align-source="value-type" style:repeat-content="false" fo:wrap-option="no-wrap" fo:border-left="none" fo:border-right="none" fo:border-top="none" style:vertical-align="automatic"/>
      <style:paragraph-properties fo:margin-left="0cm"/>
    </style:style>
    <style:style style:name="ce165" style:family="table-cell" style:parent-style-name="Default">
      <style:table-cell-properties fo:border-bottom="0.74pt solid #000000" fo:background-color="#f7d1d5" style:text-align-source="value-type" style:repeat-content="false" fo:wrap-option="no-wrap" fo:border-left="none" fo:border-right="0.74pt solid #000000" fo:border-top="none" style:vertical-align="automatic"/>
      <style:paragraph-properties fo:margin-left="0cm"/>
    </style:style>
    <style:style style:name="ce118" style:family="table-cell" style:parent-style-name="Default">
      <style:table-cell-properties fo:background-color="#124588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6d6d" fo:border="0.74pt solid #000000"/>
    </style:style>
    <style:style style:name="ce120" style:family="table-cell" style:parent-style-name="Default">
      <style:table-cell-properties fo:background-color="#81d41a" fo:border="0.74pt solid #000000"/>
    </style:style>
    <style:style style:name="ce121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12" draw:name="https://eu4.paradoxwikis.com/images/7/72/Pips_defensive-01.png" draw:style-name="gr1" draw:text-style-name="P1" svg:width="0.846cm" svg:height="0.528cm" svg:x="3.658cm" svg:y="9.24cm">
            <draw:image xlink:href="https://eu4.paradoxwikis.com/images/7/72/Pips_defensive-01.png" xlink:type="simple" xlink:show="embed" xlink:actuate="onLoad" draw:mime-type="image/png">
              <text:p/>
            </draw:image>
          </draw:frame>
          <draw:frame draw:z-index="27" draw:name="https://eu4.paradoxwikis.com/images/d/d7/Pips_offensive-02.png" draw:style-name="gr1" draw:text-style-name="P1" svg:width="0.846cm" svg:height="0.528cm" svg:x="6.773cm" svg:y="10.084cm">
            <draw:image xlink:href="https://eu4.paradoxwikis.com/images/d/d7/Pips_offensive-02.png" xlink:type="simple" xlink:show="embed" xlink:actuate="onLoad" draw:mime-type="image/png">
              <text:p/>
            </draw:image>
          </draw:frame>
          <draw:frame draw:z-index="33" draw:name="https://eu4.paradoxwikis.com/images/8/82/Pips_defensive-02.png" draw:style-name="gr1" draw:text-style-name="P1" svg:width="0.846cm" svg:height="0.528cm" svg:x="0cm" svg:y="10.987cm">
            <draw:image xlink:href="https://eu4.paradoxwikis.com/images/8/82/Pips_defensive-02.png" xlink:type="simple" xlink:show="embed" xlink:actuate="onLoad" draw:mime-type="image/png">
              <text:p/>
            </draw:image>
          </draw:frame>
          <draw:frame draw:z-index="59" draw:name="https://eu4.paradoxwikis.com/images/c/ce/Pips_offensive-03.png" draw:style-name="gr1" draw:text-style-name="P1" svg:width="0.846cm" svg:height="0.528cm" svg:x="2.958cm" svg:y="11.89cm">
            <draw:image xlink:href="https://eu4.paradoxwikis.com/images/c/ce/Pips_offensive-03.png" xlink:type="simple" xlink:show="embed" xlink:actuate="onLoad" draw:mime-type="image/png">
              <text:p/>
            </draw:image>
          </draw:frame>
          <draw:frame draw:z-index="65" draw:name="https://eu4.paradoxwikis.com/images/9/91/Pips_defensive-03.png" draw:style-name="gr1" draw:text-style-name="P1" svg:width="0.846cm" svg:height="0.528cm" svg:x="0cm" svg:y="12.442cm">
            <draw:image xlink:href="https://eu4.paradoxwikis.com/images/9/91/Pips_defensive-03.png" xlink:type="simple" xlink:show="embed" xlink:actuate="onLoad" draw:mime-type="image/png">
              <text:p/>
            </draw:image>
          </draw:frame>
          <draw:frame draw:z-index="98" draw:style-name="gr2" draw:text-style-name="P1" svg:width="24.483cm" svg:height="13.771cm" svg:x="33.904cm" svg:y="14.148cm">
            <draw:object draw:notify-on-update-of-ranges="Arkusz1.E17:Arkusz1.E29 Arkusz1.F16:Arkusz1.F16 Arkusz1.F17:Arkusz1.F29 Arkusz1.G16:Arkusz1.G16 Arkusz1.G17:Arkusz1.G29 Arkusz1.H16:Arkusz1.H16 Arkusz1.H17:Arkusz1.H29 Arkusz1.I16:Arkusz1.I16 Arkusz1.I17:Arkusz1.I29 Arkusz1.J16:Arkusz1.J16 Arkusz1.J17:Arkusz1.J29 Arkusz1.K16:Arkusz1.K16 Arkusz1.K17:Arkusz1.K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99" draw:style-name="gr2" draw:text-style-name="P1" svg:width="24.676cm" svg:height="15.133cm" svg:x="9.122cm" svg:y="14.318cm">
            <draw:object draw:notify-on-update-of-ranges="Arkusz1.A33:Arkusz1.A64 Arkusz1.B31:Arkusz1.B32 Arkusz1.B33:Arkusz1.B64 Arkusz1.C31:Arkusz1.C32 Arkusz1.C33:Arkusz1.C64 Arkusz1.D31:Arkusz1.D32 Arkusz1.D33:Arkusz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0" draw:name="https://eu4.paradoxwikis.com/images/thumb/5/53/Infantry_fire.png/28px-Infantry_fire.png" draw:style-name="gr1" draw:text-style-name="P1" svg:width="0.74cm" svg:height="0.74cm" svg:x="2.258cm" svg:y="31.214cm">
            <draw:image xlink:href="https://eu4.paradoxwikis.com/images/thumb/5/53/Infantry_fire.png/28px-Infantry_fire.png" xlink:type="simple" xlink:show="embed" xlink:actuate="onLoad" draw:mime-type="image/png">
              <text:p/>
            </draw:image>
          </draw:frame>
          <draw:frame draw:z-index="101" draw:name="https://eu4.paradoxwikis.com/images/thumb/d/db/Cavalry_fire.png/28px-Cavalry_fire.png" draw:style-name="gr1" draw:text-style-name="P1" svg:width="0.74cm" svg:height="0.74cm" svg:x="4.516cm" svg:y="31.214cm">
            <draw:image xlink:href="https://eu4.paradoxwikis.com/images/thumb/d/db/Cavalry_fire.png/28px-Cavalry_fire.png" xlink:type="simple" xlink:show="embed" xlink:actuate="onLoad" draw:mime-type="image/png">
              <text:p/>
            </draw:image>
          </draw:frame>
          <draw:frame draw:z-index="102" draw:name="https://eu4.paradoxwikis.com/images/thumb/8/88/Artillery_fire.png/28px-Artillery_fire.png" draw:style-name="gr1" draw:text-style-name="P1" svg:width="0.74cm" svg:height="0.74cm" svg:x="6.773cm" svg:y="31.214cm">
            <draw:image xlink:href="https://eu4.paradoxwikis.com/images/thumb/8/88/Artillery_fire.png/28px-Artillery_fire.png" xlink:type="simple" xlink:show="embed" xlink:actuate="onLoad" draw:mime-type="image/png">
              <text:p/>
            </draw:image>
          </draw:frame>
          <draw:frame draw:z-index="103" draw:name="https://eu4.paradoxwikis.com/images/thumb/8/8a/Infantry_shock.png/28px-Infantry_shock.png" draw:style-name="gr1" draw:text-style-name="P1" svg:width="0.74cm" svg:height="0.74cm" svg:x="9.031cm" svg:y="31.214cm">
            <draw:image xlink:href="https://eu4.paradoxwikis.com/images/thumb/8/8a/Infantry_shock.png/28px-Infantry_shock.png" xlink:type="simple" xlink:show="embed" xlink:actuate="onLoad" draw:mime-type="image/png">
              <text:p/>
            </draw:image>
          </draw:frame>
          <draw:frame draw:z-index="104" draw:name="https://eu4.paradoxwikis.com/images/thumb/7/74/Cavalry_shock.png/28px-Cavalry_shock.png" draw:style-name="gr1" draw:text-style-name="P1" svg:width="0.74cm" svg:height="0.74cm" svg:x="11.289cm" svg:y="31.214cm">
            <draw:image xlink:href="https://eu4.paradoxwikis.com/images/thumb/7/74/Cavalry_shock.png/28px-Cavalry_shock.png" xlink:type="simple" xlink:show="embed" xlink:actuate="onLoad" draw:mime-type="image/png">
              <text:p/>
            </draw:image>
          </draw:frame>
          <draw:frame draw:z-index="105" draw:name="https://eu4.paradoxwikis.com/images/thumb/9/98/Artillery_shock.png/28px-Artillery_shock.png" draw:style-name="gr1" draw:text-style-name="P1" svg:width="0.74cm" svg:height="0.74cm" svg:x="13.547cm" svg:y="31.214cm">
            <draw:image xlink:href="https://eu4.paradoxwikis.com/images/thumb/9/98/Artillery_shock.png/28px-Artillery_shock.png" xlink:type="simple" xlink:show="embed" xlink:actuate="onLoad" draw:mime-type="image/png">
              <text:p/>
            </draw:image>
          </draw:frame>
          <draw:frame draw:z-index="106" draw:name="https://eu4.paradoxwikis.com/images/thumb/f/fa/Morale_of_armies.png/28px-Morale_of_armies.png" draw:style-name="gr1" draw:text-style-name="P1" svg:width="0.74cm" svg:height="0.74cm" svg:x="15.804cm" svg:y="31.214cm">
            <draw:image xlink:href="https://eu4.paradoxwikis.com/images/thumb/f/fa/Morale_of_armies.png/28px-Morale_of_armies.png" xlink:type="simple" xlink:show="embed" xlink:actuate="onLoad" draw:mime-type="image/png">
              <text:p/>
            </draw:image>
          </draw:frame>
          <draw:frame draw:z-index="107" draw:name="https://eu4.paradoxwikis.com/images/thumb/4/4f/Military_tactics.png/28px-Military_tactics.png" draw:style-name="gr1" draw:text-style-name="P1" svg:width="0.74cm" svg:height="0.74cm" svg:x="18.062cm" svg:y="31.214cm">
            <draw:image xlink:href="https://eu4.paradoxwikis.com/images/thumb/4/4f/Military_tactics.png/28px-Military_tactics.png" xlink:type="simple" xlink:show="embed" xlink:actuate="onLoad" draw:mime-type="image/png">
              <text:p/>
            </draw:image>
          </draw:frame>
          <draw:frame draw:z-index="114" draw:style-name="gr2" draw:text-style-name="P1" svg:width="38.219cm" svg:height="21.497cm" svg:x="0cm" svg:y="64.543cm">
            <draw:object draw:notify-on-update-of-ranges="Arkusz1.A67:Arkusz1.A99 Arkusz1.I66:Arkusz1.I66 Arkusz1.I67:Arkusz1.I99 Arkusz1.J66:Arkusz1.J66 Arkusz1.J67:Arkusz1.J99 Arkusz1.K66:Arkusz1.K66 Arkusz1.K67:Arkusz1.K99 Arkusz1.L66:Arkusz1.L66 Arkusz1.L67:Arkusz1.L99 Arkusz1.M66:Arkusz1.M66 Arkusz1.M67:Arkusz1.M99 Arkusz1.N66:Arkusz1.N66 Arkusz1.N67:Arkusz1.N99 Arkusz1.O66:Arkusz1.O66 Arkusz1.O67:Arkusz1.O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15" draw:style-name="gr2" draw:text-style-name="P1" svg:width="25.773cm" svg:height="14.511cm" svg:x="0cm" svg:y="48.166cm">
            <draw:object draw:notify-on-update-of-ranges="Arkusz1.A67:Arkusz1.A99 Arkusz1.P66:Arkusz1.P66 Arkusz1.P101:Arkusz1.P133 Arkusz1.Q66:Arkusz1.Q66 Arkusz1.Q101:Arkusz1.Q133 Arkusz1.R66:Arkusz1.R66 Arkusz1.R101:Arkusz1.R1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16" draw:style-name="gr2" draw:text-style-name="P1" svg:width="27.163cm" svg:height="13.95cm" svg:x="42.87cm" svg:y="48.685cm">
            <draw:object draw:notify-on-update-of-ranges="Arkusz1.A67:Arkusz1.A99 Arkusz1.R66:Arkusz1.R66 Arkusz1.R67:Arkusz1.R99 Arkusz1.U66:Arkusz1.U66 Arkusz1.U67:Arkusz1.U99 Arkusz1.X66:Arkusz1.X66 Arkusz1.X67:Arkusz1.X99 Arkusz1.AA66:Arkusz1.AA66 Arkusz1.AA67:Arkusz1.AA99 Arkusz1.AD66:Arkusz1.AD66 Arkusz1.AD67:Arkusz1.AD99 Arkusz1.AG66:Arkusz1.AG66 Arkusz1.AG67:Arkusz1.AG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17" draw:style-name="gr2" draw:text-style-name="P1" svg:width="45.96cm" svg:height="25.852cm" svg:x="78.339cm" svg:y="48.852cm">
            <draw:object draw:notify-on-update-of-ranges="Arkusz1.DJ67:Arkusz1.DJ99 Arkusz1.DK65:Arkusz1.DK66 Arkusz1.DK67:Arkusz1.DK99 Arkusz1.DN61:Arkusz1.DN62 Arkusz1.DM67:Arkusz1.DM99 Arkusz1.DP61:Arkusz1.DP62 Arkusz1.DO67:Arkusz1.DO99 Arkusz1.DR61:Arkusz1.DR62 Arkusz1.DQ67:Arkusz1.DQ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8" draw:style-name="gr2" draw:text-style-name="P1" svg:width="55.621cm" svg:height="26.119cm" svg:x="126.585cm" svg:y="48.729cm">
            <draw:object draw:notify-on-update-of-ranges="Arkusz1.DJ67:Arkusz1.DJ99 Arkusz1.DL65:Arkusz1.DL66 Arkusz1.DL67:Arkusz1.DL99 Arkusz1.DO61:Arkusz1.DO62 Arkusz1.DN67:Arkusz1.DN99 Arkusz1.DQ61:Arkusz1.DQ62 Arkusz1.DP67:Arkusz1.DP99 Arkusz1.DS61:Arkusz1.DS62 Arkusz1.DR67:Arkusz1.DR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9" draw:style-name="gr2" draw:text-style-name="P1" svg:width="22.365cm" svg:height="15.509cm" svg:x="0cm" svg:y="103.228cm">
            <draw:object draw:notify-on-update-of-ranges="Arkusz1.R187:Arkusz1.R219 Arkusz1.S186:Arkusz1.S186 Arkusz1.S187:Arkusz1.S219 Arkusz1.T186:Arkusz1.T186 Arkusz1.T187:Arkusz1.T219 Arkusz1.U186:Arkusz1.U186 Arkusz1.U187:Arkusz1.U219 Arkusz1.V186:Arkusz1.V186 Arkusz1.V187:Arkusz1.V2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20" draw:style-name="gr2" draw:text-style-name="P1" svg:width="27.682cm" svg:height="15.562cm" svg:x="22.639cm" svg:y="103.242cm">
            <draw:object draw:notify-on-update-of-ranges="Arkusz1.W187:Arkusz1.W219 Arkusz1.X186:Arkusz1.X186 Arkusz1.X187:Arkusz1.X219 Arkusz1.Y186:Arkusz1.Y186 Arkusz1.Y187:Arkusz1.Y2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21" draw:style-name="gr2" draw:text-style-name="P1" svg:width="46.905cm" svg:height="26.383cm" svg:x="185.098cm" svg:y="48.737cm">
            <draw:object draw:notify-on-update-of-ranges="Arkusz1.DU65:Arkusz1.DU65 Arkusz1.DU66:Arkusz1.DU99 Arkusz1.DW65:Arkusz1.DW65 Arkusz1.DW66:Arkusz1.DW9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32" table:default-cell-style-name="Default"/>
        <table:table-row table:style-name="ro1"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Inf Fire</text:p>
          </table:table-cell>
          <table:table-cell table:style-name="ce1" office:value-type="string" calcext:value-type="string">
            <text:p>Inf Shock</text:p>
          </table:table-cell>
          <table:table-cell table:style-name="ce1" office:value-type="string" calcext:value-type="string">
            <text:p>Cav Fire</text:p>
          </table:table-cell>
          <table:table-cell table:style-name="ce1" office:value-type="string" calcext:value-type="string">
            <text:p>Cav Shock</text:p>
          </table:table-cell>
          <table:table-cell table:style-name="ce1" office:value-type="string" calcext:value-type="string">
            <text:p>Art Fire</text:p>
          </table:table-cell>
          <table:table-cell table:style-name="ce1" office:value-type="string" calcext:value-type="string">
            <text:p>Art Shock</text:p>
          </table:table-cell>
          <table:table-cell table:style-name="ce1" office:value-type="string" calcext:value-type="string">
            <text:p>Morale</text:p>
          </table:table-cell>
          <table:table-cell table:style-name="ce27" office:value-type="string" calcext:value-type="string" table:number-columns-spanned="6" table:number-rows-spanned="1">
            <text:p>Military Tactics</text:p>
          </table:table-cell>
          <table:covered-table-cell table:number-columns-repeated="5"/>
          <table:table-cell/>
          <table:table-cell office:value-type="string" calcext:value-type="string">
            <text:p>Base Str.</text:p>
          </table:table-cell>
          <table:table-cell table:number-columns-repeated="2"/>
          <table:table-cell table:style-name="ce27" office:value-type="string" calcext:value-type="string" table:number-columns-spanned="6" table:number-rows-spanned="1">
            <text:p>Damage/Tactics</text:p>
          </table:table-cell>
          <table:covered-table-cell table:number-columns-repeated="5" table:style-name="ce31"/>
          <table:table-cell table:number-columns-repeated="10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6" table:style-name="ce5" office:value-type="float" office:value="0.5" calcext:value-type="float">
            <text:p>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9" table:formula="of:=[.B2]/[.I2]" office:value-type="float" office:value="0.7" calcext:value-type="float">
            <text:p>0.70</text:p>
          </table:table-cell>
          <table:table-cell table:style-name="ce29" table:formula="of:=[.C2]/[.J2]" office:value-type="float" office:value="1" calcext:value-type="float">
            <text:p>1.00</text:p>
          </table:table-cell>
          <table:table-cell table:style-name="ce29" table:formula="of:=[.D2]/[.K2]" office:value-type="float" office:value="0" calcext:value-type="float">
            <text:p>0.00</text:p>
          </table:table-cell>
          <table:table-cell table:style-name="ce29" table:formula="of:=[.E2]/[.L2]" office:value-type="float" office:value="2" calcext:value-type="float">
            <text:p>2.00</text:p>
          </table:table-cell>
          <table:table-cell table:style-name="ce29" table:formula="of:=[.F2]/[.M2]" office:value-type="float" office:value="0" calcext:value-type="float">
            <text:p>0.00</text:p>
          </table:table-cell>
          <table:table-cell table:style-name="ce29" table:formula="of:=[.G2]/[.N2]" office:value-type="float" office:value="0" calcext:value-type="float">
            <text:p>0.00</text:p>
          </table:table-cell>
          <table:table-cell table:number-columns-repeated="1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" calcext:value-type="float">
            <text:p>1.2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.05" calcext:value-type="float">
            <text:p>0.0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6" office:value-type="float" office:value="1.25" calcext:value-type="float">
            <text:p>1.25</text:p>
          </table:table-cell>
          <table:table-cell table:number-columns-repeated="4"/>
          <table:table-cell table:style-name="ce29" table:formula="of:=[.B3]/[.I3]" office:value-type="float" office:value="0.44" calcext:value-type="float">
            <text:p>0.44</text:p>
          </table:table-cell>
          <table:table-cell table:style-name="ce29" table:formula="of:=[.C3]/[.J3]" office:value-type="float" office:value="0.76" calcext:value-type="float">
            <text:p>0.76</text:p>
          </table:table-cell>
          <table:table-cell table:style-name="ce29" table:formula="of:=[.D3]/[.K3]" office:value-type="float" office:value="0" calcext:value-type="float">
            <text:p>0.00</text:p>
          </table:table-cell>
          <table:table-cell table:style-name="ce29" table:formula="of:=[.E3]/[.L3]" office:value-type="float" office:value="0.96" calcext:value-type="float">
            <text:p>0.96</text:p>
          </table:table-cell>
          <table:table-cell table:style-name="ce29" table:formula="of:=[.F3]/[.M3]" office:value-type="float" office:value="0.8" calcext:value-type="float">
            <text:p>0.80</text:p>
          </table:table-cell>
          <table:table-cell table:style-name="ce29" table:formula="of:=[.G3]/[.N3]" office:value-type="float" office:value="0.04" calcext:value-type="float">
            <text:p>0.04</text:p>
          </table:table-cell>
          <table:table-cell table:number-columns-repeated="10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 table:style-name="ce4" office:value-type="float" office:value="1.25" calcext:value-type="float">
            <text:p>1.25</text:p>
          </table:table-cell>
          <table:table-cell table:number-columns-repeated="4"/>
          <table:table-cell table:style-name="ce29" table:formula="of:=[.B4]/[.I4]" office:value-type="float" office:value="0.64" calcext:value-type="float">
            <text:p>0.64</text:p>
          </table:table-cell>
          <table:table-cell table:style-name="ce29" table:formula="of:=[.C4]/[.J4]" office:value-type="float" office:value="0.76" calcext:value-type="float">
            <text:p>0.76</text:p>
          </table:table-cell>
          <table:table-cell table:style-name="ce29" table:formula="of:=[.D4]/[.K4]" office:value-type="float" office:value="0" calcext:value-type="float">
            <text:p>0.00</text:p>
          </table:table-cell>
          <table:table-cell table:style-name="ce29" table:formula="of:=[.E4]/[.L4]" office:value-type="float" office:value="1.6" calcext:value-type="float">
            <text:p>1.60</text:p>
          </table:table-cell>
          <table:table-cell table:style-name="ce29" table:formula="of:=[.F4]/[.M4]" office:value-type="float" office:value="0.8" calcext:value-type="float">
            <text:p>0.80</text:p>
          </table:table-cell>
          <table:table-cell table:style-name="ce29" table:formula="of:=[.G4]/[.N4]" office:value-type="float" office:value="0.04" calcext:value-type="float">
            <text:p>0.04</text:p>
          </table:table-cell>
          <table:table-cell table:number-columns-repeated="1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 table:style-name="ce4" office:value-type="float" office:value="1.5" calcext:value-type="float">
            <text:p>1.5</text:p>
          </table:table-cell>
          <table:table-cell table:number-columns-repeated="4"/>
          <table:table-cell table:style-name="ce29" table:formula="of:=[.B5]/[.I5]" office:value-type="float" office:value="0.533333333333333" calcext:value-type="float">
            <text:p>0.53</text:p>
          </table:table-cell>
          <table:table-cell table:style-name="ce29" table:formula="of:=[.C5]/[.J5]" office:value-type="float" office:value="0.633333333333333" calcext:value-type="float">
            <text:p>0.63</text:p>
          </table:table-cell>
          <table:table-cell table:style-name="ce29" table:formula="of:=[.D5]/[.K5]" office:value-type="float" office:value="0" calcext:value-type="float">
            <text:p>0.00</text:p>
          </table:table-cell>
          <table:table-cell table:style-name="ce29" table:formula="of:=[.E5]/[.L5]" office:value-type="float" office:value="1.33333333333333" calcext:value-type="float">
            <text:p>1.33</text:p>
          </table:table-cell>
          <table:table-cell table:style-name="ce29" table:formula="of:=[.F5]/[.M5]" office:value-type="float" office:value="0.666666666666667" calcext:value-type="float">
            <text:p>0.67</text:p>
          </table:table-cell>
          <table:table-cell table:style-name="ce29" table:formula="of:=[.G5]/[.N5]" office:value-type="float" office:value="0.0333333333333333" calcext:value-type="float">
            <text:p>0.03</text:p>
          </table:table-cell>
          <table:table-cell table:number-columns-repeated="10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 table:style-name="ce4" office:value-type="float" office:value="1.5" calcext:value-type="float">
            <text:p>1.5</text:p>
          </table:table-cell>
          <table:table-cell table:number-columns-repeated="4"/>
          <table:table-cell table:style-name="ce29" table:formula="of:=[.B6]/[.I6]" office:value-type="float" office:value="0.533333333333333" calcext:value-type="float">
            <text:p>0.53</text:p>
          </table:table-cell>
          <table:table-cell table:style-name="ce29" table:formula="of:=[.C6]/[.J6]" office:value-type="float" office:value="0.766666666666667" calcext:value-type="float">
            <text:p>0.77</text:p>
          </table:table-cell>
          <table:table-cell table:style-name="ce29" table:formula="of:=[.D6]/[.K6]" office:value-type="float" office:value="0.333333333333333" calcext:value-type="float">
            <text:p>0.33</text:p>
          </table:table-cell>
          <table:table-cell table:style-name="ce29" table:formula="of:=[.E6]/[.L6]" office:value-type="float" office:value="1.33333333333333" calcext:value-type="float">
            <text:p>1.33</text:p>
          </table:table-cell>
          <table:table-cell table:style-name="ce29" table:formula="of:=[.F6]/[.M6]" office:value-type="float" office:value="0.666666666666667" calcext:value-type="float">
            <text:p>0.67</text:p>
          </table:table-cell>
          <table:table-cell table:style-name="ce29" table:formula="of:=[.G6]/[.N6]" office:value-type="float" office:value="0.0333333333333333" calcext:value-type="float">
            <text:p>0.03</text:p>
          </table:table-cell>
          <table:table-cell table:number-columns-repeated="10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.15" calcext:value-type="float">
            <text:p>0.1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 table:style-name="ce4" office:value-type="float" office:value="1.75" calcext:value-type="float">
            <text:p>1.75</text:p>
          </table:table-cell>
          <table:table-cell table:number-columns-repeated="4"/>
          <table:table-cell table:style-name="ce29" table:formula="of:=[.B7]/[.I7]" office:value-type="float" office:value="0.457142857142857" calcext:value-type="float">
            <text:p>0.46</text:p>
          </table:table-cell>
          <table:table-cell table:style-name="ce29" table:formula="of:=[.C7]/[.J7]" office:value-type="float" office:value="0.657142857142857" calcext:value-type="float">
            <text:p>0.66</text:p>
          </table:table-cell>
          <table:table-cell table:style-name="ce29" table:formula="of:=[.D7]/[.K7]" office:value-type="float" office:value="0.285714285714286" calcext:value-type="float">
            <text:p>0.29</text:p>
          </table:table-cell>
          <table:table-cell table:style-name="ce29" table:formula="of:=[.E7]/[.L7]" office:value-type="float" office:value="1.14285714285714" calcext:value-type="float">
            <text:p>1.14</text:p>
          </table:table-cell>
          <table:table-cell table:style-name="ce29" table:formula="of:=[.F7]/[.M7]" office:value-type="float" office:value="0.8" calcext:value-type="float">
            <text:p>0.80</text:p>
          </table:table-cell>
          <table:table-cell table:style-name="ce29" table:formula="of:=[.G7]/[.N7]" office:value-type="float" office:value="0.0857142857142857" calcext:value-type="float">
            <text:p>0.09</text:p>
          </table:table-cell>
          <table:table-cell table:number-columns-repeated="10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.1" calcext:value-type="float">
            <text:p>1.1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15" calcext:value-type="float">
            <text:p>0.1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 table:style-name="ce4" office:value-type="float" office:value="1.75" calcext:value-type="float">
            <text:p>1.75</text:p>
          </table:table-cell>
          <table:table-cell table:number-columns-repeated="4"/>
          <table:table-cell table:style-name="ce29" table:formula="of:=[.B8]/[.I8]" office:value-type="float" office:value="0.628571428571429" calcext:value-type="float">
            <text:p>0.63</text:p>
          </table:table-cell>
          <table:table-cell table:style-name="ce29" table:formula="of:=[.C8]/[.J8]" office:value-type="float" office:value="0.657142857142857" calcext:value-type="float">
            <text:p>0.66</text:p>
          </table:table-cell>
          <table:table-cell table:style-name="ce29" table:formula="of:=[.D8]/[.K8]" office:value-type="float" office:value="0.285714285714286" calcext:value-type="float">
            <text:p>0.29</text:p>
          </table:table-cell>
          <table:table-cell table:style-name="ce29" table:formula="of:=[.E8]/[.L8]" office:value-type="float" office:value="1.14285714285714" calcext:value-type="float">
            <text:p>1.14</text:p>
          </table:table-cell>
          <table:table-cell table:style-name="ce29" table:formula="of:=[.F8]/[.M8]" office:value-type="float" office:value="0.8" calcext:value-type="float">
            <text:p>0.80</text:p>
          </table:table-cell>
          <table:table-cell table:style-name="ce29" table:formula="of:=[.G8]/[.N8]" office:value-type="float" office:value="0.0857142857142857" calcext:value-type="float">
            <text:p>0.09</text:p>
          </table:table-cell>
          <table:table-cell table:number-columns-repeated="10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.25" calcext:value-type="float">
            <text:p>0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number-columns-repeated="4"/>
          <table:table-cell table:style-name="ce29" table:formula="of:=[.B9]/[.I9]" office:value-type="float" office:value="0.55" calcext:value-type="float">
            <text:p>0.55</text:p>
          </table:table-cell>
          <table:table-cell table:style-name="ce29" table:formula="of:=[.C9]/[.J9]" office:value-type="float" office:value="0.575" calcext:value-type="float">
            <text:p>0.58</text:p>
          </table:table-cell>
          <table:table-cell table:style-name="ce29" table:formula="of:=[.D9]/[.K9]" office:value-type="float" office:value="0.25" calcext:value-type="float">
            <text:p>0.25</text:p>
          </table:table-cell>
          <table:table-cell table:style-name="ce29" table:formula="of:=[.E9]/[.L9]" office:value-type="float" office:value="1" calcext:value-type="float">
            <text:p>1.00</text:p>
          </table:table-cell>
          <table:table-cell table:style-name="ce29" table:formula="of:=[.F9]/[.M9]" office:value-type="float" office:value="1.2" calcext:value-type="float">
            <text:p>1.20</text:p>
          </table:table-cell>
          <table:table-cell table:style-name="ce29" table:formula="of:=[.G9]/[.N9]" office:value-type="float" office:value="0.125" calcext:value-type="float">
            <text:p>0.13</text:p>
          </table:table-cell>
          <table:table-cell table:number-columns-repeated="10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number-columns-repeated="4"/>
          <table:table-cell table:style-name="ce29" table:formula="of:=[.B10]/[.I10]" office:value-type="float" office:value="0.55" calcext:value-type="float">
            <text:p>0.55</text:p>
          </table:table-cell>
          <table:table-cell table:style-name="ce29" table:formula="of:=[.C10]/[.J10]" office:value-type="float" office:value="0.575" calcext:value-type="float">
            <text:p>0.58</text:p>
          </table:table-cell>
          <table:table-cell table:style-name="ce29" table:formula="of:=[.D10]/[.K10]" office:value-type="float" office:value="0.25" calcext:value-type="float">
            <text:p>0.25</text:p>
          </table:table-cell>
          <table:table-cell table:style-name="ce29" table:formula="of:=[.E10]/[.L10]" office:value-type="float" office:value="1.5" calcext:value-type="float">
            <text:p>1.50</text:p>
          </table:table-cell>
          <table:table-cell table:style-name="ce29" table:formula="of:=[.F10]/[.M10]" office:value-type="float" office:value="1.2" calcext:value-type="float">
            <text:p>1.20</text:p>
          </table:table-cell>
          <table:table-cell table:style-name="ce29" table:formula="of:=[.G10]/[.N10]" office:value-type="float" office:value="0.125" calcext:value-type="float">
            <text:p>0.13</text:p>
          </table:table-cell>
          <table:table-cell table:number-columns-repeated="10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0.5" calcext:value-type="float">
            <text:p>0.5</text:p>
          </table:table-cell>
          <table:table-cell table:style-name="ce9" office:value-type="float" office:value="3" calcext:value-type="float">
            <text:p>3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number-columns-repeated="4"/>
          <table:table-cell table:style-name="ce29" table:formula="of:=[.B11]/[.I11]" office:value-type="float" office:value="0.55" calcext:value-type="float">
            <text:p>0.55</text:p>
          </table:table-cell>
          <table:table-cell table:style-name="ce29" table:formula="of:=[.C11]/[.J11]" office:value-type="float" office:value="0.575" calcext:value-type="float">
            <text:p>0.58</text:p>
          </table:table-cell>
          <table:table-cell table:style-name="ce29" table:formula="of:=[.D11]/[.K11]" office:value-type="float" office:value="0.25" calcext:value-type="float">
            <text:p>0.25</text:p>
          </table:table-cell>
          <table:table-cell table:style-name="ce29" table:formula="of:=[.E11]/[.L11]" office:value-type="float" office:value="1.5" calcext:value-type="float">
            <text:p>1.50</text:p>
          </table:table-cell>
          <table:table-cell table:style-name="ce29" table:formula="of:=[.F11]/[.M11]" office:value-type="float" office:value="1.2" calcext:value-type="float">
            <text:p>1.20</text:p>
          </table:table-cell>
          <table:table-cell table:style-name="ce29" table:formula="of:=[.G11]/[.N11]" office:value-type="float" office:value="0.125" calcext:value-type="float">
            <text:p>0.13</text:p>
          </table:table-cell>
          <table:table-cell table:number-columns-repeated="10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6" office:value-type="float" office:value="2.75" calcext:value-type="float">
            <text:p>2.75</text:p>
          </table:table-cell>
          <table:table-cell table:number-columns-repeated="4"/>
          <table:table-cell table:style-name="ce29" table:formula="of:=[.B12]/[.I12]" office:value-type="float" office:value="0.581818181818182" calcext:value-type="float">
            <text:p>0.58</text:p>
          </table:table-cell>
          <table:table-cell table:style-name="ce29" table:formula="of:=[.C12]/[.J12]" office:value-type="float" office:value="0.6" calcext:value-type="float">
            <text:p>0.60</text:p>
          </table:table-cell>
          <table:table-cell table:style-name="ce29" table:formula="of:=[.D12]/[.K12]" office:value-type="float" office:value="0.363636363636364" calcext:value-type="float">
            <text:p>0.36</text:p>
          </table:table-cell>
          <table:table-cell table:style-name="ce29" table:formula="of:=[.E12]/[.L12]" office:value-type="float" office:value="1.45454545454545" calcext:value-type="float">
            <text:p>1.45</text:p>
          </table:table-cell>
          <table:table-cell table:style-name="ce29" table:formula="of:=[.F12]/[.M12]" office:value-type="float" office:value="1.6" calcext:value-type="float">
            <text:p>1.60</text:p>
          </table:table-cell>
          <table:table-cell table:style-name="ce29" table:formula="of:=[.G12]/[.N12]" office:value-type="float" office:value="0.127272727272727" calcext:value-type="float">
            <text:p>0.13</text:p>
          </table:table-cell>
          <table:table-cell table:number-columns-repeated="10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3.1" calcext:value-type="float">
            <text:p>3.1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4" office:value-type="float" office:value="3.25" calcext:value-type="float">
            <text:p>3.25</text:p>
          </table:table-cell>
          <table:table-cell table:number-columns-repeated="4"/>
          <table:table-cell table:style-name="ce29" table:formula="of:=[.B13]/[.I13]" office:value-type="float" office:value="0.953846153846154" calcext:value-type="float">
            <text:p>0.95</text:p>
          </table:table-cell>
          <table:table-cell table:style-name="ce29" table:formula="of:=[.C13]/[.J13]" office:value-type="float" office:value="0.661538461538462" calcext:value-type="float">
            <text:p>0.66</text:p>
          </table:table-cell>
          <table:table-cell table:style-name="ce29" table:formula="of:=[.D13]/[.K13]" office:value-type="float" office:value="0.307692307692308" calcext:value-type="float">
            <text:p>0.31</text:p>
          </table:table-cell>
          <table:table-cell table:style-name="ce29" table:formula="of:=[.E13]/[.L13]" office:value-type="float" office:value="1.53846153846154" calcext:value-type="float">
            <text:p>1.54</text:p>
          </table:table-cell>
          <table:table-cell table:style-name="ce29" table:formula="of:=[.F13]/[.M13]" office:value-type="float" office:value="1.96923076923077" calcext:value-type="float">
            <text:p>1.97</text:p>
          </table:table-cell>
          <table:table-cell table:style-name="ce29" table:formula="of:=[.G13]/[.N13]" office:value-type="float" office:value="0.138461538461538" calcext:value-type="float">
            <text:p>0.14</text:p>
          </table:table-cell>
          <table:table-cell table:number-columns-repeated="10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4" calcext:value-type="float">
            <text:p>7.4</text:p>
          </table:table-cell>
          <table:table-cell table:style-name="ce6" office:value-type="float" office:value="0.55" calcext:value-type="float">
            <text:p>0.5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6" office:value-type="float" office:value="3.5" calcext:value-type="float">
            <text:p>3.5</text:p>
          </table:table-cell>
          <table:table-cell table:number-columns-repeated="4"/>
          <table:table-cell table:style-name="ce29" table:formula="of:=[.B14]/[.I14]" office:value-type="float" office:value="0.885714285714286" calcext:value-type="float">
            <text:p>0.89</text:p>
          </table:table-cell>
          <table:table-cell table:style-name="ce29" table:formula="of:=[.C14]/[.J14]" office:value-type="float" office:value="0.614285714285714" calcext:value-type="float">
            <text:p>0.61</text:p>
          </table:table-cell>
          <table:table-cell table:style-name="ce29" table:formula="of:=[.D14]/[.K14]" office:value-type="float" office:value="0.285714285714286" calcext:value-type="float">
            <text:p>0.29</text:p>
          </table:table-cell>
          <table:table-cell table:style-name="ce29" table:formula="of:=[.E14]/[.L14]" office:value-type="float" office:value="1.42857142857143" calcext:value-type="float">
            <text:p>1.43</text:p>
          </table:table-cell>
          <table:table-cell table:style-name="ce29" table:formula="of:=[.F14]/[.M14]" office:value-type="float" office:value="2.11428571428571" calcext:value-type="float">
            <text:p>2.11</text:p>
          </table:table-cell>
          <table:table-cell table:style-name="ce29" table:formula="of:=[.G14]/[.N14]" office:value-type="float" office:value="0.157142857142857" calcext:value-type="float">
            <text:p>0.16</text:p>
          </table:table-cell>
          <table:table-cell table:number-columns-repeated="108"/>
        </table:table-row>
        <table:table-row table:style-name="ro1">
          <table:table-cell table:number-columns-repeated="132"/>
        </table:table-row>
        <table:table-row table:style-name="ro3">
          <table:table-cell table:style-name="ce3">
            <draw:frame draw:z-index="2" draw:name="Obraz 1" draw:style-name="gr1" draw:text-style-name="P1" svg:width="1.1cm" svg:height="1.087cm" svg:x="0.6cm" svg:y="0cm">
              <draw:image xlink:href="Pictures/10000001000000280000002855B7E0EEFFE6BCDA.png" xlink:type="simple" xlink:show="embed" xlink:actuate="onLoad" draw:mime-type="image/png">
                <text:p/>
              </draw:image>
            </draw:frame>
          </table:table-cell>
          <table:table-cell table:style-name="ce4">
            <draw:frame draw:z-index="0" draw:name="Obraz 2" draw:style-name="gr1" draw:text-style-name="P1" svg:width="1.1cm" svg:height="1.062cm" svg:x="0.6cm" svg:y="0cm">
              <draw:image xlink:href="Pictures/10000001000000280000002801E12232C94CD430.png" xlink:type="simple" xlink:show="embed" xlink:actuate="onLoad" draw:mime-type="image/png">
                <text:p/>
              </draw:image>
            </draw:frame>
            <draw:frame draw:z-index="3" draw:name="https://eu4.paradoxwikis.com/images/0/02/Pips_offensive-01.png 1" draw:style-name="gr1" draw:text-style-name="P1" svg:width="0.846cm" svg:height="0.528cm" svg:x="0.642cm" svg:y="0.952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vs</text:p>
            <draw:frame draw:z-index="1" draw:name="Obraz 3" draw:style-name="gr1" draw:text-style-name="P1" svg:width="1.1cm" svg:height="1.062cm" svg:x="0cm" svg:y="0cm">
              <draw:image xlink:href="Pictures/10000001000000280000002860EF38D9EEB8A46C.png" xlink:type="simple" xlink:show="embed" xlink:actuate="onLoad" draw:mime-type="image/png">
                <text:p/>
              </draw:image>
            </draw:frame>
            <draw:frame draw:z-index="8" draw:name="Obraz 6" draw:style-name="gr1" draw:text-style-name="P1" svg:width="1.1cm" svg:height="1.087cm" svg:x="1.2cm" svg:y="0.004cm">
              <draw:image xlink:href="Pictures/10000001000000280000002855B7E0EEFFE6BCDA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vs</text:p>
            <draw:frame draw:z-index="7" draw:name="Obraz 4" draw:style-name="gr1" draw:text-style-name="P1" svg:width="1.1cm" svg:height="1.062cm" svg:x="1.243cm" svg:y="0.003cm">
              <draw:image xlink:href="Pictures/10000001000000280000002801E12232C94CD430.png" xlink:type="simple" xlink:show="embed" xlink:actuate="onLoad" draw:mime-type="image/png">
                <text:p/>
              </draw:image>
            </draw:frame>
            <draw:frame draw:z-index="9" draw:name="Obraz 3" draw:style-name="gr1" draw:text-style-name="P1" svg:width="1.1cm" svg:height="1.062cm" svg:x="0cm" svg:y="0cm">
              <draw:image xlink:href="Pictures/10000001000000280000002860EF38D9EEB8A46C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Tech</text:p>
          </table:table-cell>
          <table:table-cell table:style-name="ce48" office:value-type="string" calcext:value-type="string">
            <text:p>Infantry Fire Pip</text:p>
          </table:table-cell>
          <table:table-cell table:style-name="ce48" office:value-type="string" calcext:value-type="string">
            <text:p>Infantry Shock Pip</text:p>
          </table:table-cell>
          <table:table-cell table:style-name="ce48" office:value-type="string" calcext:value-type="string">
            <text:p>Infantry Morale Pip</text:p>
          </table:table-cell>
          <table:table-cell table:style-name="ce54" office:value-type="string" calcext:value-type="string">
            <text:p>Cavalry Fire Pip</text:p>
          </table:table-cell>
          <table:table-cell table:style-name="ce54" office:value-type="string" calcext:value-type="string">
            <text:p>Cavalry Shock Pip</text:p>
          </table:table-cell>
          <table:table-cell table:style-name="ce54" office:value-type="string" calcext:value-type="string">
            <text:p>Cavalry Morale Pip</text:p>
          </table:table-cell>
          <table:table-cell table:style-name="ce48" office:value-type="string" calcext:value-type="string">
            <text:p>Fire Pip</text:p>
          </table:table-cell>
          <table:table-cell table:style-name="ce48" office:value-type="string" calcext:value-type="string">
            <text:p>Shock Pip</text:p>
          </table:table-cell>
          <table:table-cell table:style-name="ce48" office:value-type="string" calcext:value-type="string">
            <text:p>Morale Pip</text:p>
          </table:table-cell>
          <table:table-cell table:style-name="ce54" office:value-type="string" calcext:value-type="string">
            <text:p>Fire Pip</text:p>
          </table:table-cell>
          <table:table-cell table:style-name="ce54" office:value-type="string" calcext:value-type="string">
            <text:p>Shock Pip</text:p>
          </table:table-cell>
          <table:table-cell table:style-name="ce54" office:value-type="string" calcext:value-type="string">
            <text:p>Morale Pip</text:p>
          </table:table-cell>
          <table:table-cell/>
          <table:table-cell table:style-name="ce107" office:value-type="string" calcext:value-type="string" table:number-columns-spanned="8" table:number-rows-spanned="1">
            <text:p>Battle on Tech 3</text:p>
          </table:table-cell>
          <table:covered-table-cell table:number-columns-repeated="7" table:style-name="ce3"/>
          <table:table-cell table:number-columns-repeated="106"/>
        </table:table-row>
        <table:table-row table:style-name="ro1">
          <table:table-cell table:style-name="ce3" table:number-columns-repeated="2"/>
          <table:table-cell table:style-name="ce3">
            <draw:frame draw:z-index="5" draw:name="https://eu4.paradoxwikis.com/images/0/02/Pips_offensive-01.png 3" draw:style-name="gr1" draw:text-style-name="P1" svg:width="0.846cm" svg:height="0.528cm" svg:x="1.4cm" svg:y="0.376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11" draw:name="https://eu4.paradoxwikis.com/images/0/02/Pips_offensive-01.png 6" draw:style-name="gr1" draw:text-style-name="P1" svg:width="0.846cm" svg:height="0.528cm" svg:x="1.4cm" svg:y="0.376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table:style-name="ce107" office:value-type="string" calcext:value-type="string" table:number-columns-spanned="1" table:number-rows-spanned="2">
            <text:p>Day</text:p>
          </table:table-cell>
          <table:table-cell table:style-name="ce39" office:value-type="string" calcext:value-type="string" table:number-columns-spanned="3" table:number-rows-spanned="1">
            <text:p>Fire</text:p>
          </table:table-cell>
          <table:covered-table-cell table:number-columns-repeated="2" table:style-name="ce43"/>
          <table:table-cell table:style-name="ce44" office:value-type="string" calcext:value-type="string" table:number-columns-spanned="3" table:number-rows-spanned="1">
            <text:p>Shock</text:p>
          </table:table-cell>
          <table:covered-table-cell table:number-columns-repeated="2" table:style-name="ce43"/>
          <table:table-cell table:style-name="ce107" office:value-type="string" calcext:value-type="string">
            <text:p>&lt; Phase</text:p>
          </table:table-cell>
          <table:table-cell table:number-columns-repeated="10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<text:a xlink:href="https://eu4.paradoxwikis.com/Pips" xlink:type="simple"> </text:a>  </text:p>
            <draw:frame draw:z-index="6" draw:name="https://eu4.paradoxwikis.com/images/0/02/Pips_offensive-01.png 4" draw:style-name="gr1" draw:text-style-name="P1" svg:width="0.846cm" svg:height="0.528cm" svg:x="1.4cm" svg:y="0.383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39" draw:name="https://eu4.paradoxwikis.com/images/7/72/Pips_defensive-01.png 12" draw:style-name="gr1" draw:text-style-name="P1" svg:width="0.846cm" svg:height="0.528cm" svg:x="0.7cm" svg:y="0.425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10" draw:name="https://eu4.paradoxwikis.com/images/0/02/Pips_offensive-01.png 5" draw:style-name="gr1" draw:text-style-name="P1" svg:width="0.846cm" svg:height="0.528cm" svg:x="1.4cm" svg:y="0.383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107" office:value-type="string" calcext:value-type="string">
            <text:p>Unit</text:p>
          </table:covered-table-cell>
          <table:table-cell table:style-name="ce40" office:value-type="float" office:value="1" calcext:value-type="float">
            <text:p>1.00</text:p>
          </table:table-cell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3" calcext:value-type="float">
            <text:p>3.00</text:p>
          </table:table-cell>
          <table:table-cell table:style-name="ce40" office:value-type="float" office:value="4" calcext:value-type="float">
            <text:p>4.00</text:p>
          </table:table-cell>
          <table:table-cell table:style-name="ce40" office:value-type="float" office:value="5" calcext:value-type="float">
            <text:p>5.00</text:p>
          </table:table-cell>
          <table:table-cell table:style-name="ce40" office:value-type="float" office:value="6" calcext:value-type="float">
            <text:p>6.00</text:p>
          </table:table-cell>
          <table:table-cell table:style-name="ce45" office:value-type="string" calcext:value-type="string">
            <text:p>Data Name</text:p>
          </table:table-cell>
          <table:table-cell table:number-columns-repeated="106"/>
        </table:table-row>
        <table:table-row table:style-name="ro1">
          <table:table-cell table:style-name="ce3"/>
          <table:table-cell table:style-name="ce3">
            <draw:frame draw:z-index="4" draw:name="https://eu4.paradoxwikis.com/images/0/02/Pips_offensive-01.png 2" draw:style-name="gr1" draw:text-style-name="P1" svg:width="0.846cm" svg:height="0.528cm" svg:x="0cm" svg:y="0.39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14" draw:name="https://eu4.paradoxwikis.com/images/0/02/Pips_offensive-01.png 7" draw:style-name="gr1" draw:text-style-name="P1" svg:width="0.846cm" svg:height="0.528cm" svg:x="0cm" svg:y="0.39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15" draw:name="https://eu4.paradoxwikis.com/images/7/72/Pips_defensive-01.png 2" draw:style-name="gr1" draw:text-style-name="P1" svg:width="0.846cm" svg:height="0.528cm" svg:x="1.4cm" svg:y="0.39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40" draw:name="https://eu4.paradoxwikis.com/images/7/72/Pips_defensive-01.png 13" draw:style-name="gr1" draw:text-style-name="P1" svg:width="0.846cm" svg:height="0.528cm" svg:x="0.7cm" svg:y="0.374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16" draw:name="https://eu4.paradoxwikis.com/images/7/72/Pips_defensive-01.png 3" draw:style-name="gr1" draw:text-style-name="P1" svg:width="0.846cm" svg:height="0.528cm" svg:x="1.4cm" svg:y="0.39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17" draw:name="https://eu4.paradoxwikis.com/images/0/02/Pips_offensive-01.png 8" draw:style-name="gr1" draw:text-style-name="P1" svg:width="0.846cm" svg:height="0.528cm" svg:x="0cm" svg:y="0.39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41" draw:name="https://eu4.paradoxwikis.com/images/7/72/Pips_defensive-01.png 14" draw:style-name="gr1" draw:text-style-name="P1" svg:width="0.846cm" svg:height="0.528cm" svg:x="0.7cm" svg:y="0.374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08" office:value-type="string" calcext:value-type="string" table:number-columns-spanned="1" table:number-rows-spanned="3">
            <text:p>Infantry</text:p>
          </table:table-cell>
          <table:table-cell table:style-name="ce41" table:formula="of:=[.$P$2]" office:value-type="float" office:value="1000" calcext:value-type="float">
            <text:p>1000.00</text:p>
          </table:table-cell>
          <table:table-cell table:style-name="ce41" table:formula="of:=[.T19]-[.T23]-[.T24]" office:value-type="float" office:value="1000" calcext:value-type="float">
            <text:p>1000.00</text:p>
          </table:table-cell>
          <table:table-cell table:style-name="ce41" table:formula="of:=[.U19]-[.U23]-[.U24]" office:value-type="float" office:value="1000" calcext:value-type="float">
            <text:p>1000.00</text:p>
          </table:table-cell>
          <table:table-cell table:style-name="ce41" table:formula="of:=[.V19]-[.V23]-[.V24]" office:value-type="float" office:value="1000" calcext:value-type="float">
            <text:p>1000.00</text:p>
          </table:table-cell>
          <table:table-cell table:style-name="ce41" table:formula="of:=[.W19]-[.W23]-[.W24]" office:value-type="float" office:value="909.407368" calcext:value-type="float">
            <text:p>909.41</text:p>
          </table:table-cell>
          <table:table-cell table:style-name="ce41" table:formula="of:=[.X19]-[.X23]-[.X24]" office:value-type="float" office:value="819.417853" calcext:value-type="float">
            <text:p>819.42</text:p>
          </table:table-cell>
          <table:table-cell table:style-name="ce108" office:value-type="string" calcext:value-type="string">
            <text:p>Strength</text:p>
          </table:table-cell>
          <table:table-cell/>
          <table:table-cell table:formula="of:=[.T20]+[.U20]+[.V20]+[.W20]+[.X20]+[.Y20]" office:value-type="float" office:value="75.0819099087" calcext:value-type="float">
            <text:p>75.0819099087</text:p>
          </table:table-cell>
          <table:table-cell table:number-columns-repeated="104"/>
        </table:table-row>
        <table:table-row table:style-name="ro1">
          <table:table-cell table:style-name="ce3"/>
          <table:table-cell table:style-name="ce4">
            <draw:frame draw:z-index="13" draw:name="https://eu4.paradoxwikis.com/images/7/72/Pips_defensive-01.png 1" draw:style-name="gr1" draw:text-style-name="P1" svg:width="0.846cm" svg:height="0.528cm" svg:x="0.7cm" svg:y="0.039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18" draw:name="https://eu4.paradoxwikis.com/images/0/02/Pips_offensive-01.png 9" draw:style-name="gr1" draw:text-style-name="P1" svg:width="0.846cm" svg:height="0.528cm" svg:x="0cm" svg:y="0.398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21" draw:name="https://eu4.paradoxwikis.com/images/0/02/Pips_offensive-01.png 10" draw:style-name="gr1" draw:text-style-name="P1" svg:width="0.846cm" svg:height="0.528cm" svg:x="0cm" svg:y="0.398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22" draw:name="https://eu4.paradoxwikis.com/images/7/72/Pips_defensive-01.png 6" draw:style-name="gr1" draw:text-style-name="P1" svg:width="0.846cm" svg:height="0.528cm" svg:x="1.4cm" svg:y="0.398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42" draw:name="https://eu4.paradoxwikis.com/images/8/82/Pips_defensive-02.png 1" draw:style-name="gr1" draw:text-style-name="P1" svg:width="0.846cm" svg:height="0.528cm" svg:x="0.7cm" svg:y="0.347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23" draw:name="https://eu4.paradoxwikis.com/images/7/72/Pips_defensive-01.png 7" draw:style-name="gr1" draw:text-style-name="P1" svg:width="0.846cm" svg:height="0.528cm" svg:x="1.4cm" svg:y="0.398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24" draw:name="https://eu4.paradoxwikis.com/images/0/02/Pips_offensive-01.png 11" draw:style-name="gr1" draw:text-style-name="P1" svg:width="0.846cm" svg:height="0.528cm" svg:x="0cm" svg:y="0.358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43" draw:name="https://eu4.paradoxwikis.com/images/8/82/Pips_defensive-02.png 2" draw:style-name="gr1" draw:text-style-name="P1" svg:width="0.846cm" svg:height="0.528cm" svg:x="0.7cm" svg:y="0.347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/>
          <table:covered-table-cell table:style-name="ce108"/>
          <table:table-cell table:style-name="ce41" table:formula="of:=([.T19]/[.$P$2])*[.$S2]*(1+([.T18]/100))*(15+(5*[.$F17]))" office:value-type="float" office:value="10.605" calcext:value-type="float">
            <text:p>10.61</text:p>
          </table:table-cell>
          <table:table-cell table:style-name="ce41" table:formula="of:=([.U19]/[.$P$2])*[.$S2]*(1+([.U18]/100))*(15+(5*[.$F17]))" office:value-type="float" office:value="10.71" calcext:value-type="float">
            <text:p>10.71</text:p>
          </table:table-cell>
          <table:table-cell table:style-name="ce41" table:formula="of:=([.V19]/[.$P$2])*[.$S2]*(1+([.V18]/100))*(15+(5*[.$F17]))" office:value-type="float" office:value="10.815" calcext:value-type="float">
            <text:p>10.82</text:p>
          </table:table-cell>
          <table:table-cell table:style-name="ce41" table:formula="of:=([.W19]/[.$P$2])*[.$T$2]*(1+([.W18]/100))*(15+5*[.$G$17])" office:value-type="float" office:value="15.6" calcext:value-type="float">
            <text:p>15.60</text:p>
          </table:table-cell>
          <table:table-cell table:style-name="ce41" table:formula="of:=([.X19]/[.$P$2])*[.$T$2]*(1+([.X18]/100))*(15+5*[.$G$17])" office:value-type="float" office:value="14.323166046" calcext:value-type="float">
            <text:p>14.32</text:p>
          </table:table-cell>
          <table:table-cell table:style-name="ce41" table:formula="of:=([.Y19]/[.$P$2])*[.$T$2]*(1+([.Y18]/100))*(15+5*[.$G$17])" office:value-type="float" office:value="13.0287438627" calcext:value-type="float">
            <text:p>13.03</text:p>
          </table:table-cell>
          <table:table-cell table:style-name="ce108" office:value-type="string" calcext:value-type="string">
            <text:p>Damage</text:p>
          </table:table-cell>
          <table:table-cell table:number-columns-repeated="106"/>
        </table:table-row>
        <table:table-row table:style-name="ro1">
          <table:table-cell table:style-name="ce3">
            <draw:frame draw:z-index="25" draw:name="https://eu4.paradoxwikis.com/images/0/02/Pips_offensive-01.png 12" draw:style-name="gr1" draw:text-style-name="P1" svg:width="0.846cm" svg:height="0.528cm" svg:x="0cm" svg:y="0.377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19" draw:name="https://eu4.paradoxwikis.com/images/7/72/Pips_defensive-01.png 4" draw:style-name="gr1" draw:text-style-name="P1" svg:width="0.846cm" svg:height="0.528cm" svg:x="0.7cm" svg:y="0.047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20" draw:name="https://eu4.paradoxwikis.com/images/7/72/Pips_defensive-01.png 5" draw:style-name="gr1" draw:text-style-name="P1" svg:width="0.846cm" svg:height="0.528cm" svg:x="1.4cm" svg:y="0.047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4" office:value-type="string" calcext:value-type="string">
            <text:p><text:a xlink:href="https://eu4.paradoxwikis.com/Pips" xlink:type="simple"> </text:a> </text:p>
            <draw:frame draw:z-index="44" draw:name="https://eu4.paradoxwikis.com/images/8/82/Pips_defensive-02.png 3" draw:style-name="gr1" draw:text-style-name="P1" svg:width="0.846cm" svg:height="0.528cm" svg:x="0.7cm" svg:y="0.348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45" draw:name="https://eu4.paradoxwikis.com/images/7/72/Pips_defensive-01.png 15" draw:style-name="gr1" draw:text-style-name="P1" svg:width="0.846cm" svg:height="0.528cm" svg:x="0.7cm" svg:y="0.348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/>
          <table:covered-table-cell table:style-name="ce108"/>
          <table:table-cell table:style-name="ce41" table:formula="of:=([.$P$2]/[.$P$2])*[.$W2]*(1+([.T18]/100))*(15+(5*[.$L17]))" office:value-type="float" office:value="0" calcext:value-type="float">
            <text:p>0.00</text:p>
          </table:table-cell>
          <table:table-cell table:style-name="ce41" table:formula="of:=([.$P$2]/[.$P$2])*[.$W2]*(1+([.U18]/100))*(15+(5*[.$L17]))" office:value-type="float" office:value="0" calcext:value-type="float">
            <text:p>0.00</text:p>
          </table:table-cell>
          <table:table-cell table:style-name="ce41" table:formula="of:=([.$P$2]/[.$P$2])*[.$W2]*(1+([.V18]/100))*(15+(5*[.$L17]))" office:value-type="float" office:value="0" calcext:value-type="float">
            <text:p>0.00</text:p>
          </table:table-cell>
          <table:table-cell table:number-columns-repeated="3" table:style-name="ce41" office:value-type="float" office:value="0" calcext:value-type="float">
            <text:p>0.00</text:p>
          </table:table-cell>
          <table:table-cell table:style-name="ce108" office:value-type="string" calcext:value-type="string">
            <text:p>Art. Damage</text:p>
          </table:table-cell>
          <table:table-cell table:number-columns-repeated="106"/>
        </table:table-row>
        <table:table-row table:style-name="ro1">
          <table:table-cell table:style-name="ce3">
            <draw:frame draw:z-index="26" draw:name="https://eu4.paradoxwikis.com/images/7/72/Pips_defensive-01.png 8" draw:style-name="gr1" draw:text-style-name="P1" svg:width="0.846cm" svg:height="0.528cm" svg:x="0cm" svg:y="0.026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30" draw:name="https://eu4.paradoxwikis.com/images/0/02/Pips_offensive-01.png 14" draw:style-name="gr1" draw:text-style-name="P1" svg:width="0.846cm" svg:height="0.528cm" svg:x="0cm" svg:y="0.38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32" draw:name="https://eu4.paradoxwikis.com/images/0/02/Pips_offensive-01.png 13" draw:style-name="gr1" draw:text-style-name="P1" svg:width="0.846cm" svg:height="0.528cm" svg:x="0.7cm" svg:y="0.38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46" draw:name="https://eu4.paradoxwikis.com/images/8/82/Pips_defensive-02.png 4" draw:style-name="gr1" draw:text-style-name="P1" svg:width="0.846cm" svg:height="0.528cm" svg:x="0.7cm" svg:y="0.349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4">
            <draw:frame draw:z-index="28" draw:name="https://eu4.paradoxwikis.com/images/d/d7/Pips_offensive-02.png 1" draw:style-name="gr1" draw:text-style-name="P1" svg:width="0.846cm" svg:height="0.528cm" svg:x="0cm" svg:y="0.38cm">
              <draw:image xlink:href="https://eu4.paradoxwikis.com/images/d/d7/Pips_offensive-02.png" xlink:type="simple" xlink:show="embed" xlink:actuate="onLoad" draw:mime-type="image/png">
                <text:p/>
              </draw:image>
            </draw:frame>
            <draw:frame draw:z-index="47" draw:name="https://eu4.paradoxwikis.com/images/8/82/Pips_defensive-02.png 5" draw:style-name="gr1" draw:text-style-name="P1" svg:width="0.846cm" svg:height="0.528cm" svg:x="0.7cm" svg:y="0.349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09" office:value-type="string" calcext:value-type="string" table:number-columns-spanned="1" table:number-rows-spanned="3">
            <text:p>Cavalry</text:p>
          </table:table-cell>
          <table:table-cell table:style-name="ce42" table:formula="of:=[.$P$2]" office:value-type="float" office:value="1000" calcext:value-type="float">
            <text:p>1000.00</text:p>
          </table:table-cell>
          <table:table-cell table:style-name="ce42" table:formula="of:=[.T22]-[.T20]-[.T21]" office:value-type="float" office:value="989.395" calcext:value-type="float">
            <text:p>989.40</text:p>
          </table:table-cell>
          <table:table-cell table:style-name="ce42" table:formula="of:=[.U22]-[.U20]-[.U21]" office:value-type="float" office:value="978.685" calcext:value-type="float">
            <text:p>978.69</text:p>
          </table:table-cell>
          <table:table-cell table:style-name="ce42" table:formula="of:=[.V22]-[.V20]-[.V21]" office:value-type="float" office:value="967.87" calcext:value-type="float">
            <text:p>967.87</text:p>
          </table:table-cell>
          <table:table-cell table:style-name="ce42" table:formula="of:=[.W22]-[.W20]-[.W21]" office:value-type="float" office:value="952.27" calcext:value-type="float">
            <text:p>952.27</text:p>
          </table:table-cell>
          <table:table-cell table:style-name="ce42" table:formula="of:=[.X22]-[.X20]-[.X21]" office:value-type="float" office:value="937.946833954" calcext:value-type="float">
            <text:p>937.95</text:p>
          </table:table-cell>
          <table:table-cell table:style-name="ce109" office:value-type="string" calcext:value-type="string">
            <text:p>Strength</text:p>
          </table:table-cell>
          <table:table-cell table:number-columns-repeated="106"/>
        </table:table-row>
        <table:table-row table:style-name="ro1">
          <table:table-cell table:style-name="ce3">
            <draw:frame draw:z-index="29" draw:name="https://eu4.paradoxwikis.com/images/7/72/Pips_defensive-01.png 11" draw:style-name="gr1" draw:text-style-name="P1" svg:width="0.846cm" svg:height="0.528cm" svg:x="0cm" svg:y="0.028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34" draw:name="https://eu4.paradoxwikis.com/images/0/02/Pips_offensive-01.png 15" draw:style-name="gr1" draw:text-style-name="P1" svg:width="0.846cm" svg:height="0.528cm" svg:x="0.7cm" svg:y="0.38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35" draw:name="https://eu4.paradoxwikis.com/images/0/02/Pips_offensive-01.png 16" draw:style-name="gr1" draw:text-style-name="P1" svg:width="0.846cm" svg:height="0.528cm" svg:x="1.4cm" svg:y="0.38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31" draw:name="https://eu4.paradoxwikis.com/images/7/72/Pips_defensive-01.png 9" draw:style-name="gr1" draw:text-style-name="P1" svg:width="0.846cm" svg:height="0.528cm" svg:x="0.7cm" svg:y="0.028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36" draw:name="https://eu4.paradoxwikis.com/images/d/d7/Pips_offensive-02.png 2" draw:style-name="gr1" draw:text-style-name="P1" svg:width="0.846cm" svg:height="0.528cm" svg:x="0.7cm" svg:y="0.381cm">
              <draw:image xlink:href="https://eu4.paradoxwikis.com/images/d/d7/Pips_offensive-02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37" draw:name="https://eu4.paradoxwikis.com/images/7/72/Pips_defensive-01.png 10" draw:style-name="gr1" draw:text-style-name="P1" svg:width="0.846cm" svg:height="0.528cm" svg:x="0cm" svg:y="0.38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48" draw:name="https://eu4.paradoxwikis.com/images/7/72/Pips_defensive-01.png 16" draw:style-name="gr1" draw:text-style-name="P1" svg:width="0.846cm" svg:height="0.528cm" svg:x="0.7cm" svg:y="0.349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38" draw:name="https://eu4.paradoxwikis.com/images/0/02/Pips_offensive-01.png 17" draw:style-name="gr1" draw:text-style-name="P1" svg:width="0.846cm" svg:height="0.528cm" svg:x="0cm" svg:y="0.38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49" draw:name="https://eu4.paradoxwikis.com/images/8/82/Pips_defensive-02.png 6" draw:style-name="gr1" draw:text-style-name="P1" svg:width="0.846cm" svg:height="0.528cm" svg:x="0.7cm" svg:y="0.349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/>
          <table:covered-table-cell table:style-name="ce109"/>
          <table:table-cell table:number-columns-repeated="3" table:style-name="ce42" office:value-type="float" office:value="0" calcext:value-type="float">
            <text:p>0.00</text:p>
          </table:table-cell>
          <table:table-cell table:style-name="ce42" table:formula="of:=([.W22]/[.$P$2])*[.$V$2]*(1+([.W18]/100))*(15+5*([.$J$17]+5))" office:value-type="float" office:value="90.592632" calcext:value-type="float">
            <text:p>90.59</text:p>
          </table:table-cell>
          <table:table-cell table:style-name="ce42" table:formula="of:=([.X22]/[.$P$2])*[.$V$2]*(1+([.X18]/100))*(15+5*([.$J$17]+5))" office:value-type="float" office:value="89.989515" calcext:value-type="float">
            <text:p>89.99</text:p>
          </table:table-cell>
          <table:table-cell table:style-name="ce42" table:formula="of:=([.Y22]/[.$P$2])*[.$V$2]*(1+([.Y18]/100))*(15+5*([.$J$17]+5))" office:value-type="float" office:value="89.4801279592116" calcext:value-type="float">
            <text:p>89.48</text:p>
          </table:table-cell>
          <table:table-cell table:style-name="ce109" office:value-type="string" calcext:value-type="string">
            <text:p>Damage</text:p>
          </table:table-cell>
          <table:table-cell/>
          <table:table-cell table:formula="of:=[.T23]+[.U23]+[.V23]+[.W23]+[.X23]+[.Y23]" office:value-type="float" office:value="270.062274959212" calcext:value-type="float">
            <text:p>270.062274959212</text:p>
          </table:table-cell>
          <table:table-cell table:number-columns-repeated="104"/>
        </table:table-row>
        <table:table-row table:style-name="ro1">
          <table:table-cell table:style-name="ce4">
            <draw:frame draw:z-index="51" draw:name="https://eu4.paradoxwikis.com/images/0/02/Pips_offensive-01.png 18" draw:style-name="gr1" draw:text-style-name="P1" svg:width="0.846cm" svg:height="0.528cm" svg:x="0.7cm" svg:y="0.35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52" draw:name="https://eu4.paradoxwikis.com/images/0/02/Pips_offensive-01.png 19" draw:style-name="gr1" draw:text-style-name="P1" svg:width="0.846cm" svg:height="0.528cm" svg:x="1.4cm" svg:y="0.35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53" draw:name="https://eu4.paradoxwikis.com/images/d/d7/Pips_offensive-02.png 3" draw:style-name="gr1" draw:text-style-name="P1" svg:width="0.846cm" svg:height="0.528cm" svg:x="0.7cm" svg:y="0.35cm">
              <draw:image xlink:href="https://eu4.paradoxwikis.com/images/d/d7/Pips_offensive-02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54" draw:name="https://eu4.paradoxwikis.com/images/7/72/Pips_defensive-01.png 17" draw:style-name="gr1" draw:text-style-name="P1" svg:width="0.846cm" svg:height="0.528cm" svg:x="0cm" svg:y="0.35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55" draw:name="https://eu4.paradoxwikis.com/images/7/72/Pips_defensive-01.png 18" draw:style-name="gr1" draw:text-style-name="P1" svg:width="0.846cm" svg:height="0.528cm" svg:x="0.7cm" svg:y="0.35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56" draw:name="https://eu4.paradoxwikis.com/images/0/02/Pips_offensive-01.png 20" draw:style-name="gr1" draw:text-style-name="P1" svg:width="0.846cm" svg:height="0.528cm" svg:x="0cm" svg:y="0.35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57" draw:name="https://eu4.paradoxwikis.com/images/8/82/Pips_defensive-02.png 8" draw:style-name="gr1" draw:text-style-name="P1" svg:width="0.846cm" svg:height="0.528cm" svg:x="0.7cm" svg:y="0.35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/>
          <table:covered-table-cell table:style-name="ce109"/>
          <table:table-cell table:number-columns-repeated="6" table:style-name="ce42" office:value-type="float" office:value="0" calcext:value-type="float">
            <text:p>0.00</text:p>
          </table:table-cell>
          <table:table-cell table:style-name="ce109" office:value-type="string" calcext:value-type="string">
            <text:p>Art. Damage</text:p>
          </table:table-cell>
          <table:table-cell table:number-columns-repeated="106"/>
        </table:table-row>
        <table:table-row table:style-name="ro1">
          <table:table-cell table:style-name="ce3">
            <draw:frame draw:z-index="50" draw:name="https://eu4.paradoxwikis.com/images/8/82/Pips_defensive-02.png 7" draw:style-name="gr1" draw:text-style-name="P1" svg:width="0.846cm" svg:height="0.528cm" svg:x="0cm" svg:y="-0.002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60" draw:name="https://eu4.paradoxwikis.com/images/0/02/Pips_offensive-01.png 21" draw:style-name="gr1" draw:text-style-name="P1" svg:width="0.846cm" svg:height="0.528cm" svg:x="1.4cm" svg:y="0.35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/>
          <table:table-cell table:style-name="ce3">
            <draw:frame draw:z-index="61" draw:name="https://eu4.paradoxwikis.com/images/0/02/Pips_offensive-01.png 22" draw:style-name="gr1" draw:text-style-name="P1" svg:width="0.846cm" svg:height="0.528cm" svg:x="0cm" svg:y="0.35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62" draw:name="https://eu4.paradoxwikis.com/images/8/82/Pips_defensive-02.png 10" draw:style-name="gr1" draw:text-style-name="P1" svg:width="0.846cm" svg:height="0.528cm" svg:x="0.7cm" svg:y="0.35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  <draw:frame draw:z-index="63" draw:name="https://eu4.paradoxwikis.com/images/7/72/Pips_defensive-01.png 19" draw:style-name="gr1" draw:text-style-name="P1" svg:width="0.846cm" svg:height="0.528cm" svg:x="1.4cm" svg:y="0.35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5"/>
        </table:table-row>
        <table:table-row table:style-name="ro1">
          <table:table-cell table:style-name="ce3">
            <draw:frame draw:z-index="58" draw:name="https://eu4.paradoxwikis.com/images/8/82/Pips_defensive-02.png 9" draw:style-name="gr1" draw:text-style-name="P1" svg:width="0.846cm" svg:height="0.528cm" svg:x="0cm" svg:y="-0.001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  <draw:frame draw:z-index="64" draw:name="https://eu4.paradoxwikis.com/images/0/02/Pips_offensive-01.png 23" draw:style-name="gr1" draw:text-style-name="P1" svg:width="0.846cm" svg:height="0.528cm" svg:x="0cm" svg:y="0.35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4" office:value-type="string" calcext:value-type="string">
            <text:p><text:a xlink:href="https://eu4.paradoxwikis.com/Pips" xlink:type="simple"> </text:a> </text:p>
            <draw:frame draw:z-index="67" draw:name="https://eu4.paradoxwikis.com/images/c/ce/Pips_offensive-03.png 1" draw:style-name="gr1" draw:text-style-name="P1" svg:width="0.846cm" svg:height="0.528cm" svg:x="0.7cm" svg:y="0.351cm">
              <draw:image xlink:href="https://eu4.paradoxwikis.com/images/c/ce/Pips_offensive-03.png" xlink:type="simple" xlink:show="embed" xlink:actuate="onLoad" draw:mime-type="image/png">
                <text:p/>
              </draw:image>
            </draw:frame>
            <draw:frame draw:z-index="69" draw:name="https://eu4.paradoxwikis.com/images/0/02/Pips_offensive-01.png 24" draw:style-name="gr1" draw:text-style-name="P1" svg:width="0.846cm" svg:height="0.528cm" svg:x="1.4cm" svg:y="0.35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70" draw:name="https://eu4.paradoxwikis.com/images/7/72/Pips_defensive-01.png 22" draw:style-name="gr1" draw:text-style-name="P1" svg:width="0.846cm" svg:height="0.528cm" svg:x="0cm" svg:y="0.35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71" draw:name="https://eu4.paradoxwikis.com/images/7/72/Pips_defensive-01.png 23" draw:style-name="gr1" draw:text-style-name="P1" svg:width="0.846cm" svg:height="0.528cm" svg:x="0.7cm" svg:y="0.35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72" draw:name="https://eu4.paradoxwikis.com/images/0/02/Pips_offensive-01.png 25" draw:style-name="gr1" draw:text-style-name="P1" svg:width="0.846cm" svg:height="0.528cm" svg:x="0cm" svg:y="0.35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73" draw:name="https://eu4.paradoxwikis.com/images/8/82/Pips_defensive-02.png 11" draw:style-name="gr1" draw:text-style-name="P1" svg:width="0.846cm" svg:height="0.528cm" svg:x="0.7cm" svg:y="0.351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15"/>
        </table:table-row>
        <table:table-row table:style-name="ro1">
          <table:table-cell table:style-name="ce4" office:value-type="string" calcext:value-type="string">
            <text:p><text:a xlink:href="https://eu4.paradoxwikis.com/Pips" xlink:type="simple"> </text:a> </text:p>
          </table:table-cell>
          <table:table-cell table:style-name="ce3">
            <draw:frame draw:z-index="66" draw:name="https://eu4.paradoxwikis.com/images/7/72/Pips_defensive-01.png 20" draw:style-name="gr1" draw:text-style-name="P1" svg:width="0.846cm" svg:height="0.528cm" svg:x="0.7cm" svg:y="-0.00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68" draw:name="https://eu4.paradoxwikis.com/images/7/72/Pips_defensive-01.png 21" draw:style-name="gr1" draw:text-style-name="P1" svg:width="0.846cm" svg:height="0.528cm" svg:x="1.4cm" svg:y="-0.00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75" draw:name="https://eu4.paradoxwikis.com/images/d/d7/Pips_offensive-02.png 4" draw:style-name="gr1" draw:text-style-name="P1" svg:width="0.846cm" svg:height="0.528cm" svg:x="0.7cm" svg:y="0.351cm">
              <draw:image xlink:href="https://eu4.paradoxwikis.com/images/d/d7/Pips_offensive-02.png" xlink:type="simple" xlink:show="embed" xlink:actuate="onLoad" draw:mime-type="image/png">
                <text:p/>
              </draw:image>
            </draw:frame>
            <draw:frame draw:z-index="77" draw:name="https://eu4.paradoxwikis.com/images/0/02/Pips_offensive-01.png 26" draw:style-name="gr1" draw:text-style-name="P1" svg:width="0.846cm" svg:height="0.528cm" svg:x="1.4cm" svg:y="0.35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78" draw:name="https://eu4.paradoxwikis.com/images/7/72/Pips_defensive-01.png 25" draw:style-name="gr1" draw:text-style-name="P1" svg:width="0.846cm" svg:height="0.528cm" svg:x="0cm" svg:y="0.35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79" draw:name="https://eu4.paradoxwikis.com/images/8/82/Pips_defensive-02.png 14" draw:style-name="gr1" draw:text-style-name="P1" svg:width="0.846cm" svg:height="0.528cm" svg:x="0.7cm" svg:y="0.351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  <draw:frame draw:z-index="80" draw:name="https://eu4.paradoxwikis.com/images/7/72/Pips_defensive-01.png 26" draw:style-name="gr1" draw:text-style-name="P1" svg:width="0.846cm" svg:height="0.528cm" svg:x="1.4cm" svg:y="0.35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81" draw:name="https://eu4.paradoxwikis.com/images/9/91/Pips_defensive-03.png 1" draw:style-name="gr1" draw:text-style-name="P1" svg:width="0.846cm" svg:height="0.528cm" svg:x="0.7cm" svg:y="0.351cm">
              <draw:image xlink:href="https://eu4.paradoxwikis.com/images/9/91/Pips_defensive-03.png" xlink:type="simple" xlink:show="embed" xlink:actuate="onLoad" draw:mime-type="image/png">
                <text:p/>
              </draw:image>
            </draw:frame>
            <draw:frame draw:z-index="82" draw:name="https://eu4.paradoxwikis.com/images/7/72/Pips_defensive-01.png 27" draw:style-name="gr1" draw:text-style-name="P1" svg:width="0.846cm" svg:height="0.528cm" svg:x="1.4cm" svg:y="0.351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83" draw:name="https://eu4.paradoxwikis.com/images/0/02/Pips_offensive-01.png 27" draw:style-name="gr1" draw:text-style-name="P1" svg:width="0.846cm" svg:height="0.528cm" svg:x="0cm" svg:y="0.351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5"/>
        </table:table-row>
        <table:table-row table:style-name="ro1">
          <table:table-cell table:style-name="ce4" office:value-type="string" calcext:value-type="string">
            <text:p><text:a xlink:href="https://eu4.paradoxwikis.com/Pips" xlink:type="simple"> </text:a> </text:p>
            <draw:frame draw:z-index="92" draw:name="https://eu4.paradoxwikis.com/images/9/91/Pips_defensive-03.png 3" draw:style-name="gr1" draw:text-style-name="P1" svg:width="0.846cm" svg:height="0.528cm" svg:x="0cm" svg:y="0cm">
              <draw:image xlink:href="https://eu4.paradoxwikis.com/images/9/91/Pips_defensive-03.png" xlink:type="simple" xlink:show="embed" xlink:actuate="onLoad" draw:mime-type="image/png">
                <text:p/>
              </draw:image>
            </draw:frame>
            <draw:frame draw:z-index="93" draw:name="https://eu4.paradoxwikis.com/images/9/91/Pips_defensive-03.png 4" draw:style-name="gr1" draw:text-style-name="P1" svg:width="0.846cm" svg:height="0.528cm" svg:x="0cm" svg:y="0.1cm">
              <draw:image xlink:href="https://eu4.paradoxwikis.com/images/9/91/Pips_defensive-03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74" draw:name="https://eu4.paradoxwikis.com/images/7/72/Pips_defensive-01.png 24" draw:style-name="gr1" draw:text-style-name="P1" svg:width="0.846cm" svg:height="0.528cm" svg:x="0.7cm" svg:y="0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76" draw:name="https://eu4.paradoxwikis.com/images/8/82/Pips_defensive-02.png 13" draw:style-name="gr1" draw:text-style-name="P1" svg:width="0.846cm" svg:height="0.528cm" svg:x="1.4cm" svg:y="0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  <draw:frame draw:z-index="84" draw:name="https://eu4.paradoxwikis.com/images/d/d7/Pips_offensive-02.png 5" draw:style-name="gr1" draw:text-style-name="P1" svg:width="0.846cm" svg:height="0.528cm" svg:x="0.7cm" svg:y="0.352cm">
              <draw:image xlink:href="https://eu4.paradoxwikis.com/images/d/d7/Pips_offensive-02.png" xlink:type="simple" xlink:show="embed" xlink:actuate="onLoad" draw:mime-type="image/png">
                <text:p/>
              </draw:image>
            </draw:frame>
            <draw:frame draw:z-index="86" draw:name="https://eu4.paradoxwikis.com/images/0/02/Pips_offensive-01.png 28" draw:style-name="gr1" draw:text-style-name="P1" svg:width="0.846cm" svg:height="0.528cm" svg:x="1.4cm" svg:y="0.352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88" draw:name="https://eu4.paradoxwikis.com/images/7/72/Pips_defensive-01.png 29" draw:style-name="gr1" draw:text-style-name="P1" svg:width="0.846cm" svg:height="0.528cm" svg:x="0cm" svg:y="0.352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89" draw:name="https://eu4.paradoxwikis.com/images/7/72/Pips_defensive-01.png 30" draw:style-name="gr1" draw:text-style-name="P1" svg:width="0.846cm" svg:height="0.528cm" svg:x="1.4cm" svg:y="0.352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90" draw:name="https://eu4.paradoxwikis.com/images/8/82/Pips_defensive-02.png 21" draw:style-name="gr1" draw:text-style-name="P1" svg:width="0.846cm" svg:height="0.528cm" svg:x="0.7cm" svg:y="0.352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91" draw:name="https://eu4.paradoxwikis.com/images/9/91/Pips_defensive-03.png 2" draw:style-name="gr1" draw:text-style-name="P1" svg:width="0.846cm" svg:height="0.528cm" svg:x="0.7cm" svg:y="0.352cm">
              <draw:image xlink:href="https://eu4.paradoxwikis.com/images/9/91/Pips_defensive-03.png" xlink:type="simple" xlink:show="embed" xlink:actuate="onLoad" draw:mime-type="image/png">
                <text:p/>
              </draw:image>
            </draw:frame>
            <draw:frame draw:z-index="96" draw:name="https://eu4.paradoxwikis.com/images/0/02/Pips_offensive-01.png 29" draw:style-name="gr1" draw:text-style-name="P1" svg:width="0.846cm" svg:height="0.528cm" svg:x="0cm" svg:y="0.352cm">
              <draw:image xlink:href="https://eu4.paradoxwikis.com/images/0/02/Pips_offensive-01.png" xlink:type="simple" xlink:show="embed" xlink:actuate="onLoad" draw:mime-type="image/png">
                <text:p/>
              </draw:image>
            </draw:frame>
            <draw:frame draw:z-index="97" draw:name="https://eu4.paradoxwikis.com/images/7/72/Pips_defensive-01.png 31" draw:style-name="gr1" draw:text-style-name="P1" svg:width="0.846cm" svg:height="0.528cm" svg:x="1.4cm" svg:y="0.352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15"/>
        </table:table-row>
        <table:table-row table:style-name="ro1">
          <table:table-cell table:style-name="ce3">
            <draw:frame draw:z-index="94" draw:name="https://eu4.paradoxwikis.com/images/9/91/Pips_defensive-03.png 5" draw:style-name="gr1" draw:text-style-name="P1" svg:width="0.846cm" svg:height="0.528cm" svg:x="0cm" svg:y="0cm">
              <draw:image xlink:href="https://eu4.paradoxwikis.com/images/9/91/Pips_defensive-03.png" xlink:type="simple" xlink:show="embed" xlink:actuate="onLoad" draw:mime-type="image/png">
                <text:p/>
              </draw:image>
            </draw:frame>
            <draw:frame draw:z-index="95" draw:name="https://eu4.paradoxwikis.com/images/9/91/Pips_defensive-03.png 6" draw:style-name="gr1" draw:text-style-name="P1" svg:width="0.846cm" svg:height="0.528cm" svg:x="0cm" svg:y="0.1cm">
              <draw:image xlink:href="https://eu4.paradoxwikis.com/images/9/91/Pips_defensive-03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85" draw:name="https://eu4.paradoxwikis.com/images/7/72/Pips_defensive-01.png 28" draw:style-name="gr1" draw:text-style-name="P1" svg:width="0.846cm" svg:height="0.528cm" svg:x="0.7cm" svg:y="0cm">
              <draw:image xlink:href="https://eu4.paradoxwikis.com/images/7/72/Pips_defensive-01.png" xlink:type="simple" xlink:show="embed" xlink:actuate="onLoad" draw:mime-type="image/png">
                <text:p/>
              </draw:image>
            </draw:frame>
            <draw:frame draw:z-index="87" draw:name="https://eu4.paradoxwikis.com/images/8/82/Pips_defensive-02.png 20" draw:style-name="gr1" draw:text-style-name="P1" svg:width="0.846cm" svg:height="0.528cm" svg:x="1.4cm" svg:y="0cm">
              <draw:image xlink:href="https://eu4.paradoxwikis.com/images/8/82/Pips_defensive-02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2"/>
          <table:table-cell table:style-name="ce2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15"/>
        </table:table-row>
        <table:table-row table:style-name="ro1">
          <table:table-cell table:number-columns-repeated="132"/>
        </table:table-row>
        <table:table-row table:style-name="ro4">
          <table:table-cell/>
          <table:table-cell table:style-name="ce22" office:value-type="string" calcext:value-type="string">
            <text:p>Western Infantry</text:p>
          </table:table-cell>
          <table:table-cell table:style-name="ce22" office:value-type="string" calcext:value-type="string">
            <text:p>Western Cavalry</text:p>
          </table:table-cell>
          <table:table-cell office:value-type="string" calcext:value-type="string">
            <text:p>Artillery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Technology</text:p>
          </table:table-cell>
          <table:table-cell table:number-columns-repeated="3" office:value-type="string" calcext:value-type="string">
            <text:p>Total Pips</text:p>
          </table:table-cell>
          <table:table-cell table:number-columns-repeated="1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2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2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2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2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2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2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2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2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28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0"/>
          <table:table-cell table:style-name="ce19" table:number-columns-repeated="2"/>
          <table:table-cell table:style-name="ce49" office:value-type="string" calcext:value-type="string">
            <text:p>Initiation Strength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9" table:number-columns-repeated="2"/>
          <table:table-cell table:style-name="ce49" office:value-type="string" calcext:value-type="string">
            <text:p>Initiation Strength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style-name="ce112" office:value-type="string" calcext:value-type="string">
            <text:p>Strength Casualties</text:p>
          </table:table-cell>
          <table:table-cell table:style-name="ce112" office:value-type="string" calcext:value-type="string">
            <text:p>Morale Casualties</text:p>
          </table:table-cell>
          <table:table-cell table:style-name="ce112" office:value-type="string" calcext:value-type="string">
            <text:p>Artillery Strength Casualties</text:p>
          </table:table-cell>
          <table:table-cell table:style-name="ce112" office:value-type="string" calcext:value-type="string">
            <text:p>Artillery Morale Casualties</text:p>
          </table:table-cell>
          <table:table-cell table:style-name="ce115" office:value-type="string" calcext:value-type="string">
            <text:p>Current Strength</text:p>
          </table:table-cell>
          <table:table-cell table:style-name="ce115" office:value-type="string" calcext:value-type="string">
            <text:p>Current Morale</text:p>
          </table:table-cell>
          <table:table-cell table:number-columns-repeated="20"/>
        </table:table-row>
        <table:table-row table:style-name="ro1">
          <table:table-cell table:number-columns-repeated="34"/>
          <table:table-cell table:style-name="ce49" office:value-type="string" calcext:value-type="string" table:number-columns-spanned="1" table:number-rows-spanned="2">
            <text:p>Day and Phase</text:p>
          </table:table-cell>
          <table:table-cell table:style-name="ce49" office:value-type="string" calcext:value-type="string" table:number-columns-spanned="1" table:number-rows-spanned="2">
            <text:p>Technology Level</text:p>
          </table:table-cell>
          <table:table-cell table:style-name="ce49" office:value-type="float" office:value="0" calcext:value-type="float" table:number-columns-spanned="1" table:number-rows-spanned="2">
            <text:p>0</text:p>
          </table:table-cell>
          <table:table-cell table:style-name="ce49" office:value-type="float" office:value="1" calcext:value-type="float" table:number-columns-spanned="6" table:number-rows-spanned="1">
            <text:p>1</text:p>
          </table:table-cell>
          <table:covered-table-cell table:number-columns-repeated="3" table:style-name="ce49"/>
          <table:covered-table-cell table:number-columns-repeated="2" table:style-name="ce49" office:value-type="float" office:value="2" calcext:value-type="float">
            <text:p>2</text:p>
          </table:covered-table-cell>
          <table:table-cell table:style-name="ce49" office:value-type="float" office:value="2" calcext:value-type="float" table:number-columns-spanned="6" table:number-rows-spanned="1">
            <text:p>2</text:p>
          </table:table-cell>
          <table:covered-table-cell table:number-columns-repeated="3" table:style-name="ce49"/>
          <table:covered-table-cell table:number-columns-repeated="2" table:style-name="ce49" office:value-type="float" office:value="2" calcext:value-type="float">
            <text:p>2</text:p>
          </table:covered-table-cell>
          <table:table-cell table:style-name="ce49" office:value-type="float" office:value="3" calcext:value-type="float" table:number-columns-spanned="6" table:number-rows-spanned="1">
            <text:p>3</text:p>
          </table:table-cell>
          <table:covered-table-cell table:number-columns-repeated="3" table:style-name="ce49"/>
          <table:covered-table-cell table:number-columns-repeated="2" table:style-name="ce49" office:value-type="float" office:value="2" calcext:value-type="float">
            <text:p>2</text:p>
          </table:covered-table-cell>
          <table:table-cell table:style-name="ce49" office:value-type="float" office:value="4" calcext:value-type="float" table:number-columns-spanned="6" table:number-rows-spanned="1">
            <text:p>4</text:p>
          </table:table-cell>
          <table:covered-table-cell table:style-name="ce49"/>
          <table:covered-table-cell table:style-name="ce49" office:value-type="float" office:value="5" calcext:value-type="float">
            <text:p>5</text:p>
          </table:covered-table-cell>
          <table:covered-table-cell table:number-columns-repeated="3" table:style-name="ce49"/>
          <table:table-cell table:style-name="ce49" office:value-type="float" office:value="5" calcext:value-type="float" table:number-columns-spanned="6" table:number-rows-spanned="1">
            <text:p>5</text:p>
          </table:table-cell>
          <table:covered-table-cell table:style-name="ce49"/>
          <table:covered-table-cell table:style-name="ce49" office:value-type="float" office:value="5" calcext:value-type="float">
            <text:p>5</text:p>
          </table:covered-table-cell>
          <table:covered-table-cell table:number-columns-repeated="3" table:style-name="ce49"/>
          <table:table-cell table:style-name="ce49" office:value-type="float" office:value="6" calcext:value-type="float" table:number-columns-spanned="6" table:number-rows-spanned="1">
            <text:p>6</text:p>
          </table:table-cell>
          <table:covered-table-cell table:style-name="ce49"/>
          <table:covered-table-cell table:style-name="ce49" office:value-type="float" office:value="5" calcext:value-type="float">
            <text:p>5</text:p>
          </table:covered-table-cell>
          <table:covered-table-cell table:number-columns-repeated="3" table:style-name="ce49"/>
          <table:table-cell table:style-name="ce49" office:value-type="string" calcext:value-type="string" table:number-columns-spanned="1" table:number-rows-spanned="2">
            <text:p>Day and Phase</text:p>
          </table:table-cell>
          <table:table-cell table:style-name="ce49" office:value-type="string" calcext:value-type="string" table:number-columns-spanned="1" table:number-rows-spanned="2">
            <text:p>Technology Level</text:p>
          </table:table-cell>
          <table:table-cell table:style-name="ce49" office:value-type="float" office:value="0" calcext:value-type="float" table:number-columns-spanned="1" table:number-rows-spanned="2">
            <text:p>0</text:p>
          </table:table-cell>
          <table:table-cell table:style-name="ce49" office:value-type="float" office:value="1" calcext:value-type="float" table:number-columns-spanned="6" table:number-rows-spanned="1">
            <text:p>1</text:p>
          </table:table-cell>
          <table:covered-table-cell table:number-columns-repeated="3" table:style-name="ce49"/>
          <table:covered-table-cell table:number-columns-repeated="2" table:style-name="ce49" office:value-type="float" office:value="2" calcext:value-type="float">
            <text:p>2</text:p>
          </table:covered-table-cell>
          <table:table-cell table:style-name="ce49" office:value-type="float" office:value="2" calcext:value-type="float" table:number-columns-spanned="6" table:number-rows-spanned="1">
            <text:p>2</text:p>
          </table:table-cell>
          <table:covered-table-cell table:number-columns-repeated="3" table:style-name="ce49"/>
          <table:covered-table-cell table:number-columns-repeated="2" table:style-name="ce49" office:value-type="float" office:value="2" calcext:value-type="float">
            <text:p>2</text:p>
          </table:covered-table-cell>
          <table:table-cell table:style-name="ce49" office:value-type="float" office:value="3" calcext:value-type="float" table:number-columns-spanned="6" table:number-rows-spanned="1">
            <text:p>3</text:p>
          </table:table-cell>
          <table:covered-table-cell table:number-columns-repeated="3" table:style-name="ce49"/>
          <table:covered-table-cell table:number-columns-repeated="2" table:style-name="ce49" office:value-type="float" office:value="2" calcext:value-type="float">
            <text:p>2</text:p>
          </table:covered-table-cell>
          <table:table-cell table:style-name="ce49" office:value-type="float" office:value="4" calcext:value-type="float" table:number-columns-spanned="6" table:number-rows-spanned="1">
            <text:p>4</text:p>
          </table:table-cell>
          <table:covered-table-cell table:style-name="ce49"/>
          <table:covered-table-cell table:style-name="ce49" office:value-type="float" office:value="5" calcext:value-type="float">
            <text:p>5</text:p>
          </table:covered-table-cell>
          <table:covered-table-cell table:number-columns-repeated="3" table:style-name="ce49"/>
          <table:table-cell table:style-name="ce49" office:value-type="float" office:value="5" calcext:value-type="float" table:number-columns-spanned="6" table:number-rows-spanned="1">
            <text:p>5</text:p>
          </table:table-cell>
          <table:covered-table-cell table:style-name="ce49"/>
          <table:covered-table-cell table:style-name="ce49" office:value-type="float" office:value="5" calcext:value-type="float">
            <text:p>5</text:p>
          </table:covered-table-cell>
          <table:covered-table-cell table:number-columns-repeated="3" table:style-name="ce49"/>
          <table:table-cell table:style-name="ce49" office:value-type="float" office:value="6" calcext:value-type="float" table:number-columns-spanned="6" table:number-rows-spanned="1">
            <text:p>6</text:p>
          </table:table-cell>
          <table:covered-table-cell table:style-name="ce49"/>
          <table:covered-table-cell table:style-name="ce49" office:value-type="float" office:value="5" calcext:value-type="float">
            <text:p>5</text:p>
          </table:covered-table-cell>
          <table:covered-table-cell table:number-columns-repeated="3" table:style-name="ce49"/>
          <table:table-cell/>
          <table:table-cell table:style-name="ce49" office:value-type="string" calcext:value-type="string" table:number-columns-spanned="1" table:number-rows-spanned="2">
            <text:p>Technology</text:p>
          </table:table-cell>
          <table:table-cell table:style-name="ce49" office:value-type="string" calcext:value-type="string" table:number-columns-spanned="2" table:number-rows-spanned="1">
            <text:p>Infantry vs Cavalry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Cavalry vs Infantry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Artillery vs Cavalry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Artillery vs Infantry</text:p>
          </table:table-cell>
          <table:covered-table-cell table:style-name="ce49"/>
          <table:table-cell/>
          <table:table-cell table:style-name="ce49" office:value-type="string" calcext:value-type="string" table:number-columns-spanned="1" table:number-rows-spanned="2">
            <text:p>Technology</text:p>
          </table:table-cell>
          <table:table-cell table:style-name="ce49" office:value-type="string" calcext:value-type="string" table:number-columns-spanned="2" table:number-rows-spanned="1">
            <text:p>Infantry vs Cavalry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Cavalry vs Infantry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Artillery vs Cavalry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Artillery vs Infantry</text:p>
          </table:table-cell>
          <table:covered-table-cell table:style-name="ce49"/>
        </table:table-row>
        <table:table-row table:style-name="ro6">
          <table:table-cell table:style-name="ce17" office:value-type="string" calcext:value-type="string">
            <text:p>Technology Level</text:p>
          </table:table-cell>
          <table:table-cell table:style-name="ce24" office:value-type="string" calcext:value-type="string">
            <text:p><text:a xlink:href="https://eu4.paradoxwikis.com/Fire" xlink:type="simple"> </text:a></text:p>
            <text:p>Infantry</text:p>
            <text:p>fire</text:p>
          </table:table-cell>
          <table:table-cell table:style-name="ce24" office:value-type="string" calcext:value-type="string">
            <text:p><text:a xlink:href="https://eu4.paradoxwikis.com/Fire" xlink:type="simple"> </text:a></text:p>
            <text:p>Cavalry</text:p>
            <text:p>fire</text:p>
          </table:table-cell>
          <table:table-cell table:style-name="ce24" office:value-type="string" calcext:value-type="string">
            <text:p><text:a xlink:href="https://eu4.paradoxwikis.com/Fire" xlink:type="simple"> </text:a></text:p>
            <text:p>Artillery</text:p>
            <text:p>fire</text:p>
          </table:table-cell>
          <table:table-cell table:style-name="ce46" office:value-type="string" calcext:value-type="string">
            <text:p><text:a xlink:href="https://eu4.paradoxwikis.com/Shock" xlink:type="simple"> </text:a></text:p>
            <text:p>Infantry</text:p>
            <text:p>shock</text:p>
          </table:table-cell>
          <table:table-cell table:style-name="ce46" office:value-type="string" calcext:value-type="string">
            <text:p><text:a xlink:href="https://eu4.paradoxwikis.com/Shock" xlink:type="simple"> </text:a></text:p>
            <text:p>Cavalry</text:p>
            <text:p>shock</text:p>
          </table:table-cell>
          <table:table-cell table:style-name="ce46" office:value-type="string" calcext:value-type="string">
            <text:p><text:a xlink:href="https://eu4.paradoxwikis.com/Shock" xlink:type="simple"> </text:a></text:p>
            <text:p>Artillery</text:p>
            <text:p>shock</text:p>
          </table:table-cell>
          <table:table-cell table:style-name="ce17" office:value-type="string" calcext:value-type="string">
            <text:p><text:a xlink:href="https://eu4.paradoxwikis.com/Morale_of_Armies" xlink:type="simple"> </text:a></text:p>
            <text:p>Morale</text:p>
            <text:p>of armies</text:p>
          </table:table-cell>
          <table:table-cell table:style-name="ce17" office:value-type="string" calcext:value-type="string">
            <text:p><text:a xlink:href="https://eu4.paradoxwikis.com/Military_tactics" xlink:type="simple"> </text:a></text:p>
            <text:p>Military</text:p>
            <text:p>tactics</text:p>
          </table:table-cell>
          <table:table-cell table:style-name="ce24" office:value-type="string" calcext:value-type="string">
            <text:p><text:a xlink:href="https://eu4.paradoxwikis.com/Fire" xlink:type="simple"> </text:a></text:p>
            <text:p>Infantry</text:p>
            <text:p>Fire/Tactics</text:p>
            <draw:frame draw:z-index="108" draw:name="https://eu4.paradoxwikis.com/images/thumb/5/53/Infantry_fire.png/28px-Infantry_fire.png 1" draw:style-name="gr1" draw:text-style-name="P1" svg:width="0.74cm" svg:height="0.74cm" svg:x="0cm" svg:y="0.029cm">
              <draw:image xlink:href="https://eu4.paradoxwikis.com/images/thumb/5/53/Infantry_fire.png/28px-Infantry_fire.png" xlink:type="simple" xlink:show="embed" xlink:actuate="onLoad" draw:mime-type="image/png">
                <text:p/>
              </draw:image>
            </draw:frame>
          </table:table-cell>
          <table:table-cell table:style-name="ce24" office:value-type="string" calcext:value-type="string">
            <text:p><text:a xlink:href="https://eu4.paradoxwikis.com/Fire" xlink:type="simple"> </text:a></text:p>
            <text:p>Cavalry</text:p>
            <text:p><text:span text:style-name="T1">fire/Tactics</text:span></text:p>
            <draw:frame draw:z-index="109" draw:name="https://eu4.paradoxwikis.com/images/thumb/d/db/Cavalry_fire.png/28px-Cavalry_fire.png 1" draw:style-name="gr1" draw:text-style-name="P1" svg:width="0.74cm" svg:height="0.74cm" svg:x="0cm" svg:y="0.029cm">
              <draw:image xlink:href="https://eu4.paradoxwikis.com/images/thumb/d/db/Cavalry_fire.png/28px-Cavalry_fire.png" xlink:type="simple" xlink:show="embed" xlink:actuate="onLoad" draw:mime-type="image/png">
                <text:p/>
              </draw:image>
            </draw:frame>
          </table:table-cell>
          <table:table-cell table:style-name="ce24" office:value-type="string" calcext:value-type="string">
            <text:p><text:a xlink:href="https://eu4.paradoxwikis.com/Fire" xlink:type="simple"> </text:a></text:p>
            <text:p>Artillery</text:p>
            <text:p><text:span text:style-name="T1">fire/Tactics</text:span></text:p>
            <draw:frame draw:z-index="110" draw:name="https://eu4.paradoxwikis.com/images/thumb/8/88/Artillery_fire.png/28px-Artillery_fire.png 1" draw:style-name="gr1" draw:text-style-name="P1" svg:width="0.74cm" svg:height="0.74cm" svg:x="0cm" svg:y="0.029cm">
              <draw:image xlink:href="https://eu4.paradoxwikis.com/images/thumb/8/88/Artillery_fire.png/28px-Artillery_fire.png" xlink:type="simple" xlink:show="embed" xlink:actuate="onLoad" draw:mime-type="image/png">
                <text:p/>
              </draw:image>
            </draw:frame>
          </table:table-cell>
          <table:table-cell table:style-name="ce46" office:value-type="string" calcext:value-type="string">
            <text:p><text:a xlink:href="https://eu4.paradoxwikis.com/Shock" xlink:type="simple"> </text:a></text:p>
            <text:p>Infantry</text:p>
            <text:p><text:span text:style-name="T1">shock/Tactics</text:span></text:p>
            <draw:frame draw:z-index="111" draw:name="https://eu4.paradoxwikis.com/images/thumb/8/8a/Infantry_shock.png/28px-Infantry_shock.png 1" draw:style-name="gr1" draw:text-style-name="P1" svg:width="0.74cm" svg:height="0.74cm" svg:x="0cm" svg:y="0.029cm">
              <draw:image xlink:href="https://eu4.paradoxwikis.com/images/thumb/8/8a/Infantry_shock.png/28px-Infantry_shock.png" xlink:type="simple" xlink:show="embed" xlink:actuate="onLoad" draw:mime-type="image/png">
                <text:p/>
              </draw:image>
            </draw:frame>
          </table:table-cell>
          <table:table-cell table:style-name="ce46" office:value-type="string" calcext:value-type="string">
            <text:p><text:a xlink:href="https://eu4.paradoxwikis.com/Shock" xlink:type="simple"> </text:a></text:p>
            <text:p>Cavalry</text:p>
            <text:p><text:span text:style-name="T1">shock/Tactics</text:span></text:p>
            <draw:frame draw:z-index="112" draw:name="https://eu4.paradoxwikis.com/images/thumb/7/74/Cavalry_shock.png/28px-Cavalry_shock.png 1" draw:style-name="gr1" draw:text-style-name="P1" svg:width="0.74cm" svg:height="0.74cm" svg:x="0cm" svg:y="0.029cm">
              <draw:image xlink:href="https://eu4.paradoxwikis.com/images/thumb/7/74/Cavalry_shock.png/28px-Cavalry_shock.png" xlink:type="simple" xlink:show="embed" xlink:actuate="onLoad" draw:mime-type="image/png">
                <text:p/>
              </draw:image>
            </draw:frame>
          </table:table-cell>
          <table:table-cell table:style-name="ce46" office:value-type="string" calcext:value-type="string">
            <text:p><text:a xlink:href="https://eu4.paradoxwikis.com/Shock" xlink:type="simple"> </text:a></text:p>
            <text:p>Artillery</text:p>
            <text:p><text:span text:style-name="T1">shock/Tactics</text:span></text:p>
            <draw:frame draw:z-index="113" draw:name="https://eu4.paradoxwikis.com/images/thumb/9/98/Artillery_shock.png/28px-Artillery_shock.png 1" draw:style-name="gr1" draw:text-style-name="P1" svg:width="0.74cm" svg:height="0.74cm" svg:x="0cm" svg:y="0.029cm">
              <draw:image xlink:href="https://eu4.paradoxwikis.com/images/thumb/9/98/Artillery_shock.png/28px-Artillery_shock.png" xlink:type="simple" xlink:show="embed" xlink:actuate="onLoad" draw:mime-type="image/png">
                <text:p/>
              </draw:image>
            </draw:frame>
          </table:table-cell>
          <table:table-cell table:style-name="ce60" office:value-type="string" calcext:value-type="string">
            <text:p>Infantry Offensive Fire Pip</text:p>
          </table:table-cell>
          <table:table-cell table:style-name="ce60" office:value-type="string" calcext:value-type="string">
            <text:p>Cavalry Offensive Fire Pip</text:p>
          </table:table-cell>
          <table:table-cell table:style-name="ce60" office:value-type="string" calcext:value-type="string">
            <text:p>Artillery Offensive Fire Pip</text:p>
          </table:table-cell>
          <table:table-cell table:style-name="ce60" office:value-type="string" calcext:value-type="string">
            <text:p>Infantry Defensive Fire Pip</text:p>
          </table:table-cell>
          <table:table-cell table:style-name="ce60" office:value-type="string" calcext:value-type="string">
            <text:p>Cavalry Defensive Fire Pip</text:p>
          </table:table-cell>
          <table:table-cell table:style-name="ce60" office:value-type="string" calcext:value-type="string">
            <text:p>Artillery Defensive Fire Pip</text:p>
          </table:table-cell>
          <table:table-cell table:style-name="ce74" office:value-type="string" calcext:value-type="string">
            <text:p>Infantry Offensive Shock Pip</text:p>
          </table:table-cell>
          <table:table-cell table:style-name="ce74" office:value-type="string" calcext:value-type="string">
            <text:p>Cavalry Offensive Shock Pip</text:p>
          </table:table-cell>
          <table:table-cell table:style-name="ce74" office:value-type="string" calcext:value-type="string">
            <text:p>Artillery Offensive Shock Pip</text:p>
          </table:table-cell>
          <table:table-cell table:style-name="ce74" office:value-type="string" calcext:value-type="string">
            <text:p>Infantry Defensive Shock Pip</text:p>
          </table:table-cell>
          <table:table-cell table:style-name="ce74" office:value-type="string" calcext:value-type="string">
            <text:p>Cavalry Defensive Shock Pip</text:p>
          </table:table-cell>
          <table:table-cell table:style-name="ce74" office:value-type="string" calcext:value-type="string">
            <text:p>Artillery Defensive Shock Pip</text:p>
          </table:table-cell>
          <table:table-cell table:style-name="ce77" office:value-type="string" calcext:value-type="string">
            <text:p>Infantry Offensive Morale Pip</text:p>
          </table:table-cell>
          <table:table-cell table:style-name="ce77" office:value-type="string" calcext:value-type="string">
            <text:p>Cavalry Offensive Morale Pip</text:p>
          </table:table-cell>
          <table:table-cell table:style-name="ce77" office:value-type="string" calcext:value-type="string">
            <text:p>Artillery Offensive Morale Pip</text:p>
          </table:table-cell>
          <table:table-cell table:style-name="ce77" office:value-type="string" calcext:value-type="string">
            <text:p>Infantry Defensive Morale Pip</text:p>
          </table:table-cell>
          <table:table-cell table:style-name="ce77" office:value-type="string" calcext:value-type="string">
            <text:p>Cavalry Defensive Morale Pip</text:p>
          </table:table-cell>
          <table:table-cell table:style-name="ce77" office:value-type="string" calcext:value-type="string">
            <text:p>Artillery Defensive Morale Pip</text:p>
          </table:table-cell>
          <table:table-cell table:style-name="ce17" office:value-type="string" calcext:value-type="string">
            <text:p>Technology Level</text:p>
          </table:table-cell>
          <table:covered-table-cell table:style-name="ce49" office:value-type="string" calcext:value-type="string">
            <text:p>Phase</text:p>
          </table:covered-table-cell>
          <table:covered-table-cell table:style-name="ce110"/>
          <table:covered-table-cell table:style-name="ce49" office:value-type="string" calcext:value-type="string">
            <text:p>Initiation Stats</text:p>
          </table:covered-table-cell>
          <table:table-cell table:style-name="ce113" office:value-type="string" calcext:value-type="string" table:number-columns-spanned="18" table:number-rows-spanned="1">
            <text:p>Fire</text:p>
          </table:table-cell>
          <table:covered-table-cell table:number-columns-repeated="8" table:style-name="ce114"/>
          <table:covered-table-cell/>
          <table:covered-table-cell table:style-name="ce114"/>
          <table:covered-table-cell table:number-columns-repeated="2"/>
          <table:covered-table-cell table:number-columns-repeated="2" table:style-name="ce114"/>
          <table:covered-table-cell table:number-columns-repeated="2"/>
          <table:covered-table-cell table:style-name="ce114"/>
          <table:table-cell table:style-name="ce116" office:value-type="string" calcext:value-type="string" table:number-columns-spanned="18" table:number-rows-spanned="1">
            <text:p>Shock</text:p>
          </table:table-cell>
          <table:covered-table-cell/>
          <table:covered-table-cell table:style-name="ce114"/>
          <table:covered-table-cell table:number-columns-repeated="15" table:style-name="ce117"/>
          <table:covered-table-cell table:style-name="ce49" office:value-type="string" calcext:value-type="string">
            <text:p>Phase</text:p>
          </table:covered-table-cell>
          <table:covered-table-cell table:style-name="ce110"/>
          <table:covered-table-cell table:style-name="ce49" office:value-type="string" calcext:value-type="string">
            <text:p>Initiation Stats</text:p>
          </table:covered-table-cell>
          <table:table-cell table:style-name="ce113" office:value-type="string" calcext:value-type="string" table:number-columns-spanned="18" table:number-rows-spanned="1">
            <text:p>Fire</text:p>
          </table:table-cell>
          <table:covered-table-cell table:number-columns-repeated="8" table:style-name="ce114"/>
          <table:covered-table-cell/>
          <table:covered-table-cell table:style-name="ce114"/>
          <table:covered-table-cell table:number-columns-repeated="2"/>
          <table:covered-table-cell table:number-columns-repeated="2" table:style-name="ce114"/>
          <table:covered-table-cell table:number-columns-repeated="2"/>
          <table:covered-table-cell table:style-name="ce114"/>
          <table:table-cell table:style-name="ce116" office:value-type="string" calcext:value-type="string" table:number-columns-spanned="18" table:number-rows-spanned="1">
            <text:p>Shock</text:p>
          </table:table-cell>
          <table:covered-table-cell/>
          <table:covered-table-cell table:style-name="ce114"/>
          <table:covered-table-cell table:number-columns-repeated="15" table:style-name="ce117"/>
          <table:table-cell/>
          <table:covered-table-cell table:style-name="ce110"/>
          <table:table-cell table:style-name="ce118" office:value-type="string" calcext:value-type="string">
            <text:p>Strength Casualties</text:p>
          </table:table-cell>
          <table:table-cell table:style-name="ce118" office:value-type="string" calcext:value-type="string">
            <text:p>Morale Casualties</text:p>
          </table:table-cell>
          <table:table-cell table:style-name="ce121" office:value-type="string" calcext:value-type="string">
            <text:p>Strength Casualties</text:p>
          </table:table-cell>
          <table:table-cell table:style-name="ce121" office:value-type="string" calcext:value-type="string">
            <text:p>Morale Casualties</text:p>
          </table:table-cell>
          <table:table-cell table:style-name="ce122" office:value-type="string" calcext:value-type="string">
            <text:p>Strength Casualties</text:p>
          </table:table-cell>
          <table:table-cell table:style-name="ce122" office:value-type="string" calcext:value-type="string">
            <text:p>Morale Casualties</text:p>
          </table:table-cell>
          <table:table-cell table:style-name="ce122" office:value-type="string" calcext:value-type="string">
            <text:p>Strength Casualties</text:p>
          </table:table-cell>
          <table:table-cell table:style-name="ce122" office:value-type="string" calcext:value-type="string">
            <text:p>Morale Casualties</text:p>
          </table:table-cell>
          <table:table-cell/>
          <table:covered-table-cell table:style-name="ce110"/>
          <table:table-cell table:style-name="ce118" office:value-type="string" calcext:value-type="string">
            <text:p>Strength Casualties</text:p>
          </table:table-cell>
          <table:table-cell table:style-name="ce118" office:value-type="string" calcext:value-type="string">
            <text:p>Morale Casualties</text:p>
          </table:table-cell>
          <table:table-cell table:style-name="ce121" office:value-type="string" calcext:value-type="string">
            <text:p>Strength Casualties</text:p>
          </table:table-cell>
          <table:table-cell table:style-name="ce121" office:value-type="string" calcext:value-type="string">
            <text:p>Morale Casualties</text:p>
          </table:table-cell>
          <table:table-cell table:style-name="ce122" office:value-type="string" calcext:value-type="string">
            <text:p>Strength Casualties</text:p>
          </table:table-cell>
          <table:table-cell table:style-name="ce122" office:value-type="string" calcext:value-type="string">
            <text:p>Morale Casualties</text:p>
          </table:table-cell>
          <table:table-cell table:style-name="ce122" office:value-type="string" calcext:value-type="string">
            <text:p>Strength Casualties</text:p>
          </table:table-cell>
          <table:table-cell table:style-name="ce122" office:value-type="string" calcext:value-type="string">
            <text:p>Morale Casualties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5" office:value-type="float" office:value="0.25" calcext:value-type="float">
            <text:p>0.2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30" office:value-type="float" office:value="0.8" calcext:value-type="float">
            <text:p>0.8</text:p>
          </table:table-cell>
          <table:table-cell table:style-name="ce35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5" office:value-type="float" office:value="0.5" calcext:value-type="float">
            <text:p>0.5</text:p>
          </table:table-cell>
          <table:table-cell table:style-name="ce57" table:formula="of:=[.B67]/[.$I67]" office:value-type="float" office:value="0.5" calcext:value-type="float">
            <text:p>0.5</text:p>
          </table:table-cell>
          <table:table-cell table:style-name="ce58" table:formula="of:=[.C67]/[.$I67]" office:value-type="float" office:value="0" calcext:value-type="float">
            <text:p>0</text:p>
          </table:table-cell>
          <table:table-cell table:style-name="ce59" table:formula="of:=[.D67]/[.$I67]" office:value-type="float" office:value="0" calcext:value-type="float">
            <text:p>0</text:p>
          </table:table-cell>
          <table:table-cell table:style-name="ce57" table:formula="of:=[.E67]/[.$I67]" office:value-type="float" office:value="0.4" calcext:value-type="float">
            <text:p>0.4</text:p>
          </table:table-cell>
          <table:table-cell table:style-name="ce58" table:formula="of:=[.F67]/[.$I67]" office:value-type="float" office:value="1.6" calcext:value-type="float">
            <text:p>1.6</text:p>
          </table:table-cell>
          <table:table-cell table:style-name="ce59" table:formula="of:=[.G67]/[.$I67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0" office:value-type="float" office:value="1000" calcext:value-type="float">
            <text:p>1000</text:p>
          </table:table-cell>
          <table:table-cell table:style-name="ce145" table:formula="of:=ROUNDDOWN((((5)+([.$P67]-[.$T67]-(ROUNDDOWN([.$U67]/2;0))))*5+15)*([.$AK67]/1000)*[.$J67]*1+([.AL$65]/100);0)" office:value-type="float" office:value="20" calcext:value-type="float">
            <text:p>20</text:p>
          </table:table-cell>
          <table:table-cell table:style-name="ce168" table:formula="of:=ROUNDDOWN(((((5)+([.$AB67]-[.$AF67]-(ROUNDDOWN([.$AG67]/2;0))))*5+15)*([.$AK67]/1000)*[.$J67]*1+([.AM$65]/100))*([.$H67]/540)+0.03;4)" office:value-type="float" office:value="0.104" calcext:value-type="float">
            <text:p>0.104</text:p>
          </table:table-cell>
          <table:table-cell table:style-name="ce168" table:number-columns-repeated="2"/>
          <table:table-cell table:style-name="ce168" table:formula="of:=[.AK67]-[.BY67]-[.CA67]" office:value-type="float" office:value="1000" calcext:value-type="float">
            <text:p>1000</text:p>
          </table:table-cell>
          <table:table-cell table:style-name="ce173" table:formula="of:=[.$H67]-[.BZ67]-[.CB67]" office:value-type="float" office:value="1.97" calcext:value-type="float">
            <text:p>1.97</text:p>
          </table:table-cell>
          <table:table-cell table:style-name="ce145" table:formula="of:=ROUNDDOWN((((5)+([.$P67]-[.$T67]-(ROUNDDOWN([.$U67]/2;0))))*5+15)*([.$AP67]/1000)*[.$J67]*1+([.AR$65]/100);0)" office:value-type="float" office:value="20" calcext:value-type="float">
            <text:p>20</text:p>
          </table:table-cell>
          <table:table-cell table:style-name="ce168" table:formula="of:=ROUNDDOWN(((((5)+([.$AB67]-[.$AF67]-(ROUNDDOWN([.$AG67]/2;0))))*5+15)*([.$AQ67]/1000)*[.$J67]*1+([.AS$65]/100))*([.$H67]/540)+0.03;4)" office:value-type="float" office:value="0.0301" calcext:value-type="float">
            <text:p>0.0301</text:p>
          </table:table-cell>
          <table:table-cell table:style-name="ce177" table:number-columns-repeated="2"/>
          <table:table-cell table:style-name="ce168" table:formula="of:=[.AP67]-[.CE67]-[.CG67]" office:value-type="float" office:value="1000" calcext:value-type="float">
            <text:p>1000</text:p>
          </table:table-cell>
          <table:table-cell table:style-name="ce173" table:formula="of:=[.$AQ67]-[.CF67]-[.CH67]" office:value-type="float" office:value="1.94" calcext:value-type="float">
            <text:p>1.94</text:p>
          </table:table-cell>
          <table:table-cell table:style-name="ce145" table:formula="of:=ROUNDDOWN((((5)+([.$P67]-[.$T67]-(ROUNDDOWN([.$U67]/2;0))))*5+15)*([.$AP67]/1000)*[.$J67]*1+([.AX$65]/100);0)" office:value-type="float" office:value="20" calcext:value-type="float">
            <text:p>20</text:p>
          </table:table-cell>
          <table:table-cell table:style-name="ce168" table:formula="of:=ROUNDDOWN(((((5)+([.$AB67]-[.$AF67]-(ROUNDDOWN([.$AG67]/2;0))))*5+15)*([.$AP67]/1000)*[.$J67]*1+([.AY$65]/100))*([.$H67]/540)+0.03;4)" office:value-type="float" office:value="0.104" calcext:value-type="float">
            <text:p>0.104</text:p>
          </table:table-cell>
          <table:table-cell table:style-name="ce177" table:number-columns-repeated="2"/>
          <table:table-cell table:style-name="ce168" table:formula="of:=[.AV67]-[.CK67]-[.CM67]" office:value-type="float" office:value="1000" calcext:value-type="float">
            <text:p>1000</text:p>
          </table:table-cell>
          <table:table-cell table:style-name="ce173" table:formula="of:=[.$AQ67]-[.CL67]-[.CN67]" office:value-type="float" office:value="1.94" calcext:value-type="float">
            <text:p>1.94</text:p>
          </table:table-cell>
          <table:table-cell table:style-name="ce147" table:formula="of:=ROUNDDOWN((((5)+([.$V67]-[.$Z67]-(ROUNDDOWN([.$AA67]/2;0))))*5+15)*([.$BB67]/1000)*[.$M67]*1+([.BD$65]/100);0)" office:value-type="float" office:value="16" calcext:value-type="float">
            <text:p>16</text:p>
          </table:table-cell>
          <table:table-cell table:style-name="ce151" table:formula="of:=ROUNDDOWN(((((5)+([.$AB67]-[.$AF67]-(ROUNDDOWN([.$AG67]/2;0))))*5+15)*([.$AP67]/1000)*[.$M67]*1+([.BE$65]/100))*([.$H67]/540)+0.03;4)" office:value-type="float" office:value="0.0892" calcext:value-type="float">
            <text:p>0.0892</text:p>
          </table:table-cell>
          <table:table-cell table:style-name="ce155" table:number-columns-repeated="2"/>
          <table:table-cell table:style-name="ce151" table:formula="of:=[.BB67]-[.CQ67]-[.CS67]" office:value-type="float" office:value="933" calcext:value-type="float">
            <text:p>933</text:p>
          </table:table-cell>
          <table:table-cell table:style-name="ce159" table:formula="of:=[.$AQ67]-[.CR67]-[.CT67]" office:value-type="float" office:value="1.703" calcext:value-type="float">
            <text:p>1.703</text:p>
          </table:table-cell>
          <table:table-cell table:style-name="ce147" table:formula="of:=ROUNDDOWN((((5)+([.$V67]-[.$Z67]-(ROUNDDOWN([.$AA67]/2;0))))*5+15)*([.$BB67]/1000)*[.$M67]*1+([.BJ$65]/100);0)" office:value-type="float" office:value="16" calcext:value-type="float">
            <text:p>16</text:p>
          </table:table-cell>
          <table:table-cell table:style-name="ce151" table:formula="of:=ROUNDDOWN(((((5)+([.$AB67]-[.$AF67]-(ROUNDDOWN([.$AG67]/2;0))))*5+15)*([.$AP67]/1000)*[.$M67]*1+([.BK$65]/100))*([.$H67]/540)+0.03;4)" office:value-type="float" office:value="0.0892" calcext:value-type="float">
            <text:p>0.0892</text:p>
          </table:table-cell>
          <table:table-cell table:style-name="ce155" table:number-columns-repeated="2"/>
          <table:table-cell table:style-name="ce151" table:formula="of:=[.BH67]-[.CW67]-[.CY67]" office:value-type="float" office:value="867" calcext:value-type="float">
            <text:p>867</text:p>
          </table:table-cell>
          <table:table-cell table:style-name="ce159" table:formula="of:=[.$AQ67]-[.CX67]-[.CZ67]" office:value-type="float" office:value="1.703" calcext:value-type="float">
            <text:p>1.703</text:p>
          </table:table-cell>
          <table:table-cell table:style-name="ce147" table:formula="of:=ROUNDDOWN((((5)+([.$V67]-[.$Z67]-(ROUNDDOWN([.$AA67]/2;0))))*5+15)*([.$BB67]/1000)*[.$M67]*1+([.BP$65]/100);0)" office:value-type="float" office:value="16" calcext:value-type="float">
            <text:p>16</text:p>
          </table:table-cell>
          <table:table-cell table:style-name="ce151" table:formula="of:=ROUNDDOWN(((((5)+([.$AB67]-[.$AF67]-(ROUNDDOWN([.$AG67]/2;0))))*5+15)*([.$AP67]/1000)*[.$M67]*1+([.BQ$65]/100))*([.$H67]/540)+0.03;4)" office:value-type="float" office:value="0.0892" calcext:value-type="float">
            <text:p>0.0892</text:p>
          </table:table-cell>
          <table:table-cell table:style-name="ce155" table:number-columns-repeated="2"/>
          <table:table-cell table:style-name="ce151" table:formula="of:=[.BN67]-[.DC67]-[.DE67]" office:value-type="float" office:value="802" calcext:value-type="float">
            <text:p>802</text:p>
          </table:table-cell>
          <table:table-cell table:style-name="ce159" table:formula="of:=[.$AQ67]-[.DD67]-[.DF67]" office:value-type="float" office:value="1.703" calcext:value-type="float">
            <text:p>1.70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96" office:value-type="float" office:value="1000" calcext:value-type="float">
            <text:p>1000</text:p>
          </table:table-cell>
          <table:table-cell table:style-name="ce145" table:formula="of:=ROUNDDOWN((((5)+([.$Q67]-[.$S67]-(ROUNDDOWN([.$U67]/2;0))))*5+15)*([.$BX67]/1000)*[.$K67]*1+([.BY$65]/100);0)" office:value-type="float" office:value="0" calcext:value-type="float">
            <text:p>0</text:p>
          </table:table-cell>
          <table:table-cell table:style-name="ce168" table:formula="of:=ROUNDDOWN(((((5)+([.$AC67]-[.$AE67]-(ROUNDDOWN([.$AG67]/2;0))))*5+15)*([.$AK67]/1000)*[.$K67]*1+([.BZ$65]/100))*([.$H67]/540)+0.03;4)" office:value-type="float" office:value="0.03" calcext:value-type="float">
            <text:p>0.03</text:p>
          </table:table-cell>
          <table:table-cell table:style-name="ce177" table:number-columns-repeated="2"/>
          <table:table-cell table:style-name="ce168" table:formula="of:=[.BX67]-[.AL67]-[.AN67]" office:value-type="float" office:value="980" calcext:value-type="float">
            <text:p>980</text:p>
          </table:table-cell>
          <table:table-cell table:style-name="ce173" table:formula="of:=[.$H67]-[.AM67]-[.AO67]" office:value-type="float" office:value="1.896" calcext:value-type="float">
            <text:p>1.896</text:p>
          </table:table-cell>
          <table:table-cell table:style-name="ce145" table:formula="of:=ROUNDDOWN((((5)+([.$Q67]-[.$S67]-(ROUNDDOWN([.$U67]/2;0))))*5+15)*([.$CC67]/1000)*[.$K67]*1+([.CE$65]/100);0)" office:value-type="float" office:value="0" calcext:value-type="float">
            <text:p>0</text:p>
          </table:table-cell>
          <table:table-cell table:style-name="ce168" table:formula="of:=ROUNDDOWN(((((5)+([.$AC67]-[.$AE67]-(ROUNDDOWN([.$AG67]/2;0))))*5+15)*([.$AK67]/1000)*[.$K67]*1+([.CF$65]/100))*([.$H67]/540)+0.03;4)" office:value-type="float" office:value="0.03" calcext:value-type="float">
            <text:p>0.03</text:p>
          </table:table-cell>
          <table:table-cell table:style-name="ce177" table:number-columns-repeated="2"/>
          <table:table-cell table:style-name="ce168" table:formula="of:=[.CC67]-[.AR67]-[.AT67]" office:value-type="float" office:value="960" calcext:value-type="float">
            <text:p>960</text:p>
          </table:table-cell>
          <table:table-cell table:style-name="ce173" table:formula="of:=[.$H67]-[.AS67]-[.AU67]" office:value-type="float" office:value="1.9699" calcext:value-type="float">
            <text:p>1.9699</text:p>
          </table:table-cell>
          <table:table-cell table:style-name="ce145" table:formula="of:=ROUNDDOWN((((5)+([.$Q67]-[.$S67]-(ROUNDDOWN([.$U67]/2;0))))*5+15)*([.$CI67]/1000)*[.$K67]*1+([.CK$65]/100);0)" office:value-type="float" office:value="0" calcext:value-type="float">
            <text:p>0</text:p>
          </table:table-cell>
          <table:table-cell table:style-name="ce168" table:formula="of:=ROUNDDOWN(((((5)+([.$AC67]-[.$AE67]-(ROUNDDOWN([.$AG67]/2;0))))*5+15)*([.$AK67]/1000)*[.$K67]*1+([.CL$65]/100))*([.$H67]/540)+0.03;4)" office:value-type="float" office:value="0.03" calcext:value-type="float">
            <text:p>0.03</text:p>
          </table:table-cell>
          <table:table-cell table:style-name="ce177" table:number-columns-repeated="2"/>
          <table:table-cell table:style-name="ce168" table:formula="of:=[.CI67]-[.AX67]-[.AZ67]" office:value-type="float" office:value="940" calcext:value-type="float">
            <text:p>940</text:p>
          </table:table-cell>
          <table:table-cell table:style-name="ce173" table:formula="of:=[.$H67]-[.AY67]-[.BA67]" office:value-type="float" office:value="1.896" calcext:value-type="float">
            <text:p>1.896</text:p>
          </table:table-cell>
          <table:table-cell table:style-name="ce147" table:formula="of:=ROUNDDOWN((((5)+([.$W67]-[.$Y67]-(ROUNDDOWN([.$AA67]/2;0))))*5+15)*([.$CO67]/1000)*[.$N67]*1+([.CQ$65]/100);0)" office:value-type="float" office:value="67" calcext:value-type="float">
            <text:p>67</text:p>
          </table:table-cell>
          <table:table-cell table:style-name="ce151" table:formula="of:=ROUNDDOWN(((((5)+([.$AC67]-[.$AE67]-(ROUNDDOWN([.$AG67]/2;0))))*5+15)*([.$AP67]/1000)*[.$N67]*1+([.CR$65]/100))*([.$H67]/540)+0.03;4)" office:value-type="float" office:value="0.267" calcext:value-type="float">
            <text:p>0.267</text:p>
          </table:table-cell>
          <table:table-cell table:style-name="ce155" table:number-columns-repeated="2"/>
          <table:table-cell table:style-name="ce151" table:formula="of:=[.CO67]-[.BD67]-[.BF67]" office:value-type="float" office:value="924" calcext:value-type="float">
            <text:p>924</text:p>
          </table:table-cell>
          <table:table-cell table:style-name="ce159" table:formula="of:=[.$AQ67]-[.BE67]-[.BG67]" office:value-type="float" office:value="1.8808" calcext:value-type="float">
            <text:p>1.8808</text:p>
          </table:table-cell>
          <table:table-cell table:style-name="ce147" table:formula="of:=ROUNDDOWN((((5)+([.$W67]-[.$Y67]-(ROUNDDOWN([.$AA67]/2;0))))*5+15)*([.$CU67]/1000)*[.$N67]*1+([.CW$65]/100);0)" office:value-type="float" office:value="66" calcext:value-type="float">
            <text:p>66</text:p>
          </table:table-cell>
          <table:table-cell table:style-name="ce151" table:formula="of:=ROUNDDOWN(((((5)+([.$AC67]-[.$AE67]-(ROUNDDOWN([.$AG67]/2;0))))*5+15)*([.$AP67]/1000)*[.$N67]*1+([.CX$65]/100))*([.$H67]/540)+0.03;4)" office:value-type="float" office:value="0.267" calcext:value-type="float">
            <text:p>0.267</text:p>
          </table:table-cell>
          <table:table-cell table:style-name="ce155" table:number-columns-repeated="2"/>
          <table:table-cell table:style-name="ce151" table:formula="of:=[.CU67]-[.BJ67]-[.BL67]" office:value-type="float" office:value="908" calcext:value-type="float">
            <text:p>908</text:p>
          </table:table-cell>
          <table:table-cell table:style-name="ce159" table:formula="of:=[.$AQ67]-[.BK67]-[.BM67]" office:value-type="float" office:value="1.8808" calcext:value-type="float">
            <text:p>1.8808</text:p>
          </table:table-cell>
          <table:table-cell table:style-name="ce147" table:formula="of:=ROUNDDOWN((((5)+([.$W67]-[.$Y67]-(ROUNDDOWN([.$AA67]/2;0))))*5+15)*([.$DA67]/1000)*[.$N67]*1+([.DC$65]/100);0)" office:value-type="float" office:value="65" calcext:value-type="float">
            <text:p>65</text:p>
          </table:table-cell>
          <table:table-cell table:style-name="ce151" table:formula="of:=ROUNDDOWN(((((5)+([.$AC67]-[.$AE67]-(ROUNDDOWN([.$AG67]/2;0))))*5+15)*([.$AP67]/1000)*[.$N67]*1+([.DD$65]/100))*([.$H67]/540)+0.03;4)" office:value-type="float" office:value="0.267" calcext:value-type="float">
            <text:p>0.267</text:p>
          </table:table-cell>
          <table:table-cell table:style-name="ce155" table:number-columns-repeated="2"/>
          <table:table-cell table:style-name="ce151" table:formula="of:=[.DA67]-[.BP67]-[.BR67]" office:value-type="float" office:value="892" calcext:value-type="float">
            <text:p>892</text:p>
          </table:table-cell>
          <table:table-cell table:style-name="ce159" table:formula="of:=[.$AQ67]-[.BQ67]-[.BS67]" office:value-type="float" office:value="1.8808" calcext:value-type="float">
            <text:p>1.880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19" table:formula="of:=[.AL67]+[.AR67]+[.AX67]+[.BD67]+[.BJ67]+[.BP67]" office:value-type="float" office:value="108" calcext:value-type="float">
            <text:p>108</text:p>
          </table:table-cell>
          <table:table-cell table:style-name="ce120" table:formula="of:=[.AM67]+[.AS67]+[.AY67]+[.BE67]+[.BK67]+[.BQ67]" office:value-type="float" office:value="0.5057" calcext:value-type="float">
            <text:p>0.5057</text:p>
          </table:table-cell>
          <table:table-cell table:style-name="ce119" table:formula="of:=[.BY67]+[.CE67]+[.CK67]+[.CQ67]+[.CW67]+[.DC67]" office:value-type="float" office:value="198" calcext:value-type="float">
            <text:p>198</text:p>
          </table:table-cell>
          <table:table-cell table:style-name="ce120" table:formula="of:=[.BZ67]+[.CF67]+[.CL67]+[.CR67]+[.CX67]+[.DD67]" office:value-type="float" office:value="0.891" calcext:value-type="float">
            <text:p>0.891</text:p>
          </table:table-cell>
          <table:table-cell table:style-name="ce119" table:formula="of:=[.AN67]+[.AT67]+[.AZ67]+[.BF67]+[.BL67]+[.BR67]" office:value-type="float" office:value="0" calcext:value-type="float">
            <text:p>0</text:p>
          </table:table-cell>
          <table:table-cell table:style-name="ce120" table:formula="of:=[.AO67]+[.AU67]+[.BA67]+[.BG67]+[.BM67]+[.BS67]" office:value-type="float" office:value="0" calcext:value-type="float">
            <text:p>0</text:p>
          </table:table-cell>
          <table:table-cell table:style-name="ce119" table:formula="of:=[.CA67]+[.CG67]+[.CM67]+[.CS67]+[.CY67]+[.DE67]" office:value-type="float" office:value="0" calcext:value-type="float">
            <text:p>0</text:p>
          </table:table-cell>
          <table:table-cell table:style-name="ce120" table:formula="of:=[.CB67]+[.CH67]+[.CN67]+[.CT67]+[.CZ67]+[.DF67]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19" table:formula="of:=[.DK67]-[.DQ67]" office:value-type="float" office:value="108" calcext:value-type="float">
            <text:p>108</text:p>
          </table:table-cell>
          <table:table-cell table:style-name="ce120" table:formula="of:=[.DL67]-[.DR67]" office:value-type="float" office:value="0.5057" calcext:value-type="float">
            <text:p>0.5057</text:p>
          </table:table-cell>
          <table:table-cell table:style-name="ce119" table:formula="of:=[.DM67]-[.DO67]" office:value-type="float" office:value="198" calcext:value-type="float">
            <text:p>198</text:p>
          </table:table-cell>
          <table:table-cell table:style-name="ce120" table:formula="of:=[.DN67]-[.DP67]" office:value-type="float" office:value="0.891" calcext:value-type="float">
            <text:p>0.891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6" office:value-type="float" office:value="0.35" calcext:value-type="float">
            <text:p>0.3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float" office:value="0.3" calcext:value-type="float">
            <text:p>0.3</text:p>
          </table:table-cell>
          <table:table-cell table:style-name="ce30" office:value-type="float" office:value="0.8" calcext:value-type="float">
            <text:p>0.8</text:p>
          </table:table-cell>
          <table:table-cell table:style-name="ce35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5" office:value-type="float" office:value="0.5" calcext:value-type="float">
            <text:p>0.5</text:p>
          </table:table-cell>
          <table:table-cell table:style-name="ce57" table:formula="of:=[.B68]/[.$I68]" office:value-type="float" office:value="0.7" calcext:value-type="float">
            <text:p>0.7</text:p>
          </table:table-cell>
          <table:table-cell table:style-name="ce58" table:formula="of:=[.C68]/[.$I68]" office:value-type="float" office:value="0" calcext:value-type="float">
            <text:p>0</text:p>
          </table:table-cell>
          <table:table-cell table:style-name="ce59" table:formula="of:=[.D68]/[.$I68]" office:value-type="float" office:value="0" calcext:value-type="float">
            <text:p>0</text:p>
          </table:table-cell>
          <table:table-cell table:style-name="ce57" table:formula="of:=[.E68]/[.$I68]" office:value-type="float" office:value="0.6" calcext:value-type="float">
            <text:p>0.6</text:p>
          </table:table-cell>
          <table:table-cell table:style-name="ce58" table:formula="of:=[.F68]/[.$I68]" office:value-type="float" office:value="1.6" calcext:value-type="float">
            <text:p>1.6</text:p>
          </table:table-cell>
          <table:table-cell table:style-name="ce59" table:formula="of:=[.G68]/[.$I68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68]-[.$T68]-(ROUNDDOWN([.$U68]/2;0))))*5+15)*([.$AK68]/1000)*[.$J68]*1+([.AL$65]/100);0)" office:value-type="float" office:value="28" calcext:value-type="float">
            <text:p>28</text:p>
          </table:table-cell>
          <table:table-cell table:style-name="ce169" table:formula="of:=ROUNDDOWN(((((5)+([.$AB68]-[.$AF68]-(ROUNDDOWN([.$AG68]/2;0))))*5+15)*([.$AK68]/1000)*[.$J68]*1+([.AM$65]/100))*([.$H68]/540)+0.03;4)" office:value-type="float" office:value="0.1337" calcext:value-type="float">
            <text:p>0.1337</text:p>
          </table:table-cell>
          <table:table-cell table:style-name="ce169" table:number-columns-repeated="2"/>
          <table:table-cell table:style-name="ce169" table:formula="of:=[.AK68]-[.BY68]-[.CA68]" office:value-type="float" office:value="1000" calcext:value-type="float">
            <text:p>1000</text:p>
          </table:table-cell>
          <table:table-cell table:style-name="ce174" table:formula="of:=[.$H68]-[.BZ68]-[.CB68]" office:value-type="float" office:value="1.97" calcext:value-type="float">
            <text:p>1.97</text:p>
          </table:table-cell>
          <table:table-cell table:style-name="ce146" table:formula="of:=ROUNDDOWN((((5)+([.$P68]-[.$T68]-(ROUNDDOWN([.$U68]/2;0))))*5+15)*([.$AP68]/1000)*[.$J68]*1+([.AR$65]/100);0)" office:value-type="float" office:value="28" calcext:value-type="float">
            <text:p>28</text:p>
          </table:table-cell>
          <table:table-cell table:style-name="ce169" table:formula="of:=ROUNDDOWN(((((5)+([.$AB68]-[.$AF68]-(ROUNDDOWN([.$AG68]/2;0))))*5+15)*([.$AQ68]/1000)*[.$J68]*1+([.AS$65]/100))*([.$H68]/540)+0.03;4)" office:value-type="float" office:value="0.0302" calcext:value-type="float">
            <text:p>0.0302</text:p>
          </table:table-cell>
          <table:table-cell table:style-name="ce178" table:number-columns-repeated="2"/>
          <table:table-cell table:style-name="ce169" table:formula="of:=[.AP68]-[.CE68]-[.CG68]" office:value-type="float" office:value="1000" calcext:value-type="float">
            <text:p>1000</text:p>
          </table:table-cell>
          <table:table-cell table:style-name="ce174" table:formula="of:=[.$AQ68]-[.CF68]-[.CH68]" office:value-type="float" office:value="1.94" calcext:value-type="float">
            <text:p>1.94</text:p>
          </table:table-cell>
          <table:table-cell table:style-name="ce146" table:formula="of:=ROUNDDOWN((((5)+([.$P68]-[.$T68]-(ROUNDDOWN([.$U68]/2;0))))*5+15)*([.$AP68]/1000)*[.$J68]*1+([.AX$65]/100);0)" office:value-type="float" office:value="28" calcext:value-type="float">
            <text:p>28</text:p>
          </table:table-cell>
          <table:table-cell table:style-name="ce169" table:formula="of:=ROUNDDOWN(((((5)+([.$AB68]-[.$AF68]-(ROUNDDOWN([.$AG68]/2;0))))*5+15)*([.$AP68]/1000)*[.$J68]*1+([.AY$65]/100))*([.$H68]/540)+0.03;4)" office:value-type="float" office:value="0.1337" calcext:value-type="float">
            <text:p>0.1337</text:p>
          </table:table-cell>
          <table:table-cell table:style-name="ce178" table:number-columns-repeated="2"/>
          <table:table-cell table:style-name="ce169" table:formula="of:=[.AV68]-[.CK68]-[.CM68]" office:value-type="float" office:value="1000" calcext:value-type="float">
            <text:p>1000</text:p>
          </table:table-cell>
          <table:table-cell table:style-name="ce174" table:formula="of:=[.$AQ68]-[.CL68]-[.CN68]" office:value-type="float" office:value="1.94" calcext:value-type="float">
            <text:p>1.94</text:p>
          </table:table-cell>
          <table:table-cell table:style-name="ce148" table:formula="of:=ROUNDDOWN((((5)+([.$V68]-[.$Z68]-(ROUNDDOWN([.$AA68]/2;0))))*5+15)*([.$BB68]/1000)*[.$M68]*1+([.BD$65]/100);0)" office:value-type="float" office:value="24" calcext:value-type="float">
            <text:p>24</text:p>
          </table:table-cell>
          <table:table-cell table:style-name="ce152" table:formula="of:=ROUNDDOWN(((((5)+([.$AB68]-[.$AF68]-(ROUNDDOWN([.$AG68]/2;0))))*5+15)*([.$AP68]/1000)*[.$M68]*1+([.BE$65]/100))*([.$H68]/540)+0.03;4)" office:value-type="float" office:value="0.1188" calcext:value-type="float">
            <text:p>0.1188</text:p>
          </table:table-cell>
          <table:table-cell table:style-name="ce156" table:number-columns-repeated="2"/>
          <table:table-cell table:style-name="ce152" table:formula="of:=[.BB68]-[.CQ68]-[.CS68]" office:value-type="float" office:value="935" calcext:value-type="float">
            <text:p>935</text:p>
          </table:table-cell>
          <table:table-cell table:style-name="ce160" table:formula="of:=[.$AQ68]-[.CR68]-[.CT68]" office:value-type="float" office:value="1.703" calcext:value-type="float">
            <text:p>1.703</text:p>
          </table:table-cell>
          <table:table-cell table:style-name="ce148" table:formula="of:=ROUNDDOWN((((5)+([.$V68]-[.$Z68]-(ROUNDDOWN([.$AA68]/2;0))))*5+15)*([.$BB68]/1000)*[.$M68]*1+([.BJ$65]/100);0)" office:value-type="float" office:value="24" calcext:value-type="float">
            <text:p>24</text:p>
          </table:table-cell>
          <table:table-cell table:style-name="ce152" table:formula="of:=ROUNDDOWN(((((5)+([.$AB68]-[.$AF68]-(ROUNDDOWN([.$AG68]/2;0))))*5+15)*([.$AP68]/1000)*[.$M68]*1+([.BK$65]/100))*([.$H68]/540)+0.03;4)" office:value-type="float" office:value="0.1188" calcext:value-type="float">
            <text:p>0.1188</text:p>
          </table:table-cell>
          <table:table-cell table:style-name="ce156" table:number-columns-repeated="2"/>
          <table:table-cell table:style-name="ce152" table:formula="of:=[.BH68]-[.CW68]-[.CY68]" office:value-type="float" office:value="871" calcext:value-type="float">
            <text:p>871</text:p>
          </table:table-cell>
          <table:table-cell table:style-name="ce160" table:formula="of:=[.$AQ68]-[.CX68]-[.CZ68]" office:value-type="float" office:value="1.703" calcext:value-type="float">
            <text:p>1.703</text:p>
          </table:table-cell>
          <table:table-cell table:style-name="ce148" table:formula="of:=ROUNDDOWN((((5)+([.$V68]-[.$Z68]-(ROUNDDOWN([.$AA68]/2;0))))*5+15)*([.$BB68]/1000)*[.$M68]*1+([.BP$65]/100);0)" office:value-type="float" office:value="24" calcext:value-type="float">
            <text:p>24</text:p>
          </table:table-cell>
          <table:table-cell table:style-name="ce152" table:formula="of:=ROUNDDOWN(((((5)+([.$AB68]-[.$AF68]-(ROUNDDOWN([.$AG68]/2;0))))*5+15)*([.$AP68]/1000)*[.$M68]*1+([.BQ$65]/100))*([.$H68]/540)+0.03;4)" office:value-type="float" office:value="0.1188" calcext:value-type="float">
            <text:p>0.1188</text:p>
          </table:table-cell>
          <table:table-cell table:style-name="ce156" table:number-columns-repeated="2"/>
          <table:table-cell table:style-name="ce152" table:formula="of:=[.BN68]-[.DC68]-[.DE68]" office:value-type="float" office:value="809" calcext:value-type="float">
            <text:p>809</text:p>
          </table:table-cell>
          <table:table-cell table:style-name="ce160" table:formula="of:=[.$AQ68]-[.DD68]-[.DF68]" office:value-type="float" office:value="1.703" calcext:value-type="float">
            <text:p>1.70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68]-[.$S68]-(ROUNDDOWN([.$U68]/2;0))))*5+15)*([.$BX68]/1000)*[.$K68]*1+([.BY$65]/100);0)" office:value-type="float" office:value="0" calcext:value-type="float">
            <text:p>0</text:p>
          </table:table-cell>
          <table:table-cell table:style-name="ce169" table:formula="of:=ROUNDDOWN(((((5)+([.$AC68]-[.$AE68]-(ROUNDDOWN([.$AG68]/2;0))))*5+15)*([.$AK68]/1000)*[.$K68]*1+([.BZ$65]/100))*([.$H68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BX68]-[.AL68]-[.AN68]" office:value-type="float" office:value="972" calcext:value-type="float">
            <text:p>972</text:p>
          </table:table-cell>
          <table:table-cell table:style-name="ce174" table:formula="of:=[.$H68]-[.AM68]-[.AO68]" office:value-type="float" office:value="1.8663" calcext:value-type="float">
            <text:p>1.8663</text:p>
          </table:table-cell>
          <table:table-cell table:style-name="ce146" table:formula="of:=ROUNDDOWN((((5)+([.$Q68]-[.$S68]-(ROUNDDOWN([.$U68]/2;0))))*5+15)*([.$CC68]/1000)*[.$K68]*1+([.CE$65]/100);0)" office:value-type="float" office:value="0" calcext:value-type="float">
            <text:p>0</text:p>
          </table:table-cell>
          <table:table-cell table:style-name="ce169" table:formula="of:=ROUNDDOWN(((((5)+([.$AC68]-[.$AE68]-(ROUNDDOWN([.$AG68]/2;0))))*5+15)*([.$AK68]/1000)*[.$K68]*1+([.CF$65]/100))*([.$H68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C68]-[.AR68]-[.AT68]" office:value-type="float" office:value="944" calcext:value-type="float">
            <text:p>944</text:p>
          </table:table-cell>
          <table:table-cell table:style-name="ce174" table:formula="of:=[.$H68]-[.AS68]-[.AU68]" office:value-type="float" office:value="1.9698" calcext:value-type="float">
            <text:p>1.9698</text:p>
          </table:table-cell>
          <table:table-cell table:style-name="ce146" table:formula="of:=ROUNDDOWN((((5)+([.$Q68]-[.$S68]-(ROUNDDOWN([.$U68]/2;0))))*5+15)*([.$CI68]/1000)*[.$K68]*1+([.CK$65]/100);0)" office:value-type="float" office:value="0" calcext:value-type="float">
            <text:p>0</text:p>
          </table:table-cell>
          <table:table-cell table:style-name="ce169" table:formula="of:=ROUNDDOWN(((((5)+([.$AC68]-[.$AE68]-(ROUNDDOWN([.$AG68]/2;0))))*5+15)*([.$AK68]/1000)*[.$K68]*1+([.CL$65]/100))*([.$H68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I68]-[.AX68]-[.AZ68]" office:value-type="float" office:value="916" calcext:value-type="float">
            <text:p>916</text:p>
          </table:table-cell>
          <table:table-cell table:style-name="ce174" table:formula="of:=[.$H68]-[.AY68]-[.BA68]" office:value-type="float" office:value="1.8663" calcext:value-type="float">
            <text:p>1.8663</text:p>
          </table:table-cell>
          <table:table-cell table:style-name="ce148" table:formula="of:=ROUNDDOWN((((5)+([.$W68]-[.$Y68]-(ROUNDDOWN([.$AA68]/2;0))))*5+15)*([.$CO68]/1000)*[.$N68]*1+([.CQ$65]/100);0)" office:value-type="float" office:value="65" calcext:value-type="float">
            <text:p>65</text:p>
          </table:table-cell>
          <table:table-cell table:style-name="ce152" table:formula="of:=ROUNDDOWN(((((5)+([.$AC68]-[.$AE68]-(ROUNDDOWN([.$AG68]/2;0))))*5+15)*([.$AP68]/1000)*[.$N68]*1+([.CR$65]/100))*([.$H68]/540)+0.03;4)" office:value-type="float" office:value="0.267" calcext:value-type="float">
            <text:p>0.267</text:p>
          </table:table-cell>
          <table:table-cell table:style-name="ce156" table:number-columns-repeated="2"/>
          <table:table-cell table:style-name="ce152" table:formula="of:=[.CO68]-[.BD68]-[.BF68]" office:value-type="float" office:value="892" calcext:value-type="float">
            <text:p>892</text:p>
          </table:table-cell>
          <table:table-cell table:style-name="ce160" table:formula="of:=[.$AQ68]-[.BE68]-[.BG68]" office:value-type="float" office:value="1.8512" calcext:value-type="float">
            <text:p>1.8512</text:p>
          </table:table-cell>
          <table:table-cell table:style-name="ce148" table:formula="of:=ROUNDDOWN((((5)+([.$W68]-[.$Y68]-(ROUNDDOWN([.$AA68]/2;0))))*5+15)*([.$CU68]/1000)*[.$N68]*1+([.CW$65]/100);0)" office:value-type="float" office:value="64" calcext:value-type="float">
            <text:p>64</text:p>
          </table:table-cell>
          <table:table-cell table:style-name="ce152" table:formula="of:=ROUNDDOWN(((((5)+([.$AC68]-[.$AE68]-(ROUNDDOWN([.$AG68]/2;0))))*5+15)*([.$AP68]/1000)*[.$N68]*1+([.CX$65]/100))*([.$H68]/540)+0.03;4)" office:value-type="float" office:value="0.267" calcext:value-type="float">
            <text:p>0.267</text:p>
          </table:table-cell>
          <table:table-cell table:style-name="ce156" table:number-columns-repeated="2"/>
          <table:table-cell table:style-name="ce152" table:formula="of:=[.CU68]-[.BJ68]-[.BL68]" office:value-type="float" office:value="868" calcext:value-type="float">
            <text:p>868</text:p>
          </table:table-cell>
          <table:table-cell table:style-name="ce160" table:formula="of:=[.$AQ68]-[.BK68]-[.BM68]" office:value-type="float" office:value="1.8512" calcext:value-type="float">
            <text:p>1.8512</text:p>
          </table:table-cell>
          <table:table-cell table:style-name="ce148" table:formula="of:=ROUNDDOWN((((5)+([.$W68]-[.$Y68]-(ROUNDDOWN([.$AA68]/2;0))))*5+15)*([.$DA68]/1000)*[.$N68]*1+([.DC$65]/100);0)" office:value-type="float" office:value="62" calcext:value-type="float">
            <text:p>62</text:p>
          </table:table-cell>
          <table:table-cell table:style-name="ce152" table:formula="of:=ROUNDDOWN(((((5)+([.$AC68]-[.$AE68]-(ROUNDDOWN([.$AG68]/2;0))))*5+15)*([.$AP68]/1000)*[.$N68]*1+([.DD$65]/100))*([.$H68]/540)+0.03;4)" office:value-type="float" office:value="0.267" calcext:value-type="float">
            <text:p>0.267</text:p>
          </table:table-cell>
          <table:table-cell table:style-name="ce156" table:number-columns-repeated="2"/>
          <table:table-cell table:style-name="ce152" table:formula="of:=[.DA68]-[.BP68]-[.BR68]" office:value-type="float" office:value="844" calcext:value-type="float">
            <text:p>844</text:p>
          </table:table-cell>
          <table:table-cell table:style-name="ce160" table:formula="of:=[.$AQ68]-[.BQ68]-[.BS68]" office:value-type="float" office:value="1.8512" calcext:value-type="float">
            <text:p>1.85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19" table:formula="of:=[.AL68]+[.AR68]+[.AX68]+[.BD68]+[.BJ68]+[.BP68]" office:value-type="float" office:value="156" calcext:value-type="float">
            <text:p>156</text:p>
          </table:table-cell>
          <table:table-cell table:style-name="ce120" table:formula="of:=[.AM68]+[.AS68]+[.AY68]+[.BE68]+[.BK68]+[.BQ68]" office:value-type="float" office:value="0.654" calcext:value-type="float">
            <text:p>0.654</text:p>
          </table:table-cell>
          <table:table-cell table:style-name="ce119" table:formula="of:=[.BY68]+[.CE68]+[.CK68]+[.CQ68]+[.CW68]+[.DC68]" office:value-type="float" office:value="191" calcext:value-type="float">
            <text:p>191</text:p>
          </table:table-cell>
          <table:table-cell table:style-name="ce120" table:formula="of:=[.BZ68]+[.CF68]+[.CL68]+[.CR68]+[.CX68]+[.DD68]" office:value-type="float" office:value="0.891" calcext:value-type="float">
            <text:p>0.891</text:p>
          </table:table-cell>
          <table:table-cell table:style-name="ce119" table:formula="of:=[.AN68]+[.AT68]+[.AZ68]+[.BF68]+[.BL68]+[.BR68]" office:value-type="float" office:value="0" calcext:value-type="float">
            <text:p>0</text:p>
          </table:table-cell>
          <table:table-cell table:style-name="ce120" table:formula="of:=[.AO68]+[.AU68]+[.BA68]+[.BG68]+[.BM68]+[.BS68]" office:value-type="float" office:value="0" calcext:value-type="float">
            <text:p>0</text:p>
          </table:table-cell>
          <table:table-cell table:style-name="ce119" table:formula="of:=[.CA68]+[.CG68]+[.CM68]+[.CS68]+[.CY68]+[.DE68]" office:value-type="float" office:value="0" calcext:value-type="float">
            <text:p>0</text:p>
          </table:table-cell>
          <table:table-cell table:style-name="ce120" table:formula="of:=[.CB68]+[.CH68]+[.CN68]+[.CT68]+[.CZ68]+[.DF68]" office:value-type="float" office:value="0" calcext:value-type="float">
            <text:p>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19" table:formula="of:=[.DK68]-[.DQ68]" office:value-type="float" office:value="156" calcext:value-type="float">
            <text:p>156</text:p>
          </table:table-cell>
          <table:table-cell table:style-name="ce120" table:formula="of:=[.DL68]-[.DR68]" office:value-type="float" office:value="0.654" calcext:value-type="float">
            <text:p>0.654</text:p>
          </table:table-cell>
          <table:table-cell table:style-name="ce119" table:formula="of:=[.DM68]-[.DO68]" office:value-type="float" office:value="191" calcext:value-type="float">
            <text:p>191</text:p>
          </table:table-cell>
          <table:table-cell table:style-name="ce120" table:formula="of:=[.DN68]-[.DP68]" office:value-type="float" office:value="0.891" calcext:value-type="float">
            <text:p>0.891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35" calcext:value-type="float">
            <text:p>0.3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5" office:value-type="float" office:value="0.5" calcext:value-type="float">
            <text:p>0.5</text:p>
          </table:table-cell>
          <table:table-cell table:style-name="ce57" table:formula="of:=[.B69]/[.$I69]" office:value-type="float" office:value="0.7" calcext:value-type="float">
            <text:p>0.7</text:p>
          </table:table-cell>
          <table:table-cell table:style-name="ce58" table:formula="of:=[.C69]/[.$I69]" office:value-type="float" office:value="0" calcext:value-type="float">
            <text:p>0</text:p>
          </table:table-cell>
          <table:table-cell table:style-name="ce59" table:formula="of:=[.D69]/[.$I69]" office:value-type="float" office:value="0" calcext:value-type="float">
            <text:p>0</text:p>
          </table:table-cell>
          <table:table-cell table:style-name="ce57" table:formula="of:=[.E69]/[.$I69]" office:value-type="float" office:value="1" calcext:value-type="float">
            <text:p>1</text:p>
          </table:table-cell>
          <table:table-cell table:style-name="ce58" table:formula="of:=[.F69]/[.$I69]" office:value-type="float" office:value="2" calcext:value-type="float">
            <text:p>2</text:p>
          </table:table-cell>
          <table:table-cell table:style-name="ce59" table:formula="of:=[.G69]/[.$I69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69]-[.$T69]-(ROUNDDOWN([.$U69]/2;0))))*5+15)*([.$AK69]/1000)*[.$J69]*1+([.AL$65]/100);0)" office:value-type="float" office:value="28" calcext:value-type="float">
            <text:p>28</text:p>
          </table:table-cell>
          <table:table-cell table:style-name="ce169" table:formula="of:=ROUNDDOWN(((((5)+([.$AB69]-[.$AF69]-(ROUNDDOWN([.$AG69]/2;0))))*5+15)*([.$AK69]/1000)*[.$J69]*1+([.AM$65]/100))*([.$H69]/540)+0.03;4)" office:value-type="float" office:value="0.1337" calcext:value-type="float">
            <text:p>0.1337</text:p>
          </table:table-cell>
          <table:table-cell table:style-name="ce169" table:number-columns-repeated="2"/>
          <table:table-cell table:style-name="ce169" table:formula="of:=[.AK69]-[.BY69]-[.CA69]" office:value-type="float" office:value="1000" calcext:value-type="float">
            <text:p>1000</text:p>
          </table:table-cell>
          <table:table-cell table:style-name="ce174" table:formula="of:=[.$H69]-[.BZ69]-[.CB69]" office:value-type="float" office:value="1.97" calcext:value-type="float">
            <text:p>1.97</text:p>
          </table:table-cell>
          <table:table-cell table:style-name="ce146" table:formula="of:=ROUNDDOWN((((5)+([.$P69]-[.$T69]-(ROUNDDOWN([.$U69]/2;0))))*5+15)*([.$AP69]/1000)*[.$J69]*1+([.AR$65]/100);0)" office:value-type="float" office:value="28" calcext:value-type="float">
            <text:p>28</text:p>
          </table:table-cell>
          <table:table-cell table:style-name="ce169" table:formula="of:=ROUNDDOWN(((((5)+([.$AB69]-[.$AF69]-(ROUNDDOWN([.$AG69]/2;0))))*5+15)*([.$AQ69]/1000)*[.$J69]*1+([.AS$65]/100))*([.$H69]/540)+0.03;4)" office:value-type="float" office:value="0.0302" calcext:value-type="float">
            <text:p>0.0302</text:p>
          </table:table-cell>
          <table:table-cell table:style-name="ce178" table:number-columns-repeated="2"/>
          <table:table-cell table:style-name="ce169" table:formula="of:=[.AP69]-[.CE69]-[.CG69]" office:value-type="float" office:value="1000" calcext:value-type="float">
            <text:p>1000</text:p>
          </table:table-cell>
          <table:table-cell table:style-name="ce174" table:formula="of:=[.$AQ69]-[.CF69]-[.CH69]" office:value-type="float" office:value="1.94" calcext:value-type="float">
            <text:p>1.94</text:p>
          </table:table-cell>
          <table:table-cell table:style-name="ce146" table:formula="of:=ROUNDDOWN((((5)+([.$P69]-[.$T69]-(ROUNDDOWN([.$U69]/2;0))))*5+15)*([.$AP69]/1000)*[.$J69]*1+([.AX$65]/100);0)" office:value-type="float" office:value="28" calcext:value-type="float">
            <text:p>28</text:p>
          </table:table-cell>
          <table:table-cell table:style-name="ce169" table:formula="of:=ROUNDDOWN(((((5)+([.$AB69]-[.$AF69]-(ROUNDDOWN([.$AG69]/2;0))))*5+15)*([.$AP69]/1000)*[.$J69]*1+([.AY$65]/100))*([.$H69]/540)+0.03;4)" office:value-type="float" office:value="0.1337" calcext:value-type="float">
            <text:p>0.1337</text:p>
          </table:table-cell>
          <table:table-cell table:style-name="ce178" table:number-columns-repeated="2"/>
          <table:table-cell table:style-name="ce169" table:formula="of:=[.AV69]-[.CK69]-[.CM69]" office:value-type="float" office:value="1000" calcext:value-type="float">
            <text:p>1000</text:p>
          </table:table-cell>
          <table:table-cell table:style-name="ce174" table:formula="of:=[.$AQ69]-[.CL69]-[.CN69]" office:value-type="float" office:value="1.94" calcext:value-type="float">
            <text:p>1.94</text:p>
          </table:table-cell>
          <table:table-cell table:style-name="ce148" table:formula="of:=ROUNDDOWN((((5)+([.$V69]-[.$Z69]-(ROUNDDOWN([.$AA69]/2;0))))*5+15)*([.$BB69]/1000)*[.$M69]*1+([.BD$65]/100);0)" office:value-type="float" office:value="40" calcext:value-type="float">
            <text:p>40</text:p>
          </table:table-cell>
          <table:table-cell table:style-name="ce152" table:formula="of:=ROUNDDOWN(((((5)+([.$AB69]-[.$AF69]-(ROUNDDOWN([.$AG69]/2;0))))*5+15)*([.$AP69]/1000)*[.$M69]*1+([.BE$65]/100))*([.$H69]/540)+0.03;4)" office:value-type="float" office:value="0.1781" calcext:value-type="float">
            <text:p>0.1781</text:p>
          </table:table-cell>
          <table:table-cell table:style-name="ce156" table:number-columns-repeated="2"/>
          <table:table-cell table:style-name="ce152" table:formula="of:=[.BB69]-[.CQ69]-[.CS69]" office:value-type="float" office:value="918" calcext:value-type="float">
            <text:p>918</text:p>
          </table:table-cell>
          <table:table-cell table:style-name="ce160" table:formula="of:=[.$AQ69]-[.CR69]-[.CT69]" office:value-type="float" office:value="1.6438" calcext:value-type="float">
            <text:p>1.6438</text:p>
          </table:table-cell>
          <table:table-cell table:style-name="ce148" table:formula="of:=ROUNDDOWN((((5)+([.$V69]-[.$Z69]-(ROUNDDOWN([.$AA69]/2;0))))*5+15)*([.$BB69]/1000)*[.$M69]*1+([.BJ$65]/100);0)" office:value-type="float" office:value="40" calcext:value-type="float">
            <text:p>40</text:p>
          </table:table-cell>
          <table:table-cell table:style-name="ce152" table:formula="of:=ROUNDDOWN(((((5)+([.$AB69]-[.$AF69]-(ROUNDDOWN([.$AG69]/2;0))))*5+15)*([.$AP69]/1000)*[.$M69]*1+([.BK$65]/100))*([.$H69]/540)+0.03;4)" office:value-type="float" office:value="0.1781" calcext:value-type="float">
            <text:p>0.1781</text:p>
          </table:table-cell>
          <table:table-cell table:style-name="ce156" table:number-columns-repeated="2"/>
          <table:table-cell table:style-name="ce152" table:formula="of:=[.BH69]-[.CW69]-[.CY69]" office:value-type="float" office:value="840" calcext:value-type="float">
            <text:p>840</text:p>
          </table:table-cell>
          <table:table-cell table:style-name="ce160" table:formula="of:=[.$AQ69]-[.CX69]-[.CZ69]" office:value-type="float" office:value="1.6438" calcext:value-type="float">
            <text:p>1.6438</text:p>
          </table:table-cell>
          <table:table-cell table:style-name="ce148" table:formula="of:=ROUNDDOWN((((5)+([.$V69]-[.$Z69]-(ROUNDDOWN([.$AA69]/2;0))))*5+15)*([.$BB69]/1000)*[.$M69]*1+([.BP$65]/100);0)" office:value-type="float" office:value="40" calcext:value-type="float">
            <text:p>40</text:p>
          </table:table-cell>
          <table:table-cell table:style-name="ce152" table:formula="of:=ROUNDDOWN(((((5)+([.$AB69]-[.$AF69]-(ROUNDDOWN([.$AG69]/2;0))))*5+15)*([.$AP69]/1000)*[.$M69]*1+([.BQ$65]/100))*([.$H69]/540)+0.03;4)" office:value-type="float" office:value="0.1781" calcext:value-type="float">
            <text:p>0.1781</text:p>
          </table:table-cell>
          <table:table-cell table:style-name="ce156" table:number-columns-repeated="2"/>
          <table:table-cell table:style-name="ce152" table:formula="of:=[.BN69]-[.DC69]-[.DE69]" office:value-type="float" office:value="765" calcext:value-type="float">
            <text:p>765</text:p>
          </table:table-cell>
          <table:table-cell table:style-name="ce160" table:formula="of:=[.$AQ69]-[.DD69]-[.DF69]" office:value-type="float" office:value="1.6438" calcext:value-type="float">
            <text:p>1.6438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69]-[.$S69]-(ROUNDDOWN([.$U69]/2;0))))*5+15)*([.$BX69]/1000)*[.$K69]*1+([.BY$65]/100);0)" office:value-type="float" office:value="0" calcext:value-type="float">
            <text:p>0</text:p>
          </table:table-cell>
          <table:table-cell table:style-name="ce169" table:formula="of:=ROUNDDOWN(((((5)+([.$AC69]-[.$AE69]-(ROUNDDOWN([.$AG69]/2;0))))*5+15)*([.$AK69]/1000)*[.$K69]*1+([.BZ$65]/100))*([.$H69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BX69]-[.AL69]-[.AN69]" office:value-type="float" office:value="972" calcext:value-type="float">
            <text:p>972</text:p>
          </table:table-cell>
          <table:table-cell table:style-name="ce174" table:formula="of:=[.$H69]-[.AM69]-[.AO69]" office:value-type="float" office:value="1.8663" calcext:value-type="float">
            <text:p>1.8663</text:p>
          </table:table-cell>
          <table:table-cell table:style-name="ce146" table:formula="of:=ROUNDDOWN((((5)+([.$Q69]-[.$S69]-(ROUNDDOWN([.$U69]/2;0))))*5+15)*([.$CC69]/1000)*[.$K69]*1+([.CE$65]/100);0)" office:value-type="float" office:value="0" calcext:value-type="float">
            <text:p>0</text:p>
          </table:table-cell>
          <table:table-cell table:style-name="ce169" table:formula="of:=ROUNDDOWN(((((5)+([.$AC69]-[.$AE69]-(ROUNDDOWN([.$AG69]/2;0))))*5+15)*([.$AK69]/1000)*[.$K69]*1+([.CF$65]/100))*([.$H69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C69]-[.AR69]-[.AT69]" office:value-type="float" office:value="944" calcext:value-type="float">
            <text:p>944</text:p>
          </table:table-cell>
          <table:table-cell table:style-name="ce174" table:formula="of:=[.$H69]-[.AS69]-[.AU69]" office:value-type="float" office:value="1.9698" calcext:value-type="float">
            <text:p>1.9698</text:p>
          </table:table-cell>
          <table:table-cell table:style-name="ce146" table:formula="of:=ROUNDDOWN((((5)+([.$Q69]-[.$S69]-(ROUNDDOWN([.$U69]/2;0))))*5+15)*([.$CI69]/1000)*[.$K69]*1+([.CK$65]/100);0)" office:value-type="float" office:value="0" calcext:value-type="float">
            <text:p>0</text:p>
          </table:table-cell>
          <table:table-cell table:style-name="ce169" table:formula="of:=ROUNDDOWN(((((5)+([.$AC69]-[.$AE69]-(ROUNDDOWN([.$AG69]/2;0))))*5+15)*([.$AK69]/1000)*[.$K69]*1+([.CL$65]/100))*([.$H69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I69]-[.AX69]-[.AZ69]" office:value-type="float" office:value="916" calcext:value-type="float">
            <text:p>916</text:p>
          </table:table-cell>
          <table:table-cell table:style-name="ce174" table:formula="of:=[.$H69]-[.AY69]-[.BA69]" office:value-type="float" office:value="1.8663" calcext:value-type="float">
            <text:p>1.8663</text:p>
          </table:table-cell>
          <table:table-cell table:style-name="ce148" table:formula="of:=ROUNDDOWN((((5)+([.$W69]-[.$Y69]-(ROUNDDOWN([.$AA69]/2;0))))*5+15)*([.$CO69]/1000)*[.$N69]*1+([.CQ$65]/100);0)" office:value-type="float" office:value="82" calcext:value-type="float">
            <text:p>82</text:p>
          </table:table-cell>
          <table:table-cell table:style-name="ce152" table:formula="of:=ROUNDDOWN(((((5)+([.$AC69]-[.$AE69]-(ROUNDDOWN([.$AG69]/2;0))))*5+15)*([.$AP69]/1000)*[.$N69]*1+([.CR$65]/100))*([.$H69]/540)+0.03;4)" office:value-type="float" office:value="0.3262" calcext:value-type="float">
            <text:p>0.3262</text:p>
          </table:table-cell>
          <table:table-cell table:style-name="ce156" table:number-columns-repeated="2"/>
          <table:table-cell table:style-name="ce152" table:formula="of:=[.CO69]-[.BD69]-[.BF69]" office:value-type="float" office:value="876" calcext:value-type="float">
            <text:p>876</text:p>
          </table:table-cell>
          <table:table-cell table:style-name="ce160" table:formula="of:=[.$AQ69]-[.BE69]-[.BG69]" office:value-type="float" office:value="1.7919" calcext:value-type="float">
            <text:p>1.7919</text:p>
          </table:table-cell>
          <table:table-cell table:style-name="ce148" table:formula="of:=ROUNDDOWN((((5)+([.$W69]-[.$Y69]-(ROUNDDOWN([.$AA69]/2;0))))*5+15)*([.$CU69]/1000)*[.$N69]*1+([.CW$65]/100);0)" office:value-type="float" office:value="78" calcext:value-type="float">
            <text:p>78</text:p>
          </table:table-cell>
          <table:table-cell table:style-name="ce152" table:formula="of:=ROUNDDOWN(((((5)+([.$AC69]-[.$AE69]-(ROUNDDOWN([.$AG69]/2;0))))*5+15)*([.$AP69]/1000)*[.$N69]*1+([.CX$65]/100))*([.$H69]/540)+0.03;4)" office:value-type="float" office:value="0.3262" calcext:value-type="float">
            <text:p>0.3262</text:p>
          </table:table-cell>
          <table:table-cell table:style-name="ce156" table:number-columns-repeated="2"/>
          <table:table-cell table:style-name="ce152" table:formula="of:=[.CU69]-[.BJ69]-[.BL69]" office:value-type="float" office:value="836" calcext:value-type="float">
            <text:p>836</text:p>
          </table:table-cell>
          <table:table-cell table:style-name="ce160" table:formula="of:=[.$AQ69]-[.BK69]-[.BM69]" office:value-type="float" office:value="1.7919" calcext:value-type="float">
            <text:p>1.7919</text:p>
          </table:table-cell>
          <table:table-cell table:style-name="ce148" table:formula="of:=ROUNDDOWN((((5)+([.$W69]-[.$Y69]-(ROUNDDOWN([.$AA69]/2;0))))*5+15)*([.$DA69]/1000)*[.$N69]*1+([.DC$65]/100);0)" office:value-type="float" office:value="75" calcext:value-type="float">
            <text:p>75</text:p>
          </table:table-cell>
          <table:table-cell table:style-name="ce152" table:formula="of:=ROUNDDOWN(((((5)+([.$AC69]-[.$AE69]-(ROUNDDOWN([.$AG69]/2;0))))*5+15)*([.$AP69]/1000)*[.$N69]*1+([.DD$65]/100))*([.$H69]/540)+0.03;4)" office:value-type="float" office:value="0.3262" calcext:value-type="float">
            <text:p>0.3262</text:p>
          </table:table-cell>
          <table:table-cell table:style-name="ce156" table:number-columns-repeated="2"/>
          <table:table-cell table:style-name="ce152" table:formula="of:=[.DA69]-[.BP69]-[.BR69]" office:value-type="float" office:value="796" calcext:value-type="float">
            <text:p>796</text:p>
          </table:table-cell>
          <table:table-cell table:style-name="ce160" table:formula="of:=[.$AQ69]-[.BQ69]-[.BS69]" office:value-type="float" office:value="1.7919" calcext:value-type="float">
            <text:p>1.791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19" table:formula="of:=[.AL69]+[.AR69]+[.AX69]+[.BD69]+[.BJ69]+[.BP69]" office:value-type="float" office:value="204" calcext:value-type="float">
            <text:p>204</text:p>
          </table:table-cell>
          <table:table-cell table:style-name="ce120" table:formula="of:=[.AM69]+[.AS69]+[.AY69]+[.BE69]+[.BK69]+[.BQ69]" office:value-type="float" office:value="0.8319" calcext:value-type="float">
            <text:p>0.8319</text:p>
          </table:table-cell>
          <table:table-cell table:style-name="ce119" table:formula="of:=[.BY69]+[.CE69]+[.CK69]+[.CQ69]+[.CW69]+[.DC69]" office:value-type="float" office:value="235" calcext:value-type="float">
            <text:p>235</text:p>
          </table:table-cell>
          <table:table-cell table:style-name="ce120" table:formula="of:=[.BZ69]+[.CF69]+[.CL69]+[.CR69]+[.CX69]+[.DD69]" office:value-type="float" office:value="1.0686" calcext:value-type="float">
            <text:p>1.0686</text:p>
          </table:table-cell>
          <table:table-cell table:style-name="ce119" table:formula="of:=[.AN69]+[.AT69]+[.AZ69]+[.BF69]+[.BL69]+[.BR69]" office:value-type="float" office:value="0" calcext:value-type="float">
            <text:p>0</text:p>
          </table:table-cell>
          <table:table-cell table:style-name="ce120" table:formula="of:=[.AO69]+[.AU69]+[.BA69]+[.BG69]+[.BM69]+[.BS69]" office:value-type="float" office:value="0" calcext:value-type="float">
            <text:p>0</text:p>
          </table:table-cell>
          <table:table-cell table:style-name="ce119" table:formula="of:=[.CA69]+[.CG69]+[.CM69]+[.CS69]+[.CY69]+[.DE69]" office:value-type="float" office:value="0" calcext:value-type="float">
            <text:p>0</text:p>
          </table:table-cell>
          <table:table-cell table:style-name="ce120" table:formula="of:=[.CB69]+[.CH69]+[.CN69]+[.CT69]+[.CZ69]+[.DF69]" office:value-type="float" office:value="0" calcext:value-type="float">
            <text:p>0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19" table:formula="of:=[.DK69]-[.DQ69]" office:value-type="float" office:value="204" calcext:value-type="float">
            <text:p>204</text:p>
          </table:table-cell>
          <table:table-cell table:style-name="ce120" table:formula="of:=[.DL69]-[.DR69]" office:value-type="float" office:value="0.8319" calcext:value-type="float">
            <text:p>0.8319</text:p>
          </table:table-cell>
          <table:table-cell table:style-name="ce119" table:formula="of:=[.DM69]-[.DO69]" office:value-type="float" office:value="235" calcext:value-type="float">
            <text:p>235</text:p>
          </table:table-cell>
          <table:table-cell table:style-name="ce120" table:formula="of:=[.DN69]-[.DP69]" office:value-type="float" office:value="1.0686" calcext:value-type="float">
            <text:p>1.0686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 office:value-type="float" office:value="0.35" calcext:value-type="float">
            <text:p>0.3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2" office:value-type="float" office:value="2.5" calcext:value-type="float">
            <text:p>2.5</text:p>
          </table:table-cell>
          <table:table-cell table:style-name="ce55" office:value-type="float" office:value="0.5" calcext:value-type="float">
            <text:p>0.5</text:p>
          </table:table-cell>
          <table:table-cell table:style-name="ce57" table:formula="of:=[.B70]/[.$I70]" office:value-type="float" office:value="0.7" calcext:value-type="float">
            <text:p>0.7</text:p>
          </table:table-cell>
          <table:table-cell table:style-name="ce58" table:formula="of:=[.C70]/[.$I70]" office:value-type="float" office:value="0" calcext:value-type="float">
            <text:p>0</text:p>
          </table:table-cell>
          <table:table-cell table:style-name="ce59" table:formula="of:=[.D70]/[.$I70]" office:value-type="float" office:value="0" calcext:value-type="float">
            <text:p>0</text:p>
          </table:table-cell>
          <table:table-cell table:style-name="ce57" table:formula="of:=[.E70]/[.$I70]" office:value-type="float" office:value="1" calcext:value-type="float">
            <text:p>1</text:p>
          </table:table-cell>
          <table:table-cell table:style-name="ce58" table:formula="of:=[.F70]/[.$I70]" office:value-type="float" office:value="2" calcext:value-type="float">
            <text:p>2</text:p>
          </table:table-cell>
          <table:table-cell table:style-name="ce59" table:formula="of:=[.G70]/[.$I70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70]-[.$T70]-(ROUNDDOWN([.$U70]/2;0))))*5+15)*([.$AK70]/1000)*[.$J70]*1+([.AL$65]/100);0)" office:value-type="float" office:value="28" calcext:value-type="float">
            <text:p>28</text:p>
          </table:table-cell>
          <table:table-cell table:style-name="ce169" table:formula="of:=ROUNDDOWN(((((5)+([.$AB70]-[.$AF70]-(ROUNDDOWN([.$AG70]/2;0))))*5+15)*([.$AK70]/1000)*[.$J70]*1+([.AM$65]/100))*([.$H70]/540)+0.03;4)" office:value-type="float" office:value="0.1596" calcext:value-type="float">
            <text:p>0.1596</text:p>
          </table:table-cell>
          <table:table-cell table:style-name="ce169" table:number-columns-repeated="2"/>
          <table:table-cell table:style-name="ce169" table:formula="of:=[.AK70]-[.BY70]-[.CA70]" office:value-type="float" office:value="1000" calcext:value-type="float">
            <text:p>1000</text:p>
          </table:table-cell>
          <table:table-cell table:style-name="ce174" table:formula="of:=[.$H70]-[.BZ70]-[.CB70]" office:value-type="float" office:value="2.47" calcext:value-type="float">
            <text:p>2.47</text:p>
          </table:table-cell>
          <table:table-cell table:style-name="ce146" table:formula="of:=ROUNDDOWN((((5)+([.$P70]-[.$T70]-(ROUNDDOWN([.$U70]/2;0))))*5+15)*([.$AP70]/1000)*[.$J70]*1+([.AR$65]/100);0)" office:value-type="float" office:value="28" calcext:value-type="float">
            <text:p>28</text:p>
          </table:table-cell>
          <table:table-cell table:style-name="ce169" table:formula="of:=ROUNDDOWN(((((5)+([.$AB70]-[.$AF70]-(ROUNDDOWN([.$AG70]/2;0))))*5+15)*([.$AQ70]/1000)*[.$J70]*1+([.AS$65]/100))*([.$H70]/540)+0.03;4)" office:value-type="float" office:value="0.0303" calcext:value-type="float">
            <text:p>0.0303</text:p>
          </table:table-cell>
          <table:table-cell table:style-name="ce178" table:number-columns-repeated="2"/>
          <table:table-cell table:style-name="ce169" table:formula="of:=[.AP70]-[.CE70]-[.CG70]" office:value-type="float" office:value="1000" calcext:value-type="float">
            <text:p>1000</text:p>
          </table:table-cell>
          <table:table-cell table:style-name="ce174" table:formula="of:=[.$AQ70]-[.CF70]-[.CH70]" office:value-type="float" office:value="2.44" calcext:value-type="float">
            <text:p>2.44</text:p>
          </table:table-cell>
          <table:table-cell table:style-name="ce146" table:formula="of:=ROUNDDOWN((((5)+([.$P70]-[.$T70]-(ROUNDDOWN([.$U70]/2;0))))*5+15)*([.$AP70]/1000)*[.$J70]*1+([.AX$65]/100);0)" office:value-type="float" office:value="28" calcext:value-type="float">
            <text:p>28</text:p>
          </table:table-cell>
          <table:table-cell table:style-name="ce169" table:formula="of:=ROUNDDOWN(((((5)+([.$AB70]-[.$AF70]-(ROUNDDOWN([.$AG70]/2;0))))*5+15)*([.$AP70]/1000)*[.$J70]*1+([.AY$65]/100))*([.$H70]/540)+0.03;4)" office:value-type="float" office:value="0.1596" calcext:value-type="float">
            <text:p>0.1596</text:p>
          </table:table-cell>
          <table:table-cell table:style-name="ce178" table:number-columns-repeated="2"/>
          <table:table-cell table:style-name="ce169" table:formula="of:=[.AV70]-[.CK70]-[.CM70]" office:value-type="float" office:value="1000" calcext:value-type="float">
            <text:p>1000</text:p>
          </table:table-cell>
          <table:table-cell table:style-name="ce174" table:formula="of:=[.$AQ70]-[.CL70]-[.CN70]" office:value-type="float" office:value="2.44" calcext:value-type="float">
            <text:p>2.44</text:p>
          </table:table-cell>
          <table:table-cell table:style-name="ce148" table:formula="of:=ROUNDDOWN((((5)+([.$V70]-[.$Z70]-(ROUNDDOWN([.$AA70]/2;0))))*5+15)*([.$BB70]/1000)*[.$M70]*1+([.BD$65]/100);0)" office:value-type="float" office:value="40" calcext:value-type="float">
            <text:p>40</text:p>
          </table:table-cell>
          <table:table-cell table:style-name="ce152" table:formula="of:=ROUNDDOWN(((((5)+([.$AB70]-[.$AF70]-(ROUNDDOWN([.$AG70]/2;0))))*5+15)*([.$AP70]/1000)*[.$M70]*1+([.BE$65]/100))*([.$H70]/540)+0.03;4)" office:value-type="float" office:value="0.2151" calcext:value-type="float">
            <text:p>0.2151</text:p>
          </table:table-cell>
          <table:table-cell table:style-name="ce156" table:number-columns-repeated="2"/>
          <table:table-cell table:style-name="ce152" table:formula="of:=[.BB70]-[.CQ70]-[.CS70]" office:value-type="float" office:value="918" calcext:value-type="float">
            <text:p>918</text:p>
          </table:table-cell>
          <table:table-cell table:style-name="ce160" table:formula="of:=[.$AQ70]-[.CR70]-[.CT70]" office:value-type="float" office:value="2.0697" calcext:value-type="float">
            <text:p>2.0697</text:p>
          </table:table-cell>
          <table:table-cell table:style-name="ce148" table:formula="of:=ROUNDDOWN((((5)+([.$V70]-[.$Z70]-(ROUNDDOWN([.$AA70]/2;0))))*5+15)*([.$BB70]/1000)*[.$M70]*1+([.BJ$65]/100);0)" office:value-type="float" office:value="40" calcext:value-type="float">
            <text:p>40</text:p>
          </table:table-cell>
          <table:table-cell table:style-name="ce152" table:formula="of:=ROUNDDOWN(((((5)+([.$AB70]-[.$AF70]-(ROUNDDOWN([.$AG70]/2;0))))*5+15)*([.$AP70]/1000)*[.$M70]*1+([.BK$65]/100))*([.$H70]/540)+0.03;4)" office:value-type="float" office:value="0.2151" calcext:value-type="float">
            <text:p>0.2151</text:p>
          </table:table-cell>
          <table:table-cell table:style-name="ce156" table:number-columns-repeated="2"/>
          <table:table-cell table:style-name="ce152" table:formula="of:=[.BH70]-[.CW70]-[.CY70]" office:value-type="float" office:value="840" calcext:value-type="float">
            <text:p>840</text:p>
          </table:table-cell>
          <table:table-cell table:style-name="ce160" table:formula="of:=[.$AQ70]-[.CX70]-[.CZ70]" office:value-type="float" office:value="2.0697" calcext:value-type="float">
            <text:p>2.0697</text:p>
          </table:table-cell>
          <table:table-cell table:style-name="ce148" table:formula="of:=ROUNDDOWN((((5)+([.$V70]-[.$Z70]-(ROUNDDOWN([.$AA70]/2;0))))*5+15)*([.$BB70]/1000)*[.$M70]*1+([.BP$65]/100);0)" office:value-type="float" office:value="40" calcext:value-type="float">
            <text:p>40</text:p>
          </table:table-cell>
          <table:table-cell table:style-name="ce152" table:formula="of:=ROUNDDOWN(((((5)+([.$AB70]-[.$AF70]-(ROUNDDOWN([.$AG70]/2;0))))*5+15)*([.$AP70]/1000)*[.$M70]*1+([.BQ$65]/100))*([.$H70]/540)+0.03;4)" office:value-type="float" office:value="0.2151" calcext:value-type="float">
            <text:p>0.2151</text:p>
          </table:table-cell>
          <table:table-cell table:style-name="ce156" table:number-columns-repeated="2"/>
          <table:table-cell table:style-name="ce152" table:formula="of:=[.BN70]-[.DC70]-[.DE70]" office:value-type="float" office:value="765" calcext:value-type="float">
            <text:p>765</text:p>
          </table:table-cell>
          <table:table-cell table:style-name="ce160" table:formula="of:=[.$AQ70]-[.DD70]-[.DF70]" office:value-type="float" office:value="2.0697" calcext:value-type="float">
            <text:p>2.069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70]-[.$S70]-(ROUNDDOWN([.$U70]/2;0))))*5+15)*([.$BX70]/1000)*[.$K70]*1+([.BY$65]/100);0)" office:value-type="float" office:value="0" calcext:value-type="float">
            <text:p>0</text:p>
          </table:table-cell>
          <table:table-cell table:style-name="ce169" table:formula="of:=ROUNDDOWN(((((5)+([.$AC70]-[.$AE70]-(ROUNDDOWN([.$AG70]/2;0))))*5+15)*([.$AK70]/1000)*[.$K70]*1+([.BZ$65]/100))*([.$H70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BX70]-[.AL70]-[.AN70]" office:value-type="float" office:value="972" calcext:value-type="float">
            <text:p>972</text:p>
          </table:table-cell>
          <table:table-cell table:style-name="ce174" table:formula="of:=[.$H70]-[.AM70]-[.AO70]" office:value-type="float" office:value="2.3404" calcext:value-type="float">
            <text:p>2.3404</text:p>
          </table:table-cell>
          <table:table-cell table:style-name="ce146" table:formula="of:=ROUNDDOWN((((5)+([.$Q70]-[.$S70]-(ROUNDDOWN([.$U70]/2;0))))*5+15)*([.$CC70]/1000)*[.$K70]*1+([.CE$65]/100);0)" office:value-type="float" office:value="0" calcext:value-type="float">
            <text:p>0</text:p>
          </table:table-cell>
          <table:table-cell table:style-name="ce169" table:formula="of:=ROUNDDOWN(((((5)+([.$AC70]-[.$AE70]-(ROUNDDOWN([.$AG70]/2;0))))*5+15)*([.$AK70]/1000)*[.$K70]*1+([.CF$65]/100))*([.$H70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C70]-[.AR70]-[.AT70]" office:value-type="float" office:value="944" calcext:value-type="float">
            <text:p>944</text:p>
          </table:table-cell>
          <table:table-cell table:style-name="ce174" table:formula="of:=[.$H70]-[.AS70]-[.AU70]" office:value-type="float" office:value="2.4697" calcext:value-type="float">
            <text:p>2.4697</text:p>
          </table:table-cell>
          <table:table-cell table:style-name="ce146" table:formula="of:=ROUNDDOWN((((5)+([.$Q70]-[.$S70]-(ROUNDDOWN([.$U70]/2;0))))*5+15)*([.$CI70]/1000)*[.$K70]*1+([.CK$65]/100);0)" office:value-type="float" office:value="0" calcext:value-type="float">
            <text:p>0</text:p>
          </table:table-cell>
          <table:table-cell table:style-name="ce169" table:formula="of:=ROUNDDOWN(((((5)+([.$AC70]-[.$AE70]-(ROUNDDOWN([.$AG70]/2;0))))*5+15)*([.$AK70]/1000)*[.$K70]*1+([.CL$65]/100))*([.$H70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I70]-[.AX70]-[.AZ70]" office:value-type="float" office:value="916" calcext:value-type="float">
            <text:p>916</text:p>
          </table:table-cell>
          <table:table-cell table:style-name="ce174" table:formula="of:=[.$H70]-[.AY70]-[.BA70]" office:value-type="float" office:value="2.3404" calcext:value-type="float">
            <text:p>2.3404</text:p>
          </table:table-cell>
          <table:table-cell table:style-name="ce148" table:formula="of:=ROUNDDOWN((((5)+([.$W70]-[.$Y70]-(ROUNDDOWN([.$AA70]/2;0))))*5+15)*([.$CO70]/1000)*[.$N70]*1+([.CQ$65]/100);0)" office:value-type="float" office:value="82" calcext:value-type="float">
            <text:p>82</text:p>
          </table:table-cell>
          <table:table-cell table:style-name="ce152" table:formula="of:=ROUNDDOWN(((((5)+([.$AC70]-[.$AE70]-(ROUNDDOWN([.$AG70]/2;0))))*5+15)*([.$AP70]/1000)*[.$N70]*1+([.CR$65]/100))*([.$H70]/540)+0.03;4)" office:value-type="float" office:value="0.4003" calcext:value-type="float">
            <text:p>0.4003</text:p>
          </table:table-cell>
          <table:table-cell table:style-name="ce156" table:number-columns-repeated="2"/>
          <table:table-cell table:style-name="ce152" table:formula="of:=[.CO70]-[.BD70]-[.BF70]" office:value-type="float" office:value="876" calcext:value-type="float">
            <text:p>876</text:p>
          </table:table-cell>
          <table:table-cell table:style-name="ce160" table:formula="of:=[.$AQ70]-[.BE70]-[.BG70]" office:value-type="float" office:value="2.2549" calcext:value-type="float">
            <text:p>2.2549</text:p>
          </table:table-cell>
          <table:table-cell table:style-name="ce148" table:formula="of:=ROUNDDOWN((((5)+([.$W70]-[.$Y70]-(ROUNDDOWN([.$AA70]/2;0))))*5+15)*([.$CU70]/1000)*[.$N70]*1+([.CW$65]/100);0)" office:value-type="float" office:value="78" calcext:value-type="float">
            <text:p>78</text:p>
          </table:table-cell>
          <table:table-cell table:style-name="ce152" table:formula="of:=ROUNDDOWN(((((5)+([.$AC70]-[.$AE70]-(ROUNDDOWN([.$AG70]/2;0))))*5+15)*([.$AP70]/1000)*[.$N70]*1+([.CX$65]/100))*([.$H70]/540)+0.03;4)" office:value-type="float" office:value="0.4003" calcext:value-type="float">
            <text:p>0.4003</text:p>
          </table:table-cell>
          <table:table-cell table:style-name="ce156" table:number-columns-repeated="2"/>
          <table:table-cell table:style-name="ce152" table:formula="of:=[.CU70]-[.BJ70]-[.BL70]" office:value-type="float" office:value="836" calcext:value-type="float">
            <text:p>836</text:p>
          </table:table-cell>
          <table:table-cell table:style-name="ce160" table:formula="of:=[.$AQ70]-[.BK70]-[.BM70]" office:value-type="float" office:value="2.2549" calcext:value-type="float">
            <text:p>2.2549</text:p>
          </table:table-cell>
          <table:table-cell table:style-name="ce148" table:formula="of:=ROUNDDOWN((((5)+([.$W70]-[.$Y70]-(ROUNDDOWN([.$AA70]/2;0))))*5+15)*([.$DA70]/1000)*[.$N70]*1+([.DC$65]/100);0)" office:value-type="float" office:value="75" calcext:value-type="float">
            <text:p>75</text:p>
          </table:table-cell>
          <table:table-cell table:style-name="ce152" table:formula="of:=ROUNDDOWN(((((5)+([.$AC70]-[.$AE70]-(ROUNDDOWN([.$AG70]/2;0))))*5+15)*([.$AP70]/1000)*[.$N70]*1+([.DD$65]/100))*([.$H70]/540)+0.03;4)" office:value-type="float" office:value="0.4003" calcext:value-type="float">
            <text:p>0.4003</text:p>
          </table:table-cell>
          <table:table-cell table:style-name="ce156" table:number-columns-repeated="2"/>
          <table:table-cell table:style-name="ce152" table:formula="of:=[.DA70]-[.BP70]-[.BR70]" office:value-type="float" office:value="796" calcext:value-type="float">
            <text:p>796</text:p>
          </table:table-cell>
          <table:table-cell table:style-name="ce160" table:formula="of:=[.$AQ70]-[.BQ70]-[.BS70]" office:value-type="float" office:value="2.2549" calcext:value-type="float">
            <text:p>2.254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19" table:formula="of:=[.AL70]+[.AR70]+[.AX70]+[.BD70]+[.BJ70]+[.BP70]" office:value-type="float" office:value="204" calcext:value-type="float">
            <text:p>204</text:p>
          </table:table-cell>
          <table:table-cell table:style-name="ce120" table:formula="of:=[.AM70]+[.AS70]+[.AY70]+[.BE70]+[.BK70]+[.BQ70]" office:value-type="float" office:value="0.9948" calcext:value-type="float">
            <text:p>0.9948</text:p>
          </table:table-cell>
          <table:table-cell table:style-name="ce119" table:formula="of:=[.BY70]+[.CE70]+[.CK70]+[.CQ70]+[.CW70]+[.DC70]" office:value-type="float" office:value="235" calcext:value-type="float">
            <text:p>235</text:p>
          </table:table-cell>
          <table:table-cell table:style-name="ce120" table:formula="of:=[.BZ70]+[.CF70]+[.CL70]+[.CR70]+[.CX70]+[.DD70]" office:value-type="float" office:value="1.2909" calcext:value-type="float">
            <text:p>1.2909</text:p>
          </table:table-cell>
          <table:table-cell table:style-name="ce119" table:formula="of:=[.AN70]+[.AT70]+[.AZ70]+[.BF70]+[.BL70]+[.BR70]" office:value-type="float" office:value="0" calcext:value-type="float">
            <text:p>0</text:p>
          </table:table-cell>
          <table:table-cell table:style-name="ce120" table:formula="of:=[.AO70]+[.AU70]+[.BA70]+[.BG70]+[.BM70]+[.BS70]" office:value-type="float" office:value="0" calcext:value-type="float">
            <text:p>0</text:p>
          </table:table-cell>
          <table:table-cell table:style-name="ce119" table:formula="of:=[.CA70]+[.CG70]+[.CM70]+[.CS70]+[.CY70]+[.DE70]" office:value-type="float" office:value="0" calcext:value-type="float">
            <text:p>0</text:p>
          </table:table-cell>
          <table:table-cell table:style-name="ce120" table:formula="of:=[.CB70]+[.CH70]+[.CN70]+[.CT70]+[.CZ70]+[.DF70]" office:value-type="float" office:value="0" calcext:value-type="float">
            <text:p>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19" table:formula="of:=[.DK70]-[.DQ70]" office:value-type="float" office:value="204" calcext:value-type="float">
            <text:p>204</text:p>
          </table:table-cell>
          <table:table-cell table:style-name="ce120" table:formula="of:=[.DL70]-[.DR70]" office:value-type="float" office:value="0.9948" calcext:value-type="float">
            <text:p>0.9948</text:p>
          </table:table-cell>
          <table:table-cell table:style-name="ce119" table:formula="of:=[.DM70]-[.DO70]" office:value-type="float" office:value="235" calcext:value-type="float">
            <text:p>235</text:p>
          </table:table-cell>
          <table:table-cell table:style-name="ce120" table:formula="of:=[.DN70]-[.DP70]" office:value-type="float" office:value="1.2909" calcext:value-type="float">
            <text:p>1.2909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 office:value-type="float" office:value="0.35" calcext:value-type="float">
            <text:p>0.3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6" office:value-type="float" office:value="0.75" calcext:value-type="float">
            <text:p>0.75</text:p>
          </table:table-cell>
          <table:table-cell table:style-name="ce57" table:formula="of:=[.B71]/[.$I71]" office:value-type="float" office:value="0.466666666666667" calcext:value-type="float">
            <text:p>0.466666666666667</text:p>
          </table:table-cell>
          <table:table-cell table:style-name="ce58" table:formula="of:=[.C71]/[.$I71]" office:value-type="float" office:value="0" calcext:value-type="float">
            <text:p>0</text:p>
          </table:table-cell>
          <table:table-cell table:style-name="ce59" table:formula="of:=[.D71]/[.$I71]" office:value-type="float" office:value="0" calcext:value-type="float">
            <text:p>0</text:p>
          </table:table-cell>
          <table:table-cell table:style-name="ce57" table:formula="of:=[.E71]/[.$I71]" office:value-type="float" office:value="0.666666666666667" calcext:value-type="float">
            <text:p>0.666666666666667</text:p>
          </table:table-cell>
          <table:table-cell table:style-name="ce58" table:formula="of:=[.F71]/[.$I71]" office:value-type="float" office:value="1.33333333333333" calcext:value-type="float">
            <text:p>1.33333333333333</text:p>
          </table:table-cell>
          <table:table-cell table:style-name="ce59" table:formula="of:=[.G71]/[.$I71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71]-[.$T71]-(ROUNDDOWN([.$U71]/2;0))))*5+15)*([.$AK71]/1000)*[.$J71]*1+([.AL$65]/100);0)" office:value-type="float" office:value="18" calcext:value-type="float">
            <text:p>18</text:p>
          </table:table-cell>
          <table:table-cell table:style-name="ce169" table:formula="of:=ROUNDDOWN(((((5)+([.$AB71]-[.$AF71]-(ROUNDDOWN([.$AG71]/2;0))))*5+15)*([.$AK71]/1000)*[.$J71]*1+([.AM$65]/100))*([.$H71]/540)+0.03;4)" office:value-type="float" office:value="0.1337" calcext:value-type="float">
            <text:p>0.1337</text:p>
          </table:table-cell>
          <table:table-cell table:style-name="ce169" table:number-columns-repeated="2"/>
          <table:table-cell table:style-name="ce169" table:formula="of:=[.AK71]-[.BY71]-[.CA71]" office:value-type="float" office:value="1000" calcext:value-type="float">
            <text:p>1000</text:p>
          </table:table-cell>
          <table:table-cell table:style-name="ce174" table:formula="of:=[.$H71]-[.BZ71]-[.CB71]" office:value-type="float" office:value="2.97" calcext:value-type="float">
            <text:p>2.97</text:p>
          </table:table-cell>
          <table:table-cell table:style-name="ce146" table:formula="of:=ROUNDDOWN((((5)+([.$P71]-[.$T71]-(ROUNDDOWN([.$U71]/2;0))))*5+15)*([.$AP71]/1000)*[.$J71]*1+([.AR$65]/100);0)" office:value-type="float" office:value="18" calcext:value-type="float">
            <text:p>18</text:p>
          </table:table-cell>
          <table:table-cell table:style-name="ce169" table:formula="of:=ROUNDDOWN(((((5)+([.$AB71]-[.$AF71]-(ROUNDDOWN([.$AG71]/2;0))))*5+15)*([.$AQ71]/1000)*[.$J71]*1+([.AS$65]/100))*([.$H71]/540)+0.03;4)" office:value-type="float" office:value="0.0303" calcext:value-type="float">
            <text:p>0.0303</text:p>
          </table:table-cell>
          <table:table-cell table:style-name="ce178" table:number-columns-repeated="2"/>
          <table:table-cell table:style-name="ce169" table:formula="of:=[.AP71]-[.CE71]-[.CG71]" office:value-type="float" office:value="1000" calcext:value-type="float">
            <text:p>1000</text:p>
          </table:table-cell>
          <table:table-cell table:style-name="ce174" table:formula="of:=[.$AQ71]-[.CF71]-[.CH71]" office:value-type="float" office:value="2.94" calcext:value-type="float">
            <text:p>2.94</text:p>
          </table:table-cell>
          <table:table-cell table:style-name="ce146" table:formula="of:=ROUNDDOWN((((5)+([.$P71]-[.$T71]-(ROUNDDOWN([.$U71]/2;0))))*5+15)*([.$AP71]/1000)*[.$J71]*1+([.AX$65]/100);0)" office:value-type="float" office:value="18" calcext:value-type="float">
            <text:p>18</text:p>
          </table:table-cell>
          <table:table-cell table:style-name="ce169" table:formula="of:=ROUNDDOWN(((((5)+([.$AB71]-[.$AF71]-(ROUNDDOWN([.$AG71]/2;0))))*5+15)*([.$AP71]/1000)*[.$J71]*1+([.AY$65]/100))*([.$H71]/540)+0.03;4)" office:value-type="float" office:value="0.1337" calcext:value-type="float">
            <text:p>0.1337</text:p>
          </table:table-cell>
          <table:table-cell table:style-name="ce178" table:number-columns-repeated="2"/>
          <table:table-cell table:style-name="ce169" table:formula="of:=[.AV71]-[.CK71]-[.CM71]" office:value-type="float" office:value="1000" calcext:value-type="float">
            <text:p>1000</text:p>
          </table:table-cell>
          <table:table-cell table:style-name="ce174" table:formula="of:=[.$AQ71]-[.CL71]-[.CN71]" office:value-type="float" office:value="2.94" calcext:value-type="float">
            <text:p>2.94</text:p>
          </table:table-cell>
          <table:table-cell table:style-name="ce148" table:formula="of:=ROUNDDOWN((((5)+([.$V71]-[.$Z71]-(ROUNDDOWN([.$AA71]/2;0))))*5+15)*([.$BB71]/1000)*[.$M71]*1+([.BD$65]/100);0)" office:value-type="float" office:value="26" calcext:value-type="float">
            <text:p>26</text:p>
          </table:table-cell>
          <table:table-cell table:style-name="ce152" table:formula="of:=ROUNDDOWN(((((5)+([.$AB71]-[.$AF71]-(ROUNDDOWN([.$AG71]/2;0))))*5+15)*([.$AP71]/1000)*[.$M71]*1+([.BE$65]/100))*([.$H71]/540)+0.03;4)" office:value-type="float" office:value="0.1781" calcext:value-type="float">
            <text:p>0.1781</text:p>
          </table:table-cell>
          <table:table-cell table:style-name="ce156" table:number-columns-repeated="2"/>
          <table:table-cell table:style-name="ce152" table:formula="of:=[.BB71]-[.CQ71]-[.CS71]" office:value-type="float" office:value="944" calcext:value-type="float">
            <text:p>944</text:p>
          </table:table-cell>
          <table:table-cell table:style-name="ce160" table:formula="of:=[.$AQ71]-[.CR71]-[.CT71]" office:value-type="float" office:value="2.6438" calcext:value-type="float">
            <text:p>2.6438</text:p>
          </table:table-cell>
          <table:table-cell table:style-name="ce148" table:formula="of:=ROUNDDOWN((((5)+([.$V71]-[.$Z71]-(ROUNDDOWN([.$AA71]/2;0))))*5+15)*([.$BB71]/1000)*[.$M71]*1+([.BJ$65]/100);0)" office:value-type="float" office:value="26" calcext:value-type="float">
            <text:p>26</text:p>
          </table:table-cell>
          <table:table-cell table:style-name="ce152" table:formula="of:=ROUNDDOWN(((((5)+([.$AB71]-[.$AF71]-(ROUNDDOWN([.$AG71]/2;0))))*5+15)*([.$AP71]/1000)*[.$M71]*1+([.BK$65]/100))*([.$H71]/540)+0.03;4)" office:value-type="float" office:value="0.1781" calcext:value-type="float">
            <text:p>0.1781</text:p>
          </table:table-cell>
          <table:table-cell table:style-name="ce156" table:number-columns-repeated="2"/>
          <table:table-cell table:style-name="ce152" table:formula="of:=[.BH71]-[.CW71]-[.CY71]" office:value-type="float" office:value="889" calcext:value-type="float">
            <text:p>889</text:p>
          </table:table-cell>
          <table:table-cell table:style-name="ce160" table:formula="of:=[.$AQ71]-[.CX71]-[.CZ71]" office:value-type="float" office:value="2.6438" calcext:value-type="float">
            <text:p>2.6438</text:p>
          </table:table-cell>
          <table:table-cell table:style-name="ce148" table:formula="of:=ROUNDDOWN((((5)+([.$V71]-[.$Z71]-(ROUNDDOWN([.$AA71]/2;0))))*5+15)*([.$BB71]/1000)*[.$M71]*1+([.BP$65]/100);0)" office:value-type="float" office:value="26" calcext:value-type="float">
            <text:p>26</text:p>
          </table:table-cell>
          <table:table-cell table:style-name="ce152" table:formula="of:=ROUNDDOWN(((((5)+([.$AB71]-[.$AF71]-(ROUNDDOWN([.$AG71]/2;0))))*5+15)*([.$AP71]/1000)*[.$M71]*1+([.BQ$65]/100))*([.$H71]/540)+0.03;4)" office:value-type="float" office:value="0.1781" calcext:value-type="float">
            <text:p>0.1781</text:p>
          </table:table-cell>
          <table:table-cell table:style-name="ce156" table:number-columns-repeated="2"/>
          <table:table-cell table:style-name="ce152" table:formula="of:=[.BN71]-[.DC71]-[.DE71]" office:value-type="float" office:value="836" calcext:value-type="float">
            <text:p>836</text:p>
          </table:table-cell>
          <table:table-cell table:style-name="ce160" table:formula="of:=[.$AQ71]-[.DD71]-[.DF71]" office:value-type="float" office:value="2.6438" calcext:value-type="float">
            <text:p>2.6438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71]-[.$S71]-(ROUNDDOWN([.$U71]/2;0))))*5+15)*([.$BX71]/1000)*[.$K71]*1+([.BY$65]/100);0)" office:value-type="float" office:value="0" calcext:value-type="float">
            <text:p>0</text:p>
          </table:table-cell>
          <table:table-cell table:style-name="ce169" table:formula="of:=ROUNDDOWN(((((5)+([.$AC71]-[.$AE71]-(ROUNDDOWN([.$AG71]/2;0))))*5+15)*([.$AK71]/1000)*[.$K71]*1+([.BZ$65]/100))*([.$H71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BX71]-[.AL71]-[.AN71]" office:value-type="float" office:value="982" calcext:value-type="float">
            <text:p>982</text:p>
          </table:table-cell>
          <table:table-cell table:style-name="ce174" table:formula="of:=[.$H71]-[.AM71]-[.AO71]" office:value-type="float" office:value="2.8663" calcext:value-type="float">
            <text:p>2.8663</text:p>
          </table:table-cell>
          <table:table-cell table:style-name="ce146" table:formula="of:=ROUNDDOWN((((5)+([.$Q71]-[.$S71]-(ROUNDDOWN([.$U71]/2;0))))*5+15)*([.$CC71]/1000)*[.$K71]*1+([.CE$65]/100);0)" office:value-type="float" office:value="0" calcext:value-type="float">
            <text:p>0</text:p>
          </table:table-cell>
          <table:table-cell table:style-name="ce169" table:formula="of:=ROUNDDOWN(((((5)+([.$AC71]-[.$AE71]-(ROUNDDOWN([.$AG71]/2;0))))*5+15)*([.$AK71]/1000)*[.$K71]*1+([.CF$65]/100))*([.$H71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C71]-[.AR71]-[.AT71]" office:value-type="float" office:value="964" calcext:value-type="float">
            <text:p>964</text:p>
          </table:table-cell>
          <table:table-cell table:style-name="ce174" table:formula="of:=[.$H71]-[.AS71]-[.AU71]" office:value-type="float" office:value="2.9697" calcext:value-type="float">
            <text:p>2.9697</text:p>
          </table:table-cell>
          <table:table-cell table:style-name="ce146" table:formula="of:=ROUNDDOWN((((5)+([.$Q71]-[.$S71]-(ROUNDDOWN([.$U71]/2;0))))*5+15)*([.$CI71]/1000)*[.$K71]*1+([.CK$65]/100);0)" office:value-type="float" office:value="0" calcext:value-type="float">
            <text:p>0</text:p>
          </table:table-cell>
          <table:table-cell table:style-name="ce169" table:formula="of:=ROUNDDOWN(((((5)+([.$AC71]-[.$AE71]-(ROUNDDOWN([.$AG71]/2;0))))*5+15)*([.$AK71]/1000)*[.$K71]*1+([.CL$65]/100))*([.$H71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I71]-[.AX71]-[.AZ71]" office:value-type="float" office:value="946" calcext:value-type="float">
            <text:p>946</text:p>
          </table:table-cell>
          <table:table-cell table:style-name="ce174" table:formula="of:=[.$H71]-[.AY71]-[.BA71]" office:value-type="float" office:value="2.8663" calcext:value-type="float">
            <text:p>2.8663</text:p>
          </table:table-cell>
          <table:table-cell table:style-name="ce148" table:formula="of:=ROUNDDOWN((((5)+([.$W71]-[.$Y71]-(ROUNDDOWN([.$AA71]/2;0))))*5+15)*([.$CO71]/1000)*[.$N71]*1+([.CQ$65]/100);0)" office:value-type="float" office:value="56" calcext:value-type="float">
            <text:p>56</text:p>
          </table:table-cell>
          <table:table-cell table:style-name="ce152" table:formula="of:=ROUNDDOWN(((((5)+([.$AC71]-[.$AE71]-(ROUNDDOWN([.$AG71]/2;0))))*5+15)*([.$AP71]/1000)*[.$N71]*1+([.CR$65]/100))*([.$H71]/540)+0.03;4)" office:value-type="float" office:value="0.3262" calcext:value-type="float">
            <text:p>0.3262</text:p>
          </table:table-cell>
          <table:table-cell table:style-name="ce156" table:number-columns-repeated="2"/>
          <table:table-cell table:style-name="ce152" table:formula="of:=[.CO71]-[.BD71]-[.BF71]" office:value-type="float" office:value="920" calcext:value-type="float">
            <text:p>920</text:p>
          </table:table-cell>
          <table:table-cell table:style-name="ce160" table:formula="of:=[.$AQ71]-[.BE71]-[.BG71]" office:value-type="float" office:value="2.7919" calcext:value-type="float">
            <text:p>2.7919</text:p>
          </table:table-cell>
          <table:table-cell table:style-name="ce148" table:formula="of:=ROUNDDOWN((((5)+([.$W71]-[.$Y71]-(ROUNDDOWN([.$AA71]/2;0))))*5+15)*([.$CU71]/1000)*[.$N71]*1+([.CW$65]/100);0)" office:value-type="float" office:value="55" calcext:value-type="float">
            <text:p>55</text:p>
          </table:table-cell>
          <table:table-cell table:style-name="ce152" table:formula="of:=ROUNDDOWN(((((5)+([.$AC71]-[.$AE71]-(ROUNDDOWN([.$AG71]/2;0))))*5+15)*([.$AP71]/1000)*[.$N71]*1+([.CX$65]/100))*([.$H71]/540)+0.03;4)" office:value-type="float" office:value="0.3262" calcext:value-type="float">
            <text:p>0.3262</text:p>
          </table:table-cell>
          <table:table-cell table:style-name="ce156" table:number-columns-repeated="2"/>
          <table:table-cell table:style-name="ce152" table:formula="of:=[.CU71]-[.BJ71]-[.BL71]" office:value-type="float" office:value="894" calcext:value-type="float">
            <text:p>894</text:p>
          </table:table-cell>
          <table:table-cell table:style-name="ce160" table:formula="of:=[.$AQ71]-[.BK71]-[.BM71]" office:value-type="float" office:value="2.7919" calcext:value-type="float">
            <text:p>2.7919</text:p>
          </table:table-cell>
          <table:table-cell table:style-name="ce148" table:formula="of:=ROUNDDOWN((((5)+([.$W71]-[.$Y71]-(ROUNDDOWN([.$AA71]/2;0))))*5+15)*([.$DA71]/1000)*[.$N71]*1+([.DC$65]/100);0)" office:value-type="float" office:value="53" calcext:value-type="float">
            <text:p>53</text:p>
          </table:table-cell>
          <table:table-cell table:style-name="ce152" table:formula="of:=ROUNDDOWN(((((5)+([.$AC71]-[.$AE71]-(ROUNDDOWN([.$AG71]/2;0))))*5+15)*([.$AP71]/1000)*[.$N71]*1+([.DD$65]/100))*([.$H71]/540)+0.03;4)" office:value-type="float" office:value="0.3262" calcext:value-type="float">
            <text:p>0.3262</text:p>
          </table:table-cell>
          <table:table-cell table:style-name="ce156" table:number-columns-repeated="2"/>
          <table:table-cell table:style-name="ce152" table:formula="of:=[.DA71]-[.BP71]-[.BR71]" office:value-type="float" office:value="868" calcext:value-type="float">
            <text:p>868</text:p>
          </table:table-cell>
          <table:table-cell table:style-name="ce160" table:formula="of:=[.$AQ71]-[.BQ71]-[.BS71]" office:value-type="float" office:value="2.7919" calcext:value-type="float">
            <text:p>2.7919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119" table:formula="of:=[.AL71]+[.AR71]+[.AX71]+[.BD71]+[.BJ71]+[.BP71]" office:value-type="float" office:value="132" calcext:value-type="float">
            <text:p>132</text:p>
          </table:table-cell>
          <table:table-cell table:style-name="ce120" table:formula="of:=[.AM71]+[.AS71]+[.AY71]+[.BE71]+[.BK71]+[.BQ71]" office:value-type="float" office:value="0.832" calcext:value-type="float">
            <text:p>0.832</text:p>
          </table:table-cell>
          <table:table-cell table:style-name="ce119" table:formula="of:=[.BY71]+[.CE71]+[.CK71]+[.CQ71]+[.CW71]+[.DC71]" office:value-type="float" office:value="164" calcext:value-type="float">
            <text:p>164</text:p>
          </table:table-cell>
          <table:table-cell table:style-name="ce120" table:formula="of:=[.BZ71]+[.CF71]+[.CL71]+[.CR71]+[.CX71]+[.DD71]" office:value-type="float" office:value="1.0686" calcext:value-type="float">
            <text:p>1.0686</text:p>
          </table:table-cell>
          <table:table-cell table:style-name="ce119" table:formula="of:=[.AN71]+[.AT71]+[.AZ71]+[.BF71]+[.BL71]+[.BR71]" office:value-type="float" office:value="0" calcext:value-type="float">
            <text:p>0</text:p>
          </table:table-cell>
          <table:table-cell table:style-name="ce120" table:formula="of:=[.AO71]+[.AU71]+[.BA71]+[.BG71]+[.BM71]+[.BS71]" office:value-type="float" office:value="0" calcext:value-type="float">
            <text:p>0</text:p>
          </table:table-cell>
          <table:table-cell table:style-name="ce119" table:formula="of:=[.CA71]+[.CG71]+[.CM71]+[.CS71]+[.CY71]+[.DE71]" office:value-type="float" office:value="0" calcext:value-type="float">
            <text:p>0</text:p>
          </table:table-cell>
          <table:table-cell table:style-name="ce120" table:formula="of:=[.CB71]+[.CH71]+[.CN71]+[.CT71]+[.CZ71]+[.DF71]" office:value-type="float" office:value="0" calcext:value-type="float">
            <text:p>0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119" table:formula="of:=[.DK71]-[.DQ71]" office:value-type="float" office:value="132" calcext:value-type="float">
            <text:p>132</text:p>
          </table:table-cell>
          <table:table-cell table:style-name="ce120" table:formula="of:=[.DL71]-[.DR71]" office:value-type="float" office:value="0.832" calcext:value-type="float">
            <text:p>0.832</text:p>
          </table:table-cell>
          <table:table-cell table:style-name="ce119" table:formula="of:=[.DM71]-[.DO71]" office:value-type="float" office:value="164" calcext:value-type="float">
            <text:p>164</text:p>
          </table:table-cell>
          <table:table-cell table:style-name="ce120" table:formula="of:=[.DN71]-[.DP71]" office:value-type="float" office:value="1.0686" calcext:value-type="float">
            <text:p>1.0686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 office:value-type="float" office:value="0.35" calcext:value-type="float">
            <text:p>0.3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float" office:value="0.65" calcext:value-type="float">
            <text:p>0.65</text:p>
          </table:table-cell>
          <table:table-cell table:style-name="ce33" office:value-type="float" office:value="1.2" calcext:value-type="float">
            <text:p>1.2</text:p>
          </table:table-cell>
          <table:table-cell table:style-name="ce35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5" office:value-type="float" office:value="0.75" calcext:value-type="float">
            <text:p>0.75</text:p>
          </table:table-cell>
          <table:table-cell table:style-name="ce57" table:formula="of:=[.B72]/[.$I72]" office:value-type="float" office:value="0.466666666666667" calcext:value-type="float">
            <text:p>0.466666666666667</text:p>
          </table:table-cell>
          <table:table-cell table:style-name="ce58" table:formula="of:=[.C72]/[.$I72]" office:value-type="float" office:value="0" calcext:value-type="float">
            <text:p>0</text:p>
          </table:table-cell>
          <table:table-cell table:style-name="ce59" table:formula="of:=[.D72]/[.$I72]" office:value-type="float" office:value="0" calcext:value-type="float">
            <text:p>0</text:p>
          </table:table-cell>
          <table:table-cell table:style-name="ce57" table:formula="of:=[.E72]/[.$I72]" office:value-type="float" office:value="0.866666666666667" calcext:value-type="float">
            <text:p>0.866666666666667</text:p>
          </table:table-cell>
          <table:table-cell table:style-name="ce58" table:formula="of:=[.F72]/[.$I72]" office:value-type="float" office:value="1.6" calcext:value-type="float">
            <text:p>1.6</text:p>
          </table:table-cell>
          <table:table-cell table:style-name="ce59" table:formula="of:=[.G72]/[.$I72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72]-[.$T72]-(ROUNDDOWN([.$U72]/2;0))))*5+15)*([.$AK72]/1000)*[.$J72]*1+([.AL$65]/100);0)" office:value-type="float" office:value="18" calcext:value-type="float">
            <text:p>18</text:p>
          </table:table-cell>
          <table:table-cell table:style-name="ce169" table:formula="of:=ROUNDDOWN(((((5)+([.$AB72]-[.$AF72]-(ROUNDDOWN([.$AG72]/2;0))))*5+15)*([.$AK72]/1000)*[.$J72]*1+([.AM$65]/100))*([.$H72]/540)+0.03;4)" office:value-type="float" office:value="0.1466" calcext:value-type="float">
            <text:p>0.1466</text:p>
          </table:table-cell>
          <table:table-cell table:style-name="ce169" table:number-columns-repeated="2"/>
          <table:table-cell table:style-name="ce169" table:formula="of:=[.AK72]-[.BY72]-[.CA72]" office:value-type="float" office:value="1000" calcext:value-type="float">
            <text:p>1000</text:p>
          </table:table-cell>
          <table:table-cell table:style-name="ce174" table:formula="of:=[.$H72]-[.BZ72]-[.CB72]" office:value-type="float" office:value="2.97" calcext:value-type="float">
            <text:p>2.97</text:p>
          </table:table-cell>
          <table:table-cell table:style-name="ce146" table:formula="of:=ROUNDDOWN((((5)+([.$P72]-[.$T72]-(ROUNDDOWN([.$U72]/2;0))))*5+15)*([.$AP72]/1000)*[.$J72]*1+([.AR$65]/100);0)" office:value-type="float" office:value="18" calcext:value-type="float">
            <text:p>18</text:p>
          </table:table-cell>
          <table:table-cell table:style-name="ce169" table:formula="of:=ROUNDDOWN(((((5)+([.$AB72]-[.$AF72]-(ROUNDDOWN([.$AG72]/2;0))))*5+15)*([.$AQ72]/1000)*[.$J72]*1+([.AS$65]/100))*([.$H72]/540)+0.03;4)" office:value-type="float" office:value="0.0303" calcext:value-type="float">
            <text:p>0.0303</text:p>
          </table:table-cell>
          <table:table-cell table:style-name="ce178" table:number-columns-repeated="2"/>
          <table:table-cell table:style-name="ce169" table:formula="of:=[.AP72]-[.CE72]-[.CG72]" office:value-type="float" office:value="1000" calcext:value-type="float">
            <text:p>1000</text:p>
          </table:table-cell>
          <table:table-cell table:style-name="ce174" table:formula="of:=[.$AQ72]-[.CF72]-[.CH72]" office:value-type="float" office:value="2.94" calcext:value-type="float">
            <text:p>2.94</text:p>
          </table:table-cell>
          <table:table-cell table:style-name="ce146" table:formula="of:=ROUNDDOWN((((5)+([.$P72]-[.$T72]-(ROUNDDOWN([.$U72]/2;0))))*5+15)*([.$AP72]/1000)*[.$J72]*1+([.AX$65]/100);0)" office:value-type="float" office:value="18" calcext:value-type="float">
            <text:p>18</text:p>
          </table:table-cell>
          <table:table-cell table:style-name="ce169" table:formula="of:=ROUNDDOWN(((((5)+([.$AB72]-[.$AF72]-(ROUNDDOWN([.$AG72]/2;0))))*5+15)*([.$AP72]/1000)*[.$J72]*1+([.AY$65]/100))*([.$H72]/540)+0.03;4)" office:value-type="float" office:value="0.1466" calcext:value-type="float">
            <text:p>0.1466</text:p>
          </table:table-cell>
          <table:table-cell table:style-name="ce178" table:number-columns-repeated="2"/>
          <table:table-cell table:style-name="ce169" table:formula="of:=[.AV72]-[.CK72]-[.CM72]" office:value-type="float" office:value="1000" calcext:value-type="float">
            <text:p>1000</text:p>
          </table:table-cell>
          <table:table-cell table:style-name="ce174" table:formula="of:=[.$AQ72]-[.CL72]-[.CN72]" office:value-type="float" office:value="2.94" calcext:value-type="float">
            <text:p>2.94</text:p>
          </table:table-cell>
          <table:table-cell table:style-name="ce149" table:formula="of:=ROUNDDOWN((((5)+([.$V72]-[.$Z72]-(ROUNDDOWN([.$AA72]/2;0))))*5+15)*([.$BB72]/1000)*[.$M72]*1+([.BD$65]/100);0)" office:value-type="float" office:value="39" calcext:value-type="float">
            <text:p>39</text:p>
          </table:table-cell>
          <table:table-cell table:style-name="ce153" table:formula="of:=ROUNDDOWN(((((5)+([.$AB72]-[.$AF72]-(ROUNDDOWN([.$AG72]/2;0))))*5+15)*([.$AP72]/1000)*[.$M72]*1+([.BE$65]/100))*([.$H72]/540)+0.03;4)" office:value-type="float" office:value="0.2466" calcext:value-type="float">
            <text:p>0.2466</text:p>
          </table:table-cell>
          <table:table-cell table:style-name="ce157" table:number-columns-repeated="2"/>
          <table:table-cell table:style-name="ce153" table:formula="of:=[.BB72]-[.CQ72]-[.CS72]" office:value-type="float" office:value="932" calcext:value-type="float">
            <text:p>932</text:p>
          </table:table-cell>
          <table:table-cell table:style-name="ce161" table:formula="of:=[.$AQ72]-[.CR72]-[.CT72]" office:value-type="float" office:value="2.54" calcext:value-type="float">
            <text:p>2.54</text:p>
          </table:table-cell>
          <table:table-cell table:style-name="ce149" table:formula="of:=ROUNDDOWN((((5)+([.$V72]-[.$Z72]-(ROUNDDOWN([.$AA72]/2;0))))*5+15)*([.$BB72]/1000)*[.$M72]*1+([.BJ$65]/100);0)" office:value-type="float" office:value="39" calcext:value-type="float">
            <text:p>39</text:p>
          </table:table-cell>
          <table:table-cell table:style-name="ce153" table:formula="of:=ROUNDDOWN(((((5)+([.$AB72]-[.$AF72]-(ROUNDDOWN([.$AG72]/2;0))))*5+15)*([.$AP72]/1000)*[.$M72]*1+([.BK$65]/100))*([.$H72]/540)+0.03;4)" office:value-type="float" office:value="0.2466" calcext:value-type="float">
            <text:p>0.2466</text:p>
          </table:table-cell>
          <table:table-cell table:style-name="ce157" table:number-columns-repeated="2"/>
          <table:table-cell table:style-name="ce153" table:formula="of:=[.BH72]-[.CW72]-[.CY72]" office:value-type="float" office:value="867" calcext:value-type="float">
            <text:p>867</text:p>
          </table:table-cell>
          <table:table-cell table:style-name="ce161" table:formula="of:=[.$AQ72]-[.CX72]-[.CZ72]" office:value-type="float" office:value="2.54" calcext:value-type="float">
            <text:p>2.54</text:p>
          </table:table-cell>
          <table:table-cell table:style-name="ce149" table:formula="of:=ROUNDDOWN((((5)+([.$V72]-[.$Z72]-(ROUNDDOWN([.$AA72]/2;0))))*5+15)*([.$BB72]/1000)*[.$M72]*1+([.BP$65]/100);0)" office:value-type="float" office:value="39" calcext:value-type="float">
            <text:p>39</text:p>
          </table:table-cell>
          <table:table-cell table:style-name="ce153" table:formula="of:=ROUNDDOWN(((((5)+([.$AB72]-[.$AF72]-(ROUNDDOWN([.$AG72]/2;0))))*5+15)*([.$AP72]/1000)*[.$M72]*1+([.BQ$65]/100))*([.$H72]/540)+0.03;4)" office:value-type="float" office:value="0.2466" calcext:value-type="float">
            <text:p>0.2466</text:p>
          </table:table-cell>
          <table:table-cell table:style-name="ce157" table:number-columns-repeated="2"/>
          <table:table-cell table:style-name="ce153" table:formula="of:=[.BN72]-[.DC72]-[.DE72]" office:value-type="float" office:value="805" calcext:value-type="float">
            <text:p>805</text:p>
          </table:table-cell>
          <table:table-cell table:style-name="ce161" table:formula="of:=[.$AQ72]-[.DD72]-[.DF72]" office:value-type="float" office:value="2.54" calcext:value-type="float">
            <text:p>2.5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72]-[.$S72]-(ROUNDDOWN([.$U72]/2;0))))*5+15)*([.$BX72]/1000)*[.$K72]*1+([.BY$65]/100);0)" office:value-type="float" office:value="0" calcext:value-type="float">
            <text:p>0</text:p>
          </table:table-cell>
          <table:table-cell table:style-name="ce169" table:formula="of:=ROUNDDOWN(((((5)+([.$AC72]-[.$AE72]-(ROUNDDOWN([.$AG72]/2;0))))*5+15)*([.$AK72]/1000)*[.$K72]*1+([.BZ$65]/100))*([.$H72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BX72]-[.AL72]-[.AN72]" office:value-type="float" office:value="982" calcext:value-type="float">
            <text:p>982</text:p>
          </table:table-cell>
          <table:table-cell table:style-name="ce174" table:formula="of:=[.$H72]-[.AM72]-[.AO72]" office:value-type="float" office:value="2.8534" calcext:value-type="float">
            <text:p>2.8534</text:p>
          </table:table-cell>
          <table:table-cell table:style-name="ce146" table:formula="of:=ROUNDDOWN((((5)+([.$Q72]-[.$S72]-(ROUNDDOWN([.$U72]/2;0))))*5+15)*([.$CC72]/1000)*[.$K72]*1+([.CE$65]/100);0)" office:value-type="float" office:value="0" calcext:value-type="float">
            <text:p>0</text:p>
          </table:table-cell>
          <table:table-cell table:style-name="ce169" table:formula="of:=ROUNDDOWN(((((5)+([.$AC72]-[.$AE72]-(ROUNDDOWN([.$AG72]/2;0))))*5+15)*([.$AK72]/1000)*[.$K72]*1+([.CF$65]/100))*([.$H72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C72]-[.AR72]-[.AT72]" office:value-type="float" office:value="964" calcext:value-type="float">
            <text:p>964</text:p>
          </table:table-cell>
          <table:table-cell table:style-name="ce174" table:formula="of:=[.$H72]-[.AS72]-[.AU72]" office:value-type="float" office:value="2.9697" calcext:value-type="float">
            <text:p>2.9697</text:p>
          </table:table-cell>
          <table:table-cell table:style-name="ce146" table:formula="of:=ROUNDDOWN((((5)+([.$Q72]-[.$S72]-(ROUNDDOWN([.$U72]/2;0))))*5+15)*([.$CI72]/1000)*[.$K72]*1+([.CK$65]/100);0)" office:value-type="float" office:value="0" calcext:value-type="float">
            <text:p>0</text:p>
          </table:table-cell>
          <table:table-cell table:style-name="ce169" table:formula="of:=ROUNDDOWN(((((5)+([.$AC72]-[.$AE72]-(ROUNDDOWN([.$AG72]/2;0))))*5+15)*([.$AK72]/1000)*[.$K72]*1+([.CL$65]/100))*([.$H72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I72]-[.AX72]-[.AZ72]" office:value-type="float" office:value="946" calcext:value-type="float">
            <text:p>946</text:p>
          </table:table-cell>
          <table:table-cell table:style-name="ce174" table:formula="of:=[.$H72]-[.AY72]-[.BA72]" office:value-type="float" office:value="2.8534" calcext:value-type="float">
            <text:p>2.8534</text:p>
          </table:table-cell>
          <table:table-cell table:style-name="ce148" table:formula="of:=ROUNDDOWN((((5)+([.$W72]-[.$Y72]-(ROUNDDOWN([.$AA72]/2;0))))*5+15)*([.$CO72]/1000)*[.$N72]*1+([.CQ$65]/100);0)" office:value-type="float" office:value="68" calcext:value-type="float">
            <text:p>68</text:p>
          </table:table-cell>
          <table:table-cell table:style-name="ce152" table:formula="of:=ROUNDDOWN(((((5)+([.$AC72]-[.$AE72]-(ROUNDDOWN([.$AG72]/2;0))))*5+15)*([.$AP72]/1000)*[.$N72]*1+([.CR$65]/100))*([.$H72]/540)+0.03;4)" office:value-type="float" office:value="0.43" calcext:value-type="float">
            <text:p>0.43</text:p>
          </table:table-cell>
          <table:table-cell table:style-name="ce156" table:number-columns-repeated="2"/>
          <table:table-cell table:style-name="ce152" table:formula="of:=[.CO72]-[.BD72]-[.BF72]" office:value-type="float" office:value="907" calcext:value-type="float">
            <text:p>907</text:p>
          </table:table-cell>
          <table:table-cell table:style-name="ce160" table:formula="of:=[.$AQ72]-[.BE72]-[.BG72]" office:value-type="float" office:value="2.7234" calcext:value-type="float">
            <text:p>2.7234</text:p>
          </table:table-cell>
          <table:table-cell table:style-name="ce148" table:formula="of:=ROUNDDOWN((((5)+([.$W72]-[.$Y72]-(ROUNDDOWN([.$AA72]/2;0))))*5+15)*([.$CU72]/1000)*[.$N72]*1+([.CW$65]/100);0)" office:value-type="float" office:value="65" calcext:value-type="float">
            <text:p>65</text:p>
          </table:table-cell>
          <table:table-cell table:style-name="ce152" table:formula="of:=ROUNDDOWN(((((5)+([.$AC72]-[.$AE72]-(ROUNDDOWN([.$AG72]/2;0))))*5+15)*([.$AP72]/1000)*[.$N72]*1+([.CX$65]/100))*([.$H72]/540)+0.03;4)" office:value-type="float" office:value="0.43" calcext:value-type="float">
            <text:p>0.43</text:p>
          </table:table-cell>
          <table:table-cell table:style-name="ce156" table:number-columns-repeated="2"/>
          <table:table-cell table:style-name="ce152" table:formula="of:=[.CU72]-[.BJ72]-[.BL72]" office:value-type="float" office:value="868" calcext:value-type="float">
            <text:p>868</text:p>
          </table:table-cell>
          <table:table-cell table:style-name="ce160" table:formula="of:=[.$AQ72]-[.BK72]-[.BM72]" office:value-type="float" office:value="2.7234" calcext:value-type="float">
            <text:p>2.7234</text:p>
          </table:table-cell>
          <table:table-cell table:style-name="ce148" table:formula="of:=ROUNDDOWN((((5)+([.$W72]-[.$Y72]-(ROUNDDOWN([.$AA72]/2;0))))*5+15)*([.$DA72]/1000)*[.$N72]*1+([.DC$65]/100);0)" office:value-type="float" office:value="62" calcext:value-type="float">
            <text:p>62</text:p>
          </table:table-cell>
          <table:table-cell table:style-name="ce152" table:formula="of:=ROUNDDOWN(((((5)+([.$AC72]-[.$AE72]-(ROUNDDOWN([.$AG72]/2;0))))*5+15)*([.$AP72]/1000)*[.$N72]*1+([.DD$65]/100))*([.$H72]/540)+0.03;4)" office:value-type="float" office:value="0.43" calcext:value-type="float">
            <text:p>0.43</text:p>
          </table:table-cell>
          <table:table-cell table:style-name="ce156" table:number-columns-repeated="2"/>
          <table:table-cell table:style-name="ce152" table:formula="of:=[.DA72]-[.BP72]-[.BR72]" office:value-type="float" office:value="829" calcext:value-type="float">
            <text:p>829</text:p>
          </table:table-cell>
          <table:table-cell table:style-name="ce160" table:formula="of:=[.$AQ72]-[.BQ72]-[.BS72]" office:value-type="float" office:value="2.7234" calcext:value-type="float">
            <text:p>2.723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19" table:formula="of:=[.AL72]+[.AR72]+[.AX72]+[.BD72]+[.BJ72]+[.BP72]" office:value-type="float" office:value="171" calcext:value-type="float">
            <text:p>171</text:p>
          </table:table-cell>
          <table:table-cell table:style-name="ce120" table:formula="of:=[.AM72]+[.AS72]+[.AY72]+[.BE72]+[.BK72]+[.BQ72]" office:value-type="float" office:value="1.0633" calcext:value-type="float">
            <text:p>1.0633</text:p>
          </table:table-cell>
          <table:table-cell table:style-name="ce119" table:formula="of:=[.BY72]+[.CE72]+[.CK72]+[.CQ72]+[.CW72]+[.DC72]" office:value-type="float" office:value="195" calcext:value-type="float">
            <text:p>195</text:p>
          </table:table-cell>
          <table:table-cell table:style-name="ce120" table:formula="of:=[.BZ72]+[.CF72]+[.CL72]+[.CR72]+[.CX72]+[.DD72]" office:value-type="float" office:value="1.38" calcext:value-type="float">
            <text:p>1.38</text:p>
          </table:table-cell>
          <table:table-cell table:style-name="ce119" table:formula="of:=[.AN72]+[.AT72]+[.AZ72]+[.BF72]+[.BL72]+[.BR72]" office:value-type="float" office:value="0" calcext:value-type="float">
            <text:p>0</text:p>
          </table:table-cell>
          <table:table-cell table:style-name="ce120" table:formula="of:=[.AO72]+[.AU72]+[.BA72]+[.BG72]+[.BM72]+[.BS72]" office:value-type="float" office:value="0" calcext:value-type="float">
            <text:p>0</text:p>
          </table:table-cell>
          <table:table-cell table:style-name="ce119" table:formula="of:=[.CA72]+[.CG72]+[.CM72]+[.CS72]+[.CY72]+[.DE72]" office:value-type="float" office:value="0" calcext:value-type="float">
            <text:p>0</text:p>
          </table:table-cell>
          <table:table-cell table:style-name="ce120" table:formula="of:=[.CB72]+[.CH72]+[.CN72]+[.CT72]+[.CZ72]+[.DF72]" office:value-type="float" office:value="0" calcext:value-type="float">
            <text:p>0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19" table:formula="of:=[.DK72]-[.DQ72]" office:value-type="float" office:value="171" calcext:value-type="float">
            <text:p>171</text:p>
          </table:table-cell>
          <table:table-cell table:style-name="ce120" table:formula="of:=[.DL72]-[.DR72]" office:value-type="float" office:value="1.0633" calcext:value-type="float">
            <text:p>1.0633</text:p>
          </table:table-cell>
          <table:table-cell table:style-name="ce119" table:formula="of:=[.DM72]-[.DO72]" office:value-type="float" office:value="195" calcext:value-type="float">
            <text:p>195</text:p>
          </table:table-cell>
          <table:table-cell table:style-name="ce120" table:formula="of:=[.DN72]-[.DP72]" office:value-type="float" office:value="1.38" calcext:value-type="float">
            <text:p>1.38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6" office:value-type="float" office:value="0.55" calcext:value-type="float">
            <text:p>0.5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float" office:value="0.95" calcext:value-type="float">
            <text:p>0.95</text:p>
          </table:table-cell>
          <table:table-cell table:style-name="ce30" office:value-type="float" office:value="1.2" calcext:value-type="float">
            <text:p>1.2</text:p>
          </table:table-cell>
          <table:table-cell table:style-name="ce35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7" table:formula="of:=[.B73]/[.$I73]" office:value-type="float" office:value="0.55" calcext:value-type="float">
            <text:p>0.55</text:p>
          </table:table-cell>
          <table:table-cell table:style-name="ce58" table:formula="of:=[.C73]/[.$I73]" office:value-type="float" office:value="0" calcext:value-type="float">
            <text:p>0</text:p>
          </table:table-cell>
          <table:table-cell table:style-name="ce59" table:formula="of:=[.D73]/[.$I73]" office:value-type="float" office:value="0" calcext:value-type="float">
            <text:p>0</text:p>
          </table:table-cell>
          <table:table-cell table:style-name="ce57" table:formula="of:=[.E73]/[.$I73]" office:value-type="float" office:value="0.95" calcext:value-type="float">
            <text:p>0.95</text:p>
          </table:table-cell>
          <table:table-cell table:style-name="ce58" table:formula="of:=[.F73]/[.$I73]" office:value-type="float" office:value="1.2" calcext:value-type="float">
            <text:p>1.2</text:p>
          </table:table-cell>
          <table:table-cell table:style-name="ce59" table:formula="of:=[.G73]/[.$I73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73]-[.$T73]-(ROUNDDOWN([.$U73]/2;0))))*5+15)*([.$AK73]/1000)*[.$J73]*1+([.AL$65]/100);0)" office:value-type="float" office:value="22" calcext:value-type="float">
            <text:p>22</text:p>
          </table:table-cell>
          <table:table-cell table:style-name="ce169" table:formula="of:=ROUNDDOWN(((((5)+([.$AB73]-[.$AF73]-(ROUNDDOWN([.$AG73]/2;0))))*5+15)*([.$AK73]/1000)*[.$J73]*1+([.AM$65]/100))*([.$H73]/540)+0.03;4)" office:value-type="float" office:value="0.1675" calcext:value-type="float">
            <text:p>0.1675</text:p>
          </table:table-cell>
          <table:table-cell table:style-name="ce169" table:number-columns-repeated="2"/>
          <table:table-cell table:style-name="ce169" table:formula="of:=[.AK73]-[.BY73]-[.CA73]" office:value-type="float" office:value="1000" calcext:value-type="float">
            <text:p>1000</text:p>
          </table:table-cell>
          <table:table-cell table:style-name="ce174" table:formula="of:=[.$H73]-[.BZ73]-[.CB73]" office:value-type="float" office:value="2.97" calcext:value-type="float">
            <text:p>2.97</text:p>
          </table:table-cell>
          <table:table-cell table:style-name="ce146" table:formula="of:=ROUNDDOWN((((5)+([.$P73]-[.$T73]-(ROUNDDOWN([.$U73]/2;0))))*5+15)*([.$AP73]/1000)*[.$J73]*1+([.AR$65]/100);0)" office:value-type="float" office:value="22" calcext:value-type="float">
            <text:p>22</text:p>
          </table:table-cell>
          <table:table-cell table:style-name="ce169" table:formula="of:=ROUNDDOWN(((((5)+([.$AB73]-[.$AF73]-(ROUNDDOWN([.$AG73]/2;0))))*5+15)*([.$AQ73]/1000)*[.$J73]*1+([.AS$65]/100))*([.$H73]/540)+0.03;4)" office:value-type="float" office:value="0.0304" calcext:value-type="float">
            <text:p>0.0304</text:p>
          </table:table-cell>
          <table:table-cell table:style-name="ce178" table:number-columns-repeated="2"/>
          <table:table-cell table:style-name="ce169" table:formula="of:=[.AP73]-[.CE73]-[.CG73]" office:value-type="float" office:value="1000" calcext:value-type="float">
            <text:p>1000</text:p>
          </table:table-cell>
          <table:table-cell table:style-name="ce174" table:formula="of:=[.$AQ73]-[.CF73]-[.CH73]" office:value-type="float" office:value="2.94" calcext:value-type="float">
            <text:p>2.94</text:p>
          </table:table-cell>
          <table:table-cell table:style-name="ce146" table:formula="of:=ROUNDDOWN((((5)+([.$P73]-[.$T73]-(ROUNDDOWN([.$U73]/2;0))))*5+15)*([.$AP73]/1000)*[.$J73]*1+([.AX$65]/100);0)" office:value-type="float" office:value="22" calcext:value-type="float">
            <text:p>22</text:p>
          </table:table-cell>
          <table:table-cell table:style-name="ce169" table:formula="of:=ROUNDDOWN(((((5)+([.$AB73]-[.$AF73]-(ROUNDDOWN([.$AG73]/2;0))))*5+15)*([.$AP73]/1000)*[.$J73]*1+([.AY$65]/100))*([.$H73]/540)+0.03;4)" office:value-type="float" office:value="0.1675" calcext:value-type="float">
            <text:p>0.1675</text:p>
          </table:table-cell>
          <table:table-cell table:style-name="ce178" table:number-columns-repeated="2"/>
          <table:table-cell table:style-name="ce169" table:formula="of:=[.AV73]-[.CK73]-[.CM73]" office:value-type="float" office:value="1000" calcext:value-type="float">
            <text:p>1000</text:p>
          </table:table-cell>
          <table:table-cell table:style-name="ce174" table:formula="of:=[.$AQ73]-[.CL73]-[.CN73]" office:value-type="float" office:value="2.94" calcext:value-type="float">
            <text:p>2.94</text:p>
          </table:table-cell>
          <table:table-cell table:style-name="ce149" table:formula="of:=ROUNDDOWN((((5)+([.$V73]-[.$Z73]-(ROUNDDOWN([.$AA73]/2;0))))*5+15)*([.$BB73]/1000)*[.$M73]*1+([.BD$65]/100);0)" office:value-type="float" office:value="42" calcext:value-type="float">
            <text:p>42</text:p>
          </table:table-cell>
          <table:table-cell table:style-name="ce153" table:formula="of:=ROUNDDOWN(((((5)+([.$AB73]-[.$AF73]-(ROUNDDOWN([.$AG73]/2;0))))*5+15)*([.$AP73]/1000)*[.$M73]*1+([.BE$65]/100))*([.$H73]/540)+0.03;4)" office:value-type="float" office:value="0.2675" calcext:value-type="float">
            <text:p>0.2675</text:p>
          </table:table-cell>
          <table:table-cell table:style-name="ce157" table:number-columns-repeated="2"/>
          <table:table-cell table:style-name="ce153" table:formula="of:=[.BB73]-[.CQ73]-[.CS73]" office:value-type="float" office:value="950" calcext:value-type="float">
            <text:p>950</text:p>
          </table:table-cell>
          <table:table-cell table:style-name="ce161" table:formula="of:=[.$AQ73]-[.CR73]-[.CT73]" office:value-type="float" office:value="2.64" calcext:value-type="float">
            <text:p>2.64</text:p>
          </table:table-cell>
          <table:table-cell table:style-name="ce149" table:formula="of:=ROUNDDOWN((((5)+([.$V73]-[.$Z73]-(ROUNDDOWN([.$AA73]/2;0))))*5+15)*([.$BB73]/1000)*[.$M73]*1+([.BJ$65]/100);0)" office:value-type="float" office:value="42" calcext:value-type="float">
            <text:p>42</text:p>
          </table:table-cell>
          <table:table-cell table:style-name="ce153" table:formula="of:=ROUNDDOWN(((((5)+([.$AB73]-[.$AF73]-(ROUNDDOWN([.$AG73]/2;0))))*5+15)*([.$AP73]/1000)*[.$M73]*1+([.BK$65]/100))*([.$H73]/540)+0.03;4)" office:value-type="float" office:value="0.2675" calcext:value-type="float">
            <text:p>0.2675</text:p>
          </table:table-cell>
          <table:table-cell table:style-name="ce157" table:number-columns-repeated="2"/>
          <table:table-cell table:style-name="ce153" table:formula="of:=[.BH73]-[.CW73]-[.CY73]" office:value-type="float" office:value="902" calcext:value-type="float">
            <text:p>902</text:p>
          </table:table-cell>
          <table:table-cell table:style-name="ce161" table:formula="of:=[.$AQ73]-[.CX73]-[.CZ73]" office:value-type="float" office:value="2.64" calcext:value-type="float">
            <text:p>2.64</text:p>
          </table:table-cell>
          <table:table-cell table:style-name="ce149" table:formula="of:=ROUNDDOWN((((5)+([.$V73]-[.$Z73]-(ROUNDDOWN([.$AA73]/2;0))))*5+15)*([.$BB73]/1000)*[.$M73]*1+([.BP$65]/100);0)" office:value-type="float" office:value="42" calcext:value-type="float">
            <text:p>42</text:p>
          </table:table-cell>
          <table:table-cell table:style-name="ce153" table:formula="of:=ROUNDDOWN(((((5)+([.$AB73]-[.$AF73]-(ROUNDDOWN([.$AG73]/2;0))))*5+15)*([.$AP73]/1000)*[.$M73]*1+([.BQ$65]/100))*([.$H73]/540)+0.03;4)" office:value-type="float" office:value="0.2675" calcext:value-type="float">
            <text:p>0.2675</text:p>
          </table:table-cell>
          <table:table-cell table:style-name="ce157" table:number-columns-repeated="2"/>
          <table:table-cell table:style-name="ce153" table:formula="of:=[.BN73]-[.DC73]-[.DE73]" office:value-type="float" office:value="857" calcext:value-type="float">
            <text:p>857</text:p>
          </table:table-cell>
          <table:table-cell table:style-name="ce161" table:formula="of:=[.$AQ73]-[.DD73]-[.DF73]" office:value-type="float" office:value="2.64" calcext:value-type="float">
            <text:p>2.64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73]-[.$S73]-(ROUNDDOWN([.$U73]/2;0))))*5+15)*([.$BX73]/1000)*[.$K73]*1+([.BY$65]/100);0)" office:value-type="float" office:value="0" calcext:value-type="float">
            <text:p>0</text:p>
          </table:table-cell>
          <table:table-cell table:style-name="ce169" table:formula="of:=ROUNDDOWN(((((5)+([.$AC73]-[.$AE73]-(ROUNDDOWN([.$AG73]/2;0))))*5+15)*([.$AK73]/1000)*[.$K73]*1+([.BZ$65]/100))*([.$H73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BX73]-[.AL73]-[.AN73]" office:value-type="float" office:value="978" calcext:value-type="float">
            <text:p>978</text:p>
          </table:table-cell>
          <table:table-cell table:style-name="ce174" table:formula="of:=[.$H73]-[.AM73]-[.AO73]" office:value-type="float" office:value="2.8325" calcext:value-type="float">
            <text:p>2.8325</text:p>
          </table:table-cell>
          <table:table-cell table:style-name="ce146" table:formula="of:=ROUNDDOWN((((5)+([.$Q73]-[.$S73]-(ROUNDDOWN([.$U73]/2;0))))*5+15)*([.$CC73]/1000)*[.$K73]*1+([.CE$65]/100);0)" office:value-type="float" office:value="0" calcext:value-type="float">
            <text:p>0</text:p>
          </table:table-cell>
          <table:table-cell table:style-name="ce169" table:formula="of:=ROUNDDOWN(((((5)+([.$AC73]-[.$AE73]-(ROUNDDOWN([.$AG73]/2;0))))*5+15)*([.$AK73]/1000)*[.$K73]*1+([.CF$65]/100))*([.$H73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C73]-[.AR73]-[.AT73]" office:value-type="float" office:value="956" calcext:value-type="float">
            <text:p>956</text:p>
          </table:table-cell>
          <table:table-cell table:style-name="ce174" table:formula="of:=[.$H73]-[.AS73]-[.AU73]" office:value-type="float" office:value="2.9696" calcext:value-type="float">
            <text:p>2.9696</text:p>
          </table:table-cell>
          <table:table-cell table:style-name="ce146" table:formula="of:=ROUNDDOWN((((5)+([.$Q73]-[.$S73]-(ROUNDDOWN([.$U73]/2;0))))*5+15)*([.$CI73]/1000)*[.$K73]*1+([.CK$65]/100);0)" office:value-type="float" office:value="0" calcext:value-type="float">
            <text:p>0</text:p>
          </table:table-cell>
          <table:table-cell table:style-name="ce169" table:formula="of:=ROUNDDOWN(((((5)+([.$AC73]-[.$AE73]-(ROUNDDOWN([.$AG73]/2;0))))*5+15)*([.$AK73]/1000)*[.$K73]*1+([.CL$65]/100))*([.$H73]/540)+0.03;4)" office:value-type="float" office:value="0.03" calcext:value-type="float">
            <text:p>0.03</text:p>
          </table:table-cell>
          <table:table-cell table:style-name="ce178" table:number-columns-repeated="2"/>
          <table:table-cell table:style-name="ce169" table:formula="of:=[.CI73]-[.AX73]-[.AZ73]" office:value-type="float" office:value="934" calcext:value-type="float">
            <text:p>934</text:p>
          </table:table-cell>
          <table:table-cell table:style-name="ce174" table:formula="of:=[.$H73]-[.AY73]-[.BA73]" office:value-type="float" office:value="2.8325" calcext:value-type="float">
            <text:p>2.8325</text:p>
          </table:table-cell>
          <table:table-cell table:style-name="ce148" table:formula="of:=ROUNDDOWN((((5)+([.$W73]-[.$Y73]-(ROUNDDOWN([.$AA73]/2;0))))*5+15)*([.$CO73]/1000)*[.$N73]*1+([.CQ$65]/100);0)" office:value-type="float" office:value="50" calcext:value-type="float">
            <text:p>50</text:p>
          </table:table-cell>
          <table:table-cell table:style-name="ce152" table:formula="of:=ROUNDDOWN(((((5)+([.$AC73]-[.$AE73]-(ROUNDDOWN([.$AG73]/2;0))))*5+15)*([.$AP73]/1000)*[.$N73]*1+([.CR$65]/100))*([.$H73]/540)+0.03;4)" office:value-type="float" office:value="0.33" calcext:value-type="float">
            <text:p>0.33</text:p>
          </table:table-cell>
          <table:table-cell table:style-name="ce156" table:number-columns-repeated="2"/>
          <table:table-cell table:style-name="ce152" table:formula="of:=[.CO73]-[.BD73]-[.BF73]" office:value-type="float" office:value="892" calcext:value-type="float">
            <text:p>892</text:p>
          </table:table-cell>
          <table:table-cell table:style-name="ce160" table:formula="of:=[.$AQ73]-[.BE73]-[.BG73]" office:value-type="float" office:value="2.7025" calcext:value-type="float">
            <text:p>2.7025</text:p>
          </table:table-cell>
          <table:table-cell table:style-name="ce148" table:formula="of:=ROUNDDOWN((((5)+([.$W73]-[.$Y73]-(ROUNDDOWN([.$AA73]/2;0))))*5+15)*([.$CU73]/1000)*[.$N73]*1+([.CW$65]/100);0)" office:value-type="float" office:value="48" calcext:value-type="float">
            <text:p>48</text:p>
          </table:table-cell>
          <table:table-cell table:style-name="ce152" table:formula="of:=ROUNDDOWN(((((5)+([.$AC73]-[.$AE73]-(ROUNDDOWN([.$AG73]/2;0))))*5+15)*([.$AP73]/1000)*[.$N73]*1+([.CX$65]/100))*([.$H73]/540)+0.03;4)" office:value-type="float" office:value="0.33" calcext:value-type="float">
            <text:p>0.33</text:p>
          </table:table-cell>
          <table:table-cell table:style-name="ce156" table:number-columns-repeated="2"/>
          <table:table-cell table:style-name="ce152" table:formula="of:=[.CU73]-[.BJ73]-[.BL73]" office:value-type="float" office:value="850" calcext:value-type="float">
            <text:p>850</text:p>
          </table:table-cell>
          <table:table-cell table:style-name="ce160" table:formula="of:=[.$AQ73]-[.BK73]-[.BM73]" office:value-type="float" office:value="2.7025" calcext:value-type="float">
            <text:p>2.7025</text:p>
          </table:table-cell>
          <table:table-cell table:style-name="ce148" table:formula="of:=ROUNDDOWN((((5)+([.$W73]-[.$Y73]-(ROUNDDOWN([.$AA73]/2;0))))*5+15)*([.$DA73]/1000)*[.$N73]*1+([.DC$65]/100);0)" office:value-type="float" office:value="45" calcext:value-type="float">
            <text:p>45</text:p>
          </table:table-cell>
          <table:table-cell table:style-name="ce152" table:formula="of:=ROUNDDOWN(((((5)+([.$AC73]-[.$AE73]-(ROUNDDOWN([.$AG73]/2;0))))*5+15)*([.$AP73]/1000)*[.$N73]*1+([.DD$65]/100))*([.$H73]/540)+0.03;4)" office:value-type="float" office:value="0.33" calcext:value-type="float">
            <text:p>0.33</text:p>
          </table:table-cell>
          <table:table-cell table:style-name="ce156" table:number-columns-repeated="2"/>
          <table:table-cell table:style-name="ce152" table:formula="of:=[.DA73]-[.BP73]-[.BR73]" office:value-type="float" office:value="808" calcext:value-type="float">
            <text:p>808</text:p>
          </table:table-cell>
          <table:table-cell table:style-name="ce160" table:formula="of:=[.$AQ73]-[.BQ73]-[.BS73]" office:value-type="float" office:value="2.7025" calcext:value-type="float">
            <text:p>2.7025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119" table:formula="of:=[.AL73]+[.AR73]+[.AX73]+[.BD73]+[.BJ73]+[.BP73]" office:value-type="float" office:value="192" calcext:value-type="float">
            <text:p>192</text:p>
          </table:table-cell>
          <table:table-cell table:style-name="ce120" table:formula="of:=[.AM73]+[.AS73]+[.AY73]+[.BE73]+[.BK73]+[.BQ73]" office:value-type="float" office:value="1.1679" calcext:value-type="float">
            <text:p>1.1679</text:p>
          </table:table-cell>
          <table:table-cell table:style-name="ce119" table:formula="of:=[.BY73]+[.CE73]+[.CK73]+[.CQ73]+[.CW73]+[.DC73]" office:value-type="float" office:value="143" calcext:value-type="float">
            <text:p>143</text:p>
          </table:table-cell>
          <table:table-cell table:style-name="ce120" table:formula="of:=[.BZ73]+[.CF73]+[.CL73]+[.CR73]+[.CX73]+[.DD73]" office:value-type="float" office:value="1.08" calcext:value-type="float">
            <text:p>1.08</text:p>
          </table:table-cell>
          <table:table-cell table:style-name="ce119" table:formula="of:=[.AN73]+[.AT73]+[.AZ73]+[.BF73]+[.BL73]+[.BR73]" office:value-type="float" office:value="0" calcext:value-type="float">
            <text:p>0</text:p>
          </table:table-cell>
          <table:table-cell table:style-name="ce120" table:formula="of:=[.AO73]+[.AU73]+[.BA73]+[.BG73]+[.BM73]+[.BS73]" office:value-type="float" office:value="0" calcext:value-type="float">
            <text:p>0</text:p>
          </table:table-cell>
          <table:table-cell table:style-name="ce119" table:formula="of:=[.CA73]+[.CG73]+[.CM73]+[.CS73]+[.CY73]+[.DE73]" office:value-type="float" office:value="0" calcext:value-type="float">
            <text:p>0</text:p>
          </table:table-cell>
          <table:table-cell table:style-name="ce120" table:formula="of:=[.CB73]+[.CH73]+[.CN73]+[.CT73]+[.CZ73]+[.DF73]" office:value-type="float" office:value="0" calcext:value-type="float">
            <text:p>0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119" table:formula="of:=[.DK73]-[.DQ73]" office:value-type="float" office:value="192" calcext:value-type="float">
            <text:p>192</text:p>
          </table:table-cell>
          <table:table-cell table:style-name="ce120" table:formula="of:=[.DL73]-[.DR73]" office:value-type="float" office:value="1.1679" calcext:value-type="float">
            <text:p>1.1679</text:p>
          </table:table-cell>
          <table:table-cell table:style-name="ce119" table:formula="of:=[.DM73]-[.DO73]" office:value-type="float" office:value="143" calcext:value-type="float">
            <text:p>143</text:p>
          </table:table-cell>
          <table:table-cell table:style-name="ce120" table:formula="of:=[.DN73]-[.DP73]" office:value-type="float" office:value="1.08" calcext:value-type="float">
            <text:p>1.08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 office:value-type="float" office:value="0.55" calcext:value-type="float">
            <text:p>0.55</text:p>
          </table:table-cell>
          <table:table-cell table:style-name="ce30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25" office:value-type="float" office:value="0.95" calcext:value-type="float">
            <text:p>0.95</text:p>
          </table:table-cell>
          <table:table-cell table:style-name="ce30" office:value-type="float" office:value="1.2" calcext:value-type="float">
            <text:p>1.2</text:p>
          </table:table-cell>
          <table:table-cell table:style-name="ce36" office:value-type="float" office:value="0.05" calcext:value-type="float">
            <text:p>0.05</text:p>
          </table:table-cell>
          <table:table-cell table:style-name="ce51" office:value-type="float" office:value="3" calcext:value-type="float">
            <text:p>3</text:p>
          </table:table-cell>
          <table:table-cell table:style-name="ce56" office:value-type="float" office:value="1.25" calcext:value-type="float">
            <text:p>1.25</text:p>
          </table:table-cell>
          <table:table-cell table:style-name="ce57" table:formula="of:=[.B74]/[.$I74]" office:value-type="float" office:value="0.44" calcext:value-type="float">
            <text:p>0.44</text:p>
          </table:table-cell>
          <table:table-cell table:style-name="ce58" table:formula="of:=[.C74]/[.$I74]" office:value-type="float" office:value="0" calcext:value-type="float">
            <text:p>0</text:p>
          </table:table-cell>
          <table:table-cell table:style-name="ce59" table:formula="of:=[.D74]/[.$I74]" office:value-type="float" office:value="0.8" calcext:value-type="float">
            <text:p>0.8</text:p>
          </table:table-cell>
          <table:table-cell table:style-name="ce57" table:formula="of:=[.E74]/[.$I74]" office:value-type="float" office:value="0.76" calcext:value-type="float">
            <text:p>0.76</text:p>
          </table:table-cell>
          <table:table-cell table:style-name="ce58" table:formula="of:=[.F74]/[.$I74]" office:value-type="float" office:value="0.96" calcext:value-type="float">
            <text:p>0.96</text:p>
          </table:table-cell>
          <table:table-cell table:style-name="ce59" table:formula="of:=[.G74]/[.$I74]" office:value-type="float" office:value="0.04" calcext:value-type="float">
            <text:p>0.04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74]-[.$T74]-(ROUNDDOWN([.$U74]/2;0))))*5+15)*([.$AK74]/1000)*[.$J74]*1+([.AL$65]/100);0)" office:value-type="float" office:value="17" calcext:value-type="float">
            <text:p>17</text:p>
          </table:table-cell>
          <table:table-cell table:style-name="ce170" table:formula="of:=ROUNDDOWN(((((5)+([.$AB74]-[.$AF74]-(ROUNDDOWN([.$AG74]/2;0))))*5+15)*([.$AK74]/1000)*[.$J74]*1+([.AM$65]/100))*([.$H74]/540)+0.03;4)" office:value-type="float" office:value="0.14" calcext:value-type="float">
            <text:p>0.14</text:p>
          </table:table-cell>
          <table:table-cell table:style-name="ce170" table:formula="of:=ROUNDDOWN((((5)+([.$R74]-[.$T74]-(ROUNDDOWN([.$U74]/2;0))))*5+15)*([.$AK74]/1000)*[.$L74]*0.5*1+([.AN$65]/100);0)" office:value-type="float" office:value="16" calcext:value-type="float">
            <text:p>16</text:p>
          </table:table-cell>
          <table:table-cell table:style-name="ce170" table:formula="of:=ROUNDDOWN(((((5)+([.$AD74]-[.$AF74]-(ROUNDDOWN([.$AG74]/2;0))))*5+15)*([.$AK74]/1000)*[.$L74]*0.5*1+([.AO$65]/100))*([.$H74]/540)+0.03;4)" office:value-type="float" office:value="0.13" calcext:value-type="float">
            <text:p>0.13</text:p>
          </table:table-cell>
          <table:table-cell table:style-name="ce170" table:formula="of:=[.AK74]-[.BY74]-[.CA74]" office:value-type="float" office:value="984" calcext:value-type="float">
            <text:p>984</text:p>
          </table:table-cell>
          <table:table-cell table:style-name="ce175" table:formula="of:=[.$H74]-[.BZ74]-[.CB74]" office:value-type="float" office:value="2.8289" calcext:value-type="float">
            <text:p>2.8289</text:p>
          </table:table-cell>
          <table:table-cell table:style-name="ce158" table:formula="of:=ROUNDDOWN((((5)+([.$P74]-[.$T74]-(ROUNDDOWN([.$U74]/2;0))))*5+15)*([.$AP74]/1000)*[.$J74]*1+([.AR$65]/100);0)" office:value-type="float" office:value="17" calcext:value-type="float">
            <text:p>17</text:p>
          </table:table-cell>
          <table:table-cell table:style-name="ce170" table:formula="of:=ROUNDDOWN(((((5)+([.$AB74]-[.$AF74]-(ROUNDDOWN([.$AG74]/2;0))))*5+15)*([.$AQ74]/1000)*[.$J74]*1+([.AS$65]/100))*([.$H74]/540)+0.03;4)" office:value-type="float" office:value="0.0303" calcext:value-type="float">
            <text:p>0.0303</text:p>
          </table:table-cell>
          <table:table-cell table:style-name="ce170" table:formula="of:=ROUNDDOWN((((5)+([.$R74]-[.$T74]-(ROUNDDOWN([.$U74]/2;0))))*5+15)*([.$AK74]/1000)*[.$L74]*0.5*1+([.AT$65]/100);0)" office:value-type="float" office:value="16" calcext:value-type="float">
            <text:p>16</text:p>
          </table:table-cell>
          <table:table-cell table:style-name="ce170" table:formula="of:=ROUNDDOWN(((((5)+([.$AD74]-[.$AF74]-(ROUNDDOWN([.$AG74]/2;0))))*5+15)*0.5*([.$AK74]/1000)*[.$L74]*1+([.AU$65]/100))*([.$H74]/540)+0.03;4)" office:value-type="float" office:value="0.13" calcext:value-type="float">
            <text:p>0.13</text:p>
          </table:table-cell>
          <table:table-cell table:style-name="ce170" table:formula="of:=[.AP74]-[.CE74]-[.CG74]" office:value-type="float" office:value="968" calcext:value-type="float">
            <text:p>968</text:p>
          </table:table-cell>
          <table:table-cell table:style-name="ce175" table:formula="of:=[.$AQ74]-[.CF74]-[.CH74]" office:value-type="float" office:value="2.6578" calcext:value-type="float">
            <text:p>2.6578</text:p>
          </table:table-cell>
          <table:table-cell table:style-name="ce158" table:formula="of:=ROUNDDOWN((((5)+([.$P74]-[.$T74]-(ROUNDDOWN([.$U74]/2;0))))*5+15)*([.$AP74]/1000)*[.$J74]*1+([.AX$65]/100);0)" office:value-type="float" office:value="17" calcext:value-type="float">
            <text:p>17</text:p>
          </table:table-cell>
          <table:table-cell table:style-name="ce170" table:formula="of:=ROUNDDOWN(((((5)+([.$AB74]-[.$AF74]-(ROUNDDOWN([.$AG74]/2;0))))*5+15)*([.$AP74]/1000)*[.$J74]*1+([.AY$65]/100))*([.$H74]/540)+0.03;4)" office:value-type="float" office:value="0.1382" calcext:value-type="float">
            <text:p>0.1382</text:p>
          </table:table-cell>
          <table:table-cell table:style-name="ce170" table:formula="of:=ROUNDDOWN((((5)+([.$R74]-[.$T74]-(ROUNDDOWN([.$U74]/2;0))))*5+15)*([.$AK74]/1000)*[.$L74]*0.5*1+([.AZ$65]/100);0)" office:value-type="float" office:value="16" calcext:value-type="float">
            <text:p>16</text:p>
          </table:table-cell>
          <table:table-cell table:style-name="ce170" table:formula="of:=ROUNDDOWN(((((5)+([.$AD74]-[.$AF74]-(ROUNDDOWN([.$AG74]/2;0))))*5+15)*0.5*([.$AK74]/1000)*[.$L74]*1+([.BA$65]/100))*([.$H74]/540)+0.03;4)" office:value-type="float" office:value="0.13" calcext:value-type="float">
            <text:p>0.13</text:p>
          </table:table-cell>
          <table:table-cell table:style-name="ce170" table:formula="of:=[.AV74]-[.CK74]-[.CM74]" office:value-type="float" office:value="952" calcext:value-type="float">
            <text:p>952</text:p>
          </table:table-cell>
          <table:table-cell table:style-name="ce175" table:formula="of:=[.$AQ74]-[.CL74]-[.CN74]" office:value-type="float" office:value="2.6578" calcext:value-type="float">
            <text:p>2.6578</text:p>
          </table:table-cell>
          <table:table-cell table:style-name="ce149" table:formula="of:=ROUNDDOWN((((5)+([.$V74]-[.$Z74]-(ROUNDDOWN([.$AA74]/2;0))))*5+15)*([.$BB74]/1000)*[.$M74]*1+([.BD$65]/100);0)" office:value-type="float" office:value="32" calcext:value-type="float">
            <text:p>32</text:p>
          </table:table-cell>
          <table:table-cell table:style-name="ce153" table:formula="of:=ROUNDDOWN(((((5)+([.$AB74]-[.$AF74]-(ROUNDDOWN([.$AG74]/2;0))))*5+15)*([.$AP74]/1000)*[.$M74]*1+([.BE$65]/100))*([.$H74]/540)+0.03;4)" office:value-type="float" office:value="0.2169" calcext:value-type="float">
            <text:p>0.2169</text:p>
          </table:table-cell>
          <table:table-cell table:style-name="ce153" table:formula="of:=ROUNDDOWN((((5)+([.$X74]-[.$Y74]-(ROUNDDOWN([.$AA74]/2;0))))*5+15)*0.5*([.$AK74]/1000)*[.$O74]*1+([.BF$65]/100);0)" office:value-type="float" office:value="0" calcext:value-type="float">
            <text:p>0</text:p>
          </table:table-cell>
          <table:table-cell table:style-name="ce153" table:formula="of:=ROUNDDOWN(((((5)+([.$AD74]-[.$AF74]-(ROUNDDOWN([.$AG74]/2;0))))*5+15)*0.5*([.$AK74]/1000)*[.$O74]*1+([.BG$65]/100))*([.$H74]/540)+0.03;4)" office:value-type="float" office:value="0.035" calcext:value-type="float">
            <text:p>0.035</text:p>
          </table:table-cell>
          <table:table-cell table:style-name="ce153" table:formula="of:=[.BB74]-[.CQ74]-[.CS74]" office:value-type="float" office:value="914" calcext:value-type="float">
            <text:p>914</text:p>
          </table:table-cell>
          <table:table-cell table:style-name="ce161" table:formula="of:=[.$AQ74]-[.CR74]-[.CT74]" office:value-type="float" office:value="2.5273" calcext:value-type="float">
            <text:p>2.5273</text:p>
          </table:table-cell>
          <table:table-cell table:style-name="ce149" table:formula="of:=ROUNDDOWN((((5)+([.$V74]-[.$Z74]-(ROUNDDOWN([.$AA74]/2;0))))*5+15)*([.$BB74]/1000)*[.$M74]*1+([.BJ$65]/100);0)" office:value-type="float" office:value="32" calcext:value-type="float">
            <text:p>32</text:p>
          </table:table-cell>
          <table:table-cell table:style-name="ce153" table:formula="of:=ROUNDDOWN(((((5)+([.$AB74]-[.$AF74]-(ROUNDDOWN([.$AG74]/2;0))))*5+15)*([.$AP74]/1000)*[.$M74]*1+([.BK$65]/100))*([.$H74]/540)+0.03;4)" office:value-type="float" office:value="0.2169" calcext:value-type="float">
            <text:p>0.2169</text:p>
          </table:table-cell>
          <table:table-cell table:style-name="ce153" table:formula="of:=ROUNDDOWN((((5)+([.$X74]-[.$Z74]-(ROUNDDOWN([.$AA74]/2;0))))*5+15)*0.5*([.$AK74]/1000)*[.$O74]*1+([.BL$65]/100);0)" office:value-type="float" office:value="0" calcext:value-type="float">
            <text:p>0</text:p>
          </table:table-cell>
          <table:table-cell table:style-name="ce153" table:formula="of:=ROUNDDOWN(((((5)+([.$AD74]-[.$AE74]-(ROUNDDOWN([.$AG74]/2;0))))*5+15)*0.5*([.$AK74]/1000)*[.$O74]*1+([.BM$65]/100))*([.$H74]/540)+0.03;4)" office:value-type="float" office:value="0.0355" calcext:value-type="float">
            <text:p>0.0355</text:p>
          </table:table-cell>
          <table:table-cell table:style-name="ce153" table:formula="of:=[.BH74]-[.CW74]-[.CY74]" office:value-type="float" office:value="877" calcext:value-type="float">
            <text:p>877</text:p>
          </table:table-cell>
          <table:table-cell table:style-name="ce161" table:formula="of:=[.$AQ74]-[.CX74]-[.CZ74]" office:value-type="float" office:value="2.5273" calcext:value-type="float">
            <text:p>2.5273</text:p>
          </table:table-cell>
          <table:table-cell table:style-name="ce149" table:formula="of:=ROUNDDOWN((((5)+([.$V74]-[.$Z74]-(ROUNDDOWN([.$AA74]/2;0))))*5+15)*([.$BB74]/1000)*[.$M74]*1+([.BP$65]/100);0)" office:value-type="float" office:value="32" calcext:value-type="float">
            <text:p>32</text:p>
          </table:table-cell>
          <table:table-cell table:style-name="ce153" table:formula="of:=ROUNDDOWN(((((5)+([.$AB74]-[.$AF74]-(ROUNDDOWN([.$AG74]/2;0))))*5+15)*([.$AP74]/1000)*[.$M74]*1+([.BQ$65]/100))*([.$H74]/540)+0.03;4)" office:value-type="float" office:value="0.2169" calcext:value-type="float">
            <text:p>0.2169</text:p>
          </table:table-cell>
          <table:table-cell table:style-name="ce153" table:formula="of:=ROUNDDOWN((((5)+([.$X74]-[.$Z74]-(ROUNDDOWN([.$AA74]/2;0))))*5+15)*0.5*([.$AK74]/1000)*[.$O74]*1+([.BR$65]/100);0)" office:value-type="float" office:value="0" calcext:value-type="float">
            <text:p>0</text:p>
          </table:table-cell>
          <table:table-cell table:style-name="ce153" table:formula="of:=ROUNDDOWN(((((5)+([.$AD74]-[.$AF74]-(ROUNDDOWN([.$AG74]/2;0))))*5+15)*0.5*([.$AK74]/1000)*[.$O74]*1+([.BS$65]/100))*([.$H74]/540)+0.03;4)" office:value-type="float" office:value="0.035" calcext:value-type="float">
            <text:p>0.035</text:p>
          </table:table-cell>
          <table:table-cell table:style-name="ce153" table:formula="of:=[.BN74]-[.DC74]-[.DE74]" office:value-type="float" office:value="841" calcext:value-type="float">
            <text:p>841</text:p>
          </table:table-cell>
          <table:table-cell table:style-name="ce161" table:formula="of:=[.$AQ74]-[.DD74]-[.DF74]" office:value-type="float" office:value="2.5273" calcext:value-type="float">
            <text:p>2.5273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74]-[.$S74]-(ROUNDDOWN([.$U74]/2;0))))*5+15)*([.$BX74]/1000)*[.$K74]*1+([.BY$65]/100);0)" office:value-type="float" office:value="0" calcext:value-type="float">
            <text:p>0</text:p>
          </table:table-cell>
          <table:table-cell table:style-name="ce170" table:formula="of:=ROUNDDOWN(((((5)+([.$AC74]-[.$AE74]-(ROUNDDOWN([.$AG74]/2;0))))*5+15)*([.$AK74]/1000)*[.$K74]*1+([.BZ$65]/100))*([.$H74]/540)+0.03;4)" office:value-type="float" office:value="0.03" calcext:value-type="float">
            <text:p>0.03</text:p>
          </table:table-cell>
          <table:table-cell table:style-name="ce170" table:formula="of:=ROUNDDOWN((((5)+([.$R74]-[.$S74]-(ROUNDDOWN([.$U74]/2;0))))*5+15)*0.5*([.$BX74]/1000)*[.$L74]*1+([.CA$65]/100);0)" office:value-type="float" office:value="16" calcext:value-type="float">
            <text:p>16</text:p>
          </table:table-cell>
          <table:table-cell table:style-name="ce170" table:formula="of:=ROUNDDOWN(((((5)+([.$AD74]-[.$AE74]-(ROUNDDOWN([.$AG74]/2;0))))*5+15)*0.5*([.$AK74]/1000)*[.$L74]*1+([.CB$65]/100))*([.$H74]/540)+0.03;4)" office:value-type="float" office:value="0.1411" calcext:value-type="float">
            <text:p>0.1411</text:p>
          </table:table-cell>
          <table:table-cell table:style-name="ce170" table:formula="of:=[.BX74]-[.AL74]-[.AN74]" office:value-type="float" office:value="967" calcext:value-type="float">
            <text:p>967</text:p>
          </table:table-cell>
          <table:table-cell table:style-name="ce175" table:formula="of:=[.$H74]-[.AM74]-[.AO74]" office:value-type="float" office:value="2.73" calcext:value-type="float">
            <text:p>2.73</text:p>
          </table:table-cell>
          <table:table-cell table:style-name="ce158" table:formula="of:=ROUNDDOWN((((5)+([.$Q74]-[.$S74]-(ROUNDDOWN([.$U74]/2;0))))*5+15)*([.$CC74]/1000)*[.$K74]*1+([.CE$65]/100);0)" office:value-type="float" office:value="0" calcext:value-type="float">
            <text:p>0</text:p>
          </table:table-cell>
          <table:table-cell table:style-name="ce170" table:formula="of:=ROUNDDOWN(((((5)+([.$AC74]-[.$AE74]-(ROUNDDOWN([.$AG74]/2;0))))*5+15)*([.$AK74]/1000)*[.$K74]*1+([.CF$65]/100))*([.$H74]/540)+0.03;4)" office:value-type="float" office:value="0.03" calcext:value-type="float">
            <text:p>0.03</text:p>
          </table:table-cell>
          <table:table-cell table:style-name="ce170" table:formula="of:=ROUNDDOWN((((5)+([.$R74]-[.$S74]-(ROUNDDOWN([.$U74]/2;0))))*5+15)*0.5*([.$BX74]/1000)*[.$L74]*1+([.CG$65]/100);0)" office:value-type="float" office:value="16" calcext:value-type="float">
            <text:p>16</text:p>
          </table:table-cell>
          <table:table-cell table:style-name="ce170" table:formula="of:=ROUNDDOWN(((((5)+([.$AD74]-[.$AE74]-(ROUNDDOWN([.$AG74]/2;0))))*5+15)*0.5*([.$AK74]/1000)*[.$L74]*1+([.CH$65]/100))*([.$H74]/540)+0.03;4)" office:value-type="float" office:value="0.1411" calcext:value-type="float">
            <text:p>0.1411</text:p>
          </table:table-cell>
          <table:table-cell table:style-name="ce170" table:formula="of:=[.CC74]-[.AR74]-[.AT74]" office:value-type="float" office:value="934" calcext:value-type="float">
            <text:p>934</text:p>
          </table:table-cell>
          <table:table-cell table:style-name="ce175" table:formula="of:=[.$H74]-[.AS74]-[.AU74]" office:value-type="float" office:value="2.8397" calcext:value-type="float">
            <text:p>2.8397</text:p>
          </table:table-cell>
          <table:table-cell table:style-name="ce158" table:formula="of:=ROUNDDOWN((((5)+([.$Q74]-[.$S74]-(ROUNDDOWN([.$U74]/2;0))))*5+15)*([.$CI74]/1000)*[.$K74]*1+([.CK$65]/100);0)" office:value-type="float" office:value="0" calcext:value-type="float">
            <text:p>0</text:p>
          </table:table-cell>
          <table:table-cell table:style-name="ce170" table:formula="of:=ROUNDDOWN(((((5)+([.$AC74]-[.$AE74]-(ROUNDDOWN([.$AG74]/2;0))))*5+15)*([.$AK74]/1000)*[.$K74]*1+([.CL$65]/100))*([.$H74]/540)+0.03;4)" office:value-type="float" office:value="0.03" calcext:value-type="float">
            <text:p>0.03</text:p>
          </table:table-cell>
          <table:table-cell table:style-name="ce170" table:formula="of:=ROUNDDOWN((((5)+([.$R74]-[.$S74]-(ROUNDDOWN([.$U74]/2;0))))*5+15)*0.5*([.$BX74]/1000)*[.$L74]*1+([.CM$65]/100);0)" office:value-type="float" office:value="16" calcext:value-type="float">
            <text:p>16</text:p>
          </table:table-cell>
          <table:table-cell table:style-name="ce170" table:formula="of:=ROUNDDOWN(((((5)+([.$AD74]-[.$AE74]-(ROUNDDOWN([.$AG74]/2;0))))*5+15)*0.5*([.$AK74]/1000)*[.$L74]*1+([.CN$65]/100))*([.$H74]/540)+0.03;4)" office:value-type="float" office:value="0.1411" calcext:value-type="float">
            <text:p>0.1411</text:p>
          </table:table-cell>
          <table:table-cell table:style-name="ce170" table:formula="of:=[.CI74]-[.AX74]-[.AZ74]" office:value-type="float" office:value="901" calcext:value-type="float">
            <text:p>901</text:p>
          </table:table-cell>
          <table:table-cell table:style-name="ce175" table:formula="of:=[.$H74]-[.AY74]-[.BA74]" office:value-type="float" office:value="2.7318" calcext:value-type="float">
            <text:p>2.7318</text:p>
          </table:table-cell>
          <table:table-cell table:style-name="ce148" table:formula="of:=ROUNDDOWN((((5)+([.$W74]-[.$Y74]-(ROUNDDOWN([.$AA74]/2;0))))*5+15)*([.$CO74]/1000)*[.$N74]*1+([.CQ$65]/100);0)" office:value-type="float" office:value="38" calcext:value-type="float">
            <text:p>38</text:p>
          </table:table-cell>
          <table:table-cell table:style-name="ce152" table:formula="of:=ROUNDDOWN(((((5)+([.$AC74]-[.$AE74]-(ROUNDDOWN([.$AG74]/2;0))))*5+15)*([.$AP74]/1000)*[.$N74]*1+([.CR$65]/100))*([.$H74]/540)+0.03;4)" office:value-type="float" office:value="0.2661" calcext:value-type="float">
            <text:p>0.2661</text:p>
          </table:table-cell>
          <table:table-cell table:style-name="ce152" table:formula="of:=ROUNDDOWN((((5)+([.$X74]-[.$Y74]-(ROUNDDOWN([.$AA74]/2;0))))*5+15)*0.5*([.$AK74]/1000)*[.$O74]*1+([.CS$65]/100);0)" office:value-type="float" office:value="0" calcext:value-type="float">
            <text:p>0</text:p>
          </table:table-cell>
          <table:table-cell table:style-name="ce152" table:formula="of:=ROUNDDOWN(((((5)+([.$AD74]-[.$AE74]-(ROUNDDOWN([.$AG74]/2;0))))*5+15)*0.5*([.$AK74]/1000)*[.$O74]*1+([.CT$65]/100))*([.$H74]/540)+0.03;4)" office:value-type="float" office:value="0.0355" calcext:value-type="float">
            <text:p>0.0355</text:p>
          </table:table-cell>
          <table:table-cell table:style-name="ce152" table:formula="of:=[.CO74]-[.BD74]-[.BF74]" office:value-type="float" office:value="869" calcext:value-type="float">
            <text:p>869</text:p>
          </table:table-cell>
          <table:table-cell table:style-name="ce160" table:formula="of:=[.$AQ74]-[.BE74]-[.BG74]" office:value-type="float" office:value="2.577" calcext:value-type="float">
            <text:p>2.577</text:p>
          </table:table-cell>
          <table:table-cell table:style-name="ce148" table:formula="of:=ROUNDDOWN((((5)+([.$W74]-[.$Y74]-(ROUNDDOWN([.$AA74]/2;0))))*5+15)*([.$CU74]/1000)*[.$N74]*1+([.CW$65]/100);0)" office:value-type="float" office:value="37" calcext:value-type="float">
            <text:p>37</text:p>
          </table:table-cell>
          <table:table-cell table:style-name="ce152" table:formula="of:=ROUNDDOWN(((((5)+([.$AC74]-[.$AE74]-(ROUNDDOWN([.$AG74]/2;0))))*5+15)*([.$AP74]/1000)*[.$N74]*1+([.CX$65]/100))*([.$H74]/540)+0.03;4)" office:value-type="float" office:value="0.2661" calcext:value-type="float">
            <text:p>0.2661</text:p>
          </table:table-cell>
          <table:table-cell table:style-name="ce152" table:formula="of:=ROUNDDOWN((((5)+([.$X74]-[.$Y74]-(ROUNDDOWN([.$AA74]/2;0))))*5+15)*0.5*([.$AK74]/1000)*[.$O74]*1+([.CY$65]/100);0)" office:value-type="float" office:value="0" calcext:value-type="float">
            <text:p>0</text:p>
          </table:table-cell>
          <table:table-cell table:style-name="ce152" table:formula="of:=ROUNDDOWN(((((5)+([.$AD74]-[.$AE74]-(ROUNDDOWN([.$AG74]/2;0))))*5+15)*0.5*([.$AK74]/1000)*[.$O74]*1+([.CZ$65]/100))*([.$H74]/540)+0.03;4)" office:value-type="float" office:value="0.0355" calcext:value-type="float">
            <text:p>0.0355</text:p>
          </table:table-cell>
          <table:table-cell table:style-name="ce152" table:formula="of:=[.CU74]-[.BJ74]-[.BL74]" office:value-type="float" office:value="837" calcext:value-type="float">
            <text:p>837</text:p>
          </table:table-cell>
          <table:table-cell table:style-name="ce160" table:formula="of:=[.$AQ74]-[.BK74]-[.BM74]" office:value-type="float" office:value="2.5765" calcext:value-type="float">
            <text:p>2.5765</text:p>
          </table:table-cell>
          <table:table-cell table:style-name="ce148" table:formula="of:=ROUNDDOWN((((5)+([.$W74]-[.$Y74]-(ROUNDDOWN([.$AA74]/2;0))))*5+15)*([.$DA74]/1000)*[.$N74]*1+([.DC$65]/100);0)" office:value-type="float" office:value="36" calcext:value-type="float">
            <text:p>36</text:p>
          </table:table-cell>
          <table:table-cell table:style-name="ce152" table:formula="of:=ROUNDDOWN(((((5)+([.$AC74]-[.$AE74]-(ROUNDDOWN([.$AG74]/2;0))))*5+15)*([.$AP74]/1000)*[.$N74]*1+([.DD$65]/100))*([.$H74]/540)+0.03;4)" office:value-type="float" office:value="0.2661" calcext:value-type="float">
            <text:p>0.2661</text:p>
          </table:table-cell>
          <table:table-cell table:style-name="ce152" table:formula="of:=ROUNDDOWN((((5)+([.$X74]-[.$Y74]-(ROUNDDOWN([.$AA74]/2;0))))*5+15)*0.5*([.$AK74]/1000)*[.$O74]*1+([.DE$65]/100);0)" office:value-type="float" office:value="0" calcext:value-type="float">
            <text:p>0</text:p>
          </table:table-cell>
          <table:table-cell table:style-name="ce152" table:formula="of:=ROUNDDOWN(((((5)+([.$AD74]-[.$AE74]-(ROUNDDOWN([.$AG74]/2;0))))*5+15)*0.5*([.$AK74]/1000)*[.$O74]*1+([.DF$65]/100))*([.$H74]/540)+0.03;4)" office:value-type="float" office:value="0.0355" calcext:value-type="float">
            <text:p>0.0355</text:p>
          </table:table-cell>
          <table:table-cell table:style-name="ce152" table:formula="of:=[.DA74]-[.BP74]-[.BR74]" office:value-type="float" office:value="805" calcext:value-type="float">
            <text:p>805</text:p>
          </table:table-cell>
          <table:table-cell table:style-name="ce160" table:formula="of:=[.$AQ74]-[.BQ74]-[.BS74]" office:value-type="float" office:value="2.577" calcext:value-type="float">
            <text:p>2.577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119" table:formula="of:=[.AL74]+[.AR74]+[.AX74]+[.BD74]+[.BJ74]+[.BP74]" office:value-type="float" office:value="147" calcext:value-type="float">
            <text:p>147</text:p>
          </table:table-cell>
          <table:table-cell table:style-name="ce120" table:formula="of:=[.AM74]+[.AS74]+[.AY74]+[.BE74]+[.BK74]+[.BQ74]" office:value-type="float" office:value="0.9592" calcext:value-type="float">
            <text:p>0.9592</text:p>
          </table:table-cell>
          <table:table-cell table:style-name="ce119" table:formula="of:=[.BY74]+[.CE74]+[.CK74]+[.CQ74]+[.CW74]+[.DC74]" office:value-type="float" office:value="111" calcext:value-type="float">
            <text:p>111</text:p>
          </table:table-cell>
          <table:table-cell table:style-name="ce120" table:formula="of:=[.BZ74]+[.CF74]+[.CL74]+[.CR74]+[.CX74]+[.DD74]" office:value-type="float" office:value="0.8883" calcext:value-type="float">
            <text:p>0.8883</text:p>
          </table:table-cell>
          <table:table-cell table:style-name="ce119" table:formula="of:=[.AN74]+[.AT74]+[.AZ74]+[.BF74]+[.BL74]+[.BR74]" office:value-type="float" office:value="48" calcext:value-type="float">
            <text:p>48</text:p>
          </table:table-cell>
          <table:table-cell table:style-name="ce120" table:formula="of:=[.AO74]+[.AU74]+[.BA74]+[.BG74]+[.BM74]+[.BS74]" office:value-type="float" office:value="0.4955" calcext:value-type="float">
            <text:p>0.4955</text:p>
          </table:table-cell>
          <table:table-cell table:style-name="ce119" table:formula="of:=[.CA74]+[.CG74]+[.CM74]+[.CS74]+[.CY74]+[.DE74]" office:value-type="float" office:value="48" calcext:value-type="float">
            <text:p>48</text:p>
          </table:table-cell>
          <table:table-cell table:style-name="ce120" table:formula="of:=[.CB74]+[.CH74]+[.CN74]+[.CT74]+[.CZ74]+[.DF74]" office:value-type="float" office:value="0.5298" calcext:value-type="float">
            <text:p>0.5298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119" table:formula="of:=[.DK74]-[.DQ74]" office:value-type="float" office:value="99" calcext:value-type="float">
            <text:p>99</text:p>
          </table:table-cell>
          <table:table-cell table:style-name="ce120" table:formula="of:=[.DL74]-[.DR74]" office:value-type="float" office:value="0.4294" calcext:value-type="float">
            <text:p>0.4294</text:p>
          </table:table-cell>
          <table:table-cell table:style-name="ce119" table:formula="of:=[.DM74]-[.DO74]" office:value-type="float" office:value="63" calcext:value-type="float">
            <text:p>63</text:p>
          </table:table-cell>
          <table:table-cell table:style-name="ce120" table:formula="of:=[.DN74]-[.DP74]" office:value-type="float" office:value="0.3928" calcext:value-type="float">
            <text:p>0.3928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6" office:value-type="float" office:value="0.8" calcext:value-type="float">
            <text:p>0.8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5" office:value-type="float" office:value="0.95" calcext:value-type="float">
            <text:p>0.95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0.05" calcext:value-type="float">
            <text:p>0.05</text:p>
          </table:table-cell>
          <table:table-cell table:style-name="ce51" office:value-type="float" office:value="3" calcext:value-type="float">
            <text:p>3</text:p>
          </table:table-cell>
          <table:table-cell table:style-name="ce55" office:value-type="float" office:value="1.25" calcext:value-type="float">
            <text:p>1.25</text:p>
          </table:table-cell>
          <table:table-cell table:style-name="ce57" table:formula="of:=[.B75]/[.$I75]" office:value-type="float" office:value="0.64" calcext:value-type="float">
            <text:p>0.64</text:p>
          </table:table-cell>
          <table:table-cell table:style-name="ce58" table:formula="of:=[.C75]/[.$I75]" office:value-type="float" office:value="0" calcext:value-type="float">
            <text:p>0</text:p>
          </table:table-cell>
          <table:table-cell table:style-name="ce59" table:formula="of:=[.D75]/[.$I75]" office:value-type="float" office:value="0.8" calcext:value-type="float">
            <text:p>0.8</text:p>
          </table:table-cell>
          <table:table-cell table:style-name="ce57" table:formula="of:=[.E75]/[.$I75]" office:value-type="float" office:value="0.76" calcext:value-type="float">
            <text:p>0.76</text:p>
          </table:table-cell>
          <table:table-cell table:style-name="ce58" table:formula="of:=[.F75]/[.$I75]" office:value-type="float" office:value="1.6" calcext:value-type="float">
            <text:p>1.6</text:p>
          </table:table-cell>
          <table:table-cell table:style-name="ce59" table:formula="of:=[.G75]/[.$I75]" office:value-type="float" office:value="0.04" calcext:value-type="float">
            <text:p>0.04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75]-[.$T75]-(ROUNDDOWN([.$U75]/2;0))))*5+15)*([.$AK75]/1000)*[.$J75]*1+([.AL$65]/100);0)" office:value-type="float" office:value="25" calcext:value-type="float">
            <text:p>25</text:p>
          </table:table-cell>
          <table:table-cell table:style-name="ce170" table:formula="of:=ROUNDDOWN(((((5)+([.$AB75]-[.$AF75]-(ROUNDDOWN([.$AG75]/2;0))))*5+15)*([.$AK75]/1000)*[.$J75]*1+([.AM$65]/100))*([.$H75]/540)+0.03;4)" office:value-type="float" office:value="0.19" calcext:value-type="float">
            <text:p>0.19</text:p>
          </table:table-cell>
          <table:table-cell table:style-name="ce170" table:formula="of:=ROUNDDOWN((((5)+([.$R75]-[.$T75]-(ROUNDDOWN([.$U75]/2;0))))*5+15)*([.$AK75]/1000)*[.$L75]*0.5*1+([.AN$65]/100);0)" office:value-type="float" office:value="16" calcext:value-type="float">
            <text:p>16</text:p>
          </table:table-cell>
          <table:table-cell table:style-name="ce170" table:formula="of:=ROUNDDOWN(((((5)+([.$AD75]-[.$AF75]-(ROUNDDOWN([.$AG75]/2;0))))*5+15)*([.$AK75]/1000)*[.$L75]*0.5*1+([.AO$65]/100))*([.$H75]/540)+0.03;4)" office:value-type="float" office:value="0.13" calcext:value-type="float">
            <text:p>0.13</text:p>
          </table:table-cell>
          <table:table-cell table:style-name="ce170" table:formula="of:=[.AK75]-[.BY75]-[.CA75]" office:value-type="float" office:value="984" calcext:value-type="float">
            <text:p>984</text:p>
          </table:table-cell>
          <table:table-cell table:style-name="ce175" table:formula="of:=[.$H75]-[.BZ75]-[.CB75]" office:value-type="float" office:value="2.8289" calcext:value-type="float">
            <text:p>2.8289</text:p>
          </table:table-cell>
          <table:table-cell table:style-name="ce158" table:formula="of:=ROUNDDOWN((((5)+([.$P75]-[.$T75]-(ROUNDDOWN([.$U75]/2;0))))*5+15)*([.$AP75]/1000)*[.$J75]*1+([.AR$65]/100);0)" office:value-type="float" office:value="25" calcext:value-type="float">
            <text:p>25</text:p>
          </table:table-cell>
          <table:table-cell table:style-name="ce170" table:formula="of:=ROUNDDOWN(((((5)+([.$AB75]-[.$AF75]-(ROUNDDOWN([.$AG75]/2;0))))*5+15)*([.$AQ75]/1000)*[.$J75]*1+([.AS$65]/100))*([.$H75]/540)+0.03;4)" office:value-type="float" office:value="0.0304" calcext:value-type="float">
            <text:p>0.0304</text:p>
          </table:table-cell>
          <table:table-cell table:style-name="ce170" table:formula="of:=ROUNDDOWN((((5)+([.$R75]-[.$T75]-(ROUNDDOWN([.$U75]/2;0))))*5+15)*([.$AK75]/1000)*[.$L75]*0.5*1+([.AT$65]/100);0)" office:value-type="float" office:value="16" calcext:value-type="float">
            <text:p>16</text:p>
          </table:table-cell>
          <table:table-cell table:style-name="ce170" table:formula="of:=ROUNDDOWN(((((5)+([.$AD75]-[.$AF75]-(ROUNDDOWN([.$AG75]/2;0))))*5+15)*0.5*([.$AK75]/1000)*[.$L75]*1+([.AU$65]/100))*([.$H75]/540)+0.03;4)" office:value-type="float" office:value="0.13" calcext:value-type="float">
            <text:p>0.13</text:p>
          </table:table-cell>
          <table:table-cell table:style-name="ce170" table:formula="of:=[.AP75]-[.CE75]-[.CG75]" office:value-type="float" office:value="968" calcext:value-type="float">
            <text:p>968</text:p>
          </table:table-cell>
          <table:table-cell table:style-name="ce175" table:formula="of:=[.$AQ75]-[.CF75]-[.CH75]" office:value-type="float" office:value="2.6578" calcext:value-type="float">
            <text:p>2.6578</text:p>
          </table:table-cell>
          <table:table-cell table:style-name="ce158" table:formula="of:=ROUNDDOWN((((5)+([.$P75]-[.$T75]-(ROUNDDOWN([.$U75]/2;0))))*5+15)*([.$AP75]/1000)*[.$J75]*1+([.AX$65]/100);0)" office:value-type="float" office:value="25" calcext:value-type="float">
            <text:p>25</text:p>
          </table:table-cell>
          <table:table-cell table:style-name="ce170" table:formula="of:=ROUNDDOWN(((((5)+([.$AB75]-[.$AF75]-(ROUNDDOWN([.$AG75]/2;0))))*5+15)*([.$AP75]/1000)*[.$J75]*1+([.AY$65]/100))*([.$H75]/540)+0.03;4)" office:value-type="float" office:value="0.1874" calcext:value-type="float">
            <text:p>0.1874</text:p>
          </table:table-cell>
          <table:table-cell table:style-name="ce170" table:formula="of:=ROUNDDOWN((((5)+([.$R75]-[.$T75]-(ROUNDDOWN([.$U75]/2;0))))*5+15)*([.$AK75]/1000)*[.$L75]*0.5*1+([.AZ$65]/100);0)" office:value-type="float" office:value="16" calcext:value-type="float">
            <text:p>16</text:p>
          </table:table-cell>
          <table:table-cell table:style-name="ce170" table:formula="of:=ROUNDDOWN(((((5)+([.$AD75]-[.$AF75]-(ROUNDDOWN([.$AG75]/2;0))))*5+15)*0.5*([.$AK75]/1000)*[.$L75]*1+([.BA$65]/100))*([.$H75]/540)+0.03;4)" office:value-type="float" office:value="0.13" calcext:value-type="float">
            <text:p>0.13</text:p>
          </table:table-cell>
          <table:table-cell table:style-name="ce170" table:formula="of:=[.AV75]-[.CK75]-[.CM75]" office:value-type="float" office:value="952" calcext:value-type="float">
            <text:p>952</text:p>
          </table:table-cell>
          <table:table-cell table:style-name="ce175" table:formula="of:=[.$AQ75]-[.CL75]-[.CN75]" office:value-type="float" office:value="2.6578" calcext:value-type="float">
            <text:p>2.6578</text:p>
          </table:table-cell>
          <table:table-cell table:style-name="ce149" table:formula="of:=ROUNDDOWN((((5)+([.$V75]-[.$Z75]-(ROUNDDOWN([.$AA75]/2;0))))*5+15)*([.$BB75]/1000)*[.$M75]*1+([.BD$65]/100);0)" office:value-type="float" office:value="32" calcext:value-type="float">
            <text:p>32</text:p>
          </table:table-cell>
          <table:table-cell table:style-name="ce153" table:formula="of:=ROUNDDOWN(((((5)+([.$AB75]-[.$AF75]-(ROUNDDOWN([.$AG75]/2;0))))*5+15)*([.$AP75]/1000)*[.$M75]*1+([.BE$65]/100))*([.$H75]/540)+0.03;4)" office:value-type="float" office:value="0.2169" calcext:value-type="float">
            <text:p>0.2169</text:p>
          </table:table-cell>
          <table:table-cell table:style-name="ce153" table:formula="of:=ROUNDDOWN((((5)+([.$X75]-[.$Y75]-(ROUNDDOWN([.$AA75]/2;0))))*5+15)*0.5*([.$AK75]/1000)*[.$O75]*1+([.BF$65]/100);0)" office:value-type="float" office:value="0" calcext:value-type="float">
            <text:p>0</text:p>
          </table:table-cell>
          <table:table-cell table:style-name="ce153" table:formula="of:=ROUNDDOWN(((((5)+([.$AD75]-[.$AF75]-(ROUNDDOWN([.$AG75]/2;0))))*5+15)*0.5*([.$AK75]/1000)*[.$O75]*1+([.BG$65]/100))*([.$H75]/540)+0.03;4)" office:value-type="float" office:value="0.035" calcext:value-type="float">
            <text:p>0.035</text:p>
          </table:table-cell>
          <table:table-cell table:style-name="ce153" table:formula="of:=[.BB75]-[.CQ75]-[.CS75]" office:value-type="float" office:value="889" calcext:value-type="float">
            <text:p>889</text:p>
          </table:table-cell>
          <table:table-cell table:style-name="ce161" table:formula="of:=[.$AQ75]-[.CR75]-[.CT75]" office:value-type="float" office:value="2.3698" calcext:value-type="float">
            <text:p>2.3698</text:p>
          </table:table-cell>
          <table:table-cell table:style-name="ce149" table:formula="of:=ROUNDDOWN((((5)+([.$V75]-[.$Z75]-(ROUNDDOWN([.$AA75]/2;0))))*5+15)*([.$BB75]/1000)*[.$M75]*1+([.BJ$65]/100);0)" office:value-type="float" office:value="32" calcext:value-type="float">
            <text:p>32</text:p>
          </table:table-cell>
          <table:table-cell table:style-name="ce153" table:formula="of:=ROUNDDOWN(((((5)+([.$AB75]-[.$AF75]-(ROUNDDOWN([.$AG75]/2;0))))*5+15)*([.$AP75]/1000)*[.$M75]*1+([.BK$65]/100))*([.$H75]/540)+0.03;4)" office:value-type="float" office:value="0.2169" calcext:value-type="float">
            <text:p>0.2169</text:p>
          </table:table-cell>
          <table:table-cell table:style-name="ce153" table:formula="of:=ROUNDDOWN((((5)+([.$X75]-[.$Z75]-(ROUNDDOWN([.$AA75]/2;0))))*5+15)*0.5*([.$AK75]/1000)*[.$O75]*1+([.BL$65]/100);0)" office:value-type="float" office:value="0" calcext:value-type="float">
            <text:p>0</text:p>
          </table:table-cell>
          <table:table-cell table:style-name="ce153" table:formula="of:=ROUNDDOWN(((((5)+([.$AD75]-[.$AE75]-(ROUNDDOWN([.$AG75]/2;0))))*5+15)*0.5*([.$AK75]/1000)*[.$O75]*1+([.BM$65]/100))*([.$H75]/540)+0.03;4)" office:value-type="float" office:value="0.0355" calcext:value-type="float">
            <text:p>0.0355</text:p>
          </table:table-cell>
          <table:table-cell table:style-name="ce153" table:formula="of:=[.BH75]-[.CW75]-[.CY75]" office:value-type="float" office:value="829" calcext:value-type="float">
            <text:p>829</text:p>
          </table:table-cell>
          <table:table-cell table:style-name="ce161" table:formula="of:=[.$AQ75]-[.CX75]-[.CZ75]" office:value-type="float" office:value="2.3698" calcext:value-type="float">
            <text:p>2.3698</text:p>
          </table:table-cell>
          <table:table-cell table:style-name="ce149" table:formula="of:=ROUNDDOWN((((5)+([.$V75]-[.$Z75]-(ROUNDDOWN([.$AA75]/2;0))))*5+15)*([.$BB75]/1000)*[.$M75]*1+([.BP$65]/100);0)" office:value-type="float" office:value="32" calcext:value-type="float">
            <text:p>32</text:p>
          </table:table-cell>
          <table:table-cell table:style-name="ce153" table:formula="of:=ROUNDDOWN(((((5)+([.$AB75]-[.$AF75]-(ROUNDDOWN([.$AG75]/2;0))))*5+15)*([.$AP75]/1000)*[.$M75]*1+([.BQ$65]/100))*([.$H75]/540)+0.03;4)" office:value-type="float" office:value="0.2169" calcext:value-type="float">
            <text:p>0.2169</text:p>
          </table:table-cell>
          <table:table-cell table:style-name="ce153" table:formula="of:=ROUNDDOWN((((5)+([.$X75]-[.$Z75]-(ROUNDDOWN([.$AA75]/2;0))))*5+15)*0.5*([.$AK75]/1000)*[.$O75]*1+([.BR$65]/100);0)" office:value-type="float" office:value="0" calcext:value-type="float">
            <text:p>0</text:p>
          </table:table-cell>
          <table:table-cell table:style-name="ce153" table:formula="of:=ROUNDDOWN(((((5)+([.$AD75]-[.$AF75]-(ROUNDDOWN([.$AG75]/2;0))))*5+15)*0.5*([.$AK75]/1000)*[.$O75]*1+([.BS$65]/100))*([.$H75]/540)+0.03;4)" office:value-type="float" office:value="0.035" calcext:value-type="float">
            <text:p>0.035</text:p>
          </table:table-cell>
          <table:table-cell table:style-name="ce153" table:formula="of:=[.BN75]-[.DC75]-[.DE75]" office:value-type="float" office:value="771" calcext:value-type="float">
            <text:p>771</text:p>
          </table:table-cell>
          <table:table-cell table:style-name="ce161" table:formula="of:=[.$AQ75]-[.DD75]-[.DF75]" office:value-type="float" office:value="2.3698" calcext:value-type="float">
            <text:p>2.3698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75]-[.$S75]-(ROUNDDOWN([.$U75]/2;0))))*5+15)*([.$BX75]/1000)*[.$K75]*1+([.BY$65]/100);0)" office:value-type="float" office:value="0" calcext:value-type="float">
            <text:p>0</text:p>
          </table:table-cell>
          <table:table-cell table:style-name="ce170" table:formula="of:=ROUNDDOWN(((((5)+([.$AC75]-[.$AE75]-(ROUNDDOWN([.$AG75]/2;0))))*5+15)*([.$AK75]/1000)*[.$K75]*1+([.BZ$65]/100))*([.$H75]/540)+0.03;4)" office:value-type="float" office:value="0.03" calcext:value-type="float">
            <text:p>0.03</text:p>
          </table:table-cell>
          <table:table-cell table:style-name="ce170" table:formula="of:=ROUNDDOWN((((5)+([.$R75]-[.$S75]-(ROUNDDOWN([.$U75]/2;0))))*5+15)*0.5*([.$BX75]/1000)*[.$L75]*1+([.CA$65]/100);0)" office:value-type="float" office:value="16" calcext:value-type="float">
            <text:p>16</text:p>
          </table:table-cell>
          <table:table-cell table:style-name="ce170" table:formula="of:=ROUNDDOWN(((((5)+([.$AD75]-[.$AE75]-(ROUNDDOWN([.$AG75]/2;0))))*5+15)*0.5*([.$AK75]/1000)*[.$L75]*1+([.CB$65]/100))*([.$H75]/540)+0.03;4)" office:value-type="float" office:value="0.1411" calcext:value-type="float">
            <text:p>0.1411</text:p>
          </table:table-cell>
          <table:table-cell table:style-name="ce170" table:formula="of:=[.BX75]-[.AL75]-[.AN75]" office:value-type="float" office:value="959" calcext:value-type="float">
            <text:p>959</text:p>
          </table:table-cell>
          <table:table-cell table:style-name="ce175" table:formula="of:=[.$H75]-[.AM75]-[.AO75]" office:value-type="float" office:value="2.68" calcext:value-type="float">
            <text:p>2.68</text:p>
          </table:table-cell>
          <table:table-cell table:style-name="ce158" table:formula="of:=ROUNDDOWN((((5)+([.$Q75]-[.$S75]-(ROUNDDOWN([.$U75]/2;0))))*5+15)*([.$CC75]/1000)*[.$K75]*1+([.CE$65]/100);0)" office:value-type="float" office:value="0" calcext:value-type="float">
            <text:p>0</text:p>
          </table:table-cell>
          <table:table-cell table:style-name="ce170" table:formula="of:=ROUNDDOWN(((((5)+([.$AC75]-[.$AE75]-(ROUNDDOWN([.$AG75]/2;0))))*5+15)*([.$AK75]/1000)*[.$K75]*1+([.CF$65]/100))*([.$H75]/540)+0.03;4)" office:value-type="float" office:value="0.03" calcext:value-type="float">
            <text:p>0.03</text:p>
          </table:table-cell>
          <table:table-cell table:style-name="ce170" table:formula="of:=ROUNDDOWN((((5)+([.$R75]-[.$S75]-(ROUNDDOWN([.$U75]/2;0))))*5+15)*0.5*([.$BX75]/1000)*[.$L75]*1+([.CG$65]/100);0)" office:value-type="float" office:value="16" calcext:value-type="float">
            <text:p>16</text:p>
          </table:table-cell>
          <table:table-cell table:style-name="ce170" table:formula="of:=ROUNDDOWN(((((5)+([.$AD75]-[.$AE75]-(ROUNDDOWN([.$AG75]/2;0))))*5+15)*0.5*([.$AK75]/1000)*[.$L75]*1+([.CH$65]/100))*([.$H75]/540)+0.03;4)" office:value-type="float" office:value="0.1411" calcext:value-type="float">
            <text:p>0.1411</text:p>
          </table:table-cell>
          <table:table-cell table:style-name="ce170" table:formula="of:=[.CC75]-[.AR75]-[.AT75]" office:value-type="float" office:value="918" calcext:value-type="float">
            <text:p>918</text:p>
          </table:table-cell>
          <table:table-cell table:style-name="ce175" table:formula="of:=[.$H75]-[.AS75]-[.AU75]" office:value-type="float" office:value="2.8396" calcext:value-type="float">
            <text:p>2.8396</text:p>
          </table:table-cell>
          <table:table-cell table:style-name="ce158" table:formula="of:=ROUNDDOWN((((5)+([.$Q75]-[.$S75]-(ROUNDDOWN([.$U75]/2;0))))*5+15)*([.$CI75]/1000)*[.$K75]*1+([.CK$65]/100);0)" office:value-type="float" office:value="0" calcext:value-type="float">
            <text:p>0</text:p>
          </table:table-cell>
          <table:table-cell table:style-name="ce170" table:formula="of:=ROUNDDOWN(((((5)+([.$AC75]-[.$AE75]-(ROUNDDOWN([.$AG75]/2;0))))*5+15)*([.$AK75]/1000)*[.$K75]*1+([.CL$65]/100))*([.$H75]/540)+0.03;4)" office:value-type="float" office:value="0.03" calcext:value-type="float">
            <text:p>0.03</text:p>
          </table:table-cell>
          <table:table-cell table:style-name="ce170" table:formula="of:=ROUNDDOWN((((5)+([.$R75]-[.$S75]-(ROUNDDOWN([.$U75]/2;0))))*5+15)*0.5*([.$BX75]/1000)*[.$L75]*1+([.CM$65]/100);0)" office:value-type="float" office:value="16" calcext:value-type="float">
            <text:p>16</text:p>
          </table:table-cell>
          <table:table-cell table:style-name="ce170" table:formula="of:=ROUNDDOWN(((((5)+([.$AD75]-[.$AE75]-(ROUNDDOWN([.$AG75]/2;0))))*5+15)*0.5*([.$AK75]/1000)*[.$L75]*1+([.CN$65]/100))*([.$H75]/540)+0.03;4)" office:value-type="float" office:value="0.1411" calcext:value-type="float">
            <text:p>0.1411</text:p>
          </table:table-cell>
          <table:table-cell table:style-name="ce170" table:formula="of:=[.CI75]-[.AX75]-[.AZ75]" office:value-type="float" office:value="877" calcext:value-type="float">
            <text:p>877</text:p>
          </table:table-cell>
          <table:table-cell table:style-name="ce175" table:formula="of:=[.$H75]-[.AY75]-[.BA75]" office:value-type="float" office:value="2.6826" calcext:value-type="float">
            <text:p>2.6826</text:p>
          </table:table-cell>
          <table:table-cell table:style-name="ce148" table:formula="of:=ROUNDDOWN((((5)+([.$W75]-[.$Y75]-(ROUNDDOWN([.$AA75]/2;0))))*5+15)*([.$CO75]/1000)*[.$N75]*1+([.CQ$65]/100);0)" office:value-type="float" office:value="63" calcext:value-type="float">
            <text:p>63</text:p>
          </table:table-cell>
          <table:table-cell table:style-name="ce152" table:formula="of:=ROUNDDOWN(((((5)+([.$AC75]-[.$AE75]-(ROUNDDOWN([.$AG75]/2;0))))*5+15)*([.$AP75]/1000)*[.$N75]*1+([.CR$65]/100))*([.$H75]/540)+0.03;4)" office:value-type="float" office:value="0.4236" calcext:value-type="float">
            <text:p>0.4236</text:p>
          </table:table-cell>
          <table:table-cell table:style-name="ce152" table:formula="of:=ROUNDDOWN((((5)+([.$X75]-[.$Y75]-(ROUNDDOWN([.$AA75]/2;0))))*5+15)*0.5*([.$AK75]/1000)*[.$O75]*1+([.CS$65]/100);0)" office:value-type="float" office:value="0" calcext:value-type="float">
            <text:p>0</text:p>
          </table:table-cell>
          <table:table-cell table:style-name="ce152" table:formula="of:=ROUNDDOWN(((((5)+([.$AD75]-[.$AE75]-(ROUNDDOWN([.$AG75]/2;0))))*5+15)*0.5*([.$AK75]/1000)*[.$O75]*1+([.CT$65]/100))*([.$H75]/540)+0.03;4)" office:value-type="float" office:value="0.0355" calcext:value-type="float">
            <text:p>0.0355</text:p>
          </table:table-cell>
          <table:table-cell table:style-name="ce152" table:formula="of:=[.CO75]-[.BD75]-[.BF75]" office:value-type="float" office:value="845" calcext:value-type="float">
            <text:p>845</text:p>
          </table:table-cell>
          <table:table-cell table:style-name="ce160" table:formula="of:=[.$AQ75]-[.BE75]-[.BG75]" office:value-type="float" office:value="2.577" calcext:value-type="float">
            <text:p>2.577</text:p>
          </table:table-cell>
          <table:table-cell table:style-name="ce148" table:formula="of:=ROUNDDOWN((((5)+([.$W75]-[.$Y75]-(ROUNDDOWN([.$AA75]/2;0))))*5+15)*([.$CU75]/1000)*[.$N75]*1+([.CW$65]/100);0)" office:value-type="float" office:value="60" calcext:value-type="float">
            <text:p>60</text:p>
          </table:table-cell>
          <table:table-cell table:style-name="ce152" table:formula="of:=ROUNDDOWN(((((5)+([.$AC75]-[.$AE75]-(ROUNDDOWN([.$AG75]/2;0))))*5+15)*([.$AP75]/1000)*[.$N75]*1+([.CX$65]/100))*([.$H75]/540)+0.03;4)" office:value-type="float" office:value="0.4236" calcext:value-type="float">
            <text:p>0.4236</text:p>
          </table:table-cell>
          <table:table-cell table:style-name="ce152" table:formula="of:=ROUNDDOWN((((5)+([.$X75]-[.$Y75]-(ROUNDDOWN([.$AA75]/2;0))))*5+15)*0.5*([.$AK75]/1000)*[.$O75]*1+([.CY$65]/100);0)" office:value-type="float" office:value="0" calcext:value-type="float">
            <text:p>0</text:p>
          </table:table-cell>
          <table:table-cell table:style-name="ce152" table:formula="of:=ROUNDDOWN(((((5)+([.$AD75]-[.$AE75]-(ROUNDDOWN([.$AG75]/2;0))))*5+15)*0.5*([.$AK75]/1000)*[.$O75]*1+([.CZ$65]/100))*([.$H75]/540)+0.03;4)" office:value-type="float" office:value="0.0355" calcext:value-type="float">
            <text:p>0.0355</text:p>
          </table:table-cell>
          <table:table-cell table:style-name="ce152" table:formula="of:=[.CU75]-[.BJ75]-[.BL75]" office:value-type="float" office:value="813" calcext:value-type="float">
            <text:p>813</text:p>
          </table:table-cell>
          <table:table-cell table:style-name="ce160" table:formula="of:=[.$AQ75]-[.BK75]-[.BM75]" office:value-type="float" office:value="2.5765" calcext:value-type="float">
            <text:p>2.5765</text:p>
          </table:table-cell>
          <table:table-cell table:style-name="ce148" table:formula="of:=ROUNDDOWN((((5)+([.$W75]-[.$Y75]-(ROUNDDOWN([.$AA75]/2;0))))*5+15)*([.$DA75]/1000)*[.$N75]*1+([.DC$65]/100);0)" office:value-type="float" office:value="58" calcext:value-type="float">
            <text:p>58</text:p>
          </table:table-cell>
          <table:table-cell table:style-name="ce152" table:formula="of:=ROUNDDOWN(((((5)+([.$AC75]-[.$AE75]-(ROUNDDOWN([.$AG75]/2;0))))*5+15)*([.$AP75]/1000)*[.$N75]*1+([.DD$65]/100))*([.$H75]/540)+0.03;4)" office:value-type="float" office:value="0.4236" calcext:value-type="float">
            <text:p>0.4236</text:p>
          </table:table-cell>
          <table:table-cell table:style-name="ce152" table:formula="of:=ROUNDDOWN((((5)+([.$X75]-[.$Y75]-(ROUNDDOWN([.$AA75]/2;0))))*5+15)*0.5*([.$AK75]/1000)*[.$O75]*1+([.DE$65]/100);0)" office:value-type="float" office:value="0" calcext:value-type="float">
            <text:p>0</text:p>
          </table:table-cell>
          <table:table-cell table:style-name="ce152" table:formula="of:=ROUNDDOWN(((((5)+([.$AD75]-[.$AE75]-(ROUNDDOWN([.$AG75]/2;0))))*5+15)*0.5*([.$AK75]/1000)*[.$O75]*1+([.DF$65]/100))*([.$H75]/540)+0.03;4)" office:value-type="float" office:value="0.0355" calcext:value-type="float">
            <text:p>0.0355</text:p>
          </table:table-cell>
          <table:table-cell table:style-name="ce152" table:formula="of:=[.DA75]-[.BP75]-[.BR75]" office:value-type="float" office:value="781" calcext:value-type="float">
            <text:p>781</text:p>
          </table:table-cell>
          <table:table-cell table:style-name="ce160" table:formula="of:=[.$AQ75]-[.BQ75]-[.BS75]" office:value-type="float" office:value="2.577" calcext:value-type="float">
            <text:p>2.577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119" table:formula="of:=[.AL75]+[.AR75]+[.AX75]+[.BD75]+[.BJ75]+[.BP75]" office:value-type="float" office:value="171" calcext:value-type="float">
            <text:p>171</text:p>
          </table:table-cell>
          <table:table-cell table:style-name="ce120" table:formula="of:=[.AM75]+[.AS75]+[.AY75]+[.BE75]+[.BK75]+[.BQ75]" office:value-type="float" office:value="1.0585" calcext:value-type="float">
            <text:p>1.0585</text:p>
          </table:table-cell>
          <table:table-cell table:style-name="ce119" table:formula="of:=[.BY75]+[.CE75]+[.CK75]+[.CQ75]+[.CW75]+[.DC75]" office:value-type="float" office:value="181" calcext:value-type="float">
            <text:p>181</text:p>
          </table:table-cell>
          <table:table-cell table:style-name="ce120" table:formula="of:=[.BZ75]+[.CF75]+[.CL75]+[.CR75]+[.CX75]+[.DD75]" office:value-type="float" office:value="1.3608" calcext:value-type="float">
            <text:p>1.3608</text:p>
          </table:table-cell>
          <table:table-cell table:style-name="ce119" table:formula="of:=[.AN75]+[.AT75]+[.AZ75]+[.BF75]+[.BL75]+[.BR75]" office:value-type="float" office:value="48" calcext:value-type="float">
            <text:p>48</text:p>
          </table:table-cell>
          <table:table-cell table:style-name="ce120" table:formula="of:=[.AO75]+[.AU75]+[.BA75]+[.BG75]+[.BM75]+[.BS75]" office:value-type="float" office:value="0.4955" calcext:value-type="float">
            <text:p>0.4955</text:p>
          </table:table-cell>
          <table:table-cell table:style-name="ce119" table:formula="of:=[.CA75]+[.CG75]+[.CM75]+[.CS75]+[.CY75]+[.DE75]" office:value-type="float" office:value="48" calcext:value-type="float">
            <text:p>48</text:p>
          </table:table-cell>
          <table:table-cell table:style-name="ce120" table:formula="of:=[.CB75]+[.CH75]+[.CN75]+[.CT75]+[.CZ75]+[.DF75]" office:value-type="float" office:value="0.5298" calcext:value-type="float">
            <text:p>0.5298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119" table:formula="of:=[.DK75]-[.DQ75]" office:value-type="float" office:value="123" calcext:value-type="float">
            <text:p>123</text:p>
          </table:table-cell>
          <table:table-cell table:style-name="ce120" table:formula="of:=[.DL75]-[.DR75]" office:value-type="float" office:value="0.5287" calcext:value-type="float">
            <text:p>0.5287</text:p>
          </table:table-cell>
          <table:table-cell table:style-name="ce119" table:formula="of:=[.DM75]-[.DO75]" office:value-type="float" office:value="133" calcext:value-type="float">
            <text:p>133</text:p>
          </table:table-cell>
          <table:table-cell table:style-name="ce120" table:formula="of:=[.DN75]-[.DP75]" office:value-type="float" office:value="0.8653" calcext:value-type="float">
            <text:p>0.8653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 office:value-type="float" office:value="0.8" calcext:value-type="float">
            <text:p>0.8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5" office:value-type="float" office:value="0.95" calcext:value-type="float">
            <text:p>0.95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0.05" calcext:value-type="float">
            <text:p>0.05</text:p>
          </table:table-cell>
          <table:table-cell table:style-name="ce51" office:value-type="float" office:value="3" calcext:value-type="float">
            <text:p>3</text:p>
          </table:table-cell>
          <table:table-cell table:style-name="ce56" office:value-type="float" office:value="1.5" calcext:value-type="float">
            <text:p>1.5</text:p>
          </table:table-cell>
          <table:table-cell table:style-name="ce57" table:formula="of:=[.B76]/[.$I76]" office:value-type="float" office:value="0.533333333333333" calcext:value-type="float">
            <text:p>0.533333333333333</text:p>
          </table:table-cell>
          <table:table-cell table:style-name="ce58" table:formula="of:=[.C76]/[.$I76]" office:value-type="float" office:value="0" calcext:value-type="float">
            <text:p>0</text:p>
          </table:table-cell>
          <table:table-cell table:style-name="ce59" table:formula="of:=[.D76]/[.$I76]" office:value-type="float" office:value="0.666666666666667" calcext:value-type="float">
            <text:p>0.666666666666667</text:p>
          </table:table-cell>
          <table:table-cell table:style-name="ce57" table:formula="of:=[.E76]/[.$I76]" office:value-type="float" office:value="0.633333333333333" calcext:value-type="float">
            <text:p>0.633333333333333</text:p>
          </table:table-cell>
          <table:table-cell table:style-name="ce58" table:formula="of:=[.F76]/[.$I76]" office:value-type="float" office:value="1.33333333333333" calcext:value-type="float">
            <text:p>1.33333333333333</text:p>
          </table:table-cell>
          <table:table-cell table:style-name="ce59" table:formula="of:=[.G76]/[.$I76]" office:value-type="float" office:value="0.0333333333333333" calcext:value-type="float">
            <text:p>0.0333333333333333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76]-[.$T76]-(ROUNDDOWN([.$U76]/2;0))))*5+15)*([.$AK76]/1000)*[.$J76]*1+([.AL$65]/100);0)" office:value-type="float" office:value="21" calcext:value-type="float">
            <text:p>21</text:p>
          </table:table-cell>
          <table:table-cell table:style-name="ce170" table:formula="of:=ROUNDDOWN(((((5)+([.$AB76]-[.$AF76]-(ROUNDDOWN([.$AG76]/2;0))))*5+15)*([.$AK76]/1000)*[.$J76]*1+([.AM$65]/100))*([.$H76]/540)+0.03;4)" office:value-type="float" office:value="0.1633" calcext:value-type="float">
            <text:p>0.1633</text:p>
          </table:table-cell>
          <table:table-cell table:style-name="ce170" table:formula="of:=ROUNDDOWN((((5)+([.$R76]-[.$T76]-(ROUNDDOWN([.$U76]/2;0))))*5+15)*([.$AK76]/1000)*[.$L76]*0.5*1+([.AN$65]/100);0)" office:value-type="float" office:value="13" calcext:value-type="float">
            <text:p>13</text:p>
          </table:table-cell>
          <table:table-cell table:style-name="ce170" table:formula="of:=ROUNDDOWN(((((5)+([.$AD76]-[.$AF76]-(ROUNDDOWN([.$AG76]/2;0))))*5+15)*([.$AK76]/1000)*[.$L76]*0.5*1+([.AO$65]/100))*([.$H76]/540)+0.03;4)" office:value-type="float" office:value="0.1133" calcext:value-type="float">
            <text:p>0.1133</text:p>
          </table:table-cell>
          <table:table-cell table:style-name="ce170" table:formula="of:=[.AK76]-[.BY76]-[.CA76]" office:value-type="float" office:value="987" calcext:value-type="float">
            <text:p>987</text:p>
          </table:table-cell>
          <table:table-cell table:style-name="ce175" table:formula="of:=[.$H76]-[.BZ76]-[.CB76]" office:value-type="float" office:value="2.8567" calcext:value-type="float">
            <text:p>2.8567</text:p>
          </table:table-cell>
          <table:table-cell table:style-name="ce158" table:formula="of:=ROUNDDOWN((((5)+([.$P76]-[.$T76]-(ROUNDDOWN([.$U76]/2;0))))*5+15)*([.$AP76]/1000)*[.$J76]*1+([.AR$65]/100);0)" office:value-type="float" office:value="21" calcext:value-type="float">
            <text:p>21</text:p>
          </table:table-cell>
          <table:table-cell table:style-name="ce170" table:formula="of:=ROUNDDOWN(((((5)+([.$AB76]-[.$AF76]-(ROUNDDOWN([.$AG76]/2;0))))*5+15)*([.$AQ76]/1000)*[.$J76]*1+([.AS$65]/100))*([.$H76]/540)+0.03;4)" office:value-type="float" office:value="0.0303" calcext:value-type="float">
            <text:p>0.0303</text:p>
          </table:table-cell>
          <table:table-cell table:style-name="ce170" table:formula="of:=ROUNDDOWN((((5)+([.$R76]-[.$T76]-(ROUNDDOWN([.$U76]/2;0))))*5+15)*([.$AK76]/1000)*[.$L76]*0.5*1+([.AT$65]/100);0)" office:value-type="float" office:value="13" calcext:value-type="float">
            <text:p>13</text:p>
          </table:table-cell>
          <table:table-cell table:style-name="ce170" table:formula="of:=ROUNDDOWN(((((5)+([.$AD76]-[.$AF76]-(ROUNDDOWN([.$AG76]/2;0))))*5+15)*0.5*([.$AK76]/1000)*[.$L76]*1+([.AU$65]/100))*([.$H76]/540)+0.03;4)" office:value-type="float" office:value="0.1133" calcext:value-type="float">
            <text:p>0.1133</text:p>
          </table:table-cell>
          <table:table-cell table:style-name="ce170" table:formula="of:=[.AP76]-[.CE76]-[.CG76]" office:value-type="float" office:value="974" calcext:value-type="float">
            <text:p>974</text:p>
          </table:table-cell>
          <table:table-cell table:style-name="ce175" table:formula="of:=[.$AQ76]-[.CF76]-[.CH76]" office:value-type="float" office:value="2.7134" calcext:value-type="float">
            <text:p>2.7134</text:p>
          </table:table-cell>
          <table:table-cell table:style-name="ce158" table:formula="of:=ROUNDDOWN((((5)+([.$P76]-[.$T76]-(ROUNDDOWN([.$U76]/2;0))))*5+15)*([.$AP76]/1000)*[.$J76]*1+([.AX$65]/100);0)" office:value-type="float" office:value="21" calcext:value-type="float">
            <text:p>21</text:p>
          </table:table-cell>
          <table:table-cell table:style-name="ce170" table:formula="of:=ROUNDDOWN(((((5)+([.$AB76]-[.$AF76]-(ROUNDDOWN([.$AG76]/2;0))))*5+15)*([.$AP76]/1000)*[.$J76]*1+([.AY$65]/100))*([.$H76]/540)+0.03;4)" office:value-type="float" office:value="0.1616" calcext:value-type="float">
            <text:p>0.1616</text:p>
          </table:table-cell>
          <table:table-cell table:style-name="ce170" table:formula="of:=ROUNDDOWN((((5)+([.$R76]-[.$T76]-(ROUNDDOWN([.$U76]/2;0))))*5+15)*([.$AK76]/1000)*[.$L76]*0.5*1+([.AZ$65]/100);0)" office:value-type="float" office:value="13" calcext:value-type="float">
            <text:p>13</text:p>
          </table:table-cell>
          <table:table-cell table:style-name="ce170" table:formula="of:=ROUNDDOWN(((((5)+([.$AD76]-[.$AF76]-(ROUNDDOWN([.$AG76]/2;0))))*5+15)*0.5*([.$AK76]/1000)*[.$L76]*1+([.BA$65]/100))*([.$H76]/540)+0.03;4)" office:value-type="float" office:value="0.1133" calcext:value-type="float">
            <text:p>0.1133</text:p>
          </table:table-cell>
          <table:table-cell table:style-name="ce170" table:formula="of:=[.AV76]-[.CK76]-[.CM76]" office:value-type="float" office:value="961" calcext:value-type="float">
            <text:p>961</text:p>
          </table:table-cell>
          <table:table-cell table:style-name="ce175" table:formula="of:=[.$AQ76]-[.CL76]-[.CN76]" office:value-type="float" office:value="2.7134" calcext:value-type="float">
            <text:p>2.7134</text:p>
          </table:table-cell>
          <table:table-cell table:style-name="ce148" table:formula="of:=ROUNDDOWN((((5)+([.$V76]-[.$Z76]-(ROUNDDOWN([.$AA76]/2;0))))*5+15)*([.$BB76]/1000)*[.$M76]*1+([.BD$65]/100);0)" office:value-type="float" office:value="30" calcext:value-type="float">
            <text:p>30</text:p>
          </table:table-cell>
          <table:table-cell table:style-name="ce152" table:formula="of:=ROUNDDOWN(((((5)+([.$AB76]-[.$AF76]-(ROUNDDOWN([.$AG76]/2;0))))*5+15)*([.$AP76]/1000)*[.$M76]*1+([.BE$65]/100))*([.$H76]/540)+0.03;4)" office:value-type="float" office:value="0.1862" calcext:value-type="float">
            <text:p>0.1862</text:p>
          </table:table-cell>
          <table:table-cell table:style-name="ce152" table:formula="of:=ROUNDDOWN((((5)+([.$X76]-[.$Y76]-(ROUNDDOWN([.$AA76]/2;0))))*5+15)*0.5*([.$AK76]/1000)*[.$O76]*1+([.BF$65]/100);0)" office:value-type="float" office:value="0" calcext:value-type="float">
            <text:p>0</text:p>
          </table:table-cell>
          <table:table-cell table:style-name="ce152" table:formula="of:=ROUNDDOWN(((((5)+([.$AD76]-[.$AF76]-(ROUNDDOWN([.$AG76]/2;0))))*5+15)*0.5*([.$AK76]/1000)*[.$O76]*1+([.BG$65]/100))*([.$H76]/540)+0.03;4)" office:value-type="float" office:value="0.0341" calcext:value-type="float">
            <text:p>0.0341</text:p>
          </table:table-cell>
          <table:table-cell table:style-name="ce152" table:formula="of:=[.BB76]-[.CQ76]-[.CS76]" office:value-type="float" office:value="908" calcext:value-type="float">
            <text:p>908</text:p>
          </table:table-cell>
          <table:table-cell table:style-name="ce160" table:formula="of:=[.$AQ76]-[.CR76]-[.CT76]" office:value-type="float" office:value="2.5002" calcext:value-type="float">
            <text:p>2.5002</text:p>
          </table:table-cell>
          <table:table-cell table:style-name="ce148" table:formula="of:=ROUNDDOWN((((5)+([.$V76]-[.$Z76]-(ROUNDDOWN([.$AA76]/2;0))))*5+15)*([.$BB76]/1000)*[.$M76]*1+([.BJ$65]/100);0)" office:value-type="float" office:value="30" calcext:value-type="float">
            <text:p>30</text:p>
          </table:table-cell>
          <table:table-cell table:style-name="ce152" table:formula="of:=ROUNDDOWN(((((5)+([.$AB76]-[.$AF76]-(ROUNDDOWN([.$AG76]/2;0))))*5+15)*([.$AP76]/1000)*[.$M76]*1+([.BK$65]/100))*([.$H76]/540)+0.03;4)" office:value-type="float" office:value="0.1862" calcext:value-type="float">
            <text:p>0.1862</text:p>
          </table:table-cell>
          <table:table-cell table:style-name="ce152" table:formula="of:=ROUNDDOWN((((5)+([.$X76]-[.$Z76]-(ROUNDDOWN([.$AA76]/2;0))))*5+15)*0.5*([.$AK76]/1000)*[.$O76]*1+([.BL$65]/100);0)" office:value-type="float" office:value="0" calcext:value-type="float">
            <text:p>0</text:p>
          </table:table-cell>
          <table:table-cell table:style-name="ce152" table:formula="of:=ROUNDDOWN(((((5)+([.$AD76]-[.$AE76]-(ROUNDDOWN([.$AG76]/2;0))))*5+15)*0.5*([.$AK76]/1000)*[.$O76]*1+([.BM$65]/100))*([.$H76]/540)+0.03;4)" office:value-type="float" office:value="0.0341" calcext:value-type="float">
            <text:p>0.0341</text:p>
          </table:table-cell>
          <table:table-cell table:style-name="ce152" table:formula="of:=[.BH76]-[.CW76]-[.CY76]" office:value-type="float" office:value="856" calcext:value-type="float">
            <text:p>856</text:p>
          </table:table-cell>
          <table:table-cell table:style-name="ce160" table:formula="of:=[.$AQ76]-[.CX76]-[.CZ76]" office:value-type="float" office:value="2.5002" calcext:value-type="float">
            <text:p>2.5002</text:p>
          </table:table-cell>
          <table:table-cell table:style-name="ce148" table:formula="of:=ROUNDDOWN((((5)+([.$V76]-[.$Z76]-(ROUNDDOWN([.$AA76]/2;0))))*5+15)*([.$BB76]/1000)*[.$M76]*1+([.BP$65]/100);0)" office:value-type="float" office:value="30" calcext:value-type="float">
            <text:p>30</text:p>
          </table:table-cell>
          <table:table-cell table:style-name="ce152" table:formula="of:=ROUNDDOWN(((((5)+([.$AB76]-[.$AF76]-(ROUNDDOWN([.$AG76]/2;0))))*5+15)*([.$AP76]/1000)*[.$M76]*1+([.BQ$65]/100))*([.$H76]/540)+0.03;4)" office:value-type="float" office:value="0.1862" calcext:value-type="float">
            <text:p>0.1862</text:p>
          </table:table-cell>
          <table:table-cell table:style-name="ce152" table:formula="of:=ROUNDDOWN((((5)+([.$X76]-[.$Z76]-(ROUNDDOWN([.$AA76]/2;0))))*5+15)*0.5*([.$AK76]/1000)*[.$O76]*1+([.BR$65]/100);0)" office:value-type="float" office:value="0" calcext:value-type="float">
            <text:p>0</text:p>
          </table:table-cell>
          <table:table-cell table:style-name="ce152" table:formula="of:=ROUNDDOWN(((((5)+([.$AD76]-[.$AF76]-(ROUNDDOWN([.$AG76]/2;0))))*5+15)*0.5*([.$AK76]/1000)*[.$O76]*1+([.BS$65]/100))*([.$H76]/540)+0.03;4)" office:value-type="float" office:value="0.0341" calcext:value-type="float">
            <text:p>0.0341</text:p>
          </table:table-cell>
          <table:table-cell table:style-name="ce152" table:formula="of:=[.BN76]-[.DC76]-[.DE76]" office:value-type="float" office:value="806" calcext:value-type="float">
            <text:p>806</text:p>
          </table:table-cell>
          <table:table-cell table:style-name="ce160" table:formula="of:=[.$AQ76]-[.DD76]-[.DF76]" office:value-type="float" office:value="2.5002" calcext:value-type="float">
            <text:p>2.5002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76]-[.$S76]-(ROUNDDOWN([.$U76]/2;0))))*5+15)*([.$BX76]/1000)*[.$K76]*1+([.BY$65]/100);0)" office:value-type="float" office:value="0" calcext:value-type="float">
            <text:p>0</text:p>
          </table:table-cell>
          <table:table-cell table:style-name="ce170" table:formula="of:=ROUNDDOWN(((((5)+([.$AC76]-[.$AE76]-(ROUNDDOWN([.$AG76]/2;0))))*5+15)*([.$AK76]/1000)*[.$K76]*1+([.BZ$65]/100))*([.$H76]/540)+0.03;4)" office:value-type="float" office:value="0.03" calcext:value-type="float">
            <text:p>0.03</text:p>
          </table:table-cell>
          <table:table-cell table:style-name="ce170" table:formula="of:=ROUNDDOWN((((5)+([.$R76]-[.$S76]-(ROUNDDOWN([.$U76]/2;0))))*5+15)*0.5*([.$BX76]/1000)*[.$L76]*1+([.CA$65]/100);0)" office:value-type="float" office:value="13" calcext:value-type="float">
            <text:p>13</text:p>
          </table:table-cell>
          <table:table-cell table:style-name="ce170" table:formula="of:=ROUNDDOWN(((((5)+([.$AD76]-[.$AE76]-(ROUNDDOWN([.$AG76]/2;0))))*5+15)*0.5*([.$AK76]/1000)*[.$L76]*1+([.CB$65]/100))*([.$H76]/540)+0.03;4)" office:value-type="float" office:value="0.1133" calcext:value-type="float">
            <text:p>0.1133</text:p>
          </table:table-cell>
          <table:table-cell table:style-name="ce170" table:formula="of:=[.BX76]-[.AL76]-[.AN76]" office:value-type="float" office:value="966" calcext:value-type="float">
            <text:p>966</text:p>
          </table:table-cell>
          <table:table-cell table:style-name="ce175" table:formula="of:=[.$H76]-[.AM76]-[.AO76]" office:value-type="float" office:value="2.7234" calcext:value-type="float">
            <text:p>2.7234</text:p>
          </table:table-cell>
          <table:table-cell table:style-name="ce158" table:formula="of:=ROUNDDOWN((((5)+([.$Q76]-[.$S76]-(ROUNDDOWN([.$U76]/2;0))))*5+15)*([.$CC76]/1000)*[.$K76]*1+([.CE$65]/100);0)" office:value-type="float" office:value="0" calcext:value-type="float">
            <text:p>0</text:p>
          </table:table-cell>
          <table:table-cell table:style-name="ce170" table:formula="of:=ROUNDDOWN(((((5)+([.$AC76]-[.$AE76]-(ROUNDDOWN([.$AG76]/2;0))))*5+15)*([.$AK76]/1000)*[.$K76]*1+([.CF$65]/100))*([.$H76]/540)+0.03;4)" office:value-type="float" office:value="0.03" calcext:value-type="float">
            <text:p>0.03</text:p>
          </table:table-cell>
          <table:table-cell table:style-name="ce170" table:formula="of:=ROUNDDOWN((((5)+([.$R76]-[.$S76]-(ROUNDDOWN([.$U76]/2;0))))*5+15)*0.5*([.$BX76]/1000)*[.$L76]*1+([.CG$65]/100);0)" office:value-type="float" office:value="13" calcext:value-type="float">
            <text:p>13</text:p>
          </table:table-cell>
          <table:table-cell table:style-name="ce170" table:formula="of:=ROUNDDOWN(((((5)+([.$AD76]-[.$AE76]-(ROUNDDOWN([.$AG76]/2;0))))*5+15)*0.5*([.$AK76]/1000)*[.$L76]*1+([.CH$65]/100))*([.$H76]/540)+0.03;4)" office:value-type="float" office:value="0.1133" calcext:value-type="float">
            <text:p>0.1133</text:p>
          </table:table-cell>
          <table:table-cell table:style-name="ce170" table:formula="of:=[.CC76]-[.AR76]-[.AT76]" office:value-type="float" office:value="932" calcext:value-type="float">
            <text:p>932</text:p>
          </table:table-cell>
          <table:table-cell table:style-name="ce175" table:formula="of:=[.$H76]-[.AS76]-[.AU76]" office:value-type="float" office:value="2.8564" calcext:value-type="float">
            <text:p>2.8564</text:p>
          </table:table-cell>
          <table:table-cell table:style-name="ce158" table:formula="of:=ROUNDDOWN((((5)+([.$Q76]-[.$S76]-(ROUNDDOWN([.$U76]/2;0))))*5+15)*([.$CI76]/1000)*[.$K76]*1+([.CK$65]/100);0)" office:value-type="float" office:value="0" calcext:value-type="float">
            <text:p>0</text:p>
          </table:table-cell>
          <table:table-cell table:style-name="ce170" table:formula="of:=ROUNDDOWN(((((5)+([.$AC76]-[.$AE76]-(ROUNDDOWN([.$AG76]/2;0))))*5+15)*([.$AK76]/1000)*[.$K76]*1+([.CL$65]/100))*([.$H76]/540)+0.03;4)" office:value-type="float" office:value="0.03" calcext:value-type="float">
            <text:p>0.03</text:p>
          </table:table-cell>
          <table:table-cell table:style-name="ce170" table:formula="of:=ROUNDDOWN((((5)+([.$R76]-[.$S76]-(ROUNDDOWN([.$U76]/2;0))))*5+15)*0.5*([.$BX76]/1000)*[.$L76]*1+([.CM$65]/100);0)" office:value-type="float" office:value="13" calcext:value-type="float">
            <text:p>13</text:p>
          </table:table-cell>
          <table:table-cell table:style-name="ce170" table:formula="of:=ROUNDDOWN(((((5)+([.$AD76]-[.$AE76]-(ROUNDDOWN([.$AG76]/2;0))))*5+15)*0.5*([.$AK76]/1000)*[.$L76]*1+([.CN$65]/100))*([.$H76]/540)+0.03;4)" office:value-type="float" office:value="0.1133" calcext:value-type="float">
            <text:p>0.1133</text:p>
          </table:table-cell>
          <table:table-cell table:style-name="ce170" table:formula="of:=[.CI76]-[.AX76]-[.AZ76]" office:value-type="float" office:value="898" calcext:value-type="float">
            <text:p>898</text:p>
          </table:table-cell>
          <table:table-cell table:style-name="ce175" table:formula="of:=[.$H76]-[.AY76]-[.BA76]" office:value-type="float" office:value="2.7251" calcext:value-type="float">
            <text:p>2.7251</text:p>
          </table:table-cell>
          <table:table-cell table:style-name="ce148" table:formula="of:=ROUNDDOWN((((5)+([.$W76]-[.$Y76]-(ROUNDDOWN([.$AA76]/2;0))))*5+15)*([.$CO76]/1000)*[.$N76]*1+([.CQ$65]/100);0)" office:value-type="float" office:value="53" calcext:value-type="float">
            <text:p>53</text:p>
          </table:table-cell>
          <table:table-cell table:style-name="ce152" table:formula="of:=ROUNDDOWN(((((5)+([.$AC76]-[.$AE76]-(ROUNDDOWN([.$AG76]/2;0))))*5+15)*([.$AP76]/1000)*[.$N76]*1+([.CR$65]/100))*([.$H76]/540)+0.03;4)" office:value-type="float" office:value="0.3224" calcext:value-type="float">
            <text:p>0.3224</text:p>
          </table:table-cell>
          <table:table-cell table:style-name="ce152" table:formula="of:=ROUNDDOWN((((5)+([.$X76]-[.$Y76]-(ROUNDDOWN([.$AA76]/2;0))))*5+15)*0.5*([.$AK76]/1000)*[.$O76]*1+([.CS$65]/100);0)" office:value-type="float" office:value="0" calcext:value-type="float">
            <text:p>0</text:p>
          </table:table-cell>
          <table:table-cell table:style-name="ce152" table:formula="of:=ROUNDDOWN(((((5)+([.$AD76]-[.$AE76]-(ROUNDDOWN([.$AG76]/2;0))))*5+15)*0.5*([.$AK76]/1000)*[.$O76]*1+([.CT$65]/100))*([.$H76]/540)+0.03;4)" office:value-type="float" office:value="0.0341" calcext:value-type="float">
            <text:p>0.0341</text:p>
          </table:table-cell>
          <table:table-cell table:style-name="ce152" table:formula="of:=[.CO76]-[.BD76]-[.BF76]" office:value-type="float" office:value="868" calcext:value-type="float">
            <text:p>868</text:p>
          </table:table-cell>
          <table:table-cell table:style-name="ce160" table:formula="of:=[.$AQ76]-[.BE76]-[.BG76]" office:value-type="float" office:value="2.6364" calcext:value-type="float">
            <text:p>2.6364</text:p>
          </table:table-cell>
          <table:table-cell table:style-name="ce148" table:formula="of:=ROUNDDOWN((((5)+([.$W76]-[.$Y76]-(ROUNDDOWN([.$AA76]/2;0))))*5+15)*([.$CU76]/1000)*[.$N76]*1+([.CW$65]/100);0)" office:value-type="float" office:value="52" calcext:value-type="float">
            <text:p>52</text:p>
          </table:table-cell>
          <table:table-cell table:style-name="ce152" table:formula="of:=ROUNDDOWN(((((5)+([.$AC76]-[.$AE76]-(ROUNDDOWN([.$AG76]/2;0))))*5+15)*([.$AP76]/1000)*[.$N76]*1+([.CX$65]/100))*([.$H76]/540)+0.03;4)" office:value-type="float" office:value="0.3224" calcext:value-type="float">
            <text:p>0.3224</text:p>
          </table:table-cell>
          <table:table-cell table:style-name="ce152" table:formula="of:=ROUNDDOWN((((5)+([.$X76]-[.$Y76]-(ROUNDDOWN([.$AA76]/2;0))))*5+15)*0.5*([.$AK76]/1000)*[.$O76]*1+([.CY$65]/100);0)" office:value-type="float" office:value="0" calcext:value-type="float">
            <text:p>0</text:p>
          </table:table-cell>
          <table:table-cell table:style-name="ce152" table:formula="of:=ROUNDDOWN(((((5)+([.$AD76]-[.$AE76]-(ROUNDDOWN([.$AG76]/2;0))))*5+15)*0.5*([.$AK76]/1000)*[.$O76]*1+([.CZ$65]/100))*([.$H76]/540)+0.03;4)" office:value-type="float" office:value="0.0341" calcext:value-type="float">
            <text:p>0.0341</text:p>
          </table:table-cell>
          <table:table-cell table:style-name="ce152" table:formula="of:=[.CU76]-[.BJ76]-[.BL76]" office:value-type="float" office:value="838" calcext:value-type="float">
            <text:p>838</text:p>
          </table:table-cell>
          <table:table-cell table:style-name="ce160" table:formula="of:=[.$AQ76]-[.BK76]-[.BM76]" office:value-type="float" office:value="2.6364" calcext:value-type="float">
            <text:p>2.6364</text:p>
          </table:table-cell>
          <table:table-cell table:style-name="ce148" table:formula="of:=ROUNDDOWN((((5)+([.$W76]-[.$Y76]-(ROUNDDOWN([.$AA76]/2;0))))*5+15)*([.$DA76]/1000)*[.$N76]*1+([.DC$65]/100);0)" office:value-type="float" office:value="50" calcext:value-type="float">
            <text:p>50</text:p>
          </table:table-cell>
          <table:table-cell table:style-name="ce152" table:formula="of:=ROUNDDOWN(((((5)+([.$AC76]-[.$AE76]-(ROUNDDOWN([.$AG76]/2;0))))*5+15)*([.$AP76]/1000)*[.$N76]*1+([.DD$65]/100))*([.$H76]/540)+0.03;4)" office:value-type="float" office:value="0.3224" calcext:value-type="float">
            <text:p>0.3224</text:p>
          </table:table-cell>
          <table:table-cell table:style-name="ce152" table:formula="of:=ROUNDDOWN((((5)+([.$X76]-[.$Y76]-(ROUNDDOWN([.$AA76]/2;0))))*5+15)*0.5*([.$AK76]/1000)*[.$O76]*1+([.DE$65]/100);0)" office:value-type="float" office:value="0" calcext:value-type="float">
            <text:p>0</text:p>
          </table:table-cell>
          <table:table-cell table:style-name="ce152" table:formula="of:=ROUNDDOWN(((((5)+([.$AD76]-[.$AE76]-(ROUNDDOWN([.$AG76]/2;0))))*5+15)*0.5*([.$AK76]/1000)*[.$O76]*1+([.DF$65]/100))*([.$H76]/540)+0.03;4)" office:value-type="float" office:value="0.0341" calcext:value-type="float">
            <text:p>0.0341</text:p>
          </table:table-cell>
          <table:table-cell table:style-name="ce152" table:formula="of:=[.DA76]-[.BP76]-[.BR76]" office:value-type="float" office:value="808" calcext:value-type="float">
            <text:p>808</text:p>
          </table:table-cell>
          <table:table-cell table:style-name="ce160" table:formula="of:=[.$AQ76]-[.BQ76]-[.BS76]" office:value-type="float" office:value="2.6364" calcext:value-type="float">
            <text:p>2.6364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119" table:formula="of:=[.AL76]+[.AR76]+[.AX76]+[.BD76]+[.BJ76]+[.BP76]" office:value-type="float" office:value="153" calcext:value-type="float">
            <text:p>153</text:p>
          </table:table-cell>
          <table:table-cell table:style-name="ce120" table:formula="of:=[.AM76]+[.AS76]+[.AY76]+[.BE76]+[.BK76]+[.BQ76]" office:value-type="float" office:value="0.9138" calcext:value-type="float">
            <text:p>0.9138</text:p>
          </table:table-cell>
          <table:table-cell table:style-name="ce119" table:formula="of:=[.BY76]+[.CE76]+[.CK76]+[.CQ76]+[.CW76]+[.DC76]" office:value-type="float" office:value="155" calcext:value-type="float">
            <text:p>155</text:p>
          </table:table-cell>
          <table:table-cell table:style-name="ce120" table:formula="of:=[.BZ76]+[.CF76]+[.CL76]+[.CR76]+[.CX76]+[.DD76]" office:value-type="float" office:value="1.0572" calcext:value-type="float">
            <text:p>1.0572</text:p>
          </table:table-cell>
          <table:table-cell table:style-name="ce119" table:formula="of:=[.AN76]+[.AT76]+[.AZ76]+[.BF76]+[.BL76]+[.BR76]" office:value-type="float" office:value="39" calcext:value-type="float">
            <text:p>39</text:p>
          </table:table-cell>
          <table:table-cell table:style-name="ce120" table:formula="of:=[.AO76]+[.AU76]+[.BA76]+[.BG76]+[.BM76]+[.BS76]" office:value-type="float" office:value="0.4422" calcext:value-type="float">
            <text:p>0.4422</text:p>
          </table:table-cell>
          <table:table-cell table:style-name="ce119" table:formula="of:=[.CA76]+[.CG76]+[.CM76]+[.CS76]+[.CY76]+[.DE76]" office:value-type="float" office:value="39" calcext:value-type="float">
            <text:p>39</text:p>
          </table:table-cell>
          <table:table-cell table:style-name="ce120" table:formula="of:=[.CB76]+[.CH76]+[.CN76]+[.CT76]+[.CZ76]+[.DF76]" office:value-type="float" office:value="0.4422" calcext:value-type="float">
            <text:p>0.4422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119" table:formula="of:=[.DK76]-[.DQ76]" office:value-type="float" office:value="114" calcext:value-type="float">
            <text:p>114</text:p>
          </table:table-cell>
          <table:table-cell table:style-name="ce120" table:formula="of:=[.DL76]-[.DR76]" office:value-type="float" office:value="0.4716" calcext:value-type="float">
            <text:p>0.4716</text:p>
          </table:table-cell>
          <table:table-cell table:style-name="ce119" table:formula="of:=[.DM76]-[.DO76]" office:value-type="float" office:value="116" calcext:value-type="float">
            <text:p>116</text:p>
          </table:table-cell>
          <table:table-cell table:style-name="ce120" table:formula="of:=[.DN76]-[.DP76]" office:value-type="float" office:value="0.615" calcext:value-type="float">
            <text:p>0.615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0.8" calcext:value-type="float">
            <text:p>0.8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5" office:value-type="float" office:value="0.95" calcext:value-type="float">
            <text:p>0.95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0.05" calcext:value-type="float">
            <text:p>0.05</text:p>
          </table:table-cell>
          <table:table-cell table:style-name="ce51" office:value-type="float" office:value="3" calcext:value-type="float">
            <text:p>3</text:p>
          </table:table-cell>
          <table:table-cell table:style-name="ce55" office:value-type="float" office:value="1.5" calcext:value-type="float">
            <text:p>1.5</text:p>
          </table:table-cell>
          <table:table-cell table:style-name="ce57" table:formula="of:=[.B77]/[.$I77]" office:value-type="float" office:value="0.533333333333333" calcext:value-type="float">
            <text:p>0.533333333333333</text:p>
          </table:table-cell>
          <table:table-cell table:style-name="ce58" table:formula="of:=[.C77]/[.$I77]" office:value-type="float" office:value="0" calcext:value-type="float">
            <text:p>0</text:p>
          </table:table-cell>
          <table:table-cell table:style-name="ce59" table:formula="of:=[.D77]/[.$I77]" office:value-type="float" office:value="0.666666666666667" calcext:value-type="float">
            <text:p>0.666666666666667</text:p>
          </table:table-cell>
          <table:table-cell table:style-name="ce57" table:formula="of:=[.E77]/[.$I77]" office:value-type="float" office:value="0.633333333333333" calcext:value-type="float">
            <text:p>0.633333333333333</text:p>
          </table:table-cell>
          <table:table-cell table:style-name="ce58" table:formula="of:=[.F77]/[.$I77]" office:value-type="float" office:value="1.33333333333333" calcext:value-type="float">
            <text:p>1.33333333333333</text:p>
          </table:table-cell>
          <table:table-cell table:style-name="ce59" table:formula="of:=[.G77]/[.$I77]" office:value-type="float" office:value="0.0333333333333333" calcext:value-type="float">
            <text:p>0.0333333333333333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77]-[.$T77]-(ROUNDDOWN([.$U77]/2;0))))*5+15)*([.$AK77]/1000)*[.$J77]*1+([.AL$65]/100);0)" office:value-type="float" office:value="21" calcext:value-type="float">
            <text:p>21</text:p>
          </table:table-cell>
          <table:table-cell table:style-name="ce169" table:formula="of:=ROUNDDOWN(((((5)+([.$AB77]-[.$AF77]-(ROUNDDOWN([.$AG77]/2;0))))*5+15)*([.$AK77]/1000)*[.$J77]*1+([.AM$65]/100))*([.$H77]/540)+0.03;4)" office:value-type="float" office:value="0.1485" calcext:value-type="float">
            <text:p>0.1485</text:p>
          </table:table-cell>
          <table:table-cell table:style-name="ce169" table:formula="of:=ROUNDDOWN((((5)+([.$R77]-[.$T77]-(ROUNDDOWN([.$U77]/2;0))))*5+15)*([.$AK77]/1000)*[.$L77]*0.5*1+([.AN$65]/100);0)" office:value-type="float" office:value="15" calcext:value-type="float">
            <text:p>15</text:p>
          </table:table-cell>
          <table:table-cell table:style-name="ce169" table:formula="of:=ROUNDDOWN(((((5)+([.$AD77]-[.$AF77]-(ROUNDDOWN([.$AG77]/2;0))))*5+15)*([.$AK77]/1000)*[.$L77]*0.5*1+([.AO$65]/100))*([.$H77]/540)+0.03;4)" office:value-type="float" office:value="0.0948" calcext:value-type="float">
            <text:p>0.0948</text:p>
          </table:table-cell>
          <table:table-cell table:style-name="ce169" table:formula="of:=[.AK77]-[.BY77]-[.CA77]" office:value-type="float" office:value="985" calcext:value-type="float">
            <text:p>985</text:p>
          </table:table-cell>
          <table:table-cell table:style-name="ce174" table:formula="of:=[.$H77]-[.BZ77]-[.CB77]" office:value-type="float" office:value="2.866" calcext:value-type="float">
            <text:p>2.866</text:p>
          </table:table-cell>
          <table:table-cell table:style-name="ce146" table:formula="of:=ROUNDDOWN((((5)+([.$P77]-[.$T77]-(ROUNDDOWN([.$U77]/2;0))))*5+15)*([.$AP77]/1000)*[.$J77]*1+([.AR$65]/100);0)" office:value-type="float" office:value="21" calcext:value-type="float">
            <text:p>21</text:p>
          </table:table-cell>
          <table:table-cell table:style-name="ce169" table:formula="of:=ROUNDDOWN(((((5)+([.$AB77]-[.$AF77]-(ROUNDDOWN([.$AG77]/2;0))))*5+15)*([.$AQ77]/1000)*[.$J77]*1+([.AS$65]/100))*([.$H77]/540)+0.03;4)" office:value-type="float" office:value="0.0303" calcext:value-type="float">
            <text:p>0.0303</text:p>
          </table:table-cell>
          <table:table-cell table:style-name="ce169" table:formula="of:=ROUNDDOWN((((5)+([.$R77]-[.$T77]-(ROUNDDOWN([.$U77]/2;0))))*5+15)*([.$AK77]/1000)*[.$L77]*0.5*1+([.AT$65]/100);0)" office:value-type="float" office:value="15" calcext:value-type="float">
            <text:p>15</text:p>
          </table:table-cell>
          <table:table-cell table:style-name="ce169" table:formula="of:=ROUNDDOWN(((((5)+([.$AD77]-[.$AF77]-(ROUNDDOWN([.$AG77]/2;0))))*5+15)*0.5*([.$AK77]/1000)*[.$L77]*1+([.AU$65]/100))*([.$H77]/540)+0.03;4)" office:value-type="float" office:value="0.0948" calcext:value-type="float">
            <text:p>0.0948</text:p>
          </table:table-cell>
          <table:table-cell table:style-name="ce169" table:formula="of:=[.AP77]-[.CE77]-[.CG77]" office:value-type="float" office:value="970" calcext:value-type="float">
            <text:p>970</text:p>
          </table:table-cell>
          <table:table-cell table:style-name="ce174" table:formula="of:=[.$AQ77]-[.CF77]-[.CH77]" office:value-type="float" office:value="2.732" calcext:value-type="float">
            <text:p>2.732</text:p>
          </table:table-cell>
          <table:table-cell table:style-name="ce146" table:formula="of:=ROUNDDOWN((((5)+([.$P77]-[.$T77]-(ROUNDDOWN([.$U77]/2;0))))*5+15)*([.$AP77]/1000)*[.$J77]*1+([.AX$65]/100);0)" office:value-type="float" office:value="21" calcext:value-type="float">
            <text:p>21</text:p>
          </table:table-cell>
          <table:table-cell table:style-name="ce169" table:formula="of:=ROUNDDOWN(((((5)+([.$AB77]-[.$AF77]-(ROUNDDOWN([.$AG77]/2;0))))*5+15)*([.$AP77]/1000)*[.$J77]*1+([.AY$65]/100))*([.$H77]/540)+0.03;4)" office:value-type="float" office:value="0.1467" calcext:value-type="float">
            <text:p>0.1467</text:p>
          </table:table-cell>
          <table:table-cell table:style-name="ce169" table:formula="of:=ROUNDDOWN((((5)+([.$R77]-[.$T77]-(ROUNDDOWN([.$U77]/2;0))))*5+15)*([.$AK77]/1000)*[.$L77]*0.5*1+([.AZ$65]/100);0)" office:value-type="float" office:value="15" calcext:value-type="float">
            <text:p>15</text:p>
          </table:table-cell>
          <table:table-cell table:style-name="ce169" table:formula="of:=ROUNDDOWN(((((5)+([.$AD77]-[.$AF77]-(ROUNDDOWN([.$AG77]/2;0))))*5+15)*0.5*([.$AK77]/1000)*[.$L77]*1+([.BA$65]/100))*([.$H77]/540)+0.03;4)" office:value-type="float" office:value="0.0948" calcext:value-type="float">
            <text:p>0.0948</text:p>
          </table:table-cell>
          <table:table-cell table:style-name="ce169" table:formula="of:=[.AV77]-[.CK77]-[.CM77]" office:value-type="float" office:value="955" calcext:value-type="float">
            <text:p>955</text:p>
          </table:table-cell>
          <table:table-cell table:style-name="ce174" table:formula="of:=[.$AQ77]-[.CL77]-[.CN77]" office:value-type="float" office:value="2.732" calcext:value-type="float">
            <text:p>2.732</text:p>
          </table:table-cell>
          <table:table-cell table:style-name="ce148" table:formula="of:=ROUNDDOWN((((5)+([.$V77]-[.$Z77]-(ROUNDDOWN([.$AA77]/2;0))))*5+15)*([.$BB77]/1000)*[.$M77]*1+([.BD$65]/100);0)" office:value-type="float" office:value="24" calcext:value-type="float">
            <text:p>24</text:p>
          </table:table-cell>
          <table:table-cell table:style-name="ce152" table:formula="of:=ROUNDDOWN(((((5)+([.$AB77]-[.$AF77]-(ROUNDDOWN([.$AG77]/2;0))))*5+15)*([.$AP77]/1000)*[.$M77]*1+([.BE$65]/100))*([.$H77]/540)+0.03;4)" office:value-type="float" office:value="0.1686" calcext:value-type="float">
            <text:p>0.1686</text:p>
          </table:table-cell>
          <table:table-cell table:style-name="ce152" table:formula="of:=ROUNDDOWN((((5)+([.$X77]-[.$Y77]-(ROUNDDOWN([.$AA77]/2;0))))*5+15)*0.5*([.$AK77]/1000)*[.$O77]*1+([.BF$65]/100);0)" office:value-type="float" office:value="0" calcext:value-type="float">
            <text:p>0</text:p>
          </table:table-cell>
          <table:table-cell table:style-name="ce152" table:formula="of:=ROUNDDOWN(((((5)+([.$AD77]-[.$AF77]-(ROUNDDOWN([.$AG77]/2;0))))*5+15)*0.5*([.$AK77]/1000)*[.$O77]*1+([.BG$65]/100))*([.$H77]/540)+0.03;4)" office:value-type="float" office:value="0.0332" calcext:value-type="float">
            <text:p>0.0332</text:p>
          </table:table-cell>
          <table:table-cell table:style-name="ce152" table:formula="of:=[.BB77]-[.CQ77]-[.CS77]" office:value-type="float" office:value="902" calcext:value-type="float">
            <text:p>902</text:p>
          </table:table-cell>
          <table:table-cell table:style-name="ce160" table:formula="of:=[.$AQ77]-[.CR77]-[.CT77]" office:value-type="float" office:value="2.474" calcext:value-type="float">
            <text:p>2.474</text:p>
          </table:table-cell>
          <table:table-cell table:style-name="ce148" table:formula="of:=ROUNDDOWN((((5)+([.$V77]-[.$Z77]-(ROUNDDOWN([.$AA77]/2;0))))*5+15)*([.$BB77]/1000)*[.$M77]*1+([.BJ$65]/100);0)" office:value-type="float" office:value="24" calcext:value-type="float">
            <text:p>24</text:p>
          </table:table-cell>
          <table:table-cell table:style-name="ce152" table:formula="of:=ROUNDDOWN(((((5)+([.$AB77]-[.$AF77]-(ROUNDDOWN([.$AG77]/2;0))))*5+15)*([.$AP77]/1000)*[.$M77]*1+([.BK$65]/100))*([.$H77]/540)+0.03;4)" office:value-type="float" office:value="0.1686" calcext:value-type="float">
            <text:p>0.1686</text:p>
          </table:table-cell>
          <table:table-cell table:style-name="ce152" table:formula="of:=ROUNDDOWN((((5)+([.$X77]-[.$Z77]-(ROUNDDOWN([.$AA77]/2;0))))*5+15)*0.5*([.$AK77]/1000)*[.$O77]*1+([.BL$65]/100);0)" office:value-type="float" office:value="0" calcext:value-type="float">
            <text:p>0</text:p>
          </table:table-cell>
          <table:table-cell table:style-name="ce152" table:formula="of:=ROUNDDOWN(((((5)+([.$AD77]-[.$AE77]-(ROUNDDOWN([.$AG77]/2;0))))*5+15)*0.5*([.$AK77]/1000)*[.$O77]*1+([.BM$65]/100))*([.$H77]/540)+0.03;4)" office:value-type="float" office:value="0.0337" calcext:value-type="float">
            <text:p>0.0337</text:p>
          </table:table-cell>
          <table:table-cell table:style-name="ce152" table:formula="of:=[.BH77]-[.CW77]-[.CY77]" office:value-type="float" office:value="850" calcext:value-type="float">
            <text:p>850</text:p>
          </table:table-cell>
          <table:table-cell table:style-name="ce160" table:formula="of:=[.$AQ77]-[.CX77]-[.CZ77]" office:value-type="float" office:value="2.474" calcext:value-type="float">
            <text:p>2.474</text:p>
          </table:table-cell>
          <table:table-cell table:style-name="ce148" table:formula="of:=ROUNDDOWN((((5)+([.$V77]-[.$Z77]-(ROUNDDOWN([.$AA77]/2;0))))*5+15)*([.$BB77]/1000)*[.$M77]*1+([.BP$65]/100);0)" office:value-type="float" office:value="24" calcext:value-type="float">
            <text:p>24</text:p>
          </table:table-cell>
          <table:table-cell table:style-name="ce152" table:formula="of:=ROUNDDOWN(((((5)+([.$AB77]-[.$AF77]-(ROUNDDOWN([.$AG77]/2;0))))*5+15)*([.$AP77]/1000)*[.$M77]*1+([.BQ$65]/100))*([.$H77]/540)+0.03;4)" office:value-type="float" office:value="0.1686" calcext:value-type="float">
            <text:p>0.1686</text:p>
          </table:table-cell>
          <table:table-cell table:style-name="ce152" table:formula="of:=ROUNDDOWN((((5)+([.$X77]-[.$Z77]-(ROUNDDOWN([.$AA77]/2;0))))*5+15)*0.5*([.$AK77]/1000)*[.$O77]*1+([.BR$65]/100);0)" office:value-type="float" office:value="0" calcext:value-type="float">
            <text:p>0</text:p>
          </table:table-cell>
          <table:table-cell table:style-name="ce152" table:formula="of:=ROUNDDOWN(((((5)+([.$AD77]-[.$AF77]-(ROUNDDOWN([.$AG77]/2;0))))*5+15)*0.5*([.$AK77]/1000)*[.$O77]*1+([.BS$65]/100))*([.$H77]/540)+0.03;4)" office:value-type="float" office:value="0.0332" calcext:value-type="float">
            <text:p>0.0332</text:p>
          </table:table-cell>
          <table:table-cell table:style-name="ce152" table:formula="of:=[.BN77]-[.DC77]-[.DE77]" office:value-type="float" office:value="800" calcext:value-type="float">
            <text:p>800</text:p>
          </table:table-cell>
          <table:table-cell table:style-name="ce160" table:formula="of:=[.$AQ77]-[.DD77]-[.DF77]" office:value-type="float" office:value="2.474" calcext:value-type="float">
            <text:p>2.474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77]-[.$S77]-(ROUNDDOWN([.$U77]/2;0))))*5+15)*([.$BX77]/1000)*[.$K77]*1+([.BY$65]/100);0)" office:value-type="float" office:value="0" calcext:value-type="float">
            <text:p>0</text:p>
          </table:table-cell>
          <table:table-cell table:style-name="ce169" table:formula="of:=ROUNDDOWN(((((5)+([.$AC77]-[.$AE77]-(ROUNDDOWN([.$AG77]/2;0))))*5+15)*([.$AK77]/1000)*[.$K77]*1+([.BZ$65]/100))*([.$H77]/540)+0.03;4)" office:value-type="float" office:value="0.03" calcext:value-type="float">
            <text:p>0.03</text:p>
          </table:table-cell>
          <table:table-cell table:style-name="ce169" table:formula="of:=ROUNDDOWN((((5)+([.$R77]-[.$S77]-(ROUNDDOWN([.$U77]/2;0))))*5+15)*0.5*([.$BX77]/1000)*[.$L77]*1+([.CA$65]/100);0)" office:value-type="float" office:value="15" calcext:value-type="float">
            <text:p>15</text:p>
          </table:table-cell>
          <table:table-cell table:style-name="ce169" table:formula="of:=ROUNDDOWN(((((5)+([.$AD77]-[.$AE77]-(ROUNDDOWN([.$AG77]/2;0))))*5+15)*0.5*([.$AK77]/1000)*[.$L77]*1+([.CB$65]/100))*([.$H77]/540)+0.03;4)" office:value-type="float" office:value="0.104" calcext:value-type="float">
            <text:p>0.104</text:p>
          </table:table-cell>
          <table:table-cell table:style-name="ce169" table:formula="of:=[.BX77]-[.AL77]-[.AN77]" office:value-type="float" office:value="964" calcext:value-type="float">
            <text:p>964</text:p>
          </table:table-cell>
          <table:table-cell table:style-name="ce174" table:formula="of:=[.$H77]-[.AM77]-[.AO77]" office:value-type="float" office:value="2.7567" calcext:value-type="float">
            <text:p>2.7567</text:p>
          </table:table-cell>
          <table:table-cell table:style-name="ce146" table:formula="of:=ROUNDDOWN((((5)+([.$Q77]-[.$S77]-(ROUNDDOWN([.$U77]/2;0))))*5+15)*([.$CC77]/1000)*[.$K77]*1+([.CE$65]/100);0)" office:value-type="float" office:value="0" calcext:value-type="float">
            <text:p>0</text:p>
          </table:table-cell>
          <table:table-cell table:style-name="ce169" table:formula="of:=ROUNDDOWN(((((5)+([.$AC77]-[.$AE77]-(ROUNDDOWN([.$AG77]/2;0))))*5+15)*([.$AK77]/1000)*[.$K77]*1+([.CF$65]/100))*([.$H77]/540)+0.03;4)" office:value-type="float" office:value="0.03" calcext:value-type="float">
            <text:p>0.03</text:p>
          </table:table-cell>
          <table:table-cell table:style-name="ce169" table:formula="of:=ROUNDDOWN((((5)+([.$R77]-[.$S77]-(ROUNDDOWN([.$U77]/2;0))))*5+15)*0.5*([.$BX77]/1000)*[.$L77]*1+([.CG$65]/100);0)" office:value-type="float" office:value="15" calcext:value-type="float">
            <text:p>15</text:p>
          </table:table-cell>
          <table:table-cell table:style-name="ce169" table:formula="of:=ROUNDDOWN(((((5)+([.$AD77]-[.$AE77]-(ROUNDDOWN([.$AG77]/2;0))))*5+15)*0.5*([.$AK77]/1000)*[.$L77]*1+([.CH$65]/100))*([.$H77]/540)+0.03;4)" office:value-type="float" office:value="0.104" calcext:value-type="float">
            <text:p>0.104</text:p>
          </table:table-cell>
          <table:table-cell table:style-name="ce169" table:formula="of:=[.CC77]-[.AR77]-[.AT77]" office:value-type="float" office:value="928" calcext:value-type="float">
            <text:p>928</text:p>
          </table:table-cell>
          <table:table-cell table:style-name="ce174" table:formula="of:=[.$H77]-[.AS77]-[.AU77]" office:value-type="float" office:value="2.8749" calcext:value-type="float">
            <text:p>2.8749</text:p>
          </table:table-cell>
          <table:table-cell table:style-name="ce146" table:formula="of:=ROUNDDOWN((((5)+([.$Q77]-[.$S77]-(ROUNDDOWN([.$U77]/2;0))))*5+15)*([.$CI77]/1000)*[.$K77]*1+([.CK$65]/100);0)" office:value-type="float" office:value="0" calcext:value-type="float">
            <text:p>0</text:p>
          </table:table-cell>
          <table:table-cell table:style-name="ce169" table:formula="of:=ROUNDDOWN(((((5)+([.$AC77]-[.$AE77]-(ROUNDDOWN([.$AG77]/2;0))))*5+15)*([.$AK77]/1000)*[.$K77]*1+([.CL$65]/100))*([.$H77]/540)+0.03;4)" office:value-type="float" office:value="0.03" calcext:value-type="float">
            <text:p>0.03</text:p>
          </table:table-cell>
          <table:table-cell table:style-name="ce169" table:formula="of:=ROUNDDOWN((((5)+([.$R77]-[.$S77]-(ROUNDDOWN([.$U77]/2;0))))*5+15)*0.5*([.$BX77]/1000)*[.$L77]*1+([.CM$65]/100);0)" office:value-type="float" office:value="15" calcext:value-type="float">
            <text:p>15</text:p>
          </table:table-cell>
          <table:table-cell table:style-name="ce169" table:formula="of:=ROUNDDOWN(((((5)+([.$AD77]-[.$AE77]-(ROUNDDOWN([.$AG77]/2;0))))*5+15)*0.5*([.$AK77]/1000)*[.$L77]*1+([.CN$65]/100))*([.$H77]/540)+0.03;4)" office:value-type="float" office:value="0.104" calcext:value-type="float">
            <text:p>0.104</text:p>
          </table:table-cell>
          <table:table-cell table:style-name="ce169" table:formula="of:=[.CI77]-[.AX77]-[.AZ77]" office:value-type="float" office:value="892" calcext:value-type="float">
            <text:p>892</text:p>
          </table:table-cell>
          <table:table-cell table:style-name="ce174" table:formula="of:=[.$H77]-[.AY77]-[.BA77]" office:value-type="float" office:value="2.7585" calcext:value-type="float">
            <text:p>2.7585</text:p>
          </table:table-cell>
          <table:table-cell table:style-name="ce149" table:formula="of:=ROUNDDOWN((((5)+([.$W77]-[.$Y77]-(ROUNDDOWN([.$AA77]/2;0))))*5+15)*([.$CO77]/1000)*[.$N77]*1+([.CQ$65]/100);0)" office:value-type="float" office:value="53" calcext:value-type="float">
            <text:p>53</text:p>
          </table:table-cell>
          <table:table-cell table:style-name="ce153" table:formula="of:=ROUNDDOWN(((((5)+([.$AC77]-[.$AE77]-(ROUNDDOWN([.$AG77]/2;0))))*5+15)*([.$AP77]/1000)*[.$N77]*1+([.CR$65]/100))*([.$H77]/540)+0.03;4)" office:value-type="float" office:value="0.3583" calcext:value-type="float">
            <text:p>0.3583</text:p>
          </table:table-cell>
          <table:table-cell table:style-name="ce153" table:formula="of:=ROUNDDOWN((((5)+([.$X77]-[.$Y77]-(ROUNDDOWN([.$AA77]/2;0))))*5+15)*0.5*([.$AK77]/1000)*[.$O77]*1+([.CS$65]/100);0)" office:value-type="float" office:value="0" calcext:value-type="float">
            <text:p>0</text:p>
          </table:table-cell>
          <table:table-cell table:style-name="ce153" table:formula="of:=ROUNDDOWN(((((5)+([.$AD77]-[.$AE77]-(ROUNDDOWN([.$AG77]/2;0))))*5+15)*0.5*([.$AK77]/1000)*[.$O77]*1+([.CT$65]/100))*([.$H77]/540)+0.03;4)" office:value-type="float" office:value="0.0337" calcext:value-type="float">
            <text:p>0.0337</text:p>
          </table:table-cell>
          <table:table-cell table:style-name="ce153" table:formula="of:=[.CO77]-[.BD77]-[.BF77]" office:value-type="float" office:value="868" calcext:value-type="float">
            <text:p>868</text:p>
          </table:table-cell>
          <table:table-cell table:style-name="ce161" table:formula="of:=[.$AQ77]-[.BE77]-[.BG77]" office:value-type="float" office:value="2.6642" calcext:value-type="float">
            <text:p>2.6642</text:p>
          </table:table-cell>
          <table:table-cell table:style-name="ce149" table:formula="of:=ROUNDDOWN((((5)+([.$W77]-[.$Y77]-(ROUNDDOWN([.$AA77]/2;0))))*5+15)*([.$CU77]/1000)*[.$N77]*1+([.CW$65]/100);0)" office:value-type="float" office:value="52" calcext:value-type="float">
            <text:p>52</text:p>
          </table:table-cell>
          <table:table-cell table:style-name="ce153" table:formula="of:=ROUNDDOWN(((((5)+([.$AC77]-[.$AE77]-(ROUNDDOWN([.$AG77]/2;0))))*5+15)*([.$AP77]/1000)*[.$N77]*1+([.CX$65]/100))*([.$H77]/540)+0.03;4)" office:value-type="float" office:value="0.3583" calcext:value-type="float">
            <text:p>0.3583</text:p>
          </table:table-cell>
          <table:table-cell table:style-name="ce153" table:formula="of:=ROUNDDOWN((((5)+([.$X77]-[.$Y77]-(ROUNDDOWN([.$AA77]/2;0))))*5+15)*0.5*([.$AK77]/1000)*[.$O77]*1+([.CY$65]/100);0)" office:value-type="float" office:value="0" calcext:value-type="float">
            <text:p>0</text:p>
          </table:table-cell>
          <table:table-cell table:style-name="ce153" table:formula="of:=ROUNDDOWN(((((5)+([.$AD77]-[.$AE77]-(ROUNDDOWN([.$AG77]/2;0))))*5+15)*0.5*([.$AK77]/1000)*[.$O77]*1+([.CZ$65]/100))*([.$H77]/540)+0.03;4)" office:value-type="float" office:value="0.0337" calcext:value-type="float">
            <text:p>0.0337</text:p>
          </table:table-cell>
          <table:table-cell table:style-name="ce153" table:formula="of:=[.CU77]-[.BJ77]-[.BL77]" office:value-type="float" office:value="844" calcext:value-type="float">
            <text:p>844</text:p>
          </table:table-cell>
          <table:table-cell table:style-name="ce161" table:formula="of:=[.$AQ77]-[.BK77]-[.BM77]" office:value-type="float" office:value="2.6637" calcext:value-type="float">
            <text:p>2.6637</text:p>
          </table:table-cell>
          <table:table-cell table:style-name="ce149" table:formula="of:=ROUNDDOWN((((5)+([.$W77]-[.$Y77]-(ROUNDDOWN([.$AA77]/2;0))))*5+15)*([.$DA77]/1000)*[.$N77]*1+([.DC$65]/100);0)" office:value-type="float" office:value="50" calcext:value-type="float">
            <text:p>50</text:p>
          </table:table-cell>
          <table:table-cell table:style-name="ce153" table:formula="of:=ROUNDDOWN(((((5)+([.$AC77]-[.$AE77]-(ROUNDDOWN([.$AG77]/2;0))))*5+15)*([.$AP77]/1000)*[.$N77]*1+([.DD$65]/100))*([.$H77]/540)+0.03;4)" office:value-type="float" office:value="0.3583" calcext:value-type="float">
            <text:p>0.3583</text:p>
          </table:table-cell>
          <table:table-cell table:style-name="ce153" table:formula="of:=ROUNDDOWN((((5)+([.$X77]-[.$Y77]-(ROUNDDOWN([.$AA77]/2;0))))*5+15)*0.5*([.$AK77]/1000)*[.$O77]*1+([.DE$65]/100);0)" office:value-type="float" office:value="0" calcext:value-type="float">
            <text:p>0</text:p>
          </table:table-cell>
          <table:table-cell table:style-name="ce153" table:formula="of:=ROUNDDOWN(((((5)+([.$AD77]-[.$AE77]-(ROUNDDOWN([.$AG77]/2;0))))*5+15)*0.5*([.$AK77]/1000)*[.$O77]*1+([.DF$65]/100))*([.$H77]/540)+0.03;4)" office:value-type="float" office:value="0.0337" calcext:value-type="float">
            <text:p>0.0337</text:p>
          </table:table-cell>
          <table:table-cell table:style-name="ce153" table:formula="of:=[.DA77]-[.BP77]-[.BR77]" office:value-type="float" office:value="820" calcext:value-type="float">
            <text:p>820</text:p>
          </table:table-cell>
          <table:table-cell table:style-name="ce161" table:formula="of:=[.$AQ77]-[.BQ77]-[.BS77]" office:value-type="float" office:value="2.6642" calcext:value-type="float">
            <text:p>2.664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19" table:formula="of:=[.AL77]+[.AR77]+[.AX77]+[.BD77]+[.BJ77]+[.BP77]" office:value-type="float" office:value="135" calcext:value-type="float">
            <text:p>135</text:p>
          </table:table-cell>
          <table:table-cell table:style-name="ce120" table:formula="of:=[.AM77]+[.AS77]+[.AY77]+[.BE77]+[.BK77]+[.BQ77]" office:value-type="float" office:value="0.8313" calcext:value-type="float">
            <text:p>0.8313</text:p>
          </table:table-cell>
          <table:table-cell table:style-name="ce119" table:formula="of:=[.BY77]+[.CE77]+[.CK77]+[.CQ77]+[.CW77]+[.DC77]" office:value-type="float" office:value="155" calcext:value-type="float">
            <text:p>155</text:p>
          </table:table-cell>
          <table:table-cell table:style-name="ce120" table:formula="of:=[.BZ77]+[.CF77]+[.CL77]+[.CR77]+[.CX77]+[.DD77]" office:value-type="float" office:value="1.1649" calcext:value-type="float">
            <text:p>1.1649</text:p>
          </table:table-cell>
          <table:table-cell table:style-name="ce119" table:formula="of:=[.AN77]+[.AT77]+[.AZ77]+[.BF77]+[.BL77]+[.BR77]" office:value-type="float" office:value="45" calcext:value-type="float">
            <text:p>45</text:p>
          </table:table-cell>
          <table:table-cell table:style-name="ce120" table:formula="of:=[.AO77]+[.AU77]+[.BA77]+[.BG77]+[.BM77]+[.BS77]" office:value-type="float" office:value="0.3845" calcext:value-type="float">
            <text:p>0.3845</text:p>
          </table:table-cell>
          <table:table-cell table:style-name="ce119" table:formula="of:=[.CA77]+[.CG77]+[.CM77]+[.CS77]+[.CY77]+[.DE77]" office:value-type="float" office:value="45" calcext:value-type="float">
            <text:p>45</text:p>
          </table:table-cell>
          <table:table-cell table:style-name="ce120" table:formula="of:=[.CB77]+[.CH77]+[.CN77]+[.CT77]+[.CZ77]+[.DF77]" office:value-type="float" office:value="0.4131" calcext:value-type="float">
            <text:p>0.4131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19" table:formula="of:=[.DK77]-[.DQ77]" office:value-type="float" office:value="90" calcext:value-type="float">
            <text:p>90</text:p>
          </table:table-cell>
          <table:table-cell table:style-name="ce120" table:formula="of:=[.DL77]-[.DR77]" office:value-type="float" office:value="0.4182" calcext:value-type="float">
            <text:p>0.4182</text:p>
          </table:table-cell>
          <table:table-cell table:style-name="ce119" table:formula="of:=[.DM77]-[.DO77]" office:value-type="float" office:value="110" calcext:value-type="float">
            <text:p>110</text:p>
          </table:table-cell>
          <table:table-cell table:style-name="ce120" table:formula="of:=[.DN77]-[.DP77]" office:value-type="float" office:value="0.7804" calcext:value-type="float">
            <text:p>0.7804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0.8" calcext:value-type="float">
            <text:p>0.8</text:p>
          </table:table-cell>
          <table:table-cell table:style-name="ce33" office:value-type="float" office:value="0.5" calcext:value-type="float">
            <text:p>0.5</text:p>
          </table:table-cell>
          <table:table-cell table:style-name="ce35" office:value-type="float" office:value="1" calcext:value-type="float">
            <text:p>1</text:p>
          </table:table-cell>
          <table:table-cell table:style-name="ce26" office:value-type="float" office:value="1.15" calcext:value-type="float">
            <text:p>1.15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0.05" calcext:value-type="float">
            <text:p>0.05</text:p>
          </table:table-cell>
          <table:table-cell table:style-name="ce51" office:value-type="float" office:value="3" calcext:value-type="float">
            <text:p>3</text:p>
          </table:table-cell>
          <table:table-cell table:style-name="ce55" office:value-type="float" office:value="1.5" calcext:value-type="float">
            <text:p>1.5</text:p>
          </table:table-cell>
          <table:table-cell table:style-name="ce57" table:formula="of:=[.B78]/[.$I78]" office:value-type="float" office:value="0.533333333333333" calcext:value-type="float">
            <text:p>0.533333333333333</text:p>
          </table:table-cell>
          <table:table-cell table:style-name="ce58" table:formula="of:=[.C78]/[.$I78]" office:value-type="float" office:value="0.333333333333333" calcext:value-type="float">
            <text:p>0.333333333333333</text:p>
          </table:table-cell>
          <table:table-cell table:style-name="ce59" table:formula="of:=[.D78]/[.$I78]" office:value-type="float" office:value="0.666666666666667" calcext:value-type="float">
            <text:p>0.666666666666667</text:p>
          </table:table-cell>
          <table:table-cell table:style-name="ce57" table:formula="of:=[.E78]/[.$I78]" office:value-type="float" office:value="0.766666666666667" calcext:value-type="float">
            <text:p>0.766666666666667</text:p>
          </table:table-cell>
          <table:table-cell table:style-name="ce58" table:formula="of:=[.F78]/[.$I78]" office:value-type="float" office:value="1.33333333333333" calcext:value-type="float">
            <text:p>1.33333333333333</text:p>
          </table:table-cell>
          <table:table-cell table:style-name="ce59" table:formula="of:=[.G78]/[.$I78]" office:value-type="float" office:value="0.0333333333333333" calcext:value-type="float">
            <text:p>0.0333333333333333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78]-[.$T78]-(ROUNDDOWN([.$U78]/2;0))))*5+15)*([.$AK78]/1000)*[.$J78]*1+([.AL$65]/100);0)" office:value-type="float" office:value="21" calcext:value-type="float">
            <text:p>21</text:p>
          </table:table-cell>
          <table:table-cell table:style-name="ce169" table:formula="of:=ROUNDDOWN(((((5)+([.$AB78]-[.$AF78]-(ROUNDDOWN([.$AG78]/2;0))))*5+15)*([.$AK78]/1000)*[.$J78]*1+([.AM$65]/100))*([.$H78]/540)+0.03;4)" office:value-type="float" office:value="0.1485" calcext:value-type="float">
            <text:p>0.1485</text:p>
          </table:table-cell>
          <table:table-cell table:style-name="ce169" table:formula="of:=ROUNDDOWN((((5)+([.$R78]-[.$T78]-(ROUNDDOWN([.$U78]/2;0))))*5+15)*([.$AK78]/1000)*[.$L78]*0.5*1+([.AN$65]/100);0)" office:value-type="float" office:value="15" calcext:value-type="float">
            <text:p>15</text:p>
          </table:table-cell>
          <table:table-cell table:style-name="ce169" table:formula="of:=ROUNDDOWN(((((5)+([.$AD78]-[.$AF78]-(ROUNDDOWN([.$AG78]/2;0))))*5+15)*([.$AK78]/1000)*[.$L78]*0.5*1+([.AO$65]/100))*([.$H78]/540)+0.03;4)" office:value-type="float" office:value="0.0948" calcext:value-type="float">
            <text:p>0.0948</text:p>
          </table:table-cell>
          <table:table-cell table:style-name="ce169" table:formula="of:=[.AK78]-[.BY78]-[.CA78]" office:value-type="float" office:value="970" calcext:value-type="float">
            <text:p>970</text:p>
          </table:table-cell>
          <table:table-cell table:style-name="ce174" table:formula="of:=[.$H78]-[.BZ78]-[.CB78]" office:value-type="float" office:value="2.7827" calcext:value-type="float">
            <text:p>2.7827</text:p>
          </table:table-cell>
          <table:table-cell table:style-name="ce146" table:formula="of:=ROUNDDOWN((((5)+([.$P78]-[.$T78]-(ROUNDDOWN([.$U78]/2;0))))*5+15)*([.$AP78]/1000)*[.$J78]*1+([.AR$65]/100);0)" office:value-type="float" office:value="20" calcext:value-type="float">
            <text:p>20</text:p>
          </table:table-cell>
          <table:table-cell table:style-name="ce169" table:formula="of:=ROUNDDOWN(((((5)+([.$AB78]-[.$AF78]-(ROUNDDOWN([.$AG78]/2;0))))*5+15)*([.$AQ78]/1000)*[.$J78]*1+([.AS$65]/100))*([.$H78]/540)+0.03;4)" office:value-type="float" office:value="0.0303" calcext:value-type="float">
            <text:p>0.0303</text:p>
          </table:table-cell>
          <table:table-cell table:style-name="ce169" table:formula="of:=ROUNDDOWN((((5)+([.$R78]-[.$T78]-(ROUNDDOWN([.$U78]/2;0))))*5+15)*([.$AK78]/1000)*[.$L78]*0.5*1+([.AT$65]/100);0)" office:value-type="float" office:value="15" calcext:value-type="float">
            <text:p>15</text:p>
          </table:table-cell>
          <table:table-cell table:style-name="ce169" table:formula="of:=ROUNDDOWN(((((5)+([.$AD78]-[.$AF78]-(ROUNDDOWN([.$AG78]/2;0))))*5+15)*0.5*([.$AK78]/1000)*[.$L78]*1+([.AU$65]/100))*([.$H78]/540)+0.03;4)" office:value-type="float" office:value="0.0948" calcext:value-type="float">
            <text:p>0.0948</text:p>
          </table:table-cell>
          <table:table-cell table:style-name="ce169" table:formula="of:=[.AP78]-[.CE78]-[.CG78]" office:value-type="float" office:value="941" calcext:value-type="float">
            <text:p>941</text:p>
          </table:table-cell>
          <table:table-cell table:style-name="ce174" table:formula="of:=[.$AQ78]-[.CF78]-[.CH78]" office:value-type="float" office:value="2.5654" calcext:value-type="float">
            <text:p>2.5654</text:p>
          </table:table-cell>
          <table:table-cell table:style-name="ce146" table:formula="of:=ROUNDDOWN((((5)+([.$P78]-[.$T78]-(ROUNDDOWN([.$U78]/2;0))))*5+15)*([.$AP78]/1000)*[.$J78]*1+([.AX$65]/100);0)" office:value-type="float" office:value="20" calcext:value-type="float">
            <text:p>20</text:p>
          </table:table-cell>
          <table:table-cell table:style-name="ce169" table:formula="of:=ROUNDDOWN(((((5)+([.$AB78]-[.$AF78]-(ROUNDDOWN([.$AG78]/2;0))))*5+15)*([.$AP78]/1000)*[.$J78]*1+([.AY$65]/100))*([.$H78]/540)+0.03;4)" office:value-type="float" office:value="0.1449" calcext:value-type="float">
            <text:p>0.1449</text:p>
          </table:table-cell>
          <table:table-cell table:style-name="ce169" table:formula="of:=ROUNDDOWN((((5)+([.$R78]-[.$T78]-(ROUNDDOWN([.$U78]/2;0))))*5+15)*([.$AK78]/1000)*[.$L78]*0.5*1+([.AZ$65]/100);0)" office:value-type="float" office:value="15" calcext:value-type="float">
            <text:p>15</text:p>
          </table:table-cell>
          <table:table-cell table:style-name="ce169" table:formula="of:=ROUNDDOWN(((((5)+([.$AD78]-[.$AF78]-(ROUNDDOWN([.$AG78]/2;0))))*5+15)*0.5*([.$AK78]/1000)*[.$L78]*1+([.BA$65]/100))*([.$H78]/540)+0.03;4)" office:value-type="float" office:value="0.0948" calcext:value-type="float">
            <text:p>0.0948</text:p>
          </table:table-cell>
          <table:table-cell table:style-name="ce169" table:formula="of:=[.AV78]-[.CK78]-[.CM78]" office:value-type="float" office:value="913" calcext:value-type="float">
            <text:p>913</text:p>
          </table:table-cell>
          <table:table-cell table:style-name="ce174" table:formula="of:=[.$AQ78]-[.CL78]-[.CN78]" office:value-type="float" office:value="2.5654" calcext:value-type="float">
            <text:p>2.5654</text:p>
          </table:table-cell>
          <table:table-cell table:style-name="ce148" table:formula="of:=ROUNDDOWN((((5)+([.$V78]-[.$Z78]-(ROUNDDOWN([.$AA78]/2;0))))*5+15)*([.$BB78]/1000)*[.$M78]*1+([.BD$65]/100);0)" office:value-type="float" office:value="28" calcext:value-type="float">
            <text:p>28</text:p>
          </table:table-cell>
          <table:table-cell table:style-name="ce152" table:formula="of:=ROUNDDOWN(((((5)+([.$AB78]-[.$AF78]-(ROUNDDOWN([.$AG78]/2;0))))*5+15)*([.$AP78]/1000)*[.$M78]*1+([.BE$65]/100))*([.$H78]/540)+0.03;4)" office:value-type="float" office:value="0.1952" calcext:value-type="float">
            <text:p>0.1952</text:p>
          </table:table-cell>
          <table:table-cell table:style-name="ce152" table:formula="of:=ROUNDDOWN((((5)+([.$X78]-[.$Y78]-(ROUNDDOWN([.$AA78]/2;0))))*5+15)*0.5*([.$AK78]/1000)*[.$O78]*1+([.BF$65]/100);0)" office:value-type="float" office:value="0" calcext:value-type="float">
            <text:p>0</text:p>
          </table:table-cell>
          <table:table-cell table:style-name="ce152" table:formula="of:=ROUNDDOWN(((((5)+([.$AD78]-[.$AF78]-(ROUNDDOWN([.$AG78]/2;0))))*5+15)*0.5*([.$AK78]/1000)*[.$O78]*1+([.BG$65]/100))*([.$H78]/540)+0.03;4)" office:value-type="float" office:value="0.0332" calcext:value-type="float">
            <text:p>0.0332</text:p>
          </table:table-cell>
          <table:table-cell table:style-name="ce152" table:formula="of:=[.BB78]-[.CQ78]-[.CS78]" office:value-type="float" office:value="860" calcext:value-type="float">
            <text:p>860</text:p>
          </table:table-cell>
          <table:table-cell table:style-name="ce160" table:formula="of:=[.$AQ78]-[.CR78]-[.CT78]" office:value-type="float" office:value="2.3957" calcext:value-type="float">
            <text:p>2.3957</text:p>
          </table:table-cell>
          <table:table-cell table:style-name="ce148" table:formula="of:=ROUNDDOWN((((5)+([.$V78]-[.$Z78]-(ROUNDDOWN([.$AA78]/2;0))))*5+15)*([.$BB78]/1000)*[.$M78]*1+([.BJ$65]/100);0)" office:value-type="float" office:value="28" calcext:value-type="float">
            <text:p>28</text:p>
          </table:table-cell>
          <table:table-cell table:style-name="ce152" table:formula="of:=ROUNDDOWN(((((5)+([.$AB78]-[.$AF78]-(ROUNDDOWN([.$AG78]/2;0))))*5+15)*([.$AP78]/1000)*[.$M78]*1+([.BK$65]/100))*([.$H78]/540)+0.03;4)" office:value-type="float" office:value="0.1952" calcext:value-type="float">
            <text:p>0.1952</text:p>
          </table:table-cell>
          <table:table-cell table:style-name="ce152" table:formula="of:=ROUNDDOWN((((5)+([.$X78]-[.$Z78]-(ROUNDDOWN([.$AA78]/2;0))))*5+15)*0.5*([.$AK78]/1000)*[.$O78]*1+([.BL$65]/100);0)" office:value-type="float" office:value="0" calcext:value-type="float">
            <text:p>0</text:p>
          </table:table-cell>
          <table:table-cell table:style-name="ce152" table:formula="of:=ROUNDDOWN(((((5)+([.$AD78]-[.$AE78]-(ROUNDDOWN([.$AG78]/2;0))))*5+15)*0.5*([.$AK78]/1000)*[.$O78]*1+([.BM$65]/100))*([.$H78]/540)+0.03;4)" office:value-type="float" office:value="0.0337" calcext:value-type="float">
            <text:p>0.0337</text:p>
          </table:table-cell>
          <table:table-cell table:style-name="ce152" table:formula="of:=[.BH78]-[.CW78]-[.CY78]" office:value-type="float" office:value="808" calcext:value-type="float">
            <text:p>808</text:p>
          </table:table-cell>
          <table:table-cell table:style-name="ce160" table:formula="of:=[.$AQ78]-[.CX78]-[.CZ78]" office:value-type="float" office:value="2.3957" calcext:value-type="float">
            <text:p>2.3957</text:p>
          </table:table-cell>
          <table:table-cell table:style-name="ce148" table:formula="of:=ROUNDDOWN((((5)+([.$V78]-[.$Z78]-(ROUNDDOWN([.$AA78]/2;0))))*5+15)*([.$BB78]/1000)*[.$M78]*1+([.BP$65]/100);0)" office:value-type="float" office:value="28" calcext:value-type="float">
            <text:p>28</text:p>
          </table:table-cell>
          <table:table-cell table:style-name="ce152" table:formula="of:=ROUNDDOWN(((((5)+([.$AB78]-[.$AF78]-(ROUNDDOWN([.$AG78]/2;0))))*5+15)*([.$AP78]/1000)*[.$M78]*1+([.BQ$65]/100))*([.$H78]/540)+0.03;4)" office:value-type="float" office:value="0.1952" calcext:value-type="float">
            <text:p>0.1952</text:p>
          </table:table-cell>
          <table:table-cell table:style-name="ce152" table:formula="of:=ROUNDDOWN((((5)+([.$X78]-[.$Z78]-(ROUNDDOWN([.$AA78]/2;0))))*5+15)*0.5*([.$AK78]/1000)*[.$O78]*1+([.BR$65]/100);0)" office:value-type="float" office:value="0" calcext:value-type="float">
            <text:p>0</text:p>
          </table:table-cell>
          <table:table-cell table:style-name="ce152" table:formula="of:=ROUNDDOWN(((((5)+([.$AD78]-[.$AF78]-(ROUNDDOWN([.$AG78]/2;0))))*5+15)*0.5*([.$AK78]/1000)*[.$O78]*1+([.BS$65]/100))*([.$H78]/540)+0.03;4)" office:value-type="float" office:value="0.0332" calcext:value-type="float">
            <text:p>0.0332</text:p>
          </table:table-cell>
          <table:table-cell table:style-name="ce152" table:formula="of:=[.BN78]-[.DC78]-[.DE78]" office:value-type="float" office:value="758" calcext:value-type="float">
            <text:p>758</text:p>
          </table:table-cell>
          <table:table-cell table:style-name="ce160" table:formula="of:=[.$AQ78]-[.DD78]-[.DF78]" office:value-type="float" office:value="2.3957" calcext:value-type="float">
            <text:p>2.3957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78]-[.$S78]-(ROUNDDOWN([.$U78]/2;0))))*5+15)*([.$BX78]/1000)*[.$K78]*1+([.BY$65]/100);0)" office:value-type="float" office:value="15" calcext:value-type="float">
            <text:p>15</text:p>
          </table:table-cell>
          <table:table-cell table:style-name="ce169" table:formula="of:=ROUNDDOWN(((((5)+([.$AC78]-[.$AE78]-(ROUNDDOWN([.$AG78]/2;0))))*5+15)*([.$AK78]/1000)*[.$K78]*1+([.BZ$65]/100))*([.$H78]/540)+0.03;4)" office:value-type="float" office:value="0.1133" calcext:value-type="float">
            <text:p>0.1133</text:p>
          </table:table-cell>
          <table:table-cell table:style-name="ce169" table:formula="of:=ROUNDDOWN((((5)+([.$R78]-[.$S78]-(ROUNDDOWN([.$U78]/2;0))))*5+15)*0.5*([.$BX78]/1000)*[.$L78]*1+([.CA$65]/100);0)" office:value-type="float" office:value="15" calcext:value-type="float">
            <text:p>15</text:p>
          </table:table-cell>
          <table:table-cell table:style-name="ce169" table:formula="of:=ROUNDDOWN(((((5)+([.$AD78]-[.$AE78]-(ROUNDDOWN([.$AG78]/2;0))))*5+15)*0.5*([.$AK78]/1000)*[.$L78]*1+([.CB$65]/100))*([.$H78]/540)+0.03;4)" office:value-type="float" office:value="0.104" calcext:value-type="float">
            <text:p>0.104</text:p>
          </table:table-cell>
          <table:table-cell table:style-name="ce169" table:formula="of:=[.BX78]-[.AL78]-[.AN78]" office:value-type="float" office:value="964" calcext:value-type="float">
            <text:p>964</text:p>
          </table:table-cell>
          <table:table-cell table:style-name="ce174" table:formula="of:=[.$H78]-[.AM78]-[.AO78]" office:value-type="float" office:value="2.7567" calcext:value-type="float">
            <text:p>2.7567</text:p>
          </table:table-cell>
          <table:table-cell table:style-name="ce146" table:formula="of:=ROUNDDOWN((((5)+([.$Q78]-[.$S78]-(ROUNDDOWN([.$U78]/2;0))))*5+15)*([.$CC78]/1000)*[.$K78]*1+([.CE$65]/100);0)" office:value-type="float" office:value="14" calcext:value-type="float">
            <text:p>14</text:p>
          </table:table-cell>
          <table:table-cell table:style-name="ce169" table:formula="of:=ROUNDDOWN(((((5)+([.$AC78]-[.$AE78]-(ROUNDDOWN([.$AG78]/2;0))))*5+15)*([.$AK78]/1000)*[.$K78]*1+([.CF$65]/100))*([.$H78]/540)+0.03;4)" office:value-type="float" office:value="0.1133" calcext:value-type="float">
            <text:p>0.1133</text:p>
          </table:table-cell>
          <table:table-cell table:style-name="ce169" table:formula="of:=ROUNDDOWN((((5)+([.$R78]-[.$S78]-(ROUNDDOWN([.$U78]/2;0))))*5+15)*0.5*([.$BX78]/1000)*[.$L78]*1+([.CG$65]/100);0)" office:value-type="float" office:value="15" calcext:value-type="float">
            <text:p>15</text:p>
          </table:table-cell>
          <table:table-cell table:style-name="ce169" table:formula="of:=ROUNDDOWN(((((5)+([.$AD78]-[.$AE78]-(ROUNDDOWN([.$AG78]/2;0))))*5+15)*0.5*([.$AK78]/1000)*[.$L78]*1+([.CH$65]/100))*([.$H78]/540)+0.03;4)" office:value-type="float" office:value="0.104" calcext:value-type="float">
            <text:p>0.104</text:p>
          </table:table-cell>
          <table:table-cell table:style-name="ce169" table:formula="of:=[.CC78]-[.AR78]-[.AT78]" office:value-type="float" office:value="929" calcext:value-type="float">
            <text:p>929</text:p>
          </table:table-cell>
          <table:table-cell table:style-name="ce174" table:formula="of:=[.$H78]-[.AS78]-[.AU78]" office:value-type="float" office:value="2.8749" calcext:value-type="float">
            <text:p>2.8749</text:p>
          </table:table-cell>
          <table:table-cell table:style-name="ce146" table:formula="of:=ROUNDDOWN((((5)+([.$Q78]-[.$S78]-(ROUNDDOWN([.$U78]/2;0))))*5+15)*([.$CI78]/1000)*[.$K78]*1+([.CK$65]/100);0)" office:value-type="float" office:value="13" calcext:value-type="float">
            <text:p>13</text:p>
          </table:table-cell>
          <table:table-cell table:style-name="ce169" table:formula="of:=ROUNDDOWN(((((5)+([.$AC78]-[.$AE78]-(ROUNDDOWN([.$AG78]/2;0))))*5+15)*([.$AK78]/1000)*[.$K78]*1+([.CL$65]/100))*([.$H78]/540)+0.03;4)" office:value-type="float" office:value="0.1133" calcext:value-type="float">
            <text:p>0.1133</text:p>
          </table:table-cell>
          <table:table-cell table:style-name="ce169" table:formula="of:=ROUNDDOWN((((5)+([.$R78]-[.$S78]-(ROUNDDOWN([.$U78]/2;0))))*5+15)*0.5*([.$BX78]/1000)*[.$L78]*1+([.CM$65]/100);0)" office:value-type="float" office:value="15" calcext:value-type="float">
            <text:p>15</text:p>
          </table:table-cell>
          <table:table-cell table:style-name="ce169" table:formula="of:=ROUNDDOWN(((((5)+([.$AD78]-[.$AE78]-(ROUNDDOWN([.$AG78]/2;0))))*5+15)*0.5*([.$AK78]/1000)*[.$L78]*1+([.CN$65]/100))*([.$H78]/540)+0.03;4)" office:value-type="float" office:value="0.104" calcext:value-type="float">
            <text:p>0.104</text:p>
          </table:table-cell>
          <table:table-cell table:style-name="ce169" table:formula="of:=[.CI78]-[.AX78]-[.AZ78]" office:value-type="float" office:value="894" calcext:value-type="float">
            <text:p>894</text:p>
          </table:table-cell>
          <table:table-cell table:style-name="ce174" table:formula="of:=[.$H78]-[.AY78]-[.BA78]" office:value-type="float" office:value="2.7603" calcext:value-type="float">
            <text:p>2.7603</text:p>
          </table:table-cell>
          <table:table-cell table:style-name="ce149" table:formula="of:=ROUNDDOWN((((5)+([.$W78]-[.$Y78]-(ROUNDDOWN([.$AA78]/2;0))))*5+15)*([.$CO78]/1000)*[.$N78]*1+([.CQ$65]/100);0)" office:value-type="float" office:value="53" calcext:value-type="float">
            <text:p>53</text:p>
          </table:table-cell>
          <table:table-cell table:style-name="ce153" table:formula="of:=ROUNDDOWN(((((5)+([.$AC78]-[.$AE78]-(ROUNDDOWN([.$AG78]/2;0))))*5+15)*([.$AP78]/1000)*[.$N78]*1+([.CR$65]/100))*([.$H78]/540)+0.03;4)" office:value-type="float" office:value="0.3533" calcext:value-type="float">
            <text:p>0.3533</text:p>
          </table:table-cell>
          <table:table-cell table:style-name="ce153" table:formula="of:=ROUNDDOWN((((5)+([.$X78]-[.$Y78]-(ROUNDDOWN([.$AA78]/2;0))))*5+15)*0.5*([.$AK78]/1000)*[.$O78]*1+([.CS$65]/100);0)" office:value-type="float" office:value="0" calcext:value-type="float">
            <text:p>0</text:p>
          </table:table-cell>
          <table:table-cell table:style-name="ce153" table:formula="of:=ROUNDDOWN(((((5)+([.$AD78]-[.$AE78]-(ROUNDDOWN([.$AG78]/2;0))))*5+15)*0.5*([.$AK78]/1000)*[.$O78]*1+([.CT$65]/100))*([.$H78]/540)+0.03;4)" office:value-type="float" office:value="0.0337" calcext:value-type="float">
            <text:p>0.0337</text:p>
          </table:table-cell>
          <table:table-cell table:style-name="ce153" table:formula="of:=[.CO78]-[.BD78]-[.BF78]" office:value-type="float" office:value="866" calcext:value-type="float">
            <text:p>866</text:p>
          </table:table-cell>
          <table:table-cell table:style-name="ce161" table:formula="of:=[.$AQ78]-[.BE78]-[.BG78]" office:value-type="float" office:value="2.5543" calcext:value-type="float">
            <text:p>2.5543</text:p>
          </table:table-cell>
          <table:table-cell table:style-name="ce149" table:formula="of:=ROUNDDOWN((((5)+([.$W78]-[.$Y78]-(ROUNDDOWN([.$AA78]/2;0))))*5+15)*([.$CU78]/1000)*[.$N78]*1+([.CW$65]/100);0)" office:value-type="float" office:value="52" calcext:value-type="float">
            <text:p>52</text:p>
          </table:table-cell>
          <table:table-cell table:style-name="ce153" table:formula="of:=ROUNDDOWN(((((5)+([.$AC78]-[.$AE78]-(ROUNDDOWN([.$AG78]/2;0))))*5+15)*([.$AP78]/1000)*[.$N78]*1+([.CX$65]/100))*([.$H78]/540)+0.03;4)" office:value-type="float" office:value="0.3533" calcext:value-type="float">
            <text:p>0.3533</text:p>
          </table:table-cell>
          <table:table-cell table:style-name="ce153" table:formula="of:=ROUNDDOWN((((5)+([.$X78]-[.$Y78]-(ROUNDDOWN([.$AA78]/2;0))))*5+15)*0.5*([.$AK78]/1000)*[.$O78]*1+([.CY$65]/100);0)" office:value-type="float" office:value="0" calcext:value-type="float">
            <text:p>0</text:p>
          </table:table-cell>
          <table:table-cell table:style-name="ce153" table:formula="of:=ROUNDDOWN(((((5)+([.$AD78]-[.$AE78]-(ROUNDDOWN([.$AG78]/2;0))))*5+15)*0.5*([.$AK78]/1000)*[.$O78]*1+([.CZ$65]/100))*([.$H78]/540)+0.03;4)" office:value-type="float" office:value="0.0337" calcext:value-type="float">
            <text:p>0.0337</text:p>
          </table:table-cell>
          <table:table-cell table:style-name="ce153" table:formula="of:=[.CU78]-[.BJ78]-[.BL78]" office:value-type="float" office:value="838" calcext:value-type="float">
            <text:p>838</text:p>
          </table:table-cell>
          <table:table-cell table:style-name="ce161" table:formula="of:=[.$AQ78]-[.BK78]-[.BM78]" office:value-type="float" office:value="2.5538" calcext:value-type="float">
            <text:p>2.5538</text:p>
          </table:table-cell>
          <table:table-cell table:style-name="ce149" table:formula="of:=ROUNDDOWN((((5)+([.$W78]-[.$Y78]-(ROUNDDOWN([.$AA78]/2;0))))*5+15)*([.$DA78]/1000)*[.$N78]*1+([.DC$65]/100);0)" office:value-type="float" office:value="50" calcext:value-type="float">
            <text:p>50</text:p>
          </table:table-cell>
          <table:table-cell table:style-name="ce153" table:formula="of:=ROUNDDOWN(((((5)+([.$AC78]-[.$AE78]-(ROUNDDOWN([.$AG78]/2;0))))*5+15)*([.$AP78]/1000)*[.$N78]*1+([.DD$65]/100))*([.$H78]/540)+0.03;4)" office:value-type="float" office:value="0.3533" calcext:value-type="float">
            <text:p>0.3533</text:p>
          </table:table-cell>
          <table:table-cell table:style-name="ce153" table:formula="of:=ROUNDDOWN((((5)+([.$X78]-[.$Y78]-(ROUNDDOWN([.$AA78]/2;0))))*5+15)*0.5*([.$AK78]/1000)*[.$O78]*1+([.DE$65]/100);0)" office:value-type="float" office:value="0" calcext:value-type="float">
            <text:p>0</text:p>
          </table:table-cell>
          <table:table-cell table:style-name="ce153" table:formula="of:=ROUNDDOWN(((((5)+([.$AD78]-[.$AE78]-(ROUNDDOWN([.$AG78]/2;0))))*5+15)*0.5*([.$AK78]/1000)*[.$O78]*1+([.DF$65]/100))*([.$H78]/540)+0.03;4)" office:value-type="float" office:value="0.0337" calcext:value-type="float">
            <text:p>0.0337</text:p>
          </table:table-cell>
          <table:table-cell table:style-name="ce153" table:formula="of:=[.DA78]-[.BP78]-[.BR78]" office:value-type="float" office:value="810" calcext:value-type="float">
            <text:p>810</text:p>
          </table:table-cell>
          <table:table-cell table:style-name="ce161" table:formula="of:=[.$AQ78]-[.BQ78]-[.BS78]" office:value-type="float" office:value="2.5543" calcext:value-type="float">
            <text:p>2.5543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119" table:formula="of:=[.AL78]+[.AR78]+[.AX78]+[.BD78]+[.BJ78]+[.BP78]" office:value-type="float" office:value="145" calcext:value-type="float">
            <text:p>145</text:p>
          </table:table-cell>
          <table:table-cell table:style-name="ce120" table:formula="of:=[.AM78]+[.AS78]+[.AY78]+[.BE78]+[.BK78]+[.BQ78]" office:value-type="float" office:value="0.9093" calcext:value-type="float">
            <text:p>0.9093</text:p>
          </table:table-cell>
          <table:table-cell table:style-name="ce119" table:formula="of:=[.BY78]+[.CE78]+[.CK78]+[.CQ78]+[.CW78]+[.DC78]" office:value-type="float" office:value="197" calcext:value-type="float">
            <text:p>197</text:p>
          </table:table-cell>
          <table:table-cell table:style-name="ce120" table:formula="of:=[.BZ78]+[.CF78]+[.CL78]+[.CR78]+[.CX78]+[.DD78]" office:value-type="float" office:value="1.3998" calcext:value-type="float">
            <text:p>1.3998</text:p>
          </table:table-cell>
          <table:table-cell table:style-name="ce119" table:formula="of:=[.AN78]+[.AT78]+[.AZ78]+[.BF78]+[.BL78]+[.BR78]" office:value-type="float" office:value="45" calcext:value-type="float">
            <text:p>45</text:p>
          </table:table-cell>
          <table:table-cell table:style-name="ce120" table:formula="of:=[.AO78]+[.AU78]+[.BA78]+[.BG78]+[.BM78]+[.BS78]" office:value-type="float" office:value="0.3845" calcext:value-type="float">
            <text:p>0.3845</text:p>
          </table:table-cell>
          <table:table-cell table:style-name="ce119" table:formula="of:=[.CA78]+[.CG78]+[.CM78]+[.CS78]+[.CY78]+[.DE78]" office:value-type="float" office:value="45" calcext:value-type="float">
            <text:p>45</text:p>
          </table:table-cell>
          <table:table-cell table:style-name="ce120" table:formula="of:=[.CB78]+[.CH78]+[.CN78]+[.CT78]+[.CZ78]+[.DF78]" office:value-type="float" office:value="0.4131" calcext:value-type="float">
            <text:p>0.4131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119" table:formula="of:=[.DK78]-[.DQ78]" office:value-type="float" office:value="100" calcext:value-type="float">
            <text:p>100</text:p>
          </table:table-cell>
          <table:table-cell table:style-name="ce120" table:formula="of:=[.DL78]-[.DR78]" office:value-type="float" office:value="0.4962" calcext:value-type="float">
            <text:p>0.4962</text:p>
          </table:table-cell>
          <table:table-cell table:style-name="ce119" table:formula="of:=[.DM78]-[.DO78]" office:value-type="float" office:value="152" calcext:value-type="float">
            <text:p>152</text:p>
          </table:table-cell>
          <table:table-cell table:style-name="ce120" table:formula="of:=[.DN78]-[.DP78]" office:value-type="float" office:value="1.0153" calcext:value-type="float">
            <text:p>1.0153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0.8" calcext:value-type="float">
            <text:p>0.8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1" calcext:value-type="float">
            <text:p>1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0.05" calcext:value-type="float">
            <text:p>0.05</text:p>
          </table:table-cell>
          <table:table-cell table:style-name="ce51" office:value-type="float" office:value="3" calcext:value-type="float">
            <text:p>3</text:p>
          </table:table-cell>
          <table:table-cell table:style-name="ce56" office:value-type="float" office:value="1.75" calcext:value-type="float">
            <text:p>1.75</text:p>
          </table:table-cell>
          <table:table-cell table:style-name="ce57" table:formula="of:=[.B79]/[.$I79]" office:value-type="float" office:value="0.457142857142857" calcext:value-type="float">
            <text:p>0.457142857142857</text:p>
          </table:table-cell>
          <table:table-cell table:style-name="ce58" table:formula="of:=[.C79]/[.$I79]" office:value-type="float" office:value="0.285714285714286" calcext:value-type="float">
            <text:p>0.285714285714286</text:p>
          </table:table-cell>
          <table:table-cell table:style-name="ce59" table:formula="of:=[.D79]/[.$I79]" office:value-type="float" office:value="0.571428571428571" calcext:value-type="float">
            <text:p>0.571428571428571</text:p>
          </table:table-cell>
          <table:table-cell table:style-name="ce57" table:formula="of:=[.E79]/[.$I79]" office:value-type="float" office:value="0.657142857142857" calcext:value-type="float">
            <text:p>0.657142857142857</text:p>
          </table:table-cell>
          <table:table-cell table:style-name="ce58" table:formula="of:=[.F79]/[.$I79]" office:value-type="float" office:value="1.14285714285714" calcext:value-type="float">
            <text:p>1.14285714285714</text:p>
          </table:table-cell>
          <table:table-cell table:style-name="ce59" table:formula="of:=[.G79]/[.$I79]" office:value-type="float" office:value="0.0285714285714286" calcext:value-type="float">
            <text:p>0.0285714285714286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79]-[.$T79]-(ROUNDDOWN([.$U79]/2;0))))*5+15)*([.$AK79]/1000)*[.$J79]*1+([.AL$65]/100);0)" office:value-type="float" office:value="20" calcext:value-type="float">
            <text:p>20</text:p>
          </table:table-cell>
          <table:table-cell table:style-name="ce169" table:formula="of:=ROUNDDOWN(((((5)+([.$AB79]-[.$AF79]-(ROUNDDOWN([.$AG79]/2;0))))*5+15)*([.$AK79]/1000)*[.$J79]*1+([.AM$65]/100))*([.$H79]/540)+0.03;4)" office:value-type="float" office:value="0.1315" calcext:value-type="float">
            <text:p>0.1315</text:p>
          </table:table-cell>
          <table:table-cell table:style-name="ce169" table:formula="of:=ROUNDDOWN((((5)+([.$R79]-[.$T79]-(ROUNDDOWN([.$U79]/2;0))))*5+15)*([.$AK79]/1000)*[.$L79]*0.5*1+([.AN$65]/100);0)" office:value-type="float" office:value="12" calcext:value-type="float">
            <text:p>12</text:p>
          </table:table-cell>
          <table:table-cell table:style-name="ce169" table:formula="of:=ROUNDDOWN(((((5)+([.$AD79]-[.$AF79]-(ROUNDDOWN([.$AG79]/2;0))))*5+15)*([.$AK79]/1000)*[.$L79]*0.5*1+([.AO$65]/100))*([.$H79]/540)+0.03;4)" office:value-type="float" office:value="0.0855" calcext:value-type="float">
            <text:p>0.0855</text:p>
          </table:table-cell>
          <table:table-cell table:style-name="ce169" table:formula="of:=[.AK79]-[.BY79]-[.CA79]" office:value-type="float" office:value="980" calcext:value-type="float">
            <text:p>980</text:p>
          </table:table-cell>
          <table:table-cell table:style-name="ce174" table:formula="of:=[.$H79]-[.BZ79]-[.CB79]" office:value-type="float" office:value="2.8211" calcext:value-type="float">
            <text:p>2.8211</text:p>
          </table:table-cell>
          <table:table-cell table:style-name="ce146" table:formula="of:=ROUNDDOWN((((5)+([.$P79]-[.$T79]-(ROUNDDOWN([.$U79]/2;0))))*5+15)*([.$AP79]/1000)*[.$J79]*1+([.AR$65]/100);0)" office:value-type="float" office:value="20" calcext:value-type="float">
            <text:p>20</text:p>
          </table:table-cell>
          <table:table-cell table:style-name="ce169" table:formula="of:=ROUNDDOWN(((((5)+([.$AB79]-[.$AF79]-(ROUNDDOWN([.$AG79]/2;0))))*5+15)*([.$AQ79]/1000)*[.$J79]*1+([.AS$65]/100))*([.$H79]/540)+0.03;4)" office:value-type="float" office:value="0.0302" calcext:value-type="float">
            <text:p>0.0302</text:p>
          </table:table-cell>
          <table:table-cell table:style-name="ce169" table:formula="of:=ROUNDDOWN((((5)+([.$R79]-[.$T79]-(ROUNDDOWN([.$U79]/2;0))))*5+15)*([.$AK79]/1000)*[.$L79]*0.5*1+([.AT$65]/100);0)" office:value-type="float" office:value="12" calcext:value-type="float">
            <text:p>12</text:p>
          </table:table-cell>
          <table:table-cell table:style-name="ce169" table:formula="of:=ROUNDDOWN(((((5)+([.$AD79]-[.$AF79]-(ROUNDDOWN([.$AG79]/2;0))))*5+15)*0.5*([.$AK79]/1000)*[.$L79]*1+([.AU$65]/100))*([.$H79]/540)+0.03;4)" office:value-type="float" office:value="0.0855" calcext:value-type="float">
            <text:p>0.0855</text:p>
          </table:table-cell>
          <table:table-cell table:style-name="ce169" table:formula="of:=[.AP79]-[.CE79]-[.CG79]" office:value-type="float" office:value="961" calcext:value-type="float">
            <text:p>961</text:p>
          </table:table-cell>
          <table:table-cell table:style-name="ce174" table:formula="of:=[.$AQ79]-[.CF79]-[.CH79]" office:value-type="float" office:value="2.6422" calcext:value-type="float">
            <text:p>2.6422</text:p>
          </table:table-cell>
          <table:table-cell table:style-name="ce146" table:formula="of:=ROUNDDOWN((((5)+([.$P79]-[.$T79]-(ROUNDDOWN([.$U79]/2;0))))*5+15)*([.$AP79]/1000)*[.$J79]*1+([.AX$65]/100);0)" office:value-type="float" office:value="20" calcext:value-type="float">
            <text:p>20</text:p>
          </table:table-cell>
          <table:table-cell table:style-name="ce169" table:formula="of:=ROUNDDOWN(((((5)+([.$AB79]-[.$AF79]-(ROUNDDOWN([.$AG79]/2;0))))*5+15)*([.$AP79]/1000)*[.$J79]*1+([.AY$65]/100))*([.$H79]/540)+0.03;4)" office:value-type="float" office:value="0.1295" calcext:value-type="float">
            <text:p>0.1295</text:p>
          </table:table-cell>
          <table:table-cell table:style-name="ce169" table:formula="of:=ROUNDDOWN((((5)+([.$R79]-[.$T79]-(ROUNDDOWN([.$U79]/2;0))))*5+15)*([.$AK79]/1000)*[.$L79]*0.5*1+([.AZ$65]/100);0)" office:value-type="float" office:value="12" calcext:value-type="float">
            <text:p>12</text:p>
          </table:table-cell>
          <table:table-cell table:style-name="ce169" table:formula="of:=ROUNDDOWN(((((5)+([.$AD79]-[.$AF79]-(ROUNDDOWN([.$AG79]/2;0))))*5+15)*0.5*([.$AK79]/1000)*[.$L79]*1+([.BA$65]/100))*([.$H79]/540)+0.03;4)" office:value-type="float" office:value="0.0855" calcext:value-type="float">
            <text:p>0.0855</text:p>
          </table:table-cell>
          <table:table-cell table:style-name="ce169" table:formula="of:=[.AV79]-[.CK79]-[.CM79]" office:value-type="float" office:value="942" calcext:value-type="float">
            <text:p>942</text:p>
          </table:table-cell>
          <table:table-cell table:style-name="ce174" table:formula="of:=[.$AQ79]-[.CL79]-[.CN79]" office:value-type="float" office:value="2.6422" calcext:value-type="float">
            <text:p>2.6422</text:p>
          </table:table-cell>
          <table:table-cell table:style-name="ce149" table:formula="of:=ROUNDDOWN((((5)+([.$V79]-[.$Z79]-(ROUNDDOWN([.$AA79]/2;0))))*5+15)*([.$BB79]/1000)*[.$M79]*1+([.BD$65]/100);0)" office:value-type="float" office:value="21" calcext:value-type="float">
            <text:p>21</text:p>
          </table:table-cell>
          <table:table-cell table:style-name="ce153" table:formula="of:=ROUNDDOWN(((((5)+([.$AB79]-[.$AF79]-(ROUNDDOWN([.$AG79]/2;0))))*5+15)*([.$AP79]/1000)*[.$M79]*1+([.BE$65]/100))*([.$H79]/540)+0.03;4)" office:value-type="float" office:value="0.1731" calcext:value-type="float">
            <text:p>0.1731</text:p>
          </table:table-cell>
          <table:table-cell table:style-name="ce153" table:formula="of:=ROUNDDOWN((((5)+([.$X79]-[.$Y79]-(ROUNDDOWN([.$AA79]/2;0))))*5+15)*0.5*([.$AK79]/1000)*[.$O79]*1+([.BF$65]/100);0)" office:value-type="float" office:value="0" calcext:value-type="float">
            <text:p>0</text:p>
          </table:table-cell>
          <table:table-cell table:style-name="ce153" table:formula="of:=ROUNDDOWN(((((5)+([.$AD79]-[.$AF79]-(ROUNDDOWN([.$AG79]/2;0))))*5+15)*0.5*([.$AK79]/1000)*[.$O79]*1+([.BG$65]/100))*([.$H79]/540)+0.03;4)" office:value-type="float" office:value="0.0327" calcext:value-type="float">
            <text:p>0.0327</text:p>
          </table:table-cell>
          <table:table-cell table:style-name="ce153" table:formula="of:=[.BB79]-[.CQ79]-[.CS79]" office:value-type="float" office:value="906" calcext:value-type="float">
            <text:p>906</text:p>
          </table:table-cell>
          <table:table-cell table:style-name="ce161" table:formula="of:=[.$AQ79]-[.CR79]-[.CT79]" office:value-type="float" office:value="2.5096" calcext:value-type="float">
            <text:p>2.5096</text:p>
          </table:table-cell>
          <table:table-cell table:style-name="ce149" table:formula="of:=ROUNDDOWN((((5)+([.$V79]-[.$Z79]-(ROUNDDOWN([.$AA79]/2;0))))*5+15)*([.$BB79]/1000)*[.$M79]*1+([.BJ$65]/100);0)" office:value-type="float" office:value="21" calcext:value-type="float">
            <text:p>21</text:p>
          </table:table-cell>
          <table:table-cell table:style-name="ce153" table:formula="of:=ROUNDDOWN(((((5)+([.$AB79]-[.$AF79]-(ROUNDDOWN([.$AG79]/2;0))))*5+15)*([.$AP79]/1000)*[.$M79]*1+([.BK$65]/100))*([.$H79]/540)+0.03;4)" office:value-type="float" office:value="0.1731" calcext:value-type="float">
            <text:p>0.1731</text:p>
          </table:table-cell>
          <table:table-cell table:style-name="ce153" table:formula="of:=ROUNDDOWN((((5)+([.$X79]-[.$Z79]-(ROUNDDOWN([.$AA79]/2;0))))*5+15)*0.5*([.$AK79]/1000)*[.$O79]*1+([.BL$65]/100);0)" office:value-type="float" office:value="0" calcext:value-type="float">
            <text:p>0</text:p>
          </table:table-cell>
          <table:table-cell table:style-name="ce153" table:formula="of:=ROUNDDOWN(((((5)+([.$AD79]-[.$AE79]-(ROUNDDOWN([.$AG79]/2;0))))*5+15)*0.5*([.$AK79]/1000)*[.$O79]*1+([.BM$65]/100))*([.$H79]/540)+0.03;4)" office:value-type="float" office:value="0.0327" calcext:value-type="float">
            <text:p>0.0327</text:p>
          </table:table-cell>
          <table:table-cell table:style-name="ce153" table:formula="of:=[.BH79]-[.CW79]-[.CY79]" office:value-type="float" office:value="871" calcext:value-type="float">
            <text:p>871</text:p>
          </table:table-cell>
          <table:table-cell table:style-name="ce161" table:formula="of:=[.$AQ79]-[.CX79]-[.CZ79]" office:value-type="float" office:value="2.5096" calcext:value-type="float">
            <text:p>2.5096</text:p>
          </table:table-cell>
          <table:table-cell table:style-name="ce149" table:formula="of:=ROUNDDOWN((((5)+([.$V79]-[.$Z79]-(ROUNDDOWN([.$AA79]/2;0))))*5+15)*([.$BB79]/1000)*[.$M79]*1+([.BP$65]/100);0)" office:value-type="float" office:value="21" calcext:value-type="float">
            <text:p>21</text:p>
          </table:table-cell>
          <table:table-cell table:style-name="ce153" table:formula="of:=ROUNDDOWN(((((5)+([.$AB79]-[.$AF79]-(ROUNDDOWN([.$AG79]/2;0))))*5+15)*([.$AP79]/1000)*[.$M79]*1+([.BQ$65]/100))*([.$H79]/540)+0.03;4)" office:value-type="float" office:value="0.1731" calcext:value-type="float">
            <text:p>0.1731</text:p>
          </table:table-cell>
          <table:table-cell table:style-name="ce153" table:formula="of:=ROUNDDOWN((((5)+([.$X79]-[.$Z79]-(ROUNDDOWN([.$AA79]/2;0))))*5+15)*0.5*([.$AK79]/1000)*[.$O79]*1+([.BR$65]/100);0)" office:value-type="float" office:value="0" calcext:value-type="float">
            <text:p>0</text:p>
          </table:table-cell>
          <table:table-cell table:style-name="ce153" table:formula="of:=ROUNDDOWN(((((5)+([.$AD79]-[.$AF79]-(ROUNDDOWN([.$AG79]/2;0))))*5+15)*0.5*([.$AK79]/1000)*[.$O79]*1+([.BS$65]/100))*([.$H79]/540)+0.03;4)" office:value-type="float" office:value="0.0327" calcext:value-type="float">
            <text:p>0.0327</text:p>
          </table:table-cell>
          <table:table-cell table:style-name="ce153" table:formula="of:=[.BN79]-[.DC79]-[.DE79]" office:value-type="float" office:value="837" calcext:value-type="float">
            <text:p>837</text:p>
          </table:table-cell>
          <table:table-cell table:style-name="ce161" table:formula="of:=[.$AQ79]-[.DD79]-[.DF79]" office:value-type="float" office:value="2.5096" calcext:value-type="float">
            <text:p>2.5096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79]-[.$S79]-(ROUNDDOWN([.$U79]/2;0))))*5+15)*([.$BX79]/1000)*[.$K79]*1+([.BY$65]/100);0)" office:value-type="float" office:value="10" calcext:value-type="float">
            <text:p>10</text:p>
          </table:table-cell>
          <table:table-cell table:style-name="ce169" table:formula="of:=ROUNDDOWN(((((5)+([.$AC79]-[.$AE79]-(ROUNDDOWN([.$AG79]/2;0))))*5+15)*([.$AK79]/1000)*[.$K79]*1+([.BZ$65]/100))*([.$H79]/540)+0.03;4)" office:value-type="float" office:value="0.0934" calcext:value-type="float">
            <text:p>0.0934</text:p>
          </table:table-cell>
          <table:table-cell table:style-name="ce169" table:formula="of:=ROUNDDOWN((((5)+([.$R79]-[.$S79]-(ROUNDDOWN([.$U79]/2;0))))*5+15)*0.5*([.$BX79]/1000)*[.$L79]*1+([.CA$65]/100);0)" office:value-type="float" office:value="10" calcext:value-type="float">
            <text:p>10</text:p>
          </table:table-cell>
          <table:table-cell table:style-name="ce169" table:formula="of:=ROUNDDOWN(((((5)+([.$AD79]-[.$AE79]-(ROUNDDOWN([.$AG79]/2;0))))*5+15)*0.5*([.$AK79]/1000)*[.$L79]*1+([.CB$65]/100))*([.$H79]/540)+0.03;4)" office:value-type="float" office:value="0.0855" calcext:value-type="float">
            <text:p>0.0855</text:p>
          </table:table-cell>
          <table:table-cell table:style-name="ce169" table:formula="of:=[.BX79]-[.AL79]-[.AN79]" office:value-type="float" office:value="968" calcext:value-type="float">
            <text:p>968</text:p>
          </table:table-cell>
          <table:table-cell table:style-name="ce174" table:formula="of:=[.$H79]-[.AM79]-[.AO79]" office:value-type="float" office:value="2.783" calcext:value-type="float">
            <text:p>2.783</text:p>
          </table:table-cell>
          <table:table-cell table:style-name="ce146" table:formula="of:=ROUNDDOWN((((5)+([.$Q79]-[.$S79]-(ROUNDDOWN([.$U79]/2;0))))*5+15)*([.$CC79]/1000)*[.$K79]*1+([.CE$65]/100);0)" office:value-type="float" office:value="9" calcext:value-type="float">
            <text:p>9</text:p>
          </table:table-cell>
          <table:table-cell table:style-name="ce169" table:formula="of:=ROUNDDOWN(((((5)+([.$AC79]-[.$AE79]-(ROUNDDOWN([.$AG79]/2;0))))*5+15)*([.$AK79]/1000)*[.$K79]*1+([.CF$65]/100))*([.$H79]/540)+0.03;4)" office:value-type="float" office:value="0.0934" calcext:value-type="float">
            <text:p>0.0934</text:p>
          </table:table-cell>
          <table:table-cell table:style-name="ce169" table:formula="of:=ROUNDDOWN((((5)+([.$R79]-[.$S79]-(ROUNDDOWN([.$U79]/2;0))))*5+15)*0.5*([.$BX79]/1000)*[.$L79]*1+([.CG$65]/100);0)" office:value-type="float" office:value="10" calcext:value-type="float">
            <text:p>10</text:p>
          </table:table-cell>
          <table:table-cell table:style-name="ce169" table:formula="of:=ROUNDDOWN(((((5)+([.$AD79]-[.$AE79]-(ROUNDDOWN([.$AG79]/2;0))))*5+15)*0.5*([.$AK79]/1000)*[.$L79]*1+([.CH$65]/100))*([.$H79]/540)+0.03;4)" office:value-type="float" office:value="0.0855" calcext:value-type="float">
            <text:p>0.0855</text:p>
          </table:table-cell>
          <table:table-cell table:style-name="ce169" table:formula="of:=[.CC79]-[.AR79]-[.AT79]" office:value-type="float" office:value="936" calcext:value-type="float">
            <text:p>936</text:p>
          </table:table-cell>
          <table:table-cell table:style-name="ce174" table:formula="of:=[.$H79]-[.AS79]-[.AU79]" office:value-type="float" office:value="2.8843" calcext:value-type="float">
            <text:p>2.8843</text:p>
          </table:table-cell>
          <table:table-cell table:style-name="ce146" table:formula="of:=ROUNDDOWN((((5)+([.$Q79]-[.$S79]-(ROUNDDOWN([.$U79]/2;0))))*5+15)*([.$CI79]/1000)*[.$K79]*1+([.CK$65]/100);0)" office:value-type="float" office:value="9" calcext:value-type="float">
            <text:p>9</text:p>
          </table:table-cell>
          <table:table-cell table:style-name="ce169" table:formula="of:=ROUNDDOWN(((((5)+([.$AC79]-[.$AE79]-(ROUNDDOWN([.$AG79]/2;0))))*5+15)*([.$AK79]/1000)*[.$K79]*1+([.CL$65]/100))*([.$H79]/540)+0.03;4)" office:value-type="float" office:value="0.0934" calcext:value-type="float">
            <text:p>0.0934</text:p>
          </table:table-cell>
          <table:table-cell table:style-name="ce169" table:formula="of:=ROUNDDOWN((((5)+([.$R79]-[.$S79]-(ROUNDDOWN([.$U79]/2;0))))*5+15)*0.5*([.$BX79]/1000)*[.$L79]*1+([.CM$65]/100);0)" office:value-type="float" office:value="10" calcext:value-type="float">
            <text:p>10</text:p>
          </table:table-cell>
          <table:table-cell table:style-name="ce169" table:formula="of:=ROUNDDOWN(((((5)+([.$AD79]-[.$AE79]-(ROUNDDOWN([.$AG79]/2;0))))*5+15)*0.5*([.$AK79]/1000)*[.$L79]*1+([.CN$65]/100))*([.$H79]/540)+0.03;4)" office:value-type="float" office:value="0.0855" calcext:value-type="float">
            <text:p>0.0855</text:p>
          </table:table-cell>
          <table:table-cell table:style-name="ce169" table:formula="of:=[.CI79]-[.AX79]-[.AZ79]" office:value-type="float" office:value="904" calcext:value-type="float">
            <text:p>904</text:p>
          </table:table-cell>
          <table:table-cell table:style-name="ce174" table:formula="of:=[.$H79]-[.AY79]-[.BA79]" office:value-type="float" office:value="2.785" calcext:value-type="float">
            <text:p>2.785</text:p>
          </table:table-cell>
          <table:table-cell table:style-name="ce149" table:formula="of:=ROUNDDOWN((((5)+([.$W79]-[.$Y79]-(ROUNDDOWN([.$AA79]/2;0))))*5+15)*([.$CO79]/1000)*[.$N79]*1+([.CQ$65]/100);0)" office:value-type="float" office:value="36" calcext:value-type="float">
            <text:p>36</text:p>
          </table:table-cell>
          <table:table-cell table:style-name="ce153" table:formula="of:=ROUNDDOWN(((((5)+([.$AC79]-[.$AE79]-(ROUNDDOWN([.$AG79]/2;0))))*5+15)*([.$AP79]/1000)*[.$N79]*1+([.CR$65]/100))*([.$H79]/540)+0.03;4)" office:value-type="float" office:value="0.2788" calcext:value-type="float">
            <text:p>0.2788</text:p>
          </table:table-cell>
          <table:table-cell table:style-name="ce153" table:formula="of:=ROUNDDOWN((((5)+([.$X79]-[.$Y79]-(ROUNDDOWN([.$AA79]/2;0))))*5+15)*0.5*([.$AK79]/1000)*[.$O79]*1+([.CS$65]/100);0)" office:value-type="float" office:value="0" calcext:value-type="float">
            <text:p>0</text:p>
          </table:table-cell>
          <table:table-cell table:style-name="ce153" table:formula="of:=ROUNDDOWN(((((5)+([.$AD79]-[.$AE79]-(ROUNDDOWN([.$AG79]/2;0))))*5+15)*0.5*([.$AK79]/1000)*[.$O79]*1+([.CT$65]/100))*([.$H79]/540)+0.03;4)" office:value-type="float" office:value="0.0327" calcext:value-type="float">
            <text:p>0.0327</text:p>
          </table:table-cell>
          <table:table-cell table:style-name="ce153" table:formula="of:=[.CO79]-[.BD79]-[.BF79]" office:value-type="float" office:value="883" calcext:value-type="float">
            <text:p>883</text:p>
          </table:table-cell>
          <table:table-cell table:style-name="ce161" table:formula="of:=[.$AQ79]-[.BE79]-[.BG79]" office:value-type="float" office:value="2.6153" calcext:value-type="float">
            <text:p>2.6153</text:p>
          </table:table-cell>
          <table:table-cell table:style-name="ce149" table:formula="of:=ROUNDDOWN((((5)+([.$W79]-[.$Y79]-(ROUNDDOWN([.$AA79]/2;0))))*5+15)*([.$CU79]/1000)*[.$N79]*1+([.CW$65]/100);0)" office:value-type="float" office:value="35" calcext:value-type="float">
            <text:p>35</text:p>
          </table:table-cell>
          <table:table-cell table:style-name="ce153" table:formula="of:=ROUNDDOWN(((((5)+([.$AC79]-[.$AE79]-(ROUNDDOWN([.$AG79]/2;0))))*5+15)*([.$AP79]/1000)*[.$N79]*1+([.CX$65]/100))*([.$H79]/540)+0.03;4)" office:value-type="float" office:value="0.2788" calcext:value-type="float">
            <text:p>0.2788</text:p>
          </table:table-cell>
          <table:table-cell table:style-name="ce153" table:formula="of:=ROUNDDOWN((((5)+([.$X79]-[.$Y79]-(ROUNDDOWN([.$AA79]/2;0))))*5+15)*0.5*([.$AK79]/1000)*[.$O79]*1+([.CY$65]/100);0)" office:value-type="float" office:value="0" calcext:value-type="float">
            <text:p>0</text:p>
          </table:table-cell>
          <table:table-cell table:style-name="ce153" table:formula="of:=ROUNDDOWN(((((5)+([.$AD79]-[.$AE79]-(ROUNDDOWN([.$AG79]/2;0))))*5+15)*0.5*([.$AK79]/1000)*[.$O79]*1+([.CZ$65]/100))*([.$H79]/540)+0.03;4)" office:value-type="float" office:value="0.0327" calcext:value-type="float">
            <text:p>0.0327</text:p>
          </table:table-cell>
          <table:table-cell table:style-name="ce153" table:formula="of:=[.CU79]-[.BJ79]-[.BL79]" office:value-type="float" office:value="862" calcext:value-type="float">
            <text:p>862</text:p>
          </table:table-cell>
          <table:table-cell table:style-name="ce161" table:formula="of:=[.$AQ79]-[.BK79]-[.BM79]" office:value-type="float" office:value="2.6153" calcext:value-type="float">
            <text:p>2.6153</text:p>
          </table:table-cell>
          <table:table-cell table:style-name="ce149" table:formula="of:=ROUNDDOWN((((5)+([.$W79]-[.$Y79]-(ROUNDDOWN([.$AA79]/2;0))))*5+15)*([.$DA79]/1000)*[.$N79]*1+([.DC$65]/100);0)" office:value-type="float" office:value="34" calcext:value-type="float">
            <text:p>34</text:p>
          </table:table-cell>
          <table:table-cell table:style-name="ce153" table:formula="of:=ROUNDDOWN(((((5)+([.$AC79]-[.$AE79]-(ROUNDDOWN([.$AG79]/2;0))))*5+15)*([.$AP79]/1000)*[.$N79]*1+([.DD$65]/100))*([.$H79]/540)+0.03;4)" office:value-type="float" office:value="0.2788" calcext:value-type="float">
            <text:p>0.2788</text:p>
          </table:table-cell>
          <table:table-cell table:style-name="ce153" table:formula="of:=ROUNDDOWN((((5)+([.$X79]-[.$Y79]-(ROUNDDOWN([.$AA79]/2;0))))*5+15)*0.5*([.$AK79]/1000)*[.$O79]*1+([.DE$65]/100);0)" office:value-type="float" office:value="0" calcext:value-type="float">
            <text:p>0</text:p>
          </table:table-cell>
          <table:table-cell table:style-name="ce153" table:formula="of:=ROUNDDOWN(((((5)+([.$AD79]-[.$AE79]-(ROUNDDOWN([.$AG79]/2;0))))*5+15)*0.5*([.$AK79]/1000)*[.$O79]*1+([.DF$65]/100))*([.$H79]/540)+0.03;4)" office:value-type="float" office:value="0.0327" calcext:value-type="float">
            <text:p>0.0327</text:p>
          </table:table-cell>
          <table:table-cell table:style-name="ce153" table:formula="of:=[.DA79]-[.BP79]-[.BR79]" office:value-type="float" office:value="841" calcext:value-type="float">
            <text:p>841</text:p>
          </table:table-cell>
          <table:table-cell table:style-name="ce161" table:formula="of:=[.$AQ79]-[.BQ79]-[.BS79]" office:value-type="float" office:value="2.6153" calcext:value-type="float">
            <text:p>2.6153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119" table:formula="of:=[.AL79]+[.AR79]+[.AX79]+[.BD79]+[.BJ79]+[.BP79]" office:value-type="float" office:value="123" calcext:value-type="float">
            <text:p>123</text:p>
          </table:table-cell>
          <table:table-cell table:style-name="ce120" table:formula="of:=[.AM79]+[.AS79]+[.AY79]+[.BE79]+[.BK79]+[.BQ79]" office:value-type="float" office:value="0.8105" calcext:value-type="float">
            <text:p>0.8105</text:p>
          </table:table-cell>
          <table:table-cell table:style-name="ce119" table:formula="of:=[.BY79]+[.CE79]+[.CK79]+[.CQ79]+[.CW79]+[.DC79]" office:value-type="float" office:value="133" calcext:value-type="float">
            <text:p>133</text:p>
          </table:table-cell>
          <table:table-cell table:style-name="ce120" table:formula="of:=[.BZ79]+[.CF79]+[.CL79]+[.CR79]+[.CX79]+[.DD79]" office:value-type="float" office:value="1.1166" calcext:value-type="float">
            <text:p>1.1166</text:p>
          </table:table-cell>
          <table:table-cell table:style-name="ce119" table:formula="of:=[.AN79]+[.AT79]+[.AZ79]+[.BF79]+[.BL79]+[.BR79]" office:value-type="float" office:value="36" calcext:value-type="float">
            <text:p>36</text:p>
          </table:table-cell>
          <table:table-cell table:style-name="ce120" table:formula="of:=[.AO79]+[.AU79]+[.BA79]+[.BG79]+[.BM79]+[.BS79]" office:value-type="float" office:value="0.3546" calcext:value-type="float">
            <text:p>0.3546</text:p>
          </table:table-cell>
          <table:table-cell table:style-name="ce119" table:formula="of:=[.CA79]+[.CG79]+[.CM79]+[.CS79]+[.CY79]+[.DE79]" office:value-type="float" office:value="30" calcext:value-type="float">
            <text:p>30</text:p>
          </table:table-cell>
          <table:table-cell table:style-name="ce120" table:formula="of:=[.CB79]+[.CH79]+[.CN79]+[.CT79]+[.CZ79]+[.DF79]" office:value-type="float" office:value="0.3546" calcext:value-type="float">
            <text:p>0.3546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119" table:formula="of:=[.DK79]-[.DQ79]" office:value-type="float" office:value="93" calcext:value-type="float">
            <text:p>93</text:p>
          </table:table-cell>
          <table:table-cell table:style-name="ce120" table:formula="of:=[.DL79]-[.DR79]" office:value-type="float" office:value="0.4559" calcext:value-type="float">
            <text:p>0.4559</text:p>
          </table:table-cell>
          <table:table-cell table:style-name="ce119" table:formula="of:=[.DM79]-[.DO79]" office:value-type="float" office:value="97" calcext:value-type="float">
            <text:p>97</text:p>
          </table:table-cell>
          <table:table-cell table:style-name="ce120" table:formula="of:=[.DN79]-[.DP79]" office:value-type="float" office:value="0.762" calcext:value-type="float">
            <text:p>0.762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0.8" calcext:value-type="float">
            <text:p>0.8</text:p>
          </table:table-cell>
          <table:table-cell table:style-name="ce30" office:value-type="float" office:value="0.5" calcext:value-type="float">
            <text:p>0.5</text:p>
          </table:table-cell>
          <table:table-cell table:style-name="ce36" office:value-type="float" office:value="1.4" calcext:value-type="float">
            <text:p>1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2" calcext:value-type="float">
            <text:p>2</text:p>
          </table:table-cell>
          <table:table-cell table:style-name="ce36" office:value-type="float" office:value="0.15" calcext:value-type="float">
            <text:p>0.15</text:p>
          </table:table-cell>
          <table:table-cell table:style-name="ce51" office:value-type="float" office:value="3" calcext:value-type="float">
            <text:p>3</text:p>
          </table:table-cell>
          <table:table-cell table:style-name="ce55" office:value-type="float" office:value="1.75" calcext:value-type="float">
            <text:p>1.75</text:p>
          </table:table-cell>
          <table:table-cell table:style-name="ce57" table:formula="of:=[.B80]/[.$I80]" office:value-type="float" office:value="0.457142857142857" calcext:value-type="float">
            <text:p>0.457142857142857</text:p>
          </table:table-cell>
          <table:table-cell table:style-name="ce58" table:formula="of:=[.C80]/[.$I80]" office:value-type="float" office:value="0.285714285714286" calcext:value-type="float">
            <text:p>0.285714285714286</text:p>
          </table:table-cell>
          <table:table-cell table:style-name="ce59" table:formula="of:=[.D80]/[.$I80]" office:value-type="float" office:value="0.8" calcext:value-type="float">
            <text:p>0.8</text:p>
          </table:table-cell>
          <table:table-cell table:style-name="ce57" table:formula="of:=[.E80]/[.$I80]" office:value-type="float" office:value="0.657142857142857" calcext:value-type="float">
            <text:p>0.657142857142857</text:p>
          </table:table-cell>
          <table:table-cell table:style-name="ce58" table:formula="of:=[.F80]/[.$I80]" office:value-type="float" office:value="1.14285714285714" calcext:value-type="float">
            <text:p>1.14285714285714</text:p>
          </table:table-cell>
          <table:table-cell table:style-name="ce59" table:formula="of:=[.G80]/[.$I80]" office:value-type="float" office:value="0.0857142857142857" calcext:value-type="float">
            <text:p>0.0857142857142857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80]-[.$T80]-(ROUNDDOWN([.$U80]/2;0))))*5+15)*([.$AK80]/1000)*[.$J80]*1+([.AL$65]/100);0)" office:value-type="float" office:value="20" calcext:value-type="float">
            <text:p>20</text:p>
          </table:table-cell>
          <table:table-cell table:style-name="ce170" table:formula="of:=ROUNDDOWN(((((5)+([.$AB80]-[.$AF80]-(ROUNDDOWN([.$AG80]/2;0))))*5+15)*([.$AK80]/1000)*[.$J80]*1+([.AM$65]/100))*([.$H80]/540)+0.03;4)" office:value-type="float" office:value="0.1315" calcext:value-type="float">
            <text:p>0.1315</text:p>
          </table:table-cell>
          <table:table-cell table:style-name="ce170" table:formula="of:=ROUNDDOWN((((5)+([.$R80]-[.$T80]-(ROUNDDOWN([.$U80]/2;0))))*5+15)*([.$AK80]/1000)*[.$L80]*0.5*1+([.AN$65]/100);0)" office:value-type="float" office:value="20" calcext:value-type="float">
            <text:p>20</text:p>
          </table:table-cell>
          <table:table-cell table:style-name="ce170" table:formula="of:=ROUNDDOWN(((((5)+([.$AD80]-[.$AF80]-(ROUNDDOWN([.$AG80]/2;0))))*5+15)*([.$AK80]/1000)*[.$L80]*0.5*1+([.AO$65]/100))*([.$H80]/540)+0.03;4)" office:value-type="float" office:value="0.1188" calcext:value-type="float">
            <text:p>0.1188</text:p>
          </table:table-cell>
          <table:table-cell table:style-name="ce170" table:formula="of:=[.AK80]-[.BY80]-[.CA80]" office:value-type="float" office:value="974" calcext:value-type="float">
            <text:p>974</text:p>
          </table:table-cell>
          <table:table-cell table:style-name="ce175" table:formula="of:=[.$H80]-[.BZ80]-[.CB80]" office:value-type="float" office:value="2.7878" calcext:value-type="float">
            <text:p>2.7878</text:p>
          </table:table-cell>
          <table:table-cell table:style-name="ce158" table:formula="of:=ROUNDDOWN((((5)+([.$P80]-[.$T80]-(ROUNDDOWN([.$U80]/2;0))))*5+15)*([.$AP80]/1000)*[.$J80]*1+([.AR$65]/100);0)" office:value-type="float" office:value="20" calcext:value-type="float">
            <text:p>20</text:p>
          </table:table-cell>
          <table:table-cell table:style-name="ce170" table:formula="of:=ROUNDDOWN(((((5)+([.$AB80]-[.$AF80]-(ROUNDDOWN([.$AG80]/2;0))))*5+15)*([.$AQ80]/1000)*[.$J80]*1+([.AS$65]/100))*([.$H80]/540)+0.03;4)" office:value-type="float" office:value="0.0302" calcext:value-type="float">
            <text:p>0.0302</text:p>
          </table:table-cell>
          <table:table-cell table:style-name="ce170" table:formula="of:=ROUNDDOWN((((5)+([.$R80]-[.$T80]-(ROUNDDOWN([.$U80]/2;0))))*5+15)*([.$AK80]/1000)*[.$L80]*0.5*1+([.AT$65]/100);0)" office:value-type="float" office:value="20" calcext:value-type="float">
            <text:p>20</text:p>
          </table:table-cell>
          <table:table-cell table:style-name="ce170" table:formula="of:=ROUNDDOWN(((((5)+([.$AD80]-[.$AF80]-(ROUNDDOWN([.$AG80]/2;0))))*5+15)*0.5*([.$AK80]/1000)*[.$L80]*1+([.AU$65]/100))*([.$H80]/540)+0.03;4)" office:value-type="float" office:value="0.1188" calcext:value-type="float">
            <text:p>0.1188</text:p>
          </table:table-cell>
          <table:table-cell table:style-name="ce170" table:formula="of:=[.AP80]-[.CE80]-[.CG80]" office:value-type="float" office:value="949" calcext:value-type="float">
            <text:p>949</text:p>
          </table:table-cell>
          <table:table-cell table:style-name="ce175" table:formula="of:=[.$AQ80]-[.CF80]-[.CH80]" office:value-type="float" office:value="2.5756" calcext:value-type="float">
            <text:p>2.5756</text:p>
          </table:table-cell>
          <table:table-cell table:style-name="ce158" table:formula="of:=ROUNDDOWN((((5)+([.$P80]-[.$T80]-(ROUNDDOWN([.$U80]/2;0))))*5+15)*([.$AP80]/1000)*[.$J80]*1+([.AX$65]/100);0)" office:value-type="float" office:value="20" calcext:value-type="float">
            <text:p>20</text:p>
          </table:table-cell>
          <table:table-cell table:style-name="ce170" table:formula="of:=ROUNDDOWN(((((5)+([.$AB80]-[.$AF80]-(ROUNDDOWN([.$AG80]/2;0))))*5+15)*([.$AP80]/1000)*[.$J80]*1+([.AY$65]/100))*([.$H80]/540)+0.03;4)" office:value-type="float" office:value="0.1289" calcext:value-type="float">
            <text:p>0.1289</text:p>
          </table:table-cell>
          <table:table-cell table:style-name="ce170" table:formula="of:=ROUNDDOWN((((5)+([.$R80]-[.$T80]-(ROUNDDOWN([.$U80]/2;0))))*5+15)*([.$AK80]/1000)*[.$L80]*0.5*1+([.AZ$65]/100);0)" office:value-type="float" office:value="20" calcext:value-type="float">
            <text:p>20</text:p>
          </table:table-cell>
          <table:table-cell table:style-name="ce170" table:formula="of:=ROUNDDOWN(((((5)+([.$AD80]-[.$AF80]-(ROUNDDOWN([.$AG80]/2;0))))*5+15)*0.5*([.$AK80]/1000)*[.$L80]*1+([.BA$65]/100))*([.$H80]/540)+0.03;4)" office:value-type="float" office:value="0.1188" calcext:value-type="float">
            <text:p>0.1188</text:p>
          </table:table-cell>
          <table:table-cell table:style-name="ce170" table:formula="of:=[.AV80]-[.CK80]-[.CM80]" office:value-type="float" office:value="924" calcext:value-type="float">
            <text:p>924</text:p>
          </table:table-cell>
          <table:table-cell table:style-name="ce175" table:formula="of:=[.$AQ80]-[.CL80]-[.CN80]" office:value-type="float" office:value="2.5756" calcext:value-type="float">
            <text:p>2.5756</text:p>
          </table:table-cell>
          <table:table-cell table:style-name="ce149" table:formula="of:=ROUNDDOWN((((5)+([.$V80]-[.$Z80]-(ROUNDDOWN([.$AA80]/2;0))))*5+15)*([.$BB80]/1000)*[.$M80]*1+([.BD$65]/100);0)" office:value-type="float" office:value="24" calcext:value-type="float">
            <text:p>24</text:p>
          </table:table-cell>
          <table:table-cell table:style-name="ce153" table:formula="of:=ROUNDDOWN(((((5)+([.$AB80]-[.$AF80]-(ROUNDDOWN([.$AG80]/2;0))))*5+15)*([.$AP80]/1000)*[.$M80]*1+([.BE$65]/100))*([.$H80]/540)+0.03;4)" office:value-type="float" office:value="0.1722" calcext:value-type="float">
            <text:p>0.1722</text:p>
          </table:table-cell>
          <table:table-cell table:style-name="ce153" table:formula="of:=ROUNDDOWN((((5)+([.$X80]-[.$Y80]-(ROUNDDOWN([.$AA80]/2;0))))*5+15)*0.5*([.$AK80]/1000)*[.$O80]*1+([.BF$65]/100);0)" office:value-type="float" office:value="1" calcext:value-type="float">
            <text:p>1</text:p>
          </table:table-cell>
          <table:table-cell table:style-name="ce153" table:formula="of:=ROUNDDOWN(((((5)+([.$AD80]-[.$AF80]-(ROUNDDOWN([.$AG80]/2;0))))*5+15)*0.5*([.$AK80]/1000)*[.$O80]*1+([.BG$65]/100))*([.$H80]/540)+0.03;4)" office:value-type="float" office:value="0.0395" calcext:value-type="float">
            <text:p>0.0395</text:p>
          </table:table-cell>
          <table:table-cell table:style-name="ce153" table:formula="of:=[.BB80]-[.CQ80]-[.CS80]" office:value-type="float" office:value="883" calcext:value-type="float">
            <text:p>883</text:p>
          </table:table-cell>
          <table:table-cell table:style-name="ce161" table:formula="of:=[.$AQ80]-[.CR80]-[.CT80]" office:value-type="float" office:value="2.471" calcext:value-type="float">
            <text:p>2.471</text:p>
          </table:table-cell>
          <table:table-cell table:style-name="ce149" table:formula="of:=ROUNDDOWN((((5)+([.$V80]-[.$Z80]-(ROUNDDOWN([.$AA80]/2;0))))*5+15)*([.$BB80]/1000)*[.$M80]*1+([.BJ$65]/100);0)" office:value-type="float" office:value="24" calcext:value-type="float">
            <text:p>24</text:p>
          </table:table-cell>
          <table:table-cell table:style-name="ce153" table:formula="of:=ROUNDDOWN(((((5)+([.$AB80]-[.$AF80]-(ROUNDDOWN([.$AG80]/2;0))))*5+15)*([.$AP80]/1000)*[.$M80]*1+([.BK$65]/100))*([.$H80]/540)+0.03;4)" office:value-type="float" office:value="0.1722" calcext:value-type="float">
            <text:p>0.1722</text:p>
          </table:table-cell>
          <table:table-cell table:style-name="ce153" table:formula="of:=ROUNDDOWN((((5)+([.$X80]-[.$Z80]-(ROUNDDOWN([.$AA80]/2;0))))*5+15)*0.5*([.$AK80]/1000)*[.$O80]*1+([.BL$65]/100);0)" office:value-type="float" office:value="1" calcext:value-type="float">
            <text:p>1</text:p>
          </table:table-cell>
          <table:table-cell table:style-name="ce153" table:formula="of:=ROUNDDOWN(((((5)+([.$AD80]-[.$AE80]-(ROUNDDOWN([.$AG80]/2;0))))*5+15)*0.5*([.$AK80]/1000)*[.$O80]*1+([.BM$65]/100))*([.$H80]/540)+0.03;4)" office:value-type="float" office:value="0.0395" calcext:value-type="float">
            <text:p>0.0395</text:p>
          </table:table-cell>
          <table:table-cell table:style-name="ce153" table:formula="of:=[.BH80]-[.CW80]-[.CY80]" office:value-type="float" office:value="843" calcext:value-type="float">
            <text:p>843</text:p>
          </table:table-cell>
          <table:table-cell table:style-name="ce161" table:formula="of:=[.$AQ80]-[.CX80]-[.CZ80]" office:value-type="float" office:value="2.471" calcext:value-type="float">
            <text:p>2.471</text:p>
          </table:table-cell>
          <table:table-cell table:style-name="ce149" table:formula="of:=ROUNDDOWN((((5)+([.$V80]-[.$Z80]-(ROUNDDOWN([.$AA80]/2;0))))*5+15)*([.$BB80]/1000)*[.$M80]*1+([.BP$65]/100);0)" office:value-type="float" office:value="24" calcext:value-type="float">
            <text:p>24</text:p>
          </table:table-cell>
          <table:table-cell table:style-name="ce153" table:formula="of:=ROUNDDOWN(((((5)+([.$AB80]-[.$AF80]-(ROUNDDOWN([.$AG80]/2;0))))*5+15)*([.$AP80]/1000)*[.$M80]*1+([.BQ$65]/100))*([.$H80]/540)+0.03;4)" office:value-type="float" office:value="0.1722" calcext:value-type="float">
            <text:p>0.1722</text:p>
          </table:table-cell>
          <table:table-cell table:style-name="ce153" table:formula="of:=ROUNDDOWN((((5)+([.$X80]-[.$Z80]-(ROUNDDOWN([.$AA80]/2;0))))*5+15)*0.5*([.$AK80]/1000)*[.$O80]*1+([.BR$65]/100);0)" office:value-type="float" office:value="1" calcext:value-type="float">
            <text:p>1</text:p>
          </table:table-cell>
          <table:table-cell table:style-name="ce153" table:formula="of:=ROUNDDOWN(((((5)+([.$AD80]-[.$AF80]-(ROUNDDOWN([.$AG80]/2;0))))*5+15)*0.5*([.$AK80]/1000)*[.$O80]*1+([.BS$65]/100))*([.$H80]/540)+0.03;4)" office:value-type="float" office:value="0.0395" calcext:value-type="float">
            <text:p>0.0395</text:p>
          </table:table-cell>
          <table:table-cell table:style-name="ce153" table:formula="of:=[.BN80]-[.DC80]-[.DE80]" office:value-type="float" office:value="804" calcext:value-type="float">
            <text:p>804</text:p>
          </table:table-cell>
          <table:table-cell table:style-name="ce161" table:formula="of:=[.$AQ80]-[.DD80]-[.DF80]" office:value-type="float" office:value="2.471" calcext:value-type="float">
            <text:p>2.47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80]-[.$S80]-(ROUNDDOWN([.$U80]/2;0))))*5+15)*([.$BX80]/1000)*[.$K80]*1+([.BY$65]/100);0)" office:value-type="float" office:value="10" calcext:value-type="float">
            <text:p>10</text:p>
          </table:table-cell>
          <table:table-cell table:style-name="ce170" table:formula="of:=ROUNDDOWN(((((5)+([.$AC80]-[.$AE80]-(ROUNDDOWN([.$AG80]/2;0))))*5+15)*([.$AK80]/1000)*[.$K80]*1+([.BZ$65]/100))*([.$H80]/540)+0.03;4)" office:value-type="float" office:value="0.0934" calcext:value-type="float">
            <text:p>0.0934</text:p>
          </table:table-cell>
          <table:table-cell table:style-name="ce170" table:formula="of:=ROUNDDOWN((((5)+([.$R80]-[.$S80]-(ROUNDDOWN([.$U80]/2;0))))*5+15)*0.5*([.$BX80]/1000)*[.$L80]*1+([.CA$65]/100);0)" office:value-type="float" office:value="16" calcext:value-type="float">
            <text:p>16</text:p>
          </table:table-cell>
          <table:table-cell table:style-name="ce170" table:formula="of:=ROUNDDOWN(((((5)+([.$AD80]-[.$AE80]-(ROUNDDOWN([.$AG80]/2;0))))*5+15)*0.5*([.$AK80]/1000)*[.$L80]*1+([.CB$65]/100))*([.$H80]/540)+0.03;4)" office:value-type="float" office:value="0.1188" calcext:value-type="float">
            <text:p>0.1188</text:p>
          </table:table-cell>
          <table:table-cell table:style-name="ce170" table:formula="of:=[.BX80]-[.AL80]-[.AN80]" office:value-type="float" office:value="960" calcext:value-type="float">
            <text:p>960</text:p>
          </table:table-cell>
          <table:table-cell table:style-name="ce175" table:formula="of:=[.$H80]-[.AM80]-[.AO80]" office:value-type="float" office:value="2.7497" calcext:value-type="float">
            <text:p>2.7497</text:p>
          </table:table-cell>
          <table:table-cell table:style-name="ce158" table:formula="of:=ROUNDDOWN((((5)+([.$Q80]-[.$S80]-(ROUNDDOWN([.$U80]/2;0))))*5+15)*([.$CC80]/1000)*[.$K80]*1+([.CE$65]/100);0)" office:value-type="float" office:value="9" calcext:value-type="float">
            <text:p>9</text:p>
          </table:table-cell>
          <table:table-cell table:style-name="ce170" table:formula="of:=ROUNDDOWN(((((5)+([.$AC80]-[.$AE80]-(ROUNDDOWN([.$AG80]/2;0))))*5+15)*([.$AK80]/1000)*[.$K80]*1+([.CF$65]/100))*([.$H80]/540)+0.03;4)" office:value-type="float" office:value="0.0934" calcext:value-type="float">
            <text:p>0.0934</text:p>
          </table:table-cell>
          <table:table-cell table:style-name="ce170" table:formula="of:=ROUNDDOWN((((5)+([.$R80]-[.$S80]-(ROUNDDOWN([.$U80]/2;0))))*5+15)*0.5*([.$BX80]/1000)*[.$L80]*1+([.CG$65]/100);0)" office:value-type="float" office:value="16" calcext:value-type="float">
            <text:p>16</text:p>
          </table:table-cell>
          <table:table-cell table:style-name="ce170" table:formula="of:=ROUNDDOWN(((((5)+([.$AD80]-[.$AE80]-(ROUNDDOWN([.$AG80]/2;0))))*5+15)*0.5*([.$AK80]/1000)*[.$L80]*1+([.CH$65]/100))*([.$H80]/540)+0.03;4)" office:value-type="float" office:value="0.1188" calcext:value-type="float">
            <text:p>0.1188</text:p>
          </table:table-cell>
          <table:table-cell table:style-name="ce170" table:formula="of:=[.CC80]-[.AR80]-[.AT80]" office:value-type="float" office:value="920" calcext:value-type="float">
            <text:p>920</text:p>
          </table:table-cell>
          <table:table-cell table:style-name="ce175" table:formula="of:=[.$H80]-[.AS80]-[.AU80]" office:value-type="float" office:value="2.851" calcext:value-type="float">
            <text:p>2.851</text:p>
          </table:table-cell>
          <table:table-cell table:style-name="ce158" table:formula="of:=ROUNDDOWN((((5)+([.$Q80]-[.$S80]-(ROUNDDOWN([.$U80]/2;0))))*5+15)*([.$CI80]/1000)*[.$K80]*1+([.CK$65]/100);0)" office:value-type="float" office:value="9" calcext:value-type="float">
            <text:p>9</text:p>
          </table:table-cell>
          <table:table-cell table:style-name="ce170" table:formula="of:=ROUNDDOWN(((((5)+([.$AC80]-[.$AE80]-(ROUNDDOWN([.$AG80]/2;0))))*5+15)*([.$AK80]/1000)*[.$K80]*1+([.CL$65]/100))*([.$H80]/540)+0.03;4)" office:value-type="float" office:value="0.0934" calcext:value-type="float">
            <text:p>0.0934</text:p>
          </table:table-cell>
          <table:table-cell table:style-name="ce170" table:formula="of:=ROUNDDOWN((((5)+([.$R80]-[.$S80]-(ROUNDDOWN([.$U80]/2;0))))*5+15)*0.5*([.$BX80]/1000)*[.$L80]*1+([.CM$65]/100);0)" office:value-type="float" office:value="16" calcext:value-type="float">
            <text:p>16</text:p>
          </table:table-cell>
          <table:table-cell table:style-name="ce170" table:formula="of:=ROUNDDOWN(((((5)+([.$AD80]-[.$AE80]-(ROUNDDOWN([.$AG80]/2;0))))*5+15)*0.5*([.$AK80]/1000)*[.$L80]*1+([.CN$65]/100))*([.$H80]/540)+0.03;4)" office:value-type="float" office:value="0.1188" calcext:value-type="float">
            <text:p>0.1188</text:p>
          </table:table-cell>
          <table:table-cell table:style-name="ce170" table:formula="of:=[.CI80]-[.AX80]-[.AZ80]" office:value-type="float" office:value="880" calcext:value-type="float">
            <text:p>880</text:p>
          </table:table-cell>
          <table:table-cell table:style-name="ce175" table:formula="of:=[.$H80]-[.AY80]-[.BA80]" office:value-type="float" office:value="2.7523" calcext:value-type="float">
            <text:p>2.7523</text:p>
          </table:table-cell>
          <table:table-cell table:style-name="ce149" table:formula="of:=ROUNDDOWN((((5)+([.$W80]-[.$Y80]-(ROUNDDOWN([.$AA80]/2;0))))*5+15)*([.$CO80]/1000)*[.$N80]*1+([.CQ$65]/100);0)" office:value-type="float" office:value="40" calcext:value-type="float">
            <text:p>40</text:p>
          </table:table-cell>
          <table:table-cell table:style-name="ce153" table:formula="of:=ROUNDDOWN(((((5)+([.$AC80]-[.$AE80]-(ROUNDDOWN([.$AG80]/2;0))))*5+15)*([.$AP80]/1000)*[.$N80]*1+([.CR$65]/100))*([.$H80]/540)+0.03;4)" office:value-type="float" office:value="0.2773" calcext:value-type="float">
            <text:p>0.2773</text:p>
          </table:table-cell>
          <table:table-cell table:style-name="ce153" table:formula="of:=ROUNDDOWN((((5)+([.$X80]-[.$Y80]-(ROUNDDOWN([.$AA80]/2;0))))*5+15)*0.5*([.$AK80]/1000)*[.$O80]*1+([.CS$65]/100);0)" office:value-type="float" office:value="1" calcext:value-type="float">
            <text:p>1</text:p>
          </table:table-cell>
          <table:table-cell table:style-name="ce153" table:formula="of:=ROUNDDOWN(((((5)+([.$AD80]-[.$AE80]-(ROUNDDOWN([.$AG80]/2;0))))*5+15)*0.5*([.$AK80]/1000)*[.$O80]*1+([.CT$65]/100))*([.$H80]/540)+0.03;4)" office:value-type="float" office:value="0.0395" calcext:value-type="float">
            <text:p>0.0395</text:p>
          </table:table-cell>
          <table:table-cell table:style-name="ce153" table:formula="of:=[.CO80]-[.BD80]-[.BF80]" office:value-type="float" office:value="855" calcext:value-type="float">
            <text:p>855</text:p>
          </table:table-cell>
          <table:table-cell table:style-name="ce161" table:formula="of:=[.$AQ80]-[.BE80]-[.BG80]" office:value-type="float" office:value="2.5761" calcext:value-type="float">
            <text:p>2.5761</text:p>
          </table:table-cell>
          <table:table-cell table:style-name="ce149" table:formula="of:=ROUNDDOWN((((5)+([.$W80]-[.$Y80]-(ROUNDDOWN([.$AA80]/2;0))))*5+15)*([.$CU80]/1000)*[.$N80]*1+([.CW$65]/100);0)" office:value-type="float" office:value="39" calcext:value-type="float">
            <text:p>39</text:p>
          </table:table-cell>
          <table:table-cell table:style-name="ce153" table:formula="of:=ROUNDDOWN(((((5)+([.$AC80]-[.$AE80]-(ROUNDDOWN([.$AG80]/2;0))))*5+15)*([.$AP80]/1000)*[.$N80]*1+([.CX$65]/100))*([.$H80]/540)+0.03;4)" office:value-type="float" office:value="0.2773" calcext:value-type="float">
            <text:p>0.2773</text:p>
          </table:table-cell>
          <table:table-cell table:style-name="ce153" table:formula="of:=ROUNDDOWN((((5)+([.$X80]-[.$Y80]-(ROUNDDOWN([.$AA80]/2;0))))*5+15)*0.5*([.$AK80]/1000)*[.$O80]*1+([.CY$65]/100);0)" office:value-type="float" office:value="1" calcext:value-type="float">
            <text:p>1</text:p>
          </table:table-cell>
          <table:table-cell table:style-name="ce153" table:formula="of:=ROUNDDOWN(((((5)+([.$AD80]-[.$AE80]-(ROUNDDOWN([.$AG80]/2;0))))*5+15)*0.5*([.$AK80]/1000)*[.$O80]*1+([.CZ$65]/100))*([.$H80]/540)+0.03;4)" office:value-type="float" office:value="0.0395" calcext:value-type="float">
            <text:p>0.0395</text:p>
          </table:table-cell>
          <table:table-cell table:style-name="ce153" table:formula="of:=[.CU80]-[.BJ80]-[.BL80]" office:value-type="float" office:value="830" calcext:value-type="float">
            <text:p>830</text:p>
          </table:table-cell>
          <table:table-cell table:style-name="ce161" table:formula="of:=[.$AQ80]-[.BK80]-[.BM80]" office:value-type="float" office:value="2.5761" calcext:value-type="float">
            <text:p>2.5761</text:p>
          </table:table-cell>
          <table:table-cell table:style-name="ce149" table:formula="of:=ROUNDDOWN((((5)+([.$W80]-[.$Y80]-(ROUNDDOWN([.$AA80]/2;0))))*5+15)*([.$DA80]/1000)*[.$N80]*1+([.DC$65]/100);0)" office:value-type="float" office:value="38" calcext:value-type="float">
            <text:p>38</text:p>
          </table:table-cell>
          <table:table-cell table:style-name="ce153" table:formula="of:=ROUNDDOWN(((((5)+([.$AC80]-[.$AE80]-(ROUNDDOWN([.$AG80]/2;0))))*5+15)*([.$AP80]/1000)*[.$N80]*1+([.DD$65]/100))*([.$H80]/540)+0.03;4)" office:value-type="float" office:value="0.2773" calcext:value-type="float">
            <text:p>0.2773</text:p>
          </table:table-cell>
          <table:table-cell table:style-name="ce153" table:formula="of:=ROUNDDOWN((((5)+([.$X80]-[.$Y80]-(ROUNDDOWN([.$AA80]/2;0))))*5+15)*0.5*([.$AK80]/1000)*[.$O80]*1+([.DE$65]/100);0)" office:value-type="float" office:value="1" calcext:value-type="float">
            <text:p>1</text:p>
          </table:table-cell>
          <table:table-cell table:style-name="ce153" table:formula="of:=ROUNDDOWN(((((5)+([.$AD80]-[.$AE80]-(ROUNDDOWN([.$AG80]/2;0))))*5+15)*0.5*([.$AK80]/1000)*[.$O80]*1+([.DF$65]/100))*([.$H80]/540)+0.03;4)" office:value-type="float" office:value="0.0395" calcext:value-type="float">
            <text:p>0.0395</text:p>
          </table:table-cell>
          <table:table-cell table:style-name="ce153" table:formula="of:=[.DA80]-[.BP80]-[.BR80]" office:value-type="float" office:value="805" calcext:value-type="float">
            <text:p>805</text:p>
          </table:table-cell>
          <table:table-cell table:style-name="ce161" table:formula="of:=[.$AQ80]-[.BQ80]-[.BS80]" office:value-type="float" office:value="2.5761" calcext:value-type="float">
            <text:p>2.576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119" table:formula="of:=[.AL80]+[.AR80]+[.AX80]+[.BD80]+[.BJ80]+[.BP80]" office:value-type="float" office:value="132" calcext:value-type="float">
            <text:p>132</text:p>
          </table:table-cell>
          <table:table-cell table:style-name="ce120" table:formula="of:=[.AM80]+[.AS80]+[.AY80]+[.BE80]+[.BK80]+[.BQ80]" office:value-type="float" office:value="0.8072" calcext:value-type="float">
            <text:p>0.8072</text:p>
          </table:table-cell>
          <table:table-cell table:style-name="ce119" table:formula="of:=[.BY80]+[.CE80]+[.CK80]+[.CQ80]+[.CW80]+[.DC80]" office:value-type="float" office:value="145" calcext:value-type="float">
            <text:p>145</text:p>
          </table:table-cell>
          <table:table-cell table:style-name="ce120" table:formula="of:=[.BZ80]+[.CF80]+[.CL80]+[.CR80]+[.CX80]+[.DD80]" office:value-type="float" office:value="1.1121" calcext:value-type="float">
            <text:p>1.1121</text:p>
          </table:table-cell>
          <table:table-cell table:style-name="ce119" table:formula="of:=[.AN80]+[.AT80]+[.AZ80]+[.BF80]+[.BL80]+[.BR80]" office:value-type="float" office:value="63" calcext:value-type="float">
            <text:p>63</text:p>
          </table:table-cell>
          <table:table-cell table:style-name="ce120" table:formula="of:=[.AO80]+[.AU80]+[.BA80]+[.BG80]+[.BM80]+[.BS80]" office:value-type="float" office:value="0.4749" calcext:value-type="float">
            <text:p>0.4749</text:p>
          </table:table-cell>
          <table:table-cell table:style-name="ce119" table:formula="of:=[.CA80]+[.CG80]+[.CM80]+[.CS80]+[.CY80]+[.DE80]" office:value-type="float" office:value="51" calcext:value-type="float">
            <text:p>51</text:p>
          </table:table-cell>
          <table:table-cell table:style-name="ce120" table:formula="of:=[.CB80]+[.CH80]+[.CN80]+[.CT80]+[.CZ80]+[.DF80]" office:value-type="float" office:value="0.4749" calcext:value-type="float">
            <text:p>0.4749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119" table:formula="of:=[.DK80]-[.DQ80]" office:value-type="float" office:value="81" calcext:value-type="float">
            <text:p>81</text:p>
          </table:table-cell>
          <table:table-cell table:style-name="ce120" table:formula="of:=[.DL80]-[.DR80]" office:value-type="float" office:value="0.3323" calcext:value-type="float">
            <text:p>0.3323</text:p>
          </table:table-cell>
          <table:table-cell table:style-name="ce119" table:formula="of:=[.DM80]-[.DO80]" office:value-type="float" office:value="82" calcext:value-type="float">
            <text:p>82</text:p>
          </table:table-cell>
          <table:table-cell table:style-name="ce120" table:formula="of:=[.DN80]-[.DP80]" office:value-type="float" office:value="0.6372" calcext:value-type="float">
            <text:p>0.6372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6" office:value-type="float" office:value="1.1" calcext:value-type="float">
            <text:p>1.1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1.4" calcext:value-type="float">
            <text:p>1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0.15" calcext:value-type="float">
            <text:p>0.15</text:p>
          </table:table-cell>
          <table:table-cell table:style-name="ce51" office:value-type="float" office:value="3" calcext:value-type="float">
            <text:p>3</text:p>
          </table:table-cell>
          <table:table-cell table:style-name="ce55" office:value-type="float" office:value="1.75" calcext:value-type="float">
            <text:p>1.75</text:p>
          </table:table-cell>
          <table:table-cell table:style-name="ce57" table:formula="of:=[.B81]/[.$I81]" office:value-type="float" office:value="0.628571428571429" calcext:value-type="float">
            <text:p>0.628571428571429</text:p>
          </table:table-cell>
          <table:table-cell table:style-name="ce58" table:formula="of:=[.C81]/[.$I81]" office:value-type="float" office:value="0.285714285714286" calcext:value-type="float">
            <text:p>0.285714285714286</text:p>
          </table:table-cell>
          <table:table-cell table:style-name="ce59" table:formula="of:=[.D81]/[.$I81]" office:value-type="float" office:value="0.8" calcext:value-type="float">
            <text:p>0.8</text:p>
          </table:table-cell>
          <table:table-cell table:style-name="ce57" table:formula="of:=[.E81]/[.$I81]" office:value-type="float" office:value="0.657142857142857" calcext:value-type="float">
            <text:p>0.657142857142857</text:p>
          </table:table-cell>
          <table:table-cell table:style-name="ce58" table:formula="of:=[.F81]/[.$I81]" office:value-type="float" office:value="1.14285714285714" calcext:value-type="float">
            <text:p>1.14285714285714</text:p>
          </table:table-cell>
          <table:table-cell table:style-name="ce59" table:formula="of:=[.G81]/[.$I81]" office:value-type="float" office:value="0.0857142857142857" calcext:value-type="float">
            <text:p>0.0857142857142857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81]-[.$T81]-(ROUNDDOWN([.$U81]/2;0))))*5+15)*([.$AK81]/1000)*[.$J81]*1+([.AL$65]/100);0)" office:value-type="float" office:value="28" calcext:value-type="float">
            <text:p>28</text:p>
          </table:table-cell>
          <table:table-cell table:style-name="ce170" table:formula="of:=ROUNDDOWN(((((5)+([.$AB81]-[.$AF81]-(ROUNDDOWN([.$AG81]/2;0))))*5+15)*([.$AK81]/1000)*[.$J81]*1+([.AM$65]/100))*([.$H81]/540)+0.03;4)" office:value-type="float" office:value="0.1696" calcext:value-type="float">
            <text:p>0.1696</text:p>
          </table:table-cell>
          <table:table-cell table:style-name="ce170" table:formula="of:=ROUNDDOWN((((5)+([.$R81]-[.$T81]-(ROUNDDOWN([.$U81]/2;0))))*5+15)*([.$AK81]/1000)*[.$L81]*0.5*1+([.AN$65]/100);0)" office:value-type="float" office:value="20" calcext:value-type="float">
            <text:p>20</text:p>
          </table:table-cell>
          <table:table-cell table:style-name="ce170" table:formula="of:=ROUNDDOWN(((((5)+([.$AD81]-[.$AF81]-(ROUNDDOWN([.$AG81]/2;0))))*5+15)*([.$AK81]/1000)*[.$L81]*0.5*1+([.AO$65]/100))*([.$H81]/540)+0.03;4)" office:value-type="float" office:value="0.1188" calcext:value-type="float">
            <text:p>0.1188</text:p>
          </table:table-cell>
          <table:table-cell table:style-name="ce170" table:formula="of:=[.AK81]-[.BY81]-[.CA81]" office:value-type="float" office:value="974" calcext:value-type="float">
            <text:p>974</text:p>
          </table:table-cell>
          <table:table-cell table:style-name="ce175" table:formula="of:=[.$H81]-[.BZ81]-[.CB81]" office:value-type="float" office:value="2.7878" calcext:value-type="float">
            <text:p>2.7878</text:p>
          </table:table-cell>
          <table:table-cell table:style-name="ce158" table:formula="of:=ROUNDDOWN((((5)+([.$P81]-[.$T81]-(ROUNDDOWN([.$U81]/2;0))))*5+15)*([.$AP81]/1000)*[.$J81]*1+([.AR$65]/100);0)" office:value-type="float" office:value="27" calcext:value-type="float">
            <text:p>27</text:p>
          </table:table-cell>
          <table:table-cell table:style-name="ce170" table:formula="of:=ROUNDDOWN(((((5)+([.$AB81]-[.$AF81]-(ROUNDDOWN([.$AG81]/2;0))))*5+15)*([.$AQ81]/1000)*[.$J81]*1+([.AS$65]/100))*([.$H81]/540)+0.03;4)" office:value-type="float" office:value="0.0303" calcext:value-type="float">
            <text:p>0.0303</text:p>
          </table:table-cell>
          <table:table-cell table:style-name="ce170" table:formula="of:=ROUNDDOWN((((5)+([.$R81]-[.$T81]-(ROUNDDOWN([.$U81]/2;0))))*5+15)*([.$AK81]/1000)*[.$L81]*0.5*1+([.AT$65]/100);0)" office:value-type="float" office:value="20" calcext:value-type="float">
            <text:p>20</text:p>
          </table:table-cell>
          <table:table-cell table:style-name="ce170" table:formula="of:=ROUNDDOWN(((((5)+([.$AD81]-[.$AF81]-(ROUNDDOWN([.$AG81]/2;0))))*5+15)*0.5*([.$AK81]/1000)*[.$L81]*1+([.AU$65]/100))*([.$H81]/540)+0.03;4)" office:value-type="float" office:value="0.1188" calcext:value-type="float">
            <text:p>0.1188</text:p>
          </table:table-cell>
          <table:table-cell table:style-name="ce170" table:formula="of:=[.AP81]-[.CE81]-[.CG81]" office:value-type="float" office:value="949" calcext:value-type="float">
            <text:p>949</text:p>
          </table:table-cell>
          <table:table-cell table:style-name="ce175" table:formula="of:=[.$AQ81]-[.CF81]-[.CH81]" office:value-type="float" office:value="2.5756" calcext:value-type="float">
            <text:p>2.5756</text:p>
          </table:table-cell>
          <table:table-cell table:style-name="ce158" table:formula="of:=ROUNDDOWN((((5)+([.$P81]-[.$T81]-(ROUNDDOWN([.$U81]/2;0))))*5+15)*([.$AP81]/1000)*[.$J81]*1+([.AX$65]/100);0)" office:value-type="float" office:value="27" calcext:value-type="float">
            <text:p>27</text:p>
          </table:table-cell>
          <table:table-cell table:style-name="ce170" table:formula="of:=ROUNDDOWN(((((5)+([.$AB81]-[.$AF81]-(ROUNDDOWN([.$AG81]/2;0))))*5+15)*([.$AP81]/1000)*[.$J81]*1+([.AY$65]/100))*([.$H81]/540)+0.03;4)" office:value-type="float" office:value="0.166" calcext:value-type="float">
            <text:p>0.166</text:p>
          </table:table-cell>
          <table:table-cell table:style-name="ce170" table:formula="of:=ROUNDDOWN((((5)+([.$R81]-[.$T81]-(ROUNDDOWN([.$U81]/2;0))))*5+15)*([.$AK81]/1000)*[.$L81]*0.5*1+([.AZ$65]/100);0)" office:value-type="float" office:value="20" calcext:value-type="float">
            <text:p>20</text:p>
          </table:table-cell>
          <table:table-cell table:style-name="ce170" table:formula="of:=ROUNDDOWN(((((5)+([.$AD81]-[.$AF81]-(ROUNDDOWN([.$AG81]/2;0))))*5+15)*0.5*([.$AK81]/1000)*[.$L81]*1+([.BA$65]/100))*([.$H81]/540)+0.03;4)" office:value-type="float" office:value="0.1188" calcext:value-type="float">
            <text:p>0.1188</text:p>
          </table:table-cell>
          <table:table-cell table:style-name="ce170" table:formula="of:=[.AV81]-[.CK81]-[.CM81]" office:value-type="float" office:value="924" calcext:value-type="float">
            <text:p>924</text:p>
          </table:table-cell>
          <table:table-cell table:style-name="ce175" table:formula="of:=[.$AQ81]-[.CL81]-[.CN81]" office:value-type="float" office:value="2.5756" calcext:value-type="float">
            <text:p>2.5756</text:p>
          </table:table-cell>
          <table:table-cell table:style-name="ce149" table:formula="of:=ROUNDDOWN((((5)+([.$V81]-[.$Z81]-(ROUNDDOWN([.$AA81]/2;0))))*5+15)*([.$BB81]/1000)*[.$M81]*1+([.BD$65]/100);0)" office:value-type="float" office:value="21" calcext:value-type="float">
            <text:p>21</text:p>
          </table:table-cell>
          <table:table-cell table:style-name="ce153" table:formula="of:=ROUNDDOWN(((((5)+([.$AB81]-[.$AF81]-(ROUNDDOWN([.$AG81]/2;0))))*5+15)*([.$AP81]/1000)*[.$M81]*1+([.BE$65]/100))*([.$H81]/540)+0.03;4)" office:value-type="float" office:value="0.1722" calcext:value-type="float">
            <text:p>0.1722</text:p>
          </table:table-cell>
          <table:table-cell table:style-name="ce153" table:formula="of:=ROUNDDOWN((((5)+([.$X81]-[.$Y81]-(ROUNDDOWN([.$AA81]/2;0))))*5+15)*0.5*([.$AK81]/1000)*[.$O81]*1+([.BF$65]/100);0)" office:value-type="float" office:value="1" calcext:value-type="float">
            <text:p>1</text:p>
          </table:table-cell>
          <table:table-cell table:style-name="ce153" table:formula="of:=ROUNDDOWN(((((5)+([.$AD81]-[.$AF81]-(ROUNDDOWN([.$AG81]/2;0))))*5+15)*0.5*([.$AK81]/1000)*[.$O81]*1+([.BG$65]/100))*([.$H81]/540)+0.03;4)" office:value-type="float" office:value="0.0395" calcext:value-type="float">
            <text:p>0.0395</text:p>
          </table:table-cell>
          <table:table-cell table:style-name="ce153" table:formula="of:=[.BB81]-[.CQ81]-[.CS81]" office:value-type="float" office:value="879" calcext:value-type="float">
            <text:p>879</text:p>
          </table:table-cell>
          <table:table-cell table:style-name="ce161" table:formula="of:=[.$AQ81]-[.CR81]-[.CT81]" office:value-type="float" office:value="2.471" calcext:value-type="float">
            <text:p>2.471</text:p>
          </table:table-cell>
          <table:table-cell table:style-name="ce149" table:formula="of:=ROUNDDOWN((((5)+([.$V81]-[.$Z81]-(ROUNDDOWN([.$AA81]/2;0))))*5+15)*([.$BB81]/1000)*[.$M81]*1+([.BJ$65]/100);0)" office:value-type="float" office:value="21" calcext:value-type="float">
            <text:p>21</text:p>
          </table:table-cell>
          <table:table-cell table:style-name="ce153" table:formula="of:=ROUNDDOWN(((((5)+([.$AB81]-[.$AF81]-(ROUNDDOWN([.$AG81]/2;0))))*5+15)*([.$AP81]/1000)*[.$M81]*1+([.BK$65]/100))*([.$H81]/540)+0.03;4)" office:value-type="float" office:value="0.1722" calcext:value-type="float">
            <text:p>0.1722</text:p>
          </table:table-cell>
          <table:table-cell table:style-name="ce153" table:formula="of:=ROUNDDOWN((((5)+([.$X81]-[.$Z81]-(ROUNDDOWN([.$AA81]/2;0))))*5+15)*0.5*([.$AK81]/1000)*[.$O81]*1+([.BL$65]/100);0)" office:value-type="float" office:value="1" calcext:value-type="float">
            <text:p>1</text:p>
          </table:table-cell>
          <table:table-cell table:style-name="ce153" table:formula="of:=ROUNDDOWN(((((5)+([.$AD81]-[.$AE81]-(ROUNDDOWN([.$AG81]/2;0))))*5+15)*0.5*([.$AK81]/1000)*[.$O81]*1+([.BM$65]/100))*([.$H81]/540)+0.03;4)" office:value-type="float" office:value="0.0395" calcext:value-type="float">
            <text:p>0.0395</text:p>
          </table:table-cell>
          <table:table-cell table:style-name="ce153" table:formula="of:=[.BH81]-[.CW81]-[.CY81]" office:value-type="float" office:value="835" calcext:value-type="float">
            <text:p>835</text:p>
          </table:table-cell>
          <table:table-cell table:style-name="ce161" table:formula="of:=[.$AQ81]-[.CX81]-[.CZ81]" office:value-type="float" office:value="2.471" calcext:value-type="float">
            <text:p>2.471</text:p>
          </table:table-cell>
          <table:table-cell table:style-name="ce149" table:formula="of:=ROUNDDOWN((((5)+([.$V81]-[.$Z81]-(ROUNDDOWN([.$AA81]/2;0))))*5+15)*([.$BB81]/1000)*[.$M81]*1+([.BP$65]/100);0)" office:value-type="float" office:value="21" calcext:value-type="float">
            <text:p>21</text:p>
          </table:table-cell>
          <table:table-cell table:style-name="ce153" table:formula="of:=ROUNDDOWN(((((5)+([.$AB81]-[.$AF81]-(ROUNDDOWN([.$AG81]/2;0))))*5+15)*([.$AP81]/1000)*[.$M81]*1+([.BQ$65]/100))*([.$H81]/540)+0.03;4)" office:value-type="float" office:value="0.1722" calcext:value-type="float">
            <text:p>0.1722</text:p>
          </table:table-cell>
          <table:table-cell table:style-name="ce153" table:formula="of:=ROUNDDOWN((((5)+([.$X81]-[.$Z81]-(ROUNDDOWN([.$AA81]/2;0))))*5+15)*0.5*([.$AK81]/1000)*[.$O81]*1+([.BR$65]/100);0)" office:value-type="float" office:value="1" calcext:value-type="float">
            <text:p>1</text:p>
          </table:table-cell>
          <table:table-cell table:style-name="ce153" table:formula="of:=ROUNDDOWN(((((5)+([.$AD81]-[.$AF81]-(ROUNDDOWN([.$AG81]/2;0))))*5+15)*0.5*([.$AK81]/1000)*[.$O81]*1+([.BS$65]/100))*([.$H81]/540)+0.03;4)" office:value-type="float" office:value="0.0395" calcext:value-type="float">
            <text:p>0.0395</text:p>
          </table:table-cell>
          <table:table-cell table:style-name="ce153" table:formula="of:=[.BN81]-[.DC81]-[.DE81]" office:value-type="float" office:value="793" calcext:value-type="float">
            <text:p>793</text:p>
          </table:table-cell>
          <table:table-cell table:style-name="ce161" table:formula="of:=[.$AQ81]-[.DD81]-[.DF81]" office:value-type="float" office:value="2.471" calcext:value-type="float">
            <text:p>2.471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81]-[.$S81]-(ROUNDDOWN([.$U81]/2;0))))*5+15)*([.$BX81]/1000)*[.$K81]*1+([.BY$65]/100);0)" office:value-type="float" office:value="10" calcext:value-type="float">
            <text:p>10</text:p>
          </table:table-cell>
          <table:table-cell table:style-name="ce170" table:formula="of:=ROUNDDOWN(((((5)+([.$AC81]-[.$AE81]-(ROUNDDOWN([.$AG81]/2;0))))*5+15)*([.$AK81]/1000)*[.$K81]*1+([.BZ$65]/100))*([.$H81]/540)+0.03;4)" office:value-type="float" office:value="0.0934" calcext:value-type="float">
            <text:p>0.0934</text:p>
          </table:table-cell>
          <table:table-cell table:style-name="ce170" table:formula="of:=ROUNDDOWN((((5)+([.$R81]-[.$S81]-(ROUNDDOWN([.$U81]/2;0))))*5+15)*0.5*([.$BX81]/1000)*[.$L81]*1+([.CA$65]/100);0)" office:value-type="float" office:value="16" calcext:value-type="float">
            <text:p>16</text:p>
          </table:table-cell>
          <table:table-cell table:style-name="ce170" table:formula="of:=ROUNDDOWN(((((5)+([.$AD81]-[.$AE81]-(ROUNDDOWN([.$AG81]/2;0))))*5+15)*0.5*([.$AK81]/1000)*[.$L81]*1+([.CB$65]/100))*([.$H81]/540)+0.03;4)" office:value-type="float" office:value="0.1188" calcext:value-type="float">
            <text:p>0.1188</text:p>
          </table:table-cell>
          <table:table-cell table:style-name="ce170" table:formula="of:=[.BX81]-[.AL81]-[.AN81]" office:value-type="float" office:value="952" calcext:value-type="float">
            <text:p>952</text:p>
          </table:table-cell>
          <table:table-cell table:style-name="ce175" table:formula="of:=[.$H81]-[.AM81]-[.AO81]" office:value-type="float" office:value="2.7116" calcext:value-type="float">
            <text:p>2.7116</text:p>
          </table:table-cell>
          <table:table-cell table:style-name="ce158" table:formula="of:=ROUNDDOWN((((5)+([.$Q81]-[.$S81]-(ROUNDDOWN([.$U81]/2;0))))*5+15)*([.$CC81]/1000)*[.$K81]*1+([.CE$65]/100);0)" office:value-type="float" office:value="9" calcext:value-type="float">
            <text:p>9</text:p>
          </table:table-cell>
          <table:table-cell table:style-name="ce170" table:formula="of:=ROUNDDOWN(((((5)+([.$AC81]-[.$AE81]-(ROUNDDOWN([.$AG81]/2;0))))*5+15)*([.$AK81]/1000)*[.$K81]*1+([.CF$65]/100))*([.$H81]/540)+0.03;4)" office:value-type="float" office:value="0.0934" calcext:value-type="float">
            <text:p>0.0934</text:p>
          </table:table-cell>
          <table:table-cell table:style-name="ce170" table:formula="of:=ROUNDDOWN((((5)+([.$R81]-[.$S81]-(ROUNDDOWN([.$U81]/2;0))))*5+15)*0.5*([.$BX81]/1000)*[.$L81]*1+([.CG$65]/100);0)" office:value-type="float" office:value="16" calcext:value-type="float">
            <text:p>16</text:p>
          </table:table-cell>
          <table:table-cell table:style-name="ce170" table:formula="of:=ROUNDDOWN(((((5)+([.$AD81]-[.$AE81]-(ROUNDDOWN([.$AG81]/2;0))))*5+15)*0.5*([.$AK81]/1000)*[.$L81]*1+([.CH$65]/100))*([.$H81]/540)+0.03;4)" office:value-type="float" office:value="0.1188" calcext:value-type="float">
            <text:p>0.1188</text:p>
          </table:table-cell>
          <table:table-cell table:style-name="ce170" table:formula="of:=[.CC81]-[.AR81]-[.AT81]" office:value-type="float" office:value="905" calcext:value-type="float">
            <text:p>905</text:p>
          </table:table-cell>
          <table:table-cell table:style-name="ce175" table:formula="of:=[.$H81]-[.AS81]-[.AU81]" office:value-type="float" office:value="2.8509" calcext:value-type="float">
            <text:p>2.8509</text:p>
          </table:table-cell>
          <table:table-cell table:style-name="ce158" table:formula="of:=ROUNDDOWN((((5)+([.$Q81]-[.$S81]-(ROUNDDOWN([.$U81]/2;0))))*5+15)*([.$CI81]/1000)*[.$K81]*1+([.CK$65]/100);0)" office:value-type="float" office:value="9" calcext:value-type="float">
            <text:p>9</text:p>
          </table:table-cell>
          <table:table-cell table:style-name="ce170" table:formula="of:=ROUNDDOWN(((((5)+([.$AC81]-[.$AE81]-(ROUNDDOWN([.$AG81]/2;0))))*5+15)*([.$AK81]/1000)*[.$K81]*1+([.CL$65]/100))*([.$H81]/540)+0.03;4)" office:value-type="float" office:value="0.0934" calcext:value-type="float">
            <text:p>0.0934</text:p>
          </table:table-cell>
          <table:table-cell table:style-name="ce170" table:formula="of:=ROUNDDOWN((((5)+([.$R81]-[.$S81]-(ROUNDDOWN([.$U81]/2;0))))*5+15)*0.5*([.$BX81]/1000)*[.$L81]*1+([.CM$65]/100);0)" office:value-type="float" office:value="16" calcext:value-type="float">
            <text:p>16</text:p>
          </table:table-cell>
          <table:table-cell table:style-name="ce170" table:formula="of:=ROUNDDOWN(((((5)+([.$AD81]-[.$AE81]-(ROUNDDOWN([.$AG81]/2;0))))*5+15)*0.5*([.$AK81]/1000)*[.$L81]*1+([.CN$65]/100))*([.$H81]/540)+0.03;4)" office:value-type="float" office:value="0.1188" calcext:value-type="float">
            <text:p>0.1188</text:p>
          </table:table-cell>
          <table:table-cell table:style-name="ce170" table:formula="of:=[.CI81]-[.AX81]-[.AZ81]" office:value-type="float" office:value="858" calcext:value-type="float">
            <text:p>858</text:p>
          </table:table-cell>
          <table:table-cell table:style-name="ce175" table:formula="of:=[.$H81]-[.AY81]-[.BA81]" office:value-type="float" office:value="2.7152" calcext:value-type="float">
            <text:p>2.7152</text:p>
          </table:table-cell>
          <table:table-cell table:style-name="ce148" table:formula="of:=ROUNDDOWN((((5)+([.$W81]-[.$Y81]-(ROUNDDOWN([.$AA81]/2;0))))*5+15)*([.$CO81]/1000)*[.$N81]*1+([.CQ$65]/100);0)" office:value-type="float" office:value="44" calcext:value-type="float">
            <text:p>44</text:p>
          </table:table-cell>
          <table:table-cell table:style-name="ce152" table:formula="of:=ROUNDDOWN(((((5)+([.$AC81]-[.$AE81]-(ROUNDDOWN([.$AG81]/2;0))))*5+15)*([.$AP81]/1000)*[.$N81]*1+([.CR$65]/100))*([.$H81]/540)+0.03;4)" office:value-type="float" office:value="0.2773" calcext:value-type="float">
            <text:p>0.2773</text:p>
          </table:table-cell>
          <table:table-cell table:style-name="ce152" table:formula="of:=ROUNDDOWN((((5)+([.$X81]-[.$Y81]-(ROUNDDOWN([.$AA81]/2;0))))*5+15)*0.5*([.$AK81]/1000)*[.$O81]*1+([.CS$65]/100);0)" office:value-type="float" office:value="1" calcext:value-type="float">
            <text:p>1</text:p>
          </table:table-cell>
          <table:table-cell table:style-name="ce152" table:formula="of:=ROUNDDOWN(((((5)+([.$AD81]-[.$AE81]-(ROUNDDOWN([.$AG81]/2;0))))*5+15)*0.5*([.$AK81]/1000)*[.$O81]*1+([.CT$65]/100))*([.$H81]/540)+0.03;4)" office:value-type="float" office:value="0.0395" calcext:value-type="float">
            <text:p>0.0395</text:p>
          </table:table-cell>
          <table:table-cell table:style-name="ce152" table:formula="of:=[.CO81]-[.BD81]-[.BF81]" office:value-type="float" office:value="836" calcext:value-type="float">
            <text:p>836</text:p>
          </table:table-cell>
          <table:table-cell table:style-name="ce160" table:formula="of:=[.$AQ81]-[.BE81]-[.BG81]" office:value-type="float" office:value="2.5761" calcext:value-type="float">
            <text:p>2.5761</text:p>
          </table:table-cell>
          <table:table-cell table:style-name="ce148" table:formula="of:=ROUNDDOWN((((5)+([.$W81]-[.$Y81]-(ROUNDDOWN([.$AA81]/2;0))))*5+15)*([.$CU81]/1000)*[.$N81]*1+([.CW$65]/100);0)" office:value-type="float" office:value="43" calcext:value-type="float">
            <text:p>43</text:p>
          </table:table-cell>
          <table:table-cell table:style-name="ce152" table:formula="of:=ROUNDDOWN(((((5)+([.$AC81]-[.$AE81]-(ROUNDDOWN([.$AG81]/2;0))))*5+15)*([.$AP81]/1000)*[.$N81]*1+([.CX$65]/100))*([.$H81]/540)+0.03;4)" office:value-type="float" office:value="0.2773" calcext:value-type="float">
            <text:p>0.2773</text:p>
          </table:table-cell>
          <table:table-cell table:style-name="ce152" table:formula="of:=ROUNDDOWN((((5)+([.$X81]-[.$Y81]-(ROUNDDOWN([.$AA81]/2;0))))*5+15)*0.5*([.$AK81]/1000)*[.$O81]*1+([.CY$65]/100);0)" office:value-type="float" office:value="1" calcext:value-type="float">
            <text:p>1</text:p>
          </table:table-cell>
          <table:table-cell table:style-name="ce152" table:formula="of:=ROUNDDOWN(((((5)+([.$AD81]-[.$AE81]-(ROUNDDOWN([.$AG81]/2;0))))*5+15)*0.5*([.$AK81]/1000)*[.$O81]*1+([.CZ$65]/100))*([.$H81]/540)+0.03;4)" office:value-type="float" office:value="0.0395" calcext:value-type="float">
            <text:p>0.0395</text:p>
          </table:table-cell>
          <table:table-cell table:style-name="ce152" table:formula="of:=[.CU81]-[.BJ81]-[.BL81]" office:value-type="float" office:value="814" calcext:value-type="float">
            <text:p>814</text:p>
          </table:table-cell>
          <table:table-cell table:style-name="ce160" table:formula="of:=[.$AQ81]-[.BK81]-[.BM81]" office:value-type="float" office:value="2.5761" calcext:value-type="float">
            <text:p>2.5761</text:p>
          </table:table-cell>
          <table:table-cell table:style-name="ce148" table:formula="of:=ROUNDDOWN((((5)+([.$W81]-[.$Y81]-(ROUNDDOWN([.$AA81]/2;0))))*5+15)*([.$DA81]/1000)*[.$N81]*1+([.DC$65]/100);0)" office:value-type="float" office:value="41" calcext:value-type="float">
            <text:p>41</text:p>
          </table:table-cell>
          <table:table-cell table:style-name="ce152" table:formula="of:=ROUNDDOWN(((((5)+([.$AC81]-[.$AE81]-(ROUNDDOWN([.$AG81]/2;0))))*5+15)*([.$AP81]/1000)*[.$N81]*1+([.DD$65]/100))*([.$H81]/540)+0.03;4)" office:value-type="float" office:value="0.2773" calcext:value-type="float">
            <text:p>0.2773</text:p>
          </table:table-cell>
          <table:table-cell table:style-name="ce152" table:formula="of:=ROUNDDOWN((((5)+([.$X81]-[.$Y81]-(ROUNDDOWN([.$AA81]/2;0))))*5+15)*0.5*([.$AK81]/1000)*[.$O81]*1+([.DE$65]/100);0)" office:value-type="float" office:value="1" calcext:value-type="float">
            <text:p>1</text:p>
          </table:table-cell>
          <table:table-cell table:style-name="ce152" table:formula="of:=ROUNDDOWN(((((5)+([.$AD81]-[.$AE81]-(ROUNDDOWN([.$AG81]/2;0))))*5+15)*0.5*([.$AK81]/1000)*[.$O81]*1+([.DF$65]/100))*([.$H81]/540)+0.03;4)" office:value-type="float" office:value="0.0395" calcext:value-type="float">
            <text:p>0.0395</text:p>
          </table:table-cell>
          <table:table-cell table:style-name="ce152" table:formula="of:=[.DA81]-[.BP81]-[.BR81]" office:value-type="float" office:value="792" calcext:value-type="float">
            <text:p>792</text:p>
          </table:table-cell>
          <table:table-cell table:style-name="ce160" table:formula="of:=[.$AQ81]-[.BQ81]-[.BS81]" office:value-type="float" office:value="2.5761" calcext:value-type="float">
            <text:p>2.5761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119" table:formula="of:=[.AL81]+[.AR81]+[.AX81]+[.BD81]+[.BJ81]+[.BP81]" office:value-type="float" office:value="145" calcext:value-type="float">
            <text:p>145</text:p>
          </table:table-cell>
          <table:table-cell table:style-name="ce120" table:formula="of:=[.AM81]+[.AS81]+[.AY81]+[.BE81]+[.BK81]+[.BQ81]" office:value-type="float" office:value="0.8825" calcext:value-type="float">
            <text:p>0.8825</text:p>
          </table:table-cell>
          <table:table-cell table:style-name="ce119" table:formula="of:=[.BY81]+[.CE81]+[.CK81]+[.CQ81]+[.CW81]+[.DC81]" office:value-type="float" office:value="156" calcext:value-type="float">
            <text:p>156</text:p>
          </table:table-cell>
          <table:table-cell table:style-name="ce120" table:formula="of:=[.BZ81]+[.CF81]+[.CL81]+[.CR81]+[.CX81]+[.DD81]" office:value-type="float" office:value="1.1121" calcext:value-type="float">
            <text:p>1.1121</text:p>
          </table:table-cell>
          <table:table-cell table:style-name="ce119" table:formula="of:=[.AN81]+[.AT81]+[.AZ81]+[.BF81]+[.BL81]+[.BR81]" office:value-type="float" office:value="63" calcext:value-type="float">
            <text:p>63</text:p>
          </table:table-cell>
          <table:table-cell table:style-name="ce120" table:formula="of:=[.AO81]+[.AU81]+[.BA81]+[.BG81]+[.BM81]+[.BS81]" office:value-type="float" office:value="0.4749" calcext:value-type="float">
            <text:p>0.4749</text:p>
          </table:table-cell>
          <table:table-cell table:style-name="ce119" table:formula="of:=[.CA81]+[.CG81]+[.CM81]+[.CS81]+[.CY81]+[.DE81]" office:value-type="float" office:value="51" calcext:value-type="float">
            <text:p>51</text:p>
          </table:table-cell>
          <table:table-cell table:style-name="ce120" table:formula="of:=[.CB81]+[.CH81]+[.CN81]+[.CT81]+[.CZ81]+[.DF81]" office:value-type="float" office:value="0.4749" calcext:value-type="float">
            <text:p>0.4749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119" table:formula="of:=[.DK81]-[.DQ81]" office:value-type="float" office:value="94" calcext:value-type="float">
            <text:p>94</text:p>
          </table:table-cell>
          <table:table-cell table:style-name="ce120" table:formula="of:=[.DL81]-[.DR81]" office:value-type="float" office:value="0.4076" calcext:value-type="float">
            <text:p>0.4076</text:p>
          </table:table-cell>
          <table:table-cell table:style-name="ce119" table:formula="of:=[.DM81]-[.DO81]" office:value-type="float" office:value="93" calcext:value-type="float">
            <text:p>93</text:p>
          </table:table-cell>
          <table:table-cell table:style-name="ce120" table:formula="of:=[.DN81]-[.DP81]" office:value-type="float" office:value="0.6372" calcext:value-type="float">
            <text:p>0.6372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1.1" calcext:value-type="float">
            <text:p>1.1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1.4" calcext:value-type="float">
            <text:p>1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0.15" calcext:value-type="float">
            <text:p>0.15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7" table:formula="of:=[.B82]/[.$I82]" office:value-type="float" office:value="0.55" calcext:value-type="float">
            <text:p>0.55</text:p>
          </table:table-cell>
          <table:table-cell table:style-name="ce58" table:formula="of:=[.C82]/[.$I82]" office:value-type="float" office:value="0.25" calcext:value-type="float">
            <text:p>0.25</text:p>
          </table:table-cell>
          <table:table-cell table:style-name="ce59" table:formula="of:=[.D82]/[.$I82]" office:value-type="float" office:value="0.7" calcext:value-type="float">
            <text:p>0.7</text:p>
          </table:table-cell>
          <table:table-cell table:style-name="ce57" table:formula="of:=[.E82]/[.$I82]" office:value-type="float" office:value="0.575" calcext:value-type="float">
            <text:p>0.575</text:p>
          </table:table-cell>
          <table:table-cell table:style-name="ce58" table:formula="of:=[.F82]/[.$I82]" office:value-type="float" office:value="1" calcext:value-type="float">
            <text:p>1</text:p>
          </table:table-cell>
          <table:table-cell table:style-name="ce59" table:formula="of:=[.G82]/[.$I82]" office:value-type="float" office:value="0.075" calcext:value-type="float">
            <text:p>0.075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82]-[.$T82]-(ROUNDDOWN([.$U82]/2;0))))*5+15)*([.$AK82]/1000)*[.$J82]*1+([.AL$65]/100);0)" office:value-type="float" office:value="27" calcext:value-type="float">
            <text:p>27</text:p>
          </table:table-cell>
          <table:table-cell table:style-name="ce170" table:formula="of:=ROUNDDOWN(((((5)+([.$AB82]-[.$AF82]-(ROUNDDOWN([.$AG82]/2;0))))*5+15)*([.$AK82]/1000)*[.$J82]*1+([.AM$65]/100))*([.$H82]/540)+0.03;4)" office:value-type="float" office:value="0.2133" calcext:value-type="float">
            <text:p>0.2133</text:p>
          </table:table-cell>
          <table:table-cell table:style-name="ce170" table:formula="of:=ROUNDDOWN((((5)+([.$R82]-[.$T82]-(ROUNDDOWN([.$U82]/2;0))))*5+15)*([.$AK82]/1000)*[.$L82]*0.5*1+([.AN$65]/100);0)" office:value-type="float" office:value="17" calcext:value-type="float">
            <text:p>17</text:p>
          </table:table-cell>
          <table:table-cell table:style-name="ce170" table:formula="of:=ROUNDDOWN(((((5)+([.$AD82]-[.$AF82]-(ROUNDDOWN([.$AG82]/2;0))))*5+15)*([.$AK82]/1000)*[.$L82]*0.5*1+([.AO$65]/100))*([.$H82]/540)+0.03;4)" office:value-type="float" office:value="0.1337" calcext:value-type="float">
            <text:p>0.1337</text:p>
          </table:table-cell>
          <table:table-cell table:style-name="ce170" table:formula="of:=[.AK82]-[.BY82]-[.CA82]" office:value-type="float" office:value="978" calcext:value-type="float">
            <text:p>978</text:p>
          </table:table-cell>
          <table:table-cell table:style-name="ce175" table:formula="of:=[.$H82]-[.BZ82]-[.CB82]" office:value-type="float" office:value="3.7623" calcext:value-type="float">
            <text:p>3.7623</text:p>
          </table:table-cell>
          <table:table-cell table:style-name="ce158" table:formula="of:=ROUNDDOWN((((5)+([.$P82]-[.$T82]-(ROUNDDOWN([.$U82]/2;0))))*5+15)*([.$AP82]/1000)*[.$J82]*1+([.AR$65]/100);0)" office:value-type="float" office:value="26" calcext:value-type="float">
            <text:p>26</text:p>
          </table:table-cell>
          <table:table-cell table:style-name="ce170" table:formula="of:=ROUNDDOWN(((((5)+([.$AB82]-[.$AF82]-(ROUNDDOWN([.$AG82]/2;0))))*5+15)*([.$AQ82]/1000)*[.$J82]*1+([.AS$65]/100))*([.$H82]/540)+0.03;4)" office:value-type="float" office:value="0.0306" calcext:value-type="float">
            <text:p>0.0306</text:p>
          </table:table-cell>
          <table:table-cell table:style-name="ce170" table:formula="of:=ROUNDDOWN((((5)+([.$R82]-[.$T82]-(ROUNDDOWN([.$U82]/2;0))))*5+15)*([.$AK82]/1000)*[.$L82]*0.5*1+([.AT$65]/100);0)" office:value-type="float" office:value="17" calcext:value-type="float">
            <text:p>17</text:p>
          </table:table-cell>
          <table:table-cell table:style-name="ce170" table:formula="of:=ROUNDDOWN(((((5)+([.$AD82]-[.$AF82]-(ROUNDDOWN([.$AG82]/2;0))))*5+15)*0.5*([.$AK82]/1000)*[.$L82]*1+([.AU$65]/100))*([.$H82]/540)+0.03;4)" office:value-type="float" office:value="0.1337" calcext:value-type="float">
            <text:p>0.1337</text:p>
          </table:table-cell>
          <table:table-cell table:style-name="ce170" table:formula="of:=[.AP82]-[.CE82]-[.CG82]" office:value-type="float" office:value="956" calcext:value-type="float">
            <text:p>956</text:p>
          </table:table-cell>
          <table:table-cell table:style-name="ce175" table:formula="of:=[.$AQ82]-[.CF82]-[.CH82]" office:value-type="float" office:value="3.5246" calcext:value-type="float">
            <text:p>3.5246</text:p>
          </table:table-cell>
          <table:table-cell table:style-name="ce158" table:formula="of:=ROUNDDOWN((((5)+([.$P82]-[.$T82]-(ROUNDDOWN([.$U82]/2;0))))*5+15)*([.$AP82]/1000)*[.$J82]*1+([.AX$65]/100);0)" office:value-type="float" office:value="26" calcext:value-type="float">
            <text:p>26</text:p>
          </table:table-cell>
          <table:table-cell table:style-name="ce170" table:formula="of:=ROUNDDOWN(((((5)+([.$AB82]-[.$AF82]-(ROUNDDOWN([.$AG82]/2;0))))*5+15)*([.$AP82]/1000)*[.$J82]*1+([.AY$65]/100))*([.$H82]/540)+0.03;4)" office:value-type="float" office:value="0.2093" calcext:value-type="float">
            <text:p>0.2093</text:p>
          </table:table-cell>
          <table:table-cell table:style-name="ce170" table:formula="of:=ROUNDDOWN((((5)+([.$R82]-[.$T82]-(ROUNDDOWN([.$U82]/2;0))))*5+15)*([.$AK82]/1000)*[.$L82]*0.5*1+([.AZ$65]/100);0)" office:value-type="float" office:value="17" calcext:value-type="float">
            <text:p>17</text:p>
          </table:table-cell>
          <table:table-cell table:style-name="ce170" table:formula="of:=ROUNDDOWN(((((5)+([.$AD82]-[.$AF82]-(ROUNDDOWN([.$AG82]/2;0))))*5+15)*0.5*([.$AK82]/1000)*[.$L82]*1+([.BA$65]/100))*([.$H82]/540)+0.03;4)" office:value-type="float" office:value="0.1337" calcext:value-type="float">
            <text:p>0.1337</text:p>
          </table:table-cell>
          <table:table-cell table:style-name="ce170" table:formula="of:=[.AV82]-[.CK82]-[.CM82]" office:value-type="float" office:value="934" calcext:value-type="float">
            <text:p>934</text:p>
          </table:table-cell>
          <table:table-cell table:style-name="ce175" table:formula="of:=[.$AQ82]-[.CL82]-[.CN82]" office:value-type="float" office:value="3.5246" calcext:value-type="float">
            <text:p>3.5246</text:p>
          </table:table-cell>
          <table:table-cell table:style-name="ce148" table:formula="of:=ROUNDDOWN((((5)+([.$V82]-[.$Z82]-(ROUNDDOWN([.$AA82]/2;0))))*5+15)*([.$BB82]/1000)*[.$M82]*1+([.BD$65]/100);0)" office:value-type="float" office:value="21" calcext:value-type="float">
            <text:p>21</text:p>
          </table:table-cell>
          <table:table-cell table:style-name="ce152" table:formula="of:=ROUNDDOWN(((((5)+([.$AB82]-[.$AF82]-(ROUNDDOWN([.$AG82]/2;0))))*5+15)*([.$AP82]/1000)*[.$M82]*1+([.BE$65]/100))*([.$H82]/540)+0.03;4)" office:value-type="float" office:value="0.2174" calcext:value-type="float">
            <text:p>0.2174</text:p>
          </table:table-cell>
          <table:table-cell table:style-name="ce152" table:formula="of:=ROUNDDOWN((((5)+([.$X82]-[.$Y82]-(ROUNDDOWN([.$AA82]/2;0))))*5+15)*0.5*([.$AK82]/1000)*[.$O82]*1+([.BF$65]/100);0)" office:value-type="float" office:value="1" calcext:value-type="float">
            <text:p>1</text:p>
          </table:table-cell>
          <table:table-cell table:style-name="ce152" table:formula="of:=ROUNDDOWN(((((5)+([.$AD82]-[.$AF82]-(ROUNDDOWN([.$AG82]/2;0))))*5+15)*0.5*([.$AK82]/1000)*[.$O82]*1+([.BG$65]/100))*([.$H82]/540)+0.03;4)" office:value-type="float" office:value="0.0411" calcext:value-type="float">
            <text:p>0.0411</text:p>
          </table:table-cell>
          <table:table-cell table:style-name="ce152" table:formula="of:=[.BB82]-[.CQ82]-[.CS82]" office:value-type="float" office:value="890" calcext:value-type="float">
            <text:p>890</text:p>
          </table:table-cell>
          <table:table-cell table:style-name="ce160" table:formula="of:=[.$AQ82]-[.CR82]-[.CT82]" office:value-type="float" office:value="3.4015" calcext:value-type="float">
            <text:p>3.4015</text:p>
          </table:table-cell>
          <table:table-cell table:style-name="ce148" table:formula="of:=ROUNDDOWN((((5)+([.$V82]-[.$Z82]-(ROUNDDOWN([.$AA82]/2;0))))*5+15)*([.$BB82]/1000)*[.$M82]*1+([.BJ$65]/100);0)" office:value-type="float" office:value="21" calcext:value-type="float">
            <text:p>21</text:p>
          </table:table-cell>
          <table:table-cell table:style-name="ce152" table:formula="of:=ROUNDDOWN(((((5)+([.$AB82]-[.$AF82]-(ROUNDDOWN([.$AG82]/2;0))))*5+15)*([.$AP82]/1000)*[.$M82]*1+([.BK$65]/100))*([.$H82]/540)+0.03;4)" office:value-type="float" office:value="0.2174" calcext:value-type="float">
            <text:p>0.2174</text:p>
          </table:table-cell>
          <table:table-cell table:style-name="ce152" table:formula="of:=ROUNDDOWN((((5)+([.$X82]-[.$Z82]-(ROUNDDOWN([.$AA82]/2;0))))*5+15)*0.5*([.$AK82]/1000)*[.$O82]*1+([.BL$65]/100);0)" office:value-type="float" office:value="1" calcext:value-type="float">
            <text:p>1</text:p>
          </table:table-cell>
          <table:table-cell table:style-name="ce152" table:formula="of:=ROUNDDOWN(((((5)+([.$AD82]-[.$AE82]-(ROUNDDOWN([.$AG82]/2;0))))*5+15)*0.5*([.$AK82]/1000)*[.$O82]*1+([.BM$65]/100))*([.$H82]/540)+0.03;4)" office:value-type="float" office:value="0.0411" calcext:value-type="float">
            <text:p>0.0411</text:p>
          </table:table-cell>
          <table:table-cell table:style-name="ce152" table:formula="of:=[.BH82]-[.CW82]-[.CY82]" office:value-type="float" office:value="847" calcext:value-type="float">
            <text:p>847</text:p>
          </table:table-cell>
          <table:table-cell table:style-name="ce160" table:formula="of:=[.$AQ82]-[.CX82]-[.CZ82]" office:value-type="float" office:value="3.4015" calcext:value-type="float">
            <text:p>3.4015</text:p>
          </table:table-cell>
          <table:table-cell table:style-name="ce148" table:formula="of:=ROUNDDOWN((((5)+([.$V82]-[.$Z82]-(ROUNDDOWN([.$AA82]/2;0))))*5+15)*([.$BB82]/1000)*[.$M82]*1+([.BP$65]/100);0)" office:value-type="float" office:value="21" calcext:value-type="float">
            <text:p>21</text:p>
          </table:table-cell>
          <table:table-cell table:style-name="ce152" table:formula="of:=ROUNDDOWN(((((5)+([.$AB82]-[.$AF82]-(ROUNDDOWN([.$AG82]/2;0))))*5+15)*([.$AP82]/1000)*[.$M82]*1+([.BQ$65]/100))*([.$H82]/540)+0.03;4)" office:value-type="float" office:value="0.2174" calcext:value-type="float">
            <text:p>0.2174</text:p>
          </table:table-cell>
          <table:table-cell table:style-name="ce152" table:formula="of:=ROUNDDOWN((((5)+([.$X82]-[.$Z82]-(ROUNDDOWN([.$AA82]/2;0))))*5+15)*0.5*([.$AK82]/1000)*[.$O82]*1+([.BR$65]/100);0)" office:value-type="float" office:value="1" calcext:value-type="float">
            <text:p>1</text:p>
          </table:table-cell>
          <table:table-cell table:style-name="ce152" table:formula="of:=ROUNDDOWN(((((5)+([.$AD82]-[.$AF82]-(ROUNDDOWN([.$AG82]/2;0))))*5+15)*0.5*([.$AK82]/1000)*[.$O82]*1+([.BS$65]/100))*([.$H82]/540)+0.03;4)" office:value-type="float" office:value="0.0411" calcext:value-type="float">
            <text:p>0.0411</text:p>
          </table:table-cell>
          <table:table-cell table:style-name="ce152" table:formula="of:=[.BN82]-[.DC82]-[.DE82]" office:value-type="float" office:value="805" calcext:value-type="float">
            <text:p>805</text:p>
          </table:table-cell>
          <table:table-cell table:style-name="ce160" table:formula="of:=[.$AQ82]-[.DD82]-[.DF82]" office:value-type="float" office:value="3.4015" calcext:value-type="float">
            <text:p>3.4015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82]-[.$S82]-(ROUNDDOWN([.$U82]/2;0))))*5+15)*([.$BX82]/1000)*[.$K82]*1+([.BY$65]/100);0)" office:value-type="float" office:value="8" calcext:value-type="float">
            <text:p>8</text:p>
          </table:table-cell>
          <table:table-cell table:style-name="ce170" table:formula="of:=ROUNDDOWN(((((5)+([.$AC82]-[.$AE82]-(ROUNDDOWN([.$AG82]/2;0))))*5+15)*([.$AK82]/1000)*[.$K82]*1+([.BZ$65]/100))*([.$H82]/540)+0.03;4)" office:value-type="float" office:value="0.104" calcext:value-type="float">
            <text:p>0.104</text:p>
          </table:table-cell>
          <table:table-cell table:style-name="ce170" table:formula="of:=ROUNDDOWN((((5)+([.$R82]-[.$S82]-(ROUNDDOWN([.$U82]/2;0))))*5+15)*0.5*([.$BX82]/1000)*[.$L82]*1+([.CA$65]/100);0)" office:value-type="float" office:value="14" calcext:value-type="float">
            <text:p>14</text:p>
          </table:table-cell>
          <table:table-cell table:style-name="ce170" table:formula="of:=ROUNDDOWN(((((5)+([.$AD82]-[.$AE82]-(ROUNDDOWN([.$AG82]/2;0))))*5+15)*0.5*([.$AK82]/1000)*[.$L82]*1+([.CB$65]/100))*([.$H82]/540)+0.03;4)" office:value-type="float" office:value="0.1337" calcext:value-type="float">
            <text:p>0.1337</text:p>
          </table:table-cell>
          <table:table-cell table:style-name="ce170" table:formula="of:=[.BX82]-[.AL82]-[.AN82]" office:value-type="float" office:value="956" calcext:value-type="float">
            <text:p>956</text:p>
          </table:table-cell>
          <table:table-cell table:style-name="ce175" table:formula="of:=[.$H82]-[.AM82]-[.AO82]" office:value-type="float" office:value="3.653" calcext:value-type="float">
            <text:p>3.653</text:p>
          </table:table-cell>
          <table:table-cell table:style-name="ce158" table:formula="of:=ROUNDDOWN((((5)+([.$Q82]-[.$S82]-(ROUNDDOWN([.$U82]/2;0))))*5+15)*([.$CC82]/1000)*[.$K82]*1+([.CE$65]/100);0)" office:value-type="float" office:value="8" calcext:value-type="float">
            <text:p>8</text:p>
          </table:table-cell>
          <table:table-cell table:style-name="ce170" table:formula="of:=ROUNDDOWN(((((5)+([.$AC82]-[.$AE82]-(ROUNDDOWN([.$AG82]/2;0))))*5+15)*([.$AK82]/1000)*[.$K82]*1+([.CF$65]/100))*([.$H82]/540)+0.03;4)" office:value-type="float" office:value="0.104" calcext:value-type="float">
            <text:p>0.104</text:p>
          </table:table-cell>
          <table:table-cell table:style-name="ce170" table:formula="of:=ROUNDDOWN((((5)+([.$R82]-[.$S82]-(ROUNDDOWN([.$U82]/2;0))))*5+15)*0.5*([.$BX82]/1000)*[.$L82]*1+([.CG$65]/100);0)" office:value-type="float" office:value="14" calcext:value-type="float">
            <text:p>14</text:p>
          </table:table-cell>
          <table:table-cell table:style-name="ce170" table:formula="of:=ROUNDDOWN(((((5)+([.$AD82]-[.$AE82]-(ROUNDDOWN([.$AG82]/2;0))))*5+15)*0.5*([.$AK82]/1000)*[.$L82]*1+([.CH$65]/100))*([.$H82]/540)+0.03;4)" office:value-type="float" office:value="0.1337" calcext:value-type="float">
            <text:p>0.1337</text:p>
          </table:table-cell>
          <table:table-cell table:style-name="ce170" table:formula="of:=[.CC82]-[.AR82]-[.AT82]" office:value-type="float" office:value="913" calcext:value-type="float">
            <text:p>913</text:p>
          </table:table-cell>
          <table:table-cell table:style-name="ce175" table:formula="of:=[.$H82]-[.AS82]-[.AU82]" office:value-type="float" office:value="3.8357" calcext:value-type="float">
            <text:p>3.8357</text:p>
          </table:table-cell>
          <table:table-cell table:style-name="ce158" table:formula="of:=ROUNDDOWN((((5)+([.$Q82]-[.$S82]-(ROUNDDOWN([.$U82]/2;0))))*5+15)*([.$CI82]/1000)*[.$K82]*1+([.CK$65]/100);0)" office:value-type="float" office:value="8" calcext:value-type="float">
            <text:p>8</text:p>
          </table:table-cell>
          <table:table-cell table:style-name="ce170" table:formula="of:=ROUNDDOWN(((((5)+([.$AC82]-[.$AE82]-(ROUNDDOWN([.$AG82]/2;0))))*5+15)*([.$AK82]/1000)*[.$K82]*1+([.CL$65]/100))*([.$H82]/540)+0.03;4)" office:value-type="float" office:value="0.104" calcext:value-type="float">
            <text:p>0.104</text:p>
          </table:table-cell>
          <table:table-cell table:style-name="ce170" table:formula="of:=ROUNDDOWN((((5)+([.$R82]-[.$S82]-(ROUNDDOWN([.$U82]/2;0))))*5+15)*0.5*([.$BX82]/1000)*[.$L82]*1+([.CM$65]/100);0)" office:value-type="float" office:value="14" calcext:value-type="float">
            <text:p>14</text:p>
          </table:table-cell>
          <table:table-cell table:style-name="ce170" table:formula="of:=ROUNDDOWN(((((5)+([.$AD82]-[.$AE82]-(ROUNDDOWN([.$AG82]/2;0))))*5+15)*0.5*([.$AK82]/1000)*[.$L82]*1+([.CN$65]/100))*([.$H82]/540)+0.03;4)" office:value-type="float" office:value="0.1337" calcext:value-type="float">
            <text:p>0.1337</text:p>
          </table:table-cell>
          <table:table-cell table:style-name="ce170" table:formula="of:=[.CI82]-[.AX82]-[.AZ82]" office:value-type="float" office:value="870" calcext:value-type="float">
            <text:p>870</text:p>
          </table:table-cell>
          <table:table-cell table:style-name="ce175" table:formula="of:=[.$H82]-[.AY82]-[.BA82]" office:value-type="float" office:value="3.657" calcext:value-type="float">
            <text:p>3.657</text:p>
          </table:table-cell>
          <table:table-cell table:style-name="ce148" table:formula="of:=ROUNDDOWN((((5)+([.$W82]-[.$Y82]-(ROUNDDOWN([.$AA82]/2;0))))*5+15)*([.$CO82]/1000)*[.$N82]*1+([.CQ$65]/100);0)" office:value-type="float" office:value="43" calcext:value-type="float">
            <text:p>43</text:p>
          </table:table-cell>
          <table:table-cell table:style-name="ce152" table:formula="of:=ROUNDDOWN(((((5)+([.$AC82]-[.$AE82]-(ROUNDDOWN([.$AG82]/2;0))))*5+15)*([.$AP82]/1000)*[.$N82]*1+([.CR$65]/100))*([.$H82]/540)+0.03;4)" office:value-type="float" office:value="0.3197" calcext:value-type="float">
            <text:p>0.3197</text:p>
          </table:table-cell>
          <table:table-cell table:style-name="ce152" table:formula="of:=ROUNDDOWN((((5)+([.$X82]-[.$Y82]-(ROUNDDOWN([.$AA82]/2;0))))*5+15)*0.5*([.$AK82]/1000)*[.$O82]*1+([.CS$65]/100);0)" office:value-type="float" office:value="1" calcext:value-type="float">
            <text:p>1</text:p>
          </table:table-cell>
          <table:table-cell table:style-name="ce152" table:formula="of:=ROUNDDOWN(((((5)+([.$AD82]-[.$AE82]-(ROUNDDOWN([.$AG82]/2;0))))*5+15)*0.5*([.$AK82]/1000)*[.$O82]*1+([.CT$65]/100))*([.$H82]/540)+0.03;4)" office:value-type="float" office:value="0.0411" calcext:value-type="float">
            <text:p>0.0411</text:p>
          </table:table-cell>
          <table:table-cell table:style-name="ce152" table:formula="of:=[.CO82]-[.BD82]-[.BF82]" office:value-type="float" office:value="848" calcext:value-type="float">
            <text:p>848</text:p>
          </table:table-cell>
          <table:table-cell table:style-name="ce160" table:formula="of:=[.$AQ82]-[.BE82]-[.BG82]" office:value-type="float" office:value="3.5038" calcext:value-type="float">
            <text:p>3.5038</text:p>
          </table:table-cell>
          <table:table-cell table:style-name="ce148" table:formula="of:=ROUNDDOWN((((5)+([.$W82]-[.$Y82]-(ROUNDDOWN([.$AA82]/2;0))))*5+15)*([.$CU82]/1000)*[.$N82]*1+([.CW$65]/100);0)" office:value-type="float" office:value="42" calcext:value-type="float">
            <text:p>42</text:p>
          </table:table-cell>
          <table:table-cell table:style-name="ce152" table:formula="of:=ROUNDDOWN(((((5)+([.$AC82]-[.$AE82]-(ROUNDDOWN([.$AG82]/2;0))))*5+15)*([.$AP82]/1000)*[.$N82]*1+([.CX$65]/100))*([.$H82]/540)+0.03;4)" office:value-type="float" office:value="0.3197" calcext:value-type="float">
            <text:p>0.3197</text:p>
          </table:table-cell>
          <table:table-cell table:style-name="ce152" table:formula="of:=ROUNDDOWN((((5)+([.$X82]-[.$Y82]-(ROUNDDOWN([.$AA82]/2;0))))*5+15)*0.5*([.$AK82]/1000)*[.$O82]*1+([.CY$65]/100);0)" office:value-type="float" office:value="1" calcext:value-type="float">
            <text:p>1</text:p>
          </table:table-cell>
          <table:table-cell table:style-name="ce152" table:formula="of:=ROUNDDOWN(((((5)+([.$AD82]-[.$AE82]-(ROUNDDOWN([.$AG82]/2;0))))*5+15)*0.5*([.$AK82]/1000)*[.$O82]*1+([.CZ$65]/100))*([.$H82]/540)+0.03;4)" office:value-type="float" office:value="0.0411" calcext:value-type="float">
            <text:p>0.0411</text:p>
          </table:table-cell>
          <table:table-cell table:style-name="ce152" table:formula="of:=[.CU82]-[.BJ82]-[.BL82]" office:value-type="float" office:value="826" calcext:value-type="float">
            <text:p>826</text:p>
          </table:table-cell>
          <table:table-cell table:style-name="ce160" table:formula="of:=[.$AQ82]-[.BK82]-[.BM82]" office:value-type="float" office:value="3.5038" calcext:value-type="float">
            <text:p>3.5038</text:p>
          </table:table-cell>
          <table:table-cell table:style-name="ce148" table:formula="of:=ROUNDDOWN((((5)+([.$W82]-[.$Y82]-(ROUNDDOWN([.$AA82]/2;0))))*5+15)*([.$DA82]/1000)*[.$N82]*1+([.DC$65]/100);0)" office:value-type="float" office:value="41" calcext:value-type="float">
            <text:p>41</text:p>
          </table:table-cell>
          <table:table-cell table:style-name="ce152" table:formula="of:=ROUNDDOWN(((((5)+([.$AC82]-[.$AE82]-(ROUNDDOWN([.$AG82]/2;0))))*5+15)*([.$AP82]/1000)*[.$N82]*1+([.DD$65]/100))*([.$H82]/540)+0.03;4)" office:value-type="float" office:value="0.3197" calcext:value-type="float">
            <text:p>0.3197</text:p>
          </table:table-cell>
          <table:table-cell table:style-name="ce152" table:formula="of:=ROUNDDOWN((((5)+([.$X82]-[.$Y82]-(ROUNDDOWN([.$AA82]/2;0))))*5+15)*0.5*([.$AK82]/1000)*[.$O82]*1+([.DE$65]/100);0)" office:value-type="float" office:value="1" calcext:value-type="float">
            <text:p>1</text:p>
          </table:table-cell>
          <table:table-cell table:style-name="ce152" table:formula="of:=ROUNDDOWN(((((5)+([.$AD82]-[.$AE82]-(ROUNDDOWN([.$AG82]/2;0))))*5+15)*0.5*([.$AK82]/1000)*[.$O82]*1+([.DF$65]/100))*([.$H82]/540)+0.03;4)" office:value-type="float" office:value="0.0411" calcext:value-type="float">
            <text:p>0.0411</text:p>
          </table:table-cell>
          <table:table-cell table:style-name="ce152" table:formula="of:=[.DA82]-[.BP82]-[.BR82]" office:value-type="float" office:value="804" calcext:value-type="float">
            <text:p>804</text:p>
          </table:table-cell>
          <table:table-cell table:style-name="ce160" table:formula="of:=[.$AQ82]-[.BQ82]-[.BS82]" office:value-type="float" office:value="3.5038" calcext:value-type="float">
            <text:p>3.5038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19" table:formula="of:=[.AL82]+[.AR82]+[.AX82]+[.BD82]+[.BJ82]+[.BP82]" office:value-type="float" office:value="142" calcext:value-type="float">
            <text:p>142</text:p>
          </table:table-cell>
          <table:table-cell table:style-name="ce120" table:formula="of:=[.AM82]+[.AS82]+[.AY82]+[.BE82]+[.BK82]+[.BQ82]" office:value-type="float" office:value="1.1054" calcext:value-type="float">
            <text:p>1.1054</text:p>
          </table:table-cell>
          <table:table-cell table:style-name="ce119" table:formula="of:=[.BY82]+[.CE82]+[.CK82]+[.CQ82]+[.CW82]+[.DC82]" office:value-type="float" office:value="150" calcext:value-type="float">
            <text:p>150</text:p>
          </table:table-cell>
          <table:table-cell table:style-name="ce120" table:formula="of:=[.BZ82]+[.CF82]+[.CL82]+[.CR82]+[.CX82]+[.DD82]" office:value-type="float" office:value="1.2711" calcext:value-type="float">
            <text:p>1.2711</text:p>
          </table:table-cell>
          <table:table-cell table:style-name="ce119" table:formula="of:=[.AN82]+[.AT82]+[.AZ82]+[.BF82]+[.BL82]+[.BR82]" office:value-type="float" office:value="54" calcext:value-type="float">
            <text:p>54</text:p>
          </table:table-cell>
          <table:table-cell table:style-name="ce120" table:formula="of:=[.AO82]+[.AU82]+[.BA82]+[.BG82]+[.BM82]+[.BS82]" office:value-type="float" office:value="0.5244" calcext:value-type="float">
            <text:p>0.5244</text:p>
          </table:table-cell>
          <table:table-cell table:style-name="ce119" table:formula="of:=[.CA82]+[.CG82]+[.CM82]+[.CS82]+[.CY82]+[.DE82]" office:value-type="float" office:value="45" calcext:value-type="float">
            <text:p>45</text:p>
          </table:table-cell>
          <table:table-cell table:style-name="ce120" table:formula="of:=[.CB82]+[.CH82]+[.CN82]+[.CT82]+[.CZ82]+[.DF82]" office:value-type="float" office:value="0.5244" calcext:value-type="float">
            <text:p>0.5244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19" table:formula="of:=[.DK82]-[.DQ82]" office:value-type="float" office:value="97" calcext:value-type="float">
            <text:p>97</text:p>
          </table:table-cell>
          <table:table-cell table:style-name="ce120" table:formula="of:=[.DL82]-[.DR82]" office:value-type="float" office:value="0.581" calcext:value-type="float">
            <text:p>0.581</text:p>
          </table:table-cell>
          <table:table-cell table:style-name="ce119" table:formula="of:=[.DM82]-[.DO82]" office:value-type="float" office:value="96" calcext:value-type="float">
            <text:p>96</text:p>
          </table:table-cell>
          <table:table-cell table:style-name="ce120" table:formula="of:=[.DN82]-[.DP82]" office:value-type="float" office:value="0.7467" calcext:value-type="float">
            <text:p>0.7467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.1" calcext:value-type="float">
            <text:p>1.1</text:p>
          </table:table-cell>
          <table:table-cell table:style-name="ce30" office:value-type="float" office:value="0.5" calcext:value-type="float">
            <text:p>0.5</text:p>
          </table:table-cell>
          <table:table-cell table:style-name="ce36" office:value-type="float" office:value="2.4" calcext:value-type="float">
            <text:p>2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2" calcext:value-type="float">
            <text:p>2</text:p>
          </table:table-cell>
          <table:table-cell table:style-name="ce36" office:value-type="float" office:value="0.25" calcext:value-type="float">
            <text:p>0.25</text:p>
          </table:table-cell>
          <table:table-cell table:style-name="ce51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7" table:formula="of:=[.B83]/[.$I83]" office:value-type="float" office:value="0.55" calcext:value-type="float">
            <text:p>0.55</text:p>
          </table:table-cell>
          <table:table-cell table:style-name="ce58" table:formula="of:=[.C83]/[.$I83]" office:value-type="float" office:value="0.25" calcext:value-type="float">
            <text:p>0.25</text:p>
          </table:table-cell>
          <table:table-cell table:style-name="ce59" table:formula="of:=[.D83]/[.$I83]" office:value-type="float" office:value="1.2" calcext:value-type="float">
            <text:p>1.2</text:p>
          </table:table-cell>
          <table:table-cell table:style-name="ce57" table:formula="of:=[.E83]/[.$I83]" office:value-type="float" office:value="0.575" calcext:value-type="float">
            <text:p>0.575</text:p>
          </table:table-cell>
          <table:table-cell table:style-name="ce58" table:formula="of:=[.F83]/[.$I83]" office:value-type="float" office:value="1" calcext:value-type="float">
            <text:p>1</text:p>
          </table:table-cell>
          <table:table-cell table:style-name="ce59" table:formula="of:=[.G83]/[.$I83]" office:value-type="float" office:value="0.125" calcext:value-type="float">
            <text:p>0.125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83]-[.$T83]-(ROUNDDOWN([.$U83]/2;0))))*5+15)*([.$AK83]/1000)*[.$J83]*1+([.AL$65]/100);0)" office:value-type="float" office:value="24" calcext:value-type="float">
            <text:p>24</text:p>
          </table:table-cell>
          <table:table-cell table:style-name="ce169" table:formula="of:=ROUNDDOWN(((((5)+([.$AB83]-[.$AF83]-(ROUNDDOWN([.$AG83]/2;0))))*5+15)*([.$AK83]/1000)*[.$J83]*1+([.AM$65]/100))*([.$H83]/540)+0.03;4)" office:value-type="float" office:value="0.2133" calcext:value-type="float">
            <text:p>0.2133</text:p>
          </table:table-cell>
          <table:table-cell table:style-name="ce169" table:formula="of:=ROUNDDOWN((((5)+([.$R83]-[.$T83]-(ROUNDDOWN([.$U83]/2;0))))*5+15)*([.$AK83]/1000)*[.$L83]*0.5*1+([.AN$65]/100);0)" office:value-type="float" office:value="27" calcext:value-type="float">
            <text:p>27</text:p>
          </table:table-cell>
          <table:table-cell table:style-name="ce169" table:formula="of:=ROUNDDOWN(((((5)+([.$AD83]-[.$AF83]-(ROUNDDOWN([.$AG83]/2;0))))*5+15)*([.$AK83]/1000)*[.$L83]*0.5*1+([.AO$65]/100))*([.$H83]/540)+0.03;4)" office:value-type="float" office:value="0.2077" calcext:value-type="float">
            <text:p>0.2077</text:p>
          </table:table-cell>
          <table:table-cell table:style-name="ce169" table:formula="of:=[.AK83]-[.BY83]-[.CA83]" office:value-type="float" office:value="972" calcext:value-type="float">
            <text:p>972</text:p>
          </table:table-cell>
          <table:table-cell table:style-name="ce174" table:formula="of:=[.$H83]-[.BZ83]-[.CB83]" office:value-type="float" office:value="3.6883" calcext:value-type="float">
            <text:p>3.6883</text:p>
          </table:table-cell>
          <table:table-cell table:style-name="ce146" table:formula="of:=ROUNDDOWN((((5)+([.$P83]-[.$T83]-(ROUNDDOWN([.$U83]/2;0))))*5+15)*([.$AP83]/1000)*[.$J83]*1+([.AR$65]/100);0)" office:value-type="float" office:value="24" calcext:value-type="float">
            <text:p>24</text:p>
          </table:table-cell>
          <table:table-cell table:style-name="ce169" table:formula="of:=ROUNDDOWN(((((5)+([.$AB83]-[.$AF83]-(ROUNDDOWN([.$AG83]/2;0))))*5+15)*([.$AQ83]/1000)*[.$J83]*1+([.AS$65]/100))*([.$H83]/540)+0.03;4)" office:value-type="float" office:value="0.0306" calcext:value-type="float">
            <text:p>0.0306</text:p>
          </table:table-cell>
          <table:table-cell table:style-name="ce169" table:formula="of:=ROUNDDOWN((((5)+([.$R83]-[.$T83]-(ROUNDDOWN([.$U83]/2;0))))*5+15)*([.$AK83]/1000)*[.$L83]*0.5*1+([.AT$65]/100);0)" office:value-type="float" office:value="27" calcext:value-type="float">
            <text:p>27</text:p>
          </table:table-cell>
          <table:table-cell table:style-name="ce169" table:formula="of:=ROUNDDOWN(((((5)+([.$AD83]-[.$AF83]-(ROUNDDOWN([.$AG83]/2;0))))*5+15)*0.5*([.$AK83]/1000)*[.$L83]*1+([.AU$65]/100))*([.$H83]/540)+0.03;4)" office:value-type="float" office:value="0.2077" calcext:value-type="float">
            <text:p>0.2077</text:p>
          </table:table-cell>
          <table:table-cell table:style-name="ce169" table:formula="of:=[.AP83]-[.CE83]-[.CG83]" office:value-type="float" office:value="944" calcext:value-type="float">
            <text:p>944</text:p>
          </table:table-cell>
          <table:table-cell table:style-name="ce174" table:formula="of:=[.$AQ83]-[.CF83]-[.CH83]" office:value-type="float" office:value="3.3766" calcext:value-type="float">
            <text:p>3.3766</text:p>
          </table:table-cell>
          <table:table-cell table:style-name="ce146" table:formula="of:=ROUNDDOWN((((5)+([.$P83]-[.$T83]-(ROUNDDOWN([.$U83]/2;0))))*5+15)*([.$AP83]/1000)*[.$J83]*1+([.AX$65]/100);0)" office:value-type="float" office:value="24" calcext:value-type="float">
            <text:p>24</text:p>
          </table:table-cell>
          <table:table-cell table:style-name="ce169" table:formula="of:=ROUNDDOWN(((((5)+([.$AB83]-[.$AF83]-(ROUNDDOWN([.$AG83]/2;0))))*5+15)*([.$AP83]/1000)*[.$J83]*1+([.AY$65]/100))*([.$H83]/540)+0.03;4)" office:value-type="float" office:value="0.2082" calcext:value-type="float">
            <text:p>0.2082</text:p>
          </table:table-cell>
          <table:table-cell table:style-name="ce169" table:formula="of:=ROUNDDOWN((((5)+([.$R83]-[.$T83]-(ROUNDDOWN([.$U83]/2;0))))*5+15)*([.$AK83]/1000)*[.$L83]*0.5*1+([.AZ$65]/100);0)" office:value-type="float" office:value="27" calcext:value-type="float">
            <text:p>27</text:p>
          </table:table-cell>
          <table:table-cell table:style-name="ce169" table:formula="of:=ROUNDDOWN(((((5)+([.$AD83]-[.$AF83]-(ROUNDDOWN([.$AG83]/2;0))))*5+15)*0.5*([.$AK83]/1000)*[.$L83]*1+([.BA$65]/100))*([.$H83]/540)+0.03;4)" office:value-type="float" office:value="0.2077" calcext:value-type="float">
            <text:p>0.2077</text:p>
          </table:table-cell>
          <table:table-cell table:style-name="ce169" table:formula="of:=[.AV83]-[.CK83]-[.CM83]" office:value-type="float" office:value="917" calcext:value-type="float">
            <text:p>917</text:p>
          </table:table-cell>
          <table:table-cell table:style-name="ce174" table:formula="of:=[.$AQ83]-[.CL83]-[.CN83]" office:value-type="float" office:value="3.3766" calcext:value-type="float">
            <text:p>3.3766</text:p>
          </table:table-cell>
          <table:table-cell table:style-name="ce148" table:formula="of:=ROUNDDOWN((((5)+([.$V83]-[.$Z83]-(ROUNDDOWN([.$AA83]/2;0))))*5+15)*([.$BB83]/1000)*[.$M83]*1+([.BD$65]/100);0)" office:value-type="float" office:value="21" calcext:value-type="float">
            <text:p>21</text:p>
          </table:table-cell>
          <table:table-cell table:style-name="ce152" table:formula="of:=ROUNDDOWN(((((5)+([.$AB83]-[.$AF83]-(ROUNDDOWN([.$AG83]/2;0))))*5+15)*([.$AP83]/1000)*[.$M83]*1+([.BE$65]/100))*([.$H83]/540)+0.03;4)" office:value-type="float" office:value="0.2163" calcext:value-type="float">
            <text:p>0.2163</text:p>
          </table:table-cell>
          <table:table-cell table:style-name="ce152" table:formula="of:=ROUNDDOWN((((5)+([.$X83]-[.$Y83]-(ROUNDDOWN([.$AA83]/2;0))))*5+15)*0.5*([.$AK83]/1000)*[.$O83]*1+([.BF$65]/100);0)" office:value-type="float" office:value="2" calcext:value-type="float">
            <text:p>2</text:p>
          </table:table-cell>
          <table:table-cell table:style-name="ce152" table:formula="of:=ROUNDDOWN(((((5)+([.$AD83]-[.$AF83]-(ROUNDDOWN([.$AG83]/2;0))))*5+15)*0.5*([.$AK83]/1000)*[.$O83]*1+([.BG$65]/100))*([.$H83]/540)+0.03;4)" office:value-type="float" office:value="0.0485" calcext:value-type="float">
            <text:p>0.0485</text:p>
          </table:table-cell>
          <table:table-cell table:style-name="ce152" table:formula="of:=[.BB83]-[.CQ83]-[.CS83]" office:value-type="float" office:value="873" calcext:value-type="float">
            <text:p>873</text:p>
          </table:table-cell>
          <table:table-cell table:style-name="ce160" table:formula="of:=[.$AQ83]-[.CR83]-[.CT83]" office:value-type="float" office:value="3.3218" calcext:value-type="float">
            <text:p>3.3218</text:p>
          </table:table-cell>
          <table:table-cell table:style-name="ce148" table:formula="of:=ROUNDDOWN((((5)+([.$V83]-[.$Z83]-(ROUNDDOWN([.$AA83]/2;0))))*5+15)*([.$BB83]/1000)*[.$M83]*1+([.BJ$65]/100);0)" office:value-type="float" office:value="21" calcext:value-type="float">
            <text:p>21</text:p>
          </table:table-cell>
          <table:table-cell table:style-name="ce152" table:formula="of:=ROUNDDOWN(((((5)+([.$AB83]-[.$AF83]-(ROUNDDOWN([.$AG83]/2;0))))*5+15)*([.$AP83]/1000)*[.$M83]*1+([.BK$65]/100))*([.$H83]/540)+0.03;4)" office:value-type="float" office:value="0.2163" calcext:value-type="float">
            <text:p>0.2163</text:p>
          </table:table-cell>
          <table:table-cell table:style-name="ce152" table:formula="of:=ROUNDDOWN((((5)+([.$X83]-[.$Z83]-(ROUNDDOWN([.$AA83]/2;0))))*5+15)*0.5*([.$AK83]/1000)*[.$O83]*1+([.BL$65]/100);0)" office:value-type="float" office:value="1" calcext:value-type="float">
            <text:p>1</text:p>
          </table:table-cell>
          <table:table-cell table:style-name="ce152" table:formula="of:=ROUNDDOWN(((((5)+([.$AD83]-[.$AE83]-(ROUNDDOWN([.$AG83]/2;0))))*5+15)*0.5*([.$AK83]/1000)*[.$O83]*1+([.BM$65]/100))*([.$H83]/540)+0.03;4)" office:value-type="float" office:value="0.0485" calcext:value-type="float">
            <text:p>0.0485</text:p>
          </table:table-cell>
          <table:table-cell table:style-name="ce152" table:formula="of:=[.BH83]-[.CW83]-[.CY83]" office:value-type="float" office:value="830" calcext:value-type="float">
            <text:p>830</text:p>
          </table:table-cell>
          <table:table-cell table:style-name="ce160" table:formula="of:=[.$AQ83]-[.CX83]-[.CZ83]" office:value-type="float" office:value="3.3218" calcext:value-type="float">
            <text:p>3.3218</text:p>
          </table:table-cell>
          <table:table-cell table:style-name="ce148" table:formula="of:=ROUNDDOWN((((5)+([.$V83]-[.$Z83]-(ROUNDDOWN([.$AA83]/2;0))))*5+15)*([.$BB83]/1000)*[.$M83]*1+([.BP$65]/100);0)" office:value-type="float" office:value="21" calcext:value-type="float">
            <text:p>21</text:p>
          </table:table-cell>
          <table:table-cell table:style-name="ce152" table:formula="of:=ROUNDDOWN(((((5)+([.$AB83]-[.$AF83]-(ROUNDDOWN([.$AG83]/2;0))))*5+15)*([.$AP83]/1000)*[.$M83]*1+([.BQ$65]/100))*([.$H83]/540)+0.03;4)" office:value-type="float" office:value="0.2163" calcext:value-type="float">
            <text:p>0.2163</text:p>
          </table:table-cell>
          <table:table-cell table:style-name="ce152" table:formula="of:=ROUNDDOWN((((5)+([.$X83]-[.$Z83]-(ROUNDDOWN([.$AA83]/2;0))))*5+15)*0.5*([.$AK83]/1000)*[.$O83]*1+([.BR$65]/100);0)" office:value-type="float" office:value="1" calcext:value-type="float">
            <text:p>1</text:p>
          </table:table-cell>
          <table:table-cell table:style-name="ce152" table:formula="of:=ROUNDDOWN(((((5)+([.$AD83]-[.$AF83]-(ROUNDDOWN([.$AG83]/2;0))))*5+15)*0.5*([.$AK83]/1000)*[.$O83]*1+([.BS$65]/100))*([.$H83]/540)+0.03;4)" office:value-type="float" office:value="0.0485" calcext:value-type="float">
            <text:p>0.0485</text:p>
          </table:table-cell>
          <table:table-cell table:style-name="ce152" table:formula="of:=[.BN83]-[.DC83]-[.DE83]" office:value-type="float" office:value="788" calcext:value-type="float">
            <text:p>788</text:p>
          </table:table-cell>
          <table:table-cell table:style-name="ce160" table:formula="of:=[.$AQ83]-[.DD83]-[.DF83]" office:value-type="float" office:value="3.3218" calcext:value-type="float">
            <text:p>3.3218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83]-[.$S83]-(ROUNDDOWN([.$U83]/2;0))))*5+15)*([.$BX83]/1000)*[.$K83]*1+([.BY$65]/100);0)" office:value-type="float" office:value="7" calcext:value-type="float">
            <text:p>7</text:p>
          </table:table-cell>
          <table:table-cell table:style-name="ce169" table:formula="of:=ROUNDDOWN(((((5)+([.$AC83]-[.$AE83]-(ROUNDDOWN([.$AG83]/2;0))))*5+15)*([.$AK83]/1000)*[.$K83]*1+([.BZ$65]/100))*([.$H83]/540)+0.03;4)" office:value-type="float" office:value="0.104" calcext:value-type="float">
            <text:p>0.104</text:p>
          </table:table-cell>
          <table:table-cell table:style-name="ce169" table:formula="of:=ROUNDDOWN((((5)+([.$R83]-[.$S83]-(ROUNDDOWN([.$U83]/2;0))))*5+15)*0.5*([.$BX83]/1000)*[.$L83]*1+([.CA$65]/100);0)" office:value-type="float" office:value="21" calcext:value-type="float">
            <text:p>21</text:p>
          </table:table-cell>
          <table:table-cell table:style-name="ce169" table:formula="of:=ROUNDDOWN(((((5)+([.$AD83]-[.$AE83]-(ROUNDDOWN([.$AG83]/2;0))))*5+15)*0.5*([.$AK83]/1000)*[.$L83]*1+([.CB$65]/100))*([.$H83]/540)+0.03;4)" office:value-type="float" office:value="0.2077" calcext:value-type="float">
            <text:p>0.2077</text:p>
          </table:table-cell>
          <table:table-cell table:style-name="ce169" table:formula="of:=[.BX83]-[.AL83]-[.AN83]" office:value-type="float" office:value="949" calcext:value-type="float">
            <text:p>949</text:p>
          </table:table-cell>
          <table:table-cell table:style-name="ce174" table:formula="of:=[.$H83]-[.AM83]-[.AO83]" office:value-type="float" office:value="3.579" calcext:value-type="float">
            <text:p>3.579</text:p>
          </table:table-cell>
          <table:table-cell table:style-name="ce146" table:formula="of:=ROUNDDOWN((((5)+([.$Q83]-[.$S83]-(ROUNDDOWN([.$U83]/2;0))))*5+15)*([.$CC83]/1000)*[.$K83]*1+([.CE$65]/100);0)" office:value-type="float" office:value="7" calcext:value-type="float">
            <text:p>7</text:p>
          </table:table-cell>
          <table:table-cell table:style-name="ce169" table:formula="of:=ROUNDDOWN(((((5)+([.$AC83]-[.$AE83]-(ROUNDDOWN([.$AG83]/2;0))))*5+15)*([.$AK83]/1000)*[.$K83]*1+([.CF$65]/100))*([.$H83]/540)+0.03;4)" office:value-type="float" office:value="0.104" calcext:value-type="float">
            <text:p>0.104</text:p>
          </table:table-cell>
          <table:table-cell table:style-name="ce169" table:formula="of:=ROUNDDOWN((((5)+([.$R83]-[.$S83]-(ROUNDDOWN([.$U83]/2;0))))*5+15)*0.5*([.$BX83]/1000)*[.$L83]*1+([.CG$65]/100);0)" office:value-type="float" office:value="21" calcext:value-type="float">
            <text:p>21</text:p>
          </table:table-cell>
          <table:table-cell table:style-name="ce169" table:formula="of:=ROUNDDOWN(((((5)+([.$AD83]-[.$AE83]-(ROUNDDOWN([.$AG83]/2;0))))*5+15)*0.5*([.$AK83]/1000)*[.$L83]*1+([.CH$65]/100))*([.$H83]/540)+0.03;4)" office:value-type="float" office:value="0.2077" calcext:value-type="float">
            <text:p>0.2077</text:p>
          </table:table-cell>
          <table:table-cell table:style-name="ce169" table:formula="of:=[.CC83]-[.AR83]-[.AT83]" office:value-type="float" office:value="898" calcext:value-type="float">
            <text:p>898</text:p>
          </table:table-cell>
          <table:table-cell table:style-name="ce174" table:formula="of:=[.$H83]-[.AS83]-[.AU83]" office:value-type="float" office:value="3.7617" calcext:value-type="float">
            <text:p>3.7617</text:p>
          </table:table-cell>
          <table:table-cell table:style-name="ce146" table:formula="of:=ROUNDDOWN((((5)+([.$Q83]-[.$S83]-(ROUNDDOWN([.$U83]/2;0))))*5+15)*([.$CI83]/1000)*[.$K83]*1+([.CK$65]/100);0)" office:value-type="float" office:value="6" calcext:value-type="float">
            <text:p>6</text:p>
          </table:table-cell>
          <table:table-cell table:style-name="ce169" table:formula="of:=ROUNDDOWN(((((5)+([.$AC83]-[.$AE83]-(ROUNDDOWN([.$AG83]/2;0))))*5+15)*([.$AK83]/1000)*[.$K83]*1+([.CL$65]/100))*([.$H83]/540)+0.03;4)" office:value-type="float" office:value="0.104" calcext:value-type="float">
            <text:p>0.104</text:p>
          </table:table-cell>
          <table:table-cell table:style-name="ce169" table:formula="of:=ROUNDDOWN((((5)+([.$R83]-[.$S83]-(ROUNDDOWN([.$U83]/2;0))))*5+15)*0.5*([.$BX83]/1000)*[.$L83]*1+([.CM$65]/100);0)" office:value-type="float" office:value="21" calcext:value-type="float">
            <text:p>21</text:p>
          </table:table-cell>
          <table:table-cell table:style-name="ce169" table:formula="of:=ROUNDDOWN(((((5)+([.$AD83]-[.$AE83]-(ROUNDDOWN([.$AG83]/2;0))))*5+15)*0.5*([.$AK83]/1000)*[.$L83]*1+([.CN$65]/100))*([.$H83]/540)+0.03;4)" office:value-type="float" office:value="0.2077" calcext:value-type="float">
            <text:p>0.2077</text:p>
          </table:table-cell>
          <table:table-cell table:style-name="ce169" table:formula="of:=[.CI83]-[.AX83]-[.AZ83]" office:value-type="float" office:value="847" calcext:value-type="float">
            <text:p>847</text:p>
          </table:table-cell>
          <table:table-cell table:style-name="ce174" table:formula="of:=[.$H83]-[.AY83]-[.BA83]" office:value-type="float" office:value="3.5841" calcext:value-type="float">
            <text:p>3.5841</text:p>
          </table:table-cell>
          <table:table-cell table:style-name="ce148" table:formula="of:=ROUNDDOWN((((5)+([.$W83]-[.$Y83]-(ROUNDDOWN([.$AA83]/2;0))))*5+15)*([.$CO83]/1000)*[.$N83]*1+([.CQ$65]/100);0)" office:value-type="float" office:value="42" calcext:value-type="float">
            <text:p>42</text:p>
          </table:table-cell>
          <table:table-cell table:style-name="ce152" table:formula="of:=ROUNDDOWN(((((5)+([.$AC83]-[.$AE83]-(ROUNDDOWN([.$AG83]/2;0))))*5+15)*([.$AP83]/1000)*[.$N83]*1+([.CR$65]/100))*([.$H83]/540)+0.03;4)" office:value-type="float" office:value="0.318" calcext:value-type="float">
            <text:p>0.318</text:p>
          </table:table-cell>
          <table:table-cell table:style-name="ce152" table:formula="of:=ROUNDDOWN((((5)+([.$X83]-[.$Y83]-(ROUNDDOWN([.$AA83]/2;0))))*5+15)*0.5*([.$AK83]/1000)*[.$O83]*1+([.CS$65]/100);0)" office:value-type="float" office:value="2" calcext:value-type="float">
            <text:p>2</text:p>
          </table:table-cell>
          <table:table-cell table:style-name="ce152" table:formula="of:=ROUNDDOWN(((((5)+([.$AD83]-[.$AE83]-(ROUNDDOWN([.$AG83]/2;0))))*5+15)*0.5*([.$AK83]/1000)*[.$O83]*1+([.CT$65]/100))*([.$H83]/540)+0.03;4)" office:value-type="float" office:value="0.0485" calcext:value-type="float">
            <text:p>0.0485</text:p>
          </table:table-cell>
          <table:table-cell table:style-name="ce152" table:formula="of:=[.CO83]-[.BD83]-[.BF83]" office:value-type="float" office:value="824" calcext:value-type="float">
            <text:p>824</text:p>
          </table:table-cell>
          <table:table-cell table:style-name="ce160" table:formula="of:=[.$AQ83]-[.BE83]-[.BG83]" office:value-type="float" office:value="3.4235" calcext:value-type="float">
            <text:p>3.4235</text:p>
          </table:table-cell>
          <table:table-cell table:style-name="ce148" table:formula="of:=ROUNDDOWN((((5)+([.$W83]-[.$Y83]-(ROUNDDOWN([.$AA83]/2;0))))*5+15)*([.$CU83]/1000)*[.$N83]*1+([.CW$65]/100);0)" office:value-type="float" office:value="41" calcext:value-type="float">
            <text:p>41</text:p>
          </table:table-cell>
          <table:table-cell table:style-name="ce152" table:formula="of:=ROUNDDOWN(((((5)+([.$AC83]-[.$AE83]-(ROUNDDOWN([.$AG83]/2;0))))*5+15)*([.$AP83]/1000)*[.$N83]*1+([.CX$65]/100))*([.$H83]/540)+0.03;4)" office:value-type="float" office:value="0.318" calcext:value-type="float">
            <text:p>0.318</text:p>
          </table:table-cell>
          <table:table-cell table:style-name="ce152" table:formula="of:=ROUNDDOWN((((5)+([.$X83]-[.$Y83]-(ROUNDDOWN([.$AA83]/2;0))))*5+15)*0.5*([.$AK83]/1000)*[.$O83]*1+([.CY$65]/100);0)" office:value-type="float" office:value="2" calcext:value-type="float">
            <text:p>2</text:p>
          </table:table-cell>
          <table:table-cell table:style-name="ce152" table:formula="of:=ROUNDDOWN(((((5)+([.$AD83]-[.$AE83]-(ROUNDDOWN([.$AG83]/2;0))))*5+15)*0.5*([.$AK83]/1000)*[.$O83]*1+([.CZ$65]/100))*([.$H83]/540)+0.03;4)" office:value-type="float" office:value="0.0485" calcext:value-type="float">
            <text:p>0.0485</text:p>
          </table:table-cell>
          <table:table-cell table:style-name="ce152" table:formula="of:=[.CU83]-[.BJ83]-[.BL83]" office:value-type="float" office:value="802" calcext:value-type="float">
            <text:p>802</text:p>
          </table:table-cell>
          <table:table-cell table:style-name="ce160" table:formula="of:=[.$AQ83]-[.BK83]-[.BM83]" office:value-type="float" office:value="3.4235" calcext:value-type="float">
            <text:p>3.4235</text:p>
          </table:table-cell>
          <table:table-cell table:style-name="ce148" table:formula="of:=ROUNDDOWN((((5)+([.$W83]-[.$Y83]-(ROUNDDOWN([.$AA83]/2;0))))*5+15)*([.$DA83]/1000)*[.$N83]*1+([.DC$65]/100);0)" office:value-type="float" office:value="40" calcext:value-type="float">
            <text:p>40</text:p>
          </table:table-cell>
          <table:table-cell table:style-name="ce152" table:formula="of:=ROUNDDOWN(((((5)+([.$AC83]-[.$AE83]-(ROUNDDOWN([.$AG83]/2;0))))*5+15)*([.$AP83]/1000)*[.$N83]*1+([.DD$65]/100))*([.$H83]/540)+0.03;4)" office:value-type="float" office:value="0.318" calcext:value-type="float">
            <text:p>0.318</text:p>
          </table:table-cell>
          <table:table-cell table:style-name="ce152" table:formula="of:=ROUNDDOWN((((5)+([.$X83]-[.$Y83]-(ROUNDDOWN([.$AA83]/2;0))))*5+15)*0.5*([.$AK83]/1000)*[.$O83]*1+([.DE$65]/100);0)" office:value-type="float" office:value="2" calcext:value-type="float">
            <text:p>2</text:p>
          </table:table-cell>
          <table:table-cell table:style-name="ce152" table:formula="of:=ROUNDDOWN(((((5)+([.$AD83]-[.$AE83]-(ROUNDDOWN([.$AG83]/2;0))))*5+15)*0.5*([.$AK83]/1000)*[.$O83]*1+([.DF$65]/100))*([.$H83]/540)+0.03;4)" office:value-type="float" office:value="0.0485" calcext:value-type="float">
            <text:p>0.0485</text:p>
          </table:table-cell>
          <table:table-cell table:style-name="ce152" table:formula="of:=[.DA83]-[.BP83]-[.BR83]" office:value-type="float" office:value="780" calcext:value-type="float">
            <text:p>780</text:p>
          </table:table-cell>
          <table:table-cell table:style-name="ce160" table:formula="of:=[.$AQ83]-[.BQ83]-[.BS83]" office:value-type="float" office:value="3.4235" calcext:value-type="float">
            <text:p>3.4235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119" table:formula="of:=[.AL83]+[.AR83]+[.AX83]+[.BD83]+[.BJ83]+[.BP83]" office:value-type="float" office:value="135" calcext:value-type="float">
            <text:p>135</text:p>
          </table:table-cell>
          <table:table-cell table:style-name="ce120" table:formula="of:=[.AM83]+[.AS83]+[.AY83]+[.BE83]+[.BK83]+[.BQ83]" office:value-type="float" office:value="1.101" calcext:value-type="float">
            <text:p>1.101</text:p>
          </table:table-cell>
          <table:table-cell table:style-name="ce119" table:formula="of:=[.BY83]+[.CE83]+[.CK83]+[.CQ83]+[.CW83]+[.DC83]" office:value-type="float" office:value="143" calcext:value-type="float">
            <text:p>143</text:p>
          </table:table-cell>
          <table:table-cell table:style-name="ce120" table:formula="of:=[.BZ83]+[.CF83]+[.CL83]+[.CR83]+[.CX83]+[.DD83]" office:value-type="float" office:value="1.266" calcext:value-type="float">
            <text:p>1.266</text:p>
          </table:table-cell>
          <table:table-cell table:style-name="ce119" table:formula="of:=[.AN83]+[.AT83]+[.AZ83]+[.BF83]+[.BL83]+[.BR83]" office:value-type="float" office:value="85" calcext:value-type="float">
            <text:p>85</text:p>
          </table:table-cell>
          <table:table-cell table:style-name="ce120" table:formula="of:=[.AO83]+[.AU83]+[.BA83]+[.BG83]+[.BM83]+[.BS83]" office:value-type="float" office:value="0.7686" calcext:value-type="float">
            <text:p>0.7686</text:p>
          </table:table-cell>
          <table:table-cell table:style-name="ce119" table:formula="of:=[.CA83]+[.CG83]+[.CM83]+[.CS83]+[.CY83]+[.DE83]" office:value-type="float" office:value="69" calcext:value-type="float">
            <text:p>69</text:p>
          </table:table-cell>
          <table:table-cell table:style-name="ce120" table:formula="of:=[.CB83]+[.CH83]+[.CN83]+[.CT83]+[.CZ83]+[.DF83]" office:value-type="float" office:value="0.7686" calcext:value-type="float">
            <text:p>0.7686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119" table:formula="of:=[.DK83]-[.DQ83]" office:value-type="float" office:value="66" calcext:value-type="float">
            <text:p>66</text:p>
          </table:table-cell>
          <table:table-cell table:style-name="ce120" table:formula="of:=[.DL83]-[.DR83]" office:value-type="float" office:value="0.3324" calcext:value-type="float">
            <text:p>0.3324</text:p>
          </table:table-cell>
          <table:table-cell table:style-name="ce119" table:formula="of:=[.DM83]-[.DO83]" office:value-type="float" office:value="58" calcext:value-type="float">
            <text:p>58</text:p>
          </table:table-cell>
          <table:table-cell table:style-name="ce120" table:formula="of:=[.DN83]-[.DP83]" office:value-type="float" office:value="0.4974" calcext:value-type="float">
            <text:p>0.4974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1.1" calcext:value-type="float">
            <text:p>1.1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2.4" calcext:value-type="float">
            <text:p>2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.25" calcext:value-type="float">
            <text:p>0.25</text:p>
          </table:table-cell>
          <table:table-cell table:style-name="ce51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7" table:formula="of:=[.B84]/[.$I84]" office:value-type="float" office:value="0.55" calcext:value-type="float">
            <text:p>0.55</text:p>
          </table:table-cell>
          <table:table-cell table:style-name="ce58" table:formula="of:=[.C84]/[.$I84]" office:value-type="float" office:value="0.25" calcext:value-type="float">
            <text:p>0.25</text:p>
          </table:table-cell>
          <table:table-cell table:style-name="ce59" table:formula="of:=[.D84]/[.$I84]" office:value-type="float" office:value="1.2" calcext:value-type="float">
            <text:p>1.2</text:p>
          </table:table-cell>
          <table:table-cell table:style-name="ce57" table:formula="of:=[.E84]/[.$I84]" office:value-type="float" office:value="0.575" calcext:value-type="float">
            <text:p>0.575</text:p>
          </table:table-cell>
          <table:table-cell table:style-name="ce58" table:formula="of:=[.F84]/[.$I84]" office:value-type="float" office:value="1.5" calcext:value-type="float">
            <text:p>1.5</text:p>
          </table:table-cell>
          <table:table-cell table:style-name="ce59" table:formula="of:=[.G84]/[.$I84]" office:value-type="float" office:value="0.125" calcext:value-type="float">
            <text:p>0.125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84]-[.$T84]-(ROUNDDOWN([.$U84]/2;0))))*5+15)*([.$AK84]/1000)*[.$J84]*1+([.AL$65]/100);0)" office:value-type="float" office:value="24" calcext:value-type="float">
            <text:p>24</text:p>
          </table:table-cell>
          <table:table-cell table:style-name="ce169" table:formula="of:=ROUNDDOWN(((((5)+([.$AB84]-[.$AF84]-(ROUNDDOWN([.$AG84]/2;0))))*5+15)*([.$AK84]/1000)*[.$J84]*1+([.AM$65]/100))*([.$H84]/540)+0.03;4)" office:value-type="float" office:value="0.2133" calcext:value-type="float">
            <text:p>0.2133</text:p>
          </table:table-cell>
          <table:table-cell table:style-name="ce169" table:formula="of:=ROUNDDOWN((((5)+([.$R84]-[.$T84]-(ROUNDDOWN([.$U84]/2;0))))*5+15)*([.$AK84]/1000)*[.$L84]*0.5*1+([.AN$65]/100);0)" office:value-type="float" office:value="27" calcext:value-type="float">
            <text:p>27</text:p>
          </table:table-cell>
          <table:table-cell table:style-name="ce169" table:formula="of:=ROUNDDOWN(((((5)+([.$AD84]-[.$AF84]-(ROUNDDOWN([.$AG84]/2;0))))*5+15)*([.$AK84]/1000)*[.$L84]*0.5*1+([.AO$65]/100))*([.$H84]/540)+0.03;4)" office:value-type="float" office:value="0.2077" calcext:value-type="float">
            <text:p>0.2077</text:p>
          </table:table-cell>
          <table:table-cell table:style-name="ce169" table:formula="of:=[.AK84]-[.BY84]-[.CA84]" office:value-type="float" office:value="972" calcext:value-type="float">
            <text:p>972</text:p>
          </table:table-cell>
          <table:table-cell table:style-name="ce174" table:formula="of:=[.$H84]-[.BZ84]-[.CB84]" office:value-type="float" office:value="3.6883" calcext:value-type="float">
            <text:p>3.6883</text:p>
          </table:table-cell>
          <table:table-cell table:style-name="ce146" table:formula="of:=ROUNDDOWN((((5)+([.$P84]-[.$T84]-(ROUNDDOWN([.$U84]/2;0))))*5+15)*([.$AP84]/1000)*[.$J84]*1+([.AR$65]/100);0)" office:value-type="float" office:value="24" calcext:value-type="float">
            <text:p>24</text:p>
          </table:table-cell>
          <table:table-cell table:style-name="ce169" table:formula="of:=ROUNDDOWN(((((5)+([.$AB84]-[.$AF84]-(ROUNDDOWN([.$AG84]/2;0))))*5+15)*([.$AQ84]/1000)*[.$J84]*1+([.AS$65]/100))*([.$H84]/540)+0.03;4)" office:value-type="float" office:value="0.0306" calcext:value-type="float">
            <text:p>0.0306</text:p>
          </table:table-cell>
          <table:table-cell table:style-name="ce169" table:formula="of:=ROUNDDOWN((((5)+([.$R84]-[.$T84]-(ROUNDDOWN([.$U84]/2;0))))*5+15)*([.$AK84]/1000)*[.$L84]*0.5*1+([.AT$65]/100);0)" office:value-type="float" office:value="27" calcext:value-type="float">
            <text:p>27</text:p>
          </table:table-cell>
          <table:table-cell table:style-name="ce169" table:formula="of:=ROUNDDOWN(((((5)+([.$AD84]-[.$AF84]-(ROUNDDOWN([.$AG84]/2;0))))*5+15)*0.5*([.$AK84]/1000)*[.$L84]*1+([.AU$65]/100))*([.$H84]/540)+0.03;4)" office:value-type="float" office:value="0.2077" calcext:value-type="float">
            <text:p>0.2077</text:p>
          </table:table-cell>
          <table:table-cell table:style-name="ce169" table:formula="of:=[.AP84]-[.CE84]-[.CG84]" office:value-type="float" office:value="944" calcext:value-type="float">
            <text:p>944</text:p>
          </table:table-cell>
          <table:table-cell table:style-name="ce174" table:formula="of:=[.$AQ84]-[.CF84]-[.CH84]" office:value-type="float" office:value="3.3766" calcext:value-type="float">
            <text:p>3.3766</text:p>
          </table:table-cell>
          <table:table-cell table:style-name="ce146" table:formula="of:=ROUNDDOWN((((5)+([.$P84]-[.$T84]-(ROUNDDOWN([.$U84]/2;0))))*5+15)*([.$AP84]/1000)*[.$J84]*1+([.AX$65]/100);0)" office:value-type="float" office:value="24" calcext:value-type="float">
            <text:p>24</text:p>
          </table:table-cell>
          <table:table-cell table:style-name="ce169" table:formula="of:=ROUNDDOWN(((((5)+([.$AB84]-[.$AF84]-(ROUNDDOWN([.$AG84]/2;0))))*5+15)*([.$AP84]/1000)*[.$J84]*1+([.AY$65]/100))*([.$H84]/540)+0.03;4)" office:value-type="float" office:value="0.2082" calcext:value-type="float">
            <text:p>0.2082</text:p>
          </table:table-cell>
          <table:table-cell table:style-name="ce169" table:formula="of:=ROUNDDOWN((((5)+([.$R84]-[.$T84]-(ROUNDDOWN([.$U84]/2;0))))*5+15)*([.$AK84]/1000)*[.$L84]*0.5*1+([.AZ$65]/100);0)" office:value-type="float" office:value="27" calcext:value-type="float">
            <text:p>27</text:p>
          </table:table-cell>
          <table:table-cell table:style-name="ce169" table:formula="of:=ROUNDDOWN(((((5)+([.$AD84]-[.$AF84]-(ROUNDDOWN([.$AG84]/2;0))))*5+15)*0.5*([.$AK84]/1000)*[.$L84]*1+([.BA$65]/100))*([.$H84]/540)+0.03;4)" office:value-type="float" office:value="0.2077" calcext:value-type="float">
            <text:p>0.2077</text:p>
          </table:table-cell>
          <table:table-cell table:style-name="ce169" table:formula="of:=[.AV84]-[.CK84]-[.CM84]" office:value-type="float" office:value="917" calcext:value-type="float">
            <text:p>917</text:p>
          </table:table-cell>
          <table:table-cell table:style-name="ce174" table:formula="of:=[.$AQ84]-[.CL84]-[.CN84]" office:value-type="float" office:value="3.3766" calcext:value-type="float">
            <text:p>3.3766</text:p>
          </table:table-cell>
          <table:table-cell table:style-name="ce148" table:formula="of:=ROUNDDOWN((((5)+([.$V84]-[.$Z84]-(ROUNDDOWN([.$AA84]/2;0))))*5+15)*([.$BB84]/1000)*[.$M84]*1+([.BD$65]/100);0)" office:value-type="float" office:value="21" calcext:value-type="float">
            <text:p>21</text:p>
          </table:table-cell>
          <table:table-cell table:style-name="ce152" table:formula="of:=ROUNDDOWN(((((5)+([.$AB84]-[.$AF84]-(ROUNDDOWN([.$AG84]/2;0))))*5+15)*([.$AP84]/1000)*[.$M84]*1+([.BE$65]/100))*([.$H84]/540)+0.03;4)" office:value-type="float" office:value="0.2163" calcext:value-type="float">
            <text:p>0.2163</text:p>
          </table:table-cell>
          <table:table-cell table:style-name="ce152" table:formula="of:=ROUNDDOWN((((5)+([.$X84]-[.$Y84]-(ROUNDDOWN([.$AA84]/2;0))))*5+15)*0.5*([.$AK84]/1000)*[.$O84]*1+([.BF$65]/100);0)" office:value-type="float" office:value="2" calcext:value-type="float">
            <text:p>2</text:p>
          </table:table-cell>
          <table:table-cell table:style-name="ce152" table:formula="of:=ROUNDDOWN(((((5)+([.$AD84]-[.$AF84]-(ROUNDDOWN([.$AG84]/2;0))))*5+15)*0.5*([.$AK84]/1000)*[.$O84]*1+([.BG$65]/100))*([.$H84]/540)+0.03;4)" office:value-type="float" office:value="0.0485" calcext:value-type="float">
            <text:p>0.0485</text:p>
          </table:table-cell>
          <table:table-cell table:style-name="ce152" table:formula="of:=[.BB84]-[.CQ84]-[.CS84]" office:value-type="float" office:value="852" calcext:value-type="float">
            <text:p>852</text:p>
          </table:table-cell>
          <table:table-cell table:style-name="ce160" table:formula="of:=[.$AQ84]-[.CR84]-[.CT84]" office:value-type="float" office:value="3.1778" calcext:value-type="float">
            <text:p>3.1778</text:p>
          </table:table-cell>
          <table:table-cell table:style-name="ce148" table:formula="of:=ROUNDDOWN((((5)+([.$V84]-[.$Z84]-(ROUNDDOWN([.$AA84]/2;0))))*5+15)*([.$BB84]/1000)*[.$M84]*1+([.BJ$65]/100);0)" office:value-type="float" office:value="21" calcext:value-type="float">
            <text:p>21</text:p>
          </table:table-cell>
          <table:table-cell table:style-name="ce152" table:formula="of:=ROUNDDOWN(((((5)+([.$AB84]-[.$AF84]-(ROUNDDOWN([.$AG84]/2;0))))*5+15)*([.$AP84]/1000)*[.$M84]*1+([.BK$65]/100))*([.$H84]/540)+0.03;4)" office:value-type="float" office:value="0.2163" calcext:value-type="float">
            <text:p>0.2163</text:p>
          </table:table-cell>
          <table:table-cell table:style-name="ce152" table:formula="of:=ROUNDDOWN((((5)+([.$X84]-[.$Z84]-(ROUNDDOWN([.$AA84]/2;0))))*5+15)*0.5*([.$AK84]/1000)*[.$O84]*1+([.BL$65]/100);0)" office:value-type="float" office:value="1" calcext:value-type="float">
            <text:p>1</text:p>
          </table:table-cell>
          <table:table-cell table:style-name="ce152" table:formula="of:=ROUNDDOWN(((((5)+([.$AD84]-[.$AE84]-(ROUNDDOWN([.$AG84]/2;0))))*5+15)*0.5*([.$AK84]/1000)*[.$O84]*1+([.BM$65]/100))*([.$H84]/540)+0.03;4)" office:value-type="float" office:value="0.0485" calcext:value-type="float">
            <text:p>0.0485</text:p>
          </table:table-cell>
          <table:table-cell table:style-name="ce152" table:formula="of:=[.BH84]-[.CW84]-[.CY84]" office:value-type="float" office:value="789" calcext:value-type="float">
            <text:p>789</text:p>
          </table:table-cell>
          <table:table-cell table:style-name="ce160" table:formula="of:=[.$AQ84]-[.CX84]-[.CZ84]" office:value-type="float" office:value="3.1778" calcext:value-type="float">
            <text:p>3.1778</text:p>
          </table:table-cell>
          <table:table-cell table:style-name="ce148" table:formula="of:=ROUNDDOWN((((5)+([.$V84]-[.$Z84]-(ROUNDDOWN([.$AA84]/2;0))))*5+15)*([.$BB84]/1000)*[.$M84]*1+([.BP$65]/100);0)" office:value-type="float" office:value="21" calcext:value-type="float">
            <text:p>21</text:p>
          </table:table-cell>
          <table:table-cell table:style-name="ce152" table:formula="of:=ROUNDDOWN(((((5)+([.$AB84]-[.$AF84]-(ROUNDDOWN([.$AG84]/2;0))))*5+15)*([.$AP84]/1000)*[.$M84]*1+([.BQ$65]/100))*([.$H84]/540)+0.03;4)" office:value-type="float" office:value="0.2163" calcext:value-type="float">
            <text:p>0.2163</text:p>
          </table:table-cell>
          <table:table-cell table:style-name="ce152" table:formula="of:=ROUNDDOWN((((5)+([.$X84]-[.$Z84]-(ROUNDDOWN([.$AA84]/2;0))))*5+15)*0.5*([.$AK84]/1000)*[.$O84]*1+([.BR$65]/100);0)" office:value-type="float" office:value="1" calcext:value-type="float">
            <text:p>1</text:p>
          </table:table-cell>
          <table:table-cell table:style-name="ce152" table:formula="of:=ROUNDDOWN(((((5)+([.$AD84]-[.$AF84]-(ROUNDDOWN([.$AG84]/2;0))))*5+15)*0.5*([.$AK84]/1000)*[.$O84]*1+([.BS$65]/100))*([.$H84]/540)+0.03;4)" office:value-type="float" office:value="0.0485" calcext:value-type="float">
            <text:p>0.0485</text:p>
          </table:table-cell>
          <table:table-cell table:style-name="ce152" table:formula="of:=[.BN84]-[.DC84]-[.DE84]" office:value-type="float" office:value="727" calcext:value-type="float">
            <text:p>727</text:p>
          </table:table-cell>
          <table:table-cell table:style-name="ce160" table:formula="of:=[.$AQ84]-[.DD84]-[.DF84]" office:value-type="float" office:value="3.1778" calcext:value-type="float">
            <text:p>3.1778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84]-[.$S84]-(ROUNDDOWN([.$U84]/2;0))))*5+15)*([.$BX84]/1000)*[.$K84]*1+([.BY$65]/100);0)" office:value-type="float" office:value="7" calcext:value-type="float">
            <text:p>7</text:p>
          </table:table-cell>
          <table:table-cell table:style-name="ce169" table:formula="of:=ROUNDDOWN(((((5)+([.$AC84]-[.$AE84]-(ROUNDDOWN([.$AG84]/2;0))))*5+15)*([.$AK84]/1000)*[.$K84]*1+([.BZ$65]/100))*([.$H84]/540)+0.03;4)" office:value-type="float" office:value="0.104" calcext:value-type="float">
            <text:p>0.104</text:p>
          </table:table-cell>
          <table:table-cell table:style-name="ce169" table:formula="of:=ROUNDDOWN((((5)+([.$R84]-[.$S84]-(ROUNDDOWN([.$U84]/2;0))))*5+15)*0.5*([.$BX84]/1000)*[.$L84]*1+([.CA$65]/100);0)" office:value-type="float" office:value="21" calcext:value-type="float">
            <text:p>21</text:p>
          </table:table-cell>
          <table:table-cell table:style-name="ce169" table:formula="of:=ROUNDDOWN(((((5)+([.$AD84]-[.$AE84]-(ROUNDDOWN([.$AG84]/2;0))))*5+15)*0.5*([.$AK84]/1000)*[.$L84]*1+([.CB$65]/100))*([.$H84]/540)+0.03;4)" office:value-type="float" office:value="0.2077" calcext:value-type="float">
            <text:p>0.2077</text:p>
          </table:table-cell>
          <table:table-cell table:style-name="ce169" table:formula="of:=[.BX84]-[.AL84]-[.AN84]" office:value-type="float" office:value="949" calcext:value-type="float">
            <text:p>949</text:p>
          </table:table-cell>
          <table:table-cell table:style-name="ce174" table:formula="of:=[.$H84]-[.AM84]-[.AO84]" office:value-type="float" office:value="3.579" calcext:value-type="float">
            <text:p>3.579</text:p>
          </table:table-cell>
          <table:table-cell table:style-name="ce146" table:formula="of:=ROUNDDOWN((((5)+([.$Q84]-[.$S84]-(ROUNDDOWN([.$U84]/2;0))))*5+15)*([.$CC84]/1000)*[.$K84]*1+([.CE$65]/100);0)" office:value-type="float" office:value="7" calcext:value-type="float">
            <text:p>7</text:p>
          </table:table-cell>
          <table:table-cell table:style-name="ce169" table:formula="of:=ROUNDDOWN(((((5)+([.$AC84]-[.$AE84]-(ROUNDDOWN([.$AG84]/2;0))))*5+15)*([.$AK84]/1000)*[.$K84]*1+([.CF$65]/100))*([.$H84]/540)+0.03;4)" office:value-type="float" office:value="0.104" calcext:value-type="float">
            <text:p>0.104</text:p>
          </table:table-cell>
          <table:table-cell table:style-name="ce169" table:formula="of:=ROUNDDOWN((((5)+([.$R84]-[.$S84]-(ROUNDDOWN([.$U84]/2;0))))*5+15)*0.5*([.$BX84]/1000)*[.$L84]*1+([.CG$65]/100);0)" office:value-type="float" office:value="21" calcext:value-type="float">
            <text:p>21</text:p>
          </table:table-cell>
          <table:table-cell table:style-name="ce169" table:formula="of:=ROUNDDOWN(((((5)+([.$AD84]-[.$AE84]-(ROUNDDOWN([.$AG84]/2;0))))*5+15)*0.5*([.$AK84]/1000)*[.$L84]*1+([.CH$65]/100))*([.$H84]/540)+0.03;4)" office:value-type="float" office:value="0.2077" calcext:value-type="float">
            <text:p>0.2077</text:p>
          </table:table-cell>
          <table:table-cell table:style-name="ce169" table:formula="of:=[.CC84]-[.AR84]-[.AT84]" office:value-type="float" office:value="898" calcext:value-type="float">
            <text:p>898</text:p>
          </table:table-cell>
          <table:table-cell table:style-name="ce174" table:formula="of:=[.$H84]-[.AS84]-[.AU84]" office:value-type="float" office:value="3.7617" calcext:value-type="float">
            <text:p>3.7617</text:p>
          </table:table-cell>
          <table:table-cell table:style-name="ce146" table:formula="of:=ROUNDDOWN((((5)+([.$Q84]-[.$S84]-(ROUNDDOWN([.$U84]/2;0))))*5+15)*([.$CI84]/1000)*[.$K84]*1+([.CK$65]/100);0)" office:value-type="float" office:value="6" calcext:value-type="float">
            <text:p>6</text:p>
          </table:table-cell>
          <table:table-cell table:style-name="ce169" table:formula="of:=ROUNDDOWN(((((5)+([.$AC84]-[.$AE84]-(ROUNDDOWN([.$AG84]/2;0))))*5+15)*([.$AK84]/1000)*[.$K84]*1+([.CL$65]/100))*([.$H84]/540)+0.03;4)" office:value-type="float" office:value="0.104" calcext:value-type="float">
            <text:p>0.104</text:p>
          </table:table-cell>
          <table:table-cell table:style-name="ce169" table:formula="of:=ROUNDDOWN((((5)+([.$R84]-[.$S84]-(ROUNDDOWN([.$U84]/2;0))))*5+15)*0.5*([.$BX84]/1000)*[.$L84]*1+([.CM$65]/100);0)" office:value-type="float" office:value="21" calcext:value-type="float">
            <text:p>21</text:p>
          </table:table-cell>
          <table:table-cell table:style-name="ce169" table:formula="of:=ROUNDDOWN(((((5)+([.$AD84]-[.$AE84]-(ROUNDDOWN([.$AG84]/2;0))))*5+15)*0.5*([.$AK84]/1000)*[.$L84]*1+([.CN$65]/100))*([.$H84]/540)+0.03;4)" office:value-type="float" office:value="0.2077" calcext:value-type="float">
            <text:p>0.2077</text:p>
          </table:table-cell>
          <table:table-cell table:style-name="ce169" table:formula="of:=[.CI84]-[.AX84]-[.AZ84]" office:value-type="float" office:value="847" calcext:value-type="float">
            <text:p>847</text:p>
          </table:table-cell>
          <table:table-cell table:style-name="ce174" table:formula="of:=[.$H84]-[.AY84]-[.BA84]" office:value-type="float" office:value="3.5841" calcext:value-type="float">
            <text:p>3.5841</text:p>
          </table:table-cell>
          <table:table-cell table:style-name="ce148" table:formula="of:=ROUNDDOWN((((5)+([.$W84]-[.$Y84]-(ROUNDDOWN([.$AA84]/2;0))))*5+15)*([.$CO84]/1000)*[.$N84]*1+([.CQ$65]/100);0)" office:value-type="float" office:value="63" calcext:value-type="float">
            <text:p>63</text:p>
          </table:table-cell>
          <table:table-cell table:style-name="ce152" table:formula="of:=ROUNDDOWN(((((5)+([.$AC84]-[.$AE84]-(ROUNDDOWN([.$AG84]/2;0))))*5+15)*([.$AP84]/1000)*[.$N84]*1+([.CR$65]/100))*([.$H84]/540)+0.03;4)" office:value-type="float" office:value="0.462" calcext:value-type="float">
            <text:p>0.462</text:p>
          </table:table-cell>
          <table:table-cell table:style-name="ce152" table:formula="of:=ROUNDDOWN((((5)+([.$X84]-[.$Y84]-(ROUNDDOWN([.$AA84]/2;0))))*5+15)*0.5*([.$AK84]/1000)*[.$O84]*1+([.CS$65]/100);0)" office:value-type="float" office:value="2" calcext:value-type="float">
            <text:p>2</text:p>
          </table:table-cell>
          <table:table-cell table:style-name="ce152" table:formula="of:=ROUNDDOWN(((((5)+([.$AD84]-[.$AE84]-(ROUNDDOWN([.$AG84]/2;0))))*5+15)*0.5*([.$AK84]/1000)*[.$O84]*1+([.CT$65]/100))*([.$H84]/540)+0.03;4)" office:value-type="float" office:value="0.0485" calcext:value-type="float">
            <text:p>0.0485</text:p>
          </table:table-cell>
          <table:table-cell table:style-name="ce152" table:formula="of:=[.CO84]-[.BD84]-[.BF84]" office:value-type="float" office:value="824" calcext:value-type="float">
            <text:p>824</text:p>
          </table:table-cell>
          <table:table-cell table:style-name="ce160" table:formula="of:=[.$AQ84]-[.BE84]-[.BG84]" office:value-type="float" office:value="3.4235" calcext:value-type="float">
            <text:p>3.4235</text:p>
          </table:table-cell>
          <table:table-cell table:style-name="ce148" table:formula="of:=ROUNDDOWN((((5)+([.$W84]-[.$Y84]-(ROUNDDOWN([.$AA84]/2;0))))*5+15)*([.$CU84]/1000)*[.$N84]*1+([.CW$65]/100);0)" office:value-type="float" office:value="61" calcext:value-type="float">
            <text:p>61</text:p>
          </table:table-cell>
          <table:table-cell table:style-name="ce152" table:formula="of:=ROUNDDOWN(((((5)+([.$AC84]-[.$AE84]-(ROUNDDOWN([.$AG84]/2;0))))*5+15)*([.$AP84]/1000)*[.$N84]*1+([.CX$65]/100))*([.$H84]/540)+0.03;4)" office:value-type="float" office:value="0.462" calcext:value-type="float">
            <text:p>0.462</text:p>
          </table:table-cell>
          <table:table-cell table:style-name="ce152" table:formula="of:=ROUNDDOWN((((5)+([.$X84]-[.$Y84]-(ROUNDDOWN([.$AA84]/2;0))))*5+15)*0.5*([.$AK84]/1000)*[.$O84]*1+([.CY$65]/100);0)" office:value-type="float" office:value="2" calcext:value-type="float">
            <text:p>2</text:p>
          </table:table-cell>
          <table:table-cell table:style-name="ce152" table:formula="of:=ROUNDDOWN(((((5)+([.$AD84]-[.$AE84]-(ROUNDDOWN([.$AG84]/2;0))))*5+15)*0.5*([.$AK84]/1000)*[.$O84]*1+([.CZ$65]/100))*([.$H84]/540)+0.03;4)" office:value-type="float" office:value="0.0485" calcext:value-type="float">
            <text:p>0.0485</text:p>
          </table:table-cell>
          <table:table-cell table:style-name="ce152" table:formula="of:=[.CU84]-[.BJ84]-[.BL84]" office:value-type="float" office:value="802" calcext:value-type="float">
            <text:p>802</text:p>
          </table:table-cell>
          <table:table-cell table:style-name="ce160" table:formula="of:=[.$AQ84]-[.BK84]-[.BM84]" office:value-type="float" office:value="3.4235" calcext:value-type="float">
            <text:p>3.4235</text:p>
          </table:table-cell>
          <table:table-cell table:style-name="ce148" table:formula="of:=ROUNDDOWN((((5)+([.$W84]-[.$Y84]-(ROUNDDOWN([.$AA84]/2;0))))*5+15)*([.$DA84]/1000)*[.$N84]*1+([.DC$65]/100);0)" office:value-type="float" office:value="60" calcext:value-type="float">
            <text:p>60</text:p>
          </table:table-cell>
          <table:table-cell table:style-name="ce152" table:formula="of:=ROUNDDOWN(((((5)+([.$AC84]-[.$AE84]-(ROUNDDOWN([.$AG84]/2;0))))*5+15)*([.$AP84]/1000)*[.$N84]*1+([.DD$65]/100))*([.$H84]/540)+0.03;4)" office:value-type="float" office:value="0.462" calcext:value-type="float">
            <text:p>0.462</text:p>
          </table:table-cell>
          <table:table-cell table:style-name="ce152" table:formula="of:=ROUNDDOWN((((5)+([.$X84]-[.$Y84]-(ROUNDDOWN([.$AA84]/2;0))))*5+15)*0.5*([.$AK84]/1000)*[.$O84]*1+([.DE$65]/100);0)" office:value-type="float" office:value="2" calcext:value-type="float">
            <text:p>2</text:p>
          </table:table-cell>
          <table:table-cell table:style-name="ce152" table:formula="of:=ROUNDDOWN(((((5)+([.$AD84]-[.$AE84]-(ROUNDDOWN([.$AG84]/2;0))))*5+15)*0.5*([.$AK84]/1000)*[.$O84]*1+([.DF$65]/100))*([.$H84]/540)+0.03;4)" office:value-type="float" office:value="0.0485" calcext:value-type="float">
            <text:p>0.0485</text:p>
          </table:table-cell>
          <table:table-cell table:style-name="ce152" table:formula="of:=[.DA84]-[.BP84]-[.BR84]" office:value-type="float" office:value="780" calcext:value-type="float">
            <text:p>780</text:p>
          </table:table-cell>
          <table:table-cell table:style-name="ce160" table:formula="of:=[.$AQ84]-[.BQ84]-[.BS84]" office:value-type="float" office:value="3.4235" calcext:value-type="float">
            <text:p>3.4235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119" table:formula="of:=[.AL84]+[.AR84]+[.AX84]+[.BD84]+[.BJ84]+[.BP84]" office:value-type="float" office:value="135" calcext:value-type="float">
            <text:p>135</text:p>
          </table:table-cell>
          <table:table-cell table:style-name="ce120" table:formula="of:=[.AM84]+[.AS84]+[.AY84]+[.BE84]+[.BK84]+[.BQ84]" office:value-type="float" office:value="1.101" calcext:value-type="float">
            <text:p>1.101</text:p>
          </table:table-cell>
          <table:table-cell table:style-name="ce119" table:formula="of:=[.BY84]+[.CE84]+[.CK84]+[.CQ84]+[.CW84]+[.DC84]" office:value-type="float" office:value="204" calcext:value-type="float">
            <text:p>204</text:p>
          </table:table-cell>
          <table:table-cell table:style-name="ce120" table:formula="of:=[.BZ84]+[.CF84]+[.CL84]+[.CR84]+[.CX84]+[.DD84]" office:value-type="float" office:value="1.698" calcext:value-type="float">
            <text:p>1.698</text:p>
          </table:table-cell>
          <table:table-cell table:style-name="ce119" table:formula="of:=[.AN84]+[.AT84]+[.AZ84]+[.BF84]+[.BL84]+[.BR84]" office:value-type="float" office:value="85" calcext:value-type="float">
            <text:p>85</text:p>
          </table:table-cell>
          <table:table-cell table:style-name="ce120" table:formula="of:=[.AO84]+[.AU84]+[.BA84]+[.BG84]+[.BM84]+[.BS84]" office:value-type="float" office:value="0.7686" calcext:value-type="float">
            <text:p>0.7686</text:p>
          </table:table-cell>
          <table:table-cell table:style-name="ce119" table:formula="of:=[.CA84]+[.CG84]+[.CM84]+[.CS84]+[.CY84]+[.DE84]" office:value-type="float" office:value="69" calcext:value-type="float">
            <text:p>69</text:p>
          </table:table-cell>
          <table:table-cell table:style-name="ce120" table:formula="of:=[.CB84]+[.CH84]+[.CN84]+[.CT84]+[.CZ84]+[.DF84]" office:value-type="float" office:value="0.7686" calcext:value-type="float">
            <text:p>0.7686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119" table:formula="of:=[.DK84]-[.DQ84]" office:value-type="float" office:value="66" calcext:value-type="float">
            <text:p>66</text:p>
          </table:table-cell>
          <table:table-cell table:style-name="ce120" table:formula="of:=[.DL84]-[.DR84]" office:value-type="float" office:value="0.3324" calcext:value-type="float">
            <text:p>0.3324</text:p>
          </table:table-cell>
          <table:table-cell table:style-name="ce119" table:formula="of:=[.DM84]-[.DO84]" office:value-type="float" office:value="119" calcext:value-type="float">
            <text:p>119</text:p>
          </table:table-cell>
          <table:table-cell table:style-name="ce120" table:formula="of:=[.DN84]-[.DP84]" office:value-type="float" office:value="0.9294" calcext:value-type="float">
            <text:p>0.9294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1.1" calcext:value-type="float">
            <text:p>1.1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2.4" calcext:value-type="float">
            <text:p>2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0.25" calcext:value-type="float">
            <text:p>0.25</text:p>
          </table:table-cell>
          <table:table-cell table:style-name="ce51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7" table:formula="of:=[.B85]/[.$I85]" office:value-type="float" office:value="0.55" calcext:value-type="float">
            <text:p>0.55</text:p>
          </table:table-cell>
          <table:table-cell table:style-name="ce58" table:formula="of:=[.C85]/[.$I85]" office:value-type="float" office:value="0.25" calcext:value-type="float">
            <text:p>0.25</text:p>
          </table:table-cell>
          <table:table-cell table:style-name="ce59" table:formula="of:=[.D85]/[.$I85]" office:value-type="float" office:value="1.2" calcext:value-type="float">
            <text:p>1.2</text:p>
          </table:table-cell>
          <table:table-cell table:style-name="ce57" table:formula="of:=[.E85]/[.$I85]" office:value-type="float" office:value="0.575" calcext:value-type="float">
            <text:p>0.575</text:p>
          </table:table-cell>
          <table:table-cell table:style-name="ce58" table:formula="of:=[.F85]/[.$I85]" office:value-type="float" office:value="1.5" calcext:value-type="float">
            <text:p>1.5</text:p>
          </table:table-cell>
          <table:table-cell table:style-name="ce59" table:formula="of:=[.G85]/[.$I85]" office:value-type="float" office:value="0.125" calcext:value-type="float">
            <text:p>0.125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85]-[.$T85]-(ROUNDDOWN([.$U85]/2;0))))*5+15)*([.$AK85]/1000)*[.$J85]*1+([.AL$65]/100);0)" office:value-type="float" office:value="22" calcext:value-type="float">
            <text:p>22</text:p>
          </table:table-cell>
          <table:table-cell table:style-name="ce170" table:formula="of:=ROUNDDOWN(((((5)+([.$AB85]-[.$AF85]-(ROUNDDOWN([.$AG85]/2;0))))*5+15)*([.$AK85]/1000)*[.$J85]*1+([.AM$65]/100))*([.$H85]/540)+0.03;4)" office:value-type="float" office:value="0.1929" calcext:value-type="float">
            <text:p>0.1929</text:p>
          </table:table-cell>
          <table:table-cell table:style-name="ce170" table:formula="of:=ROUNDDOWN((((5)+([.$R85]-[.$T85]-(ROUNDDOWN([.$U85]/2;0))))*5+15)*([.$AK85]/1000)*[.$L85]*0.5*1+([.AN$65]/100);0)" office:value-type="float" office:value="27" calcext:value-type="float">
            <text:p>27</text:p>
          </table:table-cell>
          <table:table-cell table:style-name="ce170" table:formula="of:=ROUNDDOWN(((((5)+([.$AD85]-[.$AF85]-(ROUNDDOWN([.$AG85]/2;0))))*5+15)*([.$AK85]/1000)*[.$L85]*0.5*1+([.AO$65]/100))*([.$H85]/540)+0.03;4)" office:value-type="float" office:value="0.1855" calcext:value-type="float">
            <text:p>0.1855</text:p>
          </table:table-cell>
          <table:table-cell table:style-name="ce170" table:formula="of:=[.AK85]-[.BY85]-[.CA85]" office:value-type="float" office:value="969" calcext:value-type="float">
            <text:p>969</text:p>
          </table:table-cell>
          <table:table-cell table:style-name="ce175" table:formula="of:=[.$H85]-[.BZ85]-[.CB85]" office:value-type="float" office:value="3.679" calcext:value-type="float">
            <text:p>3.679</text:p>
          </table:table-cell>
          <table:table-cell table:style-name="ce158" table:formula="of:=ROUNDDOWN((((5)+([.$P85]-[.$T85]-(ROUNDDOWN([.$U85]/2;0))))*5+15)*([.$AP85]/1000)*[.$J85]*1+([.AR$65]/100);0)" office:value-type="float" office:value="21" calcext:value-type="float">
            <text:p>21</text:p>
          </table:table-cell>
          <table:table-cell table:style-name="ce170" table:formula="of:=ROUNDDOWN(((((5)+([.$AB85]-[.$AF85]-(ROUNDDOWN([.$AG85]/2;0))))*5+15)*([.$AQ85]/1000)*[.$J85]*1+([.AS$65]/100))*([.$H85]/540)+0.03;4)" office:value-type="float" office:value="0.0305" calcext:value-type="float">
            <text:p>0.0305</text:p>
          </table:table-cell>
          <table:table-cell table:style-name="ce170" table:formula="of:=ROUNDDOWN((((5)+([.$R85]-[.$T85]-(ROUNDDOWN([.$U85]/2;0))))*5+15)*([.$AK85]/1000)*[.$L85]*0.5*1+([.AT$65]/100);0)" office:value-type="float" office:value="27" calcext:value-type="float">
            <text:p>27</text:p>
          </table:table-cell>
          <table:table-cell table:style-name="ce170" table:formula="of:=ROUNDDOWN(((((5)+([.$AD85]-[.$AF85]-(ROUNDDOWN([.$AG85]/2;0))))*5+15)*0.5*([.$AK85]/1000)*[.$L85]*1+([.AU$65]/100))*([.$H85]/540)+0.03;4)" office:value-type="float" office:value="0.1855" calcext:value-type="float">
            <text:p>0.1855</text:p>
          </table:table-cell>
          <table:table-cell table:style-name="ce170" table:formula="of:=[.AP85]-[.CE85]-[.CG85]" office:value-type="float" office:value="938" calcext:value-type="float">
            <text:p>938</text:p>
          </table:table-cell>
          <table:table-cell table:style-name="ce175" table:formula="of:=[.$AQ85]-[.CF85]-[.CH85]" office:value-type="float" office:value="3.358" calcext:value-type="float">
            <text:p>3.358</text:p>
          </table:table-cell>
          <table:table-cell table:style-name="ce158" table:formula="of:=ROUNDDOWN((((5)+([.$P85]-[.$T85]-(ROUNDDOWN([.$U85]/2;0))))*5+15)*([.$AP85]/1000)*[.$J85]*1+([.AX$65]/100);0)" office:value-type="float" office:value="21" calcext:value-type="float">
            <text:p>21</text:p>
          </table:table-cell>
          <table:table-cell table:style-name="ce170" table:formula="of:=ROUNDDOWN(((((5)+([.$AB85]-[.$AF85]-(ROUNDDOWN([.$AG85]/2;0))))*5+15)*([.$AP85]/1000)*[.$J85]*1+([.AY$65]/100))*([.$H85]/540)+0.03;4)" office:value-type="float" office:value="0.1879" calcext:value-type="float">
            <text:p>0.1879</text:p>
          </table:table-cell>
          <table:table-cell table:style-name="ce170" table:formula="of:=ROUNDDOWN((((5)+([.$R85]-[.$T85]-(ROUNDDOWN([.$U85]/2;0))))*5+15)*([.$AK85]/1000)*[.$L85]*0.5*1+([.AZ$65]/100);0)" office:value-type="float" office:value="27" calcext:value-type="float">
            <text:p>27</text:p>
          </table:table-cell>
          <table:table-cell table:style-name="ce170" table:formula="of:=ROUNDDOWN(((((5)+([.$AD85]-[.$AF85]-(ROUNDDOWN([.$AG85]/2;0))))*5+15)*0.5*([.$AK85]/1000)*[.$L85]*1+([.BA$65]/100))*([.$H85]/540)+0.03;4)" office:value-type="float" office:value="0.1855" calcext:value-type="float">
            <text:p>0.1855</text:p>
          </table:table-cell>
          <table:table-cell table:style-name="ce170" table:formula="of:=[.AV85]-[.CK85]-[.CM85]" office:value-type="float" office:value="908" calcext:value-type="float">
            <text:p>908</text:p>
          </table:table-cell>
          <table:table-cell table:style-name="ce175" table:formula="of:=[.$AQ85]-[.CL85]-[.CN85]" office:value-type="float" office:value="3.358" calcext:value-type="float">
            <text:p>3.358</text:p>
          </table:table-cell>
          <table:table-cell table:style-name="ce148" table:formula="of:=ROUNDDOWN((((5)+([.$V85]-[.$Z85]-(ROUNDDOWN([.$AA85]/2;0))))*5+15)*([.$BB85]/1000)*[.$M85]*1+([.BD$65]/100);0)" office:value-type="float" office:value="18" calcext:value-type="float">
            <text:p>18</text:p>
          </table:table-cell>
          <table:table-cell table:style-name="ce152" table:formula="of:=ROUNDDOWN(((((5)+([.$AB85]-[.$AF85]-(ROUNDDOWN([.$AG85]/2;0))))*5+15)*([.$AP85]/1000)*[.$M85]*1+([.BE$65]/100))*([.$H85]/540)+0.03;4)" office:value-type="float" office:value="0.195" calcext:value-type="float">
            <text:p>0.195</text:p>
          </table:table-cell>
          <table:table-cell table:style-name="ce152" table:formula="of:=ROUNDDOWN((((5)+([.$X85]-[.$Y85]-(ROUNDDOWN([.$AA85]/2;0))))*5+15)*0.5*([.$AK85]/1000)*[.$O85]*1+([.BF$65]/100);0)" office:value-type="float" office:value="2" calcext:value-type="float">
            <text:p>2</text:p>
          </table:table-cell>
          <table:table-cell table:style-name="ce152" table:formula="of:=ROUNDDOWN(((((5)+([.$AD85]-[.$AF85]-(ROUNDDOWN([.$AG85]/2;0))))*5+15)*0.5*([.$AK85]/1000)*[.$O85]*1+([.BG$65]/100))*([.$H85]/540)+0.03;4)" office:value-type="float" office:value="0.0462" calcext:value-type="float">
            <text:p>0.0462</text:p>
          </table:table-cell>
          <table:table-cell table:style-name="ce152" table:formula="of:=[.BB85]-[.CQ85]-[.CS85]" office:value-type="float" office:value="836" calcext:value-type="float">
            <text:p>836</text:p>
          </table:table-cell>
          <table:table-cell table:style-name="ce160" table:formula="of:=[.$AQ85]-[.CR85]-[.CT85]" office:value-type="float" office:value="3.116" calcext:value-type="float">
            <text:p>3.116</text:p>
          </table:table-cell>
          <table:table-cell table:style-name="ce148" table:formula="of:=ROUNDDOWN((((5)+([.$V85]-[.$Z85]-(ROUNDDOWN([.$AA85]/2;0))))*5+15)*([.$BB85]/1000)*[.$M85]*1+([.BJ$65]/100);0)" office:value-type="float" office:value="18" calcext:value-type="float">
            <text:p>18</text:p>
          </table:table-cell>
          <table:table-cell table:style-name="ce152" table:formula="of:=ROUNDDOWN(((((5)+([.$AB85]-[.$AF85]-(ROUNDDOWN([.$AG85]/2;0))))*5+15)*([.$AP85]/1000)*[.$M85]*1+([.BK$65]/100))*([.$H85]/540)+0.03;4)" office:value-type="float" office:value="0.195" calcext:value-type="float">
            <text:p>0.195</text:p>
          </table:table-cell>
          <table:table-cell table:style-name="ce152" table:formula="of:=ROUNDDOWN((((5)+([.$X85]-[.$Z85]-(ROUNDDOWN([.$AA85]/2;0))))*5+15)*0.5*([.$AK85]/1000)*[.$O85]*1+([.BL$65]/100);0)" office:value-type="float" office:value="1" calcext:value-type="float">
            <text:p>1</text:p>
          </table:table-cell>
          <table:table-cell table:style-name="ce152" table:formula="of:=ROUNDDOWN(((((5)+([.$AD85]-[.$AE85]-(ROUNDDOWN([.$AG85]/2;0))))*5+15)*0.5*([.$AK85]/1000)*[.$O85]*1+([.BM$65]/100))*([.$H85]/540)+0.03;4)" office:value-type="float" office:value="0.0485" calcext:value-type="float">
            <text:p>0.0485</text:p>
          </table:table-cell>
          <table:table-cell table:style-name="ce152" table:formula="of:=[.BH85]-[.CW85]-[.CY85]" office:value-type="float" office:value="766" calcext:value-type="float">
            <text:p>766</text:p>
          </table:table-cell>
          <table:table-cell table:style-name="ce160" table:formula="of:=[.$AQ85]-[.CX85]-[.CZ85]" office:value-type="float" office:value="3.116" calcext:value-type="float">
            <text:p>3.116</text:p>
          </table:table-cell>
          <table:table-cell table:style-name="ce148" table:formula="of:=ROUNDDOWN((((5)+([.$V85]-[.$Z85]-(ROUNDDOWN([.$AA85]/2;0))))*5+15)*([.$BB85]/1000)*[.$M85]*1+([.BP$65]/100);0)" office:value-type="float" office:value="18" calcext:value-type="float">
            <text:p>18</text:p>
          </table:table-cell>
          <table:table-cell table:style-name="ce152" table:formula="of:=ROUNDDOWN(((((5)+([.$AB85]-[.$AF85]-(ROUNDDOWN([.$AG85]/2;0))))*5+15)*([.$AP85]/1000)*[.$M85]*1+([.BQ$65]/100))*([.$H85]/540)+0.03;4)" office:value-type="float" office:value="0.195" calcext:value-type="float">
            <text:p>0.195</text:p>
          </table:table-cell>
          <table:table-cell table:style-name="ce152" table:formula="of:=ROUNDDOWN((((5)+([.$X85]-[.$Z85]-(ROUNDDOWN([.$AA85]/2;0))))*5+15)*0.5*([.$AK85]/1000)*[.$O85]*1+([.BR$65]/100);0)" office:value-type="float" office:value="1" calcext:value-type="float">
            <text:p>1</text:p>
          </table:table-cell>
          <table:table-cell table:style-name="ce152" table:formula="of:=ROUNDDOWN(((((5)+([.$AD85]-[.$AF85]-(ROUNDDOWN([.$AG85]/2;0))))*5+15)*0.5*([.$AK85]/1000)*[.$O85]*1+([.BS$65]/100))*([.$H85]/540)+0.03;4)" office:value-type="float" office:value="0.0462" calcext:value-type="float">
            <text:p>0.0462</text:p>
          </table:table-cell>
          <table:table-cell table:style-name="ce152" table:formula="of:=[.BN85]-[.DC85]-[.DE85]" office:value-type="float" office:value="697" calcext:value-type="float">
            <text:p>697</text:p>
          </table:table-cell>
          <table:table-cell table:style-name="ce160" table:formula="of:=[.$AQ85]-[.DD85]-[.DF85]" office:value-type="float" office:value="3.116" calcext:value-type="float">
            <text:p>3.116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85]-[.$S85]-(ROUNDDOWN([.$U85]/2;0))))*5+15)*([.$BX85]/1000)*[.$K85]*1+([.BY$65]/100);0)" office:value-type="float" office:value="7" calcext:value-type="float">
            <text:p>7</text:p>
          </table:table-cell>
          <table:table-cell table:style-name="ce170" table:formula="of:=ROUNDDOWN(((((5)+([.$AC85]-[.$AE85]-(ROUNDDOWN([.$AG85]/2;0))))*5+15)*([.$AK85]/1000)*[.$K85]*1+([.BZ$65]/100))*([.$H85]/540)+0.03;4)" office:value-type="float" office:value="0.1133" calcext:value-type="float">
            <text:p>0.1133</text:p>
          </table:table-cell>
          <table:table-cell table:style-name="ce170" table:formula="of:=ROUNDDOWN((((5)+([.$R85]-[.$S85]-(ROUNDDOWN([.$U85]/2;0))))*5+15)*0.5*([.$BX85]/1000)*[.$L85]*1+([.CA$65]/100);0)" office:value-type="float" office:value="24" calcext:value-type="float">
            <text:p>24</text:p>
          </table:table-cell>
          <table:table-cell table:style-name="ce170" table:formula="of:=ROUNDDOWN(((((5)+([.$AD85]-[.$AE85]-(ROUNDDOWN([.$AG85]/2;0))))*5+15)*0.5*([.$AK85]/1000)*[.$L85]*1+([.CB$65]/100))*([.$H85]/540)+0.03;4)" office:value-type="float" office:value="0.2077" calcext:value-type="float">
            <text:p>0.2077</text:p>
          </table:table-cell>
          <table:table-cell table:style-name="ce170" table:formula="of:=[.BX85]-[.AL85]-[.AN85]" office:value-type="float" office:value="951" calcext:value-type="float">
            <text:p>951</text:p>
          </table:table-cell>
          <table:table-cell table:style-name="ce175" table:formula="of:=[.$H85]-[.AM85]-[.AO85]" office:value-type="float" office:value="3.6216" calcext:value-type="float">
            <text:p>3.6216</text:p>
          </table:table-cell>
          <table:table-cell table:style-name="ce158" table:formula="of:=ROUNDDOWN((((5)+([.$Q85]-[.$S85]-(ROUNDDOWN([.$U85]/2;0))))*5+15)*([.$CC85]/1000)*[.$K85]*1+([.CE$65]/100);0)" office:value-type="float" office:value="7" calcext:value-type="float">
            <text:p>7</text:p>
          </table:table-cell>
          <table:table-cell table:style-name="ce170" table:formula="of:=ROUNDDOWN(((((5)+([.$AC85]-[.$AE85]-(ROUNDDOWN([.$AG85]/2;0))))*5+15)*([.$AK85]/1000)*[.$K85]*1+([.CF$65]/100))*([.$H85]/540)+0.03;4)" office:value-type="float" office:value="0.1133" calcext:value-type="float">
            <text:p>0.1133</text:p>
          </table:table-cell>
          <table:table-cell table:style-name="ce170" table:formula="of:=ROUNDDOWN((((5)+([.$R85]-[.$S85]-(ROUNDDOWN([.$U85]/2;0))))*5+15)*0.5*([.$BX85]/1000)*[.$L85]*1+([.CG$65]/100);0)" office:value-type="float" office:value="24" calcext:value-type="float">
            <text:p>24</text:p>
          </table:table-cell>
          <table:table-cell table:style-name="ce170" table:formula="of:=ROUNDDOWN(((((5)+([.$AD85]-[.$AE85]-(ROUNDDOWN([.$AG85]/2;0))))*5+15)*0.5*([.$AK85]/1000)*[.$L85]*1+([.CH$65]/100))*([.$H85]/540)+0.03;4)" office:value-type="float" office:value="0.2077" calcext:value-type="float">
            <text:p>0.2077</text:p>
          </table:table-cell>
          <table:table-cell table:style-name="ce170" table:formula="of:=[.CC85]-[.AR85]-[.AT85]" office:value-type="float" office:value="903" calcext:value-type="float">
            <text:p>903</text:p>
          </table:table-cell>
          <table:table-cell table:style-name="ce175" table:formula="of:=[.$H85]-[.AS85]-[.AU85]" office:value-type="float" office:value="3.784" calcext:value-type="float">
            <text:p>3.784</text:p>
          </table:table-cell>
          <table:table-cell table:style-name="ce158" table:formula="of:=ROUNDDOWN((((5)+([.$Q85]-[.$S85]-(ROUNDDOWN([.$U85]/2;0))))*5+15)*([.$CI85]/1000)*[.$K85]*1+([.CK$65]/100);0)" office:value-type="float" office:value="6" calcext:value-type="float">
            <text:p>6</text:p>
          </table:table-cell>
          <table:table-cell table:style-name="ce170" table:formula="of:=ROUNDDOWN(((((5)+([.$AC85]-[.$AE85]-(ROUNDDOWN([.$AG85]/2;0))))*5+15)*([.$AK85]/1000)*[.$K85]*1+([.CL$65]/100))*([.$H85]/540)+0.03;4)" office:value-type="float" office:value="0.1133" calcext:value-type="float">
            <text:p>0.1133</text:p>
          </table:table-cell>
          <table:table-cell table:style-name="ce170" table:formula="of:=ROUNDDOWN((((5)+([.$R85]-[.$S85]-(ROUNDDOWN([.$U85]/2;0))))*5+15)*0.5*([.$BX85]/1000)*[.$L85]*1+([.CM$65]/100);0)" office:value-type="float" office:value="24" calcext:value-type="float">
            <text:p>24</text:p>
          </table:table-cell>
          <table:table-cell table:style-name="ce170" table:formula="of:=ROUNDDOWN(((((5)+([.$AD85]-[.$AE85]-(ROUNDDOWN([.$AG85]/2;0))))*5+15)*0.5*([.$AK85]/1000)*[.$L85]*1+([.CN$65]/100))*([.$H85]/540)+0.03;4)" office:value-type="float" office:value="0.2077" calcext:value-type="float">
            <text:p>0.2077</text:p>
          </table:table-cell>
          <table:table-cell table:style-name="ce170" table:formula="of:=[.CI85]-[.AX85]-[.AZ85]" office:value-type="float" office:value="855" calcext:value-type="float">
            <text:p>855</text:p>
          </table:table-cell>
          <table:table-cell table:style-name="ce175" table:formula="of:=[.$H85]-[.AY85]-[.BA85]" office:value-type="float" office:value="3.6266" calcext:value-type="float">
            <text:p>3.6266</text:p>
          </table:table-cell>
          <table:table-cell table:style-name="ce149" table:formula="of:=ROUNDDOWN((((5)+([.$W85]-[.$Y85]-(ROUNDDOWN([.$AA85]/2;0))))*5+15)*([.$CO85]/1000)*[.$N85]*1+([.CQ$65]/100);0)" office:value-type="float" office:value="70" calcext:value-type="float">
            <text:p>70</text:p>
          </table:table-cell>
          <table:table-cell table:style-name="ce153" table:formula="of:=ROUNDDOWN(((((5)+([.$AC85]-[.$AE85]-(ROUNDDOWN([.$AG85]/2;0))))*5+15)*([.$AP85]/1000)*[.$N85]*1+([.CR$65]/100))*([.$H85]/540)+0.03;4)" office:value-type="float" office:value="0.5145" calcext:value-type="float">
            <text:p>0.5145</text:p>
          </table:table-cell>
          <table:table-cell table:style-name="ce153" table:formula="of:=ROUNDDOWN((((5)+([.$X85]-[.$Y85]-(ROUNDDOWN([.$AA85]/2;0))))*5+15)*0.5*([.$AK85]/1000)*[.$O85]*1+([.CS$65]/100);0)" office:value-type="float" office:value="2" calcext:value-type="float">
            <text:p>2</text:p>
          </table:table-cell>
          <table:table-cell table:style-name="ce153" table:formula="of:=ROUNDDOWN(((((5)+([.$AD85]-[.$AE85]-(ROUNDDOWN([.$AG85]/2;0))))*5+15)*0.5*([.$AK85]/1000)*[.$O85]*1+([.CT$65]/100))*([.$H85]/540)+0.03;4)" office:value-type="float" office:value="0.0485" calcext:value-type="float">
            <text:p>0.0485</text:p>
          </table:table-cell>
          <table:table-cell table:style-name="ce153" table:formula="of:=[.CO85]-[.BD85]-[.BF85]" office:value-type="float" office:value="835" calcext:value-type="float">
            <text:p>835</text:p>
          </table:table-cell>
          <table:table-cell table:style-name="ce161" table:formula="of:=[.$AQ85]-[.BE85]-[.BG85]" office:value-type="float" office:value="3.4378" calcext:value-type="float">
            <text:p>3.4378</text:p>
          </table:table-cell>
          <table:table-cell table:style-name="ce149" table:formula="of:=ROUNDDOWN((((5)+([.$W85]-[.$Y85]-(ROUNDDOWN([.$AA85]/2;0))))*5+15)*([.$CU85]/1000)*[.$N85]*1+([.CW$65]/100);0)" office:value-type="float" office:value="68" calcext:value-type="float">
            <text:p>68</text:p>
          </table:table-cell>
          <table:table-cell table:style-name="ce153" table:formula="of:=ROUNDDOWN(((((5)+([.$AC85]-[.$AE85]-(ROUNDDOWN([.$AG85]/2;0))))*5+15)*([.$AP85]/1000)*[.$N85]*1+([.CX$65]/100))*([.$H85]/540)+0.03;4)" office:value-type="float" office:value="0.5145" calcext:value-type="float">
            <text:p>0.5145</text:p>
          </table:table-cell>
          <table:table-cell table:style-name="ce153" table:formula="of:=ROUNDDOWN((((5)+([.$X85]-[.$Y85]-(ROUNDDOWN([.$AA85]/2;0))))*5+15)*0.5*([.$AK85]/1000)*[.$O85]*1+([.CY$65]/100);0)" office:value-type="float" office:value="2" calcext:value-type="float">
            <text:p>2</text:p>
          </table:table-cell>
          <table:table-cell table:style-name="ce153" table:formula="of:=ROUNDDOWN(((((5)+([.$AD85]-[.$AE85]-(ROUNDDOWN([.$AG85]/2;0))))*5+15)*0.5*([.$AK85]/1000)*[.$O85]*1+([.CZ$65]/100))*([.$H85]/540)+0.03;4)" office:value-type="float" office:value="0.0485" calcext:value-type="float">
            <text:p>0.0485</text:p>
          </table:table-cell>
          <table:table-cell table:style-name="ce153" table:formula="of:=[.CU85]-[.BJ85]-[.BL85]" office:value-type="float" office:value="816" calcext:value-type="float">
            <text:p>816</text:p>
          </table:table-cell>
          <table:table-cell table:style-name="ce161" table:formula="of:=[.$AQ85]-[.BK85]-[.BM85]" office:value-type="float" office:value="3.4355" calcext:value-type="float">
            <text:p>3.4355</text:p>
          </table:table-cell>
          <table:table-cell table:style-name="ce149" table:formula="of:=ROUNDDOWN((((5)+([.$W85]-[.$Y85]-(ROUNDDOWN([.$AA85]/2;0))))*5+15)*([.$DA85]/1000)*[.$N85]*1+([.DC$65]/100);0)" office:value-type="float" office:value="67" calcext:value-type="float">
            <text:p>67</text:p>
          </table:table-cell>
          <table:table-cell table:style-name="ce153" table:formula="of:=ROUNDDOWN(((((5)+([.$AC85]-[.$AE85]-(ROUNDDOWN([.$AG85]/2;0))))*5+15)*([.$AP85]/1000)*[.$N85]*1+([.DD$65]/100))*([.$H85]/540)+0.03;4)" office:value-type="float" office:value="0.5145" calcext:value-type="float">
            <text:p>0.5145</text:p>
          </table:table-cell>
          <table:table-cell table:style-name="ce153" table:formula="of:=ROUNDDOWN((((5)+([.$X85]-[.$Y85]-(ROUNDDOWN([.$AA85]/2;0))))*5+15)*0.5*([.$AK85]/1000)*[.$O85]*1+([.DE$65]/100);0)" office:value-type="float" office:value="2" calcext:value-type="float">
            <text:p>2</text:p>
          </table:table-cell>
          <table:table-cell table:style-name="ce153" table:formula="of:=ROUNDDOWN(((((5)+([.$AD85]-[.$AE85]-(ROUNDDOWN([.$AG85]/2;0))))*5+15)*0.5*([.$AK85]/1000)*[.$O85]*1+([.DF$65]/100))*([.$H85]/540)+0.03;4)" office:value-type="float" office:value="0.0485" calcext:value-type="float">
            <text:p>0.0485</text:p>
          </table:table-cell>
          <table:table-cell table:style-name="ce153" table:formula="of:=[.DA85]-[.BP85]-[.BR85]" office:value-type="float" office:value="797" calcext:value-type="float">
            <text:p>797</text:p>
          </table:table-cell>
          <table:table-cell table:style-name="ce161" table:formula="of:=[.$AQ85]-[.BQ85]-[.BS85]" office:value-type="float" office:value="3.4378" calcext:value-type="float">
            <text:p>3.4378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119" table:formula="of:=[.AL85]+[.AR85]+[.AX85]+[.BD85]+[.BJ85]+[.BP85]" office:value-type="float" office:value="118" calcext:value-type="float">
            <text:p>118</text:p>
          </table:table-cell>
          <table:table-cell table:style-name="ce120" table:formula="of:=[.AM85]+[.AS85]+[.AY85]+[.BE85]+[.BK85]+[.BQ85]" office:value-type="float" office:value="0.9963" calcext:value-type="float">
            <text:p>0.9963</text:p>
          </table:table-cell>
          <table:table-cell table:style-name="ce119" table:formula="of:=[.BY85]+[.CE85]+[.CK85]+[.CQ85]+[.CW85]+[.DC85]" office:value-type="float" office:value="225" calcext:value-type="float">
            <text:p>225</text:p>
          </table:table-cell>
          <table:table-cell table:style-name="ce120" table:formula="of:=[.BZ85]+[.CF85]+[.CL85]+[.CR85]+[.CX85]+[.DD85]" office:value-type="float" office:value="1.8834" calcext:value-type="float">
            <text:p>1.8834</text:p>
          </table:table-cell>
          <table:table-cell table:style-name="ce119" table:formula="of:=[.AN85]+[.AT85]+[.AZ85]+[.BF85]+[.BL85]+[.BR85]" office:value-type="float" office:value="85" calcext:value-type="float">
            <text:p>85</text:p>
          </table:table-cell>
          <table:table-cell table:style-name="ce120" table:formula="of:=[.AO85]+[.AU85]+[.BA85]+[.BG85]+[.BM85]+[.BS85]" office:value-type="float" office:value="0.6974" calcext:value-type="float">
            <text:p>0.6974</text:p>
          </table:table-cell>
          <table:table-cell table:style-name="ce119" table:formula="of:=[.CA85]+[.CG85]+[.CM85]+[.CS85]+[.CY85]+[.DE85]" office:value-type="float" office:value="78" calcext:value-type="float">
            <text:p>78</text:p>
          </table:table-cell>
          <table:table-cell table:style-name="ce120" table:formula="of:=[.CB85]+[.CH85]+[.CN85]+[.CT85]+[.CZ85]+[.DF85]" office:value-type="float" office:value="0.7686" calcext:value-type="float">
            <text:p>0.7686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119" table:formula="of:=[.DK85]-[.DQ85]" office:value-type="float" office:value="40" calcext:value-type="float">
            <text:p>40</text:p>
          </table:table-cell>
          <table:table-cell table:style-name="ce120" table:formula="of:=[.DL85]-[.DR85]" office:value-type="float" office:value="0.2277" calcext:value-type="float">
            <text:p>0.2277</text:p>
          </table:table-cell>
          <table:table-cell table:style-name="ce119" table:formula="of:=[.DM85]-[.DO85]" office:value-type="float" office:value="140" calcext:value-type="float">
            <text:p>140</text:p>
          </table:table-cell>
          <table:table-cell table:style-name="ce120" table:formula="of:=[.DN85]-[.DP85]" office:value-type="float" office:value="1.186" calcext:value-type="float">
            <text:p>1.186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 office:value-type="float" office:value="1.1" calcext:value-type="float">
            <text:p>1.1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2.4" calcext:value-type="float">
            <text:p>2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0.25" calcext:value-type="float">
            <text:p>0.25</text:p>
          </table:table-cell>
          <table:table-cell table:style-name="ce51" office:value-type="float" office:value="4" calcext:value-type="float">
            <text:p>4</text:p>
          </table:table-cell>
          <table:table-cell table:style-name="ce56" office:value-type="float" office:value="2.25" calcext:value-type="float">
            <text:p>2.25</text:p>
          </table:table-cell>
          <table:table-cell table:style-name="ce57" table:formula="of:=[.B86]/[.$I86]" office:value-type="float" office:value="0.488888888888889" calcext:value-type="float">
            <text:p>0.488888888888889</text:p>
          </table:table-cell>
          <table:table-cell table:style-name="ce58" table:formula="of:=[.C86]/[.$I86]" office:value-type="float" office:value="0.222222222222222" calcext:value-type="float">
            <text:p>0.222222222222222</text:p>
          </table:table-cell>
          <table:table-cell table:style-name="ce59" table:formula="of:=[.D86]/[.$I86]" office:value-type="float" office:value="1.06666666666667" calcext:value-type="float">
            <text:p>1.06666666666667</text:p>
          </table:table-cell>
          <table:table-cell table:style-name="ce57" table:formula="of:=[.E86]/[.$I86]" office:value-type="float" office:value="0.511111111111111" calcext:value-type="float">
            <text:p>0.511111111111111</text:p>
          </table:table-cell>
          <table:table-cell table:style-name="ce58" table:formula="of:=[.F86]/[.$I86]" office:value-type="float" office:value="1.33333333333333" calcext:value-type="float">
            <text:p>1.33333333333333</text:p>
          </table:table-cell>
          <table:table-cell table:style-name="ce59" table:formula="of:=[.G86]/[.$I86]" office:value-type="float" office:value="0.111111111111111" calcext:value-type="float">
            <text:p>0.11111111111111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18" office:value-type="float" office:value="19" calcext:value-type="float">
            <text:p>19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86]-[.$T86]-(ROUNDDOWN([.$U86]/2;0))))*5+15)*([.$AK86]/1000)*[.$J86]*1+([.AL$65]/100);0)" office:value-type="float" office:value="22" calcext:value-type="float">
            <text:p>22</text:p>
          </table:table-cell>
          <table:table-cell table:style-name="ce170" table:formula="of:=ROUNDDOWN(((((5)+([.$AB86]-[.$AF86]-(ROUNDDOWN([.$AG86]/2;0))))*5+15)*([.$AK86]/1000)*[.$J86]*1+([.AM$65]/100))*([.$H86]/540)+0.03;4)" office:value-type="float" office:value="0.1748" calcext:value-type="float">
            <text:p>0.1748</text:p>
          </table:table-cell>
          <table:table-cell table:style-name="ce170" table:formula="of:=ROUNDDOWN((((5)+([.$R86]-[.$T86]-(ROUNDDOWN([.$U86]/2;0))))*5+15)*([.$AK86]/1000)*[.$L86]*0.5*1+([.AN$65]/100);0)" office:value-type="float" office:value="24" calcext:value-type="float">
            <text:p>24</text:p>
          </table:table-cell>
          <table:table-cell table:style-name="ce170" table:formula="of:=ROUNDDOWN(((((5)+([.$AD86]-[.$AF86]-(ROUNDDOWN([.$AG86]/2;0))))*5+15)*([.$AK86]/1000)*[.$L86]*0.5*1+([.AO$65]/100))*([.$H86]/540)+0.03;4)" office:value-type="float" office:value="0.1682" calcext:value-type="float">
            <text:p>0.1682</text:p>
          </table:table-cell>
          <table:table-cell table:style-name="ce170" table:formula="of:=[.AK86]-[.BY86]-[.CA86]" office:value-type="float" office:value="973" calcext:value-type="float">
            <text:p>973</text:p>
          </table:table-cell>
          <table:table-cell table:style-name="ce175" table:formula="of:=[.$H86]-[.BZ86]-[.CB86]" office:value-type="float" office:value="3.708" calcext:value-type="float">
            <text:p>3.708</text:p>
          </table:table-cell>
          <table:table-cell table:style-name="ce158" table:formula="of:=ROUNDDOWN((((5)+([.$P86]-[.$T86]-(ROUNDDOWN([.$U86]/2;0))))*5+15)*([.$AP86]/1000)*[.$J86]*1+([.AR$65]/100);0)" office:value-type="float" office:value="21" calcext:value-type="float">
            <text:p>21</text:p>
          </table:table-cell>
          <table:table-cell table:style-name="ce170" table:formula="of:=ROUNDDOWN(((((5)+([.$AB86]-[.$AF86]-(ROUNDDOWN([.$AG86]/2;0))))*5+15)*([.$AQ86]/1000)*[.$J86]*1+([.AS$65]/100))*([.$H86]/540)+0.03;4)" office:value-type="float" office:value="0.0305" calcext:value-type="float">
            <text:p>0.0305</text:p>
          </table:table-cell>
          <table:table-cell table:style-name="ce170" table:formula="of:=ROUNDDOWN((((5)+([.$R86]-[.$T86]-(ROUNDDOWN([.$U86]/2;0))))*5+15)*([.$AK86]/1000)*[.$L86]*0.5*1+([.AT$65]/100);0)" office:value-type="float" office:value="24" calcext:value-type="float">
            <text:p>24</text:p>
          </table:table-cell>
          <table:table-cell table:style-name="ce170" table:formula="of:=ROUNDDOWN(((((5)+([.$AD86]-[.$AF86]-(ROUNDDOWN([.$AG86]/2;0))))*5+15)*0.5*([.$AK86]/1000)*[.$L86]*1+([.AU$65]/100))*([.$H86]/540)+0.03;4)" office:value-type="float" office:value="0.1682" calcext:value-type="float">
            <text:p>0.1682</text:p>
          </table:table-cell>
          <table:table-cell table:style-name="ce170" table:formula="of:=[.AP86]-[.CE86]-[.CG86]" office:value-type="float" office:value="946" calcext:value-type="float">
            <text:p>946</text:p>
          </table:table-cell>
          <table:table-cell table:style-name="ce175" table:formula="of:=[.$AQ86]-[.CF86]-[.CH86]" office:value-type="float" office:value="3.416" calcext:value-type="float">
            <text:p>3.416</text:p>
          </table:table-cell>
          <table:table-cell table:style-name="ce158" table:formula="of:=ROUNDDOWN((((5)+([.$P86]-[.$T86]-(ROUNDDOWN([.$U86]/2;0))))*5+15)*([.$AP86]/1000)*[.$J86]*1+([.AX$65]/100);0)" office:value-type="float" office:value="21" calcext:value-type="float">
            <text:p>21</text:p>
          </table:table-cell>
          <table:table-cell table:style-name="ce170" table:formula="of:=ROUNDDOWN(((((5)+([.$AB86]-[.$AF86]-(ROUNDDOWN([.$AG86]/2;0))))*5+15)*([.$AP86]/1000)*[.$J86]*1+([.AY$65]/100))*([.$H86]/540)+0.03;4)" office:value-type="float" office:value="0.1709" calcext:value-type="float">
            <text:p>0.1709</text:p>
          </table:table-cell>
          <table:table-cell table:style-name="ce170" table:formula="of:=ROUNDDOWN((((5)+([.$R86]-[.$T86]-(ROUNDDOWN([.$U86]/2;0))))*5+15)*([.$AK86]/1000)*[.$L86]*0.5*1+([.AZ$65]/100);0)" office:value-type="float" office:value="24" calcext:value-type="float">
            <text:p>24</text:p>
          </table:table-cell>
          <table:table-cell table:style-name="ce170" table:formula="of:=ROUNDDOWN(((((5)+([.$AD86]-[.$AF86]-(ROUNDDOWN([.$AG86]/2;0))))*5+15)*0.5*([.$AK86]/1000)*[.$L86]*1+([.BA$65]/100))*([.$H86]/540)+0.03;4)" office:value-type="float" office:value="0.1682" calcext:value-type="float">
            <text:p>0.1682</text:p>
          </table:table-cell>
          <table:table-cell table:style-name="ce170" table:formula="of:=[.AV86]-[.CK86]-[.CM86]" office:value-type="float" office:value="919" calcext:value-type="float">
            <text:p>919</text:p>
          </table:table-cell>
          <table:table-cell table:style-name="ce175" table:formula="of:=[.$AQ86]-[.CL86]-[.CN86]" office:value-type="float" office:value="3.416" calcext:value-type="float">
            <text:p>3.416</text:p>
          </table:table-cell>
          <table:table-cell table:style-name="ce149" table:formula="of:=ROUNDDOWN((((5)+([.$V86]-[.$Z86]-(ROUNDDOWN([.$AA86]/2;0))))*5+15)*([.$BB86]/1000)*[.$M86]*1+([.BD$65]/100);0)" office:value-type="float" office:value="18" calcext:value-type="float">
            <text:p>18</text:p>
          </table:table-cell>
          <table:table-cell table:style-name="ce153" table:formula="of:=ROUNDDOWN(((((5)+([.$AB86]-[.$AF86]-(ROUNDDOWN([.$AG86]/2;0))))*5+15)*([.$AP86]/1000)*[.$M86]*1+([.BE$65]/100))*([.$H86]/540)+0.03;4)" office:value-type="float" office:value="0.1773" calcext:value-type="float">
            <text:p>0.1773</text:p>
          </table:table-cell>
          <table:table-cell table:style-name="ce153" table:formula="of:=ROUNDDOWN((((5)+([.$X86]-[.$Y86]-(ROUNDDOWN([.$AA86]/2;0))))*5+15)*0.5*([.$AK86]/1000)*[.$O86]*1+([.BF$65]/100);0)" office:value-type="float" office:value="1" calcext:value-type="float">
            <text:p>1</text:p>
          </table:table-cell>
          <table:table-cell table:style-name="ce153" table:formula="of:=ROUNDDOWN(((((5)+([.$AD86]-[.$AF86]-(ROUNDDOWN([.$AG86]/2;0))))*5+15)*0.5*([.$AK86]/1000)*[.$O86]*1+([.BG$65]/100))*([.$H86]/540)+0.03;4)" office:value-type="float" office:value="0.0444" calcext:value-type="float">
            <text:p>0.0444</text:p>
          </table:table-cell>
          <table:table-cell table:style-name="ce153" table:formula="of:=[.BB86]-[.CQ86]-[.CS86]" office:value-type="float" office:value="861" calcext:value-type="float">
            <text:p>861</text:p>
          </table:table-cell>
          <table:table-cell table:style-name="ce161" table:formula="of:=[.$AQ86]-[.CR86]-[.CT86]" office:value-type="float" office:value="3.1992" calcext:value-type="float">
            <text:p>3.1992</text:p>
          </table:table-cell>
          <table:table-cell table:style-name="ce149" table:formula="of:=ROUNDDOWN((((5)+([.$V86]-[.$Z86]-(ROUNDDOWN([.$AA86]/2;0))))*5+15)*([.$BB86]/1000)*[.$M86]*1+([.BJ$65]/100);0)" office:value-type="float" office:value="18" calcext:value-type="float">
            <text:p>18</text:p>
          </table:table-cell>
          <table:table-cell table:style-name="ce153" table:formula="of:=ROUNDDOWN(((((5)+([.$AB86]-[.$AF86]-(ROUNDDOWN([.$AG86]/2;0))))*5+15)*([.$AP86]/1000)*[.$M86]*1+([.BK$65]/100))*([.$H86]/540)+0.03;4)" office:value-type="float" office:value="0.1773" calcext:value-type="float">
            <text:p>0.1773</text:p>
          </table:table-cell>
          <table:table-cell table:style-name="ce153" table:formula="of:=ROUNDDOWN((((5)+([.$X86]-[.$Z86]-(ROUNDDOWN([.$AA86]/2;0))))*5+15)*0.5*([.$AK86]/1000)*[.$O86]*1+([.BL$65]/100);0)" office:value-type="float" office:value="1" calcext:value-type="float">
            <text:p>1</text:p>
          </table:table-cell>
          <table:table-cell table:style-name="ce153" table:formula="of:=ROUNDDOWN(((((5)+([.$AD86]-[.$AE86]-(ROUNDDOWN([.$AG86]/2;0))))*5+15)*0.5*([.$AK86]/1000)*[.$O86]*1+([.BM$65]/100))*([.$H86]/540)+0.03;4)" office:value-type="float" office:value="0.0464" calcext:value-type="float">
            <text:p>0.0464</text:p>
          </table:table-cell>
          <table:table-cell table:style-name="ce153" table:formula="of:=[.BH86]-[.CW86]-[.CY86]" office:value-type="float" office:value="804" calcext:value-type="float">
            <text:p>804</text:p>
          </table:table-cell>
          <table:table-cell table:style-name="ce161" table:formula="of:=[.$AQ86]-[.CX86]-[.CZ86]" office:value-type="float" office:value="3.1992" calcext:value-type="float">
            <text:p>3.1992</text:p>
          </table:table-cell>
          <table:table-cell table:style-name="ce149" table:formula="of:=ROUNDDOWN((((5)+([.$V86]-[.$Z86]-(ROUNDDOWN([.$AA86]/2;0))))*5+15)*([.$BB86]/1000)*[.$M86]*1+([.BP$65]/100);0)" office:value-type="float" office:value="18" calcext:value-type="float">
            <text:p>18</text:p>
          </table:table-cell>
          <table:table-cell table:style-name="ce153" table:formula="of:=ROUNDDOWN(((((5)+([.$AB86]-[.$AF86]-(ROUNDDOWN([.$AG86]/2;0))))*5+15)*([.$AP86]/1000)*[.$M86]*1+([.BQ$65]/100))*([.$H86]/540)+0.03;4)" office:value-type="float" office:value="0.1773" calcext:value-type="float">
            <text:p>0.1773</text:p>
          </table:table-cell>
          <table:table-cell table:style-name="ce153" table:formula="of:=ROUNDDOWN((((5)+([.$X86]-[.$Z86]-(ROUNDDOWN([.$AA86]/2;0))))*5+15)*0.5*([.$AK86]/1000)*[.$O86]*1+([.BR$65]/100);0)" office:value-type="float" office:value="1" calcext:value-type="float">
            <text:p>1</text:p>
          </table:table-cell>
          <table:table-cell table:style-name="ce153" table:formula="of:=ROUNDDOWN(((((5)+([.$AD86]-[.$AF86]-(ROUNDDOWN([.$AG86]/2;0))))*5+15)*0.5*([.$AK86]/1000)*[.$O86]*1+([.BS$65]/100))*([.$H86]/540)+0.03;4)" office:value-type="float" office:value="0.0444" calcext:value-type="float">
            <text:p>0.0444</text:p>
          </table:table-cell>
          <table:table-cell table:style-name="ce153" table:formula="of:=[.BN86]-[.DC86]-[.DE86]" office:value-type="float" office:value="748" calcext:value-type="float">
            <text:p>748</text:p>
          </table:table-cell>
          <table:table-cell table:style-name="ce161" table:formula="of:=[.$AQ86]-[.DD86]-[.DF86]" office:value-type="float" office:value="3.1992" calcext:value-type="float">
            <text:p>3.1992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86]-[.$S86]-(ROUNDDOWN([.$U86]/2;0))))*5+15)*([.$BX86]/1000)*[.$K86]*1+([.BY$65]/100);0)" office:value-type="float" office:value="6" calcext:value-type="float">
            <text:p>6</text:p>
          </table:table-cell>
          <table:table-cell table:style-name="ce170" table:formula="of:=ROUNDDOWN(((((5)+([.$AC86]-[.$AE86]-(ROUNDDOWN([.$AG86]/2;0))))*5+15)*([.$AK86]/1000)*[.$K86]*1+([.BZ$65]/100))*([.$H86]/540)+0.03;4)" office:value-type="float" office:value="0.104" calcext:value-type="float">
            <text:p>0.104</text:p>
          </table:table-cell>
          <table:table-cell table:style-name="ce170" table:formula="of:=ROUNDDOWN((((5)+([.$R86]-[.$S86]-(ROUNDDOWN([.$U86]/2;0))))*5+15)*0.5*([.$BX86]/1000)*[.$L86]*1+([.CA$65]/100);0)" office:value-type="float" office:value="21" calcext:value-type="float">
            <text:p>21</text:p>
          </table:table-cell>
          <table:table-cell table:style-name="ce170" table:formula="of:=ROUNDDOWN(((((5)+([.$AD86]-[.$AE86]-(ROUNDDOWN([.$AG86]/2;0))))*5+15)*0.5*([.$AK86]/1000)*[.$L86]*1+([.CB$65]/100))*([.$H86]/540)+0.03;4)" office:value-type="float" office:value="0.188" calcext:value-type="float">
            <text:p>0.188</text:p>
          </table:table-cell>
          <table:table-cell table:style-name="ce170" table:formula="of:=[.BX86]-[.AL86]-[.AN86]" office:value-type="float" office:value="954" calcext:value-type="float">
            <text:p>954</text:p>
          </table:table-cell>
          <table:table-cell table:style-name="ce175" table:formula="of:=[.$H86]-[.AM86]-[.AO86]" office:value-type="float" office:value="3.657" calcext:value-type="float">
            <text:p>3.657</text:p>
          </table:table-cell>
          <table:table-cell table:style-name="ce158" table:formula="of:=ROUNDDOWN((((5)+([.$Q86]-[.$S86]-(ROUNDDOWN([.$U86]/2;0))))*5+15)*([.$CC86]/1000)*[.$K86]*1+([.CE$65]/100);0)" office:value-type="float" office:value="6" calcext:value-type="float">
            <text:p>6</text:p>
          </table:table-cell>
          <table:table-cell table:style-name="ce170" table:formula="of:=ROUNDDOWN(((((5)+([.$AC86]-[.$AE86]-(ROUNDDOWN([.$AG86]/2;0))))*5+15)*([.$AK86]/1000)*[.$K86]*1+([.CF$65]/100))*([.$H86]/540)+0.03;4)" office:value-type="float" office:value="0.104" calcext:value-type="float">
            <text:p>0.104</text:p>
          </table:table-cell>
          <table:table-cell table:style-name="ce170" table:formula="of:=ROUNDDOWN((((5)+([.$R86]-[.$S86]-(ROUNDDOWN([.$U86]/2;0))))*5+15)*0.5*([.$BX86]/1000)*[.$L86]*1+([.CG$65]/100);0)" office:value-type="float" office:value="21" calcext:value-type="float">
            <text:p>21</text:p>
          </table:table-cell>
          <table:table-cell table:style-name="ce170" table:formula="of:=ROUNDDOWN(((((5)+([.$AD86]-[.$AE86]-(ROUNDDOWN([.$AG86]/2;0))))*5+15)*0.5*([.$AK86]/1000)*[.$L86]*1+([.CH$65]/100))*([.$H86]/540)+0.03;4)" office:value-type="float" office:value="0.188" calcext:value-type="float">
            <text:p>0.188</text:p>
          </table:table-cell>
          <table:table-cell table:style-name="ce170" table:formula="of:=[.CC86]-[.AR86]-[.AT86]" office:value-type="float" office:value="909" calcext:value-type="float">
            <text:p>909</text:p>
          </table:table-cell>
          <table:table-cell table:style-name="ce175" table:formula="of:=[.$H86]-[.AS86]-[.AU86]" office:value-type="float" office:value="3.8013" calcext:value-type="float">
            <text:p>3.8013</text:p>
          </table:table-cell>
          <table:table-cell table:style-name="ce158" table:formula="of:=ROUNDDOWN((((5)+([.$Q86]-[.$S86]-(ROUNDDOWN([.$U86]/2;0))))*5+15)*([.$CI86]/1000)*[.$K86]*1+([.CK$65]/100);0)" office:value-type="float" office:value="6" calcext:value-type="float">
            <text:p>6</text:p>
          </table:table-cell>
          <table:table-cell table:style-name="ce170" table:formula="of:=ROUNDDOWN(((((5)+([.$AC86]-[.$AE86]-(ROUNDDOWN([.$AG86]/2;0))))*5+15)*([.$AK86]/1000)*[.$K86]*1+([.CL$65]/100))*([.$H86]/540)+0.03;4)" office:value-type="float" office:value="0.104" calcext:value-type="float">
            <text:p>0.104</text:p>
          </table:table-cell>
          <table:table-cell table:style-name="ce170" table:formula="of:=ROUNDDOWN((((5)+([.$R86]-[.$S86]-(ROUNDDOWN([.$U86]/2;0))))*5+15)*0.5*([.$BX86]/1000)*[.$L86]*1+([.CM$65]/100);0)" office:value-type="float" office:value="21" calcext:value-type="float">
            <text:p>21</text:p>
          </table:table-cell>
          <table:table-cell table:style-name="ce170" table:formula="of:=ROUNDDOWN(((((5)+([.$AD86]-[.$AE86]-(ROUNDDOWN([.$AG86]/2;0))))*5+15)*0.5*([.$AK86]/1000)*[.$L86]*1+([.CN$65]/100))*([.$H86]/540)+0.03;4)" office:value-type="float" office:value="0.188" calcext:value-type="float">
            <text:p>0.188</text:p>
          </table:table-cell>
          <table:table-cell table:style-name="ce170" table:formula="of:=[.CI86]-[.AX86]-[.AZ86]" office:value-type="float" office:value="864" calcext:value-type="float">
            <text:p>864</text:p>
          </table:table-cell>
          <table:table-cell table:style-name="ce175" table:formula="of:=[.$H86]-[.AY86]-[.BA86]" office:value-type="float" office:value="3.6609" calcext:value-type="float">
            <text:p>3.6609</text:p>
          </table:table-cell>
          <table:table-cell table:style-name="ce149" table:formula="of:=ROUNDDOWN((((5)+([.$W86]-[.$Y86]-(ROUNDDOWN([.$AA86]/2;0))))*5+15)*([.$CO86]/1000)*[.$N86]*1+([.CQ$65]/100);0)" office:value-type="float" office:value="57" calcext:value-type="float">
            <text:p>57</text:p>
          </table:table-cell>
          <table:table-cell table:style-name="ce153" table:formula="of:=ROUNDDOWN(((((5)+([.$AC86]-[.$AE86]-(ROUNDDOWN([.$AG86]/2;0))))*5+15)*([.$AP86]/1000)*[.$N86]*1+([.CR$65]/100))*([.$H86]/540)+0.03;4)" office:value-type="float" office:value="0.4624" calcext:value-type="float">
            <text:p>0.4624</text:p>
          </table:table-cell>
          <table:table-cell table:style-name="ce153" table:formula="of:=ROUNDDOWN((((5)+([.$X86]-[.$Y86]-(ROUNDDOWN([.$AA86]/2;0))))*5+15)*0.5*([.$AK86]/1000)*[.$O86]*1+([.CS$65]/100);0)" office:value-type="float" office:value="1" calcext:value-type="float">
            <text:p>1</text:p>
          </table:table-cell>
          <table:table-cell table:style-name="ce153" table:formula="of:=ROUNDDOWN(((((5)+([.$AD86]-[.$AE86]-(ROUNDDOWN([.$AG86]/2;0))))*5+15)*0.5*([.$AK86]/1000)*[.$O86]*1+([.CT$65]/100))*([.$H86]/540)+0.03;4)" office:value-type="float" office:value="0.0464" calcext:value-type="float">
            <text:p>0.0464</text:p>
          </table:table-cell>
          <table:table-cell table:style-name="ce153" table:formula="of:=[.CO86]-[.BD86]-[.BF86]" office:value-type="float" office:value="845" calcext:value-type="float">
            <text:p>845</text:p>
          </table:table-cell>
          <table:table-cell table:style-name="ce161" table:formula="of:=[.$AQ86]-[.BE86]-[.BG86]" office:value-type="float" office:value="3.4863" calcext:value-type="float">
            <text:p>3.4863</text:p>
          </table:table-cell>
          <table:table-cell table:style-name="ce149" table:formula="of:=ROUNDDOWN((((5)+([.$W86]-[.$Y86]-(ROUNDDOWN([.$AA86]/2;0))))*5+15)*([.$CU86]/1000)*[.$N86]*1+([.CW$65]/100);0)" office:value-type="float" office:value="56" calcext:value-type="float">
            <text:p>56</text:p>
          </table:table-cell>
          <table:table-cell table:style-name="ce153" table:formula="of:=ROUNDDOWN(((((5)+([.$AC86]-[.$AE86]-(ROUNDDOWN([.$AG86]/2;0))))*5+15)*([.$AP86]/1000)*[.$N86]*1+([.CX$65]/100))*([.$H86]/540)+0.03;4)" office:value-type="float" office:value="0.4624" calcext:value-type="float">
            <text:p>0.4624</text:p>
          </table:table-cell>
          <table:table-cell table:style-name="ce153" table:formula="of:=ROUNDDOWN((((5)+([.$X86]-[.$Y86]-(ROUNDDOWN([.$AA86]/2;0))))*5+15)*0.5*([.$AK86]/1000)*[.$O86]*1+([.CY$65]/100);0)" office:value-type="float" office:value="1" calcext:value-type="float">
            <text:p>1</text:p>
          </table:table-cell>
          <table:table-cell table:style-name="ce153" table:formula="of:=ROUNDDOWN(((((5)+([.$AD86]-[.$AE86]-(ROUNDDOWN([.$AG86]/2;0))))*5+15)*0.5*([.$AK86]/1000)*[.$O86]*1+([.CZ$65]/100))*([.$H86]/540)+0.03;4)" office:value-type="float" office:value="0.0464" calcext:value-type="float">
            <text:p>0.0464</text:p>
          </table:table-cell>
          <table:table-cell table:style-name="ce153" table:formula="of:=[.CU86]-[.BJ86]-[.BL86]" office:value-type="float" office:value="826" calcext:value-type="float">
            <text:p>826</text:p>
          </table:table-cell>
          <table:table-cell table:style-name="ce161" table:formula="of:=[.$AQ86]-[.BK86]-[.BM86]" office:value-type="float" office:value="3.4843" calcext:value-type="float">
            <text:p>3.4843</text:p>
          </table:table-cell>
          <table:table-cell table:style-name="ce149" table:formula="of:=ROUNDDOWN((((5)+([.$W86]-[.$Y86]-(ROUNDDOWN([.$AA86]/2;0))))*5+15)*([.$DA86]/1000)*[.$N86]*1+([.DC$65]/100);0)" office:value-type="float" office:value="55" calcext:value-type="float">
            <text:p>55</text:p>
          </table:table-cell>
          <table:table-cell table:style-name="ce153" table:formula="of:=ROUNDDOWN(((((5)+([.$AC86]-[.$AE86]-(ROUNDDOWN([.$AG86]/2;0))))*5+15)*([.$AP86]/1000)*[.$N86]*1+([.DD$65]/100))*([.$H86]/540)+0.03;4)" office:value-type="float" office:value="0.4624" calcext:value-type="float">
            <text:p>0.4624</text:p>
          </table:table-cell>
          <table:table-cell table:style-name="ce153" table:formula="of:=ROUNDDOWN((((5)+([.$X86]-[.$Y86]-(ROUNDDOWN([.$AA86]/2;0))))*5+15)*0.5*([.$AK86]/1000)*[.$O86]*1+([.DE$65]/100);0)" office:value-type="float" office:value="1" calcext:value-type="float">
            <text:p>1</text:p>
          </table:table-cell>
          <table:table-cell table:style-name="ce153" table:formula="of:=ROUNDDOWN(((((5)+([.$AD86]-[.$AE86]-(ROUNDDOWN([.$AG86]/2;0))))*5+15)*0.5*([.$AK86]/1000)*[.$O86]*1+([.DF$65]/100))*([.$H86]/540)+0.03;4)" office:value-type="float" office:value="0.0464" calcext:value-type="float">
            <text:p>0.0464</text:p>
          </table:table-cell>
          <table:table-cell table:style-name="ce153" table:formula="of:=[.DA86]-[.BP86]-[.BR86]" office:value-type="float" office:value="807" calcext:value-type="float">
            <text:p>807</text:p>
          </table:table-cell>
          <table:table-cell table:style-name="ce161" table:formula="of:=[.$AQ86]-[.BQ86]-[.BS86]" office:value-type="float" office:value="3.4863" calcext:value-type="float">
            <text:p>3.4863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119" table:formula="of:=[.AL86]+[.AR86]+[.AX86]+[.BD86]+[.BJ86]+[.BP86]" office:value-type="float" office:value="118" calcext:value-type="float">
            <text:p>118</text:p>
          </table:table-cell>
          <table:table-cell table:style-name="ce120" table:formula="of:=[.AM86]+[.AS86]+[.AY86]+[.BE86]+[.BK86]+[.BQ86]" office:value-type="float" office:value="0.9081" calcext:value-type="float">
            <text:p>0.9081</text:p>
          </table:table-cell>
          <table:table-cell table:style-name="ce119" table:formula="of:=[.BY86]+[.CE86]+[.CK86]+[.CQ86]+[.CW86]+[.DC86]" office:value-type="float" office:value="186" calcext:value-type="float">
            <text:p>186</text:p>
          </table:table-cell>
          <table:table-cell table:style-name="ce120" table:formula="of:=[.BZ86]+[.CF86]+[.CL86]+[.CR86]+[.CX86]+[.DD86]" office:value-type="float" office:value="1.6992" calcext:value-type="float">
            <text:p>1.6992</text:p>
          </table:table-cell>
          <table:table-cell table:style-name="ce119" table:formula="of:=[.AN86]+[.AT86]+[.AZ86]+[.BF86]+[.BL86]+[.BR86]" office:value-type="float" office:value="75" calcext:value-type="float">
            <text:p>75</text:p>
          </table:table-cell>
          <table:table-cell table:style-name="ce120" table:formula="of:=[.AO86]+[.AU86]+[.BA86]+[.BG86]+[.BM86]+[.BS86]" office:value-type="float" office:value="0.6398" calcext:value-type="float">
            <text:p>0.6398</text:p>
          </table:table-cell>
          <table:table-cell table:style-name="ce119" table:formula="of:=[.CA86]+[.CG86]+[.CM86]+[.CS86]+[.CY86]+[.DE86]" office:value-type="float" office:value="66" calcext:value-type="float">
            <text:p>66</text:p>
          </table:table-cell>
          <table:table-cell table:style-name="ce120" table:formula="of:=[.CB86]+[.CH86]+[.CN86]+[.CT86]+[.CZ86]+[.DF86]" office:value-type="float" office:value="0.7032" calcext:value-type="float">
            <text:p>0.7032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119" table:formula="of:=[.DK86]-[.DQ86]" office:value-type="float" office:value="52" calcext:value-type="float">
            <text:p>52</text:p>
          </table:table-cell>
          <table:table-cell table:style-name="ce120" table:formula="of:=[.DL86]-[.DR86]" office:value-type="float" office:value="0.2049" calcext:value-type="float">
            <text:p>0.2049</text:p>
          </table:table-cell>
          <table:table-cell table:style-name="ce119" table:formula="of:=[.DM86]-[.DO86]" office:value-type="float" office:value="111" calcext:value-type="float">
            <text:p>111</text:p>
          </table:table-cell>
          <table:table-cell table:style-name="ce120" table:formula="of:=[.DN86]-[.DP86]" office:value-type="float" office:value="1.0594" calcext:value-type="float">
            <text:p>1.0594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6" office:value-type="float" office:value="1.6" calcext:value-type="float">
            <text:p>1.6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2.4" calcext:value-type="float">
            <text:p>2.4</text:p>
          </table:table-cell>
          <table:table-cell table:style-name="ce25" office:value-type="float" office:value="1.15" calcext:value-type="float">
            <text:p>1.15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0.25" calcext:value-type="float">
            <text:p>0.25</text:p>
          </table:table-cell>
          <table:table-cell table:style-name="ce51" office:value-type="float" office:value="4" calcext:value-type="float">
            <text:p>4</text:p>
          </table:table-cell>
          <table:table-cell table:style-name="ce55" office:value-type="float" office:value="2.25" calcext:value-type="float">
            <text:p>2.25</text:p>
          </table:table-cell>
          <table:table-cell table:style-name="ce57" table:formula="of:=[.B87]/[.$I87]" office:value-type="float" office:value="0.711111111111111" calcext:value-type="float">
            <text:p>0.711111111111111</text:p>
          </table:table-cell>
          <table:table-cell table:style-name="ce58" table:formula="of:=[.C87]/[.$I87]" office:value-type="float" office:value="0.222222222222222" calcext:value-type="float">
            <text:p>0.222222222222222</text:p>
          </table:table-cell>
          <table:table-cell table:style-name="ce59" table:formula="of:=[.D87]/[.$I87]" office:value-type="float" office:value="1.06666666666667" calcext:value-type="float">
            <text:p>1.06666666666667</text:p>
          </table:table-cell>
          <table:table-cell table:style-name="ce57" table:formula="of:=[.E87]/[.$I87]" office:value-type="float" office:value="0.511111111111111" calcext:value-type="float">
            <text:p>0.511111111111111</text:p>
          </table:table-cell>
          <table:table-cell table:style-name="ce58" table:formula="of:=[.F87]/[.$I87]" office:value-type="float" office:value="1.33333333333333" calcext:value-type="float">
            <text:p>1.33333333333333</text:p>
          </table:table-cell>
          <table:table-cell table:style-name="ce59" table:formula="of:=[.G87]/[.$I87]" office:value-type="float" office:value="0.111111111111111" calcext:value-type="float">
            <text:p>0.11111111111111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87]-[.$T87]-(ROUNDDOWN([.$U87]/2;0))))*5+15)*([.$AK87]/1000)*[.$J87]*1+([.AL$65]/100);0)" office:value-type="float" office:value="32" calcext:value-type="float">
            <text:p>32</text:p>
          </table:table-cell>
          <table:table-cell table:style-name="ce169" table:formula="of:=ROUNDDOWN(((((5)+([.$AB87]-[.$AF87]-(ROUNDDOWN([.$AG87]/2;0))))*5+15)*([.$AK87]/1000)*[.$J87]*1+([.AM$65]/100))*([.$H87]/540)+0.03;4)" office:value-type="float" office:value="0.2406" calcext:value-type="float">
            <text:p>0.2406</text:p>
          </table:table-cell>
          <table:table-cell table:style-name="ce169" table:formula="of:=ROUNDDOWN((((5)+([.$R87]-[.$T87]-(ROUNDDOWN([.$U87]/2;0))))*5+15)*([.$AK87]/1000)*[.$L87]*0.5*1+([.AN$65]/100);0)" office:value-type="float" office:value="24" calcext:value-type="float">
            <text:p>24</text:p>
          </table:table-cell>
          <table:table-cell table:style-name="ce169" table:formula="of:=ROUNDDOWN(((((5)+([.$AD87]-[.$AF87]-(ROUNDDOWN([.$AG87]/2;0))))*5+15)*([.$AK87]/1000)*[.$L87]*0.5*1+([.AO$65]/100))*([.$H87]/540)+0.03;4)" office:value-type="float" office:value="0.188" calcext:value-type="float">
            <text:p>0.188</text:p>
          </table:table-cell>
          <table:table-cell table:style-name="ce169" table:formula="of:=[.AK87]-[.BY87]-[.CA87]" office:value-type="float" office:value="973" calcext:value-type="float">
            <text:p>973</text:p>
          </table:table-cell>
          <table:table-cell table:style-name="ce174" table:formula="of:=[.$H87]-[.BZ87]-[.CB87]" office:value-type="float" office:value="3.6883" calcext:value-type="float">
            <text:p>3.6883</text:p>
          </table:table-cell>
          <table:table-cell table:style-name="ce146" table:formula="of:=ROUNDDOWN((((5)+([.$P87]-[.$T87]-(ROUNDDOWN([.$U87]/2;0))))*5+15)*([.$AP87]/1000)*[.$J87]*1+([.AR$65]/100);0)" office:value-type="float" office:value="31" calcext:value-type="float">
            <text:p>31</text:p>
          </table:table-cell>
          <table:table-cell table:style-name="ce169" table:formula="of:=ROUNDDOWN(((((5)+([.$AB87]-[.$AF87]-(ROUNDDOWN([.$AG87]/2;0))))*5+15)*([.$AQ87]/1000)*[.$J87]*1+([.AS$65]/100))*([.$H87]/540)+0.03;4)" office:value-type="float" office:value="0.0307" calcext:value-type="float">
            <text:p>0.0307</text:p>
          </table:table-cell>
          <table:table-cell table:style-name="ce169" table:formula="of:=ROUNDDOWN((((5)+([.$R87]-[.$T87]-(ROUNDDOWN([.$U87]/2;0))))*5+15)*([.$AK87]/1000)*[.$L87]*0.5*1+([.AT$65]/100);0)" office:value-type="float" office:value="24" calcext:value-type="float">
            <text:p>24</text:p>
          </table:table-cell>
          <table:table-cell table:style-name="ce169" table:formula="of:=ROUNDDOWN(((((5)+([.$AD87]-[.$AF87]-(ROUNDDOWN([.$AG87]/2;0))))*5+15)*0.5*([.$AK87]/1000)*[.$L87]*1+([.AU$65]/100))*([.$H87]/540)+0.03;4)" office:value-type="float" office:value="0.188" calcext:value-type="float">
            <text:p>0.188</text:p>
          </table:table-cell>
          <table:table-cell table:style-name="ce169" table:formula="of:=[.AP87]-[.CE87]-[.CG87]" office:value-type="float" office:value="946" calcext:value-type="float">
            <text:p>946</text:p>
          </table:table-cell>
          <table:table-cell table:style-name="ce174" table:formula="of:=[.$AQ87]-[.CF87]-[.CH87]" office:value-type="float" office:value="3.3766" calcext:value-type="float">
            <text:p>3.3766</text:p>
          </table:table-cell>
          <table:table-cell table:style-name="ce146" table:formula="of:=ROUNDDOWN((((5)+([.$P87]-[.$T87]-(ROUNDDOWN([.$U87]/2;0))))*5+15)*([.$AP87]/1000)*[.$J87]*1+([.AX$65]/100);0)" office:value-type="float" office:value="31" calcext:value-type="float">
            <text:p>31</text:p>
          </table:table-cell>
          <table:table-cell table:style-name="ce169" table:formula="of:=ROUNDDOWN(((((5)+([.$AB87]-[.$AF87]-(ROUNDDOWN([.$AG87]/2;0))))*5+15)*([.$AP87]/1000)*[.$J87]*1+([.AY$65]/100))*([.$H87]/540)+0.03;4)" office:value-type="float" office:value="0.235" calcext:value-type="float">
            <text:p>0.235</text:p>
          </table:table-cell>
          <table:table-cell table:style-name="ce169" table:formula="of:=ROUNDDOWN((((5)+([.$R87]-[.$T87]-(ROUNDDOWN([.$U87]/2;0))))*5+15)*([.$AK87]/1000)*[.$L87]*0.5*1+([.AZ$65]/100);0)" office:value-type="float" office:value="24" calcext:value-type="float">
            <text:p>24</text:p>
          </table:table-cell>
          <table:table-cell table:style-name="ce169" table:formula="of:=ROUNDDOWN(((((5)+([.$AD87]-[.$AF87]-(ROUNDDOWN([.$AG87]/2;0))))*5+15)*0.5*([.$AK87]/1000)*[.$L87]*1+([.BA$65]/100))*([.$H87]/540)+0.03;4)" office:value-type="float" office:value="0.188" calcext:value-type="float">
            <text:p>0.188</text:p>
          </table:table-cell>
          <table:table-cell table:style-name="ce169" table:formula="of:=[.AV87]-[.CK87]-[.CM87]" office:value-type="float" office:value="920" calcext:value-type="float">
            <text:p>920</text:p>
          </table:table-cell>
          <table:table-cell table:style-name="ce174" table:formula="of:=[.$AQ87]-[.CL87]-[.CN87]" office:value-type="float" office:value="3.3766" calcext:value-type="float">
            <text:p>3.3766</text:p>
          </table:table-cell>
          <table:table-cell table:style-name="ce149" table:formula="of:=ROUNDDOWN((((5)+([.$V87]-[.$Z87]-(ROUNDDOWN([.$AA87]/2;0))))*5+15)*([.$BB87]/1000)*[.$M87]*1+([.BD$65]/100);0)" office:value-type="float" office:value="16" calcext:value-type="float">
            <text:p>16</text:p>
          </table:table-cell>
          <table:table-cell table:style-name="ce153" table:formula="of:=ROUNDDOWN(((((5)+([.$AB87]-[.$AF87]-(ROUNDDOWN([.$AG87]/2;0))))*5+15)*([.$AP87]/1000)*[.$M87]*1+([.BE$65]/100))*([.$H87]/540)+0.03;4)" office:value-type="float" office:value="0.1773" calcext:value-type="float">
            <text:p>0.1773</text:p>
          </table:table-cell>
          <table:table-cell table:style-name="ce153" table:formula="of:=ROUNDDOWN((((5)+([.$X87]-[.$Y87]-(ROUNDDOWN([.$AA87]/2;0))))*5+15)*0.5*([.$AK87]/1000)*[.$O87]*1+([.BF$65]/100);0)" office:value-type="float" office:value="1" calcext:value-type="float">
            <text:p>1</text:p>
          </table:table-cell>
          <table:table-cell table:style-name="ce153" table:formula="of:=ROUNDDOWN(((((5)+([.$AD87]-[.$AF87]-(ROUNDDOWN([.$AG87]/2;0))))*5+15)*0.5*([.$AK87]/1000)*[.$O87]*1+([.BG$65]/100))*([.$H87]/540)+0.03;4)" office:value-type="float" office:value="0.0464" calcext:value-type="float">
            <text:p>0.0464</text:p>
          </table:table-cell>
          <table:table-cell table:style-name="ce153" table:formula="of:=[.BB87]-[.CQ87]-[.CS87]" office:value-type="float" office:value="869" calcext:value-type="float">
            <text:p>869</text:p>
          </table:table-cell>
          <table:table-cell table:style-name="ce161" table:formula="of:=[.$AQ87]-[.CR87]-[.CT87]" office:value-type="float" office:value="3.1774" calcext:value-type="float">
            <text:p>3.1774</text:p>
          </table:table-cell>
          <table:table-cell table:style-name="ce149" table:formula="of:=ROUNDDOWN((((5)+([.$V87]-[.$Z87]-(ROUNDDOWN([.$AA87]/2;0))))*5+15)*([.$BB87]/1000)*[.$M87]*1+([.BJ$65]/100);0)" office:value-type="float" office:value="16" calcext:value-type="float">
            <text:p>16</text:p>
          </table:table-cell>
          <table:table-cell table:style-name="ce153" table:formula="of:=ROUNDDOWN(((((5)+([.$AB87]-[.$AF87]-(ROUNDDOWN([.$AG87]/2;0))))*5+15)*([.$AP87]/1000)*[.$M87]*1+([.BK$65]/100))*([.$H87]/540)+0.03;4)" office:value-type="float" office:value="0.1773" calcext:value-type="float">
            <text:p>0.1773</text:p>
          </table:table-cell>
          <table:table-cell table:style-name="ce153" table:formula="of:=ROUNDDOWN((((5)+([.$X87]-[.$Z87]-(ROUNDDOWN([.$AA87]/2;0))))*5+15)*0.5*([.$AK87]/1000)*[.$O87]*1+([.BL$65]/100);0)" office:value-type="float" office:value="1" calcext:value-type="float">
            <text:p>1</text:p>
          </table:table-cell>
          <table:table-cell table:style-name="ce153" table:formula="of:=ROUNDDOWN(((((5)+([.$AD87]-[.$AE87]-(ROUNDDOWN([.$AG87]/2;0))))*5+15)*0.5*([.$AK87]/1000)*[.$O87]*1+([.BM$65]/100))*([.$H87]/540)+0.03;4)" office:value-type="float" office:value="0.0485" calcext:value-type="float">
            <text:p>0.0485</text:p>
          </table:table-cell>
          <table:table-cell table:style-name="ce153" table:formula="of:=[.BH87]-[.CW87]-[.CY87]" office:value-type="float" office:value="819" calcext:value-type="float">
            <text:p>819</text:p>
          </table:table-cell>
          <table:table-cell table:style-name="ce161" table:formula="of:=[.$AQ87]-[.CX87]-[.CZ87]" office:value-type="float" office:value="3.1774" calcext:value-type="float">
            <text:p>3.1774</text:p>
          </table:table-cell>
          <table:table-cell table:style-name="ce149" table:formula="of:=ROUNDDOWN((((5)+([.$V87]-[.$Z87]-(ROUNDDOWN([.$AA87]/2;0))))*5+15)*([.$BB87]/1000)*[.$M87]*1+([.BP$65]/100);0)" office:value-type="float" office:value="16" calcext:value-type="float">
            <text:p>16</text:p>
          </table:table-cell>
          <table:table-cell table:style-name="ce153" table:formula="of:=ROUNDDOWN(((((5)+([.$AB87]-[.$AF87]-(ROUNDDOWN([.$AG87]/2;0))))*5+15)*([.$AP87]/1000)*[.$M87]*1+([.BQ$65]/100))*([.$H87]/540)+0.03;4)" office:value-type="float" office:value="0.1773" calcext:value-type="float">
            <text:p>0.1773</text:p>
          </table:table-cell>
          <table:table-cell table:style-name="ce153" table:formula="of:=ROUNDDOWN((((5)+([.$X87]-[.$Z87]-(ROUNDDOWN([.$AA87]/2;0))))*5+15)*0.5*([.$AK87]/1000)*[.$O87]*1+([.BR$65]/100);0)" office:value-type="float" office:value="1" calcext:value-type="float">
            <text:p>1</text:p>
          </table:table-cell>
          <table:table-cell table:style-name="ce153" table:formula="of:=ROUNDDOWN(((((5)+([.$AD87]-[.$AF87]-(ROUNDDOWN([.$AG87]/2;0))))*5+15)*0.5*([.$AK87]/1000)*[.$O87]*1+([.BS$65]/100))*([.$H87]/540)+0.03;4)" office:value-type="float" office:value="0.0464" calcext:value-type="float">
            <text:p>0.0464</text:p>
          </table:table-cell>
          <table:table-cell table:style-name="ce153" table:formula="of:=[.BN87]-[.DC87]-[.DE87]" office:value-type="float" office:value="770" calcext:value-type="float">
            <text:p>770</text:p>
          </table:table-cell>
          <table:table-cell table:style-name="ce161" table:formula="of:=[.$AQ87]-[.DD87]-[.DF87]" office:value-type="float" office:value="3.1774" calcext:value-type="float">
            <text:p>3.177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87]-[.$S87]-(ROUNDDOWN([.$U87]/2;0))))*5+15)*([.$BX87]/1000)*[.$K87]*1+([.BY$65]/100);0)" office:value-type="float" office:value="6" calcext:value-type="float">
            <text:p>6</text:p>
          </table:table-cell>
          <table:table-cell table:style-name="ce169" table:formula="of:=ROUNDDOWN(((((5)+([.$AC87]-[.$AE87]-(ROUNDDOWN([.$AG87]/2;0))))*5+15)*([.$AK87]/1000)*[.$K87]*1+([.BZ$65]/100))*([.$H87]/540)+0.03;4)" office:value-type="float" office:value="0.104" calcext:value-type="float">
            <text:p>0.104</text:p>
          </table:table-cell>
          <table:table-cell table:style-name="ce169" table:formula="of:=ROUNDDOWN((((5)+([.$R87]-[.$S87]-(ROUNDDOWN([.$U87]/2;0))))*5+15)*0.5*([.$BX87]/1000)*[.$L87]*1+([.CA$65]/100);0)" office:value-type="float" office:value="21" calcext:value-type="float">
            <text:p>21</text:p>
          </table:table-cell>
          <table:table-cell table:style-name="ce169" table:formula="of:=ROUNDDOWN(((((5)+([.$AD87]-[.$AE87]-(ROUNDDOWN([.$AG87]/2;0))))*5+15)*0.5*([.$AK87]/1000)*[.$L87]*1+([.CB$65]/100))*([.$H87]/540)+0.03;4)" office:value-type="float" office:value="0.2077" calcext:value-type="float">
            <text:p>0.2077</text:p>
          </table:table-cell>
          <table:table-cell table:style-name="ce169" table:formula="of:=[.BX87]-[.AL87]-[.AN87]" office:value-type="float" office:value="944" calcext:value-type="float">
            <text:p>944</text:p>
          </table:table-cell>
          <table:table-cell table:style-name="ce174" table:formula="of:=[.$H87]-[.AM87]-[.AO87]" office:value-type="float" office:value="3.5714" calcext:value-type="float">
            <text:p>3.5714</text:p>
          </table:table-cell>
          <table:table-cell table:style-name="ce146" table:formula="of:=ROUNDDOWN((((5)+([.$Q87]-[.$S87]-(ROUNDDOWN([.$U87]/2;0))))*5+15)*([.$CC87]/1000)*[.$K87]*1+([.CE$65]/100);0)" office:value-type="float" office:value="6" calcext:value-type="float">
            <text:p>6</text:p>
          </table:table-cell>
          <table:table-cell table:style-name="ce169" table:formula="of:=ROUNDDOWN(((((5)+([.$AC87]-[.$AE87]-(ROUNDDOWN([.$AG87]/2;0))))*5+15)*([.$AK87]/1000)*[.$K87]*1+([.CF$65]/100))*([.$H87]/540)+0.03;4)" office:value-type="float" office:value="0.104" calcext:value-type="float">
            <text:p>0.104</text:p>
          </table:table-cell>
          <table:table-cell table:style-name="ce169" table:formula="of:=ROUNDDOWN((((5)+([.$R87]-[.$S87]-(ROUNDDOWN([.$U87]/2;0))))*5+15)*0.5*([.$BX87]/1000)*[.$L87]*1+([.CG$65]/100);0)" office:value-type="float" office:value="21" calcext:value-type="float">
            <text:p>21</text:p>
          </table:table-cell>
          <table:table-cell table:style-name="ce169" table:formula="of:=ROUNDDOWN(((((5)+([.$AD87]-[.$AE87]-(ROUNDDOWN([.$AG87]/2;0))))*5+15)*0.5*([.$AK87]/1000)*[.$L87]*1+([.CH$65]/100))*([.$H87]/540)+0.03;4)" office:value-type="float" office:value="0.2077" calcext:value-type="float">
            <text:p>0.2077</text:p>
          </table:table-cell>
          <table:table-cell table:style-name="ce169" table:formula="of:=[.CC87]-[.AR87]-[.AT87]" office:value-type="float" office:value="889" calcext:value-type="float">
            <text:p>889</text:p>
          </table:table-cell>
          <table:table-cell table:style-name="ce174" table:formula="of:=[.$H87]-[.AS87]-[.AU87]" office:value-type="float" office:value="3.7813" calcext:value-type="float">
            <text:p>3.7813</text:p>
          </table:table-cell>
          <table:table-cell table:style-name="ce146" table:formula="of:=ROUNDDOWN((((5)+([.$Q87]-[.$S87]-(ROUNDDOWN([.$U87]/2;0))))*5+15)*([.$CI87]/1000)*[.$K87]*1+([.CK$65]/100);0)" office:value-type="float" office:value="5" calcext:value-type="float">
            <text:p>5</text:p>
          </table:table-cell>
          <table:table-cell table:style-name="ce169" table:formula="of:=ROUNDDOWN(((((5)+([.$AC87]-[.$AE87]-(ROUNDDOWN([.$AG87]/2;0))))*5+15)*([.$AK87]/1000)*[.$K87]*1+([.CL$65]/100))*([.$H87]/540)+0.03;4)" office:value-type="float" office:value="0.104" calcext:value-type="float">
            <text:p>0.104</text:p>
          </table:table-cell>
          <table:table-cell table:style-name="ce169" table:formula="of:=ROUNDDOWN((((5)+([.$R87]-[.$S87]-(ROUNDDOWN([.$U87]/2;0))))*5+15)*0.5*([.$BX87]/1000)*[.$L87]*1+([.CM$65]/100);0)" office:value-type="float" office:value="21" calcext:value-type="float">
            <text:p>21</text:p>
          </table:table-cell>
          <table:table-cell table:style-name="ce169" table:formula="of:=ROUNDDOWN(((((5)+([.$AD87]-[.$AE87]-(ROUNDDOWN([.$AG87]/2;0))))*5+15)*0.5*([.$AK87]/1000)*[.$L87]*1+([.CN$65]/100))*([.$H87]/540)+0.03;4)" office:value-type="float" office:value="0.2077" calcext:value-type="float">
            <text:p>0.2077</text:p>
          </table:table-cell>
          <table:table-cell table:style-name="ce169" table:formula="of:=[.CI87]-[.AX87]-[.AZ87]" office:value-type="float" office:value="834" calcext:value-type="float">
            <text:p>834</text:p>
          </table:table-cell>
          <table:table-cell table:style-name="ce174" table:formula="of:=[.$H87]-[.AY87]-[.BA87]" office:value-type="float" office:value="3.577" calcext:value-type="float">
            <text:p>3.577</text:p>
          </table:table-cell>
          <table:table-cell table:style-name="ce149" table:formula="of:=ROUNDDOWN((((5)+([.$W87]-[.$Y87]-(ROUNDDOWN([.$AA87]/2;0))))*5+15)*([.$CO87]/1000)*[.$N87]*1+([.CQ$65]/100);0)" office:value-type="float" office:value="50" calcext:value-type="float">
            <text:p>50</text:p>
          </table:table-cell>
          <table:table-cell table:style-name="ce153" table:formula="of:=ROUNDDOWN(((((5)+([.$AC87]-[.$AE87]-(ROUNDDOWN([.$AG87]/2;0))))*5+15)*([.$AP87]/1000)*[.$N87]*1+([.CR$65]/100))*([.$H87]/540)+0.03;4)" office:value-type="float" office:value="0.4624" calcext:value-type="float">
            <text:p>0.4624</text:p>
          </table:table-cell>
          <table:table-cell table:style-name="ce153" table:formula="of:=ROUNDDOWN((((5)+([.$X87]-[.$Y87]-(ROUNDDOWN([.$AA87]/2;0))))*5+15)*0.5*([.$AK87]/1000)*[.$O87]*1+([.CS$65]/100);0)" office:value-type="float" office:value="1" calcext:value-type="float">
            <text:p>1</text:p>
          </table:table-cell>
          <table:table-cell table:style-name="ce153" table:formula="of:=ROUNDDOWN(((((5)+([.$AD87]-[.$AE87]-(ROUNDDOWN([.$AG87]/2;0))))*5+15)*0.5*([.$AK87]/1000)*[.$O87]*1+([.CT$65]/100))*([.$H87]/540)+0.03;4)" office:value-type="float" office:value="0.0485" calcext:value-type="float">
            <text:p>0.0485</text:p>
          </table:table-cell>
          <table:table-cell table:style-name="ce153" table:formula="of:=[.CO87]-[.BD87]-[.BF87]" office:value-type="float" office:value="817" calcext:value-type="float">
            <text:p>817</text:p>
          </table:table-cell>
          <table:table-cell table:style-name="ce161" table:formula="of:=[.$AQ87]-[.BE87]-[.BG87]" office:value-type="float" office:value="3.4646" calcext:value-type="float">
            <text:p>3.4646</text:p>
          </table:table-cell>
          <table:table-cell table:style-name="ce149" table:formula="of:=ROUNDDOWN((((5)+([.$W87]-[.$Y87]-(ROUNDDOWN([.$AA87]/2;0))))*5+15)*([.$CU87]/1000)*[.$N87]*1+([.CW$65]/100);0)" office:value-type="float" office:value="49" calcext:value-type="float">
            <text:p>49</text:p>
          </table:table-cell>
          <table:table-cell table:style-name="ce153" table:formula="of:=ROUNDDOWN(((((5)+([.$AC87]-[.$AE87]-(ROUNDDOWN([.$AG87]/2;0))))*5+15)*([.$AP87]/1000)*[.$N87]*1+([.CX$65]/100))*([.$H87]/540)+0.03;4)" office:value-type="float" office:value="0.4624" calcext:value-type="float">
            <text:p>0.4624</text:p>
          </table:table-cell>
          <table:table-cell table:style-name="ce153" table:formula="of:=ROUNDDOWN((((5)+([.$X87]-[.$Y87]-(ROUNDDOWN([.$AA87]/2;0))))*5+15)*0.5*([.$AK87]/1000)*[.$O87]*1+([.CY$65]/100);0)" office:value-type="float" office:value="1" calcext:value-type="float">
            <text:p>1</text:p>
          </table:table-cell>
          <table:table-cell table:style-name="ce153" table:formula="of:=ROUNDDOWN(((((5)+([.$AD87]-[.$AE87]-(ROUNDDOWN([.$AG87]/2;0))))*5+15)*0.5*([.$AK87]/1000)*[.$O87]*1+([.CZ$65]/100))*([.$H87]/540)+0.03;4)" office:value-type="float" office:value="0.0485" calcext:value-type="float">
            <text:p>0.0485</text:p>
          </table:table-cell>
          <table:table-cell table:style-name="ce153" table:formula="of:=[.CU87]-[.BJ87]-[.BL87]" office:value-type="float" office:value="800" calcext:value-type="float">
            <text:p>800</text:p>
          </table:table-cell>
          <table:table-cell table:style-name="ce161" table:formula="of:=[.$AQ87]-[.BK87]-[.BM87]" office:value-type="float" office:value="3.4625" calcext:value-type="float">
            <text:p>3.4625</text:p>
          </table:table-cell>
          <table:table-cell table:style-name="ce149" table:formula="of:=ROUNDDOWN((((5)+([.$W87]-[.$Y87]-(ROUNDDOWN([.$AA87]/2;0))))*5+15)*([.$DA87]/1000)*[.$N87]*1+([.DC$65]/100);0)" office:value-type="float" office:value="48" calcext:value-type="float">
            <text:p>48</text:p>
          </table:table-cell>
          <table:table-cell table:style-name="ce153" table:formula="of:=ROUNDDOWN(((((5)+([.$AC87]-[.$AE87]-(ROUNDDOWN([.$AG87]/2;0))))*5+15)*([.$AP87]/1000)*[.$N87]*1+([.DD$65]/100))*([.$H87]/540)+0.03;4)" office:value-type="float" office:value="0.4624" calcext:value-type="float">
            <text:p>0.4624</text:p>
          </table:table-cell>
          <table:table-cell table:style-name="ce153" table:formula="of:=ROUNDDOWN((((5)+([.$X87]-[.$Y87]-(ROUNDDOWN([.$AA87]/2;0))))*5+15)*0.5*([.$AK87]/1000)*[.$O87]*1+([.DE$65]/100);0)" office:value-type="float" office:value="1" calcext:value-type="float">
            <text:p>1</text:p>
          </table:table-cell>
          <table:table-cell table:style-name="ce153" table:formula="of:=ROUNDDOWN(((((5)+([.$AD87]-[.$AE87]-(ROUNDDOWN([.$AG87]/2;0))))*5+15)*0.5*([.$AK87]/1000)*[.$O87]*1+([.DF$65]/100))*([.$H87]/540)+0.03;4)" office:value-type="float" office:value="0.0485" calcext:value-type="float">
            <text:p>0.0485</text:p>
          </table:table-cell>
          <table:table-cell table:style-name="ce153" table:formula="of:=[.DA87]-[.BP87]-[.BR87]" office:value-type="float" office:value="783" calcext:value-type="float">
            <text:p>783</text:p>
          </table:table-cell>
          <table:table-cell table:style-name="ce161" table:formula="of:=[.$AQ87]-[.BQ87]-[.BS87]" office:value-type="float" office:value="3.4646" calcext:value-type="float">
            <text:p>3.4646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19" table:formula="of:=[.AL87]+[.AR87]+[.AX87]+[.BD87]+[.BJ87]+[.BP87]" office:value-type="float" office:value="142" calcext:value-type="float">
            <text:p>142</text:p>
          </table:table-cell>
          <table:table-cell table:style-name="ce120" table:formula="of:=[.AM87]+[.AS87]+[.AY87]+[.BE87]+[.BK87]+[.BQ87]" office:value-type="float" office:value="1.0382" calcext:value-type="float">
            <text:p>1.0382</text:p>
          </table:table-cell>
          <table:table-cell table:style-name="ce119" table:formula="of:=[.BY87]+[.CE87]+[.CK87]+[.CQ87]+[.CW87]+[.DC87]" office:value-type="float" office:value="164" calcext:value-type="float">
            <text:p>164</text:p>
          </table:table-cell>
          <table:table-cell table:style-name="ce120" table:formula="of:=[.BZ87]+[.CF87]+[.CL87]+[.CR87]+[.CX87]+[.DD87]" office:value-type="float" office:value="1.6992" calcext:value-type="float">
            <text:p>1.6992</text:p>
          </table:table-cell>
          <table:table-cell table:style-name="ce119" table:formula="of:=[.AN87]+[.AT87]+[.AZ87]+[.BF87]+[.BL87]+[.BR87]" office:value-type="float" office:value="75" calcext:value-type="float">
            <text:p>75</text:p>
          </table:table-cell>
          <table:table-cell table:style-name="ce120" table:formula="of:=[.AO87]+[.AU87]+[.BA87]+[.BG87]+[.BM87]+[.BS87]" office:value-type="float" office:value="0.7053" calcext:value-type="float">
            <text:p>0.7053</text:p>
          </table:table-cell>
          <table:table-cell table:style-name="ce119" table:formula="of:=[.CA87]+[.CG87]+[.CM87]+[.CS87]+[.CY87]+[.DE87]" office:value-type="float" office:value="66" calcext:value-type="float">
            <text:p>66</text:p>
          </table:table-cell>
          <table:table-cell table:style-name="ce120" table:formula="of:=[.CB87]+[.CH87]+[.CN87]+[.CT87]+[.CZ87]+[.DF87]" office:value-type="float" office:value="0.7686" calcext:value-type="float">
            <text:p>0.7686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19" table:formula="of:=[.DK87]-[.DQ87]" office:value-type="float" office:value="76" calcext:value-type="float">
            <text:p>76</text:p>
          </table:table-cell>
          <table:table-cell table:style-name="ce120" table:formula="of:=[.DL87]-[.DR87]" office:value-type="float" office:value="0.2696" calcext:value-type="float">
            <text:p>0.2696</text:p>
          </table:table-cell>
          <table:table-cell table:style-name="ce119" table:formula="of:=[.DM87]-[.DO87]" office:value-type="float" office:value="89" calcext:value-type="float">
            <text:p>89</text:p>
          </table:table-cell>
          <table:table-cell table:style-name="ce120" table:formula="of:=[.DN87]-[.DP87]" office:value-type="float" office:value="0.9939" calcext:value-type="float">
            <text:p>0.9939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5" office:value-type="float" office:value="1.6" calcext:value-type="float">
            <text:p>1.6</text:p>
          </table:table-cell>
          <table:table-cell table:style-name="ce30" office:value-type="float" office:value="0.5" calcext:value-type="float">
            <text:p>0.5</text:p>
          </table:table-cell>
          <table:table-cell table:style-name="ce35" office:value-type="float" office:value="2.4" calcext:value-type="float">
            <text:p>2.4</text:p>
          </table:table-cell>
          <table:table-cell table:style-name="ce26" office:value-type="float" office:value="1.65" calcext:value-type="float">
            <text:p>1.65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0.25" calcext:value-type="float">
            <text:p>0.25</text:p>
          </table:table-cell>
          <table:table-cell table:style-name="ce51" office:value-type="float" office:value="4" calcext:value-type="float">
            <text:p>4</text:p>
          </table:table-cell>
          <table:table-cell table:style-name="ce56" office:value-type="float" office:value="2.5" calcext:value-type="float">
            <text:p>2.5</text:p>
          </table:table-cell>
          <table:table-cell table:style-name="ce57" table:formula="of:=[.B88]/[.$I88]" office:value-type="float" office:value="0.64" calcext:value-type="float">
            <text:p>0.64</text:p>
          </table:table-cell>
          <table:table-cell table:style-name="ce58" table:formula="of:=[.C88]/[.$I88]" office:value-type="float" office:value="0.2" calcext:value-type="float">
            <text:p>0.2</text:p>
          </table:table-cell>
          <table:table-cell table:style-name="ce59" table:formula="of:=[.D88]/[.$I88]" office:value-type="float" office:value="0.96" calcext:value-type="float">
            <text:p>0.96</text:p>
          </table:table-cell>
          <table:table-cell table:style-name="ce57" table:formula="of:=[.E88]/[.$I88]" office:value-type="float" office:value="0.66" calcext:value-type="float">
            <text:p>0.66</text:p>
          </table:table-cell>
          <table:table-cell table:style-name="ce58" table:formula="of:=[.F88]/[.$I88]" office:value-type="float" office:value="1.2" calcext:value-type="float">
            <text:p>1.2</text:p>
          </table:table-cell>
          <table:table-cell table:style-name="ce59" table:formula="of:=[.G88]/[.$I88]" office:value-type="float" office:value="0.1" calcext:value-type="float">
            <text:p>0.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18" office:value-type="float" office:value="21" calcext:value-type="float">
            <text:p>21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88]-[.$T88]-(ROUNDDOWN([.$U88]/2;0))))*5+15)*([.$AK88]/1000)*[.$J88]*1+([.AL$65]/100);0)" office:value-type="float" office:value="28" calcext:value-type="float">
            <text:p>28</text:p>
          </table:table-cell>
          <table:table-cell table:style-name="ce169" table:formula="of:=ROUNDDOWN(((((5)+([.$AB88]-[.$AF88]-(ROUNDDOWN([.$AG88]/2;0))))*5+15)*([.$AK88]/1000)*[.$J88]*1+([.AM$65]/100))*([.$H88]/540)+0.03;4)" office:value-type="float" office:value="0.2196" calcext:value-type="float">
            <text:p>0.2196</text:p>
          </table:table-cell>
          <table:table-cell table:style-name="ce169" table:formula="of:=ROUNDDOWN((((5)+([.$R88]-[.$T88]-(ROUNDDOWN([.$U88]/2;0))))*5+15)*([.$AK88]/1000)*[.$L88]*0.5*1+([.AN$65]/100);0)" office:value-type="float" office:value="21" calcext:value-type="float">
            <text:p>21</text:p>
          </table:table-cell>
          <table:table-cell table:style-name="ce169" table:formula="of:=ROUNDDOWN(((((5)+([.$AD88]-[.$AF88]-(ROUNDDOWN([.$AG88]/2;0))))*5+15)*([.$AK88]/1000)*[.$L88]*0.5*1+([.AO$65]/100))*([.$H88]/540)+0.03;4)" office:value-type="float" office:value="0.1722" calcext:value-type="float">
            <text:p>0.1722</text:p>
          </table:table-cell>
          <table:table-cell table:style-name="ce169" table:formula="of:=[.AK88]-[.BY88]-[.CA88]" office:value-type="float" office:value="975" calcext:value-type="float">
            <text:p>975</text:p>
          </table:table-cell>
          <table:table-cell table:style-name="ce174" table:formula="of:=[.$H88]-[.BZ88]-[.CB88]" office:value-type="float" office:value="3.7134" calcext:value-type="float">
            <text:p>3.7134</text:p>
          </table:table-cell>
          <table:table-cell table:style-name="ce146" table:formula="of:=ROUNDDOWN((((5)+([.$P88]-[.$T88]-(ROUNDDOWN([.$U88]/2;0))))*5+15)*([.$AP88]/1000)*[.$J88]*1+([.AR$65]/100);0)" office:value-type="float" office:value="28" calcext:value-type="float">
            <text:p>28</text:p>
          </table:table-cell>
          <table:table-cell table:style-name="ce169" table:formula="of:=ROUNDDOWN(((((5)+([.$AB88]-[.$AF88]-(ROUNDDOWN([.$AG88]/2;0))))*5+15)*([.$AQ88]/1000)*[.$J88]*1+([.AS$65]/100))*([.$H88]/540)+0.03;4)" office:value-type="float" office:value="0.0307" calcext:value-type="float">
            <text:p>0.0307</text:p>
          </table:table-cell>
          <table:table-cell table:style-name="ce169" table:formula="of:=ROUNDDOWN((((5)+([.$R88]-[.$T88]-(ROUNDDOWN([.$U88]/2;0))))*5+15)*([.$AK88]/1000)*[.$L88]*0.5*1+([.AT$65]/100);0)" office:value-type="float" office:value="21" calcext:value-type="float">
            <text:p>21</text:p>
          </table:table-cell>
          <table:table-cell table:style-name="ce169" table:formula="of:=ROUNDDOWN(((((5)+([.$AD88]-[.$AF88]-(ROUNDDOWN([.$AG88]/2;0))))*5+15)*0.5*([.$AK88]/1000)*[.$L88]*1+([.AU$65]/100))*([.$H88]/540)+0.03;4)" office:value-type="float" office:value="0.1722" calcext:value-type="float">
            <text:p>0.1722</text:p>
          </table:table-cell>
          <table:table-cell table:style-name="ce169" table:formula="of:=[.AP88]-[.CE88]-[.CG88]" office:value-type="float" office:value="951" calcext:value-type="float">
            <text:p>951</text:p>
          </table:table-cell>
          <table:table-cell table:style-name="ce174" table:formula="of:=[.$AQ88]-[.CF88]-[.CH88]" office:value-type="float" office:value="3.4268" calcext:value-type="float">
            <text:p>3.4268</text:p>
          </table:table-cell>
          <table:table-cell table:style-name="ce146" table:formula="of:=ROUNDDOWN((((5)+([.$P88]-[.$T88]-(ROUNDDOWN([.$U88]/2;0))))*5+15)*([.$AP88]/1000)*[.$J88]*1+([.AX$65]/100);0)" office:value-type="float" office:value="28" calcext:value-type="float">
            <text:p>28</text:p>
          </table:table-cell>
          <table:table-cell table:style-name="ce169" table:formula="of:=ROUNDDOWN(((((5)+([.$AB88]-[.$AF88]-(ROUNDDOWN([.$AG88]/2;0))))*5+15)*([.$AP88]/1000)*[.$J88]*1+([.AY$65]/100))*([.$H88]/540)+0.03;4)" office:value-type="float" office:value="0.2148" calcext:value-type="float">
            <text:p>0.2148</text:p>
          </table:table-cell>
          <table:table-cell table:style-name="ce169" table:formula="of:=ROUNDDOWN((((5)+([.$R88]-[.$T88]-(ROUNDDOWN([.$U88]/2;0))))*5+15)*([.$AK88]/1000)*[.$L88]*0.5*1+([.AZ$65]/100);0)" office:value-type="float" office:value="21" calcext:value-type="float">
            <text:p>21</text:p>
          </table:table-cell>
          <table:table-cell table:style-name="ce169" table:formula="of:=ROUNDDOWN(((((5)+([.$AD88]-[.$AF88]-(ROUNDDOWN([.$AG88]/2;0))))*5+15)*0.5*([.$AK88]/1000)*[.$L88]*1+([.BA$65]/100))*([.$H88]/540)+0.03;4)" office:value-type="float" office:value="0.1722" calcext:value-type="float">
            <text:p>0.1722</text:p>
          </table:table-cell>
          <table:table-cell table:style-name="ce169" table:formula="of:=[.AV88]-[.CK88]-[.CM88]" office:value-type="float" office:value="927" calcext:value-type="float">
            <text:p>927</text:p>
          </table:table-cell>
          <table:table-cell table:style-name="ce174" table:formula="of:=[.$AQ88]-[.CL88]-[.CN88]" office:value-type="float" office:value="3.4268" calcext:value-type="float">
            <text:p>3.4268</text:p>
          </table:table-cell>
          <table:table-cell table:style-name="ce149" table:formula="of:=ROUNDDOWN((((5)+([.$V88]-[.$Z88]-(ROUNDDOWN([.$AA88]/2;0))))*5+15)*([.$BB88]/1000)*[.$M88]*1+([.BD$65]/100);0)" office:value-type="float" office:value="21" calcext:value-type="float">
            <text:p>21</text:p>
          </table:table-cell>
          <table:table-cell table:style-name="ce153" table:formula="of:=ROUNDDOWN(((((5)+([.$AB88]-[.$AF88]-(ROUNDDOWN([.$AG88]/2;0))))*5+15)*([.$AP88]/1000)*[.$M88]*1+([.BE$65]/100))*([.$H88]/540)+0.03;4)" office:value-type="float" office:value="0.2206" calcext:value-type="float">
            <text:p>0.2206</text:p>
          </table:table-cell>
          <table:table-cell table:style-name="ce153" table:formula="of:=ROUNDDOWN((((5)+([.$X88]-[.$Y88]-(ROUNDDOWN([.$AA88]/2;0))))*5+15)*0.5*([.$AK88]/1000)*[.$O88]*1+([.BF$65]/100);0)" office:value-type="float" office:value="1" calcext:value-type="float">
            <text:p>1</text:p>
          </table:table-cell>
          <table:table-cell table:style-name="ce153" table:formula="of:=ROUNDDOWN(((((5)+([.$AD88]-[.$AF88]-(ROUNDDOWN([.$AG88]/2;0))))*5+15)*0.5*([.$AK88]/1000)*[.$O88]*1+([.BG$65]/100))*([.$H88]/540)+0.03;4)" office:value-type="float" office:value="0.0448" calcext:value-type="float">
            <text:p>0.0448</text:p>
          </table:table-cell>
          <table:table-cell table:style-name="ce153" table:formula="of:=[.BB88]-[.CQ88]-[.CS88]" office:value-type="float" office:value="880" calcext:value-type="float">
            <text:p>880</text:p>
          </table:table-cell>
          <table:table-cell table:style-name="ce161" table:formula="of:=[.$AQ88]-[.CR88]-[.CT88]" office:value-type="float" office:value="3.2468" calcext:value-type="float">
            <text:p>3.2468</text:p>
          </table:table-cell>
          <table:table-cell table:style-name="ce149" table:formula="of:=ROUNDDOWN((((5)+([.$V88]-[.$Z88]-(ROUNDDOWN([.$AA88]/2;0))))*5+15)*([.$BB88]/1000)*[.$M88]*1+([.BJ$65]/100);0)" office:value-type="float" office:value="21" calcext:value-type="float">
            <text:p>21</text:p>
          </table:table-cell>
          <table:table-cell table:style-name="ce153" table:formula="of:=ROUNDDOWN(((((5)+([.$AB88]-[.$AF88]-(ROUNDDOWN([.$AG88]/2;0))))*5+15)*([.$AP88]/1000)*[.$M88]*1+([.BK$65]/100))*([.$H88]/540)+0.03;4)" office:value-type="float" office:value="0.2206" calcext:value-type="float">
            <text:p>0.2206</text:p>
          </table:table-cell>
          <table:table-cell table:style-name="ce153" table:formula="of:=ROUNDDOWN((((5)+([.$X88]-[.$Z88]-(ROUNDDOWN([.$AA88]/2;0))))*5+15)*0.5*([.$AK88]/1000)*[.$O88]*1+([.BL$65]/100);0)" office:value-type="float" office:value="1" calcext:value-type="float">
            <text:p>1</text:p>
          </table:table-cell>
          <table:table-cell table:style-name="ce153" table:formula="of:=ROUNDDOWN(((((5)+([.$AD88]-[.$AE88]-(ROUNDDOWN([.$AG88]/2;0))))*5+15)*0.5*([.$AK88]/1000)*[.$O88]*1+([.BM$65]/100))*([.$H88]/540)+0.03;4)" office:value-type="float" office:value="0.0466" calcext:value-type="float">
            <text:p>0.0466</text:p>
          </table:table-cell>
          <table:table-cell table:style-name="ce153" table:formula="of:=[.BH88]-[.CW88]-[.CY88]" office:value-type="float" office:value="835" calcext:value-type="float">
            <text:p>835</text:p>
          </table:table-cell>
          <table:table-cell table:style-name="ce161" table:formula="of:=[.$AQ88]-[.CX88]-[.CZ88]" office:value-type="float" office:value="3.2468" calcext:value-type="float">
            <text:p>3.2468</text:p>
          </table:table-cell>
          <table:table-cell table:style-name="ce149" table:formula="of:=ROUNDDOWN((((5)+([.$V88]-[.$Z88]-(ROUNDDOWN([.$AA88]/2;0))))*5+15)*([.$BB88]/1000)*[.$M88]*1+([.BP$65]/100);0)" office:value-type="float" office:value="21" calcext:value-type="float">
            <text:p>21</text:p>
          </table:table-cell>
          <table:table-cell table:style-name="ce153" table:formula="of:=ROUNDDOWN(((((5)+([.$AB88]-[.$AF88]-(ROUNDDOWN([.$AG88]/2;0))))*5+15)*([.$AP88]/1000)*[.$M88]*1+([.BQ$65]/100))*([.$H88]/540)+0.03;4)" office:value-type="float" office:value="0.2206" calcext:value-type="float">
            <text:p>0.2206</text:p>
          </table:table-cell>
          <table:table-cell table:style-name="ce153" table:formula="of:=ROUNDDOWN((((5)+([.$X88]-[.$Z88]-(ROUNDDOWN([.$AA88]/2;0))))*5+15)*0.5*([.$AK88]/1000)*[.$O88]*1+([.BR$65]/100);0)" office:value-type="float" office:value="1" calcext:value-type="float">
            <text:p>1</text:p>
          </table:table-cell>
          <table:table-cell table:style-name="ce153" table:formula="of:=ROUNDDOWN(((((5)+([.$AD88]-[.$AF88]-(ROUNDDOWN([.$AG88]/2;0))))*5+15)*0.5*([.$AK88]/1000)*[.$O88]*1+([.BS$65]/100))*([.$H88]/540)+0.03;4)" office:value-type="float" office:value="0.0448" calcext:value-type="float">
            <text:p>0.0448</text:p>
          </table:table-cell>
          <table:table-cell table:style-name="ce153" table:formula="of:=[.BN88]-[.DC88]-[.DE88]" office:value-type="float" office:value="791" calcext:value-type="float">
            <text:p>791</text:p>
          </table:table-cell>
          <table:table-cell table:style-name="ce161" table:formula="of:=[.$AQ88]-[.DD88]-[.DF88]" office:value-type="float" office:value="3.2468" calcext:value-type="float">
            <text:p>3.2468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88]-[.$S88]-(ROUNDDOWN([.$U88]/2;0))))*5+15)*([.$BX88]/1000)*[.$K88]*1+([.BY$65]/100);0)" office:value-type="float" office:value="6" calcext:value-type="float">
            <text:p>6</text:p>
          </table:table-cell>
          <table:table-cell table:style-name="ce169" table:formula="of:=ROUNDDOWN(((((5)+([.$AC88]-[.$AE88]-(ROUNDDOWN([.$AG88]/2;0))))*5+15)*([.$AK88]/1000)*[.$K88]*1+([.BZ$65]/100))*([.$H88]/540)+0.03;4)" office:value-type="float" office:value="0.0966" calcext:value-type="float">
            <text:p>0.0966</text:p>
          </table:table-cell>
          <table:table-cell table:style-name="ce169" table:formula="of:=ROUNDDOWN((((5)+([.$R88]-[.$S88]-(ROUNDDOWN([.$U88]/2;0))))*5+15)*0.5*([.$BX88]/1000)*[.$L88]*1+([.CA$65]/100);0)" office:value-type="float" office:value="19" calcext:value-type="float">
            <text:p>19</text:p>
          </table:table-cell>
          <table:table-cell table:style-name="ce169" table:formula="of:=ROUNDDOWN(((((5)+([.$AD88]-[.$AE88]-(ROUNDDOWN([.$AG88]/2;0))))*5+15)*0.5*([.$AK88]/1000)*[.$L88]*1+([.CB$65]/100))*([.$H88]/540)+0.03;4)" office:value-type="float" office:value="0.19" calcext:value-type="float">
            <text:p>0.19</text:p>
          </table:table-cell>
          <table:table-cell table:style-name="ce169" table:formula="of:=[.BX88]-[.AL88]-[.AN88]" office:value-type="float" office:value="951" calcext:value-type="float">
            <text:p>951</text:p>
          </table:table-cell>
          <table:table-cell table:style-name="ce174" table:formula="of:=[.$H88]-[.AM88]-[.AO88]" office:value-type="float" office:value="3.6082" calcext:value-type="float">
            <text:p>3.6082</text:p>
          </table:table-cell>
          <table:table-cell table:style-name="ce146" table:formula="of:=ROUNDDOWN((((5)+([.$Q88]-[.$S88]-(ROUNDDOWN([.$U88]/2;0))))*5+15)*([.$CC88]/1000)*[.$K88]*1+([.CE$65]/100);0)" office:value-type="float" office:value="5" calcext:value-type="float">
            <text:p>5</text:p>
          </table:table-cell>
          <table:table-cell table:style-name="ce169" table:formula="of:=ROUNDDOWN(((((5)+([.$AC88]-[.$AE88]-(ROUNDDOWN([.$AG88]/2;0))))*5+15)*([.$AK88]/1000)*[.$K88]*1+([.CF$65]/100))*([.$H88]/540)+0.03;4)" office:value-type="float" office:value="0.0966" calcext:value-type="float">
            <text:p>0.0966</text:p>
          </table:table-cell>
          <table:table-cell table:style-name="ce169" table:formula="of:=ROUNDDOWN((((5)+([.$R88]-[.$S88]-(ROUNDDOWN([.$U88]/2;0))))*5+15)*0.5*([.$BX88]/1000)*[.$L88]*1+([.CG$65]/100);0)" office:value-type="float" office:value="19" calcext:value-type="float">
            <text:p>19</text:p>
          </table:table-cell>
          <table:table-cell table:style-name="ce169" table:formula="of:=ROUNDDOWN(((((5)+([.$AD88]-[.$AE88]-(ROUNDDOWN([.$AG88]/2;0))))*5+15)*0.5*([.$AK88]/1000)*[.$L88]*1+([.CH$65]/100))*([.$H88]/540)+0.03;4)" office:value-type="float" office:value="0.19" calcext:value-type="float">
            <text:p>0.19</text:p>
          </table:table-cell>
          <table:table-cell table:style-name="ce169" table:formula="of:=[.CC88]-[.AR88]-[.AT88]" office:value-type="float" office:value="902" calcext:value-type="float">
            <text:p>902</text:p>
          </table:table-cell>
          <table:table-cell table:style-name="ce174" table:formula="of:=[.$H88]-[.AS88]-[.AU88]" office:value-type="float" office:value="3.7971" calcext:value-type="float">
            <text:p>3.7971</text:p>
          </table:table-cell>
          <table:table-cell table:style-name="ce146" table:formula="of:=ROUNDDOWN((((5)+([.$Q88]-[.$S88]-(ROUNDDOWN([.$U88]/2;0))))*5+15)*([.$CI88]/1000)*[.$K88]*1+([.CK$65]/100);0)" office:value-type="float" office:value="5" calcext:value-type="float">
            <text:p>5</text:p>
          </table:table-cell>
          <table:table-cell table:style-name="ce169" table:formula="of:=ROUNDDOWN(((((5)+([.$AC88]-[.$AE88]-(ROUNDDOWN([.$AG88]/2;0))))*5+15)*([.$AK88]/1000)*[.$K88]*1+([.CL$65]/100))*([.$H88]/540)+0.03;4)" office:value-type="float" office:value="0.0966" calcext:value-type="float">
            <text:p>0.0966</text:p>
          </table:table-cell>
          <table:table-cell table:style-name="ce169" table:formula="of:=ROUNDDOWN((((5)+([.$R88]-[.$S88]-(ROUNDDOWN([.$U88]/2;0))))*5+15)*0.5*([.$BX88]/1000)*[.$L88]*1+([.CM$65]/100);0)" office:value-type="float" office:value="19" calcext:value-type="float">
            <text:p>19</text:p>
          </table:table-cell>
          <table:table-cell table:style-name="ce169" table:formula="of:=ROUNDDOWN(((((5)+([.$AD88]-[.$AE88]-(ROUNDDOWN([.$AG88]/2;0))))*5+15)*0.5*([.$AK88]/1000)*[.$L88]*1+([.CN$65]/100))*([.$H88]/540)+0.03;4)" office:value-type="float" office:value="0.19" calcext:value-type="float">
            <text:p>0.19</text:p>
          </table:table-cell>
          <table:table-cell table:style-name="ce169" table:formula="of:=[.CI88]-[.AX88]-[.AZ88]" office:value-type="float" office:value="853" calcext:value-type="float">
            <text:p>853</text:p>
          </table:table-cell>
          <table:table-cell table:style-name="ce174" table:formula="of:=[.$H88]-[.AY88]-[.BA88]" office:value-type="float" office:value="3.613" calcext:value-type="float">
            <text:p>3.613</text:p>
          </table:table-cell>
          <table:table-cell table:style-name="ce149" table:formula="of:=ROUNDDOWN((((5)+([.$W88]-[.$Y88]-(ROUNDDOWN([.$AA88]/2;0))))*5+15)*([.$CO88]/1000)*[.$N88]*1+([.CQ$65]/100);0)" office:value-type="float" office:value="46" calcext:value-type="float">
            <text:p>46</text:p>
          </table:table-cell>
          <table:table-cell table:style-name="ce153" table:formula="of:=ROUNDDOWN(((((5)+([.$AC88]-[.$AE88]-(ROUNDDOWN([.$AG88]/2;0))))*5+15)*([.$AP88]/1000)*[.$N88]*1+([.CR$65]/100))*([.$H88]/540)+0.03;4)" office:value-type="float" office:value="0.42" calcext:value-type="float">
            <text:p>0.42</text:p>
          </table:table-cell>
          <table:table-cell table:style-name="ce153" table:formula="of:=ROUNDDOWN((((5)+([.$X88]-[.$Y88]-(ROUNDDOWN([.$AA88]/2;0))))*5+15)*0.5*([.$AK88]/1000)*[.$O88]*1+([.CS$65]/100);0)" office:value-type="float" office:value="1" calcext:value-type="float">
            <text:p>1</text:p>
          </table:table-cell>
          <table:table-cell table:style-name="ce153" table:formula="of:=ROUNDDOWN(((((5)+([.$AD88]-[.$AE88]-(ROUNDDOWN([.$AG88]/2;0))))*5+15)*0.5*([.$AK88]/1000)*[.$O88]*1+([.CT$65]/100))*([.$H88]/540)+0.03;4)" office:value-type="float" office:value="0.0466" calcext:value-type="float">
            <text:p>0.0466</text:p>
          </table:table-cell>
          <table:table-cell table:style-name="ce153" table:formula="of:=[.CO88]-[.BD88]-[.BF88]" office:value-type="float" office:value="831" calcext:value-type="float">
            <text:p>831</text:p>
          </table:table-cell>
          <table:table-cell table:style-name="ce161" table:formula="of:=[.$AQ88]-[.BE88]-[.BG88]" office:value-type="float" office:value="3.448" calcext:value-type="float">
            <text:p>3.448</text:p>
          </table:table-cell>
          <table:table-cell table:style-name="ce149" table:formula="of:=ROUNDDOWN((((5)+([.$W88]-[.$Y88]-(ROUNDDOWN([.$AA88]/2;0))))*5+15)*([.$CU88]/1000)*[.$N88]*1+([.CW$65]/100);0)" office:value-type="float" office:value="44" calcext:value-type="float">
            <text:p>44</text:p>
          </table:table-cell>
          <table:table-cell table:style-name="ce153" table:formula="of:=ROUNDDOWN(((((5)+([.$AC88]-[.$AE88]-(ROUNDDOWN([.$AG88]/2;0))))*5+15)*([.$AP88]/1000)*[.$N88]*1+([.CX$65]/100))*([.$H88]/540)+0.03;4)" office:value-type="float" office:value="0.42" calcext:value-type="float">
            <text:p>0.42</text:p>
          </table:table-cell>
          <table:table-cell table:style-name="ce153" table:formula="of:=ROUNDDOWN((((5)+([.$X88]-[.$Y88]-(ROUNDDOWN([.$AA88]/2;0))))*5+15)*0.5*([.$AK88]/1000)*[.$O88]*1+([.CY$65]/100);0)" office:value-type="float" office:value="1" calcext:value-type="float">
            <text:p>1</text:p>
          </table:table-cell>
          <table:table-cell table:style-name="ce153" table:formula="of:=ROUNDDOWN(((((5)+([.$AD88]-[.$AE88]-(ROUNDDOWN([.$AG88]/2;0))))*5+15)*0.5*([.$AK88]/1000)*[.$O88]*1+([.CZ$65]/100))*([.$H88]/540)+0.03;4)" office:value-type="float" office:value="0.0466" calcext:value-type="float">
            <text:p>0.0466</text:p>
          </table:table-cell>
          <table:table-cell table:style-name="ce153" table:formula="of:=[.CU88]-[.BJ88]-[.BL88]" office:value-type="float" office:value="809" calcext:value-type="float">
            <text:p>809</text:p>
          </table:table-cell>
          <table:table-cell table:style-name="ce161" table:formula="of:=[.$AQ88]-[.BK88]-[.BM88]" office:value-type="float" office:value="3.4462" calcext:value-type="float">
            <text:p>3.4462</text:p>
          </table:table-cell>
          <table:table-cell table:style-name="ce149" table:formula="of:=ROUNDDOWN((((5)+([.$W88]-[.$Y88]-(ROUNDDOWN([.$AA88]/2;0))))*5+15)*([.$DA88]/1000)*[.$N88]*1+([.DC$65]/100);0)" office:value-type="float" office:value="43" calcext:value-type="float">
            <text:p>43</text:p>
          </table:table-cell>
          <table:table-cell table:style-name="ce153" table:formula="of:=ROUNDDOWN(((((5)+([.$AC88]-[.$AE88]-(ROUNDDOWN([.$AG88]/2;0))))*5+15)*([.$AP88]/1000)*[.$N88]*1+([.DD$65]/100))*([.$H88]/540)+0.03;4)" office:value-type="float" office:value="0.42" calcext:value-type="float">
            <text:p>0.42</text:p>
          </table:table-cell>
          <table:table-cell table:style-name="ce153" table:formula="of:=ROUNDDOWN((((5)+([.$X88]-[.$Y88]-(ROUNDDOWN([.$AA88]/2;0))))*5+15)*0.5*([.$AK88]/1000)*[.$O88]*1+([.DE$65]/100);0)" office:value-type="float" office:value="1" calcext:value-type="float">
            <text:p>1</text:p>
          </table:table-cell>
          <table:table-cell table:style-name="ce153" table:formula="of:=ROUNDDOWN(((((5)+([.$AD88]-[.$AE88]-(ROUNDDOWN([.$AG88]/2;0))))*5+15)*0.5*([.$AK88]/1000)*[.$O88]*1+([.DF$65]/100))*([.$H88]/540)+0.03;4)" office:value-type="float" office:value="0.0466" calcext:value-type="float">
            <text:p>0.0466</text:p>
          </table:table-cell>
          <table:table-cell table:style-name="ce153" table:formula="of:=[.DA88]-[.BP88]-[.BR88]" office:value-type="float" office:value="787" calcext:value-type="float">
            <text:p>787</text:p>
          </table:table-cell>
          <table:table-cell table:style-name="ce161" table:formula="of:=[.$AQ88]-[.BQ88]-[.BS88]" office:value-type="float" office:value="3.448" calcext:value-type="float">
            <text:p>3.448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119" table:formula="of:=[.AL88]+[.AR88]+[.AX88]+[.BD88]+[.BJ88]+[.BP88]" office:value-type="float" office:value="147" calcext:value-type="float">
            <text:p>147</text:p>
          </table:table-cell>
          <table:table-cell table:style-name="ce120" table:formula="of:=[.AM88]+[.AS88]+[.AY88]+[.BE88]+[.BK88]+[.BQ88]" office:value-type="float" office:value="1.1269" calcext:value-type="float">
            <text:p>1.1269</text:p>
          </table:table-cell>
          <table:table-cell table:style-name="ce119" table:formula="of:=[.BY88]+[.CE88]+[.CK88]+[.CQ88]+[.CW88]+[.DC88]" office:value-type="float" office:value="149" calcext:value-type="float">
            <text:p>149</text:p>
          </table:table-cell>
          <table:table-cell table:style-name="ce120" table:formula="of:=[.BZ88]+[.CF88]+[.CL88]+[.CR88]+[.CX88]+[.DD88]" office:value-type="float" office:value="1.5498" calcext:value-type="float">
            <text:p>1.5498</text:p>
          </table:table-cell>
          <table:table-cell table:style-name="ce119" table:formula="of:=[.AN88]+[.AT88]+[.AZ88]+[.BF88]+[.BL88]+[.BR88]" office:value-type="float" office:value="66" calcext:value-type="float">
            <text:p>66</text:p>
          </table:table-cell>
          <table:table-cell table:style-name="ce120" table:formula="of:=[.AO88]+[.AU88]+[.BA88]+[.BG88]+[.BM88]+[.BS88]" office:value-type="float" office:value="0.6528" calcext:value-type="float">
            <text:p>0.6528</text:p>
          </table:table-cell>
          <table:table-cell table:style-name="ce119" table:formula="of:=[.CA88]+[.CG88]+[.CM88]+[.CS88]+[.CY88]+[.DE88]" office:value-type="float" office:value="60" calcext:value-type="float">
            <text:p>60</text:p>
          </table:table-cell>
          <table:table-cell table:style-name="ce120" table:formula="of:=[.CB88]+[.CH88]+[.CN88]+[.CT88]+[.CZ88]+[.DF88]" office:value-type="float" office:value="0.7098" calcext:value-type="float">
            <text:p>0.7098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119" table:formula="of:=[.DK88]-[.DQ88]" office:value-type="float" office:value="87" calcext:value-type="float">
            <text:p>87</text:p>
          </table:table-cell>
          <table:table-cell table:style-name="ce120" table:formula="of:=[.DL88]-[.DR88]" office:value-type="float" office:value="0.4171" calcext:value-type="float">
            <text:p>0.4171</text:p>
          </table:table-cell>
          <table:table-cell table:style-name="ce119" table:formula="of:=[.DM88]-[.DO88]" office:value-type="float" office:value="83" calcext:value-type="float">
            <text:p>83</text:p>
          </table:table-cell>
          <table:table-cell table:style-name="ce120" table:formula="of:=[.DN88]-[.DP88]" office:value-type="float" office:value="0.897" calcext:value-type="float">
            <text:p>0.897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5" office:value-type="float" office:value="1.6" calcext:value-type="float">
            <text:p>1.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.4" calcext:value-type="float">
            <text:p>4.4</text:p>
          </table:table-cell>
          <table:table-cell table:style-name="ce25" office:value-type="float" office:value="1.65" calcext:value-type="float">
            <text:p>1.65</text:p>
          </table:table-cell>
          <table:table-cell table:style-name="ce30" office:value-type="float" office:value="3" calcext:value-type="float">
            <text:p>3</text:p>
          </table:table-cell>
          <table:table-cell table:style-name="ce36" office:value-type="float" office:value="0.35" calcext:value-type="float">
            <text:p>0.35</text:p>
          </table:table-cell>
          <table:table-cell table:style-name="ce51" office:value-type="float" office:value="4" calcext:value-type="float">
            <text:p>4</text:p>
          </table:table-cell>
          <table:table-cell table:style-name="ce55" office:value-type="float" office:value="2.5" calcext:value-type="float">
            <text:p>2.5</text:p>
          </table:table-cell>
          <table:table-cell table:style-name="ce57" table:formula="of:=[.B89]/[.$I89]" office:value-type="float" office:value="0.64" calcext:value-type="float">
            <text:p>0.64</text:p>
          </table:table-cell>
          <table:table-cell table:style-name="ce58" table:formula="of:=[.C89]/[.$I89]" office:value-type="float" office:value="0.4" calcext:value-type="float">
            <text:p>0.4</text:p>
          </table:table-cell>
          <table:table-cell table:style-name="ce59" table:formula="of:=[.D89]/[.$I89]" office:value-type="float" office:value="1.76" calcext:value-type="float">
            <text:p>1.76</text:p>
          </table:table-cell>
          <table:table-cell table:style-name="ce57" table:formula="of:=[.E89]/[.$I89]" office:value-type="float" office:value="0.66" calcext:value-type="float">
            <text:p>0.66</text:p>
          </table:table-cell>
          <table:table-cell table:style-name="ce58" table:formula="of:=[.F89]/[.$I89]" office:value-type="float" office:value="1.2" calcext:value-type="float">
            <text:p>1.2</text:p>
          </table:table-cell>
          <table:table-cell table:style-name="ce59" table:formula="of:=[.G89]/[.$I89]" office:value-type="float" office:value="0.14" calcext:value-type="float">
            <text:p>0.14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18" office:value-type="float" office:value="22" calcext:value-type="float">
            <text:p>2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89]-[.$T89]-(ROUNDDOWN([.$U89]/2;0))))*5+15)*([.$AK89]/1000)*[.$J89]*1+([.AL$65]/100);0)" office:value-type="float" office:value="28" calcext:value-type="float">
            <text:p>28</text:p>
          </table:table-cell>
          <table:table-cell table:style-name="ce170" table:formula="of:=ROUNDDOWN(((((5)+([.$AB89]-[.$AF89]-(ROUNDDOWN([.$AG89]/2;0))))*5+15)*([.$AK89]/1000)*[.$J89]*1+([.AM$65]/100))*([.$H89]/540)+0.03;4)" office:value-type="float" office:value="0.1959" calcext:value-type="float">
            <text:p>0.1959</text:p>
          </table:table-cell>
          <table:table-cell table:style-name="ce170" table:formula="of:=ROUNDDOWN((((5)+([.$R89]-[.$T89]-(ROUNDDOWN([.$U89]/2;0))))*5+15)*([.$AK89]/1000)*[.$L89]*0.5*1+([.AN$65]/100);0)" office:value-type="float" office:value="39" calcext:value-type="float">
            <text:p>39</text:p>
          </table:table-cell>
          <table:table-cell table:style-name="ce170" table:formula="of:=ROUNDDOWN(((((5)+([.$AD89]-[.$AF89]-(ROUNDDOWN([.$AG89]/2;0))))*5+15)*([.$AK89]/1000)*[.$L89]*0.5*1+([.AO$65]/100))*([.$H89]/540)+0.03;4)" office:value-type="float" office:value="0.2907" calcext:value-type="float">
            <text:p>0.2907</text:p>
          </table:table-cell>
          <table:table-cell table:style-name="ce170" table:formula="of:=[.AK89]-[.BY89]-[.CA89]" office:value-type="float" office:value="953" calcext:value-type="float">
            <text:p>953</text:p>
          </table:table-cell>
          <table:table-cell table:style-name="ce175" table:formula="of:=[.$H89]-[.BZ89]-[.CB89]" office:value-type="float" office:value="3.5282" calcext:value-type="float">
            <text:p>3.5282</text:p>
          </table:table-cell>
          <table:table-cell table:style-name="ce158" table:formula="of:=ROUNDDOWN((((5)+([.$P89]-[.$T89]-(ROUNDDOWN([.$U89]/2;0))))*5+15)*([.$AP89]/1000)*[.$J89]*1+([.AR$65]/100);0)" office:value-type="float" office:value="27" calcext:value-type="float">
            <text:p>27</text:p>
          </table:table-cell>
          <table:table-cell table:style-name="ce170" table:formula="of:=ROUNDDOWN(((((5)+([.$AB89]-[.$AF89]-(ROUNDDOWN([.$AG89]/2;0))))*5+15)*([.$AQ89]/1000)*[.$J89]*1+([.AS$65]/100))*([.$H89]/540)+0.03;4)" office:value-type="float" office:value="0.0305" calcext:value-type="float">
            <text:p>0.0305</text:p>
          </table:table-cell>
          <table:table-cell table:style-name="ce170" table:formula="of:=ROUNDDOWN((((5)+([.$R89]-[.$T89]-(ROUNDDOWN([.$U89]/2;0))))*5+15)*([.$AK89]/1000)*[.$L89]*0.5*1+([.AT$65]/100);0)" office:value-type="float" office:value="39" calcext:value-type="float">
            <text:p>39</text:p>
          </table:table-cell>
          <table:table-cell table:style-name="ce170" table:formula="of:=ROUNDDOWN(((((5)+([.$AD89]-[.$AF89]-(ROUNDDOWN([.$AG89]/2;0))))*5+15)*0.5*([.$AK89]/1000)*[.$L89]*1+([.AU$65]/100))*([.$H89]/540)+0.03;4)" office:value-type="float" office:value="0.2907" calcext:value-type="float">
            <text:p>0.2907</text:p>
          </table:table-cell>
          <table:table-cell table:style-name="ce170" table:formula="of:=[.AP89]-[.CE89]-[.CG89]" office:value-type="float" office:value="907" calcext:value-type="float">
            <text:p>907</text:p>
          </table:table-cell>
          <table:table-cell table:style-name="ce175" table:formula="of:=[.$AQ89]-[.CF89]-[.CH89]" office:value-type="float" office:value="3.0564" calcext:value-type="float">
            <text:p>3.0564</text:p>
          </table:table-cell>
          <table:table-cell table:style-name="ce158" table:formula="of:=ROUNDDOWN((((5)+([.$P89]-[.$T89]-(ROUNDDOWN([.$U89]/2;0))))*5+15)*([.$AP89]/1000)*[.$J89]*1+([.AX$65]/100);0)" office:value-type="float" office:value="27" calcext:value-type="float">
            <text:p>27</text:p>
          </table:table-cell>
          <table:table-cell table:style-name="ce170" table:formula="of:=ROUNDDOWN(((((5)+([.$AB89]-[.$AF89]-(ROUNDDOWN([.$AG89]/2;0))))*5+15)*([.$AP89]/1000)*[.$J89]*1+([.AY$65]/100))*([.$H89]/540)+0.03;4)" office:value-type="float" office:value="0.1881" calcext:value-type="float">
            <text:p>0.1881</text:p>
          </table:table-cell>
          <table:table-cell table:style-name="ce170" table:formula="of:=ROUNDDOWN((((5)+([.$R89]-[.$T89]-(ROUNDDOWN([.$U89]/2;0))))*5+15)*([.$AK89]/1000)*[.$L89]*0.5*1+([.AZ$65]/100);0)" office:value-type="float" office:value="39" calcext:value-type="float">
            <text:p>39</text:p>
          </table:table-cell>
          <table:table-cell table:style-name="ce170" table:formula="of:=ROUNDDOWN(((((5)+([.$AD89]-[.$AF89]-(ROUNDDOWN([.$AG89]/2;0))))*5+15)*0.5*([.$AK89]/1000)*[.$L89]*1+([.BA$65]/100))*([.$H89]/540)+0.03;4)" office:value-type="float" office:value="0.2907" calcext:value-type="float">
            <text:p>0.2907</text:p>
          </table:table-cell>
          <table:table-cell table:style-name="ce170" table:formula="of:=[.AV89]-[.CK89]-[.CM89]" office:value-type="float" office:value="862" calcext:value-type="float">
            <text:p>862</text:p>
          </table:table-cell>
          <table:table-cell table:style-name="ce175" table:formula="of:=[.$AQ89]-[.CL89]-[.CN89]" office:value-type="float" office:value="3.0564" calcext:value-type="float">
            <text:p>3.0564</text:p>
          </table:table-cell>
          <table:table-cell table:style-name="ce149" table:formula="of:=ROUNDDOWN((((5)+([.$V89]-[.$Z89]-(ROUNDDOWN([.$AA89]/2;0))))*5+15)*([.$BB89]/1000)*[.$M89]*1+([.BD$65]/100);0)" office:value-type="float" office:value="22" calcext:value-type="float">
            <text:p>22</text:p>
          </table:table-cell>
          <table:table-cell table:style-name="ce153" table:formula="of:=ROUNDDOWN(((((5)+([.$AB89]-[.$AF89]-(ROUNDDOWN([.$AG89]/2;0))))*5+15)*([.$AP89]/1000)*[.$M89]*1+([.BE$65]/100))*([.$H89]/540)+0.03;4)" office:value-type="float" office:value="0.193" calcext:value-type="float">
            <text:p>0.193</text:p>
          </table:table-cell>
          <table:table-cell table:style-name="ce153" table:formula="of:=ROUNDDOWN((((5)+([.$X89]-[.$Y89]-(ROUNDDOWN([.$AA89]/2;0))))*5+15)*0.5*([.$AK89]/1000)*[.$O89]*1+([.BF$65]/100);0)" office:value-type="float" office:value="2" calcext:value-type="float">
            <text:p>2</text:p>
          </table:table-cell>
          <table:table-cell table:style-name="ce153" table:formula="of:=ROUNDDOWN(((((5)+([.$AD89]-[.$AF89]-(ROUNDDOWN([.$AG89]/2;0))))*5+15)*0.5*([.$AK89]/1000)*[.$O89]*1+([.BG$65]/100))*([.$H89]/540)+0.03;4)" office:value-type="float" office:value="0.0507" calcext:value-type="float">
            <text:p>0.0507</text:p>
          </table:table-cell>
          <table:table-cell table:style-name="ce153" table:formula="of:=[.BB89]-[.CQ89]-[.CS89]" office:value-type="float" office:value="812" calcext:value-type="float">
            <text:p>812</text:p>
          </table:table-cell>
          <table:table-cell table:style-name="ce161" table:formula="of:=[.$AQ89]-[.CR89]-[.CT89]" office:value-type="float" office:value="3.1061" calcext:value-type="float">
            <text:p>3.1061</text:p>
          </table:table-cell>
          <table:table-cell table:style-name="ce149" table:formula="of:=ROUNDDOWN((((5)+([.$V89]-[.$Z89]-(ROUNDDOWN([.$AA89]/2;0))))*5+15)*([.$BB89]/1000)*[.$M89]*1+([.BJ$65]/100);0)" office:value-type="float" office:value="22" calcext:value-type="float">
            <text:p>22</text:p>
          </table:table-cell>
          <table:table-cell table:style-name="ce153" table:formula="of:=ROUNDDOWN(((((5)+([.$AB89]-[.$AF89]-(ROUNDDOWN([.$AG89]/2;0))))*5+15)*([.$AP89]/1000)*[.$M89]*1+([.BK$65]/100))*([.$H89]/540)+0.03;4)" office:value-type="float" office:value="0.193" calcext:value-type="float">
            <text:p>0.193</text:p>
          </table:table-cell>
          <table:table-cell table:style-name="ce153" table:formula="of:=ROUNDDOWN((((5)+([.$X89]-[.$Z89]-(ROUNDDOWN([.$AA89]/2;0))))*5+15)*0.5*([.$AK89]/1000)*[.$O89]*1+([.BL$65]/100);0)" office:value-type="float" office:value="2" calcext:value-type="float">
            <text:p>2</text:p>
          </table:table-cell>
          <table:table-cell table:style-name="ce153" table:formula="of:=ROUNDDOWN(((((5)+([.$AD89]-[.$AE89]-(ROUNDDOWN([.$AG89]/2;0))))*5+15)*0.5*([.$AK89]/1000)*[.$O89]*1+([.BM$65]/100))*([.$H89]/540)+0.03;4)" office:value-type="float" office:value="0.0533" calcext:value-type="float">
            <text:p>0.0533</text:p>
          </table:table-cell>
          <table:table-cell table:style-name="ce153" table:formula="of:=[.BH89]-[.CW89]-[.CY89]" office:value-type="float" office:value="764" calcext:value-type="float">
            <text:p>764</text:p>
          </table:table-cell>
          <table:table-cell table:style-name="ce161" table:formula="of:=[.$AQ89]-[.CX89]-[.CZ89]" office:value-type="float" office:value="3.1061" calcext:value-type="float">
            <text:p>3.1061</text:p>
          </table:table-cell>
          <table:table-cell table:style-name="ce149" table:formula="of:=ROUNDDOWN((((5)+([.$V89]-[.$Z89]-(ROUNDDOWN([.$AA89]/2;0))))*5+15)*([.$BB89]/1000)*[.$M89]*1+([.BP$65]/100);0)" office:value-type="float" office:value="22" calcext:value-type="float">
            <text:p>22</text:p>
          </table:table-cell>
          <table:table-cell table:style-name="ce153" table:formula="of:=ROUNDDOWN(((((5)+([.$AB89]-[.$AF89]-(ROUNDDOWN([.$AG89]/2;0))))*5+15)*([.$AP89]/1000)*[.$M89]*1+([.BQ$65]/100))*([.$H89]/540)+0.03;4)" office:value-type="float" office:value="0.193" calcext:value-type="float">
            <text:p>0.193</text:p>
          </table:table-cell>
          <table:table-cell table:style-name="ce153" table:formula="of:=ROUNDDOWN((((5)+([.$X89]-[.$Z89]-(ROUNDDOWN([.$AA89]/2;0))))*5+15)*0.5*([.$AK89]/1000)*[.$O89]*1+([.BR$65]/100);0)" office:value-type="float" office:value="2" calcext:value-type="float">
            <text:p>2</text:p>
          </table:table-cell>
          <table:table-cell table:style-name="ce153" table:formula="of:=ROUNDDOWN(((((5)+([.$AD89]-[.$AF89]-(ROUNDDOWN([.$AG89]/2;0))))*5+15)*0.5*([.$AK89]/1000)*[.$O89]*1+([.BS$65]/100))*([.$H89]/540)+0.03;4)" office:value-type="float" office:value="0.0507" calcext:value-type="float">
            <text:p>0.0507</text:p>
          </table:table-cell>
          <table:table-cell table:style-name="ce153" table:formula="of:=[.BN89]-[.DC89]-[.DE89]" office:value-type="float" office:value="717" calcext:value-type="float">
            <text:p>717</text:p>
          </table:table-cell>
          <table:table-cell table:style-name="ce161" table:formula="of:=[.$AQ89]-[.DD89]-[.DF89]" office:value-type="float" office:value="3.1061" calcext:value-type="float">
            <text:p>3.1061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89]-[.$S89]-(ROUNDDOWN([.$U89]/2;0))))*5+15)*([.$BX89]/1000)*[.$K89]*1+([.BY$65]/100);0)" office:value-type="float" office:value="12" calcext:value-type="float">
            <text:p>12</text:p>
          </table:table-cell>
          <table:table-cell table:style-name="ce170" table:formula="of:=ROUNDDOWN(((((5)+([.$AC89]-[.$AE89]-(ROUNDDOWN([.$AG89]/2;0))))*5+15)*([.$AK89]/1000)*[.$K89]*1+([.BZ$65]/100))*([.$H89]/540)+0.03;4)" office:value-type="float" office:value="0.1485" calcext:value-type="float">
            <text:p>0.1485</text:p>
          </table:table-cell>
          <table:table-cell table:style-name="ce170" table:formula="of:=ROUNDDOWN((((5)+([.$R89]-[.$S89]-(ROUNDDOWN([.$U89]/2;0))))*5+15)*0.5*([.$BX89]/1000)*[.$L89]*1+([.CA$65]/100);0)" office:value-type="float" office:value="35" calcext:value-type="float">
            <text:p>35</text:p>
          </table:table-cell>
          <table:table-cell table:style-name="ce170" table:formula="of:=ROUNDDOWN(((((5)+([.$AD89]-[.$AE89]-(ROUNDDOWN([.$AG89]/2;0))))*5+15)*0.5*([.$AK89]/1000)*[.$L89]*1+([.CB$65]/100))*([.$H89]/540)+0.03;4)" office:value-type="float" office:value="0.3233" calcext:value-type="float">
            <text:p>0.3233</text:p>
          </table:table-cell>
          <table:table-cell table:style-name="ce170" table:formula="of:=[.BX89]-[.AL89]-[.AN89]" office:value-type="float" office:value="933" calcext:value-type="float">
            <text:p>933</text:p>
          </table:table-cell>
          <table:table-cell table:style-name="ce175" table:formula="of:=[.$H89]-[.AM89]-[.AO89]" office:value-type="float" office:value="3.5134" calcext:value-type="float">
            <text:p>3.5134</text:p>
          </table:table-cell>
          <table:table-cell table:style-name="ce158" table:formula="of:=ROUNDDOWN((((5)+([.$Q89]-[.$S89]-(ROUNDDOWN([.$U89]/2;0))))*5+15)*([.$CC89]/1000)*[.$K89]*1+([.CE$65]/100);0)" office:value-type="float" office:value="11" calcext:value-type="float">
            <text:p>11</text:p>
          </table:table-cell>
          <table:table-cell table:style-name="ce170" table:formula="of:=ROUNDDOWN(((((5)+([.$AC89]-[.$AE89]-(ROUNDDOWN([.$AG89]/2;0))))*5+15)*([.$AK89]/1000)*[.$K89]*1+([.CF$65]/100))*([.$H89]/540)+0.03;4)" office:value-type="float" office:value="0.1485" calcext:value-type="float">
            <text:p>0.1485</text:p>
          </table:table-cell>
          <table:table-cell table:style-name="ce170" table:formula="of:=ROUNDDOWN((((5)+([.$R89]-[.$S89]-(ROUNDDOWN([.$U89]/2;0))))*5+15)*0.5*([.$BX89]/1000)*[.$L89]*1+([.CG$65]/100);0)" office:value-type="float" office:value="35" calcext:value-type="float">
            <text:p>35</text:p>
          </table:table-cell>
          <table:table-cell table:style-name="ce170" table:formula="of:=ROUNDDOWN(((((5)+([.$AD89]-[.$AE89]-(ROUNDDOWN([.$AG89]/2;0))))*5+15)*0.5*([.$AK89]/1000)*[.$L89]*1+([.CH$65]/100))*([.$H89]/540)+0.03;4)" office:value-type="float" office:value="0.3233" calcext:value-type="float">
            <text:p>0.3233</text:p>
          </table:table-cell>
          <table:table-cell table:style-name="ce170" table:formula="of:=[.CC89]-[.AR89]-[.AT89]" office:value-type="float" office:value="867" calcext:value-type="float">
            <text:p>867</text:p>
          </table:table-cell>
          <table:table-cell table:style-name="ce175" table:formula="of:=[.$H89]-[.AS89]-[.AU89]" office:value-type="float" office:value="3.6788" calcext:value-type="float">
            <text:p>3.6788</text:p>
          </table:table-cell>
          <table:table-cell table:style-name="ce158" table:formula="of:=ROUNDDOWN((((5)+([.$Q89]-[.$S89]-(ROUNDDOWN([.$U89]/2;0))))*5+15)*([.$CI89]/1000)*[.$K89]*1+([.CK$65]/100);0)" office:value-type="float" office:value="10" calcext:value-type="float">
            <text:p>10</text:p>
          </table:table-cell>
          <table:table-cell table:style-name="ce170" table:formula="of:=ROUNDDOWN(((((5)+([.$AC89]-[.$AE89]-(ROUNDDOWN([.$AG89]/2;0))))*5+15)*([.$AK89]/1000)*[.$K89]*1+([.CL$65]/100))*([.$H89]/540)+0.03;4)" office:value-type="float" office:value="0.1485" calcext:value-type="float">
            <text:p>0.1485</text:p>
          </table:table-cell>
          <table:table-cell table:style-name="ce170" table:formula="of:=ROUNDDOWN((((5)+([.$R89]-[.$S89]-(ROUNDDOWN([.$U89]/2;0))))*5+15)*0.5*([.$BX89]/1000)*[.$L89]*1+([.CM$65]/100);0)" office:value-type="float" office:value="35" calcext:value-type="float">
            <text:p>35</text:p>
          </table:table-cell>
          <table:table-cell table:style-name="ce170" table:formula="of:=ROUNDDOWN(((((5)+([.$AD89]-[.$AE89]-(ROUNDDOWN([.$AG89]/2;0))))*5+15)*0.5*([.$AK89]/1000)*[.$L89]*1+([.CN$65]/100))*([.$H89]/540)+0.03;4)" office:value-type="float" office:value="0.3233" calcext:value-type="float">
            <text:p>0.3233</text:p>
          </table:table-cell>
          <table:table-cell table:style-name="ce170" table:formula="of:=[.CI89]-[.AX89]-[.AZ89]" office:value-type="float" office:value="801" calcext:value-type="float">
            <text:p>801</text:p>
          </table:table-cell>
          <table:table-cell table:style-name="ce175" table:formula="of:=[.$H89]-[.AY89]-[.BA89]" office:value-type="float" office:value="3.5212" calcext:value-type="float">
            <text:p>3.5212</text:p>
          </table:table-cell>
          <table:table-cell table:style-name="ce149" table:formula="of:=ROUNDDOWN((((5)+([.$W89]-[.$Y89]-(ROUNDDOWN([.$AA89]/2;0))))*5+15)*([.$CO89]/1000)*[.$N89]*1+([.CQ$65]/100);0)" office:value-type="float" office:value="48" calcext:value-type="float">
            <text:p>48</text:p>
          </table:table-cell>
          <table:table-cell table:style-name="ce153" table:formula="of:=ROUNDDOWN(((((5)+([.$AC89]-[.$AE89]-(ROUNDDOWN([.$AG89]/2;0))))*5+15)*([.$AP89]/1000)*[.$N89]*1+([.CR$65]/100))*([.$H89]/540)+0.03;4)" office:value-type="float" office:value="0.3688" calcext:value-type="float">
            <text:p>0.3688</text:p>
          </table:table-cell>
          <table:table-cell table:style-name="ce153" table:formula="of:=ROUNDDOWN((((5)+([.$X89]-[.$Y89]-(ROUNDDOWN([.$AA89]/2;0))))*5+15)*0.5*([.$AK89]/1000)*[.$O89]*1+([.CS$65]/100);0)" office:value-type="float" office:value="2" calcext:value-type="float">
            <text:p>2</text:p>
          </table:table-cell>
          <table:table-cell table:style-name="ce153" table:formula="of:=ROUNDDOWN(((((5)+([.$AD89]-[.$AE89]-(ROUNDDOWN([.$AG89]/2;0))))*5+15)*0.5*([.$AK89]/1000)*[.$O89]*1+([.CT$65]/100))*([.$H89]/540)+0.03;4)" office:value-type="float" office:value="0.0533" calcext:value-type="float">
            <text:p>0.0533</text:p>
          </table:table-cell>
          <table:table-cell table:style-name="ce153" table:formula="of:=[.CO89]-[.BD89]-[.BF89]" office:value-type="float" office:value="777" calcext:value-type="float">
            <text:p>777</text:p>
          </table:table-cell>
          <table:table-cell table:style-name="ce161" table:formula="of:=[.$AQ89]-[.BE89]-[.BG89]" office:value-type="float" office:value="3.2845" calcext:value-type="float">
            <text:p>3.2845</text:p>
          </table:table-cell>
          <table:table-cell table:style-name="ce149" table:formula="of:=ROUNDDOWN((((5)+([.$W89]-[.$Y89]-(ROUNDDOWN([.$AA89]/2;0))))*5+15)*([.$CU89]/1000)*[.$N89]*1+([.CW$65]/100);0)" office:value-type="float" office:value="46" calcext:value-type="float">
            <text:p>46</text:p>
          </table:table-cell>
          <table:table-cell table:style-name="ce153" table:formula="of:=ROUNDDOWN(((((5)+([.$AC89]-[.$AE89]-(ROUNDDOWN([.$AG89]/2;0))))*5+15)*([.$AP89]/1000)*[.$N89]*1+([.CX$65]/100))*([.$H89]/540)+0.03;4)" office:value-type="float" office:value="0.3688" calcext:value-type="float">
            <text:p>0.3688</text:p>
          </table:table-cell>
          <table:table-cell table:style-name="ce153" table:formula="of:=ROUNDDOWN((((5)+([.$X89]-[.$Y89]-(ROUNDDOWN([.$AA89]/2;0))))*5+15)*0.5*([.$AK89]/1000)*[.$O89]*1+([.CY$65]/100);0)" office:value-type="float" office:value="2" calcext:value-type="float">
            <text:p>2</text:p>
          </table:table-cell>
          <table:table-cell table:style-name="ce153" table:formula="of:=ROUNDDOWN(((((5)+([.$AD89]-[.$AE89]-(ROUNDDOWN([.$AG89]/2;0))))*5+15)*0.5*([.$AK89]/1000)*[.$O89]*1+([.CZ$65]/100))*([.$H89]/540)+0.03;4)" office:value-type="float" office:value="0.0533" calcext:value-type="float">
            <text:p>0.0533</text:p>
          </table:table-cell>
          <table:table-cell table:style-name="ce153" table:formula="of:=[.CU89]-[.BJ89]-[.BL89]" office:value-type="float" office:value="753" calcext:value-type="float">
            <text:p>753</text:p>
          </table:table-cell>
          <table:table-cell table:style-name="ce161" table:formula="of:=[.$AQ89]-[.BK89]-[.BM89]" office:value-type="float" office:value="3.2819" calcext:value-type="float">
            <text:p>3.2819</text:p>
          </table:table-cell>
          <table:table-cell table:style-name="ce149" table:formula="of:=ROUNDDOWN((((5)+([.$W89]-[.$Y89]-(ROUNDDOWN([.$AA89]/2;0))))*5+15)*([.$DA89]/1000)*[.$N89]*1+([.DC$65]/100);0)" office:value-type="float" office:value="45" calcext:value-type="float">
            <text:p>45</text:p>
          </table:table-cell>
          <table:table-cell table:style-name="ce153" table:formula="of:=ROUNDDOWN(((((5)+([.$AC89]-[.$AE89]-(ROUNDDOWN([.$AG89]/2;0))))*5+15)*([.$AP89]/1000)*[.$N89]*1+([.DD$65]/100))*([.$H89]/540)+0.03;4)" office:value-type="float" office:value="0.3688" calcext:value-type="float">
            <text:p>0.3688</text:p>
          </table:table-cell>
          <table:table-cell table:style-name="ce153" table:formula="of:=ROUNDDOWN((((5)+([.$X89]-[.$Y89]-(ROUNDDOWN([.$AA89]/2;0))))*5+15)*0.5*([.$AK89]/1000)*[.$O89]*1+([.DE$65]/100);0)" office:value-type="float" office:value="2" calcext:value-type="float">
            <text:p>2</text:p>
          </table:table-cell>
          <table:table-cell table:style-name="ce153" table:formula="of:=ROUNDDOWN(((((5)+([.$AD89]-[.$AE89]-(ROUNDDOWN([.$AG89]/2;0))))*5+15)*0.5*([.$AK89]/1000)*[.$O89]*1+([.DF$65]/100))*([.$H89]/540)+0.03;4)" office:value-type="float" office:value="0.0533" calcext:value-type="float">
            <text:p>0.0533</text:p>
          </table:table-cell>
          <table:table-cell table:style-name="ce153" table:formula="of:=[.DA89]-[.BP89]-[.BR89]" office:value-type="float" office:value="729" calcext:value-type="float">
            <text:p>729</text:p>
          </table:table-cell>
          <table:table-cell table:style-name="ce161" table:formula="of:=[.$AQ89]-[.BQ89]-[.BS89]" office:value-type="float" office:value="3.2845" calcext:value-type="float">
            <text:p>3.2845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119" table:formula="of:=[.AL89]+[.AR89]+[.AX89]+[.BD89]+[.BJ89]+[.BP89]" office:value-type="float" office:value="148" calcext:value-type="float">
            <text:p>148</text:p>
          </table:table-cell>
          <table:table-cell table:style-name="ce120" table:formula="of:=[.AM89]+[.AS89]+[.AY89]+[.BE89]+[.BK89]+[.BQ89]" office:value-type="float" office:value="0.9935" calcext:value-type="float">
            <text:p>0.9935</text:p>
          </table:table-cell>
          <table:table-cell table:style-name="ce119" table:formula="of:=[.BY89]+[.CE89]+[.CK89]+[.CQ89]+[.CW89]+[.DC89]" office:value-type="float" office:value="172" calcext:value-type="float">
            <text:p>172</text:p>
          </table:table-cell>
          <table:table-cell table:style-name="ce120" table:formula="of:=[.BZ89]+[.CF89]+[.CL89]+[.CR89]+[.CX89]+[.DD89]" office:value-type="float" office:value="1.5519" calcext:value-type="float">
            <text:p>1.5519</text:p>
          </table:table-cell>
          <table:table-cell table:style-name="ce119" table:formula="of:=[.AN89]+[.AT89]+[.AZ89]+[.BF89]+[.BL89]+[.BR89]" office:value-type="float" office:value="123" calcext:value-type="float">
            <text:p>123</text:p>
          </table:table-cell>
          <table:table-cell table:style-name="ce120" table:formula="of:=[.AO89]+[.AU89]+[.BA89]+[.BG89]+[.BM89]+[.BS89]" office:value-type="float" office:value="1.0268" calcext:value-type="float">
            <text:p>1.0268</text:p>
          </table:table-cell>
          <table:table-cell table:style-name="ce119" table:formula="of:=[.CA89]+[.CG89]+[.CM89]+[.CS89]+[.CY89]+[.DE89]" office:value-type="float" office:value="111" calcext:value-type="float">
            <text:p>111</text:p>
          </table:table-cell>
          <table:table-cell table:style-name="ce120" table:formula="of:=[.CB89]+[.CH89]+[.CN89]+[.CT89]+[.CZ89]+[.DF89]" office:value-type="float" office:value="1.1298" calcext:value-type="float">
            <text:p>1.1298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119" table:formula="of:=[.DK89]-[.DQ89]" office:value-type="float" office:value="37" calcext:value-type="float">
            <text:p>37</text:p>
          </table:table-cell>
          <table:table-cell table:style-name="ce120" table:formula="of:=[.DL89]-[.DR89]" office:value-type="float" office:value="-0.1363" calcext:value-type="float">
            <text:p>-0.1363</text:p>
          </table:table-cell>
          <table:table-cell table:style-name="ce119" table:formula="of:=[.DM89]-[.DO89]" office:value-type="float" office:value="49" calcext:value-type="float">
            <text:p>49</text:p>
          </table:table-cell>
          <table:table-cell table:style-name="ce120" table:formula="of:=[.DN89]-[.DP89]" office:value-type="float" office:value="0.5251" calcext:value-type="float">
            <text:p>0.5251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1.6" calcext:value-type="float">
            <text:p>1.6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4.4" calcext:value-type="float">
            <text:p>4.4</text:p>
          </table:table-cell>
          <table:table-cell table:style-name="ce25" office:value-type="float" office:value="1.65" calcext:value-type="float">
            <text:p>1.65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0.35" calcext:value-type="float">
            <text:p>0.35</text:p>
          </table:table-cell>
          <table:table-cell table:style-name="ce51" office:value-type="float" office:value="4" calcext:value-type="float">
            <text:p>4</text:p>
          </table:table-cell>
          <table:table-cell table:style-name="ce56" office:value-type="float" office:value="2.75" calcext:value-type="float">
            <text:p>2.75</text:p>
          </table:table-cell>
          <table:table-cell table:style-name="ce57" table:formula="of:=[.B90]/[.$I90]" office:value-type="float" office:value="0.581818181818182" calcext:value-type="float">
            <text:p>0.581818181818182</text:p>
          </table:table-cell>
          <table:table-cell table:style-name="ce58" table:formula="of:=[.C90]/[.$I90]" office:value-type="float" office:value="0.363636363636364" calcext:value-type="float">
            <text:p>0.363636363636364</text:p>
          </table:table-cell>
          <table:table-cell table:style-name="ce59" table:formula="of:=[.D90]/[.$I90]" office:value-type="float" office:value="1.6" calcext:value-type="float">
            <text:p>1.6</text:p>
          </table:table-cell>
          <table:table-cell table:style-name="ce57" table:formula="of:=[.E90]/[.$I90]" office:value-type="float" office:value="0.6" calcext:value-type="float">
            <text:p>0.6</text:p>
          </table:table-cell>
          <table:table-cell table:style-name="ce58" table:formula="of:=[.F90]/[.$I90]" office:value-type="float" office:value="1.45454545454545" calcext:value-type="float">
            <text:p>1.45454545454545</text:p>
          </table:table-cell>
          <table:table-cell table:style-name="ce59" table:formula="of:=[.G90]/[.$I90]" office:value-type="float" office:value="0.127272727272727" calcext:value-type="float">
            <text:p>0.127272727272727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90]-[.$T90]-(ROUNDDOWN([.$U90]/2;0))))*5+15)*([.$AK90]/1000)*[.$J90]*1+([.AL$65]/100);0)" office:value-type="float" office:value="23" calcext:value-type="float">
            <text:p>23</text:p>
          </table:table-cell>
          <table:table-cell table:style-name="ce170" table:formula="of:=ROUNDDOWN(((((5)+([.$AB90]-[.$AF90]-(ROUNDDOWN([.$AG90]/2;0))))*5+15)*([.$AK90]/1000)*[.$J90]*1+([.AM$65]/100))*([.$H90]/540)+0.03;4)" office:value-type="float" office:value="0.1592" calcext:value-type="float">
            <text:p>0.1592</text:p>
          </table:table-cell>
          <table:table-cell table:style-name="ce170" table:formula="of:=ROUNDDOWN((((5)+([.$R90]-[.$T90]-(ROUNDDOWN([.$U90]/2;0))))*5+15)*([.$AK90]/1000)*[.$L90]*0.5*1+([.AN$65]/100);0)" office:value-type="float" office:value="32" calcext:value-type="float">
            <text:p>32</text:p>
          </table:table-cell>
          <table:table-cell table:style-name="ce170" table:formula="of:=ROUNDDOWN(((((5)+([.$AD90]-[.$AF90]-(ROUNDDOWN([.$AG90]/2;0))))*5+15)*([.$AK90]/1000)*[.$L90]*0.5*1+([.AO$65]/100))*([.$H90]/540)+0.03;4)" office:value-type="float" office:value="0.2374" calcext:value-type="float">
            <text:p>0.2374</text:p>
          </table:table-cell>
          <table:table-cell table:style-name="ce170" table:formula="of:=[.AK90]-[.BY90]-[.CA90]" office:value-type="float" office:value="963" calcext:value-type="float">
            <text:p>963</text:p>
          </table:table-cell>
          <table:table-cell table:style-name="ce175" table:formula="of:=[.$H90]-[.BZ90]-[.CB90]" office:value-type="float" office:value="3.5953" calcext:value-type="float">
            <text:p>3.5953</text:p>
          </table:table-cell>
          <table:table-cell table:style-name="ce158" table:formula="of:=ROUNDDOWN((((5)+([.$P90]-[.$T90]-(ROUNDDOWN([.$U90]/2;0))))*5+15)*([.$AP90]/1000)*[.$J90]*1+([.AR$65]/100);0)" office:value-type="float" office:value="22" calcext:value-type="float">
            <text:p>22</text:p>
          </table:table-cell>
          <table:table-cell table:style-name="ce170" table:formula="of:=ROUNDDOWN(((((5)+([.$AB90]-[.$AF90]-(ROUNDDOWN([.$AG90]/2;0))))*5+15)*([.$AQ90]/1000)*[.$J90]*1+([.AS$65]/100))*([.$H90]/540)+0.03;4)" office:value-type="float" office:value="0.0304" calcext:value-type="float">
            <text:p>0.0304</text:p>
          </table:table-cell>
          <table:table-cell table:style-name="ce170" table:formula="of:=ROUNDDOWN((((5)+([.$R90]-[.$T90]-(ROUNDDOWN([.$U90]/2;0))))*5+15)*([.$AK90]/1000)*[.$L90]*0.5*1+([.AT$65]/100);0)" office:value-type="float" office:value="32" calcext:value-type="float">
            <text:p>32</text:p>
          </table:table-cell>
          <table:table-cell table:style-name="ce170" table:formula="of:=ROUNDDOWN(((((5)+([.$AD90]-[.$AF90]-(ROUNDDOWN([.$AG90]/2;0))))*5+15)*0.5*([.$AK90]/1000)*[.$L90]*1+([.AU$65]/100))*([.$H90]/540)+0.03;4)" office:value-type="float" office:value="0.2374" calcext:value-type="float">
            <text:p>0.2374</text:p>
          </table:table-cell>
          <table:table-cell table:style-name="ce170" table:formula="of:=[.AP90]-[.CE90]-[.CG90]" office:value-type="float" office:value="927" calcext:value-type="float">
            <text:p>927</text:p>
          </table:table-cell>
          <table:table-cell table:style-name="ce175" table:formula="of:=[.$AQ90]-[.CF90]-[.CH90]" office:value-type="float" office:value="3.1906" calcext:value-type="float">
            <text:p>3.1906</text:p>
          </table:table-cell>
          <table:table-cell table:style-name="ce158" table:formula="of:=ROUNDDOWN((((5)+([.$P90]-[.$T90]-(ROUNDDOWN([.$U90]/2;0))))*5+15)*([.$AP90]/1000)*[.$J90]*1+([.AX$65]/100);0)" office:value-type="float" office:value="22" calcext:value-type="float">
            <text:p>22</text:p>
          </table:table-cell>
          <table:table-cell table:style-name="ce170" table:formula="of:=ROUNDDOWN(((((5)+([.$AB90]-[.$AF90]-(ROUNDDOWN([.$AG90]/2;0))))*5+15)*([.$AP90]/1000)*[.$J90]*1+([.AY$65]/100))*([.$H90]/540)+0.03;4)" office:value-type="float" office:value="0.1545" calcext:value-type="float">
            <text:p>0.1545</text:p>
          </table:table-cell>
          <table:table-cell table:style-name="ce170" table:formula="of:=ROUNDDOWN((((5)+([.$R90]-[.$T90]-(ROUNDDOWN([.$U90]/2;0))))*5+15)*([.$AK90]/1000)*[.$L90]*0.5*1+([.AZ$65]/100);0)" office:value-type="float" office:value="32" calcext:value-type="float">
            <text:p>32</text:p>
          </table:table-cell>
          <table:table-cell table:style-name="ce170" table:formula="of:=ROUNDDOWN(((((5)+([.$AD90]-[.$AF90]-(ROUNDDOWN([.$AG90]/2;0))))*5+15)*0.5*([.$AK90]/1000)*[.$L90]*1+([.BA$65]/100))*([.$H90]/540)+0.03;4)" office:value-type="float" office:value="0.2374" calcext:value-type="float">
            <text:p>0.2374</text:p>
          </table:table-cell>
          <table:table-cell table:style-name="ce170" table:formula="of:=[.AV90]-[.CK90]-[.CM90]" office:value-type="float" office:value="891" calcext:value-type="float">
            <text:p>891</text:p>
          </table:table-cell>
          <table:table-cell table:style-name="ce175" table:formula="of:=[.$AQ90]-[.CL90]-[.CN90]" office:value-type="float" office:value="3.1906" calcext:value-type="float">
            <text:p>3.1906</text:p>
          </table:table-cell>
          <table:table-cell table:style-name="ce148" table:formula="of:=ROUNDDOWN((((5)+([.$V90]-[.$Z90]-(ROUNDDOWN([.$AA90]/2;0))))*5+15)*([.$BB90]/1000)*[.$M90]*1+([.BD$65]/100);0)" office:value-type="float" office:value="18" calcext:value-type="float">
            <text:p>18</text:p>
          </table:table-cell>
          <table:table-cell table:style-name="ce152" table:formula="of:=ROUNDDOWN(((((5)+([.$AB90]-[.$AF90]-(ROUNDDOWN([.$AG90]/2;0))))*5+15)*([.$AP90]/1000)*[.$M90]*1+([.BE$65]/100))*([.$H90]/540)+0.03;4)" office:value-type="float" office:value="0.1584" calcext:value-type="float">
            <text:p>0.1584</text:p>
          </table:table-cell>
          <table:table-cell table:style-name="ce152" table:formula="of:=ROUNDDOWN((((5)+([.$X90]-[.$Y90]-(ROUNDDOWN([.$AA90]/2;0))))*5+15)*0.5*([.$AK90]/1000)*[.$O90]*1+([.BF$65]/100);0)" office:value-type="float" office:value="2" calcext:value-type="float">
            <text:p>2</text:p>
          </table:table-cell>
          <table:table-cell table:style-name="ce152" table:formula="of:=ROUNDDOWN(((((5)+([.$AD90]-[.$AF90]-(ROUNDDOWN([.$AG90]/2;0))))*5+15)*0.5*([.$AK90]/1000)*[.$O90]*1+([.BG$65]/100))*([.$H90]/540)+0.03;4)" office:value-type="float" office:value="0.0464" calcext:value-type="float">
            <text:p>0.0464</text:p>
          </table:table-cell>
          <table:table-cell table:style-name="ce152" table:formula="of:=[.BB90]-[.CQ90]-[.CS90]" office:value-type="float" office:value="829" calcext:value-type="float">
            <text:p>829</text:p>
          </table:table-cell>
          <table:table-cell table:style-name="ce160" table:formula="of:=[.$AQ90]-[.CR90]-[.CT90]" office:value-type="float" office:value="3.1015" calcext:value-type="float">
            <text:p>3.1015</text:p>
          </table:table-cell>
          <table:table-cell table:style-name="ce148" table:formula="of:=ROUNDDOWN((((5)+([.$V90]-[.$Z90]-(ROUNDDOWN([.$AA90]/2;0))))*5+15)*([.$BB90]/1000)*[.$M90]*1+([.BJ$65]/100);0)" office:value-type="float" office:value="18" calcext:value-type="float">
            <text:p>18</text:p>
          </table:table-cell>
          <table:table-cell table:style-name="ce152" table:formula="of:=ROUNDDOWN(((((5)+([.$AB90]-[.$AF90]-(ROUNDDOWN([.$AG90]/2;0))))*5+15)*([.$AP90]/1000)*[.$M90]*1+([.BK$65]/100))*([.$H90]/540)+0.03;4)" office:value-type="float" office:value="0.1584" calcext:value-type="float">
            <text:p>0.1584</text:p>
          </table:table-cell>
          <table:table-cell table:style-name="ce152" table:formula="of:=ROUNDDOWN((((5)+([.$X90]-[.$Z90]-(ROUNDDOWN([.$AA90]/2;0))))*5+15)*0.5*([.$AK90]/1000)*[.$O90]*1+([.BL$65]/100);0)" office:value-type="float" office:value="1" calcext:value-type="float">
            <text:p>1</text:p>
          </table:table-cell>
          <table:table-cell table:style-name="ce152" table:formula="of:=ROUNDDOWN(((((5)+([.$AD90]-[.$AE90]-(ROUNDDOWN([.$AG90]/2;0))))*5+15)*0.5*([.$AK90]/1000)*[.$O90]*1+([.BM$65]/100))*([.$H90]/540)+0.03;4)" office:value-type="float" office:value="0.0488" calcext:value-type="float">
            <text:p>0.0488</text:p>
          </table:table-cell>
          <table:table-cell table:style-name="ce152" table:formula="of:=[.BH90]-[.CW90]-[.CY90]" office:value-type="float" office:value="768" calcext:value-type="float">
            <text:p>768</text:p>
          </table:table-cell>
          <table:table-cell table:style-name="ce160" table:formula="of:=[.$AQ90]-[.CX90]-[.CZ90]" office:value-type="float" office:value="3.1015" calcext:value-type="float">
            <text:p>3.1015</text:p>
          </table:table-cell>
          <table:table-cell table:style-name="ce148" table:formula="of:=ROUNDDOWN((((5)+([.$V90]-[.$Z90]-(ROUNDDOWN([.$AA90]/2;0))))*5+15)*([.$BB90]/1000)*[.$M90]*1+([.BP$65]/100);0)" office:value-type="float" office:value="18" calcext:value-type="float">
            <text:p>18</text:p>
          </table:table-cell>
          <table:table-cell table:style-name="ce152" table:formula="of:=ROUNDDOWN(((((5)+([.$AB90]-[.$AF90]-(ROUNDDOWN([.$AG90]/2;0))))*5+15)*([.$AP90]/1000)*[.$M90]*1+([.BQ$65]/100))*([.$H90]/540)+0.03;4)" office:value-type="float" office:value="0.1584" calcext:value-type="float">
            <text:p>0.1584</text:p>
          </table:table-cell>
          <table:table-cell table:style-name="ce152" table:formula="of:=ROUNDDOWN((((5)+([.$X90]-[.$Z90]-(ROUNDDOWN([.$AA90]/2;0))))*5+15)*0.5*([.$AK90]/1000)*[.$O90]*1+([.BR$65]/100);0)" office:value-type="float" office:value="1" calcext:value-type="float">
            <text:p>1</text:p>
          </table:table-cell>
          <table:table-cell table:style-name="ce152" table:formula="of:=ROUNDDOWN(((((5)+([.$AD90]-[.$AF90]-(ROUNDDOWN([.$AG90]/2;0))))*5+15)*0.5*([.$AK90]/1000)*[.$O90]*1+([.BS$65]/100))*([.$H90]/540)+0.03;4)" office:value-type="float" office:value="0.0464" calcext:value-type="float">
            <text:p>0.0464</text:p>
          </table:table-cell>
          <table:table-cell table:style-name="ce152" table:formula="of:=[.BN90]-[.DC90]-[.DE90]" office:value-type="float" office:value="708" calcext:value-type="float">
            <text:p>708</text:p>
          </table:table-cell>
          <table:table-cell table:style-name="ce160" table:formula="of:=[.$AQ90]-[.DD90]-[.DF90]" office:value-type="float" office:value="3.1015" calcext:value-type="float">
            <text:p>3.1015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90]-[.$S90]-(ROUNDDOWN([.$U90]/2;0))))*5+15)*([.$BX90]/1000)*[.$K90]*1+([.BY$65]/100);0)" office:value-type="float" office:value="9" calcext:value-type="float">
            <text:p>9</text:p>
          </table:table-cell>
          <table:table-cell table:style-name="ce170" table:formula="of:=ROUNDDOWN(((((5)+([.$AC90]-[.$AE90]-(ROUNDDOWN([.$AG90]/2;0))))*5+15)*([.$AK90]/1000)*[.$K90]*1+([.BZ$65]/100))*([.$H90]/540)+0.03;4)" office:value-type="float" office:value="0.1377" calcext:value-type="float">
            <text:p>0.1377</text:p>
          </table:table-cell>
          <table:table-cell table:style-name="ce170" table:formula="of:=ROUNDDOWN((((5)+([.$R90]-[.$S90]-(ROUNDDOWN([.$U90]/2;0))))*5+15)*0.5*([.$BX90]/1000)*[.$L90]*1+([.CA$65]/100);0)" office:value-type="float" office:value="28" calcext:value-type="float">
            <text:p>28</text:p>
          </table:table-cell>
          <table:table-cell table:style-name="ce170" table:formula="of:=ROUNDDOWN(((((5)+([.$AD90]-[.$AE90]-(ROUNDDOWN([.$AG90]/2;0))))*5+15)*0.5*([.$AK90]/1000)*[.$L90]*1+([.CB$65]/100))*([.$H90]/540)+0.03;4)" office:value-type="float" office:value="0.267" calcext:value-type="float">
            <text:p>0.267</text:p>
          </table:table-cell>
          <table:table-cell table:style-name="ce170" table:formula="of:=[.BX90]-[.AL90]-[.AN90]" office:value-type="float" office:value="945" calcext:value-type="float">
            <text:p>945</text:p>
          </table:table-cell>
          <table:table-cell table:style-name="ce175" table:formula="of:=[.$H90]-[.AM90]-[.AO90]" office:value-type="float" office:value="3.6034" calcext:value-type="float">
            <text:p>3.6034</text:p>
          </table:table-cell>
          <table:table-cell table:style-name="ce158" table:formula="of:=ROUNDDOWN((((5)+([.$Q90]-[.$S90]-(ROUNDDOWN([.$U90]/2;0))))*5+15)*([.$CC90]/1000)*[.$K90]*1+([.CE$65]/100);0)" office:value-type="float" office:value="8" calcext:value-type="float">
            <text:p>8</text:p>
          </table:table-cell>
          <table:table-cell table:style-name="ce170" table:formula="of:=ROUNDDOWN(((((5)+([.$AC90]-[.$AE90]-(ROUNDDOWN([.$AG90]/2;0))))*5+15)*([.$AK90]/1000)*[.$K90]*1+([.CF$65]/100))*([.$H90]/540)+0.03;4)" office:value-type="float" office:value="0.1377" calcext:value-type="float">
            <text:p>0.1377</text:p>
          </table:table-cell>
          <table:table-cell table:style-name="ce170" table:formula="of:=ROUNDDOWN((((5)+([.$R90]-[.$S90]-(ROUNDDOWN([.$U90]/2;0))))*5+15)*0.5*([.$BX90]/1000)*[.$L90]*1+([.CG$65]/100);0)" office:value-type="float" office:value="28" calcext:value-type="float">
            <text:p>28</text:p>
          </table:table-cell>
          <table:table-cell table:style-name="ce170" table:formula="of:=ROUNDDOWN(((((5)+([.$AD90]-[.$AE90]-(ROUNDDOWN([.$AG90]/2;0))))*5+15)*0.5*([.$AK90]/1000)*[.$L90]*1+([.CH$65]/100))*([.$H90]/540)+0.03;4)" office:value-type="float" office:value="0.267" calcext:value-type="float">
            <text:p>0.267</text:p>
          </table:table-cell>
          <table:table-cell table:style-name="ce170" table:formula="of:=[.CC90]-[.AR90]-[.AT90]" office:value-type="float" office:value="891" calcext:value-type="float">
            <text:p>891</text:p>
          </table:table-cell>
          <table:table-cell table:style-name="ce175" table:formula="of:=[.$H90]-[.AS90]-[.AU90]" office:value-type="float" office:value="3.7322" calcext:value-type="float">
            <text:p>3.7322</text:p>
          </table:table-cell>
          <table:table-cell table:style-name="ce158" table:formula="of:=ROUNDDOWN((((5)+([.$Q90]-[.$S90]-(ROUNDDOWN([.$U90]/2;0))))*5+15)*([.$CI90]/1000)*[.$K90]*1+([.CK$65]/100);0)" office:value-type="float" office:value="8" calcext:value-type="float">
            <text:p>8</text:p>
          </table:table-cell>
          <table:table-cell table:style-name="ce170" table:formula="of:=ROUNDDOWN(((((5)+([.$AC90]-[.$AE90]-(ROUNDDOWN([.$AG90]/2;0))))*5+15)*([.$AK90]/1000)*[.$K90]*1+([.CL$65]/100))*([.$H90]/540)+0.03;4)" office:value-type="float" office:value="0.1377" calcext:value-type="float">
            <text:p>0.1377</text:p>
          </table:table-cell>
          <table:table-cell table:style-name="ce170" table:formula="of:=ROUNDDOWN((((5)+([.$R90]-[.$S90]-(ROUNDDOWN([.$U90]/2;0))))*5+15)*0.5*([.$BX90]/1000)*[.$L90]*1+([.CM$65]/100);0)" office:value-type="float" office:value="28" calcext:value-type="float">
            <text:p>28</text:p>
          </table:table-cell>
          <table:table-cell table:style-name="ce170" table:formula="of:=ROUNDDOWN(((((5)+([.$AD90]-[.$AE90]-(ROUNDDOWN([.$AG90]/2;0))))*5+15)*0.5*([.$AK90]/1000)*[.$L90]*1+([.CN$65]/100))*([.$H90]/540)+0.03;4)" office:value-type="float" office:value="0.267" calcext:value-type="float">
            <text:p>0.267</text:p>
          </table:table-cell>
          <table:table-cell table:style-name="ce170" table:formula="of:=[.CI90]-[.AX90]-[.AZ90]" office:value-type="float" office:value="837" calcext:value-type="float">
            <text:p>837</text:p>
          </table:table-cell>
          <table:table-cell table:style-name="ce175" table:formula="of:=[.$H90]-[.AY90]-[.BA90]" office:value-type="float" office:value="3.6081" calcext:value-type="float">
            <text:p>3.6081</text:p>
          </table:table-cell>
          <table:table-cell table:style-name="ce148" table:formula="of:=ROUNDDOWN((((5)+([.$W90]-[.$Y90]-(ROUNDDOWN([.$AA90]/2;0))))*5+15)*([.$CO90]/1000)*[.$N90]*1+([.CQ$65]/100);0)" office:value-type="float" office:value="60" calcext:value-type="float">
            <text:p>60</text:p>
          </table:table-cell>
          <table:table-cell table:style-name="ce152" table:formula="of:=ROUNDDOWN(((((5)+([.$AC90]-[.$AE90]-(ROUNDDOWN([.$AG90]/2;0))))*5+15)*([.$AP90]/1000)*[.$N90]*1+([.CR$65]/100))*([.$H90]/540)+0.03;4)" office:value-type="float" office:value="0.445" calcext:value-type="float">
            <text:p>0.445</text:p>
          </table:table-cell>
          <table:table-cell table:style-name="ce152" table:formula="of:=ROUNDDOWN((((5)+([.$X90]-[.$Y90]-(ROUNDDOWN([.$AA90]/2;0))))*5+15)*0.5*([.$AK90]/1000)*[.$O90]*1+([.CS$65]/100);0)" office:value-type="float" office:value="2" calcext:value-type="float">
            <text:p>2</text:p>
          </table:table-cell>
          <table:table-cell table:style-name="ce152" table:formula="of:=ROUNDDOWN(((((5)+([.$AD90]-[.$AE90]-(ROUNDDOWN([.$AG90]/2;0))))*5+15)*0.5*([.$AK90]/1000)*[.$O90]*1+([.CT$65]/100))*([.$H90]/540)+0.03;4)" office:value-type="float" office:value="0.0488" calcext:value-type="float">
            <text:p>0.0488</text:p>
          </table:table-cell>
          <table:table-cell table:style-name="ce152" table:formula="of:=[.CO90]-[.BD90]-[.BF90]" office:value-type="float" office:value="817" calcext:value-type="float">
            <text:p>817</text:p>
          </table:table-cell>
          <table:table-cell table:style-name="ce160" table:formula="of:=[.$AQ90]-[.BE90]-[.BG90]" office:value-type="float" office:value="3.3905" calcext:value-type="float">
            <text:p>3.3905</text:p>
          </table:table-cell>
          <table:table-cell table:style-name="ce148" table:formula="of:=ROUNDDOWN((((5)+([.$W90]-[.$Y90]-(ROUNDDOWN([.$AA90]/2;0))))*5+15)*([.$CU90]/1000)*[.$N90]*1+([.CW$65]/100);0)" office:value-type="float" office:value="59" calcext:value-type="float">
            <text:p>59</text:p>
          </table:table-cell>
          <table:table-cell table:style-name="ce152" table:formula="of:=ROUNDDOWN(((((5)+([.$AC90]-[.$AE90]-(ROUNDDOWN([.$AG90]/2;0))))*5+15)*([.$AP90]/1000)*[.$N90]*1+([.CX$65]/100))*([.$H90]/540)+0.03;4)" office:value-type="float" office:value="0.445" calcext:value-type="float">
            <text:p>0.445</text:p>
          </table:table-cell>
          <table:table-cell table:style-name="ce152" table:formula="of:=ROUNDDOWN((((5)+([.$X90]-[.$Y90]-(ROUNDDOWN([.$AA90]/2;0))))*5+15)*0.5*([.$AK90]/1000)*[.$O90]*1+([.CY$65]/100);0)" office:value-type="float" office:value="2" calcext:value-type="float">
            <text:p>2</text:p>
          </table:table-cell>
          <table:table-cell table:style-name="ce152" table:formula="of:=ROUNDDOWN(((((5)+([.$AD90]-[.$AE90]-(ROUNDDOWN([.$AG90]/2;0))))*5+15)*0.5*([.$AK90]/1000)*[.$O90]*1+([.CZ$65]/100))*([.$H90]/540)+0.03;4)" office:value-type="float" office:value="0.0488" calcext:value-type="float">
            <text:p>0.0488</text:p>
          </table:table-cell>
          <table:table-cell table:style-name="ce152" table:formula="of:=[.CU90]-[.BJ90]-[.BL90]" office:value-type="float" office:value="798" calcext:value-type="float">
            <text:p>798</text:p>
          </table:table-cell>
          <table:table-cell table:style-name="ce160" table:formula="of:=[.$AQ90]-[.BK90]-[.BM90]" office:value-type="float" office:value="3.3881" calcext:value-type="float">
            <text:p>3.3881</text:p>
          </table:table-cell>
          <table:table-cell table:style-name="ce148" table:formula="of:=ROUNDDOWN((((5)+([.$W90]-[.$Y90]-(ROUNDDOWN([.$AA90]/2;0))))*5+15)*([.$DA90]/1000)*[.$N90]*1+([.DC$65]/100);0)" office:value-type="float" office:value="58" calcext:value-type="float">
            <text:p>58</text:p>
          </table:table-cell>
          <table:table-cell table:style-name="ce152" table:formula="of:=ROUNDDOWN(((((5)+([.$AC90]-[.$AE90]-(ROUNDDOWN([.$AG90]/2;0))))*5+15)*([.$AP90]/1000)*[.$N90]*1+([.DD$65]/100))*([.$H90]/540)+0.03;4)" office:value-type="float" office:value="0.445" calcext:value-type="float">
            <text:p>0.445</text:p>
          </table:table-cell>
          <table:table-cell table:style-name="ce152" table:formula="of:=ROUNDDOWN((((5)+([.$X90]-[.$Y90]-(ROUNDDOWN([.$AA90]/2;0))))*5+15)*0.5*([.$AK90]/1000)*[.$O90]*1+([.DE$65]/100);0)" office:value-type="float" office:value="2" calcext:value-type="float">
            <text:p>2</text:p>
          </table:table-cell>
          <table:table-cell table:style-name="ce152" table:formula="of:=ROUNDDOWN(((((5)+([.$AD90]-[.$AE90]-(ROUNDDOWN([.$AG90]/2;0))))*5+15)*0.5*([.$AK90]/1000)*[.$O90]*1+([.DF$65]/100))*([.$H90]/540)+0.03;4)" office:value-type="float" office:value="0.0488" calcext:value-type="float">
            <text:p>0.0488</text:p>
          </table:table-cell>
          <table:table-cell table:style-name="ce152" table:formula="of:=[.DA90]-[.BP90]-[.BR90]" office:value-type="float" office:value="779" calcext:value-type="float">
            <text:p>779</text:p>
          </table:table-cell>
          <table:table-cell table:style-name="ce160" table:formula="of:=[.$AQ90]-[.BQ90]-[.BS90]" office:value-type="float" office:value="3.3905" calcext:value-type="float">
            <text:p>3.3905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119" table:formula="of:=[.AL90]+[.AR90]+[.AX90]+[.BD90]+[.BJ90]+[.BP90]" office:value-type="float" office:value="121" calcext:value-type="float">
            <text:p>121</text:p>
          </table:table-cell>
          <table:table-cell table:style-name="ce120" table:formula="of:=[.AM90]+[.AS90]+[.AY90]+[.BE90]+[.BK90]+[.BQ90]" office:value-type="float" office:value="0.8193" calcext:value-type="float">
            <text:p>0.8193</text:p>
          </table:table-cell>
          <table:table-cell table:style-name="ce119" table:formula="of:=[.BY90]+[.CE90]+[.CK90]+[.CQ90]+[.CW90]+[.DC90]" office:value-type="float" office:value="202" calcext:value-type="float">
            <text:p>202</text:p>
          </table:table-cell>
          <table:table-cell table:style-name="ce120" table:formula="of:=[.BZ90]+[.CF90]+[.CL90]+[.CR90]+[.CX90]+[.DD90]" office:value-type="float" office:value="1.7481" calcext:value-type="float">
            <text:p>1.7481</text:p>
          </table:table-cell>
          <table:table-cell table:style-name="ce119" table:formula="of:=[.AN90]+[.AT90]+[.AZ90]+[.BF90]+[.BL90]+[.BR90]" office:value-type="float" office:value="100" calcext:value-type="float">
            <text:p>100</text:p>
          </table:table-cell>
          <table:table-cell table:style-name="ce120" table:formula="of:=[.AO90]+[.AU90]+[.BA90]+[.BG90]+[.BM90]+[.BS90]" office:value-type="float" office:value="0.8538" calcext:value-type="float">
            <text:p>0.8538</text:p>
          </table:table-cell>
          <table:table-cell table:style-name="ce119" table:formula="of:=[.CA90]+[.CG90]+[.CM90]+[.CS90]+[.CY90]+[.DE90]" office:value-type="float" office:value="90" calcext:value-type="float">
            <text:p>90</text:p>
          </table:table-cell>
          <table:table-cell table:style-name="ce120" table:formula="of:=[.CB90]+[.CH90]+[.CN90]+[.CT90]+[.CZ90]+[.DF90]" office:value-type="float" office:value="0.9474" calcext:value-type="float">
            <text:p>0.9474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119" table:formula="of:=[.DK90]-[.DQ90]" office:value-type="float" office:value="31" calcext:value-type="float">
            <text:p>31</text:p>
          </table:table-cell>
          <table:table-cell table:style-name="ce120" table:formula="of:=[.DL90]-[.DR90]" office:value-type="float" office:value="-0.1281" calcext:value-type="float">
            <text:p>-0.1281</text:p>
          </table:table-cell>
          <table:table-cell table:style-name="ce119" table:formula="of:=[.DM90]-[.DO90]" office:value-type="float" office:value="102" calcext:value-type="float">
            <text:p>102</text:p>
          </table:table-cell>
          <table:table-cell table:style-name="ce120" table:formula="of:=[.DN90]-[.DP90]" office:value-type="float" office:value="0.8943" calcext:value-type="float">
            <text:p>0.8943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5" office:value-type="float" office:value="1.6" calcext:value-type="float">
            <text:p>1.6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4.4" calcext:value-type="float">
            <text:p>4.4</text:p>
          </table:table-cell>
          <table:table-cell table:style-name="ce25" office:value-type="float" office:value="1.65" calcext:value-type="float">
            <text:p>1.65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float" office:value="0.35" calcext:value-type="float">
            <text:p>0.35</text:p>
          </table:table-cell>
          <table:table-cell table:style-name="ce51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7" table:formula="of:=[.B91]/[.$I91]" office:value-type="float" office:value="0.533333333333333" calcext:value-type="float">
            <text:p>0.533333333333333</text:p>
          </table:table-cell>
          <table:table-cell table:style-name="ce58" table:formula="of:=[.C91]/[.$I91]" office:value-type="float" office:value="0.333333333333333" calcext:value-type="float">
            <text:p>0.333333333333333</text:p>
          </table:table-cell>
          <table:table-cell table:style-name="ce59" table:formula="of:=[.D91]/[.$I91]" office:value-type="float" office:value="1.46666666666667" calcext:value-type="float">
            <text:p>1.46666666666667</text:p>
          </table:table-cell>
          <table:table-cell table:style-name="ce57" table:formula="of:=[.E91]/[.$I91]" office:value-type="float" office:value="0.55" calcext:value-type="float">
            <text:p>0.55</text:p>
          </table:table-cell>
          <table:table-cell table:style-name="ce58" table:formula="of:=[.F91]/[.$I91]" office:value-type="float" office:value="1.33333333333333" calcext:value-type="float">
            <text:p>1.33333333333333</text:p>
          </table:table-cell>
          <table:table-cell table:style-name="ce59" table:formula="of:=[.G91]/[.$I91]" office:value-type="float" office:value="0.116666666666667" calcext:value-type="float">
            <text:p>0.116666666666667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18" office:value-type="float" office:value="24" calcext:value-type="float">
            <text:p>24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91]-[.$T91]-(ROUNDDOWN([.$U91]/2;0))))*5+15)*([.$AK91]/1000)*[.$J91]*1+([.AL$65]/100);0)" office:value-type="float" office:value="21" calcext:value-type="float">
            <text:p>21</text:p>
          </table:table-cell>
          <table:table-cell table:style-name="ce170" table:formula="of:=ROUNDDOWN(((((5)+([.$AB91]-[.$AF91]-(ROUNDDOWN([.$AG91]/2;0))))*5+15)*([.$AK91]/1000)*[.$J91]*1+([.AM$65]/100))*([.$H91]/540)+0.03;4)" office:value-type="float" office:value="0.1485" calcext:value-type="float">
            <text:p>0.1485</text:p>
          </table:table-cell>
          <table:table-cell table:style-name="ce170" table:formula="of:=ROUNDDOWN((((5)+([.$R91]-[.$T91]-(ROUNDDOWN([.$U91]/2;0))))*5+15)*([.$AK91]/1000)*[.$L91]*0.5*1+([.AN$65]/100);0)" office:value-type="float" office:value="29" calcext:value-type="float">
            <text:p>29</text:p>
          </table:table-cell>
          <table:table-cell table:style-name="ce170" table:formula="of:=ROUNDDOWN(((((5)+([.$AD91]-[.$AF91]-(ROUNDDOWN([.$AG91]/2;0))))*5+15)*([.$AK91]/1000)*[.$L91]*0.5*1+([.AO$65]/100))*([.$H91]/540)+0.03;4)" office:value-type="float" office:value="0.2201" calcext:value-type="float">
            <text:p>0.2201</text:p>
          </table:table-cell>
          <table:table-cell table:style-name="ce170" table:formula="of:=[.AK91]-[.BY91]-[.CA91]" office:value-type="float" office:value="967" calcext:value-type="float">
            <text:p>967</text:p>
          </table:table-cell>
          <table:table-cell table:style-name="ce175" table:formula="of:=[.$H91]-[.BZ91]-[.CB91]" office:value-type="float" office:value="3.6241" calcext:value-type="float">
            <text:p>3.6241</text:p>
          </table:table-cell>
          <table:table-cell table:style-name="ce158" table:formula="of:=ROUNDDOWN((((5)+([.$P91]-[.$T91]-(ROUNDDOWN([.$U91]/2;0))))*5+15)*([.$AP91]/1000)*[.$J91]*1+([.AR$65]/100);0)" office:value-type="float" office:value="20" calcext:value-type="float">
            <text:p>20</text:p>
          </table:table-cell>
          <table:table-cell table:style-name="ce170" table:formula="of:=ROUNDDOWN(((((5)+([.$AB91]-[.$AF91]-(ROUNDDOWN([.$AG91]/2;0))))*5+15)*([.$AQ91]/1000)*[.$J91]*1+([.AS$65]/100))*([.$H91]/540)+0.03;4)" office:value-type="float" office:value="0.0304" calcext:value-type="float">
            <text:p>0.0304</text:p>
          </table:table-cell>
          <table:table-cell table:style-name="ce170" table:formula="of:=ROUNDDOWN((((5)+([.$R91]-[.$T91]-(ROUNDDOWN([.$U91]/2;0))))*5+15)*([.$AK91]/1000)*[.$L91]*0.5*1+([.AT$65]/100);0)" office:value-type="float" office:value="29" calcext:value-type="float">
            <text:p>29</text:p>
          </table:table-cell>
          <table:table-cell table:style-name="ce170" table:formula="of:=ROUNDDOWN(((((5)+([.$AD91]-[.$AF91]-(ROUNDDOWN([.$AG91]/2;0))))*5+15)*0.5*([.$AK91]/1000)*[.$L91]*1+([.AU$65]/100))*([.$H91]/540)+0.03;4)" office:value-type="float" office:value="0.2201" calcext:value-type="float">
            <text:p>0.2201</text:p>
          </table:table-cell>
          <table:table-cell table:style-name="ce170" table:formula="of:=[.AP91]-[.CE91]-[.CG91]" office:value-type="float" office:value="935" calcext:value-type="float">
            <text:p>935</text:p>
          </table:table-cell>
          <table:table-cell table:style-name="ce175" table:formula="of:=[.$AQ91]-[.CF91]-[.CH91]" office:value-type="float" office:value="3.2482" calcext:value-type="float">
            <text:p>3.2482</text:p>
          </table:table-cell>
          <table:table-cell table:style-name="ce158" table:formula="of:=ROUNDDOWN((((5)+([.$P91]-[.$T91]-(ROUNDDOWN([.$U91]/2;0))))*5+15)*([.$AP91]/1000)*[.$J91]*1+([.AX$65]/100);0)" office:value-type="float" office:value="20" calcext:value-type="float">
            <text:p>20</text:p>
          </table:table-cell>
          <table:table-cell table:style-name="ce170" table:formula="of:=ROUNDDOWN(((((5)+([.$AB91]-[.$AF91]-(ROUNDDOWN([.$AG91]/2;0))))*5+15)*([.$AP91]/1000)*[.$J91]*1+([.AY$65]/100))*([.$H91]/540)+0.03;4)" office:value-type="float" office:value="0.1446" calcext:value-type="float">
            <text:p>0.1446</text:p>
          </table:table-cell>
          <table:table-cell table:style-name="ce170" table:formula="of:=ROUNDDOWN((((5)+([.$R91]-[.$T91]-(ROUNDDOWN([.$U91]/2;0))))*5+15)*([.$AK91]/1000)*[.$L91]*0.5*1+([.AZ$65]/100);0)" office:value-type="float" office:value="29" calcext:value-type="float">
            <text:p>29</text:p>
          </table:table-cell>
          <table:table-cell table:style-name="ce170" table:formula="of:=ROUNDDOWN(((((5)+([.$AD91]-[.$AF91]-(ROUNDDOWN([.$AG91]/2;0))))*5+15)*0.5*([.$AK91]/1000)*[.$L91]*1+([.BA$65]/100))*([.$H91]/540)+0.03;4)" office:value-type="float" office:value="0.2201" calcext:value-type="float">
            <text:p>0.2201</text:p>
          </table:table-cell>
          <table:table-cell table:style-name="ce170" table:formula="of:=[.AV91]-[.CK91]-[.CM91]" office:value-type="float" office:value="903" calcext:value-type="float">
            <text:p>903</text:p>
          </table:table-cell>
          <table:table-cell table:style-name="ce175" table:formula="of:=[.$AQ91]-[.CL91]-[.CN91]" office:value-type="float" office:value="3.2482" calcext:value-type="float">
            <text:p>3.2482</text:p>
          </table:table-cell>
          <table:table-cell table:style-name="ce148" table:formula="of:=ROUNDDOWN((((5)+([.$V91]-[.$Z91]-(ROUNDDOWN([.$AA91]/2;0))))*5+15)*([.$BB91]/1000)*[.$M91]*1+([.BD$65]/100);0)" office:value-type="float" office:value="17" calcext:value-type="float">
            <text:p>17</text:p>
          </table:table-cell>
          <table:table-cell table:style-name="ce152" table:formula="of:=ROUNDDOWN(((((5)+([.$AB91]-[.$AF91]-(ROUNDDOWN([.$AG91]/2;0))))*5+15)*([.$AP91]/1000)*[.$M91]*1+([.BE$65]/100))*([.$H91]/540)+0.03;4)" office:value-type="float" office:value="0.1481" calcext:value-type="float">
            <text:p>0.1481</text:p>
          </table:table-cell>
          <table:table-cell table:style-name="ce152" table:formula="of:=ROUNDDOWN((((5)+([.$X91]-[.$Y91]-(ROUNDDOWN([.$AA91]/2;0))))*5+15)*0.5*([.$AK91]/1000)*[.$O91]*1+([.BF$65]/100);0)" office:value-type="float" office:value="2" calcext:value-type="float">
            <text:p>2</text:p>
          </table:table-cell>
          <table:table-cell table:style-name="ce152" table:formula="of:=ROUNDDOWN(((((5)+([.$AD91]-[.$AF91]-(ROUNDDOWN([.$AG91]/2;0))))*5+15)*0.5*([.$AK91]/1000)*[.$O91]*1+([.BG$65]/100))*([.$H91]/540)+0.03;4)" office:value-type="float" office:value="0.0451" calcext:value-type="float">
            <text:p>0.0451</text:p>
          </table:table-cell>
          <table:table-cell table:style-name="ce152" table:formula="of:=[.BB91]-[.CQ91]-[.CS91]" office:value-type="float" office:value="845" calcext:value-type="float">
            <text:p>845</text:p>
          </table:table-cell>
          <table:table-cell table:style-name="ce160" table:formula="of:=[.$AQ91]-[.CR91]-[.CT91]" office:value-type="float" office:value="3.1649" calcext:value-type="float">
            <text:p>3.1649</text:p>
          </table:table-cell>
          <table:table-cell table:style-name="ce148" table:formula="of:=ROUNDDOWN((((5)+([.$V91]-[.$Z91]-(ROUNDDOWN([.$AA91]/2;0))))*5+15)*([.$BB91]/1000)*[.$M91]*1+([.BJ$65]/100);0)" office:value-type="float" office:value="17" calcext:value-type="float">
            <text:p>17</text:p>
          </table:table-cell>
          <table:table-cell table:style-name="ce152" table:formula="of:=ROUNDDOWN(((((5)+([.$AB91]-[.$AF91]-(ROUNDDOWN([.$AG91]/2;0))))*5+15)*([.$AP91]/1000)*[.$M91]*1+([.BK$65]/100))*([.$H91]/540)+0.03;4)" office:value-type="float" office:value="0.1481" calcext:value-type="float">
            <text:p>0.1481</text:p>
          </table:table-cell>
          <table:table-cell table:style-name="ce152" table:formula="of:=ROUNDDOWN((((5)+([.$X91]-[.$Z91]-(ROUNDDOWN([.$AA91]/2;0))))*5+15)*0.5*([.$AK91]/1000)*[.$O91]*1+([.BL$65]/100);0)" office:value-type="float" office:value="1" calcext:value-type="float">
            <text:p>1</text:p>
          </table:table-cell>
          <table:table-cell table:style-name="ce152" table:formula="of:=ROUNDDOWN(((((5)+([.$AD91]-[.$AE91]-(ROUNDDOWN([.$AG91]/2;0))))*5+15)*0.5*([.$AK91]/1000)*[.$O91]*1+([.BM$65]/100))*([.$H91]/540)+0.03;4)" office:value-type="float" office:value="0.0472" calcext:value-type="float">
            <text:p>0.0472</text:p>
          </table:table-cell>
          <table:table-cell table:style-name="ce152" table:formula="of:=[.BH91]-[.CW91]-[.CY91]" office:value-type="float" office:value="788" calcext:value-type="float">
            <text:p>788</text:p>
          </table:table-cell>
          <table:table-cell table:style-name="ce160" table:formula="of:=[.$AQ91]-[.CX91]-[.CZ91]" office:value-type="float" office:value="3.1649" calcext:value-type="float">
            <text:p>3.1649</text:p>
          </table:table-cell>
          <table:table-cell table:style-name="ce148" table:formula="of:=ROUNDDOWN((((5)+([.$V91]-[.$Z91]-(ROUNDDOWN([.$AA91]/2;0))))*5+15)*([.$BB91]/1000)*[.$M91]*1+([.BP$65]/100);0)" office:value-type="float" office:value="17" calcext:value-type="float">
            <text:p>17</text:p>
          </table:table-cell>
          <table:table-cell table:style-name="ce152" table:formula="of:=ROUNDDOWN(((((5)+([.$AB91]-[.$AF91]-(ROUNDDOWN([.$AG91]/2;0))))*5+15)*([.$AP91]/1000)*[.$M91]*1+([.BQ$65]/100))*([.$H91]/540)+0.03;4)" office:value-type="float" office:value="0.1481" calcext:value-type="float">
            <text:p>0.1481</text:p>
          </table:table-cell>
          <table:table-cell table:style-name="ce152" table:formula="of:=ROUNDDOWN((((5)+([.$X91]-[.$Z91]-(ROUNDDOWN([.$AA91]/2;0))))*5+15)*0.5*([.$AK91]/1000)*[.$O91]*1+([.BR$65]/100);0)" office:value-type="float" office:value="1" calcext:value-type="float">
            <text:p>1</text:p>
          </table:table-cell>
          <table:table-cell table:style-name="ce152" table:formula="of:=ROUNDDOWN(((((5)+([.$AD91]-[.$AF91]-(ROUNDDOWN([.$AG91]/2;0))))*5+15)*0.5*([.$AK91]/1000)*[.$O91]*1+([.BS$65]/100))*([.$H91]/540)+0.03;4)" office:value-type="float" office:value="0.0451" calcext:value-type="float">
            <text:p>0.0451</text:p>
          </table:table-cell>
          <table:table-cell table:style-name="ce152" table:formula="of:=[.BN91]-[.DC91]-[.DE91]" office:value-type="float" office:value="732" calcext:value-type="float">
            <text:p>732</text:p>
          </table:table-cell>
          <table:table-cell table:style-name="ce160" table:formula="of:=[.$AQ91]-[.DD91]-[.DF91]" office:value-type="float" office:value="3.1649" calcext:value-type="float">
            <text:p>3.1649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91]-[.$S91]-(ROUNDDOWN([.$U91]/2;0))))*5+15)*([.$BX91]/1000)*[.$K91]*1+([.BY$65]/100);0)" office:value-type="float" office:value="8" calcext:value-type="float">
            <text:p>8</text:p>
          </table:table-cell>
          <table:table-cell table:style-name="ce170" table:formula="of:=ROUNDDOWN(((((5)+([.$AC91]-[.$AE91]-(ROUNDDOWN([.$AG91]/2;0))))*5+15)*([.$AK91]/1000)*[.$K91]*1+([.BZ$65]/100))*([.$H91]/540)+0.03;4)" office:value-type="float" office:value="0.1287" calcext:value-type="float">
            <text:p>0.1287</text:p>
          </table:table-cell>
          <table:table-cell table:style-name="ce170" table:formula="of:=ROUNDDOWN((((5)+([.$R91]-[.$S91]-(ROUNDDOWN([.$U91]/2;0))))*5+15)*0.5*([.$BX91]/1000)*[.$L91]*1+([.CA$65]/100);0)" office:value-type="float" office:value="25" calcext:value-type="float">
            <text:p>25</text:p>
          </table:table-cell>
          <table:table-cell table:style-name="ce170" table:formula="of:=ROUNDDOWN(((((5)+([.$AD91]-[.$AE91]-(ROUNDDOWN([.$AG91]/2;0))))*5+15)*0.5*([.$AK91]/1000)*[.$L91]*1+([.CB$65]/100))*([.$H91]/540)+0.03;4)" office:value-type="float" office:value="0.2472" calcext:value-type="float">
            <text:p>0.2472</text:p>
          </table:table-cell>
          <table:table-cell table:style-name="ce170" table:formula="of:=[.BX91]-[.AL91]-[.AN91]" office:value-type="float" office:value="950" calcext:value-type="float">
            <text:p>950</text:p>
          </table:table-cell>
          <table:table-cell table:style-name="ce175" table:formula="of:=[.$H91]-[.AM91]-[.AO91]" office:value-type="float" office:value="3.6314" calcext:value-type="float">
            <text:p>3.6314</text:p>
          </table:table-cell>
          <table:table-cell table:style-name="ce158" table:formula="of:=ROUNDDOWN((((5)+([.$Q91]-[.$S91]-(ROUNDDOWN([.$U91]/2;0))))*5+15)*([.$CC91]/1000)*[.$K91]*1+([.CE$65]/100);0)" office:value-type="float" office:value="7" calcext:value-type="float">
            <text:p>7</text:p>
          </table:table-cell>
          <table:table-cell table:style-name="ce170" table:formula="of:=ROUNDDOWN(((((5)+([.$AC91]-[.$AE91]-(ROUNDDOWN([.$AG91]/2;0))))*5+15)*([.$AK91]/1000)*[.$K91]*1+([.CF$65]/100))*([.$H91]/540)+0.03;4)" office:value-type="float" office:value="0.1287" calcext:value-type="float">
            <text:p>0.1287</text:p>
          </table:table-cell>
          <table:table-cell table:style-name="ce170" table:formula="of:=ROUNDDOWN((((5)+([.$R91]-[.$S91]-(ROUNDDOWN([.$U91]/2;0))))*5+15)*0.5*([.$BX91]/1000)*[.$L91]*1+([.CG$65]/100);0)" office:value-type="float" office:value="25" calcext:value-type="float">
            <text:p>25</text:p>
          </table:table-cell>
          <table:table-cell table:style-name="ce170" table:formula="of:=ROUNDDOWN(((((5)+([.$AD91]-[.$AE91]-(ROUNDDOWN([.$AG91]/2;0))))*5+15)*0.5*([.$AK91]/1000)*[.$L91]*1+([.CH$65]/100))*([.$H91]/540)+0.03;4)" office:value-type="float" office:value="0.2472" calcext:value-type="float">
            <text:p>0.2472</text:p>
          </table:table-cell>
          <table:table-cell table:style-name="ce170" table:formula="of:=[.CC91]-[.AR91]-[.AT91]" office:value-type="float" office:value="901" calcext:value-type="float">
            <text:p>901</text:p>
          </table:table-cell>
          <table:table-cell table:style-name="ce175" table:formula="of:=[.$H91]-[.AS91]-[.AU91]" office:value-type="float" office:value="3.7495" calcext:value-type="float">
            <text:p>3.7495</text:p>
          </table:table-cell>
          <table:table-cell table:style-name="ce158" table:formula="of:=ROUNDDOWN((((5)+([.$Q91]-[.$S91]-(ROUNDDOWN([.$U91]/2;0))))*5+15)*([.$CI91]/1000)*[.$K91]*1+([.CK$65]/100);0)" office:value-type="float" office:value="7" calcext:value-type="float">
            <text:p>7</text:p>
          </table:table-cell>
          <table:table-cell table:style-name="ce170" table:formula="of:=ROUNDDOWN(((((5)+([.$AC91]-[.$AE91]-(ROUNDDOWN([.$AG91]/2;0))))*5+15)*([.$AK91]/1000)*[.$K91]*1+([.CL$65]/100))*([.$H91]/540)+0.03;4)" office:value-type="float" office:value="0.1287" calcext:value-type="float">
            <text:p>0.1287</text:p>
          </table:table-cell>
          <table:table-cell table:style-name="ce170" table:formula="of:=ROUNDDOWN((((5)+([.$R91]-[.$S91]-(ROUNDDOWN([.$U91]/2;0))))*5+15)*0.5*([.$BX91]/1000)*[.$L91]*1+([.CM$65]/100);0)" office:value-type="float" office:value="25" calcext:value-type="float">
            <text:p>25</text:p>
          </table:table-cell>
          <table:table-cell table:style-name="ce170" table:formula="of:=ROUNDDOWN(((((5)+([.$AD91]-[.$AE91]-(ROUNDDOWN([.$AG91]/2;0))))*5+15)*0.5*([.$AK91]/1000)*[.$L91]*1+([.CN$65]/100))*([.$H91]/540)+0.03;4)" office:value-type="float" office:value="0.2472" calcext:value-type="float">
            <text:p>0.2472</text:p>
          </table:table-cell>
          <table:table-cell table:style-name="ce170" table:formula="of:=[.CI91]-[.AX91]-[.AZ91]" office:value-type="float" office:value="852" calcext:value-type="float">
            <text:p>852</text:p>
          </table:table-cell>
          <table:table-cell table:style-name="ce175" table:formula="of:=[.$H91]-[.AY91]-[.BA91]" office:value-type="float" office:value="3.6353" calcext:value-type="float">
            <text:p>3.6353</text:p>
          </table:table-cell>
          <table:table-cell table:style-name="ce148" table:formula="of:=ROUNDDOWN((((5)+([.$W91]-[.$Y91]-(ROUNDDOWN([.$AA91]/2;0))))*5+15)*([.$CO91]/1000)*[.$N91]*1+([.CQ$65]/100);0)" office:value-type="float" office:value="56" calcext:value-type="float">
            <text:p>56</text:p>
          </table:table-cell>
          <table:table-cell table:style-name="ce152" table:formula="of:=ROUNDDOWN(((((5)+([.$AC91]-[.$AE91]-(ROUNDDOWN([.$AG91]/2;0))))*5+15)*([.$AP91]/1000)*[.$N91]*1+([.CR$65]/100))*([.$H91]/540)+0.03;4)" office:value-type="float" office:value="0.412" calcext:value-type="float">
            <text:p>0.412</text:p>
          </table:table-cell>
          <table:table-cell table:style-name="ce152" table:formula="of:=ROUNDDOWN((((5)+([.$X91]-[.$Y91]-(ROUNDDOWN([.$AA91]/2;0))))*5+15)*0.5*([.$AK91]/1000)*[.$O91]*1+([.CS$65]/100);0)" office:value-type="float" office:value="2" calcext:value-type="float">
            <text:p>2</text:p>
          </table:table-cell>
          <table:table-cell table:style-name="ce152" table:formula="of:=ROUNDDOWN(((((5)+([.$AD91]-[.$AE91]-(ROUNDDOWN([.$AG91]/2;0))))*5+15)*0.5*([.$AK91]/1000)*[.$O91]*1+([.CT$65]/100))*([.$H91]/540)+0.03;4)" office:value-type="float" office:value="0.0472" calcext:value-type="float">
            <text:p>0.0472</text:p>
          </table:table-cell>
          <table:table-cell table:style-name="ce152" table:formula="of:=[.CO91]-[.BD91]-[.BF91]" office:value-type="float" office:value="833" calcext:value-type="float">
            <text:p>833</text:p>
          </table:table-cell>
          <table:table-cell table:style-name="ce160" table:formula="of:=[.$AQ91]-[.BE91]-[.BG91]" office:value-type="float" office:value="3.4309" calcext:value-type="float">
            <text:p>3.4309</text:p>
          </table:table-cell>
          <table:table-cell table:style-name="ce148" table:formula="of:=ROUNDDOWN((((5)+([.$W91]-[.$Y91]-(ROUNDDOWN([.$AA91]/2;0))))*5+15)*([.$CU91]/1000)*[.$N91]*1+([.CW$65]/100);0)" office:value-type="float" office:value="55" calcext:value-type="float">
            <text:p>55</text:p>
          </table:table-cell>
          <table:table-cell table:style-name="ce152" table:formula="of:=ROUNDDOWN(((((5)+([.$AC91]-[.$AE91]-(ROUNDDOWN([.$AG91]/2;0))))*5+15)*([.$AP91]/1000)*[.$N91]*1+([.CX$65]/100))*([.$H91]/540)+0.03;4)" office:value-type="float" office:value="0.412" calcext:value-type="float">
            <text:p>0.412</text:p>
          </table:table-cell>
          <table:table-cell table:style-name="ce152" table:formula="of:=ROUNDDOWN((((5)+([.$X91]-[.$Y91]-(ROUNDDOWN([.$AA91]/2;0))))*5+15)*0.5*([.$AK91]/1000)*[.$O91]*1+([.CY$65]/100);0)" office:value-type="float" office:value="2" calcext:value-type="float">
            <text:p>2</text:p>
          </table:table-cell>
          <table:table-cell table:style-name="ce152" table:formula="of:=ROUNDDOWN(((((5)+([.$AD91]-[.$AE91]-(ROUNDDOWN([.$AG91]/2;0))))*5+15)*0.5*([.$AK91]/1000)*[.$O91]*1+([.CZ$65]/100))*([.$H91]/540)+0.03;4)" office:value-type="float" office:value="0.0472" calcext:value-type="float">
            <text:p>0.0472</text:p>
          </table:table-cell>
          <table:table-cell table:style-name="ce152" table:formula="of:=[.CU91]-[.BJ91]-[.BL91]" office:value-type="float" office:value="815" calcext:value-type="float">
            <text:p>815</text:p>
          </table:table-cell>
          <table:table-cell table:style-name="ce160" table:formula="of:=[.$AQ91]-[.BK91]-[.BM91]" office:value-type="float" office:value="3.4288" calcext:value-type="float">
            <text:p>3.4288</text:p>
          </table:table-cell>
          <table:table-cell table:style-name="ce148" table:formula="of:=ROUNDDOWN((((5)+([.$W91]-[.$Y91]-(ROUNDDOWN([.$AA91]/2;0))))*5+15)*([.$DA91]/1000)*[.$N91]*1+([.DC$65]/100);0)" office:value-type="float" office:value="54" calcext:value-type="float">
            <text:p>54</text:p>
          </table:table-cell>
          <table:table-cell table:style-name="ce152" table:formula="of:=ROUNDDOWN(((((5)+([.$AC91]-[.$AE91]-(ROUNDDOWN([.$AG91]/2;0))))*5+15)*([.$AP91]/1000)*[.$N91]*1+([.DD$65]/100))*([.$H91]/540)+0.03;4)" office:value-type="float" office:value="0.412" calcext:value-type="float">
            <text:p>0.412</text:p>
          </table:table-cell>
          <table:table-cell table:style-name="ce152" table:formula="of:=ROUNDDOWN((((5)+([.$X91]-[.$Y91]-(ROUNDDOWN([.$AA91]/2;0))))*5+15)*0.5*([.$AK91]/1000)*[.$O91]*1+([.DE$65]/100);0)" office:value-type="float" office:value="2" calcext:value-type="float">
            <text:p>2</text:p>
          </table:table-cell>
          <table:table-cell table:style-name="ce152" table:formula="of:=ROUNDDOWN(((((5)+([.$AD91]-[.$AE91]-(ROUNDDOWN([.$AG91]/2;0))))*5+15)*0.5*([.$AK91]/1000)*[.$O91]*1+([.DF$65]/100))*([.$H91]/540)+0.03;4)" office:value-type="float" office:value="0.0472" calcext:value-type="float">
            <text:p>0.0472</text:p>
          </table:table-cell>
          <table:table-cell table:style-name="ce152" table:formula="of:=[.DA91]-[.BP91]-[.BR91]" office:value-type="float" office:value="797" calcext:value-type="float">
            <text:p>797</text:p>
          </table:table-cell>
          <table:table-cell table:style-name="ce160" table:formula="of:=[.$AQ91]-[.BQ91]-[.BS91]" office:value-type="float" office:value="3.4309" calcext:value-type="float">
            <text:p>3.4309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119" table:formula="of:=[.AL91]+[.AR91]+[.AX91]+[.BD91]+[.BJ91]+[.BP91]" office:value-type="float" office:value="112" calcext:value-type="float">
            <text:p>112</text:p>
          </table:table-cell>
          <table:table-cell table:style-name="ce120" table:formula="of:=[.AM91]+[.AS91]+[.AY91]+[.BE91]+[.BK91]+[.BQ91]" office:value-type="float" office:value="0.7678" calcext:value-type="float">
            <text:p>0.7678</text:p>
          </table:table-cell>
          <table:table-cell table:style-name="ce119" table:formula="of:=[.BY91]+[.CE91]+[.CK91]+[.CQ91]+[.CW91]+[.DC91]" office:value-type="float" office:value="187" calcext:value-type="float">
            <text:p>187</text:p>
          </table:table-cell>
          <table:table-cell table:style-name="ce120" table:formula="of:=[.BZ91]+[.CF91]+[.CL91]+[.CR91]+[.CX91]+[.DD91]" office:value-type="float" office:value="1.6221" calcext:value-type="float">
            <text:p>1.6221</text:p>
          </table:table-cell>
          <table:table-cell table:style-name="ce119" table:formula="of:=[.AN91]+[.AT91]+[.AZ91]+[.BF91]+[.BL91]+[.BR91]" office:value-type="float" office:value="91" calcext:value-type="float">
            <text:p>91</text:p>
          </table:table-cell>
          <table:table-cell table:style-name="ce120" table:formula="of:=[.AO91]+[.AU91]+[.BA91]+[.BG91]+[.BM91]+[.BS91]" office:value-type="float" office:value="0.7977" calcext:value-type="float">
            <text:p>0.7977</text:p>
          </table:table-cell>
          <table:table-cell table:style-name="ce119" table:formula="of:=[.CA91]+[.CG91]+[.CM91]+[.CS91]+[.CY91]+[.DE91]" office:value-type="float" office:value="81" calcext:value-type="float">
            <text:p>81</text:p>
          </table:table-cell>
          <table:table-cell table:style-name="ce120" table:formula="of:=[.CB91]+[.CH91]+[.CN91]+[.CT91]+[.CZ91]+[.DF91]" office:value-type="float" office:value="0.8832" calcext:value-type="float">
            <text:p>0.8832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119" table:formula="of:=[.DK91]-[.DQ91]" office:value-type="float" office:value="31" calcext:value-type="float">
            <text:p>31</text:p>
          </table:table-cell>
          <table:table-cell table:style-name="ce120" table:formula="of:=[.DL91]-[.DR91]" office:value-type="float" office:value="-0.1154" calcext:value-type="float">
            <text:p>-0.1154</text:p>
          </table:table-cell>
          <table:table-cell table:style-name="ce119" table:formula="of:=[.DM91]-[.DO91]" office:value-type="float" office:value="96" calcext:value-type="float">
            <text:p>96</text:p>
          </table:table-cell>
          <table:table-cell table:style-name="ce120" table:formula="of:=[.DN91]-[.DP91]" office:value-type="float" office:value="0.8244" calcext:value-type="float">
            <text:p>0.8244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5" office:value-type="float" office:value="1.6" calcext:value-type="float">
            <text:p>1.6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6.4" calcext:value-type="float">
            <text:p>6.4</text:p>
          </table:table-cell>
          <table:table-cell table:style-name="ce25" office:value-type="float" office:value="1.65" calcext:value-type="float">
            <text:p>1.65</text:p>
          </table:table-cell>
          <table:table-cell table:style-name="ce30" office:value-type="float" office:value="4" calcext:value-type="float">
            <text:p>4</text:p>
          </table:table-cell>
          <table:table-cell table:style-name="ce36" office:value-type="float" office:value="0.45" calcext:value-type="float">
            <text:p>0.45</text:p>
          </table:table-cell>
          <table:table-cell table:style-name="ce51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B92]/[.$I92]" office:value-type="float" office:value="0.533333333333333" calcext:value-type="float">
            <text:p>0.533333333333333</text:p>
          </table:table-cell>
          <table:table-cell table:style-name="ce58" table:formula="of:=[.C92]/[.$I92]" office:value-type="float" office:value="0.333333333333333" calcext:value-type="float">
            <text:p>0.333333333333333</text:p>
          </table:table-cell>
          <table:table-cell table:style-name="ce59" table:formula="of:=[.D92]/[.$I92]" office:value-type="float" office:value="2.13333333333333" calcext:value-type="float">
            <text:p>2.13333333333333</text:p>
          </table:table-cell>
          <table:table-cell table:style-name="ce57" table:formula="of:=[.E92]/[.$I92]" office:value-type="float" office:value="0.55" calcext:value-type="float">
            <text:p>0.55</text:p>
          </table:table-cell>
          <table:table-cell table:style-name="ce58" table:formula="of:=[.F92]/[.$I92]" office:value-type="float" office:value="1.33333333333333" calcext:value-type="float">
            <text:p>1.33333333333333</text:p>
          </table:table-cell>
          <table:table-cell table:style-name="ce59" table:formula="of:=[.G92]/[.$I92]" office:value-type="float" office:value="0.15" calcext:value-type="float">
            <text:p>0.1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92]-[.$T92]-(ROUNDDOWN([.$U92]/2;0))))*5+15)*([.$AK92]/1000)*[.$J92]*1+([.AL$65]/100);0)" office:value-type="float" office:value="21" calcext:value-type="float">
            <text:p>21</text:p>
          </table:table-cell>
          <table:table-cell table:style-name="ce169" table:formula="of:=ROUNDDOWN(((((5)+([.$AB92]-[.$AF92]-(ROUNDDOWN([.$AG92]/2;0))))*5+15)*([.$AK92]/1000)*[.$J92]*1+([.AM$65]/100))*([.$H92]/540)+0.03;4)" office:value-type="float" office:value="0.1485" calcext:value-type="float">
            <text:p>0.1485</text:p>
          </table:table-cell>
          <table:table-cell table:style-name="ce169" table:formula="of:=ROUNDDOWN((((5)+([.$R92]-[.$T92]-(ROUNDDOWN([.$U92]/2;0))))*5+15)*([.$AK92]/1000)*[.$L92]*0.5*1+([.AN$65]/100);0)" office:value-type="float" office:value="48" calcext:value-type="float">
            <text:p>48</text:p>
          </table:table-cell>
          <table:table-cell table:style-name="ce169" table:formula="of:=ROUNDDOWN(((((5)+([.$AD92]-[.$AF92]-(ROUNDDOWN([.$AG92]/2;0))))*5+15)*([.$AK92]/1000)*[.$L92]*0.5*1+([.AO$65]/100))*([.$H92]/540)+0.03;4)" office:value-type="float" office:value="0.346" calcext:value-type="float">
            <text:p>0.346</text:p>
          </table:table-cell>
          <table:table-cell table:style-name="ce169" table:formula="of:=[.AK92]-[.BY92]-[.CA92]" office:value-type="float" office:value="950" calcext:value-type="float">
            <text:p>950</text:p>
          </table:table-cell>
          <table:table-cell table:style-name="ce174" table:formula="of:=[.$H92]-[.BZ92]-[.CB92]" office:value-type="float" office:value="3.4858" calcext:value-type="float">
            <text:p>3.4858</text:p>
          </table:table-cell>
          <table:table-cell table:style-name="ce146" table:formula="of:=ROUNDDOWN((((5)+([.$P92]-[.$T92]-(ROUNDDOWN([.$U92]/2;0))))*5+15)*([.$AP92]/1000)*[.$J92]*1+([.AR$65]/100);0)" office:value-type="float" office:value="20" calcext:value-type="float">
            <text:p>20</text:p>
          </table:table-cell>
          <table:table-cell table:style-name="ce169" table:formula="of:=ROUNDDOWN(((((5)+([.$AB92]-[.$AF92]-(ROUNDDOWN([.$AG92]/2;0))))*5+15)*([.$AQ92]/1000)*[.$J92]*1+([.AS$65]/100))*([.$H92]/540)+0.03;4)" office:value-type="float" office:value="0.0304" calcext:value-type="float">
            <text:p>0.0304</text:p>
          </table:table-cell>
          <table:table-cell table:style-name="ce169" table:formula="of:=ROUNDDOWN((((5)+([.$R92]-[.$T92]-(ROUNDDOWN([.$U92]/2;0))))*5+15)*([.$AK92]/1000)*[.$L92]*0.5*1+([.AT$65]/100);0)" office:value-type="float" office:value="48" calcext:value-type="float">
            <text:p>48</text:p>
          </table:table-cell>
          <table:table-cell table:style-name="ce169" table:formula="of:=ROUNDDOWN(((((5)+([.$AD92]-[.$AF92]-(ROUNDDOWN([.$AG92]/2;0))))*5+15)*0.5*([.$AK92]/1000)*[.$L92]*1+([.AU$65]/100))*([.$H92]/540)+0.03;4)" office:value-type="float" office:value="0.346" calcext:value-type="float">
            <text:p>0.346</text:p>
          </table:table-cell>
          <table:table-cell table:style-name="ce169" table:formula="of:=[.AP92]-[.CE92]-[.CG92]" office:value-type="float" office:value="901" calcext:value-type="float">
            <text:p>901</text:p>
          </table:table-cell>
          <table:table-cell table:style-name="ce174" table:formula="of:=[.$AQ92]-[.CF92]-[.CH92]" office:value-type="float" office:value="2.9716" calcext:value-type="float">
            <text:p>2.9716</text:p>
          </table:table-cell>
          <table:table-cell table:style-name="ce146" table:formula="of:=ROUNDDOWN((((5)+([.$P92]-[.$T92]-(ROUNDDOWN([.$U92]/2;0))))*5+15)*([.$AP92]/1000)*[.$J92]*1+([.AX$65]/100);0)" office:value-type="float" office:value="20" calcext:value-type="float">
            <text:p>20</text:p>
          </table:table-cell>
          <table:table-cell table:style-name="ce169" table:formula="of:=ROUNDDOWN(((((5)+([.$AB92]-[.$AF92]-(ROUNDDOWN([.$AG92]/2;0))))*5+15)*([.$AP92]/1000)*[.$J92]*1+([.AY$65]/100))*([.$H92]/540)+0.03;4)" office:value-type="float" office:value="0.1425" calcext:value-type="float">
            <text:p>0.1425</text:p>
          </table:table-cell>
          <table:table-cell table:style-name="ce169" table:formula="of:=ROUNDDOWN((((5)+([.$R92]-[.$T92]-(ROUNDDOWN([.$U92]/2;0))))*5+15)*([.$AK92]/1000)*[.$L92]*0.5*1+([.AZ$65]/100);0)" office:value-type="float" office:value="48" calcext:value-type="float">
            <text:p>48</text:p>
          </table:table-cell>
          <table:table-cell table:style-name="ce169" table:formula="of:=ROUNDDOWN(((((5)+([.$AD92]-[.$AF92]-(ROUNDDOWN([.$AG92]/2;0))))*5+15)*0.5*([.$AK92]/1000)*[.$L92]*1+([.BA$65]/100))*([.$H92]/540)+0.03;4)" office:value-type="float" office:value="0.346" calcext:value-type="float">
            <text:p>0.346</text:p>
          </table:table-cell>
          <table:table-cell table:style-name="ce169" table:formula="of:=[.AV92]-[.CK92]-[.CM92]" office:value-type="float" office:value="852" calcext:value-type="float">
            <text:p>852</text:p>
          </table:table-cell>
          <table:table-cell table:style-name="ce174" table:formula="of:=[.$AQ92]-[.CL92]-[.CN92]" office:value-type="float" office:value="2.9716" calcext:value-type="float">
            <text:p>2.9716</text:p>
          </table:table-cell>
          <table:table-cell table:style-name="ce148" table:formula="of:=ROUNDDOWN((((5)+([.$V92]-[.$Z92]-(ROUNDDOWN([.$AA92]/2;0))))*5+15)*([.$BB92]/1000)*[.$M92]*1+([.BD$65]/100);0)" office:value-type="float" office:value="16" calcext:value-type="float">
            <text:p>16</text:p>
          </table:table-cell>
          <table:table-cell table:style-name="ce152" table:formula="of:=ROUNDDOWN(((((5)+([.$AB92]-[.$AF92]-(ROUNDDOWN([.$AG92]/2;0))))*5+15)*([.$AP92]/1000)*[.$M92]*1+([.BE$65]/100))*([.$H92]/540)+0.03;4)" office:value-type="float" office:value="0.1461" calcext:value-type="float">
            <text:p>0.1461</text:p>
          </table:table-cell>
          <table:table-cell table:style-name="ce152" table:formula="of:=ROUNDDOWN((((5)+([.$X92]-[.$Y92]-(ROUNDDOWN([.$AA92]/2;0))))*5+15)*0.5*([.$AK92]/1000)*[.$O92]*1+([.BF$65]/100);0)" office:value-type="float" office:value="2" calcext:value-type="float">
            <text:p>2</text:p>
          </table:table-cell>
          <table:table-cell table:style-name="ce152" table:formula="of:=ROUNDDOWN(((((5)+([.$AD92]-[.$AF92]-(ROUNDDOWN([.$AG92]/2;0))))*5+15)*0.5*([.$AK92]/1000)*[.$O92]*1+([.BG$65]/100))*([.$H92]/540)+0.03;4)" office:value-type="float" office:value="0.0522" calcext:value-type="float">
            <text:p>0.0522</text:p>
          </table:table-cell>
          <table:table-cell table:style-name="ce152" table:formula="of:=[.BB92]-[.CQ92]-[.CS92]" office:value-type="float" office:value="797" calcext:value-type="float">
            <text:p>797</text:p>
          </table:table-cell>
          <table:table-cell table:style-name="ce160" table:formula="of:=[.$AQ92]-[.CR92]-[.CT92]" office:value-type="float" office:value="3.0255" calcext:value-type="float">
            <text:p>3.0255</text:p>
          </table:table-cell>
          <table:table-cell table:style-name="ce148" table:formula="of:=ROUNDDOWN((((5)+([.$V92]-[.$Z92]-(ROUNDDOWN([.$AA92]/2;0))))*5+15)*([.$BB92]/1000)*[.$M92]*1+([.BJ$65]/100);0)" office:value-type="float" office:value="16" calcext:value-type="float">
            <text:p>16</text:p>
          </table:table-cell>
          <table:table-cell table:style-name="ce152" table:formula="of:=ROUNDDOWN(((((5)+([.$AB92]-[.$AF92]-(ROUNDDOWN([.$AG92]/2;0))))*5+15)*([.$AP92]/1000)*[.$M92]*1+([.BK$65]/100))*([.$H92]/540)+0.03;4)" office:value-type="float" office:value="0.1461" calcext:value-type="float">
            <text:p>0.1461</text:p>
          </table:table-cell>
          <table:table-cell table:style-name="ce152" table:formula="of:=ROUNDDOWN((((5)+([.$X92]-[.$Z92]-(ROUNDDOWN([.$AA92]/2;0))))*5+15)*0.5*([.$AK92]/1000)*[.$O92]*1+([.BL$65]/100);0)" office:value-type="float" office:value="2" calcext:value-type="float">
            <text:p>2</text:p>
          </table:table-cell>
          <table:table-cell table:style-name="ce152" table:formula="of:=ROUNDDOWN(((((5)+([.$AD92]-[.$AE92]-(ROUNDDOWN([.$AG92]/2;0))))*5+15)*0.5*([.$AK92]/1000)*[.$O92]*1+([.BM$65]/100))*([.$H92]/540)+0.03;4)" office:value-type="float" office:value="0.055" calcext:value-type="float">
            <text:p>0.055</text:p>
          </table:table-cell>
          <table:table-cell table:style-name="ce152" table:formula="of:=[.BH92]-[.CW92]-[.CY92]" office:value-type="float" office:value="744" calcext:value-type="float">
            <text:p>744</text:p>
          </table:table-cell>
          <table:table-cell table:style-name="ce160" table:formula="of:=[.$AQ92]-[.CX92]-[.CZ92]" office:value-type="float" office:value="3.0255" calcext:value-type="float">
            <text:p>3.0255</text:p>
          </table:table-cell>
          <table:table-cell table:style-name="ce148" table:formula="of:=ROUNDDOWN((((5)+([.$V92]-[.$Z92]-(ROUNDDOWN([.$AA92]/2;0))))*5+15)*([.$BB92]/1000)*[.$M92]*1+([.BP$65]/100);0)" office:value-type="float" office:value="16" calcext:value-type="float">
            <text:p>16</text:p>
          </table:table-cell>
          <table:table-cell table:style-name="ce152" table:formula="of:=ROUNDDOWN(((((5)+([.$AB92]-[.$AF92]-(ROUNDDOWN([.$AG92]/2;0))))*5+15)*([.$AP92]/1000)*[.$M92]*1+([.BQ$65]/100))*([.$H92]/540)+0.03;4)" office:value-type="float" office:value="0.1461" calcext:value-type="float">
            <text:p>0.1461</text:p>
          </table:table-cell>
          <table:table-cell table:style-name="ce152" table:formula="of:=ROUNDDOWN((((5)+([.$X92]-[.$Z92]-(ROUNDDOWN([.$AA92]/2;0))))*5+15)*0.5*([.$AK92]/1000)*[.$O92]*1+([.BR$65]/100);0)" office:value-type="float" office:value="2" calcext:value-type="float">
            <text:p>2</text:p>
          </table:table-cell>
          <table:table-cell table:style-name="ce152" table:formula="of:=ROUNDDOWN(((((5)+([.$AD92]-[.$AF92]-(ROUNDDOWN([.$AG92]/2;0))))*5+15)*0.5*([.$AK92]/1000)*[.$O92]*1+([.BS$65]/100))*([.$H92]/540)+0.03;4)" office:value-type="float" office:value="0.0522" calcext:value-type="float">
            <text:p>0.0522</text:p>
          </table:table-cell>
          <table:table-cell table:style-name="ce152" table:formula="of:=[.BN92]-[.DC92]-[.DE92]" office:value-type="float" office:value="692" calcext:value-type="float">
            <text:p>692</text:p>
          </table:table-cell>
          <table:table-cell table:style-name="ce160" table:formula="of:=[.$AQ92]-[.DD92]-[.DF92]" office:value-type="float" office:value="3.0255" calcext:value-type="float">
            <text:p>3.0255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92]-[.$S92]-(ROUNDDOWN([.$U92]/2;0))))*5+15)*([.$BX92]/1000)*[.$K92]*1+([.BY$65]/100);0)" office:value-type="float" office:value="8" calcext:value-type="float">
            <text:p>8</text:p>
          </table:table-cell>
          <table:table-cell table:style-name="ce169" table:formula="of:=ROUNDDOWN(((((5)+([.$AC92]-[.$AE92]-(ROUNDDOWN([.$AG92]/2;0))))*5+15)*([.$AK92]/1000)*[.$K92]*1+([.BZ$65]/100))*([.$H92]/540)+0.03;4)" office:value-type="float" office:value="0.1287" calcext:value-type="float">
            <text:p>0.1287</text:p>
          </table:table-cell>
          <table:table-cell table:style-name="ce169" table:formula="of:=ROUNDDOWN((((5)+([.$R92]-[.$S92]-(ROUNDDOWN([.$U92]/2;0))))*5+15)*0.5*([.$BX92]/1000)*[.$L92]*1+([.CA$65]/100);0)" office:value-type="float" office:value="42" calcext:value-type="float">
            <text:p>42</text:p>
          </table:table-cell>
          <table:table-cell table:style-name="ce169" table:formula="of:=ROUNDDOWN(((((5)+([.$AD92]-[.$AE92]-(ROUNDDOWN([.$AG92]/2;0))))*5+15)*0.5*([.$AK92]/1000)*[.$L92]*1+([.CB$65]/100))*([.$H92]/540)+0.03;4)" office:value-type="float" office:value="0.3855" calcext:value-type="float">
            <text:p>0.3855</text:p>
          </table:table-cell>
          <table:table-cell table:style-name="ce169" table:formula="of:=[.BX92]-[.AL92]-[.AN92]" office:value-type="float" office:value="931" calcext:value-type="float">
            <text:p>931</text:p>
          </table:table-cell>
          <table:table-cell table:style-name="ce174" table:formula="of:=[.$H92]-[.AM92]-[.AO92]" office:value-type="float" office:value="3.5055" calcext:value-type="float">
            <text:p>3.5055</text:p>
          </table:table-cell>
          <table:table-cell table:style-name="ce146" table:formula="of:=ROUNDDOWN((((5)+([.$Q92]-[.$S92]-(ROUNDDOWN([.$U92]/2;0))))*5+15)*([.$CC92]/1000)*[.$K92]*1+([.CE$65]/100);0)" office:value-type="float" office:value="7" calcext:value-type="float">
            <text:p>7</text:p>
          </table:table-cell>
          <table:table-cell table:style-name="ce169" table:formula="of:=ROUNDDOWN(((((5)+([.$AC92]-[.$AE92]-(ROUNDDOWN([.$AG92]/2;0))))*5+15)*([.$AK92]/1000)*[.$K92]*1+([.CF$65]/100))*([.$H92]/540)+0.03;4)" office:value-type="float" office:value="0.1287" calcext:value-type="float">
            <text:p>0.1287</text:p>
          </table:table-cell>
          <table:table-cell table:style-name="ce169" table:formula="of:=ROUNDDOWN((((5)+([.$R92]-[.$S92]-(ROUNDDOWN([.$U92]/2;0))))*5+15)*0.5*([.$BX92]/1000)*[.$L92]*1+([.CG$65]/100);0)" office:value-type="float" office:value="42" calcext:value-type="float">
            <text:p>42</text:p>
          </table:table-cell>
          <table:table-cell table:style-name="ce169" table:formula="of:=ROUNDDOWN(((((5)+([.$AD92]-[.$AE92]-(ROUNDDOWN([.$AG92]/2;0))))*5+15)*0.5*([.$AK92]/1000)*[.$L92]*1+([.CH$65]/100))*([.$H92]/540)+0.03;4)" office:value-type="float" office:value="0.3855" calcext:value-type="float">
            <text:p>0.3855</text:p>
          </table:table-cell>
          <table:table-cell table:style-name="ce169" table:formula="of:=[.CC92]-[.AR92]-[.AT92]" office:value-type="float" office:value="863" calcext:value-type="float">
            <text:p>863</text:p>
          </table:table-cell>
          <table:table-cell table:style-name="ce174" table:formula="of:=[.$H92]-[.AS92]-[.AU92]" office:value-type="float" office:value="3.6236" calcext:value-type="float">
            <text:p>3.6236</text:p>
          </table:table-cell>
          <table:table-cell table:style-name="ce146" table:formula="of:=ROUNDDOWN((((5)+([.$Q92]-[.$S92]-(ROUNDDOWN([.$U92]/2;0))))*5+15)*([.$CI92]/1000)*[.$K92]*1+([.CK$65]/100);0)" office:value-type="float" office:value="7" calcext:value-type="float">
            <text:p>7</text:p>
          </table:table-cell>
          <table:table-cell table:style-name="ce169" table:formula="of:=ROUNDDOWN(((((5)+([.$AC92]-[.$AE92]-(ROUNDDOWN([.$AG92]/2;0))))*5+15)*([.$AK92]/1000)*[.$K92]*1+([.CL$65]/100))*([.$H92]/540)+0.03;4)" office:value-type="float" office:value="0.1287" calcext:value-type="float">
            <text:p>0.1287</text:p>
          </table:table-cell>
          <table:table-cell table:style-name="ce169" table:formula="of:=ROUNDDOWN((((5)+([.$R92]-[.$S92]-(ROUNDDOWN([.$U92]/2;0))))*5+15)*0.5*([.$BX92]/1000)*[.$L92]*1+([.CM$65]/100);0)" office:value-type="float" office:value="42" calcext:value-type="float">
            <text:p>42</text:p>
          </table:table-cell>
          <table:table-cell table:style-name="ce169" table:formula="of:=ROUNDDOWN(((((5)+([.$AD92]-[.$AE92]-(ROUNDDOWN([.$AG92]/2;0))))*5+15)*0.5*([.$AK92]/1000)*[.$L92]*1+([.CN$65]/100))*([.$H92]/540)+0.03;4)" office:value-type="float" office:value="0.3855" calcext:value-type="float">
            <text:p>0.3855</text:p>
          </table:table-cell>
          <table:table-cell table:style-name="ce169" table:formula="of:=[.CI92]-[.AX92]-[.AZ92]" office:value-type="float" office:value="795" calcext:value-type="float">
            <text:p>795</text:p>
          </table:table-cell>
          <table:table-cell table:style-name="ce174" table:formula="of:=[.$H92]-[.AY92]-[.BA92]" office:value-type="float" office:value="3.5115" calcext:value-type="float">
            <text:p>3.5115</text:p>
          </table:table-cell>
          <table:table-cell table:style-name="ce148" table:formula="of:=ROUNDDOWN((((5)+([.$W92]-[.$Y92]-(ROUNDDOWN([.$AA92]/2;0))))*5+15)*([.$CO92]/1000)*[.$N92]*1+([.CQ$65]/100);0)" office:value-type="float" office:value="53" calcext:value-type="float">
            <text:p>53</text:p>
          </table:table-cell>
          <table:table-cell table:style-name="ce152" table:formula="of:=ROUNDDOWN(((((5)+([.$AC92]-[.$AE92]-(ROUNDDOWN([.$AG92]/2;0))))*5+15)*([.$AP92]/1000)*[.$N92]*1+([.CR$65]/100))*([.$H92]/540)+0.03;4)" office:value-type="float" office:value="0.4053" calcext:value-type="float">
            <text:p>0.4053</text:p>
          </table:table-cell>
          <table:table-cell table:style-name="ce152" table:formula="of:=ROUNDDOWN((((5)+([.$X92]-[.$Y92]-(ROUNDDOWN([.$AA92]/2;0))))*5+15)*0.5*([.$AK92]/1000)*[.$O92]*1+([.CS$65]/100);0)" office:value-type="float" office:value="2" calcext:value-type="float">
            <text:p>2</text:p>
          </table:table-cell>
          <table:table-cell table:style-name="ce152" table:formula="of:=ROUNDDOWN(((((5)+([.$AD92]-[.$AE92]-(ROUNDDOWN([.$AG92]/2;0))))*5+15)*0.5*([.$AK92]/1000)*[.$O92]*1+([.CT$65]/100))*([.$H92]/540)+0.03;4)" office:value-type="float" office:value="0.055" calcext:value-type="float">
            <text:p>0.055</text:p>
          </table:table-cell>
          <table:table-cell table:style-name="ce152" table:formula="of:=[.CO92]-[.BD92]-[.BF92]" office:value-type="float" office:value="777" calcext:value-type="float">
            <text:p>777</text:p>
          </table:table-cell>
          <table:table-cell table:style-name="ce160" table:formula="of:=[.$AQ92]-[.BE92]-[.BG92]" office:value-type="float" office:value="3.2875" calcext:value-type="float">
            <text:p>3.2875</text:p>
          </table:table-cell>
          <table:table-cell table:style-name="ce148" table:formula="of:=ROUNDDOWN((((5)+([.$W92]-[.$Y92]-(ROUNDDOWN([.$AA92]/2;0))))*5+15)*([.$CU92]/1000)*[.$N92]*1+([.CW$65]/100);0)" office:value-type="float" office:value="51" calcext:value-type="float">
            <text:p>51</text:p>
          </table:table-cell>
          <table:table-cell table:style-name="ce152" table:formula="of:=ROUNDDOWN(((((5)+([.$AC92]-[.$AE92]-(ROUNDDOWN([.$AG92]/2;0))))*5+15)*([.$AP92]/1000)*[.$N92]*1+([.CX$65]/100))*([.$H92]/540)+0.03;4)" office:value-type="float" office:value="0.4053" calcext:value-type="float">
            <text:p>0.4053</text:p>
          </table:table-cell>
          <table:table-cell table:style-name="ce152" table:formula="of:=ROUNDDOWN((((5)+([.$X92]-[.$Y92]-(ROUNDDOWN([.$AA92]/2;0))))*5+15)*0.5*([.$AK92]/1000)*[.$O92]*1+([.CY$65]/100);0)" office:value-type="float" office:value="2" calcext:value-type="float">
            <text:p>2</text:p>
          </table:table-cell>
          <table:table-cell table:style-name="ce152" table:formula="of:=ROUNDDOWN(((((5)+([.$AD92]-[.$AE92]-(ROUNDDOWN([.$AG92]/2;0))))*5+15)*0.5*([.$AK92]/1000)*[.$O92]*1+([.CZ$65]/100))*([.$H92]/540)+0.03;4)" office:value-type="float" office:value="0.055" calcext:value-type="float">
            <text:p>0.055</text:p>
          </table:table-cell>
          <table:table-cell table:style-name="ce152" table:formula="of:=[.CU92]-[.BJ92]-[.BL92]" office:value-type="float" office:value="759" calcext:value-type="float">
            <text:p>759</text:p>
          </table:table-cell>
          <table:table-cell table:style-name="ce160" table:formula="of:=[.$AQ92]-[.BK92]-[.BM92]" office:value-type="float" office:value="3.2847" calcext:value-type="float">
            <text:p>3.2847</text:p>
          </table:table-cell>
          <table:table-cell table:style-name="ce148" table:formula="of:=ROUNDDOWN((((5)+([.$W92]-[.$Y92]-(ROUNDDOWN([.$AA92]/2;0))))*5+15)*([.$DA92]/1000)*[.$N92]*1+([.DC$65]/100);0)" office:value-type="float" office:value="50" calcext:value-type="float">
            <text:p>50</text:p>
          </table:table-cell>
          <table:table-cell table:style-name="ce152" table:formula="of:=ROUNDDOWN(((((5)+([.$AC92]-[.$AE92]-(ROUNDDOWN([.$AG92]/2;0))))*5+15)*([.$AP92]/1000)*[.$N92]*1+([.DD$65]/100))*([.$H92]/540)+0.03;4)" office:value-type="float" office:value="0.4053" calcext:value-type="float">
            <text:p>0.4053</text:p>
          </table:table-cell>
          <table:table-cell table:style-name="ce152" table:formula="of:=ROUNDDOWN((((5)+([.$X92]-[.$Y92]-(ROUNDDOWN([.$AA92]/2;0))))*5+15)*0.5*([.$AK92]/1000)*[.$O92]*1+([.DE$65]/100);0)" office:value-type="float" office:value="2" calcext:value-type="float">
            <text:p>2</text:p>
          </table:table-cell>
          <table:table-cell table:style-name="ce152" table:formula="of:=ROUNDDOWN(((((5)+([.$AD92]-[.$AE92]-(ROUNDDOWN([.$AG92]/2;0))))*5+15)*0.5*([.$AK92]/1000)*[.$O92]*1+([.DF$65]/100))*([.$H92]/540)+0.03;4)" office:value-type="float" office:value="0.055" calcext:value-type="float">
            <text:p>0.055</text:p>
          </table:table-cell>
          <table:table-cell table:style-name="ce152" table:formula="of:=[.DA92]-[.BP92]-[.BR92]" office:value-type="float" office:value="741" calcext:value-type="float">
            <text:p>741</text:p>
          </table:table-cell>
          <table:table-cell table:style-name="ce160" table:formula="of:=[.$AQ92]-[.BQ92]-[.BS92]" office:value-type="float" office:value="3.2875" calcext:value-type="float">
            <text:p>3.2875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19" table:formula="of:=[.AL92]+[.AR92]+[.AX92]+[.BD92]+[.BJ92]+[.BP92]" office:value-type="float" office:value="109" calcext:value-type="float">
            <text:p>109</text:p>
          </table:table-cell>
          <table:table-cell table:style-name="ce120" table:formula="of:=[.AM92]+[.AS92]+[.AY92]+[.BE92]+[.BK92]+[.BQ92]" office:value-type="float" office:value="0.7597" calcext:value-type="float">
            <text:p>0.7597</text:p>
          </table:table-cell>
          <table:table-cell table:style-name="ce119" table:formula="of:=[.BY92]+[.CE92]+[.CK92]+[.CQ92]+[.CW92]+[.DC92]" office:value-type="float" office:value="176" calcext:value-type="float">
            <text:p>176</text:p>
          </table:table-cell>
          <table:table-cell table:style-name="ce120" table:formula="of:=[.BZ92]+[.CF92]+[.CL92]+[.CR92]+[.CX92]+[.DD92]" office:value-type="float" office:value="1.602" calcext:value-type="float">
            <text:p>1.602</text:p>
          </table:table-cell>
          <table:table-cell table:style-name="ce119" table:formula="of:=[.AN92]+[.AT92]+[.AZ92]+[.BF92]+[.BL92]+[.BR92]" office:value-type="float" office:value="150" calcext:value-type="float">
            <text:p>150</text:p>
          </table:table-cell>
          <table:table-cell table:style-name="ce120" table:formula="of:=[.AO92]+[.AU92]+[.BA92]+[.BG92]+[.BM92]+[.BS92]" office:value-type="float" office:value="1.1974" calcext:value-type="float">
            <text:p>1.1974</text:p>
          </table:table-cell>
          <table:table-cell table:style-name="ce119" table:formula="of:=[.CA92]+[.CG92]+[.CM92]+[.CS92]+[.CY92]+[.DE92]" office:value-type="float" office:value="132" calcext:value-type="float">
            <text:p>132</text:p>
          </table:table-cell>
          <table:table-cell table:style-name="ce120" table:formula="of:=[.CB92]+[.CH92]+[.CN92]+[.CT92]+[.CZ92]+[.DF92]" office:value-type="float" office:value="1.3215" calcext:value-type="float">
            <text:p>1.3215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19" table:formula="of:=[.DK92]-[.DQ92]" office:value-type="float" office:value="-23" calcext:value-type="float">
            <text:p>-23</text:p>
          </table:table-cell>
          <table:table-cell table:style-name="ce120" table:formula="of:=[.DL92]-[.DR92]" office:value-type="float" office:value="-0.5618" calcext:value-type="float">
            <text:p>-0.5618</text:p>
          </table:table-cell>
          <table:table-cell table:style-name="ce119" table:formula="of:=[.DM92]-[.DO92]" office:value-type="float" office:value="26" calcext:value-type="float">
            <text:p>26</text:p>
          </table:table-cell>
          <table:table-cell table:style-name="ce120" table:formula="of:=[.DN92]-[.DP92]" office:value-type="float" office:value="0.4046" calcext:value-type="float">
            <text:p>0.4046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5" office:value-type="float" office:value="1.6" calcext:value-type="float">
            <text:p>1.6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6.4" calcext:value-type="float">
            <text:p>6.4</text:p>
          </table:table-cell>
          <table:table-cell table:style-name="ce25" office:value-type="float" office:value="1.65" calcext:value-type="float">
            <text:p>1.65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float" office:value="0.45" calcext:value-type="float">
            <text:p>0.45</text:p>
          </table:table-cell>
          <table:table-cell table:style-name="ce52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B93]/[.$I93]" office:value-type="float" office:value="0.533333333333333" calcext:value-type="float">
            <text:p>0.533333333333333</text:p>
          </table:table-cell>
          <table:table-cell table:style-name="ce58" table:formula="of:=[.C93]/[.$I93]" office:value-type="float" office:value="0.333333333333333" calcext:value-type="float">
            <text:p>0.333333333333333</text:p>
          </table:table-cell>
          <table:table-cell table:style-name="ce59" table:formula="of:=[.D93]/[.$I93]" office:value-type="float" office:value="2.13333333333333" calcext:value-type="float">
            <text:p>2.13333333333333</text:p>
          </table:table-cell>
          <table:table-cell table:style-name="ce57" table:formula="of:=[.E93]/[.$I93]" office:value-type="float" office:value="0.55" calcext:value-type="float">
            <text:p>0.55</text:p>
          </table:table-cell>
          <table:table-cell table:style-name="ce58" table:formula="of:=[.F93]/[.$I93]" office:value-type="float" office:value="1.33333333333333" calcext:value-type="float">
            <text:p>1.33333333333333</text:p>
          </table:table-cell>
          <table:table-cell table:style-name="ce59" table:formula="of:=[.G93]/[.$I93]" office:value-type="float" office:value="0.15" calcext:value-type="float">
            <text:p>0.1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18" office:value-type="float" office:value="26" calcext:value-type="float">
            <text:p>26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93]-[.$T93]-(ROUNDDOWN([.$U93]/2;0))))*5+15)*([.$AK93]/1000)*[.$J93]*1+([.AL$65]/100);0)" office:value-type="float" office:value="21" calcext:value-type="float">
            <text:p>21</text:p>
          </table:table-cell>
          <table:table-cell table:style-name="ce169" table:formula="of:=ROUNDDOWN(((((5)+([.$AB93]-[.$AF93]-(ROUNDDOWN([.$AG93]/2;0))))*5+15)*([.$AK93]/1000)*[.$J93]*1+([.AM$65]/100))*([.$H93]/540)+0.03;4)" office:value-type="float" office:value="0.2275" calcext:value-type="float">
            <text:p>0.2275</text:p>
          </table:table-cell>
          <table:table-cell table:style-name="ce169" table:formula="of:=ROUNDDOWN((((5)+([.$R93]-[.$T93]-(ROUNDDOWN([.$U93]/2;0))))*5+15)*([.$AK93]/1000)*[.$L93]*0.5*1+([.AN$65]/100);0)" office:value-type="float" office:value="48" calcext:value-type="float">
            <text:p>48</text:p>
          </table:table-cell>
          <table:table-cell table:style-name="ce169" table:formula="of:=ROUNDDOWN(((((5)+([.$AD93]-[.$AF93]-(ROUNDDOWN([.$AG93]/2;0))))*5+15)*([.$AK93]/1000)*[.$L93]*0.5*1+([.AO$65]/100))*([.$H93]/540)+0.03;4)" office:value-type="float" office:value="0.4744" calcext:value-type="float">
            <text:p>0.4744</text:p>
          </table:table-cell>
          <table:table-cell table:style-name="ce169" table:formula="of:=[.AK93]-[.BY93]-[.CA93]" office:value-type="float" office:value="957" calcext:value-type="float">
            <text:p>957</text:p>
          </table:table-cell>
          <table:table-cell table:style-name="ce174" table:formula="of:=[.$H93]-[.BZ93]-[.CB93]" office:value-type="float" office:value="4.3722" calcext:value-type="float">
            <text:p>4.3722</text:p>
          </table:table-cell>
          <table:table-cell table:style-name="ce146" table:formula="of:=ROUNDDOWN((((5)+([.$P93]-[.$T93]-(ROUNDDOWN([.$U93]/2;0))))*5+15)*([.$AP93]/1000)*[.$J93]*1+([.AR$65]/100);0)" office:value-type="float" office:value="20" calcext:value-type="float">
            <text:p>20</text:p>
          </table:table-cell>
          <table:table-cell table:style-name="ce169" table:formula="of:=ROUNDDOWN(((((5)+([.$AB93]-[.$AF93]-(ROUNDDOWN([.$AG93]/2;0))))*5+15)*([.$AQ93]/1000)*[.$J93]*1+([.AS$65]/100))*([.$H93]/540)+0.03;4)" office:value-type="float" office:value="0.0308" calcext:value-type="float">
            <text:p>0.0308</text:p>
          </table:table-cell>
          <table:table-cell table:style-name="ce169" table:formula="of:=ROUNDDOWN((((5)+([.$R93]-[.$T93]-(ROUNDDOWN([.$U93]/2;0))))*5+15)*([.$AK93]/1000)*[.$L93]*0.5*1+([.AT$65]/100);0)" office:value-type="float" office:value="48" calcext:value-type="float">
            <text:p>48</text:p>
          </table:table-cell>
          <table:table-cell table:style-name="ce169" table:formula="of:=ROUNDDOWN(((((5)+([.$AD93]-[.$AF93]-(ROUNDDOWN([.$AG93]/2;0))))*5+15)*0.5*([.$AK93]/1000)*[.$L93]*1+([.AU$65]/100))*([.$H93]/540)+0.03;4)" office:value-type="float" office:value="0.4744" calcext:value-type="float">
            <text:p>0.4744</text:p>
          </table:table-cell>
          <table:table-cell table:style-name="ce169" table:formula="of:=[.AP93]-[.CE93]-[.CG93]" office:value-type="float" office:value="914" calcext:value-type="float">
            <text:p>914</text:p>
          </table:table-cell>
          <table:table-cell table:style-name="ce174" table:formula="of:=[.$AQ93]-[.CF93]-[.CH93]" office:value-type="float" office:value="3.7444" calcext:value-type="float">
            <text:p>3.7444</text:p>
          </table:table-cell>
          <table:table-cell table:style-name="ce146" table:formula="of:=ROUNDDOWN((((5)+([.$P93]-[.$T93]-(ROUNDDOWN([.$U93]/2;0))))*5+15)*([.$AP93]/1000)*[.$J93]*1+([.AX$65]/100);0)" office:value-type="float" office:value="20" calcext:value-type="float">
            <text:p>20</text:p>
          </table:table-cell>
          <table:table-cell table:style-name="ce169" table:formula="of:=ROUNDDOWN(((((5)+([.$AB93]-[.$AF93]-(ROUNDDOWN([.$AG93]/2;0))))*5+15)*([.$AP93]/1000)*[.$J93]*1+([.AY$65]/100))*([.$H93]/540)+0.03;4)" office:value-type="float" office:value="0.219" calcext:value-type="float">
            <text:p>0.219</text:p>
          </table:table-cell>
          <table:table-cell table:style-name="ce169" table:formula="of:=ROUNDDOWN((((5)+([.$R93]-[.$T93]-(ROUNDDOWN([.$U93]/2;0))))*5+15)*([.$AK93]/1000)*[.$L93]*0.5*1+([.AZ$65]/100);0)" office:value-type="float" office:value="48" calcext:value-type="float">
            <text:p>48</text:p>
          </table:table-cell>
          <table:table-cell table:style-name="ce169" table:formula="of:=ROUNDDOWN(((((5)+([.$AD93]-[.$AF93]-(ROUNDDOWN([.$AG93]/2;0))))*5+15)*0.5*([.$AK93]/1000)*[.$L93]*1+([.BA$65]/100))*([.$H93]/540)+0.03;4)" office:value-type="float" office:value="0.4744" calcext:value-type="float">
            <text:p>0.4744</text:p>
          </table:table-cell>
          <table:table-cell table:style-name="ce169" table:formula="of:=[.AV93]-[.CK93]-[.CM93]" office:value-type="float" office:value="872" calcext:value-type="float">
            <text:p>872</text:p>
          </table:table-cell>
          <table:table-cell table:style-name="ce174" table:formula="of:=[.$AQ93]-[.CL93]-[.CN93]" office:value-type="float" office:value="3.7444" calcext:value-type="float">
            <text:p>3.7444</text:p>
          </table:table-cell>
          <table:table-cell table:style-name="ce149" table:formula="of:=ROUNDDOWN((((5)+([.$V93]-[.$Z93]-(ROUNDDOWN([.$AA93]/2;0))))*5+15)*([.$BB93]/1000)*[.$M93]*1+([.BD$65]/100);0)" office:value-type="float" office:value="16" calcext:value-type="float">
            <text:p>16</text:p>
          </table:table-cell>
          <table:table-cell table:style-name="ce153" table:formula="of:=ROUNDDOWN(((((5)+([.$AB93]-[.$AF93]-(ROUNDDOWN([.$AG93]/2;0))))*5+15)*([.$AP93]/1000)*[.$M93]*1+([.BE$65]/100))*([.$H93]/540)+0.03;4)" office:value-type="float" office:value="0.2249" calcext:value-type="float">
            <text:p>0.2249</text:p>
          </table:table-cell>
          <table:table-cell table:style-name="ce153" table:formula="of:=ROUNDDOWN((((5)+([.$X93]-[.$Y93]-(ROUNDDOWN([.$AA93]/2;0))))*5+15)*0.5*([.$AK93]/1000)*[.$O93]*1+([.BF$65]/100);0)" office:value-type="float" office:value="2" calcext:value-type="float">
            <text:p>2</text:p>
          </table:table-cell>
          <table:table-cell table:style-name="ce153" table:formula="of:=ROUNDDOWN(((((5)+([.$AD93]-[.$AF93]-(ROUNDDOWN([.$AG93]/2;0))))*5+15)*0.5*([.$AK93]/1000)*[.$O93]*1+([.BG$65]/100))*([.$H93]/540)+0.03;4)" office:value-type="float" office:value="0.0612" calcext:value-type="float">
            <text:p>0.0612</text:p>
          </table:table-cell>
          <table:table-cell table:style-name="ce153" table:formula="of:=[.BB93]-[.CQ93]-[.CS93]" office:value-type="float" office:value="817" calcext:value-type="float">
            <text:p>817</text:p>
          </table:table-cell>
          <table:table-cell table:style-name="ce161" table:formula="of:=[.$AQ93]-[.CR93]-[.CT93]" office:value-type="float" office:value="3.8085" calcext:value-type="float">
            <text:p>3.8085</text:p>
          </table:table-cell>
          <table:table-cell table:style-name="ce149" table:formula="of:=ROUNDDOWN((((5)+([.$V93]-[.$Z93]-(ROUNDDOWN([.$AA93]/2;0))))*5+15)*([.$BB93]/1000)*[.$M93]*1+([.BJ$65]/100);0)" office:value-type="float" office:value="16" calcext:value-type="float">
            <text:p>16</text:p>
          </table:table-cell>
          <table:table-cell table:style-name="ce153" table:formula="of:=ROUNDDOWN(((((5)+([.$AB93]-[.$AF93]-(ROUNDDOWN([.$AG93]/2;0))))*5+15)*([.$AP93]/1000)*[.$M93]*1+([.BK$65]/100))*([.$H93]/540)+0.03;4)" office:value-type="float" office:value="0.2249" calcext:value-type="float">
            <text:p>0.2249</text:p>
          </table:table-cell>
          <table:table-cell table:style-name="ce153" table:formula="of:=ROUNDDOWN((((5)+([.$X93]-[.$Z93]-(ROUNDDOWN([.$AA93]/2;0))))*5+15)*0.5*([.$AK93]/1000)*[.$O93]*1+([.BL$65]/100);0)" office:value-type="float" office:value="1" calcext:value-type="float">
            <text:p>1</text:p>
          </table:table-cell>
          <table:table-cell table:style-name="ce153" table:formula="of:=ROUNDDOWN(((((5)+([.$AD93]-[.$AE93]-(ROUNDDOWN([.$AG93]/2;0))))*5+15)*0.5*([.$AK93]/1000)*[.$O93]*1+([.BM$65]/100))*([.$H93]/540)+0.03;4)" office:value-type="float" office:value="0.0612" calcext:value-type="float">
            <text:p>0.0612</text:p>
          </table:table-cell>
          <table:table-cell table:style-name="ce153" table:formula="of:=[.BH93]-[.CW93]-[.CY93]" office:value-type="float" office:value="764" calcext:value-type="float">
            <text:p>764</text:p>
          </table:table-cell>
          <table:table-cell table:style-name="ce161" table:formula="of:=[.$AQ93]-[.CX93]-[.CZ93]" office:value-type="float" office:value="3.8085" calcext:value-type="float">
            <text:p>3.8085</text:p>
          </table:table-cell>
          <table:table-cell table:style-name="ce149" table:formula="of:=ROUNDDOWN((((5)+([.$V93]-[.$Z93]-(ROUNDDOWN([.$AA93]/2;0))))*5+15)*([.$BB93]/1000)*[.$M93]*1+([.BP$65]/100);0)" office:value-type="float" office:value="16" calcext:value-type="float">
            <text:p>16</text:p>
          </table:table-cell>
          <table:table-cell table:style-name="ce153" table:formula="of:=ROUNDDOWN(((((5)+([.$AB93]-[.$AF93]-(ROUNDDOWN([.$AG93]/2;0))))*5+15)*([.$AP93]/1000)*[.$M93]*1+([.BQ$65]/100))*([.$H93]/540)+0.03;4)" office:value-type="float" office:value="0.2249" calcext:value-type="float">
            <text:p>0.2249</text:p>
          </table:table-cell>
          <table:table-cell table:style-name="ce153" table:formula="of:=ROUNDDOWN((((5)+([.$X93]-[.$Z93]-(ROUNDDOWN([.$AA93]/2;0))))*5+15)*0.5*([.$AK93]/1000)*[.$O93]*1+([.BR$65]/100);0)" office:value-type="float" office:value="1" calcext:value-type="float">
            <text:p>1</text:p>
          </table:table-cell>
          <table:table-cell table:style-name="ce153" table:formula="of:=ROUNDDOWN(((((5)+([.$AD93]-[.$AF93]-(ROUNDDOWN([.$AG93]/2;0))))*5+15)*0.5*([.$AK93]/1000)*[.$O93]*1+([.BS$65]/100))*([.$H93]/540)+0.03;4)" office:value-type="float" office:value="0.0612" calcext:value-type="float">
            <text:p>0.0612</text:p>
          </table:table-cell>
          <table:table-cell table:style-name="ce153" table:formula="of:=[.BN93]-[.DC93]-[.DE93]" office:value-type="float" office:value="712" calcext:value-type="float">
            <text:p>712</text:p>
          </table:table-cell>
          <table:table-cell table:style-name="ce161" table:formula="of:=[.$AQ93]-[.DD93]-[.DF93]" office:value-type="float" office:value="3.8085" calcext:value-type="float">
            <text:p>3.8085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93]-[.$S93]-(ROUNDDOWN([.$U93]/2;0))))*5+15)*([.$BX93]/1000)*[.$K93]*1+([.BY$65]/100);0)" office:value-type="float" office:value="6" calcext:value-type="float">
            <text:p>6</text:p>
          </table:table-cell>
          <table:table-cell table:style-name="ce169" table:formula="of:=ROUNDDOWN(((((5)+([.$AC93]-[.$AE93]-(ROUNDDOWN([.$AG93]/2;0))))*5+15)*([.$AK93]/1000)*[.$K93]*1+([.BZ$65]/100))*([.$H93]/540)+0.03;4)" office:value-type="float" office:value="0.1534" calcext:value-type="float">
            <text:p>0.1534</text:p>
          </table:table-cell>
          <table:table-cell table:style-name="ce169" table:formula="of:=ROUNDDOWN((((5)+([.$R93]-[.$S93]-(ROUNDDOWN([.$U93]/2;0))))*5+15)*0.5*([.$BX93]/1000)*[.$L93]*1+([.CA$65]/100);0)" office:value-type="float" office:value="37" calcext:value-type="float">
            <text:p>37</text:p>
          </table:table-cell>
          <table:table-cell table:style-name="ce169" table:formula="of:=ROUNDDOWN(((((5)+([.$AD93]-[.$AE93]-(ROUNDDOWN([.$AG93]/2;0))))*5+15)*0.5*([.$AK93]/1000)*[.$L93]*1+([.CB$65]/100))*([.$H93]/540)+0.03;4)" office:value-type="float" office:value="0.4744" calcext:value-type="float">
            <text:p>0.4744</text:p>
          </table:table-cell>
          <table:table-cell table:style-name="ce169" table:formula="of:=[.BX93]-[.AL93]-[.AN93]" office:value-type="float" office:value="931" calcext:value-type="float">
            <text:p>931</text:p>
          </table:table-cell>
          <table:table-cell table:style-name="ce174" table:formula="of:=[.$H93]-[.AM93]-[.AO93]" office:value-type="float" office:value="4.2981" calcext:value-type="float">
            <text:p>4.2981</text:p>
          </table:table-cell>
          <table:table-cell table:style-name="ce146" table:formula="of:=ROUNDDOWN((((5)+([.$Q93]-[.$S93]-(ROUNDDOWN([.$U93]/2;0))))*5+15)*([.$CC93]/1000)*[.$K93]*1+([.CE$65]/100);0)" office:value-type="float" office:value="6" calcext:value-type="float">
            <text:p>6</text:p>
          </table:table-cell>
          <table:table-cell table:style-name="ce169" table:formula="of:=ROUNDDOWN(((((5)+([.$AC93]-[.$AE93]-(ROUNDDOWN([.$AG93]/2;0))))*5+15)*([.$AK93]/1000)*[.$K93]*1+([.CF$65]/100))*([.$H93]/540)+0.03;4)" office:value-type="float" office:value="0.1534" calcext:value-type="float">
            <text:p>0.1534</text:p>
          </table:table-cell>
          <table:table-cell table:style-name="ce169" table:formula="of:=ROUNDDOWN((((5)+([.$R93]-[.$S93]-(ROUNDDOWN([.$U93]/2;0))))*5+15)*0.5*([.$BX93]/1000)*[.$L93]*1+([.CG$65]/100);0)" office:value-type="float" office:value="37" calcext:value-type="float">
            <text:p>37</text:p>
          </table:table-cell>
          <table:table-cell table:style-name="ce169" table:formula="of:=ROUNDDOWN(((((5)+([.$AD93]-[.$AE93]-(ROUNDDOWN([.$AG93]/2;0))))*5+15)*0.5*([.$AK93]/1000)*[.$L93]*1+([.CH$65]/100))*([.$H93]/540)+0.03;4)" office:value-type="float" office:value="0.4744" calcext:value-type="float">
            <text:p>0.4744</text:p>
          </table:table-cell>
          <table:table-cell table:style-name="ce169" table:formula="of:=[.CC93]-[.AR93]-[.AT93]" office:value-type="float" office:value="863" calcext:value-type="float">
            <text:p>863</text:p>
          </table:table-cell>
          <table:table-cell table:style-name="ce174" table:formula="of:=[.$H93]-[.AS93]-[.AU93]" office:value-type="float" office:value="4.4948" calcext:value-type="float">
            <text:p>4.4948</text:p>
          </table:table-cell>
          <table:table-cell table:style-name="ce146" table:formula="of:=ROUNDDOWN((((5)+([.$Q93]-[.$S93]-(ROUNDDOWN([.$U93]/2;0))))*5+15)*([.$CI93]/1000)*[.$K93]*1+([.CK$65]/100);0)" office:value-type="float" office:value="5" calcext:value-type="float">
            <text:p>5</text:p>
          </table:table-cell>
          <table:table-cell table:style-name="ce169" table:formula="of:=ROUNDDOWN(((((5)+([.$AC93]-[.$AE93]-(ROUNDDOWN([.$AG93]/2;0))))*5+15)*([.$AK93]/1000)*[.$K93]*1+([.CL$65]/100))*([.$H93]/540)+0.03;4)" office:value-type="float" office:value="0.1534" calcext:value-type="float">
            <text:p>0.1534</text:p>
          </table:table-cell>
          <table:table-cell table:style-name="ce169" table:formula="of:=ROUNDDOWN((((5)+([.$R93]-[.$S93]-(ROUNDDOWN([.$U93]/2;0))))*5+15)*0.5*([.$BX93]/1000)*[.$L93]*1+([.CM$65]/100);0)" office:value-type="float" office:value="37" calcext:value-type="float">
            <text:p>37</text:p>
          </table:table-cell>
          <table:table-cell table:style-name="ce169" table:formula="of:=ROUNDDOWN(((((5)+([.$AD93]-[.$AE93]-(ROUNDDOWN([.$AG93]/2;0))))*5+15)*0.5*([.$AK93]/1000)*[.$L93]*1+([.CN$65]/100))*([.$H93]/540)+0.03;4)" office:value-type="float" office:value="0.4744" calcext:value-type="float">
            <text:p>0.4744</text:p>
          </table:table-cell>
          <table:table-cell table:style-name="ce169" table:formula="of:=[.CI93]-[.AX93]-[.AZ93]" office:value-type="float" office:value="795" calcext:value-type="float">
            <text:p>795</text:p>
          </table:table-cell>
          <table:table-cell table:style-name="ce174" table:formula="of:=[.$H93]-[.AY93]-[.BA93]" office:value-type="float" office:value="4.3066" calcext:value-type="float">
            <text:p>4.3066</text:p>
          </table:table-cell>
          <table:table-cell table:style-name="ce149" table:formula="of:=ROUNDDOWN((((5)+([.$W93]-[.$Y93]-(ROUNDDOWN([.$AA93]/2;0))))*5+15)*([.$CO93]/1000)*[.$N93]*1+([.CQ$65]/100);0)" office:value-type="float" office:value="53" calcext:value-type="float">
            <text:p>53</text:p>
          </table:table-cell>
          <table:table-cell table:style-name="ce153" table:formula="of:=ROUNDDOWN(((((5)+([.$AC93]-[.$AE93]-(ROUNDDOWN([.$AG93]/2;0))))*5+15)*([.$AP93]/1000)*[.$N93]*1+([.CR$65]/100))*([.$H93]/540)+0.03;4)" office:value-type="float" office:value="0.5025" calcext:value-type="float">
            <text:p>0.5025</text:p>
          </table:table-cell>
          <table:table-cell table:style-name="ce153" table:formula="of:=ROUNDDOWN((((5)+([.$X93]-[.$Y93]-(ROUNDDOWN([.$AA93]/2;0))))*5+15)*0.5*([.$AK93]/1000)*[.$O93]*1+([.CS$65]/100);0)" office:value-type="float" office:value="2" calcext:value-type="float">
            <text:p>2</text:p>
          </table:table-cell>
          <table:table-cell table:style-name="ce153" table:formula="of:=ROUNDDOWN(((((5)+([.$AD93]-[.$AE93]-(ROUNDDOWN([.$AG93]/2;0))))*5+15)*0.5*([.$AK93]/1000)*[.$O93]*1+([.CT$65]/100))*([.$H93]/540)+0.03;4)" office:value-type="float" office:value="0.0612" calcext:value-type="float">
            <text:p>0.0612</text:p>
          </table:table-cell>
          <table:table-cell table:style-name="ce153" table:formula="of:=[.CO93]-[.BD93]-[.BF93]" office:value-type="float" office:value="777" calcext:value-type="float">
            <text:p>777</text:p>
          </table:table-cell>
          <table:table-cell table:style-name="ce161" table:formula="of:=[.$AQ93]-[.BE93]-[.BG93]" office:value-type="float" office:value="4.0861" calcext:value-type="float">
            <text:p>4.0861</text:p>
          </table:table-cell>
          <table:table-cell table:style-name="ce149" table:formula="of:=ROUNDDOWN((((5)+([.$W93]-[.$Y93]-(ROUNDDOWN([.$AA93]/2;0))))*5+15)*([.$CU93]/1000)*[.$N93]*1+([.CW$65]/100);0)" office:value-type="float" office:value="51" calcext:value-type="float">
            <text:p>51</text:p>
          </table:table-cell>
          <table:table-cell table:style-name="ce153" table:formula="of:=ROUNDDOWN(((((5)+([.$AC93]-[.$AE93]-(ROUNDDOWN([.$AG93]/2;0))))*5+15)*([.$AP93]/1000)*[.$N93]*1+([.CX$65]/100))*([.$H93]/540)+0.03;4)" office:value-type="float" office:value="0.5025" calcext:value-type="float">
            <text:p>0.5025</text:p>
          </table:table-cell>
          <table:table-cell table:style-name="ce153" table:formula="of:=ROUNDDOWN((((5)+([.$X93]-[.$Y93]-(ROUNDDOWN([.$AA93]/2;0))))*5+15)*0.5*([.$AK93]/1000)*[.$O93]*1+([.CY$65]/100);0)" office:value-type="float" office:value="2" calcext:value-type="float">
            <text:p>2</text:p>
          </table:table-cell>
          <table:table-cell table:style-name="ce153" table:formula="of:=ROUNDDOWN(((((5)+([.$AD93]-[.$AE93]-(ROUNDDOWN([.$AG93]/2;0))))*5+15)*0.5*([.$AK93]/1000)*[.$O93]*1+([.CZ$65]/100))*([.$H93]/540)+0.03;4)" office:value-type="float" office:value="0.0612" calcext:value-type="float">
            <text:p>0.0612</text:p>
          </table:table-cell>
          <table:table-cell table:style-name="ce153" table:formula="of:=[.CU93]-[.BJ93]-[.BL93]" office:value-type="float" office:value="760" calcext:value-type="float">
            <text:p>760</text:p>
          </table:table-cell>
          <table:table-cell table:style-name="ce161" table:formula="of:=[.$AQ93]-[.BK93]-[.BM93]" office:value-type="float" office:value="4.0861" calcext:value-type="float">
            <text:p>4.0861</text:p>
          </table:table-cell>
          <table:table-cell table:style-name="ce149" table:formula="of:=ROUNDDOWN((((5)+([.$W93]-[.$Y93]-(ROUNDDOWN([.$AA93]/2;0))))*5+15)*([.$DA93]/1000)*[.$N93]*1+([.DC$65]/100);0)" office:value-type="float" office:value="50" calcext:value-type="float">
            <text:p>50</text:p>
          </table:table-cell>
          <table:table-cell table:style-name="ce153" table:formula="of:=ROUNDDOWN(((((5)+([.$AC93]-[.$AE93]-(ROUNDDOWN([.$AG93]/2;0))))*5+15)*([.$AP93]/1000)*[.$N93]*1+([.DD$65]/100))*([.$H93]/540)+0.03;4)" office:value-type="float" office:value="0.5025" calcext:value-type="float">
            <text:p>0.5025</text:p>
          </table:table-cell>
          <table:table-cell table:style-name="ce153" table:formula="of:=ROUNDDOWN((((5)+([.$X93]-[.$Y93]-(ROUNDDOWN([.$AA93]/2;0))))*5+15)*0.5*([.$AK93]/1000)*[.$O93]*1+([.DE$65]/100);0)" office:value-type="float" office:value="2" calcext:value-type="float">
            <text:p>2</text:p>
          </table:table-cell>
          <table:table-cell table:style-name="ce153" table:formula="of:=ROUNDDOWN(((((5)+([.$AD93]-[.$AE93]-(ROUNDDOWN([.$AG93]/2;0))))*5+15)*0.5*([.$AK93]/1000)*[.$O93]*1+([.DF$65]/100))*([.$H93]/540)+0.03;4)" office:value-type="float" office:value="0.0612" calcext:value-type="float">
            <text:p>0.0612</text:p>
          </table:table-cell>
          <table:table-cell table:style-name="ce153" table:formula="of:=[.DA93]-[.BP93]-[.BR93]" office:value-type="float" office:value="743" calcext:value-type="float">
            <text:p>743</text:p>
          </table:table-cell>
          <table:table-cell table:style-name="ce161" table:formula="of:=[.$AQ93]-[.BQ93]-[.BS93]" office:value-type="float" office:value="4.0861" calcext:value-type="float">
            <text:p>4.0861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119" table:formula="of:=[.AL93]+[.AR93]+[.AX93]+[.BD93]+[.BJ93]+[.BP93]" office:value-type="float" office:value="109" calcext:value-type="float">
            <text:p>109</text:p>
          </table:table-cell>
          <table:table-cell table:style-name="ce120" table:formula="of:=[.AM93]+[.AS93]+[.AY93]+[.BE93]+[.BK93]+[.BQ93]" office:value-type="float" office:value="1.152" calcext:value-type="float">
            <text:p>1.152</text:p>
          </table:table-cell>
          <table:table-cell table:style-name="ce119" table:formula="of:=[.BY93]+[.CE93]+[.CK93]+[.CQ93]+[.CW93]+[.DC93]" office:value-type="float" office:value="171" calcext:value-type="float">
            <text:p>171</text:p>
          </table:table-cell>
          <table:table-cell table:style-name="ce120" table:formula="of:=[.BZ93]+[.CF93]+[.CL93]+[.CR93]+[.CX93]+[.DD93]" office:value-type="float" office:value="1.9677" calcext:value-type="float">
            <text:p>1.9677</text:p>
          </table:table-cell>
          <table:table-cell table:style-name="ce119" table:formula="of:=[.AN93]+[.AT93]+[.AZ93]+[.BF93]+[.BL93]+[.BR93]" office:value-type="float" office:value="148" calcext:value-type="float">
            <text:p>148</text:p>
          </table:table-cell>
          <table:table-cell table:style-name="ce120" table:formula="of:=[.AO93]+[.AU93]+[.BA93]+[.BG93]+[.BM93]+[.BS93]" office:value-type="float" office:value="1.6068" calcext:value-type="float">
            <text:p>1.6068</text:p>
          </table:table-cell>
          <table:table-cell table:style-name="ce119" table:formula="of:=[.CA93]+[.CG93]+[.CM93]+[.CS93]+[.CY93]+[.DE93]" office:value-type="float" office:value="117" calcext:value-type="float">
            <text:p>117</text:p>
          </table:table-cell>
          <table:table-cell table:style-name="ce120" table:formula="of:=[.CB93]+[.CH93]+[.CN93]+[.CT93]+[.CZ93]+[.DF93]" office:value-type="float" office:value="1.6068" calcext:value-type="float">
            <text:p>1.6068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119" table:formula="of:=[.DK93]-[.DQ93]" office:value-type="float" office:value="-8" calcext:value-type="float">
            <text:p>-8</text:p>
          </table:table-cell>
          <table:table-cell table:style-name="ce120" table:formula="of:=[.DL93]-[.DR93]" office:value-type="float" office:value="-0.4548" calcext:value-type="float">
            <text:p>-0.4548</text:p>
          </table:table-cell>
          <table:table-cell table:style-name="ce119" table:formula="of:=[.DM93]-[.DO93]" office:value-type="float" office:value="23" calcext:value-type="float">
            <text:p>23</text:p>
          </table:table-cell>
          <table:table-cell table:style-name="ce120" table:formula="of:=[.DN93]-[.DP93]" office:value-type="float" office:value="0.3609" calcext:value-type="float">
            <text:p>0.3609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6" office:value-type="float" office:value="2.1" calcext:value-type="float">
            <text:p>2.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6.4" calcext:value-type="float">
            <text:p>6.4</text:p>
          </table:table-cell>
          <table:table-cell table:style-name="ce25" office:value-type="float" office:value="1.65" calcext:value-type="float">
            <text:p>1.65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float" office:value="0.45" calcext:value-type="float">
            <text:p>0.45</text:p>
          </table:table-cell>
          <table:table-cell table:style-name="ce51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B94]/[.$I94]" office:value-type="float" office:value="0.7" calcext:value-type="float">
            <text:p>0.7</text:p>
          </table:table-cell>
          <table:table-cell table:style-name="ce58" table:formula="of:=[.C94]/[.$I94]" office:value-type="float" office:value="0.333333333333333" calcext:value-type="float">
            <text:p>0.333333333333333</text:p>
          </table:table-cell>
          <table:table-cell table:style-name="ce59" table:formula="of:=[.D94]/[.$I94]" office:value-type="float" office:value="2.13333333333333" calcext:value-type="float">
            <text:p>2.13333333333333</text:p>
          </table:table-cell>
          <table:table-cell table:style-name="ce57" table:formula="of:=[.E94]/[.$I94]" office:value-type="float" office:value="0.55" calcext:value-type="float">
            <text:p>0.55</text:p>
          </table:table-cell>
          <table:table-cell table:style-name="ce58" table:formula="of:=[.F94]/[.$I94]" office:value-type="float" office:value="1.33333333333333" calcext:value-type="float">
            <text:p>1.33333333333333</text:p>
          </table:table-cell>
          <table:table-cell table:style-name="ce59" table:formula="of:=[.G94]/[.$I94]" office:value-type="float" office:value="0.15" calcext:value-type="float">
            <text:p>0.1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18" office:value-type="float" office:value="27" calcext:value-type="float">
            <text:p>27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94]-[.$T94]-(ROUNDDOWN([.$U94]/2;0))))*5+15)*([.$AK94]/1000)*[.$J94]*1+([.AL$65]/100);0)" office:value-type="float" office:value="28" calcext:value-type="float">
            <text:p>28</text:p>
          </table:table-cell>
          <table:table-cell table:style-name="ce169" table:formula="of:=ROUNDDOWN(((((5)+([.$AB94]-[.$AF94]-(ROUNDDOWN([.$AG94]/2;0))))*5+15)*([.$AK94]/1000)*[.$J94]*1+([.AM$65]/100))*([.$H94]/540)+0.03;4)" office:value-type="float" office:value="0.2892" calcext:value-type="float">
            <text:p>0.2892</text:p>
          </table:table-cell>
          <table:table-cell table:style-name="ce169" table:formula="of:=ROUNDDOWN((((5)+([.$R94]-[.$T94]-(ROUNDDOWN([.$U94]/2;0))))*5+15)*([.$AK94]/1000)*[.$L94]*0.5*1+([.AN$65]/100);0)" office:value-type="float" office:value="48" calcext:value-type="float">
            <text:p>48</text:p>
          </table:table-cell>
          <table:table-cell table:style-name="ce169" table:formula="of:=ROUNDDOWN(((((5)+([.$AD94]-[.$AF94]-(ROUNDDOWN([.$AG94]/2;0))))*5+15)*([.$AK94]/1000)*[.$L94]*0.5*1+([.AO$65]/100))*([.$H94]/540)+0.03;4)" office:value-type="float" office:value="0.4744" calcext:value-type="float">
            <text:p>0.4744</text:p>
          </table:table-cell>
          <table:table-cell table:style-name="ce169" table:formula="of:=[.AK94]-[.BY94]-[.CA94]" office:value-type="float" office:value="957" calcext:value-type="float">
            <text:p>957</text:p>
          </table:table-cell>
          <table:table-cell table:style-name="ce174" table:formula="of:=[.$H94]-[.BZ94]-[.CB94]" office:value-type="float" office:value="4.3722" calcext:value-type="float">
            <text:p>4.3722</text:p>
          </table:table-cell>
          <table:table-cell table:style-name="ce146" table:formula="of:=ROUNDDOWN((((5)+([.$P94]-[.$T94]-(ROUNDDOWN([.$U94]/2;0))))*5+15)*([.$AP94]/1000)*[.$J94]*1+([.AR$65]/100);0)" office:value-type="float" office:value="26" calcext:value-type="float">
            <text:p>26</text:p>
          </table:table-cell>
          <table:table-cell table:style-name="ce169" table:formula="of:=ROUNDDOWN(((((5)+([.$AB94]-[.$AF94]-(ROUNDDOWN([.$AG94]/2;0))))*5+15)*([.$AQ94]/1000)*[.$J94]*1+([.AS$65]/100))*([.$H94]/540)+0.03;4)" office:value-type="float" office:value="0.0311" calcext:value-type="float">
            <text:p>0.0311</text:p>
          </table:table-cell>
          <table:table-cell table:style-name="ce169" table:formula="of:=ROUNDDOWN((((5)+([.$R94]-[.$T94]-(ROUNDDOWN([.$U94]/2;0))))*5+15)*([.$AK94]/1000)*[.$L94]*0.5*1+([.AT$65]/100);0)" office:value-type="float" office:value="48" calcext:value-type="float">
            <text:p>48</text:p>
          </table:table-cell>
          <table:table-cell table:style-name="ce169" table:formula="of:=ROUNDDOWN(((((5)+([.$AD94]-[.$AF94]-(ROUNDDOWN([.$AG94]/2;0))))*5+15)*0.5*([.$AK94]/1000)*[.$L94]*1+([.AU$65]/100))*([.$H94]/540)+0.03;4)" office:value-type="float" office:value="0.4744" calcext:value-type="float">
            <text:p>0.4744</text:p>
          </table:table-cell>
          <table:table-cell table:style-name="ce169" table:formula="of:=[.AP94]-[.CE94]-[.CG94]" office:value-type="float" office:value="914" calcext:value-type="float">
            <text:p>914</text:p>
          </table:table-cell>
          <table:table-cell table:style-name="ce174" table:formula="of:=[.$AQ94]-[.CF94]-[.CH94]" office:value-type="float" office:value="3.7444" calcext:value-type="float">
            <text:p>3.7444</text:p>
          </table:table-cell>
          <table:table-cell table:style-name="ce146" table:formula="of:=ROUNDDOWN((((5)+([.$P94]-[.$T94]-(ROUNDDOWN([.$U94]/2;0))))*5+15)*([.$AP94]/1000)*[.$J94]*1+([.AX$65]/100);0)" office:value-type="float" office:value="26" calcext:value-type="float">
            <text:p>26</text:p>
          </table:table-cell>
          <table:table-cell table:style-name="ce169" table:formula="of:=ROUNDDOWN(((((5)+([.$AB94]-[.$AF94]-(ROUNDDOWN([.$AG94]/2;0))))*5+15)*([.$AP94]/1000)*[.$J94]*1+([.AY$65]/100))*([.$H94]/540)+0.03;4)" office:value-type="float" office:value="0.2781" calcext:value-type="float">
            <text:p>0.2781</text:p>
          </table:table-cell>
          <table:table-cell table:style-name="ce169" table:formula="of:=ROUNDDOWN((((5)+([.$R94]-[.$T94]-(ROUNDDOWN([.$U94]/2;0))))*5+15)*([.$AK94]/1000)*[.$L94]*0.5*1+([.AZ$65]/100);0)" office:value-type="float" office:value="48" calcext:value-type="float">
            <text:p>48</text:p>
          </table:table-cell>
          <table:table-cell table:style-name="ce169" table:formula="of:=ROUNDDOWN(((((5)+([.$AD94]-[.$AF94]-(ROUNDDOWN([.$AG94]/2;0))))*5+15)*0.5*([.$AK94]/1000)*[.$L94]*1+([.BA$65]/100))*([.$H94]/540)+0.03;4)" office:value-type="float" office:value="0.4744" calcext:value-type="float">
            <text:p>0.4744</text:p>
          </table:table-cell>
          <table:table-cell table:style-name="ce169" table:formula="of:=[.AV94]-[.CK94]-[.CM94]" office:value-type="float" office:value="872" calcext:value-type="float">
            <text:p>872</text:p>
          </table:table-cell>
          <table:table-cell table:style-name="ce174" table:formula="of:=[.$AQ94]-[.CL94]-[.CN94]" office:value-type="float" office:value="3.7444" calcext:value-type="float">
            <text:p>3.7444</text:p>
          </table:table-cell>
          <table:table-cell table:style-name="ce149" table:formula="of:=ROUNDDOWN((((5)+([.$V94]-[.$Z94]-(ROUNDDOWN([.$AA94]/2;0))))*5+15)*([.$BB94]/1000)*[.$M94]*1+([.BD$65]/100);0)" office:value-type="float" office:value="16" calcext:value-type="float">
            <text:p>16</text:p>
          </table:table-cell>
          <table:table-cell table:style-name="ce153" table:formula="of:=ROUNDDOWN(((((5)+([.$AB94]-[.$AF94]-(ROUNDDOWN([.$AG94]/2;0))))*5+15)*([.$AP94]/1000)*[.$M94]*1+([.BE$65]/100))*([.$H94]/540)+0.03;4)" office:value-type="float" office:value="0.2249" calcext:value-type="float">
            <text:p>0.2249</text:p>
          </table:table-cell>
          <table:table-cell table:style-name="ce153" table:formula="of:=ROUNDDOWN((((5)+([.$X94]-[.$Y94]-(ROUNDDOWN([.$AA94]/2;0))))*5+15)*0.5*([.$AK94]/1000)*[.$O94]*1+([.BF$65]/100);0)" office:value-type="float" office:value="2" calcext:value-type="float">
            <text:p>2</text:p>
          </table:table-cell>
          <table:table-cell table:style-name="ce153" table:formula="of:=ROUNDDOWN(((((5)+([.$AD94]-[.$AF94]-(ROUNDDOWN([.$AG94]/2;0))))*5+15)*0.5*([.$AK94]/1000)*[.$O94]*1+([.BG$65]/100))*([.$H94]/540)+0.03;4)" office:value-type="float" office:value="0.0612" calcext:value-type="float">
            <text:p>0.0612</text:p>
          </table:table-cell>
          <table:table-cell table:style-name="ce153" table:formula="of:=[.BB94]-[.CQ94]-[.CS94]" office:value-type="float" office:value="819" calcext:value-type="float">
            <text:p>819</text:p>
          </table:table-cell>
          <table:table-cell table:style-name="ce161" table:formula="of:=[.$AQ94]-[.CR94]-[.CT94]" office:value-type="float" office:value="3.8085" calcext:value-type="float">
            <text:p>3.8085</text:p>
          </table:table-cell>
          <table:table-cell table:style-name="ce149" table:formula="of:=ROUNDDOWN((((5)+([.$V94]-[.$Z94]-(ROUNDDOWN([.$AA94]/2;0))))*5+15)*([.$BB94]/1000)*[.$M94]*1+([.BJ$65]/100);0)" office:value-type="float" office:value="16" calcext:value-type="float">
            <text:p>16</text:p>
          </table:table-cell>
          <table:table-cell table:style-name="ce153" table:formula="of:=ROUNDDOWN(((((5)+([.$AB94]-[.$AF94]-(ROUNDDOWN([.$AG94]/2;0))))*5+15)*([.$AP94]/1000)*[.$M94]*1+([.BK$65]/100))*([.$H94]/540)+0.03;4)" office:value-type="float" office:value="0.2249" calcext:value-type="float">
            <text:p>0.2249</text:p>
          </table:table-cell>
          <table:table-cell table:style-name="ce153" table:formula="of:=ROUNDDOWN((((5)+([.$X94]-[.$Z94]-(ROUNDDOWN([.$AA94]/2;0))))*5+15)*0.5*([.$AK94]/1000)*[.$O94]*1+([.BL$65]/100);0)" office:value-type="float" office:value="1" calcext:value-type="float">
            <text:p>1</text:p>
          </table:table-cell>
          <table:table-cell table:style-name="ce153" table:formula="of:=ROUNDDOWN(((((5)+([.$AD94]-[.$AE94]-(ROUNDDOWN([.$AG94]/2;0))))*5+15)*0.5*([.$AK94]/1000)*[.$O94]*1+([.BM$65]/100))*([.$H94]/540)+0.03;4)" office:value-type="float" office:value="0.0612" calcext:value-type="float">
            <text:p>0.0612</text:p>
          </table:table-cell>
          <table:table-cell table:style-name="ce153" table:formula="of:=[.BH94]-[.CW94]-[.CY94]" office:value-type="float" office:value="767" calcext:value-type="float">
            <text:p>767</text:p>
          </table:table-cell>
          <table:table-cell table:style-name="ce161" table:formula="of:=[.$AQ94]-[.CX94]-[.CZ94]" office:value-type="float" office:value="3.8085" calcext:value-type="float">
            <text:p>3.8085</text:p>
          </table:table-cell>
          <table:table-cell table:style-name="ce149" table:formula="of:=ROUNDDOWN((((5)+([.$V94]-[.$Z94]-(ROUNDDOWN([.$AA94]/2;0))))*5+15)*([.$BB94]/1000)*[.$M94]*1+([.BP$65]/100);0)" office:value-type="float" office:value="16" calcext:value-type="float">
            <text:p>16</text:p>
          </table:table-cell>
          <table:table-cell table:style-name="ce153" table:formula="of:=ROUNDDOWN(((((5)+([.$AB94]-[.$AF94]-(ROUNDDOWN([.$AG94]/2;0))))*5+15)*([.$AP94]/1000)*[.$M94]*1+([.BQ$65]/100))*([.$H94]/540)+0.03;4)" office:value-type="float" office:value="0.2249" calcext:value-type="float">
            <text:p>0.2249</text:p>
          </table:table-cell>
          <table:table-cell table:style-name="ce153" table:formula="of:=ROUNDDOWN((((5)+([.$X94]-[.$Z94]-(ROUNDDOWN([.$AA94]/2;0))))*5+15)*0.5*([.$AK94]/1000)*[.$O94]*1+([.BR$65]/100);0)" office:value-type="float" office:value="1" calcext:value-type="float">
            <text:p>1</text:p>
          </table:table-cell>
          <table:table-cell table:style-name="ce153" table:formula="of:=ROUNDDOWN(((((5)+([.$AD94]-[.$AF94]-(ROUNDDOWN([.$AG94]/2;0))))*5+15)*0.5*([.$AK94]/1000)*[.$O94]*1+([.BS$65]/100))*([.$H94]/540)+0.03;4)" office:value-type="float" office:value="0.0612" calcext:value-type="float">
            <text:p>0.0612</text:p>
          </table:table-cell>
          <table:table-cell table:style-name="ce153" table:formula="of:=[.BN94]-[.DC94]-[.DE94]" office:value-type="float" office:value="716" calcext:value-type="float">
            <text:p>716</text:p>
          </table:table-cell>
          <table:table-cell table:style-name="ce161" table:formula="of:=[.$AQ94]-[.DD94]-[.DF94]" office:value-type="float" office:value="3.8085" calcext:value-type="float">
            <text:p>3.8085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94]-[.$S94]-(ROUNDDOWN([.$U94]/2;0))))*5+15)*([.$BX94]/1000)*[.$K94]*1+([.BY$65]/100);0)" office:value-type="float" office:value="6" calcext:value-type="float">
            <text:p>6</text:p>
          </table:table-cell>
          <table:table-cell table:style-name="ce169" table:formula="of:=ROUNDDOWN(((((5)+([.$AC94]-[.$AE94]-(ROUNDDOWN([.$AG94]/2;0))))*5+15)*([.$AK94]/1000)*[.$K94]*1+([.BZ$65]/100))*([.$H94]/540)+0.03;4)" office:value-type="float" office:value="0.1534" calcext:value-type="float">
            <text:p>0.1534</text:p>
          </table:table-cell>
          <table:table-cell table:style-name="ce169" table:formula="of:=ROUNDDOWN((((5)+([.$R94]-[.$S94]-(ROUNDDOWN([.$U94]/2;0))))*5+15)*0.5*([.$BX94]/1000)*[.$L94]*1+([.CA$65]/100);0)" office:value-type="float" office:value="37" calcext:value-type="float">
            <text:p>37</text:p>
          </table:table-cell>
          <table:table-cell table:style-name="ce169" table:formula="of:=ROUNDDOWN(((((5)+([.$AD94]-[.$AE94]-(ROUNDDOWN([.$AG94]/2;0))))*5+15)*0.5*([.$AK94]/1000)*[.$L94]*1+([.CB$65]/100))*([.$H94]/540)+0.03;4)" office:value-type="float" office:value="0.4744" calcext:value-type="float">
            <text:p>0.4744</text:p>
          </table:table-cell>
          <table:table-cell table:style-name="ce169" table:formula="of:=[.BX94]-[.AL94]-[.AN94]" office:value-type="float" office:value="924" calcext:value-type="float">
            <text:p>924</text:p>
          </table:table-cell>
          <table:table-cell table:style-name="ce174" table:formula="of:=[.$H94]-[.AM94]-[.AO94]" office:value-type="float" office:value="4.2364" calcext:value-type="float">
            <text:p>4.2364</text:p>
          </table:table-cell>
          <table:table-cell table:style-name="ce146" table:formula="of:=ROUNDDOWN((((5)+([.$Q94]-[.$S94]-(ROUNDDOWN([.$U94]/2;0))))*5+15)*([.$CC94]/1000)*[.$K94]*1+([.CE$65]/100);0)" office:value-type="float" office:value="6" calcext:value-type="float">
            <text:p>6</text:p>
          </table:table-cell>
          <table:table-cell table:style-name="ce169" table:formula="of:=ROUNDDOWN(((((5)+([.$AC94]-[.$AE94]-(ROUNDDOWN([.$AG94]/2;0))))*5+15)*([.$AK94]/1000)*[.$K94]*1+([.CF$65]/100))*([.$H94]/540)+0.03;4)" office:value-type="float" office:value="0.1534" calcext:value-type="float">
            <text:p>0.1534</text:p>
          </table:table-cell>
          <table:table-cell table:style-name="ce169" table:formula="of:=ROUNDDOWN((((5)+([.$R94]-[.$S94]-(ROUNDDOWN([.$U94]/2;0))))*5+15)*0.5*([.$BX94]/1000)*[.$L94]*1+([.CG$65]/100);0)" office:value-type="float" office:value="37" calcext:value-type="float">
            <text:p>37</text:p>
          </table:table-cell>
          <table:table-cell table:style-name="ce169" table:formula="of:=ROUNDDOWN(((((5)+([.$AD94]-[.$AE94]-(ROUNDDOWN([.$AG94]/2;0))))*5+15)*0.5*([.$AK94]/1000)*[.$L94]*1+([.CH$65]/100))*([.$H94]/540)+0.03;4)" office:value-type="float" office:value="0.4744" calcext:value-type="float">
            <text:p>0.4744</text:p>
          </table:table-cell>
          <table:table-cell table:style-name="ce169" table:formula="of:=[.CC94]-[.AR94]-[.AT94]" office:value-type="float" office:value="850" calcext:value-type="float">
            <text:p>850</text:p>
          </table:table-cell>
          <table:table-cell table:style-name="ce174" table:formula="of:=[.$H94]-[.AS94]-[.AU94]" office:value-type="float" office:value="4.4945" calcext:value-type="float">
            <text:p>4.4945</text:p>
          </table:table-cell>
          <table:table-cell table:style-name="ce146" table:formula="of:=ROUNDDOWN((((5)+([.$Q94]-[.$S94]-(ROUNDDOWN([.$U94]/2;0))))*5+15)*([.$CI94]/1000)*[.$K94]*1+([.CK$65]/100);0)" office:value-type="float" office:value="5" calcext:value-type="float">
            <text:p>5</text:p>
          </table:table-cell>
          <table:table-cell table:style-name="ce169" table:formula="of:=ROUNDDOWN(((((5)+([.$AC94]-[.$AE94]-(ROUNDDOWN([.$AG94]/2;0))))*5+15)*([.$AK94]/1000)*[.$K94]*1+([.CL$65]/100))*([.$H94]/540)+0.03;4)" office:value-type="float" office:value="0.1534" calcext:value-type="float">
            <text:p>0.1534</text:p>
          </table:table-cell>
          <table:table-cell table:style-name="ce169" table:formula="of:=ROUNDDOWN((((5)+([.$R94]-[.$S94]-(ROUNDDOWN([.$U94]/2;0))))*5+15)*0.5*([.$BX94]/1000)*[.$L94]*1+([.CM$65]/100);0)" office:value-type="float" office:value="37" calcext:value-type="float">
            <text:p>37</text:p>
          </table:table-cell>
          <table:table-cell table:style-name="ce169" table:formula="of:=ROUNDDOWN(((((5)+([.$AD94]-[.$AE94]-(ROUNDDOWN([.$AG94]/2;0))))*5+15)*0.5*([.$AK94]/1000)*[.$L94]*1+([.CN$65]/100))*([.$H94]/540)+0.03;4)" office:value-type="float" office:value="0.4744" calcext:value-type="float">
            <text:p>0.4744</text:p>
          </table:table-cell>
          <table:table-cell table:style-name="ce169" table:formula="of:=[.CI94]-[.AX94]-[.AZ94]" office:value-type="float" office:value="776" calcext:value-type="float">
            <text:p>776</text:p>
          </table:table-cell>
          <table:table-cell table:style-name="ce174" table:formula="of:=[.$H94]-[.AY94]-[.BA94]" office:value-type="float" office:value="4.2475" calcext:value-type="float">
            <text:p>4.2475</text:p>
          </table:table-cell>
          <table:table-cell table:style-name="ce149" table:formula="of:=ROUNDDOWN((((5)+([.$W94]-[.$Y94]-(ROUNDDOWN([.$AA94]/2;0))))*5+15)*([.$CO94]/1000)*[.$N94]*1+([.CQ$65]/100);0)" office:value-type="float" office:value="51" calcext:value-type="float">
            <text:p>51</text:p>
          </table:table-cell>
          <table:table-cell table:style-name="ce153" table:formula="of:=ROUNDDOWN(((((5)+([.$AC94]-[.$AE94]-(ROUNDDOWN([.$AG94]/2;0))))*5+15)*([.$AP94]/1000)*[.$N94]*1+([.CR$65]/100))*([.$H94]/540)+0.03;4)" office:value-type="float" office:value="0.5025" calcext:value-type="float">
            <text:p>0.5025</text:p>
          </table:table-cell>
          <table:table-cell table:style-name="ce153" table:formula="of:=ROUNDDOWN((((5)+([.$X94]-[.$Y94]-(ROUNDDOWN([.$AA94]/2;0))))*5+15)*0.5*([.$AK94]/1000)*[.$O94]*1+([.CS$65]/100);0)" office:value-type="float" office:value="2" calcext:value-type="float">
            <text:p>2</text:p>
          </table:table-cell>
          <table:table-cell table:style-name="ce153" table:formula="of:=ROUNDDOWN(((((5)+([.$AD94]-[.$AE94]-(ROUNDDOWN([.$AG94]/2;0))))*5+15)*0.5*([.$AK94]/1000)*[.$O94]*1+([.CT$65]/100))*([.$H94]/540)+0.03;4)" office:value-type="float" office:value="0.0612" calcext:value-type="float">
            <text:p>0.0612</text:p>
          </table:table-cell>
          <table:table-cell table:style-name="ce153" table:formula="of:=[.CO94]-[.BD94]-[.BF94]" office:value-type="float" office:value="758" calcext:value-type="float">
            <text:p>758</text:p>
          </table:table-cell>
          <table:table-cell table:style-name="ce161" table:formula="of:=[.$AQ94]-[.BE94]-[.BG94]" office:value-type="float" office:value="4.0861" calcext:value-type="float">
            <text:p>4.0861</text:p>
          </table:table-cell>
          <table:table-cell table:style-name="ce149" table:formula="of:=ROUNDDOWN((((5)+([.$W94]-[.$Y94]-(ROUNDDOWN([.$AA94]/2;0))))*5+15)*([.$CU94]/1000)*[.$N94]*1+([.CW$65]/100);0)" office:value-type="float" office:value="50" calcext:value-type="float">
            <text:p>50</text:p>
          </table:table-cell>
          <table:table-cell table:style-name="ce153" table:formula="of:=ROUNDDOWN(((((5)+([.$AC94]-[.$AE94]-(ROUNDDOWN([.$AG94]/2;0))))*5+15)*([.$AP94]/1000)*[.$N94]*1+([.CX$65]/100))*([.$H94]/540)+0.03;4)" office:value-type="float" office:value="0.5025" calcext:value-type="float">
            <text:p>0.5025</text:p>
          </table:table-cell>
          <table:table-cell table:style-name="ce153" table:formula="of:=ROUNDDOWN((((5)+([.$X94]-[.$Y94]-(ROUNDDOWN([.$AA94]/2;0))))*5+15)*0.5*([.$AK94]/1000)*[.$O94]*1+([.CY$65]/100);0)" office:value-type="float" office:value="2" calcext:value-type="float">
            <text:p>2</text:p>
          </table:table-cell>
          <table:table-cell table:style-name="ce153" table:formula="of:=ROUNDDOWN(((((5)+([.$AD94]-[.$AE94]-(ROUNDDOWN([.$AG94]/2;0))))*5+15)*0.5*([.$AK94]/1000)*[.$O94]*1+([.CZ$65]/100))*([.$H94]/540)+0.03;4)" office:value-type="float" office:value="0.0612" calcext:value-type="float">
            <text:p>0.0612</text:p>
          </table:table-cell>
          <table:table-cell table:style-name="ce153" table:formula="of:=[.CU94]-[.BJ94]-[.BL94]" office:value-type="float" office:value="741" calcext:value-type="float">
            <text:p>741</text:p>
          </table:table-cell>
          <table:table-cell table:style-name="ce161" table:formula="of:=[.$AQ94]-[.BK94]-[.BM94]" office:value-type="float" office:value="4.0861" calcext:value-type="float">
            <text:p>4.0861</text:p>
          </table:table-cell>
          <table:table-cell table:style-name="ce149" table:formula="of:=ROUNDDOWN((((5)+([.$W94]-[.$Y94]-(ROUNDDOWN([.$AA94]/2;0))))*5+15)*([.$DA94]/1000)*[.$N94]*1+([.DC$65]/100);0)" office:value-type="float" office:value="49" calcext:value-type="float">
            <text:p>49</text:p>
          </table:table-cell>
          <table:table-cell table:style-name="ce153" table:formula="of:=ROUNDDOWN(((((5)+([.$AC94]-[.$AE94]-(ROUNDDOWN([.$AG94]/2;0))))*5+15)*([.$AP94]/1000)*[.$N94]*1+([.DD$65]/100))*([.$H94]/540)+0.03;4)" office:value-type="float" office:value="0.5025" calcext:value-type="float">
            <text:p>0.5025</text:p>
          </table:table-cell>
          <table:table-cell table:style-name="ce153" table:formula="of:=ROUNDDOWN((((5)+([.$X94]-[.$Y94]-(ROUNDDOWN([.$AA94]/2;0))))*5+15)*0.5*([.$AK94]/1000)*[.$O94]*1+([.DE$65]/100);0)" office:value-type="float" office:value="2" calcext:value-type="float">
            <text:p>2</text:p>
          </table:table-cell>
          <table:table-cell table:style-name="ce153" table:formula="of:=ROUNDDOWN(((((5)+([.$AD94]-[.$AE94]-(ROUNDDOWN([.$AG94]/2;0))))*5+15)*0.5*([.$AK94]/1000)*[.$O94]*1+([.DF$65]/100))*([.$H94]/540)+0.03;4)" office:value-type="float" office:value="0.0612" calcext:value-type="float">
            <text:p>0.0612</text:p>
          </table:table-cell>
          <table:table-cell table:style-name="ce153" table:formula="of:=[.DA94]-[.BP94]-[.BR94]" office:value-type="float" office:value="724" calcext:value-type="float">
            <text:p>724</text:p>
          </table:table-cell>
          <table:table-cell table:style-name="ce161" table:formula="of:=[.$AQ94]-[.BQ94]-[.BS94]" office:value-type="float" office:value="4.0861" calcext:value-type="float">
            <text:p>4.0861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119" table:formula="of:=[.AL94]+[.AR94]+[.AX94]+[.BD94]+[.BJ94]+[.BP94]" office:value-type="float" office:value="128" calcext:value-type="float">
            <text:p>128</text:p>
          </table:table-cell>
          <table:table-cell table:style-name="ce120" table:formula="of:=[.AM94]+[.AS94]+[.AY94]+[.BE94]+[.BK94]+[.BQ94]" office:value-type="float" office:value="1.2731" calcext:value-type="float">
            <text:p>1.2731</text:p>
          </table:table-cell>
          <table:table-cell table:style-name="ce119" table:formula="of:=[.BY94]+[.CE94]+[.CK94]+[.CQ94]+[.CW94]+[.DC94]" office:value-type="float" office:value="167" calcext:value-type="float">
            <text:p>167</text:p>
          </table:table-cell>
          <table:table-cell table:style-name="ce120" table:formula="of:=[.BZ94]+[.CF94]+[.CL94]+[.CR94]+[.CX94]+[.DD94]" office:value-type="float" office:value="1.9677" calcext:value-type="float">
            <text:p>1.9677</text:p>
          </table:table-cell>
          <table:table-cell table:style-name="ce119" table:formula="of:=[.AN94]+[.AT94]+[.AZ94]+[.BF94]+[.BL94]+[.BR94]" office:value-type="float" office:value="148" calcext:value-type="float">
            <text:p>148</text:p>
          </table:table-cell>
          <table:table-cell table:style-name="ce120" table:formula="of:=[.AO94]+[.AU94]+[.BA94]+[.BG94]+[.BM94]+[.BS94]" office:value-type="float" office:value="1.6068" calcext:value-type="float">
            <text:p>1.6068</text:p>
          </table:table-cell>
          <table:table-cell table:style-name="ce119" table:formula="of:=[.CA94]+[.CG94]+[.CM94]+[.CS94]+[.CY94]+[.DE94]" office:value-type="float" office:value="117" calcext:value-type="float">
            <text:p>117</text:p>
          </table:table-cell>
          <table:table-cell table:style-name="ce120" table:formula="of:=[.CB94]+[.CH94]+[.CN94]+[.CT94]+[.CZ94]+[.DF94]" office:value-type="float" office:value="1.6068" calcext:value-type="float">
            <text:p>1.6068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119" table:formula="of:=[.DK94]-[.DQ94]" office:value-type="float" office:value="11" calcext:value-type="float">
            <text:p>11</text:p>
          </table:table-cell>
          <table:table-cell table:style-name="ce120" table:formula="of:=[.DL94]-[.DR94]" office:value-type="float" office:value="-0.3337" calcext:value-type="float">
            <text:p>-0.3337</text:p>
          </table:table-cell>
          <table:table-cell table:style-name="ce119" table:formula="of:=[.DM94]-[.DO94]" office:value-type="float" office:value="19" calcext:value-type="float">
            <text:p>19</text:p>
          </table:table-cell>
          <table:table-cell table:style-name="ce120" table:formula="of:=[.DN94]-[.DP94]" office:value-type="float" office:value="0.3609" calcext:value-type="float">
            <text:p>0.3609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5" office:value-type="float" office:value="2.1" calcext:value-type="float">
            <text:p>2.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6.4" calcext:value-type="float">
            <text:p>6.4</text:p>
          </table:table-cell>
          <table:table-cell table:style-name="ce26" office:value-type="float" office:value="2.15" calcext:value-type="float">
            <text:p>2.15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float" office:value="0.45" calcext:value-type="float">
            <text:p>0.45</text:p>
          </table:table-cell>
          <table:table-cell table:style-name="ce51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B95]/[.$I95]" office:value-type="float" office:value="0.7" calcext:value-type="float">
            <text:p>0.7</text:p>
          </table:table-cell>
          <table:table-cell table:style-name="ce58" table:formula="of:=[.C95]/[.$I95]" office:value-type="float" office:value="0.333333333333333" calcext:value-type="float">
            <text:p>0.333333333333333</text:p>
          </table:table-cell>
          <table:table-cell table:style-name="ce59" table:formula="of:=[.D95]/[.$I95]" office:value-type="float" office:value="2.13333333333333" calcext:value-type="float">
            <text:p>2.13333333333333</text:p>
          </table:table-cell>
          <table:table-cell table:style-name="ce57" table:formula="of:=[.E95]/[.$I95]" office:value-type="float" office:value="0.716666666666667" calcext:value-type="float">
            <text:p>0.716666666666667</text:p>
          </table:table-cell>
          <table:table-cell table:style-name="ce58" table:formula="of:=[.F95]/[.$I95]" office:value-type="float" office:value="1.33333333333333" calcext:value-type="float">
            <text:p>1.33333333333333</text:p>
          </table:table-cell>
          <table:table-cell table:style-name="ce59" table:formula="of:=[.G95]/[.$I95]" office:value-type="float" office:value="0.15" calcext:value-type="float">
            <text:p>0.1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18" office:value-type="float" office:value="28" calcext:value-type="float">
            <text:p>28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46" table:formula="of:=ROUNDDOWN((((5)+([.$P95]-[.$T95]-(ROUNDDOWN([.$U95]/2;0))))*5+15)*([.$AK95]/1000)*[.$J95]*1+([.AL$65]/100);0)" office:value-type="float" office:value="28" calcext:value-type="float">
            <text:p>28</text:p>
          </table:table-cell>
          <table:table-cell table:style-name="ce169" table:formula="of:=ROUNDDOWN(((((5)+([.$AB95]-[.$AF95]-(ROUNDDOWN([.$AG95]/2;0))))*5+15)*([.$AK95]/1000)*[.$J95]*1+([.AM$65]/100))*([.$H95]/540)+0.03;4)" office:value-type="float" office:value="0.2568" calcext:value-type="float">
            <text:p>0.2568</text:p>
          </table:table-cell>
          <table:table-cell table:style-name="ce169" table:formula="of:=ROUNDDOWN((((5)+([.$R95]-[.$T95]-(ROUNDDOWN([.$U95]/2;0))))*5+15)*([.$AK95]/1000)*[.$L95]*0.5*1+([.AN$65]/100);0)" office:value-type="float" office:value="48" calcext:value-type="float">
            <text:p>48</text:p>
          </table:table-cell>
          <table:table-cell table:style-name="ce169" table:formula="of:=ROUNDDOWN(((((5)+([.$AD95]-[.$AF95]-(ROUNDDOWN([.$AG95]/2;0))))*5+15)*([.$AK95]/1000)*[.$L95]*0.5*1+([.AO$65]/100))*([.$H95]/540)+0.03;4)" office:value-type="float" office:value="0.425" calcext:value-type="float">
            <text:p>0.425</text:p>
          </table:table-cell>
          <table:table-cell table:style-name="ce169" table:formula="of:=[.AK95]-[.BY95]-[.CA95]" office:value-type="float" office:value="958" calcext:value-type="float">
            <text:p>958</text:p>
          </table:table-cell>
          <table:table-cell table:style-name="ce174" table:formula="of:=[.$H95]-[.BZ95]-[.CB95]" office:value-type="float" office:value="4.4216" calcext:value-type="float">
            <text:p>4.4216</text:p>
          </table:table-cell>
          <table:table-cell table:style-name="ce146" table:formula="of:=ROUNDDOWN((((5)+([.$P95]-[.$T95]-(ROUNDDOWN([.$U95]/2;0))))*5+15)*([.$AP95]/1000)*[.$J95]*1+([.AR$65]/100);0)" office:value-type="float" office:value="26" calcext:value-type="float">
            <text:p>26</text:p>
          </table:table-cell>
          <table:table-cell table:style-name="ce169" table:formula="of:=ROUNDDOWN(((((5)+([.$AB95]-[.$AF95]-(ROUNDDOWN([.$AG95]/2;0))))*5+15)*([.$AQ95]/1000)*[.$J95]*1+([.AS$65]/100))*([.$H95]/540)+0.03;4)" office:value-type="float" office:value="0.031" calcext:value-type="float">
            <text:p>0.031</text:p>
          </table:table-cell>
          <table:table-cell table:style-name="ce169" table:formula="of:=ROUNDDOWN((((5)+([.$R95]-[.$T95]-(ROUNDDOWN([.$U95]/2;0))))*5+15)*([.$AK95]/1000)*[.$L95]*0.5*1+([.AT$65]/100);0)" office:value-type="float" office:value="48" calcext:value-type="float">
            <text:p>48</text:p>
          </table:table-cell>
          <table:table-cell table:style-name="ce169" table:formula="of:=ROUNDDOWN(((((5)+([.$AD95]-[.$AF95]-(ROUNDDOWN([.$AG95]/2;0))))*5+15)*0.5*([.$AK95]/1000)*[.$L95]*1+([.AU$65]/100))*([.$H95]/540)+0.03;4)" office:value-type="float" office:value="0.425" calcext:value-type="float">
            <text:p>0.425</text:p>
          </table:table-cell>
          <table:table-cell table:style-name="ce169" table:formula="of:=[.AP95]-[.CE95]-[.CG95]" office:value-type="float" office:value="917" calcext:value-type="float">
            <text:p>917</text:p>
          </table:table-cell>
          <table:table-cell table:style-name="ce174" table:formula="of:=[.$AQ95]-[.CF95]-[.CH95]" office:value-type="float" office:value="3.8432" calcext:value-type="float">
            <text:p>3.8432</text:p>
          </table:table-cell>
          <table:table-cell table:style-name="ce146" table:formula="of:=ROUNDDOWN((((5)+([.$P95]-[.$T95]-(ROUNDDOWN([.$U95]/2;0))))*5+15)*([.$AP95]/1000)*[.$J95]*1+([.AX$65]/100);0)" office:value-type="float" office:value="26" calcext:value-type="float">
            <text:p>26</text:p>
          </table:table-cell>
          <table:table-cell table:style-name="ce169" table:formula="of:=ROUNDDOWN(((((5)+([.$AB95]-[.$AF95]-(ROUNDDOWN([.$AG95]/2;0))))*5+15)*([.$AP95]/1000)*[.$J95]*1+([.AY$65]/100))*([.$H95]/540)+0.03;4)" office:value-type="float" office:value="0.2473" calcext:value-type="float">
            <text:p>0.2473</text:p>
          </table:table-cell>
          <table:table-cell table:style-name="ce169" table:formula="of:=ROUNDDOWN((((5)+([.$R95]-[.$T95]-(ROUNDDOWN([.$U95]/2;0))))*5+15)*([.$AK95]/1000)*[.$L95]*0.5*1+([.AZ$65]/100);0)" office:value-type="float" office:value="48" calcext:value-type="float">
            <text:p>48</text:p>
          </table:table-cell>
          <table:table-cell table:style-name="ce169" table:formula="of:=ROUNDDOWN(((((5)+([.$AD95]-[.$AF95]-(ROUNDDOWN([.$AG95]/2;0))))*5+15)*0.5*([.$AK95]/1000)*[.$L95]*1+([.BA$65]/100))*([.$H95]/540)+0.03;4)" office:value-type="float" office:value="0.425" calcext:value-type="float">
            <text:p>0.425</text:p>
          </table:table-cell>
          <table:table-cell table:style-name="ce169" table:formula="of:=[.AV95]-[.CK95]-[.CM95]" office:value-type="float" office:value="876" calcext:value-type="float">
            <text:p>876</text:p>
          </table:table-cell>
          <table:table-cell table:style-name="ce174" table:formula="of:=[.$AQ95]-[.CL95]-[.CN95]" office:value-type="float" office:value="3.8432" calcext:value-type="float">
            <text:p>3.8432</text:p>
          </table:table-cell>
          <table:table-cell table:style-name="ce148" table:formula="of:=ROUNDDOWN((((5)+([.$V95]-[.$Z95]-(ROUNDDOWN([.$AA95]/2;0))))*5+15)*([.$BB95]/1000)*[.$M95]*1+([.BD$65]/100);0)" office:value-type="float" office:value="22" calcext:value-type="float">
            <text:p>22</text:p>
          </table:table-cell>
          <table:table-cell table:style-name="ce152" table:formula="of:=ROUNDDOWN(((((5)+([.$AB95]-[.$AF95]-(ROUNDDOWN([.$AG95]/2;0))))*5+15)*([.$AP95]/1000)*[.$M95]*1+([.BE$65]/100))*([.$H95]/540)+0.03;4)" office:value-type="float" office:value="0.2524" calcext:value-type="float">
            <text:p>0.2524</text:p>
          </table:table-cell>
          <table:table-cell table:style-name="ce152" table:formula="of:=ROUNDDOWN((((5)+([.$X95]-[.$Y95]-(ROUNDDOWN([.$AA95]/2;0))))*5+15)*0.5*([.$AK95]/1000)*[.$O95]*1+([.BF$65]/100);0)" office:value-type="float" office:value="2" calcext:value-type="float">
            <text:p>2</text:p>
          </table:table-cell>
          <table:table-cell table:style-name="ce152" table:formula="of:=ROUNDDOWN(((((5)+([.$AD95]-[.$AF95]-(ROUNDDOWN([.$AG95]/2;0))))*5+15)*0.5*([.$AK95]/1000)*[.$O95]*1+([.BG$65]/100))*([.$H95]/540)+0.03;4)" office:value-type="float" office:value="0.0577" calcext:value-type="float">
            <text:p>0.0577</text:p>
          </table:table-cell>
          <table:table-cell table:style-name="ce152" table:formula="of:=[.BB95]-[.CQ95]-[.CS95]" office:value-type="float" office:value="818" calcext:value-type="float">
            <text:p>818</text:p>
          </table:table-cell>
          <table:table-cell table:style-name="ce160" table:formula="of:=[.$AQ95]-[.CR95]-[.CT95]" office:value-type="float" office:value="3.8609" calcext:value-type="float">
            <text:p>3.8609</text:p>
          </table:table-cell>
          <table:table-cell table:style-name="ce148" table:formula="of:=ROUNDDOWN((((5)+([.$V95]-[.$Z95]-(ROUNDDOWN([.$AA95]/2;0))))*5+15)*([.$BB95]/1000)*[.$M95]*1+([.BJ$65]/100);0)" office:value-type="float" office:value="22" calcext:value-type="float">
            <text:p>22</text:p>
          </table:table-cell>
          <table:table-cell table:style-name="ce152" table:formula="of:=ROUNDDOWN(((((5)+([.$AB95]-[.$AF95]-(ROUNDDOWN([.$AG95]/2;0))))*5+15)*([.$AP95]/1000)*[.$M95]*1+([.BK$65]/100))*([.$H95]/540)+0.03;4)" office:value-type="float" office:value="0.2524" calcext:value-type="float">
            <text:p>0.2524</text:p>
          </table:table-cell>
          <table:table-cell table:style-name="ce152" table:formula="of:=ROUNDDOWN((((5)+([.$X95]-[.$Z95]-(ROUNDDOWN([.$AA95]/2;0))))*5+15)*0.5*([.$AK95]/1000)*[.$O95]*1+([.BL$65]/100);0)" office:value-type="float" office:value="1" calcext:value-type="float">
            <text:p>1</text:p>
          </table:table-cell>
          <table:table-cell table:style-name="ce152" table:formula="of:=ROUNDDOWN(((((5)+([.$AD95]-[.$AE95]-(ROUNDDOWN([.$AG95]/2;0))))*5+15)*0.5*([.$AK95]/1000)*[.$O95]*1+([.BM$65]/100))*([.$H95]/540)+0.03;4)" office:value-type="float" office:value="0.0577" calcext:value-type="float">
            <text:p>0.0577</text:p>
          </table:table-cell>
          <table:table-cell table:style-name="ce152" table:formula="of:=[.BH95]-[.CW95]-[.CY95]" office:value-type="float" office:value="761" calcext:value-type="float">
            <text:p>761</text:p>
          </table:table-cell>
          <table:table-cell table:style-name="ce160" table:formula="of:=[.$AQ95]-[.CX95]-[.CZ95]" office:value-type="float" office:value="3.8609" calcext:value-type="float">
            <text:p>3.8609</text:p>
          </table:table-cell>
          <table:table-cell table:style-name="ce148" table:formula="of:=ROUNDDOWN((((5)+([.$V95]-[.$Z95]-(ROUNDDOWN([.$AA95]/2;0))))*5+15)*([.$BB95]/1000)*[.$M95]*1+([.BP$65]/100);0)" office:value-type="float" office:value="22" calcext:value-type="float">
            <text:p>22</text:p>
          </table:table-cell>
          <table:table-cell table:style-name="ce152" table:formula="of:=ROUNDDOWN(((((5)+([.$AB95]-[.$AF95]-(ROUNDDOWN([.$AG95]/2;0))))*5+15)*([.$AP95]/1000)*[.$M95]*1+([.BQ$65]/100))*([.$H95]/540)+0.03;4)" office:value-type="float" office:value="0.2524" calcext:value-type="float">
            <text:p>0.2524</text:p>
          </table:table-cell>
          <table:table-cell table:style-name="ce152" table:formula="of:=ROUNDDOWN((((5)+([.$X95]-[.$Z95]-(ROUNDDOWN([.$AA95]/2;0))))*5+15)*0.5*([.$AK95]/1000)*[.$O95]*1+([.BR$65]/100);0)" office:value-type="float" office:value="1" calcext:value-type="float">
            <text:p>1</text:p>
          </table:table-cell>
          <table:table-cell table:style-name="ce152" table:formula="of:=ROUNDDOWN(((((5)+([.$AD95]-[.$AF95]-(ROUNDDOWN([.$AG95]/2;0))))*5+15)*0.5*([.$AK95]/1000)*[.$O95]*1+([.BS$65]/100))*([.$H95]/540)+0.03;4)" office:value-type="float" office:value="0.0577" calcext:value-type="float">
            <text:p>0.0577</text:p>
          </table:table-cell>
          <table:table-cell table:style-name="ce152" table:formula="of:=[.BN95]-[.DC95]-[.DE95]" office:value-type="float" office:value="706" calcext:value-type="float">
            <text:p>706</text:p>
          </table:table-cell>
          <table:table-cell table:style-name="ce160" table:formula="of:=[.$AQ95]-[.DD95]-[.DF95]" office:value-type="float" office:value="3.8609" calcext:value-type="float">
            <text:p>3.8609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46" table:formula="of:=ROUNDDOWN((((5)+([.$Q95]-[.$S95]-(ROUNDDOWN([.$U95]/2;0))))*5+15)*([.$BX95]/1000)*[.$K95]*1+([.BY$65]/100);0)" office:value-type="float" office:value="5" calcext:value-type="float">
            <text:p>5</text:p>
          </table:table-cell>
          <table:table-cell table:style-name="ce169" table:formula="of:=ROUNDDOWN(((((5)+([.$AC95]-[.$AE95]-(ROUNDDOWN([.$AG95]/2;0))))*5+15)*([.$AK95]/1000)*[.$K95]*1+([.BZ$65]/100))*([.$H95]/540)+0.03;4)" office:value-type="float" office:value="0.1534" calcext:value-type="float">
            <text:p>0.1534</text:p>
          </table:table-cell>
          <table:table-cell table:style-name="ce169" table:formula="of:=ROUNDDOWN((((5)+([.$R95]-[.$S95]-(ROUNDDOWN([.$U95]/2;0))))*5+15)*0.5*([.$BX95]/1000)*[.$L95]*1+([.CA$65]/100);0)" office:value-type="float" office:value="37" calcext:value-type="float">
            <text:p>37</text:p>
          </table:table-cell>
          <table:table-cell table:style-name="ce169" table:formula="of:=ROUNDDOWN(((((5)+([.$AD95]-[.$AE95]-(ROUNDDOWN([.$AG95]/2;0))))*5+15)*0.5*([.$AK95]/1000)*[.$L95]*1+([.CB$65]/100))*([.$H95]/540)+0.03;4)" office:value-type="float" office:value="0.425" calcext:value-type="float">
            <text:p>0.425</text:p>
          </table:table-cell>
          <table:table-cell table:style-name="ce169" table:formula="of:=[.BX95]-[.AL95]-[.AN95]" office:value-type="float" office:value="924" calcext:value-type="float">
            <text:p>924</text:p>
          </table:table-cell>
          <table:table-cell table:style-name="ce174" table:formula="of:=[.$H95]-[.AM95]-[.AO95]" office:value-type="float" office:value="4.3182" calcext:value-type="float">
            <text:p>4.3182</text:p>
          </table:table-cell>
          <table:table-cell table:style-name="ce146" table:formula="of:=ROUNDDOWN((((5)+([.$Q95]-[.$S95]-(ROUNDDOWN([.$U95]/2;0))))*5+15)*([.$CC95]/1000)*[.$K95]*1+([.CE$65]/100);0)" office:value-type="float" office:value="4" calcext:value-type="float">
            <text:p>4</text:p>
          </table:table-cell>
          <table:table-cell table:style-name="ce169" table:formula="of:=ROUNDDOWN(((((5)+([.$AC95]-[.$AE95]-(ROUNDDOWN([.$AG95]/2;0))))*5+15)*([.$AK95]/1000)*[.$K95]*1+([.CF$65]/100))*([.$H95]/540)+0.03;4)" office:value-type="float" office:value="0.1534" calcext:value-type="float">
            <text:p>0.1534</text:p>
          </table:table-cell>
          <table:table-cell table:style-name="ce169" table:formula="of:=ROUNDDOWN((((5)+([.$R95]-[.$S95]-(ROUNDDOWN([.$U95]/2;0))))*5+15)*0.5*([.$BX95]/1000)*[.$L95]*1+([.CG$65]/100);0)" office:value-type="float" office:value="37" calcext:value-type="float">
            <text:p>37</text:p>
          </table:table-cell>
          <table:table-cell table:style-name="ce169" table:formula="of:=ROUNDDOWN(((((5)+([.$AD95]-[.$AE95]-(ROUNDDOWN([.$AG95]/2;0))))*5+15)*0.5*([.$AK95]/1000)*[.$L95]*1+([.CH$65]/100))*([.$H95]/540)+0.03;4)" office:value-type="float" office:value="0.425" calcext:value-type="float">
            <text:p>0.425</text:p>
          </table:table-cell>
          <table:table-cell table:style-name="ce169" table:formula="of:=[.CC95]-[.AR95]-[.AT95]" office:value-type="float" office:value="850" calcext:value-type="float">
            <text:p>850</text:p>
          </table:table-cell>
          <table:table-cell table:style-name="ce174" table:formula="of:=[.$H95]-[.AS95]-[.AU95]" office:value-type="float" office:value="4.544" calcext:value-type="float">
            <text:p>4.544</text:p>
          </table:table-cell>
          <table:table-cell table:style-name="ce146" table:formula="of:=ROUNDDOWN((((5)+([.$Q95]-[.$S95]-(ROUNDDOWN([.$U95]/2;0))))*5+15)*([.$CI95]/1000)*[.$K95]*1+([.CK$65]/100);0)" office:value-type="float" office:value="4" calcext:value-type="float">
            <text:p>4</text:p>
          </table:table-cell>
          <table:table-cell table:style-name="ce169" table:formula="of:=ROUNDDOWN(((((5)+([.$AC95]-[.$AE95]-(ROUNDDOWN([.$AG95]/2;0))))*5+15)*([.$AK95]/1000)*[.$K95]*1+([.CL$65]/100))*([.$H95]/540)+0.03;4)" office:value-type="float" office:value="0.1534" calcext:value-type="float">
            <text:p>0.1534</text:p>
          </table:table-cell>
          <table:table-cell table:style-name="ce169" table:formula="of:=ROUNDDOWN((((5)+([.$R95]-[.$S95]-(ROUNDDOWN([.$U95]/2;0))))*5+15)*0.5*([.$BX95]/1000)*[.$L95]*1+([.CM$65]/100);0)" office:value-type="float" office:value="37" calcext:value-type="float">
            <text:p>37</text:p>
          </table:table-cell>
          <table:table-cell table:style-name="ce169" table:formula="of:=ROUNDDOWN(((((5)+([.$AD95]-[.$AE95]-(ROUNDDOWN([.$AG95]/2;0))))*5+15)*0.5*([.$AK95]/1000)*[.$L95]*1+([.CN$65]/100))*([.$H95]/540)+0.03;4)" office:value-type="float" office:value="0.425" calcext:value-type="float">
            <text:p>0.425</text:p>
          </table:table-cell>
          <table:table-cell table:style-name="ce169" table:formula="of:=[.CI95]-[.AX95]-[.AZ95]" office:value-type="float" office:value="776" calcext:value-type="float">
            <text:p>776</text:p>
          </table:table-cell>
          <table:table-cell table:style-name="ce174" table:formula="of:=[.$H95]-[.AY95]-[.BA95]" office:value-type="float" office:value="4.3277" calcext:value-type="float">
            <text:p>4.3277</text:p>
          </table:table-cell>
          <table:table-cell table:style-name="ce148" table:formula="of:=ROUNDDOWN((((5)+([.$W95]-[.$Y95]-(ROUNDDOWN([.$AA95]/2;0))))*5+15)*([.$CO95]/1000)*[.$N95]*1+([.CQ$65]/100);0)" office:value-type="float" office:value="56" calcext:value-type="float">
            <text:p>56</text:p>
          </table:table-cell>
          <table:table-cell table:style-name="ce152" table:formula="of:=ROUNDDOWN(((((5)+([.$AC95]-[.$AE95]-(ROUNDDOWN([.$AG95]/2;0))))*5+15)*([.$AP95]/1000)*[.$N95]*1+([.CR$65]/100))*([.$H95]/540)+0.03;4)" office:value-type="float" office:value="0.503" calcext:value-type="float">
            <text:p>0.503</text:p>
          </table:table-cell>
          <table:table-cell table:style-name="ce152" table:formula="of:=ROUNDDOWN((((5)+([.$X95]-[.$Y95]-(ROUNDDOWN([.$AA95]/2;0))))*5+15)*0.5*([.$AK95]/1000)*[.$O95]*1+([.CS$65]/100);0)" office:value-type="float" office:value="2" calcext:value-type="float">
            <text:p>2</text:p>
          </table:table-cell>
          <table:table-cell table:style-name="ce152" table:formula="of:=ROUNDDOWN(((((5)+([.$AD95]-[.$AE95]-(ROUNDDOWN([.$AG95]/2;0))))*5+15)*0.5*([.$AK95]/1000)*[.$O95]*1+([.CT$65]/100))*([.$H95]/540)+0.03;4)" office:value-type="float" office:value="0.0577" calcext:value-type="float">
            <text:p>0.0577</text:p>
          </table:table-cell>
          <table:table-cell table:style-name="ce152" table:formula="of:=[.CO95]-[.BD95]-[.BF95]" office:value-type="float" office:value="752" calcext:value-type="float">
            <text:p>752</text:p>
          </table:table-cell>
          <table:table-cell table:style-name="ce160" table:formula="of:=[.$AQ95]-[.BE95]-[.BG95]" office:value-type="float" office:value="4.1115" calcext:value-type="float">
            <text:p>4.1115</text:p>
          </table:table-cell>
          <table:table-cell table:style-name="ce148" table:formula="of:=ROUNDDOWN((((5)+([.$W95]-[.$Y95]-(ROUNDDOWN([.$AA95]/2;0))))*5+15)*([.$CU95]/1000)*[.$N95]*1+([.CW$65]/100);0)" office:value-type="float" office:value="55" calcext:value-type="float">
            <text:p>55</text:p>
          </table:table-cell>
          <table:table-cell table:style-name="ce152" table:formula="of:=ROUNDDOWN(((((5)+([.$AC95]-[.$AE95]-(ROUNDDOWN([.$AG95]/2;0))))*5+15)*([.$AP95]/1000)*[.$N95]*1+([.CX$65]/100))*([.$H95]/540)+0.03;4)" office:value-type="float" office:value="0.503" calcext:value-type="float">
            <text:p>0.503</text:p>
          </table:table-cell>
          <table:table-cell table:style-name="ce152" table:formula="of:=ROUNDDOWN((((5)+([.$X95]-[.$Y95]-(ROUNDDOWN([.$AA95]/2;0))))*5+15)*0.5*([.$AK95]/1000)*[.$O95]*1+([.CY$65]/100);0)" office:value-type="float" office:value="2" calcext:value-type="float">
            <text:p>2</text:p>
          </table:table-cell>
          <table:table-cell table:style-name="ce152" table:formula="of:=ROUNDDOWN(((((5)+([.$AD95]-[.$AE95]-(ROUNDDOWN([.$AG95]/2;0))))*5+15)*0.5*([.$AK95]/1000)*[.$O95]*1+([.CZ$65]/100))*([.$H95]/540)+0.03;4)" office:value-type="float" office:value="0.0577" calcext:value-type="float">
            <text:p>0.0577</text:p>
          </table:table-cell>
          <table:table-cell table:style-name="ce152" table:formula="of:=[.CU95]-[.BJ95]-[.BL95]" office:value-type="float" office:value="729" calcext:value-type="float">
            <text:p>729</text:p>
          </table:table-cell>
          <table:table-cell table:style-name="ce160" table:formula="of:=[.$AQ95]-[.BK95]-[.BM95]" office:value-type="float" office:value="4.1115" calcext:value-type="float">
            <text:p>4.1115</text:p>
          </table:table-cell>
          <table:table-cell table:style-name="ce148" table:formula="of:=ROUNDDOWN((((5)+([.$W95]-[.$Y95]-(ROUNDDOWN([.$AA95]/2;0))))*5+15)*([.$DA95]/1000)*[.$N95]*1+([.DC$65]/100);0)" office:value-type="float" office:value="53" calcext:value-type="float">
            <text:p>53</text:p>
          </table:table-cell>
          <table:table-cell table:style-name="ce152" table:formula="of:=ROUNDDOWN(((((5)+([.$AC95]-[.$AE95]-(ROUNDDOWN([.$AG95]/2;0))))*5+15)*([.$AP95]/1000)*[.$N95]*1+([.DD$65]/100))*([.$H95]/540)+0.03;4)" office:value-type="float" office:value="0.503" calcext:value-type="float">
            <text:p>0.503</text:p>
          </table:table-cell>
          <table:table-cell table:style-name="ce152" table:formula="of:=ROUNDDOWN((((5)+([.$X95]-[.$Y95]-(ROUNDDOWN([.$AA95]/2;0))))*5+15)*0.5*([.$AK95]/1000)*[.$O95]*1+([.DE$65]/100);0)" office:value-type="float" office:value="2" calcext:value-type="float">
            <text:p>2</text:p>
          </table:table-cell>
          <table:table-cell table:style-name="ce152" table:formula="of:=ROUNDDOWN(((((5)+([.$AD95]-[.$AE95]-(ROUNDDOWN([.$AG95]/2;0))))*5+15)*0.5*([.$AK95]/1000)*[.$O95]*1+([.DF$65]/100))*([.$H95]/540)+0.03;4)" office:value-type="float" office:value="0.0577" calcext:value-type="float">
            <text:p>0.0577</text:p>
          </table:table-cell>
          <table:table-cell table:style-name="ce152" table:formula="of:=[.DA95]-[.BP95]-[.BR95]" office:value-type="float" office:value="706" calcext:value-type="float">
            <text:p>706</text:p>
          </table:table-cell>
          <table:table-cell table:style-name="ce160" table:formula="of:=[.$AQ95]-[.BQ95]-[.BS95]" office:value-type="float" office:value="4.1115" calcext:value-type="float">
            <text:p>4.1115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119" table:formula="of:=[.AL95]+[.AR95]+[.AX95]+[.BD95]+[.BJ95]+[.BP95]" office:value-type="float" office:value="146" calcext:value-type="float">
            <text:p>146</text:p>
          </table:table-cell>
          <table:table-cell table:style-name="ce120" table:formula="of:=[.AM95]+[.AS95]+[.AY95]+[.BE95]+[.BK95]+[.BQ95]" office:value-type="float" office:value="1.2923" calcext:value-type="float">
            <text:p>1.2923</text:p>
          </table:table-cell>
          <table:table-cell table:style-name="ce119" table:formula="of:=[.BY95]+[.CE95]+[.CK95]+[.CQ95]+[.CW95]+[.DC95]" office:value-type="float" office:value="177" calcext:value-type="float">
            <text:p>177</text:p>
          </table:table-cell>
          <table:table-cell table:style-name="ce120" table:formula="of:=[.BZ95]+[.CF95]+[.CL95]+[.CR95]+[.CX95]+[.DD95]" office:value-type="float" office:value="1.9692" calcext:value-type="float">
            <text:p>1.9692</text:p>
          </table:table-cell>
          <table:table-cell table:style-name="ce119" table:formula="of:=[.AN95]+[.AT95]+[.AZ95]+[.BF95]+[.BL95]+[.BR95]" office:value-type="float" office:value="148" calcext:value-type="float">
            <text:p>148</text:p>
          </table:table-cell>
          <table:table-cell table:style-name="ce120" table:formula="of:=[.AO95]+[.AU95]+[.BA95]+[.BG95]+[.BM95]+[.BS95]" office:value-type="float" office:value="1.4481" calcext:value-type="float">
            <text:p>1.4481</text:p>
          </table:table-cell>
          <table:table-cell table:style-name="ce119" table:formula="of:=[.CA95]+[.CG95]+[.CM95]+[.CS95]+[.CY95]+[.DE95]" office:value-type="float" office:value="117" calcext:value-type="float">
            <text:p>117</text:p>
          </table:table-cell>
          <table:table-cell table:style-name="ce120" table:formula="of:=[.CB95]+[.CH95]+[.CN95]+[.CT95]+[.CZ95]+[.DF95]" office:value-type="float" office:value="1.4481" calcext:value-type="float">
            <text:p>1.4481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119" table:formula="of:=[.DK95]-[.DQ95]" office:value-type="float" office:value="29" calcext:value-type="float">
            <text:p>29</text:p>
          </table:table-cell>
          <table:table-cell table:style-name="ce120" table:formula="of:=[.DL95]-[.DR95]" office:value-type="float" office:value="-0.1558" calcext:value-type="float">
            <text:p>-0.1558</text:p>
          </table:table-cell>
          <table:table-cell table:style-name="ce119" table:formula="of:=[.DM95]-[.DO95]" office:value-type="float" office:value="29" calcext:value-type="float">
            <text:p>29</text:p>
          </table:table-cell>
          <table:table-cell table:style-name="ce120" table:formula="of:=[.DN95]-[.DP95]" office:value-type="float" office:value="0.5211" calcext:value-type="float">
            <text:p>0.5211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5" office:value-type="float" office:value="2.1" calcext:value-type="float">
            <text:p>2.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6.4" calcext:value-type="float">
            <text:p>6.4</text:p>
          </table:table-cell>
          <table:table-cell table:style-name="ce25" office:value-type="float" office:value="2.15" calcext:value-type="float">
            <text:p>2.15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float" office:value="0.45" calcext:value-type="float">
            <text:p>0.45</text:p>
          </table:table-cell>
          <table:table-cell table:style-name="ce51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B96]/[.$I96]" office:value-type="float" office:value="0.7" calcext:value-type="float">
            <text:p>0.7</text:p>
          </table:table-cell>
          <table:table-cell table:style-name="ce58" table:formula="of:=[.C96]/[.$I96]" office:value-type="float" office:value="0.333333333333333" calcext:value-type="float">
            <text:p>0.333333333333333</text:p>
          </table:table-cell>
          <table:table-cell table:style-name="ce59" table:formula="of:=[.D96]/[.$I96]" office:value-type="float" office:value="2.13333333333333" calcext:value-type="float">
            <text:p>2.13333333333333</text:p>
          </table:table-cell>
          <table:table-cell table:style-name="ce57" table:formula="of:=[.E96]/[.$I96]" office:value-type="float" office:value="0.716666666666667" calcext:value-type="float">
            <text:p>0.716666666666667</text:p>
          </table:table-cell>
          <table:table-cell table:style-name="ce58" table:formula="of:=[.F96]/[.$I96]" office:value-type="float" office:value="1.33333333333333" calcext:value-type="float">
            <text:p>1.33333333333333</text:p>
          </table:table-cell>
          <table:table-cell table:style-name="ce59" table:formula="of:=[.G96]/[.$I96]" office:value-type="float" office:value="0.15" calcext:value-type="float">
            <text:p>0.15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18" office:value-type="float" office:value="29" calcext:value-type="float">
            <text:p>29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96]-[.$T96]-(ROUNDDOWN([.$U96]/2;0))))*5+15)*([.$AK96]/1000)*[.$J96]*1+([.AL$65]/100);0)" office:value-type="float" office:value="24" calcext:value-type="float">
            <text:p>24</text:p>
          </table:table-cell>
          <table:table-cell table:style-name="ce170" table:formula="of:=ROUNDDOWN(((((5)+([.$AB96]-[.$AF96]-(ROUNDDOWN([.$AG96]/2;0))))*5+15)*([.$AK96]/1000)*[.$J96]*1+([.AM$65]/100))*([.$H96]/540)+0.03;4)" office:value-type="float" office:value="0.2568" calcext:value-type="float">
            <text:p>0.2568</text:p>
          </table:table-cell>
          <table:table-cell table:style-name="ce170" table:formula="of:=ROUNDDOWN((((5)+([.$R96]-[.$T96]-(ROUNDDOWN([.$U96]/2;0))))*5+15)*([.$AK96]/1000)*[.$L96]*0.5*1+([.AN$65]/100);0)" office:value-type="float" office:value="48" calcext:value-type="float">
            <text:p>48</text:p>
          </table:table-cell>
          <table:table-cell table:style-name="ce170" table:formula="of:=ROUNDDOWN(((((5)+([.$AD96]-[.$AF96]-(ROUNDDOWN([.$AG96]/2;0))))*5+15)*([.$AK96]/1000)*[.$L96]*0.5*1+([.AO$65]/100))*([.$H96]/540)+0.03;4)" office:value-type="float" office:value="0.3756" calcext:value-type="float">
            <text:p>0.3756</text:p>
          </table:table-cell>
          <table:table-cell table:style-name="ce170" table:formula="of:=[.AK96]-[.BY96]-[.CA96]" office:value-type="float" office:value="960" calcext:value-type="float">
            <text:p>960</text:p>
          </table:table-cell>
          <table:table-cell table:style-name="ce175" table:formula="of:=[.$H96]-[.BZ96]-[.CB96]" office:value-type="float" office:value="4.471" calcext:value-type="float">
            <text:p>4.471</text:p>
          </table:table-cell>
          <table:table-cell table:style-name="ce158" table:formula="of:=ROUNDDOWN((((5)+([.$P96]-[.$T96]-(ROUNDDOWN([.$U96]/2;0))))*5+15)*([.$AP96]/1000)*[.$J96]*1+([.AR$65]/100);0)" office:value-type="float" office:value="23" calcext:value-type="float">
            <text:p>23</text:p>
          </table:table-cell>
          <table:table-cell table:style-name="ce170" table:formula="of:=ROUNDDOWN(((((5)+([.$AB96]-[.$AF96]-(ROUNDDOWN([.$AG96]/2;0))))*5+15)*([.$AQ96]/1000)*[.$J96]*1+([.AS$65]/100))*([.$H96]/540)+0.03;4)" office:value-type="float" office:value="0.031" calcext:value-type="float">
            <text:p>0.031</text:p>
          </table:table-cell>
          <table:table-cell table:style-name="ce170" table:formula="of:=ROUNDDOWN((((5)+([.$R96]-[.$T96]-(ROUNDDOWN([.$U96]/2;0))))*5+15)*([.$AK96]/1000)*[.$L96]*0.5*1+([.AT$65]/100);0)" office:value-type="float" office:value="48" calcext:value-type="float">
            <text:p>48</text:p>
          </table:table-cell>
          <table:table-cell table:style-name="ce170" table:formula="of:=ROUNDDOWN(((((5)+([.$AD96]-[.$AF96]-(ROUNDDOWN([.$AG96]/2;0))))*5+15)*0.5*([.$AK96]/1000)*[.$L96]*1+([.AU$65]/100))*([.$H96]/540)+0.03;4)" office:value-type="float" office:value="0.3756" calcext:value-type="float">
            <text:p>0.3756</text:p>
          </table:table-cell>
          <table:table-cell table:style-name="ce170" table:formula="of:=[.AP96]-[.CE96]-[.CG96]" office:value-type="float" office:value="920" calcext:value-type="float">
            <text:p>920</text:p>
          </table:table-cell>
          <table:table-cell table:style-name="ce175" table:formula="of:=[.$AQ96]-[.CF96]-[.CH96]" office:value-type="float" office:value="3.942" calcext:value-type="float">
            <text:p>3.942</text:p>
          </table:table-cell>
          <table:table-cell table:style-name="ce158" table:formula="of:=ROUNDDOWN((((5)+([.$P96]-[.$T96]-(ROUNDDOWN([.$U96]/2;0))))*5+15)*([.$AP96]/1000)*[.$J96]*1+([.AX$65]/100);0)" office:value-type="float" office:value="23" calcext:value-type="float">
            <text:p>23</text:p>
          </table:table-cell>
          <table:table-cell table:style-name="ce170" table:formula="of:=ROUNDDOWN(((((5)+([.$AB96]-[.$AF96]-(ROUNDDOWN([.$AG96]/2;0))))*5+15)*([.$AP96]/1000)*[.$J96]*1+([.AY$65]/100))*([.$H96]/540)+0.03;4)" office:value-type="float" office:value="0.2477" calcext:value-type="float">
            <text:p>0.2477</text:p>
          </table:table-cell>
          <table:table-cell table:style-name="ce170" table:formula="of:=ROUNDDOWN((((5)+([.$R96]-[.$T96]-(ROUNDDOWN([.$U96]/2;0))))*5+15)*([.$AK96]/1000)*[.$L96]*0.5*1+([.AZ$65]/100);0)" office:value-type="float" office:value="48" calcext:value-type="float">
            <text:p>48</text:p>
          </table:table-cell>
          <table:table-cell table:style-name="ce170" table:formula="of:=ROUNDDOWN(((((5)+([.$AD96]-[.$AF96]-(ROUNDDOWN([.$AG96]/2;0))))*5+15)*0.5*([.$AK96]/1000)*[.$L96]*1+([.BA$65]/100))*([.$H96]/540)+0.03;4)" office:value-type="float" office:value="0.3756" calcext:value-type="float">
            <text:p>0.3756</text:p>
          </table:table-cell>
          <table:table-cell table:style-name="ce170" table:formula="of:=[.AV96]-[.CK96]-[.CM96]" office:value-type="float" office:value="881" calcext:value-type="float">
            <text:p>881</text:p>
          </table:table-cell>
          <table:table-cell table:style-name="ce175" table:formula="of:=[.$AQ96]-[.CL96]-[.CN96]" office:value-type="float" office:value="3.942" calcext:value-type="float">
            <text:p>3.942</text:p>
          </table:table-cell>
          <table:table-cell table:style-name="ce148" table:formula="of:=ROUNDDOWN((((5)+([.$V96]-[.$Z96]-(ROUNDDOWN([.$AA96]/2;0))))*5+15)*([.$BB96]/1000)*[.$M96]*1+([.BD$65]/100);0)" office:value-type="float" office:value="18" calcext:value-type="float">
            <text:p>18</text:p>
          </table:table-cell>
          <table:table-cell table:style-name="ce152" table:formula="of:=ROUNDDOWN(((((5)+([.$AB96]-[.$AF96]-(ROUNDDOWN([.$AG96]/2;0))))*5+15)*([.$AP96]/1000)*[.$M96]*1+([.BE$65]/100))*([.$H96]/540)+0.03;4)" office:value-type="float" office:value="0.2529" calcext:value-type="float">
            <text:p>0.2529</text:p>
          </table:table-cell>
          <table:table-cell table:style-name="ce152" table:formula="of:=ROUNDDOWN((((5)+([.$X96]-[.$Y96]-(ROUNDDOWN([.$AA96]/2;0))))*5+15)*0.5*([.$AK96]/1000)*[.$O96]*1+([.BF$65]/100);0)" office:value-type="float" office:value="2" calcext:value-type="float">
            <text:p>2</text:p>
          </table:table-cell>
          <table:table-cell table:style-name="ce152" table:formula="of:=ROUNDDOWN(((((5)+([.$AD96]-[.$AF96]-(ROUNDDOWN([.$AG96]/2;0))))*5+15)*0.5*([.$AK96]/1000)*[.$O96]*1+([.BG$65]/100))*([.$H96]/540)+0.03;4)" office:value-type="float" office:value="0.0543" calcext:value-type="float">
            <text:p>0.0543</text:p>
          </table:table-cell>
          <table:table-cell table:style-name="ce152" table:formula="of:=[.BB96]-[.CQ96]-[.CS96]" office:value-type="float" office:value="827" calcext:value-type="float">
            <text:p>827</text:p>
          </table:table-cell>
          <table:table-cell table:style-name="ce160" table:formula="of:=[.$AQ96]-[.CR96]-[.CT96]" office:value-type="float" office:value="3.9127" calcext:value-type="float">
            <text:p>3.9127</text:p>
          </table:table-cell>
          <table:table-cell table:style-name="ce148" table:formula="of:=ROUNDDOWN((((5)+([.$V96]-[.$Z96]-(ROUNDDOWN([.$AA96]/2;0))))*5+15)*([.$BB96]/1000)*[.$M96]*1+([.BJ$65]/100);0)" office:value-type="float" office:value="18" calcext:value-type="float">
            <text:p>18</text:p>
          </table:table-cell>
          <table:table-cell table:style-name="ce152" table:formula="of:=ROUNDDOWN(((((5)+([.$AB96]-[.$AF96]-(ROUNDDOWN([.$AG96]/2;0))))*5+15)*([.$AP96]/1000)*[.$M96]*1+([.BK$65]/100))*([.$H96]/540)+0.03;4)" office:value-type="float" office:value="0.2529" calcext:value-type="float">
            <text:p>0.2529</text:p>
          </table:table-cell>
          <table:table-cell table:style-name="ce152" table:formula="of:=ROUNDDOWN((((5)+([.$X96]-[.$Z96]-(ROUNDDOWN([.$AA96]/2;0))))*5+15)*0.5*([.$AK96]/1000)*[.$O96]*1+([.BL$65]/100);0)" office:value-type="float" office:value="1" calcext:value-type="float">
            <text:p>1</text:p>
          </table:table-cell>
          <table:table-cell table:style-name="ce152" table:formula="of:=ROUNDDOWN(((((5)+([.$AD96]-[.$AE96]-(ROUNDDOWN([.$AG96]/2;0))))*5+15)*0.5*([.$AK96]/1000)*[.$O96]*1+([.BM$65]/100))*([.$H96]/540)+0.03;4)" office:value-type="float" office:value="0.0543" calcext:value-type="float">
            <text:p>0.0543</text:p>
          </table:table-cell>
          <table:table-cell table:style-name="ce152" table:formula="of:=[.BH96]-[.CW96]-[.CY96]" office:value-type="float" office:value="774" calcext:value-type="float">
            <text:p>774</text:p>
          </table:table-cell>
          <table:table-cell table:style-name="ce160" table:formula="of:=[.$AQ96]-[.CX96]-[.CZ96]" office:value-type="float" office:value="3.9127" calcext:value-type="float">
            <text:p>3.9127</text:p>
          </table:table-cell>
          <table:table-cell table:style-name="ce148" table:formula="of:=ROUNDDOWN((((5)+([.$V96]-[.$Z96]-(ROUNDDOWN([.$AA96]/2;0))))*5+15)*([.$BB96]/1000)*[.$M96]*1+([.BP$65]/100);0)" office:value-type="float" office:value="19" calcext:value-type="float">
            <text:p>19</text:p>
          </table:table-cell>
          <table:table-cell table:style-name="ce152" table:formula="of:=ROUNDDOWN(((((5)+([.$AB96]-[.$AF96]-(ROUNDDOWN([.$AG96]/2;0))))*5+15)*([.$AP96]/1000)*[.$M96]*1+([.BQ$65]/100))*([.$H96]/540)+0.03;4)" office:value-type="float" office:value="0.2529" calcext:value-type="float">
            <text:p>0.2529</text:p>
          </table:table-cell>
          <table:table-cell table:style-name="ce152" table:formula="of:=ROUNDDOWN((((5)+([.$X96]-[.$Z96]-(ROUNDDOWN([.$AA96]/2;0))))*5+15)*0.5*([.$AK96]/1000)*[.$O96]*1+([.BR$65]/100);0)" office:value-type="float" office:value="1" calcext:value-type="float">
            <text:p>1</text:p>
          </table:table-cell>
          <table:table-cell table:style-name="ce152" table:formula="of:=ROUNDDOWN(((((5)+([.$AD96]-[.$AF96]-(ROUNDDOWN([.$AG96]/2;0))))*5+15)*0.5*([.$AK96]/1000)*[.$O96]*1+([.BS$65]/100))*([.$H96]/540)+0.03;4)" office:value-type="float" office:value="0.0543" calcext:value-type="float">
            <text:p>0.0543</text:p>
          </table:table-cell>
          <table:table-cell table:style-name="ce152" table:formula="of:=[.BN96]-[.DC96]-[.DE96]" office:value-type="float" office:value="723" calcext:value-type="float">
            <text:p>723</text:p>
          </table:table-cell>
          <table:table-cell table:style-name="ce160" table:formula="of:=[.$AQ96]-[.DD96]-[.DF96]" office:value-type="float" office:value="3.9127" calcext:value-type="float">
            <text:p>3.9127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96]-[.$S96]-(ROUNDDOWN([.$U96]/2;0))))*5+15)*([.$BX96]/1000)*[.$K96]*1+([.BY$65]/100);0)" office:value-type="float" office:value="3" calcext:value-type="float">
            <text:p>3</text:p>
          </table:table-cell>
          <table:table-cell table:style-name="ce170" table:formula="of:=ROUNDDOWN(((((5)+([.$AC96]-[.$AE96]-(ROUNDDOWN([.$AG96]/2;0))))*5+15)*([.$AK96]/1000)*[.$K96]*1+([.BZ$65]/100))*([.$H96]/540)+0.03;4)" office:value-type="float" office:value="0.1534" calcext:value-type="float">
            <text:p>0.1534</text:p>
          </table:table-cell>
          <table:table-cell table:style-name="ce170" table:formula="of:=ROUNDDOWN((((5)+([.$R96]-[.$S96]-(ROUNDDOWN([.$U96]/2;0))))*5+15)*0.5*([.$BX96]/1000)*[.$L96]*1+([.CA$65]/100);0)" office:value-type="float" office:value="37" calcext:value-type="float">
            <text:p>37</text:p>
          </table:table-cell>
          <table:table-cell table:style-name="ce170" table:formula="of:=ROUNDDOWN(((((5)+([.$AD96]-[.$AE96]-(ROUNDDOWN([.$AG96]/2;0))))*5+15)*0.5*([.$AK96]/1000)*[.$L96]*1+([.CB$65]/100))*([.$H96]/540)+0.03;4)" office:value-type="float" office:value="0.3756" calcext:value-type="float">
            <text:p>0.3756</text:p>
          </table:table-cell>
          <table:table-cell table:style-name="ce170" table:formula="of:=[.BX96]-[.AL96]-[.AN96]" office:value-type="float" office:value="928" calcext:value-type="float">
            <text:p>928</text:p>
          </table:table-cell>
          <table:table-cell table:style-name="ce175" table:formula="of:=[.$H96]-[.AM96]-[.AO96]" office:value-type="float" office:value="4.3676" calcext:value-type="float">
            <text:p>4.3676</text:p>
          </table:table-cell>
          <table:table-cell table:style-name="ce158" table:formula="of:=ROUNDDOWN((((5)+([.$Q96]-[.$S96]-(ROUNDDOWN([.$U96]/2;0))))*5+15)*([.$CC96]/1000)*[.$K96]*1+([.CE$65]/100);0)" office:value-type="float" office:value="3" calcext:value-type="float">
            <text:p>3</text:p>
          </table:table-cell>
          <table:table-cell table:style-name="ce170" table:formula="of:=ROUNDDOWN(((((5)+([.$AC96]-[.$AE96]-(ROUNDDOWN([.$AG96]/2;0))))*5+15)*([.$AK96]/1000)*[.$K96]*1+([.CF$65]/100))*([.$H96]/540)+0.03;4)" office:value-type="float" office:value="0.1534" calcext:value-type="float">
            <text:p>0.1534</text:p>
          </table:table-cell>
          <table:table-cell table:style-name="ce170" table:formula="of:=ROUNDDOWN((((5)+([.$R96]-[.$S96]-(ROUNDDOWN([.$U96]/2;0))))*5+15)*0.5*([.$BX96]/1000)*[.$L96]*1+([.CG$65]/100);0)" office:value-type="float" office:value="37" calcext:value-type="float">
            <text:p>37</text:p>
          </table:table-cell>
          <table:table-cell table:style-name="ce170" table:formula="of:=ROUNDDOWN(((((5)+([.$AD96]-[.$AE96]-(ROUNDDOWN([.$AG96]/2;0))))*5+15)*0.5*([.$AK96]/1000)*[.$L96]*1+([.CH$65]/100))*([.$H96]/540)+0.03;4)" office:value-type="float" office:value="0.3756" calcext:value-type="float">
            <text:p>0.3756</text:p>
          </table:table-cell>
          <table:table-cell table:style-name="ce170" table:formula="of:=[.CC96]-[.AR96]-[.AT96]" office:value-type="float" office:value="857" calcext:value-type="float">
            <text:p>857</text:p>
          </table:table-cell>
          <table:table-cell table:style-name="ce175" table:formula="of:=[.$H96]-[.AS96]-[.AU96]" office:value-type="float" office:value="4.5934" calcext:value-type="float">
            <text:p>4.5934</text:p>
          </table:table-cell>
          <table:table-cell table:style-name="ce158" table:formula="of:=ROUNDDOWN((((5)+([.$Q96]-[.$S96]-(ROUNDDOWN([.$U96]/2;0))))*5+15)*([.$CI96]/1000)*[.$K96]*1+([.CK$65]/100);0)" office:value-type="float" office:value="2" calcext:value-type="float">
            <text:p>2</text:p>
          </table:table-cell>
          <table:table-cell table:style-name="ce170" table:formula="of:=ROUNDDOWN(((((5)+([.$AC96]-[.$AE96]-(ROUNDDOWN([.$AG96]/2;0))))*5+15)*([.$AK96]/1000)*[.$K96]*1+([.CL$65]/100))*([.$H96]/540)+0.03;4)" office:value-type="float" office:value="0.1534" calcext:value-type="float">
            <text:p>0.1534</text:p>
          </table:table-cell>
          <table:table-cell table:style-name="ce170" table:formula="of:=ROUNDDOWN((((5)+([.$R96]-[.$S96]-(ROUNDDOWN([.$U96]/2;0))))*5+15)*0.5*([.$BX96]/1000)*[.$L96]*1+([.CM$65]/100);0)" office:value-type="float" office:value="37" calcext:value-type="float">
            <text:p>37</text:p>
          </table:table-cell>
          <table:table-cell table:style-name="ce170" table:formula="of:=ROUNDDOWN(((((5)+([.$AD96]-[.$AE96]-(ROUNDDOWN([.$AG96]/2;0))))*5+15)*0.5*([.$AK96]/1000)*[.$L96]*1+([.CN$65]/100))*([.$H96]/540)+0.03;4)" office:value-type="float" office:value="0.3756" calcext:value-type="float">
            <text:p>0.3756</text:p>
          </table:table-cell>
          <table:table-cell table:style-name="ce170" table:formula="of:=[.CI96]-[.AX96]-[.AZ96]" office:value-type="float" office:value="786" calcext:value-type="float">
            <text:p>786</text:p>
          </table:table-cell>
          <table:table-cell table:style-name="ce175" table:formula="of:=[.$H96]-[.AY96]-[.BA96]" office:value-type="float" office:value="4.3767" calcext:value-type="float">
            <text:p>4.3767</text:p>
          </table:table-cell>
          <table:table-cell table:style-name="ce148" table:formula="of:=ROUNDDOWN((((5)+([.$W96]-[.$Y96]-(ROUNDDOWN([.$AA96]/2;0))))*5+15)*([.$CO96]/1000)*[.$N96]*1+([.CQ$65]/100);0)" office:value-type="float" office:value="52" calcext:value-type="float">
            <text:p>52</text:p>
          </table:table-cell>
          <table:table-cell table:style-name="ce152" table:formula="of:=ROUNDDOWN(((((5)+([.$AC96]-[.$AE96]-(ROUNDDOWN([.$AG96]/2;0))))*5+15)*([.$AP96]/1000)*[.$N96]*1+([.CR$65]/100))*([.$H96]/540)+0.03;4)" office:value-type="float" office:value="0.504" calcext:value-type="float">
            <text:p>0.504</text:p>
          </table:table-cell>
          <table:table-cell table:style-name="ce152" table:formula="of:=ROUNDDOWN((((5)+([.$X96]-[.$Y96]-(ROUNDDOWN([.$AA96]/2;0))))*5+15)*0.5*([.$AK96]/1000)*[.$O96]*1+([.CS$65]/100);0)" office:value-type="float" office:value="2" calcext:value-type="float">
            <text:p>2</text:p>
          </table:table-cell>
          <table:table-cell table:style-name="ce152" table:formula="of:=ROUNDDOWN(((((5)+([.$AD96]-[.$AE96]-(ROUNDDOWN([.$AG96]/2;0))))*5+15)*0.5*([.$AK96]/1000)*[.$O96]*1+([.CT$65]/100))*([.$H96]/540)+0.03;4)" office:value-type="float" office:value="0.0543" calcext:value-type="float">
            <text:p>0.0543</text:p>
          </table:table-cell>
          <table:table-cell table:style-name="ce152" table:formula="of:=[.CO96]-[.BD96]-[.BF96]" office:value-type="float" office:value="766" calcext:value-type="float">
            <text:p>766</text:p>
          </table:table-cell>
          <table:table-cell table:style-name="ce160" table:formula="of:=[.$AQ96]-[.BE96]-[.BG96]" office:value-type="float" office:value="4.1638" calcext:value-type="float">
            <text:p>4.1638</text:p>
          </table:table-cell>
          <table:table-cell table:style-name="ce148" table:formula="of:=ROUNDDOWN((((5)+([.$W96]-[.$Y96]-(ROUNDDOWN([.$AA96]/2;0))))*5+15)*([.$CU96]/1000)*[.$N96]*1+([.CW$65]/100);0)" office:value-type="float" office:value="51" calcext:value-type="float">
            <text:p>51</text:p>
          </table:table-cell>
          <table:table-cell table:style-name="ce152" table:formula="of:=ROUNDDOWN(((((5)+([.$AC96]-[.$AE96]-(ROUNDDOWN([.$AG96]/2;0))))*5+15)*([.$AP96]/1000)*[.$N96]*1+([.CX$65]/100))*([.$H96]/540)+0.03;4)" office:value-type="float" office:value="0.504" calcext:value-type="float">
            <text:p>0.504</text:p>
          </table:table-cell>
          <table:table-cell table:style-name="ce152" table:formula="of:=ROUNDDOWN((((5)+([.$X96]-[.$Y96]-(ROUNDDOWN([.$AA96]/2;0))))*5+15)*0.5*([.$AK96]/1000)*[.$O96]*1+([.CY$65]/100);0)" office:value-type="float" office:value="2" calcext:value-type="float">
            <text:p>2</text:p>
          </table:table-cell>
          <table:table-cell table:style-name="ce152" table:formula="of:=ROUNDDOWN(((((5)+([.$AD96]-[.$AE96]-(ROUNDDOWN([.$AG96]/2;0))))*5+15)*0.5*([.$AK96]/1000)*[.$O96]*1+([.CZ$65]/100))*([.$H96]/540)+0.03;4)" office:value-type="float" office:value="0.0543" calcext:value-type="float">
            <text:p>0.0543</text:p>
          </table:table-cell>
          <table:table-cell table:style-name="ce152" table:formula="of:=[.CU96]-[.BJ96]-[.BL96]" office:value-type="float" office:value="747" calcext:value-type="float">
            <text:p>747</text:p>
          </table:table-cell>
          <table:table-cell table:style-name="ce160" table:formula="of:=[.$AQ96]-[.BK96]-[.BM96]" office:value-type="float" office:value="4.1638" calcext:value-type="float">
            <text:p>4.1638</text:p>
          </table:table-cell>
          <table:table-cell table:style-name="ce148" table:formula="of:=ROUNDDOWN((((5)+([.$W96]-[.$Y96]-(ROUNDDOWN([.$AA96]/2;0))))*5+15)*([.$DA96]/1000)*[.$N96]*1+([.DC$65]/100);0)" office:value-type="float" office:value="49" calcext:value-type="float">
            <text:p>49</text:p>
          </table:table-cell>
          <table:table-cell table:style-name="ce152" table:formula="of:=ROUNDDOWN(((((5)+([.$AC96]-[.$AE96]-(ROUNDDOWN([.$AG96]/2;0))))*5+15)*([.$AP96]/1000)*[.$N96]*1+([.DD$65]/100))*([.$H96]/540)+0.03;4)" office:value-type="float" office:value="0.504" calcext:value-type="float">
            <text:p>0.504</text:p>
          </table:table-cell>
          <table:table-cell table:style-name="ce152" table:formula="of:=ROUNDDOWN((((5)+([.$X96]-[.$Y96]-(ROUNDDOWN([.$AA96]/2;0))))*5+15)*0.5*([.$AK96]/1000)*[.$O96]*1+([.DE$65]/100);0)" office:value-type="float" office:value="2" calcext:value-type="float">
            <text:p>2</text:p>
          </table:table-cell>
          <table:table-cell table:style-name="ce152" table:formula="of:=ROUNDDOWN(((((5)+([.$AD96]-[.$AE96]-(ROUNDDOWN([.$AG96]/2;0))))*5+15)*0.5*([.$AK96]/1000)*[.$O96]*1+([.DF$65]/100))*([.$H96]/540)+0.03;4)" office:value-type="float" office:value="0.0543" calcext:value-type="float">
            <text:p>0.0543</text:p>
          </table:table-cell>
          <table:table-cell table:style-name="ce152" table:formula="of:=[.DA96]-[.BP96]-[.BR96]" office:value-type="float" office:value="727" calcext:value-type="float">
            <text:p>727</text:p>
          </table:table-cell>
          <table:table-cell table:style-name="ce160" table:formula="of:=[.$AQ96]-[.BQ96]-[.BS96]" office:value-type="float" office:value="4.1638" calcext:value-type="float">
            <text:p>4.1638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119" table:formula="of:=[.AL96]+[.AR96]+[.AX96]+[.BD96]+[.BJ96]+[.BP96]" office:value-type="float" office:value="125" calcext:value-type="float">
            <text:p>125</text:p>
          </table:table-cell>
          <table:table-cell table:style-name="ce120" table:formula="of:=[.AM96]+[.AS96]+[.AY96]+[.BE96]+[.BK96]+[.BQ96]" office:value-type="float" office:value="1.2942" calcext:value-type="float">
            <text:p>1.2942</text:p>
          </table:table-cell>
          <table:table-cell table:style-name="ce119" table:formula="of:=[.BY96]+[.CE96]+[.CK96]+[.CQ96]+[.CW96]+[.DC96]" office:value-type="float" office:value="160" calcext:value-type="float">
            <text:p>160</text:p>
          </table:table-cell>
          <table:table-cell table:style-name="ce120" table:formula="of:=[.BZ96]+[.CF96]+[.CL96]+[.CR96]+[.CX96]+[.DD96]" office:value-type="float" office:value="1.9722" calcext:value-type="float">
            <text:p>1.9722</text:p>
          </table:table-cell>
          <table:table-cell table:style-name="ce119" table:formula="of:=[.AN96]+[.AT96]+[.AZ96]+[.BF96]+[.BL96]+[.BR96]" office:value-type="float" office:value="148" calcext:value-type="float">
            <text:p>148</text:p>
          </table:table-cell>
          <table:table-cell table:style-name="ce120" table:formula="of:=[.AO96]+[.AU96]+[.BA96]+[.BG96]+[.BM96]+[.BS96]" office:value-type="float" office:value="1.2897" calcext:value-type="float">
            <text:p>1.2897</text:p>
          </table:table-cell>
          <table:table-cell table:style-name="ce119" table:formula="of:=[.CA96]+[.CG96]+[.CM96]+[.CS96]+[.CY96]+[.DE96]" office:value-type="float" office:value="117" calcext:value-type="float">
            <text:p>117</text:p>
          </table:table-cell>
          <table:table-cell table:style-name="ce120" table:formula="of:=[.CB96]+[.CH96]+[.CN96]+[.CT96]+[.CZ96]+[.DF96]" office:value-type="float" office:value="1.2897" calcext:value-type="float">
            <text:p>1.2897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119" table:formula="of:=[.DK96]-[.DQ96]" office:value-type="float" office:value="8" calcext:value-type="float">
            <text:p>8</text:p>
          </table:table-cell>
          <table:table-cell table:style-name="ce120" table:formula="of:=[.DL96]-[.DR96]" office:value-type="float" office:value="0.00449999999999995" calcext:value-type="float">
            <text:p>0.00449999999999995</text:p>
          </table:table-cell>
          <table:table-cell table:style-name="ce119" table:formula="of:=[.DM96]-[.DO96]" office:value-type="float" office:value="12" calcext:value-type="float">
            <text:p>12</text:p>
          </table:table-cell>
          <table:table-cell table:style-name="ce120" table:formula="of:=[.DN96]-[.DP96]" office:value-type="float" office:value="0.6825" calcext:value-type="float">
            <text:p>0.6825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5" office:value-type="float" office:value="2.1" calcext:value-type="float">
            <text:p>2.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6.4" calcext:value-type="float">
            <text:p>6.4</text:p>
          </table:table-cell>
          <table:table-cell table:style-name="ce25" office:value-type="float" office:value="2.15" calcext:value-type="float">
            <text:p>2.15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float" office:value="0.45" calcext:value-type="float">
            <text:p>0.45</text:p>
          </table:table-cell>
          <table:table-cell table:style-name="ce52" office:value-type="float" office:value="6" calcext:value-type="float">
            <text:p>6</text:p>
          </table:table-cell>
          <table:table-cell table:style-name="ce56" office:value-type="float" office:value="3.25" calcext:value-type="float">
            <text:p>3.25</text:p>
          </table:table-cell>
          <table:table-cell table:style-name="ce57" table:formula="of:=[.B97]/[.$I97]" office:value-type="float" office:value="0.646153846153846" calcext:value-type="float">
            <text:p>0.646153846153846</text:p>
          </table:table-cell>
          <table:table-cell table:style-name="ce58" table:formula="of:=[.C97]/[.$I97]" office:value-type="float" office:value="0.307692307692308" calcext:value-type="float">
            <text:p>0.307692307692308</text:p>
          </table:table-cell>
          <table:table-cell table:style-name="ce59" table:formula="of:=[.D97]/[.$I97]" office:value-type="float" office:value="1.96923076923077" calcext:value-type="float">
            <text:p>1.96923076923077</text:p>
          </table:table-cell>
          <table:table-cell table:style-name="ce57" table:formula="of:=[.E97]/[.$I97]" office:value-type="float" office:value="0.661538461538462" calcext:value-type="float">
            <text:p>0.661538461538462</text:p>
          </table:table-cell>
          <table:table-cell table:style-name="ce58" table:formula="of:=[.F97]/[.$I97]" office:value-type="float" office:value="1.23076923076923" calcext:value-type="float">
            <text:p>1.23076923076923</text:p>
          </table:table-cell>
          <table:table-cell table:style-name="ce59" table:formula="of:=[.G97]/[.$I97]" office:value-type="float" office:value="0.138461538461538" calcext:value-type="float">
            <text:p>0.138461538461538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97]-[.$T97]-(ROUNDDOWN([.$U97]/2;0))))*5+15)*([.$AK97]/1000)*[.$J97]*1+([.AL$65]/100);0)" office:value-type="float" office:value="25" calcext:value-type="float">
            <text:p>25</text:p>
          </table:table-cell>
          <table:table-cell table:style-name="ce170" table:formula="of:=ROUNDDOWN(((((5)+([.$AB97]-[.$AF97]-(ROUNDDOWN([.$AG97]/2;0))))*5+15)*([.$AK97]/1000)*[.$J97]*1+([.AM$65]/100))*([.$H97]/540)+0.03;4)" office:value-type="float" office:value="0.2453" calcext:value-type="float">
            <text:p>0.2453</text:p>
          </table:table-cell>
          <table:table-cell table:style-name="ce170" table:formula="of:=ROUNDDOWN((((5)+([.$R97]-[.$T97]-(ROUNDDOWN([.$U97]/2;0))))*5+15)*([.$AK97]/1000)*[.$L97]*0.5*1+([.AN$65]/100);0)" office:value-type="float" office:value="44" calcext:value-type="float">
            <text:p>44</text:p>
          </table:table-cell>
          <table:table-cell table:style-name="ce170" table:formula="of:=ROUNDDOWN(((((5)+([.$AD97]-[.$AF97]-(ROUNDDOWN([.$AG97]/2;0))))*5+15)*([.$AK97]/1000)*[.$L97]*0.5*1+([.AO$65]/100))*([.$H97]/540)+0.03;4)" office:value-type="float" office:value="0.4129" calcext:value-type="float">
            <text:p>0.4129</text:p>
          </table:table-cell>
          <table:table-cell table:style-name="ce170" table:formula="of:=[.AK97]-[.BY97]-[.CA97]" office:value-type="float" office:value="963" calcext:value-type="float">
            <text:p>963</text:p>
          </table:table-cell>
          <table:table-cell table:style-name="ce175" table:formula="of:=[.$H97]-[.BZ97]-[.CB97]" office:value-type="float" office:value="5.4204" calcext:value-type="float">
            <text:p>5.4204</text:p>
          </table:table-cell>
          <table:table-cell table:style-name="ce158" table:formula="of:=ROUNDDOWN((((5)+([.$P97]-[.$T97]-(ROUNDDOWN([.$U97]/2;0))))*5+15)*([.$AP97]/1000)*[.$J97]*1+([.AR$65]/100);0)" office:value-type="float" office:value="24" calcext:value-type="float">
            <text:p>24</text:p>
          </table:table-cell>
          <table:table-cell table:style-name="ce170" table:formula="of:=ROUNDDOWN(((((5)+([.$AB97]-[.$AF97]-(ROUNDDOWN([.$AG97]/2;0))))*5+15)*([.$AQ97]/1000)*[.$J97]*1+([.AS$65]/100))*([.$H97]/540)+0.03;4)" office:value-type="float" office:value="0.0311" calcext:value-type="float">
            <text:p>0.0311</text:p>
          </table:table-cell>
          <table:table-cell table:style-name="ce170" table:formula="of:=ROUNDDOWN((((5)+([.$R97]-[.$T97]-(ROUNDDOWN([.$U97]/2;0))))*5+15)*([.$AK97]/1000)*[.$L97]*0.5*1+([.AT$65]/100);0)" office:value-type="float" office:value="44" calcext:value-type="float">
            <text:p>44</text:p>
          </table:table-cell>
          <table:table-cell table:style-name="ce170" table:formula="of:=ROUNDDOWN(((((5)+([.$AD97]-[.$AF97]-(ROUNDDOWN([.$AG97]/2;0))))*5+15)*0.5*([.$AK97]/1000)*[.$L97]*1+([.AU$65]/100))*([.$H97]/540)+0.03;4)" office:value-type="float" office:value="0.4129" calcext:value-type="float">
            <text:p>0.4129</text:p>
          </table:table-cell>
          <table:table-cell table:style-name="ce170" table:formula="of:=[.AP97]-[.CE97]-[.CG97]" office:value-type="float" office:value="927" calcext:value-type="float">
            <text:p>927</text:p>
          </table:table-cell>
          <table:table-cell table:style-name="ce175" table:formula="of:=[.$AQ97]-[.CF97]-[.CH97]" office:value-type="float" office:value="4.8408" calcext:value-type="float">
            <text:p>4.8408</text:p>
          </table:table-cell>
          <table:table-cell table:style-name="ce158" table:formula="of:=ROUNDDOWN((((5)+([.$P97]-[.$T97]-(ROUNDDOWN([.$U97]/2;0))))*5+15)*([.$AP97]/1000)*[.$J97]*1+([.AX$65]/100);0)" office:value-type="float" office:value="24" calcext:value-type="float">
            <text:p>24</text:p>
          </table:table-cell>
          <table:table-cell table:style-name="ce170" table:formula="of:=ROUNDDOWN(((((5)+([.$AB97]-[.$AF97]-(ROUNDDOWN([.$AG97]/2;0))))*5+15)*([.$AP97]/1000)*[.$J97]*1+([.AY$65]/100))*([.$H97]/540)+0.03;4)" office:value-type="float" office:value="0.2374" calcext:value-type="float">
            <text:p>0.2374</text:p>
          </table:table-cell>
          <table:table-cell table:style-name="ce170" table:formula="of:=ROUNDDOWN((((5)+([.$R97]-[.$T97]-(ROUNDDOWN([.$U97]/2;0))))*5+15)*([.$AK97]/1000)*[.$L97]*0.5*1+([.AZ$65]/100);0)" office:value-type="float" office:value="44" calcext:value-type="float">
            <text:p>44</text:p>
          </table:table-cell>
          <table:table-cell table:style-name="ce170" table:formula="of:=ROUNDDOWN(((((5)+([.$AD97]-[.$AF97]-(ROUNDDOWN([.$AG97]/2;0))))*5+15)*0.5*([.$AK97]/1000)*[.$L97]*1+([.BA$65]/100))*([.$H97]/540)+0.03;4)" office:value-type="float" office:value="0.4129" calcext:value-type="float">
            <text:p>0.4129</text:p>
          </table:table-cell>
          <table:table-cell table:style-name="ce170" table:formula="of:=[.AV97]-[.CK97]-[.CM97]" office:value-type="float" office:value="891" calcext:value-type="float">
            <text:p>891</text:p>
          </table:table-cell>
          <table:table-cell table:style-name="ce175" table:formula="of:=[.$AQ97]-[.CL97]-[.CN97]" office:value-type="float" office:value="4.8408" calcext:value-type="float">
            <text:p>4.8408</text:p>
          </table:table-cell>
          <table:table-cell table:style-name="ce149" table:formula="of:=ROUNDDOWN((((5)+([.$V97]-[.$Z97]-(ROUNDDOWN([.$AA97]/2;0))))*5+15)*([.$BB97]/1000)*[.$M97]*1+([.BD$65]/100);0)" office:value-type="float" office:value="20" calcext:value-type="float">
            <text:p>20</text:p>
          </table:table-cell>
          <table:table-cell table:style-name="ce153" table:formula="of:=ROUNDDOWN(((((5)+([.$AB97]-[.$AF97]-(ROUNDDOWN([.$AG97]/2;0))))*5+15)*([.$AP97]/1000)*[.$M97]*1+([.BE$65]/100))*([.$H97]/540)+0.03;4)" office:value-type="float" office:value="0.2423" calcext:value-type="float">
            <text:p>0.2423</text:p>
          </table:table-cell>
          <table:table-cell table:style-name="ce153" table:formula="of:=ROUNDDOWN((((5)+([.$X97]-[.$Y97]-(ROUNDDOWN([.$AA97]/2;0))))*5+15)*0.5*([.$AK97]/1000)*[.$O97]*1+([.BF$65]/100);0)" office:value-type="float" office:value="2" calcext:value-type="float">
            <text:p>2</text:p>
          </table:table-cell>
          <table:table-cell table:style-name="ce153" table:formula="of:=ROUNDDOWN(((((5)+([.$AD97]-[.$AF97]-(ROUNDDOWN([.$AG97]/2;0))))*5+15)*0.5*([.$AK97]/1000)*[.$O97]*1+([.BG$65]/100))*([.$H97]/540)+0.03;4)" office:value-type="float" office:value="0.0569" calcext:value-type="float">
            <text:p>0.0569</text:p>
          </table:table-cell>
          <table:table-cell table:style-name="ce153" table:formula="of:=[.BB97]-[.CQ97]-[.CS97]" office:value-type="float" office:value="841" calcext:value-type="float">
            <text:p>841</text:p>
          </table:table-cell>
          <table:table-cell table:style-name="ce161" table:formula="of:=[.$AQ97]-[.CR97]-[.CT97]" office:value-type="float" office:value="4.8068" calcext:value-type="float">
            <text:p>4.8068</text:p>
          </table:table-cell>
          <table:table-cell table:style-name="ce149" table:formula="of:=ROUNDDOWN((((5)+([.$V97]-[.$Z97]-(ROUNDDOWN([.$AA97]/2;0))))*5+15)*([.$BB97]/1000)*[.$M97]*1+([.BJ$65]/100);0)" office:value-type="float" office:value="20" calcext:value-type="float">
            <text:p>20</text:p>
          </table:table-cell>
          <table:table-cell table:style-name="ce153" table:formula="of:=ROUNDDOWN(((((5)+([.$AB97]-[.$AF97]-(ROUNDDOWN([.$AG97]/2;0))))*5+15)*([.$AP97]/1000)*[.$M97]*1+([.BK$65]/100))*([.$H97]/540)+0.03;4)" office:value-type="float" office:value="0.2423" calcext:value-type="float">
            <text:p>0.2423</text:p>
          </table:table-cell>
          <table:table-cell table:style-name="ce153" table:formula="of:=ROUNDDOWN((((5)+([.$X97]-[.$Z97]-(ROUNDDOWN([.$AA97]/2;0))))*5+15)*0.5*([.$AK97]/1000)*[.$O97]*1+([.BL$65]/100);0)" office:value-type="float" office:value="1" calcext:value-type="float">
            <text:p>1</text:p>
          </table:table-cell>
          <table:table-cell table:style-name="ce153" table:formula="of:=ROUNDDOWN(((((5)+([.$AD97]-[.$AE97]-(ROUNDDOWN([.$AG97]/2;0))))*5+15)*0.5*([.$AK97]/1000)*[.$O97]*1+([.BM$65]/100))*([.$H97]/540)+0.03;4)" office:value-type="float" office:value="0.0569" calcext:value-type="float">
            <text:p>0.0569</text:p>
          </table:table-cell>
          <table:table-cell table:style-name="ce153" table:formula="of:=[.BH97]-[.CW97]-[.CY97]" office:value-type="float" office:value="792" calcext:value-type="float">
            <text:p>792</text:p>
          </table:table-cell>
          <table:table-cell table:style-name="ce161" table:formula="of:=[.$AQ97]-[.CX97]-[.CZ97]" office:value-type="float" office:value="4.8068" calcext:value-type="float">
            <text:p>4.8068</text:p>
          </table:table-cell>
          <table:table-cell table:style-name="ce149" table:formula="of:=ROUNDDOWN((((5)+([.$V97]-[.$Z97]-(ROUNDDOWN([.$AA97]/2;0))))*5+15)*([.$BB97]/1000)*[.$M97]*1+([.BP$65]/100);0)" office:value-type="float" office:value="20" calcext:value-type="float">
            <text:p>20</text:p>
          </table:table-cell>
          <table:table-cell table:style-name="ce153" table:formula="of:=ROUNDDOWN(((((5)+([.$AB97]-[.$AF97]-(ROUNDDOWN([.$AG97]/2;0))))*5+15)*([.$AP97]/1000)*[.$M97]*1+([.BQ$65]/100))*([.$H97]/540)+0.03;4)" office:value-type="float" office:value="0.2423" calcext:value-type="float">
            <text:p>0.2423</text:p>
          </table:table-cell>
          <table:table-cell table:style-name="ce153" table:formula="of:=ROUNDDOWN((((5)+([.$X97]-[.$Z97]-(ROUNDDOWN([.$AA97]/2;0))))*5+15)*0.5*([.$AK97]/1000)*[.$O97]*1+([.BR$65]/100);0)" office:value-type="float" office:value="1" calcext:value-type="float">
            <text:p>1</text:p>
          </table:table-cell>
          <table:table-cell table:style-name="ce153" table:formula="of:=ROUNDDOWN(((((5)+([.$AD97]-[.$AF97]-(ROUNDDOWN([.$AG97]/2;0))))*5+15)*0.5*([.$AK97]/1000)*[.$O97]*1+([.BS$65]/100))*([.$H97]/540)+0.03;4)" office:value-type="float" office:value="0.0569" calcext:value-type="float">
            <text:p>0.0569</text:p>
          </table:table-cell>
          <table:table-cell table:style-name="ce153" table:formula="of:=[.BN97]-[.DC97]-[.DE97]" office:value-type="float" office:value="744" calcext:value-type="float">
            <text:p>744</text:p>
          </table:table-cell>
          <table:table-cell table:style-name="ce161" table:formula="of:=[.$AQ97]-[.DD97]-[.DF97]" office:value-type="float" office:value="4.8068" calcext:value-type="float">
            <text:p>4.8068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97]-[.$S97]-(ROUNDDOWN([.$U97]/2;0))))*5+15)*([.$BX97]/1000)*[.$K97]*1+([.BY$65]/100);0)" office:value-type="float" office:value="3" calcext:value-type="float">
            <text:p>3</text:p>
          </table:table-cell>
          <table:table-cell table:style-name="ce170" table:formula="of:=ROUNDDOWN(((((5)+([.$AC97]-[.$AE97]-(ROUNDDOWN([.$AG97]/2;0))))*5+15)*([.$AK97]/1000)*[.$K97]*1+([.BZ$65]/100))*([.$H97]/540)+0.03;4)" office:value-type="float" office:value="0.1667" calcext:value-type="float">
            <text:p>0.1667</text:p>
          </table:table-cell>
          <table:table-cell table:style-name="ce170" table:formula="of:=ROUNDDOWN((((5)+([.$R97]-[.$S97]-(ROUNDDOWN([.$U97]/2;0))))*5+15)*0.5*([.$BX97]/1000)*[.$L97]*1+([.CA$65]/100);0)" office:value-type="float" office:value="34" calcext:value-type="float">
            <text:p>34</text:p>
          </table:table-cell>
          <table:table-cell table:style-name="ce170" table:formula="of:=ROUNDDOWN(((((5)+([.$AD97]-[.$AE97]-(ROUNDDOWN([.$AG97]/2;0))))*5+15)*0.5*([.$AK97]/1000)*[.$L97]*1+([.CB$65]/100))*([.$H97]/540)+0.03;4)" office:value-type="float" office:value="0.4129" calcext:value-type="float">
            <text:p>0.4129</text:p>
          </table:table-cell>
          <table:table-cell table:style-name="ce170" table:formula="of:=[.BX97]-[.AL97]-[.AN97]" office:value-type="float" office:value="931" calcext:value-type="float">
            <text:p>931</text:p>
          </table:table-cell>
          <table:table-cell table:style-name="ce175" table:formula="of:=[.$H97]-[.AM97]-[.AO97]" office:value-type="float" office:value="5.3418" calcext:value-type="float">
            <text:p>5.3418</text:p>
          </table:table-cell>
          <table:table-cell table:style-name="ce158" table:formula="of:=ROUNDDOWN((((5)+([.$Q97]-[.$S97]-(ROUNDDOWN([.$U97]/2;0))))*5+15)*([.$CC97]/1000)*[.$K97]*1+([.CE$65]/100);0)" office:value-type="float" office:value="2" calcext:value-type="float">
            <text:p>2</text:p>
          </table:table-cell>
          <table:table-cell table:style-name="ce170" table:formula="of:=ROUNDDOWN(((((5)+([.$AC97]-[.$AE97]-(ROUNDDOWN([.$AG97]/2;0))))*5+15)*([.$AK97]/1000)*[.$K97]*1+([.CF$65]/100))*([.$H97]/540)+0.03;4)" office:value-type="float" office:value="0.1667" calcext:value-type="float">
            <text:p>0.1667</text:p>
          </table:table-cell>
          <table:table-cell table:style-name="ce170" table:formula="of:=ROUNDDOWN((((5)+([.$R97]-[.$S97]-(ROUNDDOWN([.$U97]/2;0))))*5+15)*0.5*([.$BX97]/1000)*[.$L97]*1+([.CG$65]/100);0)" office:value-type="float" office:value="34" calcext:value-type="float">
            <text:p>34</text:p>
          </table:table-cell>
          <table:table-cell table:style-name="ce170" table:formula="of:=ROUNDDOWN(((((5)+([.$AD97]-[.$AE97]-(ROUNDDOWN([.$AG97]/2;0))))*5+15)*0.5*([.$AK97]/1000)*[.$L97]*1+([.CH$65]/100))*([.$H97]/540)+0.03;4)" office:value-type="float" office:value="0.4129" calcext:value-type="float">
            <text:p>0.4129</text:p>
          </table:table-cell>
          <table:table-cell table:style-name="ce170" table:formula="of:=[.CC97]-[.AR97]-[.AT97]" office:value-type="float" office:value="863" calcext:value-type="float">
            <text:p>863</text:p>
          </table:table-cell>
          <table:table-cell table:style-name="ce175" table:formula="of:=[.$H97]-[.AS97]-[.AU97]" office:value-type="float" office:value="5.556" calcext:value-type="float">
            <text:p>5.556</text:p>
          </table:table-cell>
          <table:table-cell table:style-name="ce158" table:formula="of:=ROUNDDOWN((((5)+([.$Q97]-[.$S97]-(ROUNDDOWN([.$U97]/2;0))))*5+15)*([.$CI97]/1000)*[.$K97]*1+([.CK$65]/100);0)" office:value-type="float" office:value="2" calcext:value-type="float">
            <text:p>2</text:p>
          </table:table-cell>
          <table:table-cell table:style-name="ce170" table:formula="of:=ROUNDDOWN(((((5)+([.$AC97]-[.$AE97]-(ROUNDDOWN([.$AG97]/2;0))))*5+15)*([.$AK97]/1000)*[.$K97]*1+([.CL$65]/100))*([.$H97]/540)+0.03;4)" office:value-type="float" office:value="0.1667" calcext:value-type="float">
            <text:p>0.1667</text:p>
          </table:table-cell>
          <table:table-cell table:style-name="ce170" table:formula="of:=ROUNDDOWN((((5)+([.$R97]-[.$S97]-(ROUNDDOWN([.$U97]/2;0))))*5+15)*0.5*([.$BX97]/1000)*[.$L97]*1+([.CM$65]/100);0)" office:value-type="float" office:value="34" calcext:value-type="float">
            <text:p>34</text:p>
          </table:table-cell>
          <table:table-cell table:style-name="ce170" table:formula="of:=ROUNDDOWN(((((5)+([.$AD97]-[.$AE97]-(ROUNDDOWN([.$AG97]/2;0))))*5+15)*0.5*([.$AK97]/1000)*[.$L97]*1+([.CN$65]/100))*([.$H97]/540)+0.03;4)" office:value-type="float" office:value="0.4129" calcext:value-type="float">
            <text:p>0.4129</text:p>
          </table:table-cell>
          <table:table-cell table:style-name="ce170" table:formula="of:=[.CI97]-[.AX97]-[.AZ97]" office:value-type="float" office:value="795" calcext:value-type="float">
            <text:p>795</text:p>
          </table:table-cell>
          <table:table-cell table:style-name="ce175" table:formula="of:=[.$H97]-[.AY97]-[.BA97]" office:value-type="float" office:value="5.3497" calcext:value-type="float">
            <text:p>5.3497</text:p>
          </table:table-cell>
          <table:table-cell table:style-name="ce148" table:formula="of:=ROUNDDOWN((((5)+([.$W97]-[.$Y97]-(ROUNDDOWN([.$AA97]/2;0))))*5+15)*([.$CO97]/1000)*[.$N97]*1+([.CQ$65]/100);0)" office:value-type="float" office:value="48" calcext:value-type="float">
            <text:p>48</text:p>
          </table:table-cell>
          <table:table-cell table:style-name="ce152" table:formula="of:=ROUNDDOWN(((((5)+([.$AC97]-[.$AE97]-(ROUNDDOWN([.$AG97]/2;0))))*5+15)*([.$AP97]/1000)*[.$N97]*1+([.CR$65]/100))*([.$H97]/540)+0.03;4)" office:value-type="float" office:value="0.5567" calcext:value-type="float">
            <text:p>0.5567</text:p>
          </table:table-cell>
          <table:table-cell table:style-name="ce152" table:formula="of:=ROUNDDOWN((((5)+([.$X97]-[.$Y97]-(ROUNDDOWN([.$AA97]/2;0))))*5+15)*0.5*([.$AK97]/1000)*[.$O97]*1+([.CS$65]/100);0)" office:value-type="float" office:value="2" calcext:value-type="float">
            <text:p>2</text:p>
          </table:table-cell>
          <table:table-cell table:style-name="ce152" table:formula="of:=ROUNDDOWN(((((5)+([.$AD97]-[.$AE97]-(ROUNDDOWN([.$AG97]/2;0))))*5+15)*0.5*([.$AK97]/1000)*[.$O97]*1+([.CT$65]/100))*([.$H97]/540)+0.03;4)" office:value-type="float" office:value="0.0569" calcext:value-type="float">
            <text:p>0.0569</text:p>
          </table:table-cell>
          <table:table-cell table:style-name="ce152" table:formula="of:=[.CO97]-[.BD97]-[.BF97]" office:value-type="float" office:value="773" calcext:value-type="float">
            <text:p>773</text:p>
          </table:table-cell>
          <table:table-cell table:style-name="ce160" table:formula="of:=[.$AQ97]-[.BE97]-[.BG97]" office:value-type="float" office:value="5.1212" calcext:value-type="float">
            <text:p>5.1212</text:p>
          </table:table-cell>
          <table:table-cell table:style-name="ce148" table:formula="of:=ROUNDDOWN((((5)+([.$W97]-[.$Y97]-(ROUNDDOWN([.$AA97]/2;0))))*5+15)*([.$CU97]/1000)*[.$N97]*1+([.CW$65]/100);0)" office:value-type="float" office:value="47" calcext:value-type="float">
            <text:p>47</text:p>
          </table:table-cell>
          <table:table-cell table:style-name="ce152" table:formula="of:=ROUNDDOWN(((((5)+([.$AC97]-[.$AE97]-(ROUNDDOWN([.$AG97]/2;0))))*5+15)*([.$AP97]/1000)*[.$N97]*1+([.CX$65]/100))*([.$H97]/540)+0.03;4)" office:value-type="float" office:value="0.5567" calcext:value-type="float">
            <text:p>0.5567</text:p>
          </table:table-cell>
          <table:table-cell table:style-name="ce152" table:formula="of:=ROUNDDOWN((((5)+([.$X97]-[.$Y97]-(ROUNDDOWN([.$AA97]/2;0))))*5+15)*0.5*([.$AK97]/1000)*[.$O97]*1+([.CY$65]/100);0)" office:value-type="float" office:value="2" calcext:value-type="float">
            <text:p>2</text:p>
          </table:table-cell>
          <table:table-cell table:style-name="ce152" table:formula="of:=ROUNDDOWN(((((5)+([.$AD97]-[.$AE97]-(ROUNDDOWN([.$AG97]/2;0))))*5+15)*0.5*([.$AK97]/1000)*[.$O97]*1+([.CZ$65]/100))*([.$H97]/540)+0.03;4)" office:value-type="float" office:value="0.0569" calcext:value-type="float">
            <text:p>0.0569</text:p>
          </table:table-cell>
          <table:table-cell table:style-name="ce152" table:formula="of:=[.CU97]-[.BJ97]-[.BL97]" office:value-type="float" office:value="752" calcext:value-type="float">
            <text:p>752</text:p>
          </table:table-cell>
          <table:table-cell table:style-name="ce160" table:formula="of:=[.$AQ97]-[.BK97]-[.BM97]" office:value-type="float" office:value="5.1212" calcext:value-type="float">
            <text:p>5.1212</text:p>
          </table:table-cell>
          <table:table-cell table:style-name="ce148" table:formula="of:=ROUNDDOWN((((5)+([.$W97]-[.$Y97]-(ROUNDDOWN([.$AA97]/2;0))))*5+15)*([.$DA97]/1000)*[.$N97]*1+([.DC$65]/100);0)" office:value-type="float" office:value="46" calcext:value-type="float">
            <text:p>46</text:p>
          </table:table-cell>
          <table:table-cell table:style-name="ce152" table:formula="of:=ROUNDDOWN(((((5)+([.$AC97]-[.$AE97]-(ROUNDDOWN([.$AG97]/2;0))))*5+15)*([.$AP97]/1000)*[.$N97]*1+([.DD$65]/100))*([.$H97]/540)+0.03;4)" office:value-type="float" office:value="0.5567" calcext:value-type="float">
            <text:p>0.5567</text:p>
          </table:table-cell>
          <table:table-cell table:style-name="ce152" table:formula="of:=ROUNDDOWN((((5)+([.$X97]-[.$Y97]-(ROUNDDOWN([.$AA97]/2;0))))*5+15)*0.5*([.$AK97]/1000)*[.$O97]*1+([.DE$65]/100);0)" office:value-type="float" office:value="2" calcext:value-type="float">
            <text:p>2</text:p>
          </table:table-cell>
          <table:table-cell table:style-name="ce152" table:formula="of:=ROUNDDOWN(((((5)+([.$AD97]-[.$AE97]-(ROUNDDOWN([.$AG97]/2;0))))*5+15)*0.5*([.$AK97]/1000)*[.$O97]*1+([.DF$65]/100))*([.$H97]/540)+0.03;4)" office:value-type="float" office:value="0.0569" calcext:value-type="float">
            <text:p>0.0569</text:p>
          </table:table-cell>
          <table:table-cell table:style-name="ce152" table:formula="of:=[.DA97]-[.BP97]-[.BR97]" office:value-type="float" office:value="731" calcext:value-type="float">
            <text:p>731</text:p>
          </table:table-cell>
          <table:table-cell table:style-name="ce160" table:formula="of:=[.$AQ97]-[.BQ97]-[.BS97]" office:value-type="float" office:value="5.1212" calcext:value-type="float">
            <text:p>5.1212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19" table:formula="of:=[.AL97]+[.AR97]+[.AX97]+[.BD97]+[.BJ97]+[.BP97]" office:value-type="float" office:value="133" calcext:value-type="float">
            <text:p>133</text:p>
          </table:table-cell>
          <table:table-cell table:style-name="ce120" table:formula="of:=[.AM97]+[.AS97]+[.AY97]+[.BE97]+[.BK97]+[.BQ97]" office:value-type="float" office:value="1.2407" calcext:value-type="float">
            <text:p>1.2407</text:p>
          </table:table-cell>
          <table:table-cell table:style-name="ce119" table:formula="of:=[.BY97]+[.CE97]+[.CK97]+[.CQ97]+[.CW97]+[.DC97]" office:value-type="float" office:value="148" calcext:value-type="float">
            <text:p>148</text:p>
          </table:table-cell>
          <table:table-cell table:style-name="ce120" table:formula="of:=[.BZ97]+[.CF97]+[.CL97]+[.CR97]+[.CX97]+[.DD97]" office:value-type="float" office:value="2.1702" calcext:value-type="float">
            <text:p>2.1702</text:p>
          </table:table-cell>
          <table:table-cell table:style-name="ce119" table:formula="of:=[.AN97]+[.AT97]+[.AZ97]+[.BF97]+[.BL97]+[.BR97]" office:value-type="float" office:value="136" calcext:value-type="float">
            <text:p>136</text:p>
          </table:table-cell>
          <table:table-cell table:style-name="ce120" table:formula="of:=[.AO97]+[.AU97]+[.BA97]+[.BG97]+[.BM97]+[.BS97]" office:value-type="float" office:value="1.4094" calcext:value-type="float">
            <text:p>1.4094</text:p>
          </table:table-cell>
          <table:table-cell table:style-name="ce119" table:formula="of:=[.CA97]+[.CG97]+[.CM97]+[.CS97]+[.CY97]+[.DE97]" office:value-type="float" office:value="108" calcext:value-type="float">
            <text:p>108</text:p>
          </table:table-cell>
          <table:table-cell table:style-name="ce120" table:formula="of:=[.CB97]+[.CH97]+[.CN97]+[.CT97]+[.CZ97]+[.DF97]" office:value-type="float" office:value="1.4094" calcext:value-type="float">
            <text:p>1.4094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19" table:formula="of:=[.DK97]-[.DQ97]" office:value-type="float" office:value="25" calcext:value-type="float">
            <text:p>25</text:p>
          </table:table-cell>
          <table:table-cell table:style-name="ce120" table:formula="of:=[.DL97]-[.DR97]" office:value-type="float" office:value="-0.1687" calcext:value-type="float">
            <text:p>-0.1687</text:p>
          </table:table-cell>
          <table:table-cell table:style-name="ce119" table:formula="of:=[.DM97]-[.DO97]" office:value-type="float" office:value="12" calcext:value-type="float">
            <text:p>12</text:p>
          </table:table-cell>
          <table:table-cell table:style-name="ce120" table:formula="of:=[.DN97]-[.DP97]" office:value-type="float" office:value="0.7608" calcext:value-type="float">
            <text:p>0.7608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6" office:value-type="float" office:value="3.1" calcext:value-type="float">
            <text:p>3.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6.4" calcext:value-type="float">
            <text:p>6.4</text:p>
          </table:table-cell>
          <table:table-cell table:style-name="ce25" office:value-type="float" office:value="2.15" calcext:value-type="float">
            <text:p>2.1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0.45" calcext:value-type="float">
            <text:p>0.45</text:p>
          </table:table-cell>
          <table:table-cell table:style-name="ce51" office:value-type="float" office:value="6" calcext:value-type="float">
            <text:p>6</text:p>
          </table:table-cell>
          <table:table-cell table:style-name="ce55" office:value-type="float" office:value="3.25" calcext:value-type="float">
            <text:p>3.25</text:p>
          </table:table-cell>
          <table:table-cell table:style-name="ce57" table:formula="of:=[.B98]/[.$I98]" office:value-type="float" office:value="0.953846153846154" calcext:value-type="float">
            <text:p>0.953846153846154</text:p>
          </table:table-cell>
          <table:table-cell table:style-name="ce58" table:formula="of:=[.C98]/[.$I98]" office:value-type="float" office:value="0.307692307692308" calcext:value-type="float">
            <text:p>0.307692307692308</text:p>
          </table:table-cell>
          <table:table-cell table:style-name="ce59" table:formula="of:=[.D98]/[.$I98]" office:value-type="float" office:value="1.96923076923077" calcext:value-type="float">
            <text:p>1.96923076923077</text:p>
          </table:table-cell>
          <table:table-cell table:style-name="ce57" table:formula="of:=[.E98]/[.$I98]" office:value-type="float" office:value="0.661538461538462" calcext:value-type="float">
            <text:p>0.661538461538462</text:p>
          </table:table-cell>
          <table:table-cell table:style-name="ce58" table:formula="of:=[.F98]/[.$I98]" office:value-type="float" office:value="1.53846153846154" calcext:value-type="float">
            <text:p>1.53846153846154</text:p>
          </table:table-cell>
          <table:table-cell table:style-name="ce59" table:formula="of:=[.G98]/[.$I98]" office:value-type="float" office:value="0.138461538461538" calcext:value-type="float">
            <text:p>0.138461538461538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18" office:value-type="float" office:value="31" calcext:value-type="float">
            <text:p>31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8" table:formula="of:=ROUNDDOWN((((5)+([.$P98]-[.$T98]-(ROUNDDOWN([.$U98]/2;0))))*5+15)*([.$AK98]/1000)*[.$J98]*1+([.AL$65]/100);0)" office:value-type="float" office:value="38" calcext:value-type="float">
            <text:p>38</text:p>
          </table:table-cell>
          <table:table-cell table:style-name="ce170" table:formula="of:=ROUNDDOWN(((((5)+([.$AB98]-[.$AF98]-(ROUNDDOWN([.$AG98]/2;0))))*5+15)*([.$AK98]/1000)*[.$J98]*1+([.AM$65]/100))*([.$H98]/540)+0.03;4)" office:value-type="float" office:value="0.3479" calcext:value-type="float">
            <text:p>0.3479</text:p>
          </table:table-cell>
          <table:table-cell table:style-name="ce170" table:formula="of:=ROUNDDOWN((((5)+([.$R98]-[.$T98]-(ROUNDDOWN([.$U98]/2;0))))*5+15)*([.$AK98]/1000)*[.$L98]*0.5*1+([.AN$65]/100);0)" office:value-type="float" office:value="44" calcext:value-type="float">
            <text:p>44</text:p>
          </table:table-cell>
          <table:table-cell table:style-name="ce170" table:formula="of:=ROUNDDOWN(((((5)+([.$AD98]-[.$AF98]-(ROUNDDOWN([.$AG98]/2;0))))*5+15)*([.$AK98]/1000)*[.$L98]*0.5*1+([.AO$65]/100))*([.$H98]/540)+0.03;4)" office:value-type="float" office:value="0.4129" calcext:value-type="float">
            <text:p>0.4129</text:p>
          </table:table-cell>
          <table:table-cell table:style-name="ce170" table:formula="of:=[.AK98]-[.BY98]-[.CA98]" office:value-type="float" office:value="963" calcext:value-type="float">
            <text:p>963</text:p>
          </table:table-cell>
          <table:table-cell table:style-name="ce175" table:formula="of:=[.$H98]-[.BZ98]-[.CB98]" office:value-type="float" office:value="5.4204" calcext:value-type="float">
            <text:p>5.4204</text:p>
          </table:table-cell>
          <table:table-cell table:style-name="ce158" table:formula="of:=ROUNDDOWN((((5)+([.$P98]-[.$T98]-(ROUNDDOWN([.$U98]/2;0))))*5+15)*([.$AP98]/1000)*[.$J98]*1+([.AR$65]/100);0)" office:value-type="float" office:value="36" calcext:value-type="float">
            <text:p>36</text:p>
          </table:table-cell>
          <table:table-cell table:style-name="ce170" table:formula="of:=ROUNDDOWN(((((5)+([.$AB98]-[.$AF98]-(ROUNDDOWN([.$AG98]/2;0))))*5+15)*([.$AQ98]/1000)*[.$J98]*1+([.AS$65]/100))*([.$H98]/540)+0.03;4)" office:value-type="float" office:value="0.0317" calcext:value-type="float">
            <text:p>0.0317</text:p>
          </table:table-cell>
          <table:table-cell table:style-name="ce170" table:formula="of:=ROUNDDOWN((((5)+([.$R98]-[.$T98]-(ROUNDDOWN([.$U98]/2;0))))*5+15)*([.$AK98]/1000)*[.$L98]*0.5*1+([.AT$65]/100);0)" office:value-type="float" office:value="44" calcext:value-type="float">
            <text:p>44</text:p>
          </table:table-cell>
          <table:table-cell table:style-name="ce170" table:formula="of:=ROUNDDOWN(((((5)+([.$AD98]-[.$AF98]-(ROUNDDOWN([.$AG98]/2;0))))*5+15)*0.5*([.$AK98]/1000)*[.$L98]*1+([.AU$65]/100))*([.$H98]/540)+0.03;4)" office:value-type="float" office:value="0.4129" calcext:value-type="float">
            <text:p>0.4129</text:p>
          </table:table-cell>
          <table:table-cell table:style-name="ce170" table:formula="of:=[.AP98]-[.CE98]-[.CG98]" office:value-type="float" office:value="927" calcext:value-type="float">
            <text:p>927</text:p>
          </table:table-cell>
          <table:table-cell table:style-name="ce175" table:formula="of:=[.$AQ98]-[.CF98]-[.CH98]" office:value-type="float" office:value="4.8408" calcext:value-type="float">
            <text:p>4.8408</text:p>
          </table:table-cell>
          <table:table-cell table:style-name="ce158" table:formula="of:=ROUNDDOWN((((5)+([.$P98]-[.$T98]-(ROUNDDOWN([.$U98]/2;0))))*5+15)*([.$AP98]/1000)*[.$J98]*1+([.AX$65]/100);0)" office:value-type="float" office:value="36" calcext:value-type="float">
            <text:p>36</text:p>
          </table:table-cell>
          <table:table-cell table:style-name="ce170" table:formula="of:=ROUNDDOWN(((((5)+([.$AB98]-[.$AF98]-(ROUNDDOWN([.$AG98]/2;0))))*5+15)*([.$AP98]/1000)*[.$J98]*1+([.AY$65]/100))*([.$H98]/540)+0.03;4)" office:value-type="float" office:value="0.3361" calcext:value-type="float">
            <text:p>0.3361</text:p>
          </table:table-cell>
          <table:table-cell table:style-name="ce170" table:formula="of:=ROUNDDOWN((((5)+([.$R98]-[.$T98]-(ROUNDDOWN([.$U98]/2;0))))*5+15)*([.$AK98]/1000)*[.$L98]*0.5*1+([.AZ$65]/100);0)" office:value-type="float" office:value="44" calcext:value-type="float">
            <text:p>44</text:p>
          </table:table-cell>
          <table:table-cell table:style-name="ce170" table:formula="of:=ROUNDDOWN(((((5)+([.$AD98]-[.$AF98]-(ROUNDDOWN([.$AG98]/2;0))))*5+15)*0.5*([.$AK98]/1000)*[.$L98]*1+([.BA$65]/100))*([.$H98]/540)+0.03;4)" office:value-type="float" office:value="0.4129" calcext:value-type="float">
            <text:p>0.4129</text:p>
          </table:table-cell>
          <table:table-cell table:style-name="ce170" table:formula="of:=[.AV98]-[.CK98]-[.CM98]" office:value-type="float" office:value="891" calcext:value-type="float">
            <text:p>891</text:p>
          </table:table-cell>
          <table:table-cell table:style-name="ce175" table:formula="of:=[.$AQ98]-[.CL98]-[.CN98]" office:value-type="float" office:value="4.8408" calcext:value-type="float">
            <text:p>4.8408</text:p>
          </table:table-cell>
          <table:table-cell table:style-name="ce149" table:formula="of:=ROUNDDOWN((((5)+([.$V98]-[.$Z98]-(ROUNDDOWN([.$AA98]/2;0))))*5+15)*([.$BB98]/1000)*[.$M98]*1+([.BD$65]/100);0)" office:value-type="float" office:value="20" calcext:value-type="float">
            <text:p>20</text:p>
          </table:table-cell>
          <table:table-cell table:style-name="ce153" table:formula="of:=ROUNDDOWN(((((5)+([.$AB98]-[.$AF98]-(ROUNDDOWN([.$AG98]/2;0))))*5+15)*([.$AP98]/1000)*[.$M98]*1+([.BE$65]/100))*([.$H98]/540)+0.03;4)" office:value-type="float" office:value="0.2423" calcext:value-type="float">
            <text:p>0.2423</text:p>
          </table:table-cell>
          <table:table-cell table:style-name="ce153" table:formula="of:=ROUNDDOWN((((5)+([.$X98]-[.$Y98]-(ROUNDDOWN([.$AA98]/2;0))))*5+15)*0.5*([.$AK98]/1000)*[.$O98]*1+([.BF$65]/100);0)" office:value-type="float" office:value="2" calcext:value-type="float">
            <text:p>2</text:p>
          </table:table-cell>
          <table:table-cell table:style-name="ce153" table:formula="of:=ROUNDDOWN(((((5)+([.$AD98]-[.$AF98]-(ROUNDDOWN([.$AG98]/2;0))))*5+15)*0.5*([.$AK98]/1000)*[.$O98]*1+([.BG$65]/100))*([.$H98]/540)+0.03;4)" office:value-type="float" office:value="0.0569" calcext:value-type="float">
            <text:p>0.0569</text:p>
          </table:table-cell>
          <table:table-cell table:style-name="ce153" table:formula="of:=[.BB98]-[.CQ98]-[.CS98]" office:value-type="float" office:value="831" calcext:value-type="float">
            <text:p>831</text:p>
          </table:table-cell>
          <table:table-cell table:style-name="ce161" table:formula="of:=[.$AQ98]-[.CR98]-[.CT98]" office:value-type="float" office:value="4.6751" calcext:value-type="float">
            <text:p>4.6751</text:p>
          </table:table-cell>
          <table:table-cell table:style-name="ce149" table:formula="of:=ROUNDDOWN((((5)+([.$V98]-[.$Z98]-(ROUNDDOWN([.$AA98]/2;0))))*5+15)*([.$BB98]/1000)*[.$M98]*1+([.BJ$65]/100);0)" office:value-type="float" office:value="20" calcext:value-type="float">
            <text:p>20</text:p>
          </table:table-cell>
          <table:table-cell table:style-name="ce153" table:formula="of:=ROUNDDOWN(((((5)+([.$AB98]-[.$AF98]-(ROUNDDOWN([.$AG98]/2;0))))*5+15)*([.$AP98]/1000)*[.$M98]*1+([.BK$65]/100))*([.$H98]/540)+0.03;4)" office:value-type="float" office:value="0.2423" calcext:value-type="float">
            <text:p>0.2423</text:p>
          </table:table-cell>
          <table:table-cell table:style-name="ce153" table:formula="of:=ROUNDDOWN((((5)+([.$X98]-[.$Z98]-(ROUNDDOWN([.$AA98]/2;0))))*5+15)*0.5*([.$AK98]/1000)*[.$O98]*1+([.BL$65]/100);0)" office:value-type="float" office:value="1" calcext:value-type="float">
            <text:p>1</text:p>
          </table:table-cell>
          <table:table-cell table:style-name="ce153" table:formula="of:=ROUNDDOWN(((((5)+([.$AD98]-[.$AE98]-(ROUNDDOWN([.$AG98]/2;0))))*5+15)*0.5*([.$AK98]/1000)*[.$O98]*1+([.BM$65]/100))*([.$H98]/540)+0.03;4)" office:value-type="float" office:value="0.0569" calcext:value-type="float">
            <text:p>0.0569</text:p>
          </table:table-cell>
          <table:table-cell table:style-name="ce153" table:formula="of:=[.BH98]-[.CW98]-[.CY98]" office:value-type="float" office:value="773" calcext:value-type="float">
            <text:p>773</text:p>
          </table:table-cell>
          <table:table-cell table:style-name="ce161" table:formula="of:=[.$AQ98]-[.CX98]-[.CZ98]" office:value-type="float" office:value="4.6751" calcext:value-type="float">
            <text:p>4.6751</text:p>
          </table:table-cell>
          <table:table-cell table:style-name="ce149" table:formula="of:=ROUNDDOWN((((5)+([.$V98]-[.$Z98]-(ROUNDDOWN([.$AA98]/2;0))))*5+15)*([.$BB98]/1000)*[.$M98]*1+([.BP$65]/100);0)" office:value-type="float" office:value="20" calcext:value-type="float">
            <text:p>20</text:p>
          </table:table-cell>
          <table:table-cell table:style-name="ce153" table:formula="of:=ROUNDDOWN(((((5)+([.$AB98]-[.$AF98]-(ROUNDDOWN([.$AG98]/2;0))))*5+15)*([.$AP98]/1000)*[.$M98]*1+([.BQ$65]/100))*([.$H98]/540)+0.03;4)" office:value-type="float" office:value="0.2423" calcext:value-type="float">
            <text:p>0.2423</text:p>
          </table:table-cell>
          <table:table-cell table:style-name="ce153" table:formula="of:=ROUNDDOWN((((5)+([.$X98]-[.$Z98]-(ROUNDDOWN([.$AA98]/2;0))))*5+15)*0.5*([.$AK98]/1000)*[.$O98]*1+([.BR$65]/100);0)" office:value-type="float" office:value="1" calcext:value-type="float">
            <text:p>1</text:p>
          </table:table-cell>
          <table:table-cell table:style-name="ce153" table:formula="of:=ROUNDDOWN(((((5)+([.$AD98]-[.$AF98]-(ROUNDDOWN([.$AG98]/2;0))))*5+15)*0.5*([.$AK98]/1000)*[.$O98]*1+([.BS$65]/100))*([.$H98]/540)+0.03;4)" office:value-type="float" office:value="0.0569" calcext:value-type="float">
            <text:p>0.0569</text:p>
          </table:table-cell>
          <table:table-cell table:style-name="ce153" table:formula="of:=[.BN98]-[.DC98]-[.DE98]" office:value-type="float" office:value="716" calcext:value-type="float">
            <text:p>716</text:p>
          </table:table-cell>
          <table:table-cell table:style-name="ce161" table:formula="of:=[.$AQ98]-[.DD98]-[.DF98]" office:value-type="float" office:value="4.6751" calcext:value-type="float">
            <text:p>4.6751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58" table:formula="of:=ROUNDDOWN((((5)+([.$Q98]-[.$S98]-(ROUNDDOWN([.$U98]/2;0))))*5+15)*([.$BX98]/1000)*[.$K98]*1+([.BY$65]/100);0)" office:value-type="float" office:value="3" calcext:value-type="float">
            <text:p>3</text:p>
          </table:table-cell>
          <table:table-cell table:style-name="ce170" table:formula="of:=ROUNDDOWN(((((5)+([.$AC98]-[.$AE98]-(ROUNDDOWN([.$AG98]/2;0))))*5+15)*([.$AK98]/1000)*[.$K98]*1+([.BZ$65]/100))*([.$H98]/540)+0.03;4)" office:value-type="float" office:value="0.1667" calcext:value-type="float">
            <text:p>0.1667</text:p>
          </table:table-cell>
          <table:table-cell table:style-name="ce170" table:formula="of:=ROUNDDOWN((((5)+([.$R98]-[.$S98]-(ROUNDDOWN([.$U98]/2;0))))*5+15)*0.5*([.$BX98]/1000)*[.$L98]*1+([.CA$65]/100);0)" office:value-type="float" office:value="34" calcext:value-type="float">
            <text:p>34</text:p>
          </table:table-cell>
          <table:table-cell table:style-name="ce170" table:formula="of:=ROUNDDOWN(((((5)+([.$AD98]-[.$AE98]-(ROUNDDOWN([.$AG98]/2;0))))*5+15)*0.5*([.$AK98]/1000)*[.$L98]*1+([.CB$65]/100))*([.$H98]/540)+0.03;4)" office:value-type="float" office:value="0.4129" calcext:value-type="float">
            <text:p>0.4129</text:p>
          </table:table-cell>
          <table:table-cell table:style-name="ce170" table:formula="of:=[.BX98]-[.AL98]-[.AN98]" office:value-type="float" office:value="918" calcext:value-type="float">
            <text:p>918</text:p>
          </table:table-cell>
          <table:table-cell table:style-name="ce175" table:formula="of:=[.$H98]-[.AM98]-[.AO98]" office:value-type="float" office:value="5.2392" calcext:value-type="float">
            <text:p>5.2392</text:p>
          </table:table-cell>
          <table:table-cell table:style-name="ce158" table:formula="of:=ROUNDDOWN((((5)+([.$Q98]-[.$S98]-(ROUNDDOWN([.$U98]/2;0))))*5+15)*([.$CC98]/1000)*[.$K98]*1+([.CE$65]/100);0)" office:value-type="float" office:value="2" calcext:value-type="float">
            <text:p>2</text:p>
          </table:table-cell>
          <table:table-cell table:style-name="ce170" table:formula="of:=ROUNDDOWN(((((5)+([.$AC98]-[.$AE98]-(ROUNDDOWN([.$AG98]/2;0))))*5+15)*([.$AK98]/1000)*[.$K98]*1+([.CF$65]/100))*([.$H98]/540)+0.03;4)" office:value-type="float" office:value="0.1667" calcext:value-type="float">
            <text:p>0.1667</text:p>
          </table:table-cell>
          <table:table-cell table:style-name="ce170" table:formula="of:=ROUNDDOWN((((5)+([.$R98]-[.$S98]-(ROUNDDOWN([.$U98]/2;0))))*5+15)*0.5*([.$BX98]/1000)*[.$L98]*1+([.CG$65]/100);0)" office:value-type="float" office:value="34" calcext:value-type="float">
            <text:p>34</text:p>
          </table:table-cell>
          <table:table-cell table:style-name="ce170" table:formula="of:=ROUNDDOWN(((((5)+([.$AD98]-[.$AE98]-(ROUNDDOWN([.$AG98]/2;0))))*5+15)*0.5*([.$AK98]/1000)*[.$L98]*1+([.CH$65]/100))*([.$H98]/540)+0.03;4)" office:value-type="float" office:value="0.4129" calcext:value-type="float">
            <text:p>0.4129</text:p>
          </table:table-cell>
          <table:table-cell table:style-name="ce170" table:formula="of:=[.CC98]-[.AR98]-[.AT98]" office:value-type="float" office:value="838" calcext:value-type="float">
            <text:p>838</text:p>
          </table:table-cell>
          <table:table-cell table:style-name="ce175" table:formula="of:=[.$H98]-[.AS98]-[.AU98]" office:value-type="float" office:value="5.5554" calcext:value-type="float">
            <text:p>5.5554</text:p>
          </table:table-cell>
          <table:table-cell table:style-name="ce158" table:formula="of:=ROUNDDOWN((((5)+([.$Q98]-[.$S98]-(ROUNDDOWN([.$U98]/2;0))))*5+15)*([.$CI98]/1000)*[.$K98]*1+([.CK$65]/100);0)" office:value-type="float" office:value="2" calcext:value-type="float">
            <text:p>2</text:p>
          </table:table-cell>
          <table:table-cell table:style-name="ce170" table:formula="of:=ROUNDDOWN(((((5)+([.$AC98]-[.$AE98]-(ROUNDDOWN([.$AG98]/2;0))))*5+15)*([.$AK98]/1000)*[.$K98]*1+([.CL$65]/100))*([.$H98]/540)+0.03;4)" office:value-type="float" office:value="0.1667" calcext:value-type="float">
            <text:p>0.1667</text:p>
          </table:table-cell>
          <table:table-cell table:style-name="ce170" table:formula="of:=ROUNDDOWN((((5)+([.$R98]-[.$S98]-(ROUNDDOWN([.$U98]/2;0))))*5+15)*0.5*([.$BX98]/1000)*[.$L98]*1+([.CM$65]/100);0)" office:value-type="float" office:value="34" calcext:value-type="float">
            <text:p>34</text:p>
          </table:table-cell>
          <table:table-cell table:style-name="ce170" table:formula="of:=ROUNDDOWN(((((5)+([.$AD98]-[.$AE98]-(ROUNDDOWN([.$AG98]/2;0))))*5+15)*0.5*([.$AK98]/1000)*[.$L98]*1+([.CN$65]/100))*([.$H98]/540)+0.03;4)" office:value-type="float" office:value="0.4129" calcext:value-type="float">
            <text:p>0.4129</text:p>
          </table:table-cell>
          <table:table-cell table:style-name="ce170" table:formula="of:=[.CI98]-[.AX98]-[.AZ98]" office:value-type="float" office:value="758" calcext:value-type="float">
            <text:p>758</text:p>
          </table:table-cell>
          <table:table-cell table:style-name="ce175" table:formula="of:=[.$H98]-[.AY98]-[.BA98]" office:value-type="float" office:value="5.251" calcext:value-type="float">
            <text:p>5.251</text:p>
          </table:table-cell>
          <table:table-cell table:style-name="ce148" table:formula="of:=ROUNDDOWN((((5)+([.$W98]-[.$Y98]-(ROUNDDOWN([.$AA98]/2;0))))*5+15)*([.$CO98]/1000)*[.$N98]*1+([.CQ$65]/100);0)" office:value-type="float" office:value="58" calcext:value-type="float">
            <text:p>58</text:p>
          </table:table-cell>
          <table:table-cell table:style-name="ce152" table:formula="of:=ROUNDDOWN(((((5)+([.$AC98]-[.$AE98]-(ROUNDDOWN([.$AG98]/2;0))))*5+15)*([.$AP98]/1000)*[.$N98]*1+([.CR$65]/100))*([.$H98]/540)+0.03;4)" office:value-type="float" office:value="0.6884" calcext:value-type="float">
            <text:p>0.6884</text:p>
          </table:table-cell>
          <table:table-cell table:style-name="ce152" table:formula="of:=ROUNDDOWN((((5)+([.$X98]-[.$Y98]-(ROUNDDOWN([.$AA98]/2;0))))*5+15)*0.5*([.$AK98]/1000)*[.$O98]*1+([.CS$65]/100);0)" office:value-type="float" office:value="2" calcext:value-type="float">
            <text:p>2</text:p>
          </table:table-cell>
          <table:table-cell table:style-name="ce152" table:formula="of:=ROUNDDOWN(((((5)+([.$AD98]-[.$AE98]-(ROUNDDOWN([.$AG98]/2;0))))*5+15)*0.5*([.$AK98]/1000)*[.$O98]*1+([.CT$65]/100))*([.$H98]/540)+0.03;4)" office:value-type="float" office:value="0.0569" calcext:value-type="float">
            <text:p>0.0569</text:p>
          </table:table-cell>
          <table:table-cell table:style-name="ce152" table:formula="of:=[.CO98]-[.BD98]-[.BF98]" office:value-type="float" office:value="736" calcext:value-type="float">
            <text:p>736</text:p>
          </table:table-cell>
          <table:table-cell table:style-name="ce160" table:formula="of:=[.$AQ98]-[.BE98]-[.BG98]" office:value-type="float" office:value="5.1212" calcext:value-type="float">
            <text:p>5.1212</text:p>
          </table:table-cell>
          <table:table-cell table:style-name="ce148" table:formula="of:=ROUNDDOWN((((5)+([.$W98]-[.$Y98]-(ROUNDDOWN([.$AA98]/2;0))))*5+15)*([.$CU98]/1000)*[.$N98]*1+([.CW$65]/100);0)" office:value-type="float" office:value="56" calcext:value-type="float">
            <text:p>56</text:p>
          </table:table-cell>
          <table:table-cell table:style-name="ce152" table:formula="of:=ROUNDDOWN(((((5)+([.$AC98]-[.$AE98]-(ROUNDDOWN([.$AG98]/2;0))))*5+15)*([.$AP98]/1000)*[.$N98]*1+([.CX$65]/100))*([.$H98]/540)+0.03;4)" office:value-type="float" office:value="0.6884" calcext:value-type="float">
            <text:p>0.6884</text:p>
          </table:table-cell>
          <table:table-cell table:style-name="ce152" table:formula="of:=ROUNDDOWN((((5)+([.$X98]-[.$Y98]-(ROUNDDOWN([.$AA98]/2;0))))*5+15)*0.5*([.$AK98]/1000)*[.$O98]*1+([.CY$65]/100);0)" office:value-type="float" office:value="2" calcext:value-type="float">
            <text:p>2</text:p>
          </table:table-cell>
          <table:table-cell table:style-name="ce152" table:formula="of:=ROUNDDOWN(((((5)+([.$AD98]-[.$AE98]-(ROUNDDOWN([.$AG98]/2;0))))*5+15)*0.5*([.$AK98]/1000)*[.$O98]*1+([.CZ$65]/100))*([.$H98]/540)+0.03;4)" office:value-type="float" office:value="0.0569" calcext:value-type="float">
            <text:p>0.0569</text:p>
          </table:table-cell>
          <table:table-cell table:style-name="ce152" table:formula="of:=[.CU98]-[.BJ98]-[.BL98]" office:value-type="float" office:value="715" calcext:value-type="float">
            <text:p>715</text:p>
          </table:table-cell>
          <table:table-cell table:style-name="ce160" table:formula="of:=[.$AQ98]-[.BK98]-[.BM98]" office:value-type="float" office:value="5.1212" calcext:value-type="float">
            <text:p>5.1212</text:p>
          </table:table-cell>
          <table:table-cell table:style-name="ce148" table:formula="of:=ROUNDDOWN((((5)+([.$W98]-[.$Y98]-(ROUNDDOWN([.$AA98]/2;0))))*5+15)*([.$DA98]/1000)*[.$N98]*1+([.DC$65]/100);0)" office:value-type="float" office:value="55" calcext:value-type="float">
            <text:p>55</text:p>
          </table:table-cell>
          <table:table-cell table:style-name="ce152" table:formula="of:=ROUNDDOWN(((((5)+([.$AC98]-[.$AE98]-(ROUNDDOWN([.$AG98]/2;0))))*5+15)*([.$AP98]/1000)*[.$N98]*1+([.DD$65]/100))*([.$H98]/540)+0.03;4)" office:value-type="float" office:value="0.6884" calcext:value-type="float">
            <text:p>0.6884</text:p>
          </table:table-cell>
          <table:table-cell table:style-name="ce152" table:formula="of:=ROUNDDOWN((((5)+([.$X98]-[.$Y98]-(ROUNDDOWN([.$AA98]/2;0))))*5+15)*0.5*([.$AK98]/1000)*[.$O98]*1+([.DE$65]/100);0)" office:value-type="float" office:value="2" calcext:value-type="float">
            <text:p>2</text:p>
          </table:table-cell>
          <table:table-cell table:style-name="ce152" table:formula="of:=ROUNDDOWN(((((5)+([.$AD98]-[.$AE98]-(ROUNDDOWN([.$AG98]/2;0))))*5+15)*0.5*([.$AK98]/1000)*[.$O98]*1+([.DF$65]/100))*([.$H98]/540)+0.03;4)" office:value-type="float" office:value="0.0569" calcext:value-type="float">
            <text:p>0.0569</text:p>
          </table:table-cell>
          <table:table-cell table:style-name="ce152" table:formula="of:=[.DA98]-[.BP98]-[.BR98]" office:value-type="float" office:value="694" calcext:value-type="float">
            <text:p>694</text:p>
          </table:table-cell>
          <table:table-cell table:style-name="ce160" table:formula="of:=[.$AQ98]-[.BQ98]-[.BS98]" office:value-type="float" office:value="5.1212" calcext:value-type="float">
            <text:p>5.1212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119" table:formula="of:=[.AL98]+[.AR98]+[.AX98]+[.BD98]+[.BJ98]+[.BP98]" office:value-type="float" office:value="170" calcext:value-type="float">
            <text:p>170</text:p>
          </table:table-cell>
          <table:table-cell table:style-name="ce120" table:formula="of:=[.AM98]+[.AS98]+[.AY98]+[.BE98]+[.BK98]+[.BQ98]" office:value-type="float" office:value="1.4426" calcext:value-type="float">
            <text:p>1.4426</text:p>
          </table:table-cell>
          <table:table-cell table:style-name="ce119" table:formula="of:=[.BY98]+[.CE98]+[.CK98]+[.CQ98]+[.CW98]+[.DC98]" office:value-type="float" office:value="176" calcext:value-type="float">
            <text:p>176</text:p>
          </table:table-cell>
          <table:table-cell table:style-name="ce120" table:formula="of:=[.BZ98]+[.CF98]+[.CL98]+[.CR98]+[.CX98]+[.DD98]" office:value-type="float" office:value="2.5653" calcext:value-type="float">
            <text:p>2.5653</text:p>
          </table:table-cell>
          <table:table-cell table:style-name="ce119" table:formula="of:=[.AN98]+[.AT98]+[.AZ98]+[.BF98]+[.BL98]+[.BR98]" office:value-type="float" office:value="136" calcext:value-type="float">
            <text:p>136</text:p>
          </table:table-cell>
          <table:table-cell table:style-name="ce120" table:formula="of:=[.AO98]+[.AU98]+[.BA98]+[.BG98]+[.BM98]+[.BS98]" office:value-type="float" office:value="1.4094" calcext:value-type="float">
            <text:p>1.4094</text:p>
          </table:table-cell>
          <table:table-cell table:style-name="ce119" table:formula="of:=[.CA98]+[.CG98]+[.CM98]+[.CS98]+[.CY98]+[.DE98]" office:value-type="float" office:value="108" calcext:value-type="float">
            <text:p>108</text:p>
          </table:table-cell>
          <table:table-cell table:style-name="ce120" table:formula="of:=[.CB98]+[.CH98]+[.CN98]+[.CT98]+[.CZ98]+[.DF98]" office:value-type="float" office:value="1.4094" calcext:value-type="float">
            <text:p>1.4094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119" table:formula="of:=[.DK98]-[.DQ98]" office:value-type="float" office:value="62" calcext:value-type="float">
            <text:p>62</text:p>
          </table:table-cell>
          <table:table-cell table:style-name="ce120" table:formula="of:=[.DL98]-[.DR98]" office:value-type="float" office:value="0.0332000000000001" calcext:value-type="float">
            <text:p>0.0332000000000001</text:p>
          </table:table-cell>
          <table:table-cell table:style-name="ce119" table:formula="of:=[.DM98]-[.DO98]" office:value-type="float" office:value="40" calcext:value-type="float">
            <text:p>40</text:p>
          </table:table-cell>
          <table:table-cell table:style-name="ce120" table:formula="of:=[.DN98]-[.DP98]" office:value-type="float" office:value="1.1559" calcext:value-type="float">
            <text:p>1.1559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5" office:value-type="float" office:value="3.1" calcext:value-type="float">
            <text:p>3.1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8.4" calcext:value-type="float">
            <text:p>8.4</text:p>
          </table:table-cell>
          <table:table-cell table:style-name="ce25" office:value-type="float" office:value="2.15" calcext:value-type="float">
            <text:p>2.15</text:p>
          </table:table-cell>
          <table:table-cell table:style-name="ce30" office:value-type="float" office:value="5" calcext:value-type="float">
            <text:p>5</text:p>
          </table:table-cell>
          <table:table-cell table:style-name="ce36" office:value-type="float" office:value="0.55" calcext:value-type="float">
            <text:p>0.55</text:p>
          </table:table-cell>
          <table:table-cell table:style-name="ce51" office:value-type="float" office:value="6" calcext:value-type="float">
            <text:p>6</text:p>
          </table:table-cell>
          <table:table-cell table:style-name="ce56" office:value-type="float" office:value="3.5" calcext:value-type="float">
            <text:p>3.5</text:p>
          </table:table-cell>
          <table:table-cell table:style-name="ce57" table:formula="of:=[.B99]/[.$I99]" office:value-type="float" office:value="0.885714285714286" calcext:value-type="float">
            <text:p>0.885714285714286</text:p>
          </table:table-cell>
          <table:table-cell table:style-name="ce58" table:formula="of:=[.C99]/[.$I99]" office:value-type="float" office:value="0.285714285714286" calcext:value-type="float">
            <text:p>0.285714285714286</text:p>
          </table:table-cell>
          <table:table-cell table:style-name="ce59" table:formula="of:=[.D99]/[.$I99]" office:value-type="float" office:value="2.4" calcext:value-type="float">
            <text:p>2.4</text:p>
          </table:table-cell>
          <table:table-cell table:style-name="ce57" table:formula="of:=[.E99]/[.$I99]" office:value-type="float" office:value="0.614285714285714" calcext:value-type="float">
            <text:p>0.614285714285714</text:p>
          </table:table-cell>
          <table:table-cell table:style-name="ce58" table:formula="of:=[.F99]/[.$I99]" office:value-type="float" office:value="1.42857142857143" calcext:value-type="float">
            <text:p>1.42857142857143</text:p>
          </table:table-cell>
          <table:table-cell table:style-name="ce59" table:formula="of:=[.G99]/[.$I99]" office:value-type="float" office:value="0.157142857142857" calcext:value-type="float">
            <text:p>0.157142857142857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18" office:value-type="float" office:value="32" calcext:value-type="float">
            <text:p>32</text:p>
          </table:table-cell>
          <table:table-cell/>
          <table:table-cell table:style-name="ce17" office:value-type="float" office:value="32" calcext:value-type="float">
            <text:p>32</text:p>
          </table:table-cell>
          <table:table-cell table:style-name="ce142" office:value-type="float" office:value="1000" calcext:value-type="float">
            <text:p>1000</text:p>
          </table:table-cell>
          <table:table-cell table:style-name="ce166" table:formula="of:=ROUNDDOWN((((5)+([.$P99]-[.$T99]-(ROUNDDOWN([.$U99]/2;0))))*5+15)*([.$AK99]/1000)*[.$J99]*1+([.AL$65]/100);0)" office:value-type="float" office:value="35" calcext:value-type="float">
            <text:p>35</text:p>
          </table:table-cell>
          <table:table-cell table:style-name="ce171" table:formula="of:=ROUNDDOWN(((((5)+([.$AB99]-[.$AF99]-(ROUNDDOWN([.$AG99]/2;0))))*5+15)*([.$AK99]/1000)*[.$J99]*1+([.AM$65]/100))*([.$H99]/540)+0.03;4)" office:value-type="float" office:value="0.3252" calcext:value-type="float">
            <text:p>0.3252</text:p>
          </table:table-cell>
          <table:table-cell table:style-name="ce171" table:formula="of:=ROUNDDOWN((((5)+([.$R99]-[.$T99]-(ROUNDDOWN([.$U99]/2;0))))*5+15)*([.$AK99]/1000)*[.$L99]*0.5*1+([.AN$65]/100);0)" office:value-type="float" office:value="54" calcext:value-type="float">
            <text:p>54</text:p>
          </table:table-cell>
          <table:table-cell table:style-name="ce171" table:formula="of:=ROUNDDOWN(((((5)+([.$AD99]-[.$AF99]-(ROUNDDOWN([.$AG99]/2;0))))*5+15)*([.$AK99]/1000)*[.$L99]*0.5*1+([.AO$65]/100))*([.$H99]/540)+0.03;4)" office:value-type="float" office:value="0.4966" calcext:value-type="float">
            <text:p>0.4966</text:p>
          </table:table-cell>
          <table:table-cell table:style-name="ce171" table:formula="of:=[.AK99]-[.BY99]-[.CA99]" office:value-type="float" office:value="956" calcext:value-type="float">
            <text:p>956</text:p>
          </table:table-cell>
          <table:table-cell table:style-name="ce176" table:formula="of:=[.$H99]-[.BZ99]-[.CB99]" office:value-type="float" office:value="5.3465" calcext:value-type="float">
            <text:p>5.3465</text:p>
          </table:table-cell>
          <table:table-cell table:style-name="ce166" table:formula="of:=ROUNDDOWN((((5)+([.$P99]-[.$T99]-(ROUNDDOWN([.$U99]/2;0))))*5+15)*([.$AP99]/1000)*[.$J99]*1+([.AR$65]/100);0)" office:value-type="float" office:value="33" calcext:value-type="float">
            <text:p>33</text:p>
          </table:table-cell>
          <table:table-cell table:style-name="ce171" table:formula="of:=ROUNDDOWN(((((5)+([.$AB99]-[.$AF99]-(ROUNDDOWN([.$AG99]/2;0))))*5+15)*([.$AQ99]/1000)*[.$J99]*1+([.AS$65]/100))*([.$H99]/540)+0.03;4)" office:value-type="float" office:value="0.0315" calcext:value-type="float">
            <text:p>0.0315</text:p>
          </table:table-cell>
          <table:table-cell table:style-name="ce171" table:formula="of:=ROUNDDOWN((((5)+([.$R99]-[.$T99]-(ROUNDDOWN([.$U99]/2;0))))*5+15)*([.$AK99]/1000)*[.$L99]*0.5*1+([.AT$65]/100);0)" office:value-type="float" office:value="54" calcext:value-type="float">
            <text:p>54</text:p>
          </table:table-cell>
          <table:table-cell table:style-name="ce171" table:formula="of:=ROUNDDOWN(((((5)+([.$AD99]-[.$AF99]-(ROUNDDOWN([.$AG99]/2;0))))*5+15)*0.5*([.$AK99]/1000)*[.$L99]*1+([.AU$65]/100))*([.$H99]/540)+0.03;4)" office:value-type="float" office:value="0.4966" calcext:value-type="float">
            <text:p>0.4966</text:p>
          </table:table-cell>
          <table:table-cell table:style-name="ce171" table:formula="of:=[.AP99]-[.CE99]-[.CG99]" office:value-type="float" office:value="912" calcext:value-type="float">
            <text:p>912</text:p>
          </table:table-cell>
          <table:table-cell table:style-name="ce176" table:formula="of:=[.$AQ99]-[.CF99]-[.CH99]" office:value-type="float" office:value="4.693" calcext:value-type="float">
            <text:p>4.693</text:p>
          </table:table-cell>
          <table:table-cell table:style-name="ce166" table:formula="of:=ROUNDDOWN((((5)+([.$P99]-[.$T99]-(ROUNDDOWN([.$U99]/2;0))))*5+15)*([.$AP99]/1000)*[.$J99]*1+([.AX$65]/100);0)" office:value-type="float" office:value="33" calcext:value-type="float">
            <text:p>33</text:p>
          </table:table-cell>
          <table:table-cell table:style-name="ce171" table:formula="of:=ROUNDDOWN(((((5)+([.$AB99]-[.$AF99]-(ROUNDDOWN([.$AG99]/2;0))))*5+15)*([.$AP99]/1000)*[.$J99]*1+([.AY$65]/100))*([.$H99]/540)+0.03;4)" office:value-type="float" office:value="0.3122" calcext:value-type="float">
            <text:p>0.3122</text:p>
          </table:table-cell>
          <table:table-cell table:style-name="ce171" table:formula="of:=ROUNDDOWN((((5)+([.$R99]-[.$T99]-(ROUNDDOWN([.$U99]/2;0))))*5+15)*([.$AK99]/1000)*[.$L99]*0.5*1+([.AZ$65]/100);0)" office:value-type="float" office:value="54" calcext:value-type="float">
            <text:p>54</text:p>
          </table:table-cell>
          <table:table-cell table:style-name="ce171" table:formula="of:=ROUNDDOWN(((((5)+([.$AD99]-[.$AF99]-(ROUNDDOWN([.$AG99]/2;0))))*5+15)*0.5*([.$AK99]/1000)*[.$L99]*1+([.BA$65]/100))*([.$H99]/540)+0.03;4)" office:value-type="float" office:value="0.4966" calcext:value-type="float">
            <text:p>0.4966</text:p>
          </table:table-cell>
          <table:table-cell table:style-name="ce171" table:formula="of:=[.AV99]-[.CK99]-[.CM99]" office:value-type="float" office:value="868" calcext:value-type="float">
            <text:p>868</text:p>
          </table:table-cell>
          <table:table-cell table:style-name="ce176" table:formula="of:=[.$AQ99]-[.CL99]-[.CN99]" office:value-type="float" office:value="4.693" calcext:value-type="float">
            <text:p>4.693</text:p>
          </table:table-cell>
          <table:table-cell table:style-name="ce150" table:formula="of:=ROUNDDOWN((((5)+([.$V99]-[.$Z99]-(ROUNDDOWN([.$AA99]/2;0))))*5+15)*([.$BB99]/1000)*[.$M99]*1+([.BD$65]/100);0)" office:value-type="float" office:value="18" calcext:value-type="float">
            <text:p>18</text:p>
          </table:table-cell>
          <table:table-cell table:style-name="ce154" table:formula="of:=ROUNDDOWN(((((5)+([.$AB99]-[.$AF99]-(ROUNDDOWN([.$AG99]/2;0))))*5+15)*([.$AP99]/1000)*[.$M99]*1+([.BE$65]/100))*([.$H99]/540)+0.03;4)" office:value-type="float" office:value="0.2257" calcext:value-type="float">
            <text:p>0.2257</text:p>
          </table:table-cell>
          <table:table-cell table:style-name="ce154" table:formula="of:=ROUNDDOWN((((5)+([.$X99]-[.$Y99]-(ROUNDDOWN([.$AA99]/2;0))))*5+15)*0.5*([.$AK99]/1000)*[.$O99]*1+([.BF$65]/100);0)" office:value-type="float" office:value="2" calcext:value-type="float">
            <text:p>2</text:p>
          </table:table-cell>
          <table:table-cell table:style-name="ce154" table:formula="of:=ROUNDDOWN(((((5)+([.$AD99]-[.$AF99]-(ROUNDDOWN([.$AG99]/2;0))))*5+15)*0.5*([.$AK99]/1000)*[.$O99]*1+([.BG$65]/100))*([.$H99]/540)+0.03;4)" office:value-type="float" office:value="0.0605" calcext:value-type="float">
            <text:p>0.0605</text:p>
          </table:table-cell>
          <table:table-cell table:style-name="ce154" table:formula="of:=[.BB99]-[.CQ99]-[.CS99]" office:value-type="float" office:value="814" calcext:value-type="float">
            <text:p>814</text:p>
          </table:table-cell>
          <table:table-cell table:style-name="ce162" table:formula="of:=[.$AQ99]-[.CR99]-[.CT99]" office:value-type="float" office:value="4.6491" calcext:value-type="float">
            <text:p>4.6491</text:p>
          </table:table-cell>
          <table:table-cell table:style-name="ce150" table:formula="of:=ROUNDDOWN((((5)+([.$V99]-[.$Z99]-(ROUNDDOWN([.$AA99]/2;0))))*5+15)*([.$BH99]/1000)*[.$M99]*1+([.BJ$65]/100);0)" office:value-type="float" office:value="17" calcext:value-type="float">
            <text:p>17</text:p>
          </table:table-cell>
          <table:table-cell table:style-name="ce154" table:formula="of:=ROUNDDOWN(((((5)+([.$AB99]-[.$AF99]-(ROUNDDOWN([.$AG99]/2;0))))*5+15)*([.$AP99]/1000)*[.$M99]*1+([.BK$65]/100))*([.$H99]/540)+0.03;4)" office:value-type="float" office:value="0.2257" calcext:value-type="float">
            <text:p>0.2257</text:p>
          </table:table-cell>
          <table:table-cell table:style-name="ce154" table:formula="of:=ROUNDDOWN((((5)+([.$X99]-[.$Z99]-(ROUNDDOWN([.$AA99]/2;0))))*5+15)*0.5*([.$AK99]/1000)*[.$O99]*1+([.BL$65]/100);0)" office:value-type="float" office:value="2" calcext:value-type="float">
            <text:p>2</text:p>
          </table:table-cell>
          <table:table-cell table:style-name="ce154" table:formula="of:=ROUNDDOWN(((((5)+([.$AD99]-[.$AE99]-(ROUNDDOWN([.$AG99]/2;0))))*5+15)*0.5*([.$AK99]/1000)*[.$O99]*1+([.BM$65]/100))*([.$H99]/540)+0.03;4)" office:value-type="float" office:value="0.0605" calcext:value-type="float">
            <text:p>0.0605</text:p>
          </table:table-cell>
          <table:table-cell table:style-name="ce154" table:formula="of:=[.BH99]-[.CW99]-[.CY99]" office:value-type="float" office:value="761" calcext:value-type="float">
            <text:p>761</text:p>
          </table:table-cell>
          <table:table-cell table:style-name="ce162" table:formula="of:=[.$AQ99]-[.CX99]-[.CZ99]" office:value-type="float" office:value="4.6491" calcext:value-type="float">
            <text:p>4.6491</text:p>
          </table:table-cell>
          <table:table-cell table:style-name="ce150" table:formula="of:=ROUNDDOWN((((5)+([.$V99]-[.$Z99]-(ROUNDDOWN([.$AA99]/2;0))))*5+15)*([.$BN99]/1000)*[.$M99]*1+([.BP$65]/100);0)" office:value-type="float" office:value="16" calcext:value-type="float">
            <text:p>16</text:p>
          </table:table-cell>
          <table:table-cell table:style-name="ce154" table:formula="of:=ROUNDDOWN(((((5)+([.$AB99]-[.$AF99]-(ROUNDDOWN([.$AG99]/2;0))))*5+15)*([.$AP99]/1000)*[.$M99]*1+([.BQ$65]/100))*([.$H99]/540)+0.03;4)" office:value-type="float" office:value="0.2257" calcext:value-type="float">
            <text:p>0.2257</text:p>
          </table:table-cell>
          <table:table-cell table:style-name="ce154" table:formula="of:=ROUNDDOWN((((5)+([.$X99]-[.$Z99]-(ROUNDDOWN([.$AA99]/2;0))))*5+15)*0.5*([.$AK99]/1000)*[.$O99]*1+([.BR$65]/100);0)" office:value-type="float" office:value="2" calcext:value-type="float">
            <text:p>2</text:p>
          </table:table-cell>
          <table:table-cell table:style-name="ce154" table:formula="of:=ROUNDDOWN(((((5)+([.$AD99]-[.$AF99]-(ROUNDDOWN([.$AG99]/2;0))))*5+15)*0.5*([.$AK99]/1000)*[.$O99]*1+([.BS$65]/100))*([.$H99]/540)+0.03;4)" office:value-type="float" office:value="0.0605" calcext:value-type="float">
            <text:p>0.0605</text:p>
          </table:table-cell>
          <table:table-cell table:style-name="ce154" table:formula="of:=[.BN99]-[.DC99]-[.DE99]" office:value-type="float" office:value="710" calcext:value-type="float">
            <text:p>710</text:p>
          </table:table-cell>
          <table:table-cell table:style-name="ce162" table:formula="of:=[.$AQ99]-[.DD99]-[.DF99]" office:value-type="float" office:value="4.6491" calcext:value-type="float">
            <text:p>4.6491</text:p>
          </table:table-cell>
          <table:table-cell/>
          <table:table-cell table:style-name="ce17" office:value-type="float" office:value="32" calcext:value-type="float">
            <text:p>32</text:p>
          </table:table-cell>
          <table:table-cell table:style-name="ce198" office:value-type="float" office:value="1000" calcext:value-type="float">
            <text:p>1000</text:p>
          </table:table-cell>
          <table:table-cell table:style-name="ce166" table:formula="of:=ROUNDDOWN((((5)+([.$Q99]-[.$S99]-(ROUNDDOWN([.$U99]/2;0))))*5+15)*([.$BX99]/1000)*[.$K99]*1+([.BY$65]/100);0)" office:value-type="float" office:value="2" calcext:value-type="float">
            <text:p>2</text:p>
          </table:table-cell>
          <table:table-cell table:style-name="ce171" table:formula="of:=ROUNDDOWN(((((5)+([.$AC99]-[.$AE99]-(ROUNDDOWN([.$AG99]/2;0))))*5+15)*([.$AK99]/1000)*[.$K99]*1+([.BZ$65]/100))*([.$H99]/540)+0.03;4)" office:value-type="float" office:value="0.1569" calcext:value-type="float">
            <text:p>0.1569</text:p>
          </table:table-cell>
          <table:table-cell table:style-name="ce171" table:formula="of:=ROUNDDOWN((((5)+([.$R99]-[.$S99]-(ROUNDDOWN([.$U99]/2;0))))*5+15)*0.5*([.$BX99]/1000)*[.$L99]*1+([.CA$65]/100);0)" office:value-type="float" office:value="42" calcext:value-type="float">
            <text:p>42</text:p>
          </table:table-cell>
          <table:table-cell table:style-name="ce171" table:formula="of:=ROUNDDOWN(((((5)+([.$AD99]-[.$AE99]-(ROUNDDOWN([.$AG99]/2;0))))*5+15)*0.5*([.$AK99]/1000)*[.$L99]*1+([.CB$65]/100))*([.$H99]/540)+0.03;4)" office:value-type="float" office:value="0.4966" calcext:value-type="float">
            <text:p>0.4966</text:p>
          </table:table-cell>
          <table:table-cell table:style-name="ce171" table:formula="of:=[.BX99]-[.AL99]-[.AN99]" office:value-type="float" office:value="911" calcext:value-type="float">
            <text:p>911</text:p>
          </table:table-cell>
          <table:table-cell table:style-name="ce176" table:formula="of:=[.$H99]-[.AM99]-[.AO99]" office:value-type="float" office:value="5.1782" calcext:value-type="float">
            <text:p>5.1782</text:p>
          </table:table-cell>
          <table:table-cell table:style-name="ce166" table:formula="of:=ROUNDDOWN((((5)+([.$Q99]-[.$S99]-(ROUNDDOWN([.$U99]/2;0))))*5+15)*([.$CC99]/1000)*[.$K99]*1+([.CE$65]/100);0)" office:value-type="float" office:value="2" calcext:value-type="float">
            <text:p>2</text:p>
          </table:table-cell>
          <table:table-cell table:style-name="ce171" table:formula="of:=ROUNDDOWN(((((5)+([.$AC99]-[.$AE99]-(ROUNDDOWN([.$AG99]/2;0))))*5+15)*([.$AK99]/1000)*[.$K99]*1+([.CF$65]/100))*([.$H99]/540)+0.03;4)" office:value-type="float" office:value="0.1569" calcext:value-type="float">
            <text:p>0.1569</text:p>
          </table:table-cell>
          <table:table-cell table:style-name="ce171" table:formula="of:=ROUNDDOWN((((5)+([.$R99]-[.$S99]-(ROUNDDOWN([.$U99]/2;0))))*5+15)*0.5*([.$BX99]/1000)*[.$L99]*1+([.CG$65]/100);0)" office:value-type="float" office:value="42" calcext:value-type="float">
            <text:p>42</text:p>
          </table:table-cell>
          <table:table-cell table:style-name="ce171" table:formula="of:=ROUNDDOWN(((((5)+([.$AD99]-[.$AE99]-(ROUNDDOWN([.$AG99]/2;0))))*5+15)*0.5*([.$AK99]/1000)*[.$L99]*1+([.CH$65]/100))*([.$H99]/540)+0.03;4)" office:value-type="float" office:value="0.4966" calcext:value-type="float">
            <text:p>0.4966</text:p>
          </table:table-cell>
          <table:table-cell table:style-name="ce171" table:formula="of:=[.CC99]-[.AR99]-[.AT99]" office:value-type="float" office:value="824" calcext:value-type="float">
            <text:p>824</text:p>
          </table:table-cell>
          <table:table-cell table:style-name="ce176" table:formula="of:=[.$H99]-[.AS99]-[.AU99]" office:value-type="float" office:value="5.4719" calcext:value-type="float">
            <text:p>5.4719</text:p>
          </table:table-cell>
          <table:table-cell table:style-name="ce166" table:formula="of:=ROUNDDOWN((((5)+([.$Q99]-[.$S99]-(ROUNDDOWN([.$U99]/2;0))))*5+15)*([.$CI99]/1000)*[.$K99]*1+([.CK$65]/100);0)" office:value-type="float" office:value="2" calcext:value-type="float">
            <text:p>2</text:p>
          </table:table-cell>
          <table:table-cell table:style-name="ce171" table:formula="of:=ROUNDDOWN(((((5)+([.$AC99]-[.$AE99]-(ROUNDDOWN([.$AG99]/2;0))))*5+15)*([.$AK99]/1000)*[.$K99]*1+([.CL$65]/100))*([.$H99]/540)+0.03;4)" office:value-type="float" office:value="0.1569" calcext:value-type="float">
            <text:p>0.1569</text:p>
          </table:table-cell>
          <table:table-cell table:style-name="ce171" table:formula="of:=ROUNDDOWN((((5)+([.$R99]-[.$S99]-(ROUNDDOWN([.$U99]/2;0))))*5+15)*0.5*([.$BX99]/1000)*[.$L99]*1+([.CM$65]/100);0)" office:value-type="float" office:value="42" calcext:value-type="float">
            <text:p>42</text:p>
          </table:table-cell>
          <table:table-cell table:style-name="ce171" table:formula="of:=ROUNDDOWN(((((5)+([.$AD99]-[.$AE99]-(ROUNDDOWN([.$AG99]/2;0))))*5+15)*0.5*([.$AK99]/1000)*[.$L99]*1+([.CN$65]/100))*([.$H99]/540)+0.03;4)" office:value-type="float" office:value="0.4966" calcext:value-type="float">
            <text:p>0.4966</text:p>
          </table:table-cell>
          <table:table-cell table:style-name="ce171" table:formula="of:=[.CI99]-[.AX99]-[.AZ99]" office:value-type="float" office:value="737" calcext:value-type="float">
            <text:p>737</text:p>
          </table:table-cell>
          <table:table-cell table:style-name="ce176" table:formula="of:=[.$H99]-[.AY99]-[.BA99]" office:value-type="float" office:value="5.1912" calcext:value-type="float">
            <text:p>5.1912</text:p>
          </table:table-cell>
          <table:table-cell table:style-name="ce163" table:formula="of:=ROUNDDOWN((((5)+([.$W99]-[.$Y99]-(ROUNDDOWN([.$AA99]/2;0))))*5+15)*([.$CO99]/1000)*[.$N99]*1+([.CQ$65]/100);0)" office:value-type="float" office:value="52" calcext:value-type="float">
            <text:p>52</text:p>
          </table:table-cell>
          <table:table-cell table:style-name="ce164" table:formula="of:=ROUNDDOWN(((((5)+([.$AC99]-[.$AE99]-(ROUNDDOWN([.$AG99]/2;0))))*5+15)*([.$AP99]/1000)*[.$N99]*1+([.CR$65]/100))*([.$H99]/540)+0.03;4)" office:value-type="float" office:value="0.6369" calcext:value-type="float">
            <text:p>0.6369</text:p>
          </table:table-cell>
          <table:table-cell table:style-name="ce164" table:formula="of:=ROUNDDOWN((((5)+([.$X99]-[.$Y99]-(ROUNDDOWN([.$AA99]/2;0))))*5+15)*0.5*([.$AK99]/1000)*[.$O99]*1+([.CS$65]/100);0)" office:value-type="float" office:value="2" calcext:value-type="float">
            <text:p>2</text:p>
          </table:table-cell>
          <table:table-cell table:style-name="ce164" table:formula="of:=ROUNDDOWN(((((5)+([.$AD99]-[.$AE99]-(ROUNDDOWN([.$AG99]/2;0))))*5+15)*0.5*([.$AK99]/1000)*[.$O99]*1+([.CT$65]/100))*([.$H99]/540)+0.03;4)" office:value-type="float" office:value="0.0605" calcext:value-type="float">
            <text:p>0.0605</text:p>
          </table:table-cell>
          <table:table-cell table:style-name="ce164" table:formula="of:=[.CO99]-[.BD99]-[.BF99]" office:value-type="float" office:value="717" calcext:value-type="float">
            <text:p>717</text:p>
          </table:table-cell>
          <table:table-cell table:style-name="ce165" table:formula="of:=[.$AQ99]-[.BE99]-[.BG99]" office:value-type="float" office:value="5.0603" calcext:value-type="float">
            <text:p>5.0603</text:p>
          </table:table-cell>
          <table:table-cell table:style-name="ce163" table:formula="of:=ROUNDDOWN((((5)+([.$W99]-[.$Y99]-(ROUNDDOWN([.$AA99]/2;0))))*5+15)*([.$CU99]/1000)*[.$N99]*1+([.CW$65]/100);0)" office:value-type="float" office:value="51" calcext:value-type="float">
            <text:p>51</text:p>
          </table:table-cell>
          <table:table-cell table:style-name="ce164" table:formula="of:=ROUNDDOWN(((((5)+([.$AC99]-[.$AE99]-(ROUNDDOWN([.$AG99]/2;0))))*5+15)*([.$AP99]/1000)*[.$N99]*1+([.CX$65]/100))*([.$H99]/540)+0.03;4)" office:value-type="float" office:value="0.6369" calcext:value-type="float">
            <text:p>0.6369</text:p>
          </table:table-cell>
          <table:table-cell table:style-name="ce164" table:formula="of:=ROUNDDOWN((((5)+([.$X99]-[.$Y99]-(ROUNDDOWN([.$AA99]/2;0))))*5+15)*0.5*([.$AK99]/1000)*[.$O99]*1+([.CY$65]/100);0)" office:value-type="float" office:value="2" calcext:value-type="float">
            <text:p>2</text:p>
          </table:table-cell>
          <table:table-cell table:style-name="ce164" table:formula="of:=ROUNDDOWN(((((5)+([.$AD99]-[.$AE99]-(ROUNDDOWN([.$AG99]/2;0))))*5+15)*0.5*([.$AK99]/1000)*[.$O99]*1+([.CZ$65]/100))*([.$H99]/540)+0.03;4)" office:value-type="float" office:value="0.0605" calcext:value-type="float">
            <text:p>0.0605</text:p>
          </table:table-cell>
          <table:table-cell table:style-name="ce164" table:formula="of:=[.CU99]-[.BJ99]-[.BL99]" office:value-type="float" office:value="698" calcext:value-type="float">
            <text:p>698</text:p>
          </table:table-cell>
          <table:table-cell table:style-name="ce165" table:formula="of:=[.$AQ99]-[.BK99]-[.BM99]" office:value-type="float" office:value="5.0603" calcext:value-type="float">
            <text:p>5.0603</text:p>
          </table:table-cell>
          <table:table-cell table:style-name="ce163" table:formula="of:=ROUNDDOWN((((5)+([.$W99]-[.$Y99]-(ROUNDDOWN([.$AA99]/2;0))))*5+15)*([.$DA99]/1000)*[.$N99]*1+([.DC$65]/100);0)" office:value-type="float" office:value="49" calcext:value-type="float">
            <text:p>49</text:p>
          </table:table-cell>
          <table:table-cell table:style-name="ce164" table:formula="of:=ROUNDDOWN(((((5)+([.$AC99]-[.$AE99]-(ROUNDDOWN([.$AG99]/2;0))))*5+15)*([.$AP99]/1000)*[.$N99]*1+([.DD$65]/100))*([.$H99]/540)+0.03;4)" office:value-type="float" office:value="0.6369" calcext:value-type="float">
            <text:p>0.6369</text:p>
          </table:table-cell>
          <table:table-cell table:style-name="ce164" table:formula="of:=ROUNDDOWN((((5)+([.$X99]-[.$Y99]-(ROUNDDOWN([.$AA99]/2;0))))*5+15)*0.5*([.$AK99]/1000)*[.$O99]*1+([.DE$65]/100);0)" office:value-type="float" office:value="2" calcext:value-type="float">
            <text:p>2</text:p>
          </table:table-cell>
          <table:table-cell table:style-name="ce164" table:formula="of:=ROUNDDOWN(((((5)+([.$AD99]-[.$AE99]-(ROUNDDOWN([.$AG99]/2;0))))*5+15)*0.5*([.$AK99]/1000)*[.$O99]*1+([.DF$65]/100))*([.$H99]/540)+0.03;4)" office:value-type="float" office:value="0.0605" calcext:value-type="float">
            <text:p>0.0605</text:p>
          </table:table-cell>
          <table:table-cell table:style-name="ce164" table:formula="of:=[.DA99]-[.BP99]-[.BR99]" office:value-type="float" office:value="680" calcext:value-type="float">
            <text:p>680</text:p>
          </table:table-cell>
          <table:table-cell table:style-name="ce165" table:formula="of:=[.$AQ99]-[.BQ99]-[.BS99]" office:value-type="float" office:value="5.0603" calcext:value-type="float">
            <text:p>5.0603</text:p>
          </table:table-cell>
          <table:table-cell/>
          <table:table-cell table:style-name="ce17" office:value-type="float" office:value="32" calcext:value-type="float">
            <text:p>32</text:p>
          </table:table-cell>
          <table:table-cell table:style-name="ce119" table:formula="of:=[.AL99]+[.AR99]+[.AX99]+[.BD99]+[.BJ99]+[.BP99]" office:value-type="float" office:value="152" calcext:value-type="float">
            <text:p>152</text:p>
          </table:table-cell>
          <table:table-cell table:style-name="ce120" table:formula="of:=[.AM99]+[.AS99]+[.AY99]+[.BE99]+[.BK99]+[.BQ99]" office:value-type="float" office:value="1.346" calcext:value-type="float">
            <text:p>1.346</text:p>
          </table:table-cell>
          <table:table-cell table:style-name="ce119" table:formula="of:=[.BY99]+[.CE99]+[.CK99]+[.CQ99]+[.CW99]+[.DC99]" office:value-type="float" office:value="158" calcext:value-type="float">
            <text:p>158</text:p>
          </table:table-cell>
          <table:table-cell table:style-name="ce120" table:formula="of:=[.BZ99]+[.CF99]+[.CL99]+[.CR99]+[.CX99]+[.DD99]" office:value-type="float" office:value="2.3814" calcext:value-type="float">
            <text:p>2.3814</text:p>
          </table:table-cell>
          <table:table-cell table:style-name="ce119" table:formula="of:=[.AN99]+[.AT99]+[.AZ99]+[.BF99]+[.BL99]+[.BR99]" office:value-type="float" office:value="168" calcext:value-type="float">
            <text:p>168</text:p>
          </table:table-cell>
          <table:table-cell table:style-name="ce120" table:formula="of:=[.AO99]+[.AU99]+[.BA99]+[.BG99]+[.BM99]+[.BS99]" office:value-type="float" office:value="1.6713" calcext:value-type="float">
            <text:p>1.6713</text:p>
          </table:table-cell>
          <table:table-cell table:style-name="ce119" table:formula="of:=[.CA99]+[.CG99]+[.CM99]+[.CS99]+[.CY99]+[.DE99]" office:value-type="float" office:value="132" calcext:value-type="float">
            <text:p>132</text:p>
          </table:table-cell>
          <table:table-cell table:style-name="ce120" table:formula="of:=[.CB99]+[.CH99]+[.CN99]+[.CT99]+[.CZ99]+[.DF99]" office:value-type="float" office:value="1.6713" calcext:value-type="float">
            <text:p>1.6713</text:p>
          </table:table-cell>
          <table:table-cell/>
          <table:table-cell table:style-name="ce17" office:value-type="float" office:value="32" calcext:value-type="float">
            <text:p>32</text:p>
          </table:table-cell>
          <table:table-cell table:style-name="ce119" table:formula="of:=[.DK99]-[.DQ99]" office:value-type="float" office:value="20" calcext:value-type="float">
            <text:p>20</text:p>
          </table:table-cell>
          <table:table-cell table:style-name="ce120" table:formula="of:=[.DL99]-[.DR99]" office:value-type="float" office:value="-0.3253" calcext:value-type="float">
            <text:p>-0.3253</text:p>
          </table:table-cell>
          <table:table-cell table:style-name="ce119" table:formula="of:=[.DM99]-[.DO99]" office:value-type="float" office:value="-10" calcext:value-type="float">
            <text:p>-10</text:p>
          </table:table-cell>
          <table:table-cell table:style-name="ce120" table:formula="of:=[.DN99]-[.DP99]" office:value-type="float" office:value="0.7101" calcext:value-type="float">
            <text:p>0.7101</text:p>
          </table:table-cell>
          <table:table-cell table:style-name="ce119"/>
          <table:table-cell table:style-name="ce120"/>
          <table:table-cell table:style-name="ce119"/>
          <table:table-cell table:style-name="ce120"/>
        </table:table-row>
        <table:table-row table:style-name="ro1">
          <table:table-cell table:number-columns-repeated="132"/>
        </table:table-row>
        <table:table-row table:style-name="ro1">
          <table:table-cell table:number-columns-repeated="15"/>
          <table:table-cell table:style-name="ce61" table:formula="of:=[.B67]+[.E67]" office:value-type="float" office:value="0.45" calcext:value-type="float">
            <text:p>0.45</text:p>
          </table:table-cell>
          <table:table-cell table:style-name="ce62" table:formula="of:=[.C67]+[.F67]" office:value-type="float" office:value="0.8" calcext:value-type="float">
            <text:p>0.8</text:p>
          </table:table-cell>
          <table:table-cell table:style-name="ce63" table:formula="of:=[.D67]+[.G67]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68]+[.E68]" office:value-type="float" office:value="0.65" calcext:value-type="float">
            <text:p>0.65</text:p>
          </table:table-cell>
          <table:table-cell table:style-name="ce62" table:formula="of:=[.C68]+[.F68]" office:value-type="float" office:value="0.8" calcext:value-type="float">
            <text:p>0.8</text:p>
          </table:table-cell>
          <table:table-cell table:style-name="ce63" table:formula="of:=[.D68]+[.G68]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69]+[.E69]" office:value-type="float" office:value="0.85" calcext:value-type="float">
            <text:p>0.85</text:p>
          </table:table-cell>
          <table:table-cell table:style-name="ce62" table:formula="of:=[.C69]+[.F69]" office:value-type="float" office:value="1" calcext:value-type="float">
            <text:p>1</text:p>
          </table:table-cell>
          <table:table-cell table:style-name="ce63" table:formula="of:=[.D69]+[.G69]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0]+[.E70]" office:value-type="float" office:value="0.85" calcext:value-type="float">
            <text:p>0.85</text:p>
          </table:table-cell>
          <table:table-cell table:style-name="ce62" table:formula="of:=[.C70]+[.F70]" office:value-type="float" office:value="1" calcext:value-type="float">
            <text:p>1</text:p>
          </table:table-cell>
          <table:table-cell table:style-name="ce63" table:formula="of:=[.D70]+[.G70]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1]+[.E71]" office:value-type="float" office:value="0.85" calcext:value-type="float">
            <text:p>0.85</text:p>
          </table:table-cell>
          <table:table-cell table:style-name="ce62" table:formula="of:=[.C71]+[.F71]" office:value-type="float" office:value="1" calcext:value-type="float">
            <text:p>1</text:p>
          </table:table-cell>
          <table:table-cell table:style-name="ce63" table:formula="of:=[.D71]+[.G71]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2]+[.E72]" office:value-type="float" office:value="1" calcext:value-type="float">
            <text:p>1</text:p>
          </table:table-cell>
          <table:table-cell table:style-name="ce62" table:formula="of:=[.C72]+[.F72]" office:value-type="float" office:value="1.2" calcext:value-type="float">
            <text:p>1.2</text:p>
          </table:table-cell>
          <table:table-cell table:style-name="ce63" table:formula="of:=[.D72]+[.G72]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3]+[.E73]" office:value-type="float" office:value="1.5" calcext:value-type="float">
            <text:p>1.5</text:p>
          </table:table-cell>
          <table:table-cell table:style-name="ce62" table:formula="of:=[.C73]+[.F73]" office:value-type="float" office:value="1.2" calcext:value-type="float">
            <text:p>1.2</text:p>
          </table:table-cell>
          <table:table-cell table:style-name="ce63" table:formula="of:=[.D73]+[.G73]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4]+[.E74]" office:value-type="float" office:value="1.5" calcext:value-type="float">
            <text:p>1.5</text:p>
          </table:table-cell>
          <table:table-cell table:style-name="ce62" table:formula="of:=[.C74]+[.F74]" office:value-type="float" office:value="1.2" calcext:value-type="float">
            <text:p>1.2</text:p>
          </table:table-cell>
          <table:table-cell table:style-name="ce63" table:formula="of:=[.D74]+[.G74]" office:value-type="float" office:value="1.05" calcext:value-type="float">
            <text:p>1.0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5]+[.E75]" office:value-type="float" office:value="1.75" calcext:value-type="float">
            <text:p>1.75</text:p>
          </table:table-cell>
          <table:table-cell table:style-name="ce62" table:formula="of:=[.C75]+[.F75]" office:value-type="float" office:value="2" calcext:value-type="float">
            <text:p>2</text:p>
          </table:table-cell>
          <table:table-cell table:style-name="ce63" table:formula="of:=[.D75]+[.G75]" office:value-type="float" office:value="1.05" calcext:value-type="float">
            <text:p>1.0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6]+[.E76]" office:value-type="float" office:value="1.75" calcext:value-type="float">
            <text:p>1.75</text:p>
          </table:table-cell>
          <table:table-cell table:style-name="ce62" table:formula="of:=[.C76]+[.F76]" office:value-type="float" office:value="2" calcext:value-type="float">
            <text:p>2</text:p>
          </table:table-cell>
          <table:table-cell table:style-name="ce63" table:formula="of:=[.D76]+[.G76]" office:value-type="float" office:value="1.05" calcext:value-type="float">
            <text:p>1.0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7]+[.E77]" office:value-type="float" office:value="1.75" calcext:value-type="float">
            <text:p>1.75</text:p>
          </table:table-cell>
          <table:table-cell table:style-name="ce62" table:formula="of:=[.C77]+[.F77]" office:value-type="float" office:value="2" calcext:value-type="float">
            <text:p>2</text:p>
          </table:table-cell>
          <table:table-cell table:style-name="ce63" table:formula="of:=[.D77]+[.G77]" office:value-type="float" office:value="1.05" calcext:value-type="float">
            <text:p>1.0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8]+[.E78]" office:value-type="float" office:value="1.95" calcext:value-type="float">
            <text:p>1.95</text:p>
          </table:table-cell>
          <table:table-cell table:style-name="ce62" table:formula="of:=[.C78]+[.F78]" office:value-type="float" office:value="2.5" calcext:value-type="float">
            <text:p>2.5</text:p>
          </table:table-cell>
          <table:table-cell table:style-name="ce63" table:formula="of:=[.D78]+[.G78]" office:value-type="float" office:value="1.05" calcext:value-type="float">
            <text:p>1.0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79]+[.E79]" office:value-type="float" office:value="1.95" calcext:value-type="float">
            <text:p>1.95</text:p>
          </table:table-cell>
          <table:table-cell table:style-name="ce62" table:formula="of:=[.C79]+[.F79]" office:value-type="float" office:value="2.5" calcext:value-type="float">
            <text:p>2.5</text:p>
          </table:table-cell>
          <table:table-cell table:style-name="ce63" table:formula="of:=[.D79]+[.G79]" office:value-type="float" office:value="1.05" calcext:value-type="float">
            <text:p>1.0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0]+[.E80]" office:value-type="float" office:value="1.95" calcext:value-type="float">
            <text:p>1.95</text:p>
          </table:table-cell>
          <table:table-cell table:style-name="ce62" table:formula="of:=[.C80]+[.F80]" office:value-type="float" office:value="2.5" calcext:value-type="float">
            <text:p>2.5</text:p>
          </table:table-cell>
          <table:table-cell table:style-name="ce63" table:formula="of:=[.D80]+[.G80]" office:value-type="float" office:value="1.55" calcext:value-type="float">
            <text:p>1.5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1]+[.E81]" office:value-type="float" office:value="2.25" calcext:value-type="float">
            <text:p>2.25</text:p>
          </table:table-cell>
          <table:table-cell table:style-name="ce62" table:formula="of:=[.C81]+[.F81]" office:value-type="float" office:value="2.5" calcext:value-type="float">
            <text:p>2.5</text:p>
          </table:table-cell>
          <table:table-cell table:style-name="ce63" table:formula="of:=[.D81]+[.G81]" office:value-type="float" office:value="1.55" calcext:value-type="float">
            <text:p>1.5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2]+[.E82]" office:value-type="float" office:value="2.25" calcext:value-type="float">
            <text:p>2.25</text:p>
          </table:table-cell>
          <table:table-cell table:style-name="ce62" table:formula="of:=[.C82]+[.F82]" office:value-type="float" office:value="2.5" calcext:value-type="float">
            <text:p>2.5</text:p>
          </table:table-cell>
          <table:table-cell table:style-name="ce63" table:formula="of:=[.D82]+[.G82]" office:value-type="float" office:value="1.55" calcext:value-type="float">
            <text:p>1.5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3]+[.E83]" office:value-type="float" office:value="2.25" calcext:value-type="float">
            <text:p>2.25</text:p>
          </table:table-cell>
          <table:table-cell table:style-name="ce62" table:formula="of:=[.C83]+[.F83]" office:value-type="float" office:value="2.5" calcext:value-type="float">
            <text:p>2.5</text:p>
          </table:table-cell>
          <table:table-cell table:style-name="ce63" table:formula="of:=[.D83]+[.G83]" office:value-type="float" office:value="2.65" calcext:value-type="float">
            <text:p>2.6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4]+[.E84]" office:value-type="float" office:value="2.25" calcext:value-type="float">
            <text:p>2.25</text:p>
          </table:table-cell>
          <table:table-cell table:style-name="ce62" table:formula="of:=[.C84]+[.F84]" office:value-type="float" office:value="3.5" calcext:value-type="float">
            <text:p>3.5</text:p>
          </table:table-cell>
          <table:table-cell table:style-name="ce63" table:formula="of:=[.D84]+[.G84]" office:value-type="float" office:value="2.65" calcext:value-type="float">
            <text:p>2.6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5]+[.E85]" office:value-type="float" office:value="2.25" calcext:value-type="float">
            <text:p>2.25</text:p>
          </table:table-cell>
          <table:table-cell table:style-name="ce62" table:formula="of:=[.C85]+[.F85]" office:value-type="float" office:value="3.5" calcext:value-type="float">
            <text:p>3.5</text:p>
          </table:table-cell>
          <table:table-cell table:style-name="ce63" table:formula="of:=[.D85]+[.G85]" office:value-type="float" office:value="2.65" calcext:value-type="float">
            <text:p>2.6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6]+[.E86]" office:value-type="float" office:value="2.25" calcext:value-type="float">
            <text:p>2.25</text:p>
          </table:table-cell>
          <table:table-cell table:style-name="ce62" table:formula="of:=[.C86]+[.F86]" office:value-type="float" office:value="3.5" calcext:value-type="float">
            <text:p>3.5</text:p>
          </table:table-cell>
          <table:table-cell table:style-name="ce63" table:formula="of:=[.D86]+[.G86]" office:value-type="float" office:value="2.65" calcext:value-type="float">
            <text:p>2.6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7]+[.E87]" office:value-type="float" office:value="2.75" calcext:value-type="float">
            <text:p>2.75</text:p>
          </table:table-cell>
          <table:table-cell table:style-name="ce62" table:formula="of:=[.C87]+[.F87]" office:value-type="float" office:value="3.5" calcext:value-type="float">
            <text:p>3.5</text:p>
          </table:table-cell>
          <table:table-cell table:style-name="ce63" table:formula="of:=[.D87]+[.G87]" office:value-type="float" office:value="2.65" calcext:value-type="float">
            <text:p>2.6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8]+[.E88]" office:value-type="float" office:value="3.25" calcext:value-type="float">
            <text:p>3.25</text:p>
          </table:table-cell>
          <table:table-cell table:style-name="ce62" table:formula="of:=[.C88]+[.F88]" office:value-type="float" office:value="3.5" calcext:value-type="float">
            <text:p>3.5</text:p>
          </table:table-cell>
          <table:table-cell table:style-name="ce63" table:formula="of:=[.D88]+[.G88]" office:value-type="float" office:value="2.65" calcext:value-type="float">
            <text:p>2.6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89]+[.E89]" office:value-type="float" office:value="3.25" calcext:value-type="float">
            <text:p>3.25</text:p>
          </table:table-cell>
          <table:table-cell table:style-name="ce62" table:formula="of:=[.C89]+[.F89]" office:value-type="float" office:value="4" calcext:value-type="float">
            <text:p>4</text:p>
          </table:table-cell>
          <table:table-cell table:style-name="ce63" table:formula="of:=[.D89]+[.G89]" office:value-type="float" office:value="4.75" calcext:value-type="float">
            <text:p>4.7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0]+[.E90]" office:value-type="float" office:value="3.25" calcext:value-type="float">
            <text:p>3.25</text:p>
          </table:table-cell>
          <table:table-cell table:style-name="ce62" table:formula="of:=[.C90]+[.F90]" office:value-type="float" office:value="5" calcext:value-type="float">
            <text:p>5</text:p>
          </table:table-cell>
          <table:table-cell table:style-name="ce63" table:formula="of:=[.D90]+[.G90]" office:value-type="float" office:value="4.75" calcext:value-type="float">
            <text:p>4.7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1]+[.E91]" office:value-type="float" office:value="3.25" calcext:value-type="float">
            <text:p>3.25</text:p>
          </table:table-cell>
          <table:table-cell table:style-name="ce62" table:formula="of:=[.C91]+[.F91]" office:value-type="float" office:value="5" calcext:value-type="float">
            <text:p>5</text:p>
          </table:table-cell>
          <table:table-cell table:style-name="ce63" table:formula="of:=[.D91]+[.G91]" office:value-type="float" office:value="4.75" calcext:value-type="float">
            <text:p>4.7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2]+[.E92]" office:value-type="float" office:value="3.25" calcext:value-type="float">
            <text:p>3.25</text:p>
          </table:table-cell>
          <table:table-cell table:style-name="ce62" table:formula="of:=[.C92]+[.F92]" office:value-type="float" office:value="5" calcext:value-type="float">
            <text:p>5</text:p>
          </table:table-cell>
          <table:table-cell table:style-name="ce63" table:formula="of:=[.D92]+[.G92]" office:value-type="float" office:value="6.85" calcext:value-type="float">
            <text:p>6.8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3]+[.E93]" office:value-type="float" office:value="3.25" calcext:value-type="float">
            <text:p>3.25</text:p>
          </table:table-cell>
          <table:table-cell table:style-name="ce62" table:formula="of:=[.C93]+[.F93]" office:value-type="float" office:value="5" calcext:value-type="float">
            <text:p>5</text:p>
          </table:table-cell>
          <table:table-cell table:style-name="ce63" table:formula="of:=[.D93]+[.G93]" office:value-type="float" office:value="6.85" calcext:value-type="float">
            <text:p>6.8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4]+[.E94]" office:value-type="float" office:value="3.75" calcext:value-type="float">
            <text:p>3.75</text:p>
          </table:table-cell>
          <table:table-cell table:style-name="ce62" table:formula="of:=[.C94]+[.F94]" office:value-type="float" office:value="5" calcext:value-type="float">
            <text:p>5</text:p>
          </table:table-cell>
          <table:table-cell table:style-name="ce63" table:formula="of:=[.D94]+[.G94]" office:value-type="float" office:value="6.85" calcext:value-type="float">
            <text:p>6.8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5]+[.E95]" office:value-type="float" office:value="4.25" calcext:value-type="float">
            <text:p>4.25</text:p>
          </table:table-cell>
          <table:table-cell table:style-name="ce62" table:formula="of:=[.C95]+[.F95]" office:value-type="float" office:value="5" calcext:value-type="float">
            <text:p>5</text:p>
          </table:table-cell>
          <table:table-cell table:style-name="ce63" table:formula="of:=[.D95]+[.G95]" office:value-type="float" office:value="6.85" calcext:value-type="float">
            <text:p>6.8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6]+[.E96]" office:value-type="float" office:value="4.25" calcext:value-type="float">
            <text:p>4.25</text:p>
          </table:table-cell>
          <table:table-cell table:style-name="ce62" table:formula="of:=[.C96]+[.F96]" office:value-type="float" office:value="5" calcext:value-type="float">
            <text:p>5</text:p>
          </table:table-cell>
          <table:table-cell table:style-name="ce63" table:formula="of:=[.D96]+[.G96]" office:value-type="float" office:value="6.85" calcext:value-type="float">
            <text:p>6.8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7]+[.E97]" office:value-type="float" office:value="4.25" calcext:value-type="float">
            <text:p>4.25</text:p>
          </table:table-cell>
          <table:table-cell table:style-name="ce62" table:formula="of:=[.C97]+[.F97]" office:value-type="float" office:value="5" calcext:value-type="float">
            <text:p>5</text:p>
          </table:table-cell>
          <table:table-cell table:style-name="ce63" table:formula="of:=[.D97]+[.G97]" office:value-type="float" office:value="6.85" calcext:value-type="float">
            <text:p>6.8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8]+[.E98]" office:value-type="float" office:value="5.25" calcext:value-type="float">
            <text:p>5.25</text:p>
          </table:table-cell>
          <table:table-cell table:style-name="ce62" table:formula="of:=[.C98]+[.F98]" office:value-type="float" office:value="6" calcext:value-type="float">
            <text:p>6</text:p>
          </table:table-cell>
          <table:table-cell table:style-name="ce63" table:formula="of:=[.D98]+[.G98]" office:value-type="float" office:value="6.85" calcext:value-type="float">
            <text:p>6.85</text:p>
          </table:table-cell>
          <table:table-cell table:number-columns-repeated="114"/>
        </table:table-row>
        <table:table-row table:style-name="ro1">
          <table:table-cell table:number-columns-repeated="15"/>
          <table:table-cell table:style-name="ce61" table:formula="of:=[.B99]+[.E99]" office:value-type="float" office:value="5.25" calcext:value-type="float">
            <text:p>5.25</text:p>
          </table:table-cell>
          <table:table-cell table:style-name="ce62" table:formula="of:=[.C99]+[.F99]" office:value-type="float" office:value="6" calcext:value-type="float">
            <text:p>6</text:p>
          </table:table-cell>
          <table:table-cell table:style-name="ce63" table:formula="of:=[.D99]+[.G99]" office:value-type="float" office:value="8.95" calcext:value-type="float">
            <text:p>8.95</text:p>
          </table:table-cell>
          <table:table-cell table:number-columns-repeated="114"/>
        </table:table-row>
        <table:table-row table:style-name="ro1" table:number-rows-repeated="2">
          <table:table-cell table:number-columns-repeated="132"/>
        </table:table-row>
        <table:table-row table:style-name="ro4">
          <table:table-cell table:number-columns-repeated="18"/>
          <table:table-cell table:style-name="ce19" office:value-type="string" calcext:value-type="string">
            <text:p>Pip Difference</text:p>
          </table:table-cell>
          <table:table-cell table:style-name="ce19" office:value-type="string" calcext:value-type="string">
            <text:p>Base Damage</text:p>
          </table:table-cell>
          <table:table-cell table:style-name="ce19" office:value-type="string" calcext:value-type="string">
            <text:p>Difference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-3" calcext:value-type="float">
            <text:p>-3</text:p>
          </table:table-cell>
          <table:table-cell table:formula="of:=(15+(5*[.S137])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-2" calcext:value-type="float">
            <text:p>-2</text:p>
          </table:table-cell>
          <table:table-cell table:formula="of:=(15+(5*[.S138]))"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-1" calcext:value-type="float">
            <text:p>-1</text:p>
          </table:table-cell>
          <table:table-cell table:formula="of:=(15+(5*[.S139]))" office:value-type="float" office:value="10" calcext:value-type="float">
            <text:p>10</text:p>
          </table:table-cell>
          <table:table-cell table:style-name="ce34" table:formula="of:=[.T139]/[.T138]" office:value-type="float" office:value="2" calcext:value-type="float">
            <text:p>2.00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(15+(5*[.S140]))" office:value-type="float" office:value="15" calcext:value-type="float">
            <text:p>15</text:p>
          </table:table-cell>
          <table:table-cell table:style-name="ce34" table:formula="of:=[.T140]/[.T139]" office:value-type="float" office:value="1.5" calcext:value-type="float">
            <text:p>1.50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(15+(5*[.S141]))" office:value-type="float" office:value="20" calcext:value-type="float">
            <text:p>20</text:p>
          </table:table-cell>
          <table:table-cell table:style-name="ce34" table:formula="of:=[.T141]/[.T140]" office:value-type="float" office:value="1.33333333333333" calcext:value-type="float">
            <text:p>1.33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formula="of:=(15+(5*[.S142]))" office:value-type="float" office:value="25" calcext:value-type="float">
            <text:p>25</text:p>
          </table:table-cell>
          <table:table-cell table:style-name="ce34" table:formula="of:=[.T142]/[.T141]" office:value-type="float" office:value="1.25" calcext:value-type="float">
            <text:p>1.25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formula="of:=(15+(5*[.S143]))" office:value-type="float" office:value="30" calcext:value-type="float">
            <text:p>30</text:p>
          </table:table-cell>
          <table:table-cell table:style-name="ce34" table:formula="of:=[.T143]/[.T142]" office:value-type="float" office:value="1.2" calcext:value-type="float">
            <text:p>1.20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formula="of:=(15+(5*[.S144]))" office:value-type="float" office:value="35" calcext:value-type="float">
            <text:p>35</text:p>
          </table:table-cell>
          <table:table-cell table:style-name="ce34" table:formula="of:=[.T144]/[.T143]" office:value-type="float" office:value="1.16666666666667" calcext:value-type="float">
            <text:p>1.17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formula="of:=(15+(5*[.S145]))" office:value-type="float" office:value="40" calcext:value-type="float">
            <text:p>40</text:p>
          </table:table-cell>
          <table:table-cell table:style-name="ce34" table:formula="of:=[.T145]/[.T144]" office:value-type="float" office:value="1.14285714285714" calcext:value-type="float">
            <text:p>1.14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formula="of:=(15+(5*[.S146]))" office:value-type="float" office:value="45" calcext:value-type="float">
            <text:p>45</text:p>
          </table:table-cell>
          <table:table-cell table:style-name="ce34" table:formula="of:=[.T146]/[.T145]" office:value-type="float" office:value="1.125" calcext:value-type="float">
            <text:p>1.13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formula="of:=(15+(5*[.S147]))" office:value-type="float" office:value="50" calcext:value-type="float">
            <text:p>50</text:p>
          </table:table-cell>
          <table:table-cell table:style-name="ce34" table:formula="of:=[.T147]/[.T146]" office:value-type="float" office:value="1.11111111111111" calcext:value-type="float">
            <text:p>1.11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formula="of:=(15+(5*[.S148]))" office:value-type="float" office:value="55" calcext:value-type="float">
            <text:p>55</text:p>
          </table:table-cell>
          <table:table-cell table:style-name="ce34" table:formula="of:=[.T148]/[.T147]" office:value-type="float" office:value="1.1" calcext:value-type="float">
            <text:p>1.10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table:formula="of:=(15+(5*[.S149]))" office:value-type="float" office:value="60" calcext:value-type="float">
            <text:p>60</text:p>
          </table:table-cell>
          <table:table-cell table:style-name="ce34" table:formula="of:=[.T149]/[.T148]" office:value-type="float" office:value="1.09090909090909" calcext:value-type="float">
            <text:p>1.09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formula="of:=(15+(5*[.S150]))" office:value-type="float" office:value="65" calcext:value-type="float">
            <text:p>65</text:p>
          </table:table-cell>
          <table:table-cell table:style-name="ce34" table:formula="of:=[.T150]/[.T149]" office:value-type="float" office:value="1.08333333333333" calcext:value-type="float">
            <text:p>1.08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formula="of:=(15+(5*[.S151]))" office:value-type="float" office:value="70" calcext:value-type="float">
            <text:p>70</text:p>
          </table:table-cell>
          <table:table-cell table:style-name="ce34" table:formula="of:=[.T151]/[.T150]" office:value-type="float" office:value="1.07692307692308" calcext:value-type="float">
            <text:p>1.08</text:p>
          </table:table-cell>
          <table:table-cell table:number-columns-repeated="111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formula="of:=(15+(5*[.S152]))" office:value-type="float" office:value="75" calcext:value-type="float">
            <text:p>75</text:p>
          </table:table-cell>
          <table:table-cell table:style-name="ce34" table:formula="of:=[.T152]/[.T151]" office:value-type="float" office:value="1.07142857142857" calcext:value-type="float">
            <text:p>1.07</text:p>
          </table:table-cell>
          <table:table-cell table:number-columns-repeated="111"/>
        </table:table-row>
        <table:table-row table:style-name="ro1" table:number-rows-repeated="32">
          <table:table-cell table:number-columns-repeated="132"/>
        </table:table-row>
        <table:table-row table:style-name="ro4">
          <table:table-cell/>
          <table:table-cell table:style-name="ce49" office:value-type="string" calcext:value-type="string" table:number-columns-spanned="4" table:number-rows-spanned="1">
            <text:p>Heavy Ship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Galley on inland se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Galley on coast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Galley on open sea</text:p>
          </table:table-cell>
          <table:covered-table-cell table:number-columns-repeated="3" table:style-name="ce49"/>
          <table:table-cell/>
          <table:table-cell table:style-name="ce49" office:value-type="string" calcext:value-type="string" table:number-columns-spanned="4" table:number-rows-spanned="1">
            <text:p>Damage per Engagement Width</text:p>
          </table:table-cell>
          <table:covered-table-cell table:number-columns-repeated="3"/>
          <table:table-cell/>
          <table:table-cell table:style-name="ce49" office:value-type="string" calcext:value-type="string" table:number-columns-spanned="2" table:number-rows-spanned="1">
            <text:p>Hull Size per Engagement Width</text:p>
          </table:table-cell>
          <table:covered-table-cell/>
          <table:table-cell table:number-columns-repeated="107"/>
        </table:table-row>
        <table:table-row table:style-name="ro4">
          <table:table-cell table:style-name="ce17" office:value-type="string" calcext:value-type="string">
            <text:p>Technology Level</text:p>
          </table:table-cell>
          <table:table-cell table:style-name="ce49" office:value-type="string" calcext:value-type="string">
            <text:p>Hull Size</text:p>
          </table:table-cell>
          <table:table-cell table:style-name="ce49" office:value-type="string" calcext:value-type="string">
            <text:p>Cannons</text:p>
          </table:table-cell>
          <table:table-cell table:style-name="ce49" office:value-type="string" calcext:value-type="string">
            <text:p>Engagement Width</text:p>
          </table:table-cell>
          <table:table-cell table:style-name="ce49" office:value-type="string" calcext:value-type="string">
            <text:p>Bonus</text:p>
          </table:table-cell>
          <table:table-cell table:style-name="ce49" office:value-type="string" calcext:value-type="string">
            <text:p>Hull Size</text:p>
          </table:table-cell>
          <table:table-cell table:style-name="ce49" office:value-type="string" calcext:value-type="string">
            <text:p>Cannons</text:p>
          </table:table-cell>
          <table:table-cell table:style-name="ce49" office:value-type="string" calcext:value-type="string">
            <text:p>Engagement Width</text:p>
          </table:table-cell>
          <table:table-cell table:style-name="ce49" office:value-type="string" calcext:value-type="string">
            <text:p>Bonus</text:p>
          </table:table-cell>
          <table:table-cell table:style-name="ce49" office:value-type="string" calcext:value-type="string">
            <text:p>Hull Size</text:p>
          </table:table-cell>
          <table:table-cell table:style-name="ce49" office:value-type="string" calcext:value-type="string">
            <text:p>Cannons</text:p>
          </table:table-cell>
          <table:table-cell table:style-name="ce49" office:value-type="string" calcext:value-type="string">
            <text:p>Engagement Width</text:p>
          </table:table-cell>
          <table:table-cell table:style-name="ce49" office:value-type="string" calcext:value-type="string">
            <text:p>Bonus</text:p>
          </table:table-cell>
          <table:table-cell table:style-name="ce49" office:value-type="string" calcext:value-type="string">
            <text:p>Hull Size</text:p>
          </table:table-cell>
          <table:table-cell table:style-name="ce49" office:value-type="string" calcext:value-type="string">
            <text:p>Cannons</text:p>
          </table:table-cell>
          <table:table-cell table:style-name="ce49" office:value-type="string" calcext:value-type="string">
            <text:p>Engagement Width</text:p>
          </table:table-cell>
          <table:table-cell table:style-name="ce49" office:value-type="string" calcext:value-type="string">
            <text:p>Bonus</text:p>
          </table:table-cell>
          <table:table-cell table:style-name="ce17" office:value-type="string" calcext:value-type="string">
            <text:p>Technology Level</text:p>
          </table:table-cell>
          <table:table-cell table:style-name="ce103" office:value-type="string" calcext:value-type="string">
            <text:p>Heavy Ship</text:p>
          </table:table-cell>
          <table:table-cell table:style-name="ce103" office:value-type="string" calcext:value-type="string">
            <text:p>Galley on inland sea</text:p>
          </table:table-cell>
          <table:table-cell table:style-name="ce103" office:value-type="string" calcext:value-type="string">
            <text:p>Galley on coast</text:p>
          </table:table-cell>
          <table:table-cell table:style-name="ce103" office:value-type="string" calcext:value-type="string">
            <text:p>Galley on open sea</text:p>
          </table:table-cell>
          <table:table-cell table:style-name="ce17" office:value-type="string" calcext:value-type="string">
            <text:p>Technology Level</text:p>
          </table:table-cell>
          <table:table-cell table:style-name="ce103" office:value-type="string" calcext:value-type="string">
            <text:p>Heavy Ship</text:p>
          </table:table-cell>
          <table:table-cell table:style-name="ce103" office:value-type="string" calcext:value-type="string">
            <text:p>Galley</text:p>
          </table:table-cell>
          <table:table-cell table:number-columns-repeated="10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76" office:value-type="float" office:value="1.5" calcext:value-type="float">
            <text:p>1.5</text:p>
          </table:table-cell>
          <table:table-cell table:style-name="ce5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76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50" table:formula="of:=[.C187]/[.D187]*[.E187]" office:value-type="float" office:value="0" calcext:value-type="float">
            <text:p>0</text:p>
          </table:table-cell>
          <table:table-cell table:style-name="ce133" table:formula="of:=[.G187]/[.H187]*[.I187]" office:value-type="float" office:value="0" calcext:value-type="float">
            <text:p>0</text:p>
          </table:table-cell>
          <table:table-cell table:style-name="ce133" table:formula="of:=[.K187]/[.L187]*[.M187]" office:value-type="float" office:value="0" calcext:value-type="float">
            <text:p>0</text:p>
          </table:table-cell>
          <table:table-cell table:style-name="ce76" table:formula="of:=[.O187]/[.P187]*[.Q187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50" table:formula="of:=[.B187]/[.D187]" office:value-type="float" office:value="0" calcext:value-type="float">
            <text:p>0</text:p>
          </table:table-cell>
          <table:table-cell table:style-name="ce76" table:formula="of:=[.F187]/[.H187]" office:value-type="float" office:value="0" calcext:value-type="float">
            <text:p>0</text:p>
          </table:table-cell>
          <table:table-cell table:number-columns-repeated="1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53" table:formula="of:=[.C188]/[.D188]*[.E188]" office:value-type="float" office:value="0" calcext:value-type="float">
            <text:p>0</text:p>
          </table:table-cell>
          <table:table-cell table:style-name="ce134" table:formula="of:=[.G188]/[.H188]*[.I188]" office:value-type="float" office:value="0" calcext:value-type="float">
            <text:p>0</text:p>
          </table:table-cell>
          <table:table-cell table:style-name="ce134" table:formula="of:=[.K188]/[.L188]*[.M188]" office:value-type="float" office:value="0" calcext:value-type="float">
            <text:p>0</text:p>
          </table:table-cell>
          <table:table-cell table:style-name="ce78" table:formula="of:=[.O188]/[.P188]*[.Q188]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53" table:formula="of:=[.B188]/[.D188]" office:value-type="float" office:value="0" calcext:value-type="float">
            <text:p>0</text:p>
          </table:table-cell>
          <table:table-cell table:style-name="ce78" table:formula="of:=[.F188]/[.H188]" office:value-type="float" office:value="0" calcext:value-type="float">
            <text:p>0</text:p>
          </table:table-cell>
          <table:table-cell table:number-columns-repeated="10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" calcext:value-type="float">
            <text:p>2</text:p>
          </table:table-cell>
          <table:table-cell table:style-name="ce53" table:formula="of:=[.C189]/[.D189]*[.E189]" office:value-type="float" office:value="0" calcext:value-type="float">
            <text:p>0</text:p>
          </table:table-cell>
          <table:table-cell table:style-name="ce134" table:formula="of:=[.G189]/[.H189]*[.I189]" office:value-type="float" office:value="24" calcext:value-type="float">
            <text:p>24</text:p>
          </table:table-cell>
          <table:table-cell table:style-name="ce134" table:formula="of:=[.K189]/[.L189]*[.M189]" office:value-type="float" office:value="18" calcext:value-type="float">
            <text:p>18</text:p>
          </table:table-cell>
          <table:table-cell table:style-name="ce78" table:formula="of:=[.O189]/[.P189]*[.Q189]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53" table:formula="of:=[.B189]/[.D189]" office:value-type="float" office:value="0" calcext:value-type="float">
            <text:p>0</text:p>
          </table:table-cell>
          <table:table-cell table:style-name="ce78" table:formula="of:=[.F189]/[.H189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3" calcext:value-type="float">
            <text:p>3</text:p>
          </table:table-cell>
          <table:table-cell table:style-name="ce53" table:formula="of:=[.C190]/[.D190]*[.E190]" office:value-type="float" office:value="13.3333333333333" calcext:value-type="float">
            <text:p>13.3333333333333</text:p>
          </table:table-cell>
          <table:table-cell table:style-name="ce134" table:formula="of:=[.G190]/[.H190]*[.I190]" office:value-type="float" office:value="24" calcext:value-type="float">
            <text:p>24</text:p>
          </table:table-cell>
          <table:table-cell table:style-name="ce134" table:formula="of:=[.K190]/[.L190]*[.M190]" office:value-type="float" office:value="18" calcext:value-type="float">
            <text:p>18</text:p>
          </table:table-cell>
          <table:table-cell table:style-name="ce78" table:formula="of:=[.O190]/[.P190]*[.Q190]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53" table:formula="of:=[.B190]/[.D190]" office:value-type="float" office:value="10" calcext:value-type="float">
            <text:p>10</text:p>
          </table:table-cell>
          <table:table-cell table:style-name="ce78" table:formula="of:=[.F190]/[.H190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4" calcext:value-type="float">
            <text:p>4</text:p>
          </table:table-cell>
          <table:table-cell table:style-name="ce53" table:formula="of:=[.C191]/[.D191]*[.E191]" office:value-type="float" office:value="13.3333333333333" calcext:value-type="float">
            <text:p>13.3333333333333</text:p>
          </table:table-cell>
          <table:table-cell table:style-name="ce134" table:formula="of:=[.G191]/[.H191]*[.I191]" office:value-type="float" office:value="24" calcext:value-type="float">
            <text:p>24</text:p>
          </table:table-cell>
          <table:table-cell table:style-name="ce134" table:formula="of:=[.K191]/[.L191]*[.M191]" office:value-type="float" office:value="18" calcext:value-type="float">
            <text:p>18</text:p>
          </table:table-cell>
          <table:table-cell table:style-name="ce78" table:formula="of:=[.O191]/[.P191]*[.Q191]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53" table:formula="of:=[.B191]/[.D191]" office:value-type="float" office:value="10" calcext:value-type="float">
            <text:p>10</text:p>
          </table:table-cell>
          <table:table-cell table:style-name="ce78" table:formula="of:=[.F191]/[.H191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53" table:formula="of:=[.C192]/[.D192]*[.E192]" office:value-type="float" office:value="13.3333333333333" calcext:value-type="float">
            <text:p>13.3333333333333</text:p>
          </table:table-cell>
          <table:table-cell table:style-name="ce134" table:formula="of:=[.G192]/[.H192]*[.I192]" office:value-type="float" office:value="24" calcext:value-type="float">
            <text:p>24</text:p>
          </table:table-cell>
          <table:table-cell table:style-name="ce134" table:formula="of:=[.K192]/[.L192]*[.M192]" office:value-type="float" office:value="18" calcext:value-type="float">
            <text:p>18</text:p>
          </table:table-cell>
          <table:table-cell table:style-name="ce78" table:formula="of:=[.O192]/[.P192]*[.Q192]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53" table:formula="of:=[.B192]/[.D192]" office:value-type="float" office:value="10" calcext:value-type="float">
            <text:p>10</text:p>
          </table:table-cell>
          <table:table-cell table:style-name="ce78" table:formula="of:=[.F192]/[.H192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6" calcext:value-type="float">
            <text:p>6</text:p>
          </table:table-cell>
          <table:table-cell table:style-name="ce53" table:formula="of:=[.C193]/[.D193]*[.E193]" office:value-type="float" office:value="13.3333333333333" calcext:value-type="float">
            <text:p>13.3333333333333</text:p>
          </table:table-cell>
          <table:table-cell table:style-name="ce134" table:formula="of:=[.G193]/[.H193]*[.I193]" office:value-type="float" office:value="24" calcext:value-type="float">
            <text:p>24</text:p>
          </table:table-cell>
          <table:table-cell table:style-name="ce134" table:formula="of:=[.K193]/[.L193]*[.M193]" office:value-type="float" office:value="18" calcext:value-type="float">
            <text:p>18</text:p>
          </table:table-cell>
          <table:table-cell table:style-name="ce78" table:formula="of:=[.O193]/[.P193]*[.Q193]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style-name="ce53" table:formula="of:=[.B193]/[.D193]" office:value-type="float" office:value="10" calcext:value-type="float">
            <text:p>10</text:p>
          </table:table-cell>
          <table:table-cell table:style-name="ce78" table:formula="of:=[.F193]/[.H193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7" calcext:value-type="float">
            <text:p>7</text:p>
          </table:table-cell>
          <table:table-cell table:style-name="ce53" table:formula="of:=[.C194]/[.D194]*[.E194]" office:value-type="float" office:value="13.3333333333333" calcext:value-type="float">
            <text:p>13.3333333333333</text:p>
          </table:table-cell>
          <table:table-cell table:style-name="ce134" table:formula="of:=[.G194]/[.H194]*[.I194]" office:value-type="float" office:value="24" calcext:value-type="float">
            <text:p>24</text:p>
          </table:table-cell>
          <table:table-cell table:style-name="ce134" table:formula="of:=[.K194]/[.L194]*[.M194]" office:value-type="float" office:value="18" calcext:value-type="float">
            <text:p>18</text:p>
          </table:table-cell>
          <table:table-cell table:style-name="ce78" table:formula="of:=[.O194]/[.P194]*[.Q194]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53" table:formula="of:=[.B194]/[.D194]" office:value-type="float" office:value="10" calcext:value-type="float">
            <text:p>10</text:p>
          </table:table-cell>
          <table:table-cell table:style-name="ce78" table:formula="of:=[.F194]/[.H194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8" calcext:value-type="float">
            <text:p>8</text:p>
          </table:table-cell>
          <table:table-cell table:style-name="ce53" table:formula="of:=[.C195]/[.D195]*[.E195]" office:value-type="float" office:value="13.3333333333333" calcext:value-type="float">
            <text:p>13.3333333333333</text:p>
          </table:table-cell>
          <table:table-cell table:style-name="ce134" table:formula="of:=[.G195]/[.H195]*[.I195]" office:value-type="float" office:value="24" calcext:value-type="float">
            <text:p>24</text:p>
          </table:table-cell>
          <table:table-cell table:style-name="ce134" table:formula="of:=[.K195]/[.L195]*[.M195]" office:value-type="float" office:value="18" calcext:value-type="float">
            <text:p>18</text:p>
          </table:table-cell>
          <table:table-cell table:style-name="ce78" table:formula="of:=[.O195]/[.P195]*[.Q195]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53" table:formula="of:=[.B195]/[.D195]" office:value-type="float" office:value="10" calcext:value-type="float">
            <text:p>10</text:p>
          </table:table-cell>
          <table:table-cell table:style-name="ce78" table:formula="of:=[.F195]/[.H195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9" calcext:value-type="float">
            <text:p>9</text:p>
          </table:table-cell>
          <table:table-cell table:style-name="ce53" table:formula="of:=[.C196]/[.D196]*[.E196]" office:value-type="float" office:value="16.6666666666667" calcext:value-type="float">
            <text:p>16.6666666666667</text:p>
          </table:table-cell>
          <table:table-cell table:style-name="ce134" table:formula="of:=[.G196]/[.H196]*[.I196]" office:value-type="float" office:value="24" calcext:value-type="float">
            <text:p>24</text:p>
          </table:table-cell>
          <table:table-cell table:style-name="ce134" table:formula="of:=[.K196]/[.L196]*[.M196]" office:value-type="float" office:value="18" calcext:value-type="float">
            <text:p>18</text:p>
          </table:table-cell>
          <table:table-cell table:style-name="ce78" table:formula="of:=[.O196]/[.P196]*[.Q196]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53" table:formula="of:=[.B196]/[.D196]" office:value-type="float" office:value="11.6666666666667" calcext:value-type="float">
            <text:p>11.6666666666667</text:p>
          </table:table-cell>
          <table:table-cell table:style-name="ce78" table:formula="of:=[.F196]/[.H196]" office:value-type="float" office:value="8" calcext:value-type="float">
            <text:p>8</text:p>
          </table:table-cell>
          <table:table-cell table:number-columns-repeated="107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0" calcext:value-type="float">
            <text:p>10</text:p>
          </table:table-cell>
          <table:table-cell table:style-name="ce53" table:formula="of:=[.C197]/[.D197]*[.E197]" office:value-type="float" office:value="16.6666666666667" calcext:value-type="float">
            <text:p>16.6666666666667</text:p>
          </table:table-cell>
          <table:table-cell table:style-name="ce134" table:formula="of:=[.G197]/[.H197]*[.I197]" office:value-type="float" office:value="30" calcext:value-type="float">
            <text:p>30</text:p>
          </table:table-cell>
          <table:table-cell table:style-name="ce134" table:formula="of:=[.K197]/[.L197]*[.M197]" office:value-type="float" office:value="22.5" calcext:value-type="float">
            <text:p>22.5</text:p>
          </table:table-cell>
          <table:table-cell table:style-name="ce78" table:formula="of:=[.O197]/[.P197]*[.Q197]" office:value-type="float" office:value="7.5" calcext:value-type="float">
            <text:p>7.5</text:p>
          </table:table-cell>
          <table:table-cell table:style-name="ce18" office:value-type="float" office:value="10" calcext:value-type="float">
            <text:p>10</text:p>
          </table:table-cell>
          <table:table-cell table:style-name="ce53" table:formula="of:=[.B197]/[.D197]" office:value-type="float" office:value="11.6666666666667" calcext:value-type="float">
            <text:p>11.6666666666667</text:p>
          </table:table-cell>
          <table:table-cell table:style-name="ce78" table:formula="of:=[.F197]/[.H197]" office:value-type="float" office:value="10" calcext:value-type="float">
            <text:p>10</text:p>
          </table:table-cell>
          <table:table-cell table:number-columns-repeated="107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1" calcext:value-type="float">
            <text:p>11</text:p>
          </table:table-cell>
          <table:table-cell table:style-name="ce53" table:formula="of:=[.C198]/[.D198]*[.E198]" office:value-type="float" office:value="16.6666666666667" calcext:value-type="float">
            <text:p>16.6666666666667</text:p>
          </table:table-cell>
          <table:table-cell table:style-name="ce134" table:formula="of:=[.G198]/[.H198]*[.I198]" office:value-type="float" office:value="30" calcext:value-type="float">
            <text:p>30</text:p>
          </table:table-cell>
          <table:table-cell table:style-name="ce134" table:formula="of:=[.K198]/[.L198]*[.M198]" office:value-type="float" office:value="22.5" calcext:value-type="float">
            <text:p>22.5</text:p>
          </table:table-cell>
          <table:table-cell table:style-name="ce78" table:formula="of:=[.O198]/[.P198]*[.Q198]" office:value-type="float" office:value="7.5" calcext:value-type="float">
            <text:p>7.5</text:p>
          </table:table-cell>
          <table:table-cell table:style-name="ce18" office:value-type="float" office:value="11" calcext:value-type="float">
            <text:p>11</text:p>
          </table:table-cell>
          <table:table-cell table:style-name="ce53" table:formula="of:=[.B198]/[.D198]" office:value-type="float" office:value="11.6666666666667" calcext:value-type="float">
            <text:p>11.6666666666667</text:p>
          </table:table-cell>
          <table:table-cell table:style-name="ce78" table:formula="of:=[.F198]/[.H198]" office:value-type="float" office:value="10" calcext:value-type="float">
            <text:p>10</text:p>
          </table:table-cell>
          <table:table-cell table:number-columns-repeated="10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2" calcext:value-type="float">
            <text:p>12</text:p>
          </table:table-cell>
          <table:table-cell table:style-name="ce53" table:formula="of:=[.C199]/[.D199]*[.E199]" office:value-type="float" office:value="16.6666666666667" calcext:value-type="float">
            <text:p>16.6666666666667</text:p>
          </table:table-cell>
          <table:table-cell table:style-name="ce134" table:formula="of:=[.G199]/[.H199]*[.I199]" office:value-type="float" office:value="30" calcext:value-type="float">
            <text:p>30</text:p>
          </table:table-cell>
          <table:table-cell table:style-name="ce134" table:formula="of:=[.K199]/[.L199]*[.M199]" office:value-type="float" office:value="22.5" calcext:value-type="float">
            <text:p>22.5</text:p>
          </table:table-cell>
          <table:table-cell table:style-name="ce78" table:formula="of:=[.O199]/[.P199]*[.Q199]" office:value-type="float" office:value="7.5" calcext:value-type="float">
            <text:p>7.5</text:p>
          </table:table-cell>
          <table:table-cell table:style-name="ce18" office:value-type="float" office:value="12" calcext:value-type="float">
            <text:p>12</text:p>
          </table:table-cell>
          <table:table-cell table:style-name="ce53" table:formula="of:=[.B199]/[.D199]" office:value-type="float" office:value="11.6666666666667" calcext:value-type="float">
            <text:p>11.6666666666667</text:p>
          </table:table-cell>
          <table:table-cell table:style-name="ce78" table:formula="of:=[.F199]/[.H199]" office:value-type="float" office:value="10" calcext:value-type="float">
            <text:p>10</text:p>
          </table:table-cell>
          <table:table-cell table:number-columns-repeated="107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3" calcext:value-type="float">
            <text:p>13</text:p>
          </table:table-cell>
          <table:table-cell table:style-name="ce53" table:formula="of:=[.C200]/[.D200]*[.E200]" office:value-type="float" office:value="16.6666666666667" calcext:value-type="float">
            <text:p>16.6666666666667</text:p>
          </table:table-cell>
          <table:table-cell table:style-name="ce134" table:formula="of:=[.G200]/[.H200]*[.I200]" office:value-type="float" office:value="30" calcext:value-type="float">
            <text:p>30</text:p>
          </table:table-cell>
          <table:table-cell table:style-name="ce134" table:formula="of:=[.K200]/[.L200]*[.M200]" office:value-type="float" office:value="22.5" calcext:value-type="float">
            <text:p>22.5</text:p>
          </table:table-cell>
          <table:table-cell table:style-name="ce78" table:formula="of:=[.O200]/[.P200]*[.Q200]" office:value-type="float" office:value="7.5" calcext:value-type="float">
            <text:p>7.5</text:p>
          </table:table-cell>
          <table:table-cell table:style-name="ce18" office:value-type="float" office:value="13" calcext:value-type="float">
            <text:p>13</text:p>
          </table:table-cell>
          <table:table-cell table:style-name="ce53" table:formula="of:=[.B200]/[.D200]" office:value-type="float" office:value="11.6666666666667" calcext:value-type="float">
            <text:p>11.6666666666667</text:p>
          </table:table-cell>
          <table:table-cell table:style-name="ce78" table:formula="of:=[.F200]/[.H200]" office:value-type="float" office:value="10" calcext:value-type="float">
            <text:p>10</text:p>
          </table:table-cell>
          <table:table-cell table:number-columns-repeated="107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4" calcext:value-type="float">
            <text:p>14</text:p>
          </table:table-cell>
          <table:table-cell table:style-name="ce53" table:formula="of:=[.C201]/[.D201]*[.E201]" office:value-type="float" office:value="16.6666666666667" calcext:value-type="float">
            <text:p>16.6666666666667</text:p>
          </table:table-cell>
          <table:table-cell table:style-name="ce134" table:formula="of:=[.G201]/[.H201]*[.I201]" office:value-type="float" office:value="36" calcext:value-type="float">
            <text:p>36</text:p>
          </table:table-cell>
          <table:table-cell table:style-name="ce134" table:formula="of:=[.K201]/[.L201]*[.M201]" office:value-type="float" office:value="27" calcext:value-type="float">
            <text:p>27</text:p>
          </table:table-cell>
          <table:table-cell table:style-name="ce78" table:formula="of:=[.O201]/[.P201]*[.Q201]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53" table:formula="of:=[.B201]/[.D201]" office:value-type="float" office:value="11.6666666666667" calcext:value-type="float">
            <text:p>11.6666666666667</text:p>
          </table:table-cell>
          <table:table-cell table:style-name="ce78" table:formula="of:=[.F201]/[.H201]" office:value-type="float" office:value="12" calcext:value-type="float">
            <text:p>12</text:p>
          </table:table-cell>
          <table:table-cell table:number-columns-repeated="107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53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5" calcext:value-type="float">
            <text:p>15</text:p>
          </table:table-cell>
          <table:table-cell table:style-name="ce53" table:formula="of:=[.C202]/[.D202]*[.E202]" office:value-type="float" office:value="20" calcext:value-type="float">
            <text:p>20</text:p>
          </table:table-cell>
          <table:table-cell table:style-name="ce134" table:formula="of:=[.G202]/[.H202]*[.I202]" office:value-type="float" office:value="36" calcext:value-type="float">
            <text:p>36</text:p>
          </table:table-cell>
          <table:table-cell table:style-name="ce134" table:formula="of:=[.K202]/[.L202]*[.M202]" office:value-type="float" office:value="27" calcext:value-type="float">
            <text:p>27</text:p>
          </table:table-cell>
          <table:table-cell table:style-name="ce78" table:formula="of:=[.O202]/[.P202]*[.Q202]" office:value-type="float" office:value="9" calcext:value-type="float">
            <text:p>9</text:p>
          </table:table-cell>
          <table:table-cell table:style-name="ce18" office:value-type="float" office:value="15" calcext:value-type="float">
            <text:p>15</text:p>
          </table:table-cell>
          <table:table-cell table:style-name="ce53" table:formula="of:=[.B202]/[.D202]" office:value-type="float" office:value="15" calcext:value-type="float">
            <text:p>15</text:p>
          </table:table-cell>
          <table:table-cell table:style-name="ce78" table:formula="of:=[.F202]/[.H202]" office:value-type="float" office:value="12" calcext:value-type="float">
            <text:p>12</text:p>
          </table:table-cell>
          <table:table-cell table:number-columns-repeated="107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53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6" calcext:value-type="float">
            <text:p>16</text:p>
          </table:table-cell>
          <table:table-cell table:style-name="ce53" table:formula="of:=[.C203]/[.D203]*[.E203]" office:value-type="float" office:value="20" calcext:value-type="float">
            <text:p>20</text:p>
          </table:table-cell>
          <table:table-cell table:style-name="ce134" table:formula="of:=[.G203]/[.H203]*[.I203]" office:value-type="float" office:value="36" calcext:value-type="float">
            <text:p>36</text:p>
          </table:table-cell>
          <table:table-cell table:style-name="ce134" table:formula="of:=[.K203]/[.L203]*[.M203]" office:value-type="float" office:value="27" calcext:value-type="float">
            <text:p>27</text:p>
          </table:table-cell>
          <table:table-cell table:style-name="ce78" table:formula="of:=[.O203]/[.P203]*[.Q203]" office:value-type="float" office:value="9" calcext:value-type="float">
            <text:p>9</text:p>
          </table:table-cell>
          <table:table-cell table:style-name="ce18" office:value-type="float" office:value="16" calcext:value-type="float">
            <text:p>16</text:p>
          </table:table-cell>
          <table:table-cell table:style-name="ce53" table:formula="of:=[.B203]/[.D203]" office:value-type="float" office:value="15" calcext:value-type="float">
            <text:p>15</text:p>
          </table:table-cell>
          <table:table-cell table:style-name="ce78" table:formula="of:=[.F203]/[.H203]" office:value-type="float" office:value="12" calcext:value-type="float">
            <text:p>12</text:p>
          </table:table-cell>
          <table:table-cell table:number-columns-repeated="107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53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7" calcext:value-type="float">
            <text:p>17</text:p>
          </table:table-cell>
          <table:table-cell table:style-name="ce53" table:formula="of:=[.C204]/[.D204]*[.E204]" office:value-type="float" office:value="20" calcext:value-type="float">
            <text:p>20</text:p>
          </table:table-cell>
          <table:table-cell table:style-name="ce134" table:formula="of:=[.G204]/[.H204]*[.I204]" office:value-type="float" office:value="36" calcext:value-type="float">
            <text:p>36</text:p>
          </table:table-cell>
          <table:table-cell table:style-name="ce134" table:formula="of:=[.K204]/[.L204]*[.M204]" office:value-type="float" office:value="27" calcext:value-type="float">
            <text:p>27</text:p>
          </table:table-cell>
          <table:table-cell table:style-name="ce78" table:formula="of:=[.O204]/[.P204]*[.Q204]" office:value-type="float" office:value="9" calcext:value-type="float">
            <text:p>9</text:p>
          </table:table-cell>
          <table:table-cell table:style-name="ce18" office:value-type="float" office:value="17" calcext:value-type="float">
            <text:p>17</text:p>
          </table:table-cell>
          <table:table-cell table:style-name="ce53" table:formula="of:=[.B204]/[.D204]" office:value-type="float" office:value="15" calcext:value-type="float">
            <text:p>15</text:p>
          </table:table-cell>
          <table:table-cell table:style-name="ce78" table:formula="of:=[.F204]/[.H204]" office:value-type="float" office:value="12" calcext:value-type="float">
            <text:p>12</text:p>
          </table:table-cell>
          <table:table-cell table:number-columns-repeated="107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53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8" calcext:value-type="float">
            <text:p>18</text:p>
          </table:table-cell>
          <table:table-cell table:style-name="ce53" table:formula="of:=[.C205]/[.D205]*[.E205]" office:value-type="float" office:value="20" calcext:value-type="float">
            <text:p>20</text:p>
          </table:table-cell>
          <table:table-cell table:style-name="ce134" table:formula="of:=[.G205]/[.H205]*[.I205]" office:value-type="float" office:value="48" calcext:value-type="float">
            <text:p>48</text:p>
          </table:table-cell>
          <table:table-cell table:style-name="ce134" table:formula="of:=[.K205]/[.L205]*[.M205]" office:value-type="float" office:value="36" calcext:value-type="float">
            <text:p>36</text:p>
          </table:table-cell>
          <table:table-cell table:style-name="ce78" table:formula="of:=[.O205]/[.P205]*[.Q205]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53" table:formula="of:=[.B205]/[.D205]" office:value-type="float" office:value="15" calcext:value-type="float">
            <text:p>15</text:p>
          </table:table-cell>
          <table:table-cell table:style-name="ce78" table:formula="of:=[.F205]/[.H205]" office:value-type="float" office:value="16" calcext:value-type="float">
            <text:p>16</text:p>
          </table:table-cell>
          <table:table-cell table:number-columns-repeated="107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19" calcext:value-type="float">
            <text:p>19</text:p>
          </table:table-cell>
          <table:table-cell table:style-name="ce53" table:formula="of:=[.C206]/[.D206]*[.E206]" office:value-type="float" office:value="26.6666666666667" calcext:value-type="float">
            <text:p>26.6666666666667</text:p>
          </table:table-cell>
          <table:table-cell table:style-name="ce134" table:formula="of:=[.G206]/[.H206]*[.I206]" office:value-type="float" office:value="48" calcext:value-type="float">
            <text:p>48</text:p>
          </table:table-cell>
          <table:table-cell table:style-name="ce134" table:formula="of:=[.K206]/[.L206]*[.M206]" office:value-type="float" office:value="36" calcext:value-type="float">
            <text:p>36</text:p>
          </table:table-cell>
          <table:table-cell table:style-name="ce78" table:formula="of:=[.O206]/[.P206]*[.Q206]" office:value-type="float" office:value="12" calcext:value-type="float">
            <text:p>12</text:p>
          </table:table-cell>
          <table:table-cell table:style-name="ce18" office:value-type="float" office:value="19" calcext:value-type="float">
            <text:p>19</text:p>
          </table:table-cell>
          <table:table-cell table:style-name="ce53" table:formula="of:=[.B206]/[.D206]" office:value-type="float" office:value="20" calcext:value-type="float">
            <text:p>20</text:p>
          </table:table-cell>
          <table:table-cell table:style-name="ce78" table:formula="of:=[.F206]/[.H206]" office:value-type="float" office:value="16" calcext:value-type="float">
            <text:p>16</text:p>
          </table:table-cell>
          <table:table-cell table:number-columns-repeated="107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0" calcext:value-type="float">
            <text:p>20</text:p>
          </table:table-cell>
          <table:table-cell table:style-name="ce53" table:formula="of:=[.C207]/[.D207]*[.E207]" office:value-type="float" office:value="26.6666666666667" calcext:value-type="float">
            <text:p>26.6666666666667</text:p>
          </table:table-cell>
          <table:table-cell table:style-name="ce134" table:formula="of:=[.G207]/[.H207]*[.I207]" office:value-type="float" office:value="48" calcext:value-type="float">
            <text:p>48</text:p>
          </table:table-cell>
          <table:table-cell table:style-name="ce134" table:formula="of:=[.K207]/[.L207]*[.M207]" office:value-type="float" office:value="36" calcext:value-type="float">
            <text:p>36</text:p>
          </table:table-cell>
          <table:table-cell table:style-name="ce78" table:formula="of:=[.O207]/[.P207]*[.Q207]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style-name="ce53" table:formula="of:=[.B207]/[.D207]" office:value-type="float" office:value="20" calcext:value-type="float">
            <text:p>20</text:p>
          </table:table-cell>
          <table:table-cell table:style-name="ce78" table:formula="of:=[.F207]/[.H207]" office:value-type="float" office:value="16" calcext:value-type="float">
            <text:p>16</text:p>
          </table:table-cell>
          <table:table-cell table:number-columns-repeated="107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1" calcext:value-type="float">
            <text:p>21</text:p>
          </table:table-cell>
          <table:table-cell table:style-name="ce53" table:formula="of:=[.C208]/[.D208]*[.E208]" office:value-type="float" office:value="26.6666666666667" calcext:value-type="float">
            <text:p>26.6666666666667</text:p>
          </table:table-cell>
          <table:table-cell table:style-name="ce134" table:formula="of:=[.G208]/[.H208]*[.I208]" office:value-type="float" office:value="60" calcext:value-type="float">
            <text:p>60</text:p>
          </table:table-cell>
          <table:table-cell table:style-name="ce134" table:formula="of:=[.K208]/[.L208]*[.M208]" office:value-type="float" office:value="45" calcext:value-type="float">
            <text:p>45</text:p>
          </table:table-cell>
          <table:table-cell table:style-name="ce78" table:formula="of:=[.O208]/[.P208]*[.Q208]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53" table:formula="of:=[.B208]/[.D208]" office:value-type="float" office:value="20" calcext:value-type="float">
            <text:p>20</text:p>
          </table:table-cell>
          <table:table-cell table:style-name="ce78" table:formula="of:=[.F208]/[.H208]" office:value-type="float" office:value="20" calcext:value-type="float">
            <text:p>20</text:p>
          </table:table-cell>
          <table:table-cell table:number-columns-repeated="107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53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2" calcext:value-type="float">
            <text:p>22</text:p>
          </table:table-cell>
          <table:table-cell table:style-name="ce53" table:formula="of:=[.C209]/[.D209]*[.E209]" office:value-type="float" office:value="33.3333333333333" calcext:value-type="float">
            <text:p>33.3333333333333</text:p>
          </table:table-cell>
          <table:table-cell table:style-name="ce134" table:formula="of:=[.G209]/[.H209]*[.I209]" office:value-type="float" office:value="60" calcext:value-type="float">
            <text:p>60</text:p>
          </table:table-cell>
          <table:table-cell table:style-name="ce134" table:formula="of:=[.K209]/[.L209]*[.M209]" office:value-type="float" office:value="45" calcext:value-type="float">
            <text:p>45</text:p>
          </table:table-cell>
          <table:table-cell table:style-name="ce78" table:formula="of:=[.O209]/[.P209]*[.Q209]" office:value-type="float" office:value="15" calcext:value-type="float">
            <text:p>15</text:p>
          </table:table-cell>
          <table:table-cell table:style-name="ce18" office:value-type="float" office:value="22" calcext:value-type="float">
            <text:p>22</text:p>
          </table:table-cell>
          <table:table-cell table:style-name="ce53" table:formula="of:=[.B209]/[.D209]" office:value-type="float" office:value="25" calcext:value-type="float">
            <text:p>25</text:p>
          </table:table-cell>
          <table:table-cell table:style-name="ce78" table:formula="of:=[.F209]/[.H209]" office:value-type="float" office:value="20" calcext:value-type="float">
            <text:p>20</text:p>
          </table:table-cell>
          <table:table-cell table:number-columns-repeated="107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53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3" calcext:value-type="float">
            <text:p>23</text:p>
          </table:table-cell>
          <table:table-cell table:style-name="ce53" table:formula="of:=[.C210]/[.D210]*[.E210]" office:value-type="float" office:value="33.3333333333333" calcext:value-type="float">
            <text:p>33.3333333333333</text:p>
          </table:table-cell>
          <table:table-cell table:style-name="ce134" table:formula="of:=[.G210]/[.H210]*[.I210]" office:value-type="float" office:value="60" calcext:value-type="float">
            <text:p>60</text:p>
          </table:table-cell>
          <table:table-cell table:style-name="ce134" table:formula="of:=[.K210]/[.L210]*[.M210]" office:value-type="float" office:value="45" calcext:value-type="float">
            <text:p>45</text:p>
          </table:table-cell>
          <table:table-cell table:style-name="ce78" table:formula="of:=[.O210]/[.P210]*[.Q210]" office:value-type="float" office:value="15" calcext:value-type="float">
            <text:p>15</text:p>
          </table:table-cell>
          <table:table-cell table:style-name="ce18" office:value-type="float" office:value="23" calcext:value-type="float">
            <text:p>23</text:p>
          </table:table-cell>
          <table:table-cell table:style-name="ce53" table:formula="of:=[.B210]/[.D210]" office:value-type="float" office:value="25" calcext:value-type="float">
            <text:p>25</text:p>
          </table:table-cell>
          <table:table-cell table:style-name="ce78" table:formula="of:=[.F210]/[.H210]" office:value-type="float" office:value="20" calcext:value-type="float">
            <text:p>20</text:p>
          </table:table-cell>
          <table:table-cell table:number-columns-repeated="107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53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4" calcext:value-type="float">
            <text:p>24</text:p>
          </table:table-cell>
          <table:table-cell table:style-name="ce53" table:formula="of:=[.C211]/[.D211]*[.E211]" office:value-type="float" office:value="33.3333333333333" calcext:value-type="float">
            <text:p>33.3333333333333</text:p>
          </table:table-cell>
          <table:table-cell table:style-name="ce134" table:formula="of:=[.G211]/[.H211]*[.I211]" office:value-type="float" office:value="72" calcext:value-type="float">
            <text:p>72</text:p>
          </table:table-cell>
          <table:table-cell table:style-name="ce134" table:formula="of:=[.K211]/[.L211]*[.M211]" office:value-type="float" office:value="54" calcext:value-type="float">
            <text:p>54</text:p>
          </table:table-cell>
          <table:table-cell table:style-name="ce78" table:formula="of:=[.O211]/[.P211]*[.Q211]" office:value-type="float" office:value="18" calcext:value-type="float">
            <text:p>18</text:p>
          </table:table-cell>
          <table:table-cell table:style-name="ce18" office:value-type="float" office:value="24" calcext:value-type="float">
            <text:p>24</text:p>
          </table:table-cell>
          <table:table-cell table:style-name="ce53" table:formula="of:=[.B211]/[.D211]" office:value-type="float" office:value="25" calcext:value-type="float">
            <text:p>25</text:p>
          </table:table-cell>
          <table:table-cell table:style-name="ce78" table:formula="of:=[.F211]/[.H211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5" calcext:value-type="float">
            <text:p>25</text:p>
          </table:table-cell>
          <table:table-cell table:style-name="ce53" table:formula="of:=[.C212]/[.D212]*[.E212]" office:value-type="float" office:value="40" calcext:value-type="float">
            <text:p>40</text:p>
          </table:table-cell>
          <table:table-cell table:style-name="ce134" table:formula="of:=[.G212]/[.H212]*[.I212]" office:value-type="float" office:value="72" calcext:value-type="float">
            <text:p>72</text:p>
          </table:table-cell>
          <table:table-cell table:style-name="ce134" table:formula="of:=[.K212]/[.L212]*[.M212]" office:value-type="float" office:value="54" calcext:value-type="float">
            <text:p>54</text:p>
          </table:table-cell>
          <table:table-cell table:style-name="ce78" table:formula="of:=[.O212]/[.P212]*[.Q212]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style-name="ce53" table:formula="of:=[.B212]/[.D212]" office:value-type="float" office:value="30" calcext:value-type="float">
            <text:p>30</text:p>
          </table:table-cell>
          <table:table-cell table:style-name="ce78" table:formula="of:=[.F212]/[.H212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6" calcext:value-type="float">
            <text:p>26</text:p>
          </table:table-cell>
          <table:table-cell table:style-name="ce53" table:formula="of:=[.C213]/[.D213]*[.E213]" office:value-type="float" office:value="40" calcext:value-type="float">
            <text:p>40</text:p>
          </table:table-cell>
          <table:table-cell table:style-name="ce134" table:formula="of:=[.G213]/[.H213]*[.I213]" office:value-type="float" office:value="72" calcext:value-type="float">
            <text:p>72</text:p>
          </table:table-cell>
          <table:table-cell table:style-name="ce134" table:formula="of:=[.K213]/[.L213]*[.M213]" office:value-type="float" office:value="54" calcext:value-type="float">
            <text:p>54</text:p>
          </table:table-cell>
          <table:table-cell table:style-name="ce78" table:formula="of:=[.O213]/[.P213]*[.Q213]" office:value-type="float" office:value="18" calcext:value-type="float">
            <text:p>18</text:p>
          </table:table-cell>
          <table:table-cell table:style-name="ce18" office:value-type="float" office:value="26" calcext:value-type="float">
            <text:p>26</text:p>
          </table:table-cell>
          <table:table-cell table:style-name="ce53" table:formula="of:=[.B213]/[.D213]" office:value-type="float" office:value="30" calcext:value-type="float">
            <text:p>30</text:p>
          </table:table-cell>
          <table:table-cell table:style-name="ce78" table:formula="of:=[.F213]/[.H213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7" calcext:value-type="float">
            <text:p>27</text:p>
          </table:table-cell>
          <table:table-cell table:style-name="ce53" table:formula="of:=[.C214]/[.D214]*[.E214]" office:value-type="float" office:value="40" calcext:value-type="float">
            <text:p>40</text:p>
          </table:table-cell>
          <table:table-cell table:style-name="ce134" table:formula="of:=[.G214]/[.H214]*[.I214]" office:value-type="float" office:value="72" calcext:value-type="float">
            <text:p>72</text:p>
          </table:table-cell>
          <table:table-cell table:style-name="ce134" table:formula="of:=[.K214]/[.L214]*[.M214]" office:value-type="float" office:value="54" calcext:value-type="float">
            <text:p>54</text:p>
          </table:table-cell>
          <table:table-cell table:style-name="ce78" table:formula="of:=[.O214]/[.P214]*[.Q214]" office:value-type="float" office:value="18" calcext:value-type="float">
            <text:p>18</text:p>
          </table:table-cell>
          <table:table-cell table:style-name="ce18" office:value-type="float" office:value="27" calcext:value-type="float">
            <text:p>27</text:p>
          </table:table-cell>
          <table:table-cell table:style-name="ce53" table:formula="of:=[.B214]/[.D214]" office:value-type="float" office:value="30" calcext:value-type="float">
            <text:p>30</text:p>
          </table:table-cell>
          <table:table-cell table:style-name="ce78" table:formula="of:=[.F214]/[.H214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8" calcext:value-type="float">
            <text:p>28</text:p>
          </table:table-cell>
          <table:table-cell table:style-name="ce53" table:formula="of:=[.C215]/[.D215]*[.E215]" office:value-type="float" office:value="40" calcext:value-type="float">
            <text:p>40</text:p>
          </table:table-cell>
          <table:table-cell table:style-name="ce134" table:formula="of:=[.G215]/[.H215]*[.I215]" office:value-type="float" office:value="72" calcext:value-type="float">
            <text:p>72</text:p>
          </table:table-cell>
          <table:table-cell table:style-name="ce134" table:formula="of:=[.K215]/[.L215]*[.M215]" office:value-type="float" office:value="54" calcext:value-type="float">
            <text:p>54</text:p>
          </table:table-cell>
          <table:table-cell table:style-name="ce78" table:formula="of:=[.O215]/[.P215]*[.Q215]" office:value-type="float" office:value="18" calcext:value-type="float">
            <text:p>18</text:p>
          </table:table-cell>
          <table:table-cell table:style-name="ce18" office:value-type="float" office:value="28" calcext:value-type="float">
            <text:p>28</text:p>
          </table:table-cell>
          <table:table-cell table:style-name="ce53" table:formula="of:=[.B215]/[.D215]" office:value-type="float" office:value="30" calcext:value-type="float">
            <text:p>30</text:p>
          </table:table-cell>
          <table:table-cell table:style-name="ce78" table:formula="of:=[.F215]/[.H215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29" calcext:value-type="float">
            <text:p>29</text:p>
          </table:table-cell>
          <table:table-cell table:style-name="ce53" table:formula="of:=[.C216]/[.D216]*[.E216]" office:value-type="float" office:value="40" calcext:value-type="float">
            <text:p>40</text:p>
          </table:table-cell>
          <table:table-cell table:style-name="ce134" table:formula="of:=[.G216]/[.H216]*[.I216]" office:value-type="float" office:value="72" calcext:value-type="float">
            <text:p>72</text:p>
          </table:table-cell>
          <table:table-cell table:style-name="ce134" table:formula="of:=[.K216]/[.L216]*[.M216]" office:value-type="float" office:value="54" calcext:value-type="float">
            <text:p>54</text:p>
          </table:table-cell>
          <table:table-cell table:style-name="ce78" table:formula="of:=[.O216]/[.P216]*[.Q216]" office:value-type="float" office:value="18" calcext:value-type="float">
            <text:p>18</text:p>
          </table:table-cell>
          <table:table-cell table:style-name="ce18" office:value-type="float" office:value="29" calcext:value-type="float">
            <text:p>29</text:p>
          </table:table-cell>
          <table:table-cell table:style-name="ce53" table:formula="of:=[.B216]/[.D216]" office:value-type="float" office:value="30" calcext:value-type="float">
            <text:p>30</text:p>
          </table:table-cell>
          <table:table-cell table:style-name="ce78" table:formula="of:=[.F216]/[.H216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30" calcext:value-type="float">
            <text:p>30</text:p>
          </table:table-cell>
          <table:table-cell table:style-name="ce53" table:formula="of:=[.C217]/[.D217]*[.E217]" office:value-type="float" office:value="40" calcext:value-type="float">
            <text:p>40</text:p>
          </table:table-cell>
          <table:table-cell table:style-name="ce134" table:formula="of:=[.G217]/[.H217]*[.I217]" office:value-type="float" office:value="72" calcext:value-type="float">
            <text:p>72</text:p>
          </table:table-cell>
          <table:table-cell table:style-name="ce134" table:formula="of:=[.K217]/[.L217]*[.M217]" office:value-type="float" office:value="54" calcext:value-type="float">
            <text:p>54</text:p>
          </table:table-cell>
          <table:table-cell table:style-name="ce78" table:formula="of:=[.O217]/[.P217]*[.Q217]" office:value-type="float" office:value="18" calcext:value-type="float">
            <text:p>18</text:p>
          </table:table-cell>
          <table:table-cell table:style-name="ce18" office:value-type="float" office:value="30" calcext:value-type="float">
            <text:p>30</text:p>
          </table:table-cell>
          <table:table-cell table:style-name="ce53" table:formula="of:=[.B217]/[.D217]" office:value-type="float" office:value="30" calcext:value-type="float">
            <text:p>30</text:p>
          </table:table-cell>
          <table:table-cell table:style-name="ce78" table:formula="of:=[.F217]/[.H217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.5" calcext:value-type="float">
            <text:p>1.5</text:p>
          </table:table-cell>
          <table:table-cell table:style-name="ce5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5" calcext:value-type="float">
            <text:p>0.5</text:p>
          </table:table-cell>
          <table:table-cell table:style-name="ce18" office:value-type="float" office:value="31" calcext:value-type="float">
            <text:p>31</text:p>
          </table:table-cell>
          <table:table-cell table:style-name="ce53" table:formula="of:=[.C218]/[.D218]*[.E218]" office:value-type="float" office:value="40" calcext:value-type="float">
            <text:p>40</text:p>
          </table:table-cell>
          <table:table-cell table:style-name="ce134" table:formula="of:=[.G218]/[.H218]*[.I218]" office:value-type="float" office:value="72" calcext:value-type="float">
            <text:p>72</text:p>
          </table:table-cell>
          <table:table-cell table:style-name="ce134" table:formula="of:=[.K218]/[.L218]*[.M218]" office:value-type="float" office:value="54" calcext:value-type="float">
            <text:p>54</text:p>
          </table:table-cell>
          <table:table-cell table:style-name="ce78" table:formula="of:=[.O218]/[.P218]*[.Q218]" office:value-type="float" office:value="18" calcext:value-type="float">
            <text:p>18</text:p>
          </table:table-cell>
          <table:table-cell table:style-name="ce18" office:value-type="float" office:value="31" calcext:value-type="float">
            <text:p>31</text:p>
          </table:table-cell>
          <table:table-cell table:style-name="ce53" table:formula="of:=[.B218]/[.D218]" office:value-type="float" office:value="30" calcext:value-type="float">
            <text:p>30</text:p>
          </table:table-cell>
          <table:table-cell table:style-name="ce78" table:formula="of:=[.F218]/[.H218]" office:value-type="float" office:value="24" calcext:value-type="float">
            <text:p>24</text:p>
          </table:table-cell>
          <table:table-cell table:number-columns-repeated="107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64" office:value-type="float" office:value="90" calcext:value-type="float">
            <text:p>90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float" office:value="24" calcext:value-type="float">
            <text:p>24</text:p>
          </table:table-cell>
          <table:table-cell table:style-name="ce69" office:value-type="float" office:value="36" calcext:value-type="float">
            <text:p>36</text:p>
          </table:table-cell>
          <table:table-cell table:style-name="ce6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64" office:value-type="float" office:value="24" calcext:value-type="float">
            <text:p>24</text:p>
          </table:table-cell>
          <table:table-cell table:style-name="ce69" office:value-type="float" office:value="36" calcext:value-type="float">
            <text:p>36</text:p>
          </table:table-cell>
          <table:table-cell table:style-name="ce69" office:value-type="float" office:value="1" calcext:value-type="float">
            <text:p>1</text:p>
          </table:table-cell>
          <table:table-cell table:style-name="ce79" office:value-type="float" office:value="1.5" calcext:value-type="float">
            <text:p>1.5</text:p>
          </table:table-cell>
          <table:table-cell table:style-name="ce64" office:value-type="float" office:value="24" calcext:value-type="float">
            <text:p>24</text:p>
          </table:table-cell>
          <table:table-cell table:style-name="ce69" office:value-type="float" office:value="36" calcext:value-type="float">
            <text:p>36</text:p>
          </table:table-cell>
          <table:table-cell table:style-name="ce69" office:value-type="float" office:value="1" calcext:value-type="float">
            <text:p>1</text:p>
          </table:table-cell>
          <table:table-cell table:style-name="ce79" office:value-type="float" office:value="0.5" calcext:value-type="float">
            <text:p>0.5</text:p>
          </table:table-cell>
          <table:table-cell table:style-name="ce18" office:value-type="float" office:value="32" calcext:value-type="float">
            <text:p>32</text:p>
          </table:table-cell>
          <table:table-cell table:style-name="ce64" table:formula="of:=[.C219]/[.D219]*[.E219]" office:value-type="float" office:value="40" calcext:value-type="float">
            <text:p>40</text:p>
          </table:table-cell>
          <table:table-cell table:style-name="ce69" table:formula="of:=[.G219]/[.H219]*[.I219]" office:value-type="float" office:value="72" calcext:value-type="float">
            <text:p>72</text:p>
          </table:table-cell>
          <table:table-cell table:style-name="ce69" table:formula="of:=[.K219]/[.L219]*[.M219]" office:value-type="float" office:value="54" calcext:value-type="float">
            <text:p>54</text:p>
          </table:table-cell>
          <table:table-cell table:style-name="ce79" table:formula="of:=[.O219]/[.P219]*[.Q219]" office:value-type="float" office:value="18" calcext:value-type="float">
            <text:p>18</text:p>
          </table:table-cell>
          <table:table-cell table:style-name="ce18" office:value-type="float" office:value="32" calcext:value-type="float">
            <text:p>32</text:p>
          </table:table-cell>
          <table:table-cell table:style-name="ce64" table:formula="of:=[.B219]/[.D219]" office:value-type="float" office:value="30" calcext:value-type="float">
            <text:p>30</text:p>
          </table:table-cell>
          <table:table-cell table:style-name="ce79" table:formula="of:=[.F219]/[.H219]" office:value-type="float" office:value="24" calcext:value-type="float">
            <text:p>24</text:p>
          </table:table-cell>
          <table:table-cell table:number-columns-repeated="1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9:54:16.959000000</meta:creation-date>
    <dc:date>2023-11-10T22:25:48.605000000</dc:date>
    <meta:editing-duration>P1DT17H52M44S</meta:editing-duration>
    <meta:editing-cycles>509</meta:editing-cycles>
    <meta:generator>LibreOffice/7.4.4.2$Windows_X86_64 LibreOffice_project/85569322deea74ec9134968a29af2df5663baa21</meta:generator>
    <meta:document-statistic meta:table-count="1" meta:cell-count="5763" meta:object-count="12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7cm" svg:height="15.134cm" xlink:href=".." xlink:type="simple" chart:class="chart:line" chart:style-name="ch1">
        <chart:legend chart:legend-position="end" svg:x="19.126cm" svg:y="6.77cm" style:legend-expansion="high" chart:style-name="ch2"/>
        <chart:plot-area chart:style-name="ch3" table:cell-range-address="Arkusz1.A33:Arkusz1.D64 Arkusz1.B31:Arkusz1.D32" chart:data-source-has-labels="both" svg:x="0.493cm" svg:y="0.302cm" svg:width="18.14cm" svg:height="14.53cm">
          <chart:coordinate-region svg:x="1.114cm" svg:y="0.501cm" svg:width="17.332cm" svg:height="13.684cm"/>
          <chart:axis chart:dimension="x" chart:name="primary-x" chart:style-name="ch4" chartooo:axis-type="auto">
            <chartooo:date-scale/>
            <chart:categories table:cell-range-address="Arkusz1.A33:Arkusz1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3:Arkusz1.B64" chart:label-cell-address="Arkusz1.B31:Arkusz1.B32" chart:class="chart:line">
            <chart:data-point chart:repeated="32"/>
          </chart:series>
          <chart:series chart:style-name="ch7" chart:values-cell-range-address="Arkusz1.C33:Arkusz1.C64" chart:label-cell-address="Arkusz1.C31:Arkusz1.C32" chart:class="chart:line">
            <chart:data-point chart:repeated="32"/>
          </chart:series>
          <chart:series chart:style-name="ch8" chart:values-cell-range-address="Arkusz1.D33:Arkusz1.D64" chart:label-cell-address="Arkusz1.D31:Arkusz1.D32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stern Infantry Total Pips</text:p>
                <text:list>
                  <text:list-item>
                    <text:p>Western Infantry</text:p>
                  </text:list-item>
                  <text:list-item>
                    <text:p>Total Pips</text:p>
                  </text:list-item>
                </text:list>
                <draw:g>
                  <svg:desc>Arkusz1.B31:Arkusz1.B32</svg:desc>
                </draw:g>
              </table:table-cell>
              <table:table-cell office:value-type="string">
                <text:p>Western Cavalry Total Pips</text:p>
                <text:list>
                  <text:list-item>
                    <text:p>Western Cavalry</text:p>
                  </text:list-item>
                  <text:list-item>
                    <text:p>Total Pips</text:p>
                  </text:list-item>
                </text:list>
                <draw:g>
                  <svg:desc>Arkusz1.C31:Arkusz1.C32</svg:desc>
                </draw:g>
              </table:table-cell>
              <table:table-cell office:value-type="string">
                <text:p>Artillery Total Pips</text:p>
                <text:list>
                  <text:list-item>
                    <text:p>Artillery</text:p>
                  </text:list-item>
                  <text:list-item>
                    <text:p>Total Pips</text:p>
                  </text:list-item>
                </text:list>
                <draw:g>
                  <svg:desc>Arkusz1.D31:Arkusz1.D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33:Arkusz1.A64</svg:desc>
                </draw:g>
              </table:table-cell>
              <table:table-cell office:value-type="float" office:value="2">
                <text:p>2</text:p>
                <draw:g>
                  <svg:desc>Arkusz1.B33:Arkusz1.B64</svg:desc>
                </draw:g>
              </table:table-cell>
              <table:table-cell office:value-type="float" office:value="3">
                <text:p>3</text:p>
                <draw:g>
                  <svg:desc>Arkusz1.C33:Arkusz1.C64</svg:desc>
                </draw:g>
              </table:table-cell>
              <table:table-cell office:value-type="float" office:value="0">
                <text:p>0</text:p>
                <draw:g>
                  <svg:desc>Arkusz1.D33:Arkusz1.D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906cm" svg:height="26.384cm" xlink:href=".." xlink:type="simple" chart:class="chart:line" chart:style-name="ch1">
        <chart:title svg:x="19.93cm" svg:y="0.663cm" chart:style-name="ch2">
          <text:p>Damage - Enemy Artillery Damage</text:p>
        </chart:title>
        <chart:legend chart:legend-position="end" svg:x="42.652cm" svg:y="12.644cm" style:legend-expansion="high" chart:style-name="ch3"/>
        <chart:plot-area chart:style-name="ch4" table:cell-range-address="Arkusz1.DU65:Arkusz1.DU99 Arkusz1.DW65:Arkusz1.DW99" chart:data-source-has-labels="row" svg:x="1.949cm" svg:y="1.969cm" svg:width="39.765cm" svg:height="22.907cm">
          <chart:coordinate-region svg:x="2.755cm" svg:y="2.168cm" svg:width="38.771cm" svg:height="22.509cm"/>
          <chart:axis chart:dimension="x" chart:name="primary-x" chart:style-name="ch5">
            <chart:title svg:x="20.927cm" svg:y="25.403cm" chart:style-name="ch6">
              <text:p>Technology</text:p>
            </chart:title>
          </chart:axis>
          <chart:axis chart:dimension="y" chart:name="primary-y" chart:style-name="ch5">
            <chart:title svg:x="0.451cm" svg:y="14.101cm" chart:style-name="ch7">
              <text:p>Damage</text:p>
            </chart:title>
            <chart:grid chart:style-name="ch8" chart:class="major"/>
          </chart:axis>
          <chart:series chart:style-name="ch9" chart:values-cell-range-address="Arkusz1.DU66:Arkusz1.DU99" chart:label-cell-address="Arkusz1.DU65:Arkusz1.DU65" chart:class="chart:line">
            <chart:data-point chart:repeated="34"/>
          </chart:series>
          <chart:series chart:style-name="ch10" chart:values-cell-range-address="Arkusz1.DW66:Arkusz1.DW99" chart:label-cell-address="Arkusz1.DW65:Arkusz1.DW65" chart:class="chart:line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antry vs Cavalry</text:p>
                <draw:g>
                  <svg:desc>Arkusz1.DU65:Arkusz1.DU65</svg:desc>
                </draw:g>
              </table:table-cell>
              <table:table-cell office:value-type="string">
                <text:p>Cavalry vs Infantry</text:p>
                <draw:g>
                  <svg:desc>Arkusz1.DW65:Arkusz1.DW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DU66:Arkusz1.DU99</svg:desc>
                </draw:g>
              </table:table-cell>
              <table:table-cell office:value-type="float" office:value="NaN">
                <text:p>NaN</text:p>
                <draw:g>
                  <svg:desc>Arkusz1.DW66:Arkusz1.DW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">
                <text:p>20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">
                <text:p>1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">
                <text:p>17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">
                <text:p>-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">
                <text:p>-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484cm" svg:height="13.772cm" xlink:href=".." xlink:type="simple" chart:class="chart:line" chart:style-name="ch1">
        <chart:title svg:x="10.677cm" svg:y="0.411cm" chart:style-name="ch2">
          <text:p>Pip differences</text:p>
        </chart:title>
        <chart:legend chart:legend-position="end" svg:x="20.23cm" svg:y="5.342cm" style:legend-expansion="high" chart:style-name="ch3"/>
        <chart:plot-area chart:style-name="ch4" table:cell-range-address="Arkusz1.E17:Arkusz1.K29 Arkusz1.F16:Arkusz1.K16" chart:data-source-has-labels="both" svg:x="1.5cm" svg:y="1.465cm" svg:width="18.241cm" svg:height="11.051cm">
          <chart:coordinate-region svg:x="2.042cm" svg:y="1.664cm" svg:width="17.512cm" svg:height="10.653cm"/>
          <chart:axis chart:dimension="x" chart:name="primary-x" chart:style-name="ch5" chartooo:axis-type="auto">
            <chartooo:date-scale/>
            <chart:title svg:x="9.716cm" svg:y="12.791cm" chart:style-name="ch6">
              <text:p>Technology</text:p>
            </chart:title>
            <chart:categories table:cell-range-address="Arkusz1.E17:Arkusz1.E29"/>
          </chart:axis>
          <chart:axis chart:dimension="y" chart:name="primary-y" chart:style-name="ch5">
            <chart:title svg:x="0.451cm" svg:y="8.039cm" chart:style-name="ch7">
              <text:p>Pip difference</text:p>
            </chart:title>
            <chart:grid chart:style-name="ch8" chart:class="major"/>
          </chart:axis>
          <chart:series chart:style-name="ch9" chart:values-cell-range-address="Arkusz1.F17:Arkusz1.F29" chart:label-cell-address="Arkusz1.F16:Arkusz1.F16" chart:class="chart:line">
            <chart:data-point chart:repeated="13"/>
          </chart:series>
          <chart:series chart:style-name="ch10" chart:values-cell-range-address="Arkusz1.G17:Arkusz1.G29" chart:label-cell-address="Arkusz1.G16:Arkusz1.G16" chart:class="chart:line">
            <chart:data-point chart:repeated="13"/>
          </chart:series>
          <chart:series chart:style-name="ch11" chart:values-cell-range-address="Arkusz1.H17:Arkusz1.H29" chart:label-cell-address="Arkusz1.H16:Arkusz1.H16" chart:class="chart:line">
            <chart:data-point chart:repeated="13"/>
          </chart:series>
          <chart:series chart:style-name="ch12" chart:values-cell-range-address="Arkusz1.I17:Arkusz1.I29" chart:label-cell-address="Arkusz1.I16:Arkusz1.I16" chart:class="chart:line">
            <chart:data-point chart:repeated="13"/>
          </chart:series>
          <chart:series chart:style-name="ch13" chart:values-cell-range-address="Arkusz1.J17:Arkusz1.J29" chart:label-cell-address="Arkusz1.J16:Arkusz1.J16" chart:class="chart:line">
            <chart:data-point chart:repeated="13"/>
          </chart:series>
          <chart:series chart:style-name="ch14" chart:values-cell-range-address="Arkusz1.K17:Arkusz1.K29" chart:label-cell-address="Arkusz1.K16:Arkusz1.K16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antry Fire Pip</text:p>
                <draw:g>
                  <svg:desc>Arkusz1.F16:Arkusz1.F16</svg:desc>
                </draw:g>
              </table:table-cell>
              <table:table-cell office:value-type="string">
                <text:p>Infantry Shock Pip</text:p>
                <draw:g>
                  <svg:desc>Arkusz1.G16:Arkusz1.G16</svg:desc>
                </draw:g>
              </table:table-cell>
              <table:table-cell office:value-type="string">
                <text:p>Infantry Morale Pip</text:p>
                <draw:g>
                  <svg:desc>Arkusz1.H16:Arkusz1.H16</svg:desc>
                </draw:g>
              </table:table-cell>
              <table:table-cell office:value-type="string">
                <text:p>Cavalry Fire Pip</text:p>
                <draw:g>
                  <svg:desc>Arkusz1.I16:Arkusz1.I16</svg:desc>
                </draw:g>
              </table:table-cell>
              <table:table-cell office:value-type="string">
                <text:p>Cavalry Shock Pip</text:p>
                <draw:g>
                  <svg:desc>Arkusz1.J16:Arkusz1.J16</svg:desc>
                </draw:g>
              </table:table-cell>
              <table:table-cell office:value-type="string">
                <text:p>Cavalry Morale Pip</text:p>
                <draw:g>
                  <svg:desc>Arkusz1.K16:Arkusz1.K16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Arkusz1.E17:Arkusz1.E29</svg:desc>
                </draw:g>
              </table:table-cell>
              <table:table-cell office:value-type="float" office:value="0">
                <text:p>0</text:p>
                <draw:g>
                  <svg:desc>Arkusz1.F17:Arkusz1.F29</svg:desc>
                </draw:g>
              </table:table-cell>
              <table:table-cell office:value-type="float" office:value="0">
                <text:p>0</text:p>
                <draw:g>
                  <svg:desc>Arkusz1.G17:Arkusz1.G29</svg:desc>
                </draw:g>
              </table:table-cell>
              <table:table-cell office:value-type="float" office:value="0">
                <text:p>0</text:p>
                <draw:g>
                  <svg:desc>Arkusz1.H17:Arkusz1.H29</svg:desc>
                </draw:g>
              </table:table-cell>
              <table:table-cell office:value-type="float" office:value="0">
                <text:p>0</text:p>
                <draw:g>
                  <svg:desc>Arkusz1.I17:Arkusz1.I29</svg:desc>
                </draw:g>
              </table:table-cell>
              <table:table-cell office:value-type="float" office:value="1">
                <text:p>1</text:p>
                <draw:g>
                  <svg:desc>Arkusz1.J17:Arkusz1.J29</svg:desc>
                </draw:g>
              </table:table-cell>
              <table:table-cell office:value-type="float" office:value="0">
                <text:p>0</text:p>
                <draw:g>
                  <svg:desc>Arkusz1.K17:Arkusz1.K2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2cm" svg:height="21.498cm" xlink:href=".." xlink:type="simple" chart:class="chart:line" chart:style-name="ch1">
        <chart:legend chart:legend-position="end" svg:x="34.706cm" svg:y="6.177cm" style:legend-expansion="high" chart:style-name="ch2"/>
        <chart:plot-area chart:style-name="ch3" table:cell-range-address="Arkusz1.A67:Arkusz1.A99 Arkusz1.I66:Arkusz1.O99" chart:data-source-has-labels="both" svg:x="0.764cm" svg:y="0.429cm" svg:width="33.178cm" svg:height="20.64cm">
          <chart:coordinate-region svg:x="1.491cm" svg:y="0.628cm" svg:width="32.264cm" svg:height="19.794cm"/>
          <chart:axis chart:dimension="x" chart:name="primary-x" chart:style-name="ch4" chartooo:axis-type="auto">
            <chartooo:date-scale/>
            <chart:categories table:cell-range-address="Arkusz1.A67:Arkusz1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I67:Arkusz1.I99" chart:label-cell-address="Arkusz1.I66:Arkusz1.I66" chart:class="chart:line">
            <chart:data-point chart:repeated="33"/>
          </chart:series>
          <chart:series chart:style-name="ch7" chart:values-cell-range-address="Arkusz1.J67:Arkusz1.J99" chart:label-cell-address="Arkusz1.J66:Arkusz1.J66" chart:class="chart:line">
            <chart:data-point chart:repeated="33"/>
          </chart:series>
          <chart:series chart:style-name="ch8" chart:values-cell-range-address="Arkusz1.K67:Arkusz1.K99" chart:label-cell-address="Arkusz1.K66:Arkusz1.K66" chart:class="chart:line">
            <chart:data-point chart:repeated="33"/>
          </chart:series>
          <chart:series chart:style-name="ch9" chart:values-cell-range-address="Arkusz1.L67:Arkusz1.L99" chart:label-cell-address="Arkusz1.L66:Arkusz1.L66" chart:class="chart:line">
            <chart:data-point chart:repeated="33"/>
          </chart:series>
          <chart:series chart:style-name="ch10" chart:values-cell-range-address="Arkusz1.M67:Arkusz1.M99" chart:label-cell-address="Arkusz1.M66:Arkusz1.M66" chart:class="chart:line">
            <chart:data-point chart:repeated="33"/>
          </chart:series>
          <chart:series chart:style-name="ch11" chart:values-cell-range-address="Arkusz1.N67:Arkusz1.N99" chart:label-cell-address="Arkusz1.N66:Arkusz1.N66" chart:class="chart:line">
            <chart:data-point chart:repeated="33"/>
          </chart:series>
          <chart:series chart:style-name="ch12" chart:values-cell-range-address="Arkusz1.O67:Arkusz1.O99" chart:label-cell-address="Arkusz1.O66:Arkusz1.O66" chart:class="chart:line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
Military
tactics</text:p>
                <draw:g>
                  <svg:desc>Arkusz1.I66:Arkusz1.I66</svg:desc>
                </draw:g>
              </table:table-cell>
              <table:table-cell office:value-type="string">
                <text:p> 
Infantry
Fire/Tactics</text:p>
                <draw:g>
                  <svg:desc>Arkusz1.J66:Arkusz1.J66</svg:desc>
                </draw:g>
              </table:table-cell>
              <table:table-cell office:value-type="string">
                <text:p> 
Cavalry
fire/Tactics</text:p>
                <draw:g>
                  <svg:desc>Arkusz1.K66:Arkusz1.K66</svg:desc>
                </draw:g>
              </table:table-cell>
              <table:table-cell office:value-type="string">
                <text:p> 
Artillery
fire/Tactics</text:p>
                <draw:g>
                  <svg:desc>Arkusz1.L66:Arkusz1.L66</svg:desc>
                </draw:g>
              </table:table-cell>
              <table:table-cell office:value-type="string">
                <text:p> 
Infantry
shock/Tactics</text:p>
                <draw:g>
                  <svg:desc>Arkusz1.M66:Arkusz1.M66</svg:desc>
                </draw:g>
              </table:table-cell>
              <table:table-cell office:value-type="string">
                <text:p> 
Cavalry
shock/Tactics</text:p>
                <draw:g>
                  <svg:desc>Arkusz1.N66:Arkusz1.N66</svg:desc>
                </draw:g>
              </table:table-cell>
              <table:table-cell office:value-type="string">
                <text:p> 
Artillery
shock/Tactics</text:p>
                <draw:g>
                  <svg:desc>Arkusz1.O66:Arkusz1.O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A67:Arkusz1.A99</svg:desc>
                </draw:g>
              </table:table-cell>
              <table:table-cell office:value-type="float" office:value="0.5">
                <text:p>0.5</text:p>
                <draw:g>
                  <svg:desc>Arkusz1.I67:Arkusz1.I99</svg:desc>
                </draw:g>
              </table:table-cell>
              <table:table-cell office:value-type="float" office:value="0.5">
                <text:p>0.5</text:p>
                <draw:g>
                  <svg:desc>Arkusz1.J67:Arkusz1.J99</svg:desc>
                </draw:g>
              </table:table-cell>
              <table:table-cell office:value-type="float" office:value="0">
                <text:p>0</text:p>
                <draw:g>
                  <svg:desc>Arkusz1.K67:Arkusz1.K99</svg:desc>
                </draw:g>
              </table:table-cell>
              <table:table-cell office:value-type="float" office:value="0">
                <text:p>0</text:p>
                <draw:g>
                  <svg:desc>Arkusz1.L67:Arkusz1.L99</svg:desc>
                </draw:g>
              </table:table-cell>
              <table:table-cell office:value-type="float" office:value="0.4">
                <text:p>0.4</text:p>
                <draw:g>
                  <svg:desc>Arkusz1.M67:Arkusz1.M99</svg:desc>
                </draw:g>
              </table:table-cell>
              <table:table-cell office:value-type="float" office:value="1.6">
                <text:p>1.6</text:p>
                <draw:g>
                  <svg:desc>Arkusz1.N67:Arkusz1.N99</svg:desc>
                </draw:g>
              </table:table-cell>
              <table:table-cell office:value-type="float" office:value="0">
                <text:p>0</text:p>
                <draw:g>
                  <svg:desc>Arkusz1.O67:Arkusz1.O9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  <table:table-cell office:value-type="float" office:value="1.6">
                <text:p>1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">
                <text:p>1.75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">
                <text:p>0.8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">
                <text:p>1.75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">
                <text:p>0.8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25">
                <text:p>0.25</text:p>
              </table:table-cell>
              <table:table-cell office:value-type="float" office:value="0.7">
                <text:p>0.7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  <table:table-cell office:value-type="float" office:value="0.575">
                <text:p>0.575</text:p>
              </table:table-cell>
              <table:table-cell office:value-type="float" office:value="1.5">
                <text:p>1.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  <table:table-cell office:value-type="float" office:value="0.575">
                <text:p>0.575</text:p>
              </table:table-cell>
              <table:table-cell office:value-type="float" office:value="1.5">
                <text:p>1.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5">
                <text:p>2.25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64">
                <text:p>0.64</text:p>
              </table:table-cell>
              <table:table-cell office:value-type="float" office:value="0.2">
                <text:p>0.2</text:p>
              </table:table-cell>
              <table:table-cell office:value-type="float" office:value="0.96">
                <text:p>0.96</text:p>
              </table:table-cell>
              <table:table-cell office:value-type="float" office:value="0.66">
                <text:p>0.66</text:p>
              </table:table-cell>
              <table:table-cell office:value-type="float" office:value="1.2">
                <text:p>1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0.64">
                <text:p>0.64</text:p>
              </table:table-cell>
              <table:table-cell office:value-type="float" office:value="0.4">
                <text:p>0.4</text:p>
              </table:table-cell>
              <table:table-cell office:value-type="float" office:value="1.76">
                <text:p>1.76</text:p>
              </table:table-cell>
              <table:table-cell office:value-type="float" office:value="0.66">
                <text:p>0.66</text:p>
              </table:table-cell>
              <table:table-cell office:value-type="float" office:value="1.2">
                <text:p>1.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0.55">
                <text:p>0.5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5">
                <text:p>3.25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96923076923077">
                <text:p>1.96923076923077</text:p>
              </table:table-cell>
              <table:table-cell office:value-type="float" office:value="0.661538461538462">
                <text:p>0.66153846153846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0.138461538461538">
                <text:p>0.1384615384615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25">
                <text:p>3.25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96923076923077">
                <text:p>1.96923076923077</text:p>
              </table:table-cell>
              <table:table-cell office:value-type="float" office:value="0.661538461538462">
                <text:p>0.661538461538462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0.138461538461538">
                <text:p>0.1384615384615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2.4">
                <text:p>2.4</text:p>
              </table:table-cell>
              <table:table-cell office:value-type="float" office:value="0.614285714285714">
                <text:p>0.614285714285714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157142857142857">
                <text:p>0.1571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74cm" svg:height="14.512cm" xlink:href=".." xlink:type="simple" chart:class="chart:line" chart:style-name="ch1">
        <chart:legend chart:legend-position="end" svg:x="20.382cm" svg:y="6.459cm" style:legend-expansion="high" chart:style-name="ch2"/>
        <chart:plot-area chart:style-name="ch3" table:cell-range-address="Arkusz1.A67:Arkusz1.A99 Arkusz1.P66:Arkusz1.R66 Arkusz1.P101:Arkusz1.R133" chart:data-source-has-labels="both" svg:x="0.515cm" svg:y="0.29cm" svg:width="19.352cm" svg:height="13.932cm">
          <chart:coordinate-region svg:x="1.136cm" svg:y="0.489cm" svg:width="18.544cm" svg:height="13.086cm"/>
          <chart:axis chart:dimension="x" chart:name="primary-x" chart:style-name="ch4" chartooo:axis-type="auto">
            <chartooo:date-scale/>
            <chart:categories table:cell-range-address="Arkusz1.A67:Arkusz1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P101:Arkusz1.P133" chart:label-cell-address="Arkusz1.P66:Arkusz1.P66" chart:class="chart:line">
            <chart:data-point chart:repeated="33"/>
          </chart:series>
          <chart:series chart:style-name="ch7" chart:values-cell-range-address="Arkusz1.Q101:Arkusz1.Q133" chart:label-cell-address="Arkusz1.Q66:Arkusz1.Q66" chart:class="chart:line">
            <chart:data-point chart:repeated="33"/>
          </chart:series>
          <chart:series chart:style-name="ch8" chart:values-cell-range-address="Arkusz1.R101:Arkusz1.R133" chart:label-cell-address="Arkusz1.R66:Arkusz1.R66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antry Offensive Fire Pip</text:p>
                <draw:g>
                  <svg:desc>Arkusz1.P66:Arkusz1.P66</svg:desc>
                </draw:g>
              </table:table-cell>
              <table:table-cell office:value-type="string">
                <text:p>Cavalry Offensive Fire Pip</text:p>
                <draw:g>
                  <svg:desc>Arkusz1.Q66:Arkusz1.Q66</svg:desc>
                </draw:g>
              </table:table-cell>
              <table:table-cell office:value-type="string">
                <text:p>Artillery Offensive Fire Pip</text:p>
                <draw:g>
                  <svg:desc>Arkusz1.R66:Arkusz1.R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A67:Arkusz1.A99</svg:desc>
                </draw:g>
              </table:table-cell>
              <table:table-cell office:value-type="float" office:value="0.45">
                <text:p>0.45</text:p>
                <draw:g>
                  <svg:desc>Arkusz1.P101:Arkusz1.P133</svg:desc>
                </draw:g>
              </table:table-cell>
              <table:table-cell office:value-type="float" office:value="0.8">
                <text:p>0.8</text:p>
                <draw:g>
                  <svg:desc>Arkusz1.Q101:Arkusz1.Q133</svg:desc>
                </draw:g>
              </table:table-cell>
              <table:table-cell office:value-type="float" office:value="0">
                <text:p>0</text:p>
                <draw:g>
                  <svg:desc>Arkusz1.R101:Arkusz1.R1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5">
                <text:p>1.95</text:p>
              </table:table-cell>
              <table:table-cell office:value-type="float" office:value="2.5">
                <text:p>2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95">
                <text:p>1.95</text:p>
              </table:table-cell>
              <table:table-cell office:value-type="float" office:value="2.5">
                <text:p>2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95">
                <text:p>1.95</text:p>
              </table:table-cell>
              <table:table-cell office:value-type="float" office:value="2.5">
                <text:p>2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25">
                <text:p>2.25</text:p>
              </table:table-cell>
              <table:table-cell office:value-type="float" office:value="3.5">
                <text:p>3.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25">
                <text:p>2.25</text:p>
              </table:table-cell>
              <table:table-cell office:value-type="float" office:value="3.5">
                <text:p>3.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3.5">
                <text:p>3.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75">
                <text:p>2.75</text:p>
              </table:table-cell>
              <table:table-cell office:value-type="float" office:value="3.5">
                <text:p>3.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25">
                <text:p>3.25</text:p>
              </table:table-cell>
              <table:table-cell office:value-type="float" office:value="3.5">
                <text:p>3.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25">
                <text:p>3.25</text:p>
              </table:table-cell>
              <table:table-cell office:value-type="float" office:value="4">
                <text:p>4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25">
                <text:p>3.25</text:p>
              </table:table-cell>
              <table:table-cell office:value-type="float" office:value="5">
                <text:p>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25">
                <text:p>3.25</text:p>
              </table:table-cell>
              <table:table-cell office:value-type="float" office:value="5">
                <text:p>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25">
                <text:p>3.25</text:p>
              </table:table-cell>
              <table:table-cell office:value-type="float" office:value="5">
                <text:p>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25">
                <text:p>3.25</text:p>
              </table:table-cell>
              <table:table-cell office:value-type="float" office:value="5">
                <text:p>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75">
                <text:p>3.75</text:p>
              </table:table-cell>
              <table:table-cell office:value-type="float" office:value="5">
                <text:p>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25">
                <text:p>4.25</text:p>
              </table:table-cell>
              <table:table-cell office:value-type="float" office:value="5">
                <text:p>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.25">
                <text:p>4.25</text:p>
              </table:table-cell>
              <table:table-cell office:value-type="float" office:value="5">
                <text:p>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25">
                <text:p>4.25</text:p>
              </table:table-cell>
              <table:table-cell office:value-type="float" office:value="5">
                <text:p>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.25">
                <text:p>5.25</text:p>
              </table:table-cell>
              <table:table-cell office:value-type="float" office:value="6">
                <text:p>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25">
                <text:p>5.25</text:p>
              </table:table-cell>
              <table:table-cell office:value-type="float" office:value="6">
                <text:p>6</text:p>
              </table:table-cell>
              <table:table-cell office:value-type="float" office:value="8.95">
                <text:p>8.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24588" draw:fill-color="#124588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286df" draw:fill-color="#3286d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600" draw:fill-color="#ffd6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64cm" svg:height="13.951cm" xlink:href=".." xlink:type="simple" chart:class="chart:line" chart:style-name="ch1">
        <chart:legend chart:legend-position="end" svg:x="21.269cm" svg:y="5.431cm" style:legend-expansion="high" chart:style-name="ch2"/>
        <chart:plot-area chart:style-name="ch3" table:cell-range-address="Arkusz1.A67:Arkusz1.A99 Arkusz1.R66:Arkusz1.R99 Arkusz1.U66:Arkusz1.U99 Arkusz1.X66:Arkusz1.X99 Arkusz1.AA66:Arkusz1.AA99 Arkusz1.AD66:Arkusz1.AD99 Arkusz1.AG66:Arkusz1.AG99" chart:data-source-has-labels="both" svg:x="0.543cm" svg:y="0.279cm" svg:width="20.183cm" svg:height="13.393cm">
          <chart:coordinate-region svg:x="0.979cm" svg:y="0.478cm" svg:width="19.56cm" svg:height="12.547cm"/>
          <chart:axis chart:dimension="x" chart:name="primary-x" chart:style-name="ch4" chartooo:axis-type="auto">
            <chartooo:date-scale/>
            <chart:categories table:cell-range-address="Arkusz1.A67:Arkusz1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R67:Arkusz1.R99" chart:label-cell-address="Arkusz1.R66:Arkusz1.R66" chart:class="chart:line">
            <chart:data-point chart:repeated="33"/>
          </chart:series>
          <chart:series chart:style-name="ch7" chart:values-cell-range-address="Arkusz1.U67:Arkusz1.U99" chart:label-cell-address="Arkusz1.U66:Arkusz1.U66" chart:class="chart:line">
            <chart:data-point chart:repeated="33"/>
          </chart:series>
          <chart:series chart:style-name="ch8" chart:values-cell-range-address="Arkusz1.X67:Arkusz1.X99" chart:label-cell-address="Arkusz1.X66:Arkusz1.X66" chart:class="chart:line">
            <chart:data-point chart:repeated="33"/>
          </chart:series>
          <chart:series chart:style-name="ch9" chart:values-cell-range-address="Arkusz1.AA67:Arkusz1.AA99" chart:label-cell-address="Arkusz1.AA66:Arkusz1.AA66" chart:class="chart:line">
            <chart:data-point chart:repeated="33"/>
          </chart:series>
          <chart:series chart:style-name="ch10" chart:values-cell-range-address="Arkusz1.AD67:Arkusz1.AD99" chart:label-cell-address="Arkusz1.AD66:Arkusz1.AD66" chart:class="chart:line">
            <chart:data-point chart:repeated="33"/>
          </chart:series>
          <chart:series chart:style-name="ch11" chart:values-cell-range-address="Arkusz1.AG67:Arkusz1.AG99" chart:label-cell-address="Arkusz1.AG66:Arkusz1.AG66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illery Offensive Fire Pip</text:p>
                <draw:g>
                  <svg:desc>Arkusz1.R66:Arkusz1.R66</svg:desc>
                </draw:g>
              </table:table-cell>
              <table:table-cell office:value-type="string">
                <text:p>Artillery Defensive Fire Pip</text:p>
                <draw:g>
                  <svg:desc>Arkusz1.U66:Arkusz1.U66</svg:desc>
                </draw:g>
              </table:table-cell>
              <table:table-cell office:value-type="string">
                <text:p>Artillery Offensive Shock Pip</text:p>
                <draw:g>
                  <svg:desc>Arkusz1.X66:Arkusz1.X66</svg:desc>
                </draw:g>
              </table:table-cell>
              <table:table-cell office:value-type="string">
                <text:p>Artillery Defensive Shock Pip</text:p>
                <draw:g>
                  <svg:desc>Arkusz1.AA66:Arkusz1.AA66</svg:desc>
                </draw:g>
              </table:table-cell>
              <table:table-cell office:value-type="string">
                <text:p>Artillery Offensive Morale Pip</text:p>
                <draw:g>
                  <svg:desc>Arkusz1.AD66:Arkusz1.AD66</svg:desc>
                </draw:g>
              </table:table-cell>
              <table:table-cell office:value-type="string">
                <text:p>Artillery Defensive Morale Pip</text:p>
                <draw:g>
                  <svg:desc>Arkusz1.AG66:Arkusz1.AG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A67:Arkusz1.A99</svg:desc>
                </draw:g>
              </table:table-cell>
              <table:table-cell office:value-type="float" office:value="0">
                <text:p>0</text:p>
                <draw:g>
                  <svg:desc>Arkusz1.R67:Arkusz1.R99</svg:desc>
                </draw:g>
              </table:table-cell>
              <table:table-cell office:value-type="float" office:value="0">
                <text:p>0</text:p>
                <draw:g>
                  <svg:desc>Arkusz1.U67:Arkusz1.U99</svg:desc>
                </draw:g>
              </table:table-cell>
              <table:table-cell office:value-type="float" office:value="0">
                <text:p>0</text:p>
                <draw:g>
                  <svg:desc>Arkusz1.X67:Arkusz1.X99</svg:desc>
                </draw:g>
              </table:table-cell>
              <table:table-cell office:value-type="float" office:value="0">
                <text:p>0</text:p>
                <draw:g>
                  <svg:desc>Arkusz1.AA67:Arkusz1.AA99</svg:desc>
                </draw:g>
              </table:table-cell>
              <table:table-cell office:value-type="float" office:value="0">
                <text:p>0</text:p>
                <draw:g>
                  <svg:desc>Arkusz1.AD67:Arkusz1.AD99</svg:desc>
                </draw:g>
              </table:table-cell>
              <table:table-cell office:value-type="float" office:value="0">
                <text:p>0</text:p>
                <draw:g>
                  <svg:desc>Arkusz1.AG67:Arkusz1.AG9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5.961cm" svg:height="25.853cm" xlink:href=".." xlink:type="simple" chart:class="chart:line" chart:style-name="ch1">
        <chart:legend chart:legend-position="end" svg:x="38.584cm" svg:y="11.88cm" style:legend-expansion="high" chart:style-name="ch2"/>
        <chart:plot-area chart:style-name="ch3" table:cell-range-address="Arkusz1.DJ67:Arkusz1.DK99 Arkusz1.DK65:Arkusz1.DK66 Arkusz1.DN61:Arkusz1.DN62 Arkusz1.DM67:Arkusz1.DM99 Arkusz1.DP61:Arkusz1.DP62 Arkusz1.DO67:Arkusz1.DO99 Arkusz1.DR61:Arkusz1.DR62 Arkusz1.DQ67:Arkusz1.DQ99" chart:data-source-has-labels="both" svg:x="1.93cm" svg:y="0.517cm" svg:width="35.735cm" svg:height="23.838cm">
          <chart:coordinate-region svg:x="2.737cm" svg:y="0.716cm" svg:width="34.741cm" svg:height="22.992cm"/>
          <chart:axis chart:dimension="x" chart:name="primary-x" chart:style-name="ch4" chartooo:axis-type="auto">
            <chartooo:date-scale/>
            <chart:title svg:x="18.893cm" svg:y="24.872cm" chart:style-name="ch5">
              <text:p>Technology</text:p>
            </chart:title>
            <chart:categories table:cell-range-address="Arkusz1.DJ67:Arkusz1.DJ99"/>
          </chart:axis>
          <chart:axis chart:dimension="y" chart:name="primary-y" chart:style-name="ch4">
            <chart:title svg:x="0.451cm" svg:y="13.115cm" chart:style-name="ch6">
              <text:p>Damage</text:p>
            </chart:title>
            <chart:grid chart:style-name="ch7" chart:class="major"/>
          </chart:axis>
          <chart:series chart:style-name="ch8" chart:values-cell-range-address="Arkusz1.DK67:Arkusz1.DK99" chart:label-cell-address="Arkusz1.DK65:Arkusz1.DK66" chart:class="chart:line">
            <chart:data-point chart:repeated="33"/>
          </chart:series>
          <chart:series chart:style-name="ch9" chart:values-cell-range-address="Arkusz1.DM67:Arkusz1.DM99" chart:label-cell-address="Arkusz1.DN61:Arkusz1.DN62" chart:class="chart:line">
            <chart:data-point chart:repeated="33"/>
          </chart:series>
          <chart:series chart:style-name="ch10" chart:values-cell-range-address="Arkusz1.DO67:Arkusz1.DO99" chart:label-cell-address="Arkusz1.DP61:Arkusz1.DP62" chart:class="chart:line">
            <chart:data-point chart:repeated="33"/>
          </chart:series>
          <chart:series chart:style-name="ch11" chart:values-cell-range-address="Arkusz1.DQ67:Arkusz1.DQ99" chart:label-cell-address="Arkusz1.DR61:Arkusz1.DR62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antry vs Cavalry Strength Casualties</text:p>
                <text:list>
                  <text:list-item>
                    <text:p>Infantry vs Cavalry</text:p>
                  </text:list-item>
                  <text:list-item>
                    <text:p>Strength Casualties</text:p>
                  </text:list-item>
                </text:list>
                <draw:g>
                  <svg:desc>Arkusz1.DK65:Arkusz1.DK66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rkusz1.DN61:Arkusz1.DN6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rkusz1.DP61:Arkusz1.DP6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rkusz1.DR61:Arkusz1.DR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DJ67:Arkusz1.DJ99</svg:desc>
                </draw:g>
              </table:table-cell>
              <table:table-cell office:value-type="float" office:value="108">
                <text:p>108</text:p>
                <draw:g>
                  <svg:desc>Arkusz1.DK67:Arkusz1.DK99</svg:desc>
                </draw:g>
              </table:table-cell>
              <table:table-cell office:value-type="float" office:value="198">
                <text:p>198</text:p>
                <draw:g>
                  <svg:desc>Arkusz1.DM67:Arkusz1.DM99</svg:desc>
                </draw:g>
              </table:table-cell>
              <table:table-cell office:value-type="float" office:value="0">
                <text:p>0</text:p>
                <draw:g>
                  <svg:desc>Arkusz1.DO67:Arkusz1.DO99</svg:desc>
                </draw:g>
              </table:table-cell>
              <table:table-cell office:value-type="float" office:value="0">
                <text:p>0</text:p>
                <draw:g>
                  <svg:desc>Arkusz1.DQ67:Arkusz1.DQ9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1">
                <text:p>171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2">
                <text:p>19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55">
                <text:p>15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5">
                <text:p>145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5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5">
                <text:p>135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5">
                <text:p>135</text:p>
              </table:table-cell>
              <table:table-cell office:value-type="float" office:value="204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8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186">
                <text:p>186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164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8">
                <text:p>148</text:p>
              </table:table-cell>
              <table:table-cell office:value-type="float" office:value="172">
                <text:p>172</text:p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187">
                <text:p>187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8">
                <text:p>128</text:p>
              </table:table-cell>
              <table:table-cell office:value-type="float" office:value="167">
                <text:p>167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46">
                <text:p>146</text:p>
              </table:table-cell>
              <table:table-cell office:value-type="float" office:value="177">
                <text:p>177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3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36">
                <text:p>1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124588" draw:fill-color="#124588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600" draw:fill-color="#ffd6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5.622cm" svg:height="26.12cm" xlink:href=".." xlink:type="simple" chart:class="chart:line" chart:style-name="ch1">
        <chart:legend chart:legend-position="end" svg:x="51.42cm" svg:y="12.014cm" style:legend-expansion="high" chart:style-name="ch2"/>
        <chart:plot-area chart:style-name="ch3" table:cell-range-address="Arkusz1.DJ67:Arkusz1.DJ99 Arkusz1.DL65:Arkusz1.DL99 Arkusz1.DO61:Arkusz1.DO62 Arkusz1.DN67:Arkusz1.DN99 Arkusz1.DQ61:Arkusz1.DQ62 Arkusz1.DP67:Arkusz1.DP99 Arkusz1.DS61:Arkusz1.DS62 Arkusz1.DR67:Arkusz1.DR99" chart:data-source-has-labels="both" svg:x="2.123cm" svg:y="0.522cm" svg:width="48.185cm" svg:height="24.095cm">
          <chart:coordinate-region svg:x="2.85cm" svg:y="0.721cm" svg:width="47.271cm" svg:height="23.249cm"/>
          <chart:axis chart:dimension="x" chart:name="primary-x" chart:style-name="ch4" chartooo:axis-type="auto">
            <chartooo:date-scale/>
            <chart:title svg:x="25.311cm" svg:y="25.139cm" chart:style-name="ch5">
              <text:p>Technology</text:p>
            </chart:title>
            <chart:categories table:cell-range-address="Arkusz1.DJ67:Arkusz1.DJ99"/>
          </chart:axis>
          <chart:axis chart:dimension="y" chart:name="primary-y" chart:style-name="ch4">
            <chart:title svg:x="0.451cm" svg:y="13.79cm" chart:style-name="ch6">
              <text:p>Morale Damage</text:p>
            </chart:title>
            <chart:grid chart:style-name="ch7" chart:class="major"/>
          </chart:axis>
          <chart:series chart:style-name="ch8" chart:values-cell-range-address="Arkusz1.DL67:Arkusz1.DL99" chart:label-cell-address="Arkusz1.DL65:Arkusz1.DL66" chart:class="chart:line">
            <chart:data-point chart:repeated="33"/>
          </chart:series>
          <chart:series chart:style-name="ch9" chart:values-cell-range-address="Arkusz1.DN67:Arkusz1.DN99" chart:label-cell-address="Arkusz1.DO61:Arkusz1.DO62" chart:class="chart:line">
            <chart:data-point chart:repeated="33"/>
          </chart:series>
          <chart:series chart:style-name="ch10" chart:values-cell-range-address="Arkusz1.DP67:Arkusz1.DP99" chart:label-cell-address="Arkusz1.DQ61:Arkusz1.DQ62" chart:class="chart:line">
            <chart:data-point chart:repeated="33"/>
          </chart:series>
          <chart:series chart:style-name="ch11" chart:values-cell-range-address="Arkusz1.DR67:Arkusz1.DR99" chart:label-cell-address="Arkusz1.DS61:Arkusz1.DS62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e Casualties</text:p>
                <text:list>
                  <text:list-item>
                    <text:p/>
                  </text:list-item>
                  <text:list-item>
                    <text:p>Morale Casualties</text:p>
                  </text:list-item>
                </text:list>
                <draw:g>
                  <svg:desc>Arkusz1.DL65:Arkusz1.DL66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rkusz1.DO61:Arkusz1.DO6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rkusz1.DQ61:Arkusz1.DQ6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rkusz1.DS61:Arkusz1.DS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DJ67:Arkusz1.DJ99</svg:desc>
                </draw:g>
              </table:table-cell>
              <table:table-cell office:value-type="float" office:value="0.5057">
                <text:p>0.5057</text:p>
                <draw:g>
                  <svg:desc>Arkusz1.DL67:Arkusz1.DL99</svg:desc>
                </draw:g>
              </table:table-cell>
              <table:table-cell office:value-type="float" office:value="0.891">
                <text:p>0.891</text:p>
                <draw:g>
                  <svg:desc>Arkusz1.DN67:Arkusz1.DN99</svg:desc>
                </draw:g>
              </table:table-cell>
              <table:table-cell office:value-type="float" office:value="0">
                <text:p>0</text:p>
                <draw:g>
                  <svg:desc>Arkusz1.DP67:Arkusz1.DP99</svg:desc>
                </draw:g>
              </table:table-cell>
              <table:table-cell office:value-type="float" office:value="0">
                <text:p>0</text:p>
                <draw:g>
                  <svg:desc>Arkusz1.DR67:Arkusz1.DR9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54">
                <text:p>0.654</text:p>
              </table:table-cell>
              <table:table-cell office:value-type="float" office:value="0.891">
                <text:p>0.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319">
                <text:p>0.8319</text:p>
              </table:table-cell>
              <table:table-cell office:value-type="float" office:value="1.0686">
                <text:p>1.0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948">
                <text:p>0.9948</text:p>
              </table:table-cell>
              <table:table-cell office:value-type="float" office:value="1.2909">
                <text:p>1.2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32">
                <text:p>0.832</text:p>
              </table:table-cell>
              <table:table-cell office:value-type="float" office:value="1.0686">
                <text:p>1.0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633">
                <text:p>1.0633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679">
                <text:p>1.1679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92">
                <text:p>0.9592</text:p>
              </table:table-cell>
              <table:table-cell office:value-type="float" office:value="0.8883">
                <text:p>0.8883</text:p>
              </table:table-cell>
              <table:table-cell office:value-type="float" office:value="0.4955">
                <text:p>0.4955</text:p>
              </table:table-cell>
              <table:table-cell office:value-type="float" office:value="0.5298">
                <text:p>0.52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585">
                <text:p>1.0585</text:p>
              </table:table-cell>
              <table:table-cell office:value-type="float" office:value="1.3608">
                <text:p>1.3608</text:p>
              </table:table-cell>
              <table:table-cell office:value-type="float" office:value="0.4955">
                <text:p>0.4955</text:p>
              </table:table-cell>
              <table:table-cell office:value-type="float" office:value="0.5298">
                <text:p>0.5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138">
                <text:p>0.9138</text:p>
              </table:table-cell>
              <table:table-cell office:value-type="float" office:value="1.0572">
                <text:p>1.0572</text:p>
              </table:table-cell>
              <table:table-cell office:value-type="float" office:value="0.4422">
                <text:p>0.4422</text:p>
              </table:table-cell>
              <table:table-cell office:value-type="float" office:value="0.4422">
                <text:p>0.44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13">
                <text:p>0.8313</text:p>
              </table:table-cell>
              <table:table-cell office:value-type="float" office:value="1.1649">
                <text:p>1.1649</text:p>
              </table:table-cell>
              <table:table-cell office:value-type="float" office:value="0.3845">
                <text:p>0.3845</text:p>
              </table:table-cell>
              <table:table-cell office:value-type="float" office:value="0.4131">
                <text:p>0.41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93">
                <text:p>0.9093</text:p>
              </table:table-cell>
              <table:table-cell office:value-type="float" office:value="1.3998">
                <text:p>1.3998</text:p>
              </table:table-cell>
              <table:table-cell office:value-type="float" office:value="0.3845">
                <text:p>0.3845</text:p>
              </table:table-cell>
              <table:table-cell office:value-type="float" office:value="0.4131">
                <text:p>0.41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105">
                <text:p>0.8105</text:p>
              </table:table-cell>
              <table:table-cell office:value-type="float" office:value="1.1166">
                <text:p>1.1166</text:p>
              </table:table-cell>
              <table:table-cell office:value-type="float" office:value="0.3546">
                <text:p>0.3546</text:p>
              </table:table-cell>
              <table:table-cell office:value-type="float" office:value="0.3546">
                <text:p>0.354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072">
                <text:p>0.8072</text:p>
              </table:table-cell>
              <table:table-cell office:value-type="float" office:value="1.1121">
                <text:p>1.1121</text:p>
              </table:table-cell>
              <table:table-cell office:value-type="float" office:value="0.4749">
                <text:p>0.4749</text:p>
              </table:table-cell>
              <table:table-cell office:value-type="float" office:value="0.4749">
                <text:p>0.47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25">
                <text:p>0.8825</text:p>
              </table:table-cell>
              <table:table-cell office:value-type="float" office:value="1.1121">
                <text:p>1.1121</text:p>
              </table:table-cell>
              <table:table-cell office:value-type="float" office:value="0.4749">
                <text:p>0.4749</text:p>
              </table:table-cell>
              <table:table-cell office:value-type="float" office:value="0.4749">
                <text:p>0.47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1054">
                <text:p>1.1054</text:p>
              </table:table-cell>
              <table:table-cell office:value-type="float" office:value="1.2711">
                <text:p>1.2711</text:p>
              </table:table-cell>
              <table:table-cell office:value-type="float" office:value="0.5244">
                <text:p>0.5244</text:p>
              </table:table-cell>
              <table:table-cell office:value-type="float" office:value="0.5244">
                <text:p>0.52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01">
                <text:p>1.101</text:p>
              </table:table-cell>
              <table:table-cell office:value-type="float" office:value="1.266">
                <text:p>1.266</text:p>
              </table:table-cell>
              <table:table-cell office:value-type="float" office:value="0.7686">
                <text:p>0.7686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01">
                <text:p>1.101</text:p>
              </table:table-cell>
              <table:table-cell office:value-type="float" office:value="1.698">
                <text:p>1.698</text:p>
              </table:table-cell>
              <table:table-cell office:value-type="float" office:value="0.7686">
                <text:p>0.7686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963">
                <text:p>0.9963</text:p>
              </table:table-cell>
              <table:table-cell office:value-type="float" office:value="1.8834">
                <text:p>1.8834</text:p>
              </table:table-cell>
              <table:table-cell office:value-type="float" office:value="0.6974">
                <text:p>0.6974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081">
                <text:p>0.9081</text:p>
              </table:table-cell>
              <table:table-cell office:value-type="float" office:value="1.6992">
                <text:p>1.6992</text:p>
              </table:table-cell>
              <table:table-cell office:value-type="float" office:value="0.6398">
                <text:p>0.6398</text:p>
              </table:table-cell>
              <table:table-cell office:value-type="float" office:value="0.7032">
                <text:p>0.70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382">
                <text:p>1.0382</text:p>
              </table:table-cell>
              <table:table-cell office:value-type="float" office:value="1.6992">
                <text:p>1.6992</text:p>
              </table:table-cell>
              <table:table-cell office:value-type="float" office:value="0.7053">
                <text:p>0.7053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1269">
                <text:p>1.1269</text:p>
              </table:table-cell>
              <table:table-cell office:value-type="float" office:value="1.5498">
                <text:p>1.5498</text:p>
              </table:table-cell>
              <table:table-cell office:value-type="float" office:value="0.6528">
                <text:p>0.6528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35">
                <text:p>0.9935</text:p>
              </table:table-cell>
              <table:table-cell office:value-type="float" office:value="1.5519">
                <text:p>1.5519</text:p>
              </table:table-cell>
              <table:table-cell office:value-type="float" office:value="1.0268">
                <text:p>1.0268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193">
                <text:p>0.8193</text:p>
              </table:table-cell>
              <table:table-cell office:value-type="float" office:value="1.7481">
                <text:p>1.7481</text:p>
              </table:table-cell>
              <table:table-cell office:value-type="float" office:value="0.8538">
                <text:p>0.8538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678">
                <text:p>0.7678</text:p>
              </table:table-cell>
              <table:table-cell office:value-type="float" office:value="1.6221">
                <text:p>1.6221</text:p>
              </table:table-cell>
              <table:table-cell office:value-type="float" office:value="0.7977">
                <text:p>0.7977</text:p>
              </table:table-cell>
              <table:table-cell office:value-type="float" office:value="0.8832">
                <text:p>0.88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597">
                <text:p>0.7597</text:p>
              </table:table-cell>
              <table:table-cell office:value-type="float" office:value="1.602">
                <text:p>1.602</text:p>
              </table:table-cell>
              <table:table-cell office:value-type="float" office:value="1.1974">
                <text:p>1.1974</text:p>
              </table:table-cell>
              <table:table-cell office:value-type="float" office:value="1.3215">
                <text:p>1.32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152">
                <text:p>1.152</text:p>
              </table:table-cell>
              <table:table-cell office:value-type="float" office:value="1.9677">
                <text:p>1.9677</text:p>
              </table:table-cell>
              <table:table-cell office:value-type="float" office:value="1.6068">
                <text:p>1.6068</text:p>
              </table:table-cell>
              <table:table-cell office:value-type="float" office:value="1.6068">
                <text:p>1.60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2731">
                <text:p>1.2731</text:p>
              </table:table-cell>
              <table:table-cell office:value-type="float" office:value="1.9677">
                <text:p>1.9677</text:p>
              </table:table-cell>
              <table:table-cell office:value-type="float" office:value="1.6068">
                <text:p>1.6068</text:p>
              </table:table-cell>
              <table:table-cell office:value-type="float" office:value="1.6068">
                <text:p>1.60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2923">
                <text:p>1.2923</text:p>
              </table:table-cell>
              <table:table-cell office:value-type="float" office:value="1.9692">
                <text:p>1.9692</text:p>
              </table:table-cell>
              <table:table-cell office:value-type="float" office:value="1.4481">
                <text:p>1.4481</text:p>
              </table:table-cell>
              <table:table-cell office:value-type="float" office:value="1.4481">
                <text:p>1.44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2942">
                <text:p>1.2942</text:p>
              </table:table-cell>
              <table:table-cell office:value-type="float" office:value="1.9722">
                <text:p>1.9722</text:p>
              </table:table-cell>
              <table:table-cell office:value-type="float" office:value="1.2897">
                <text:p>1.2897</text:p>
              </table:table-cell>
              <table:table-cell office:value-type="float" office:value="1.2897">
                <text:p>1.28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2407">
                <text:p>1.2407</text:p>
              </table:table-cell>
              <table:table-cell office:value-type="float" office:value="2.1702">
                <text:p>2.1702</text:p>
              </table:table-cell>
              <table:table-cell office:value-type="float" office:value="1.4094">
                <text:p>1.4094</text:p>
              </table:table-cell>
              <table:table-cell office:value-type="float" office:value="1.4094">
                <text:p>1.40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4426">
                <text:p>1.4426</text:p>
              </table:table-cell>
              <table:table-cell office:value-type="float" office:value="2.5653">
                <text:p>2.5653</text:p>
              </table:table-cell>
              <table:table-cell office:value-type="float" office:value="1.4094">
                <text:p>1.4094</text:p>
              </table:table-cell>
              <table:table-cell office:value-type="float" office:value="1.4094">
                <text:p>1.40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46">
                <text:p>1.346</text:p>
              </table:table-cell>
              <table:table-cell office:value-type="float" office:value="2.3814">
                <text:p>2.3814</text:p>
              </table:table-cell>
              <table:table-cell office:value-type="float" office:value="1.6713">
                <text:p>1.6713</text:p>
              </table:table-cell>
              <table:table-cell office:value-type="float" office:value="1.6713">
                <text:p>1.67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6cm" svg:height="15.51cm" xlink:href=".." xlink:type="simple" chart:class="chart:line" chart:style-name="ch1">
        <chart:legend chart:legend-position="end" svg:x="17.9cm" svg:y="6.709cm" style:legend-expansion="high" chart:style-name="ch2"/>
        <chart:plot-area chart:style-name="ch3" table:cell-range-address="Arkusz1.R187:Arkusz1.V219 Arkusz1.S186:Arkusz1.V186" chart:data-source-has-labels="both" svg:x="0.447cm" svg:y="0.31cm" svg:width="17.006cm" svg:height="14.89cm">
          <chart:coordinate-region svg:x="1.068cm" svg:y="0.509cm" svg:width="16.199cm" svg:height="14.044cm"/>
          <chart:axis chart:dimension="x" chart:name="primary-x" chart:style-name="ch4" chartooo:axis-type="auto">
            <chartooo:date-scale/>
            <chart:categories table:cell-range-address="Arkusz1.R187:Arkusz1.R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S187:Arkusz1.S219" chart:label-cell-address="Arkusz1.S186:Arkusz1.S186" chart:class="chart:line">
            <chart:data-point chart:repeated="33"/>
          </chart:series>
          <chart:series chart:style-name="ch7" chart:values-cell-range-address="Arkusz1.T187:Arkusz1.T219" chart:label-cell-address="Arkusz1.T186:Arkusz1.T186" chart:class="chart:line">
            <chart:data-point chart:repeated="33"/>
          </chart:series>
          <chart:series chart:style-name="ch8" chart:values-cell-range-address="Arkusz1.U187:Arkusz1.U219" chart:label-cell-address="Arkusz1.U186:Arkusz1.U186" chart:class="chart:line">
            <chart:data-point chart:repeated="33"/>
          </chart:series>
          <chart:series chart:style-name="ch9" chart:values-cell-range-address="Arkusz1.V187:Arkusz1.V219" chart:label-cell-address="Arkusz1.V186:Arkusz1.V186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vy Ship</text:p>
                <draw:g>
                  <svg:desc>Arkusz1.S186:Arkusz1.S186</svg:desc>
                </draw:g>
              </table:table-cell>
              <table:table-cell office:value-type="string">
                <text:p>Galley on inland sea</text:p>
                <draw:g>
                  <svg:desc>Arkusz1.T186:Arkusz1.T186</svg:desc>
                </draw:g>
              </table:table-cell>
              <table:table-cell office:value-type="string">
                <text:p>Galley on coast</text:p>
                <draw:g>
                  <svg:desc>Arkusz1.U186:Arkusz1.U186</svg:desc>
                </draw:g>
              </table:table-cell>
              <table:table-cell office:value-type="string">
                <text:p>Galley on open sea</text:p>
                <draw:g>
                  <svg:desc>Arkusz1.V186:Arkusz1.V18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R187:Arkusz1.R219</svg:desc>
                </draw:g>
              </table:table-cell>
              <table:table-cell office:value-type="float" office:value="0">
                <text:p>0</text:p>
                <draw:g>
                  <svg:desc>Arkusz1.S187:Arkusz1.S219</svg:desc>
                </draw:g>
              </table:table-cell>
              <table:table-cell office:value-type="float" office:value="0">
                <text:p>0</text:p>
                <draw:g>
                  <svg:desc>Arkusz1.T187:Arkusz1.T219</svg:desc>
                </draw:g>
              </table:table-cell>
              <table:table-cell office:value-type="float" office:value="0">
                <text:p>0</text:p>
                <draw:g>
                  <svg:desc>Arkusz1.U187:Arkusz1.U219</svg:desc>
                </draw:g>
              </table:table-cell>
              <table:table-cell office:value-type="float" office:value="0">
                <text:p>0</text:p>
                <draw:g>
                  <svg:desc>Arkusz1.V187:Arkusz1.V2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0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0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0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0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83cm" svg:height="15.563cm" xlink:href=".." xlink:type="simple" chart:class="chart:line" chart:style-name="ch1">
        <chart:legend chart:legend-position="end" svg:x="24.566cm" svg:y="7.233cm" style:legend-expansion="high" chart:style-name="ch2"/>
        <chart:plot-area chart:style-name="ch3" table:cell-range-address="Arkusz1.W187:Arkusz1.Y219 Arkusz1.X186:Arkusz1.Y186" chart:data-source-has-labels="both" svg:x="0.553cm" svg:y="0.311cm" svg:width="23.46cm" svg:height="14.941cm">
          <chart:coordinate-region svg:x="1.174cm" svg:y="0.51cm" svg:width="22.652cm" svg:height="14.095cm"/>
          <chart:axis chart:dimension="x" chart:name="primary-x" chart:style-name="ch4" chartooo:axis-type="auto">
            <chartooo:date-scale/>
            <chart:categories table:cell-range-address="Arkusz1.W187:Arkusz1.W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X187:Arkusz1.X219" chart:label-cell-address="Arkusz1.X186:Arkusz1.X186" chart:class="chart:line">
            <chart:data-point chart:repeated="33"/>
          </chart:series>
          <chart:series chart:style-name="ch7" chart:values-cell-range-address="Arkusz1.Y187:Arkusz1.Y219" chart:label-cell-address="Arkusz1.Y186:Arkusz1.Y186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vy Ship</text:p>
                <draw:g>
                  <svg:desc>Arkusz1.X186:Arkusz1.X186</svg:desc>
                </draw:g>
              </table:table-cell>
              <table:table-cell office:value-type="string">
                <text:p>Galley</text:p>
                <draw:g>
                  <svg:desc>Arkusz1.Y186:Arkusz1.Y18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W187:Arkusz1.W219</svg:desc>
                </draw:g>
              </table:table-cell>
              <table:table-cell office:value-type="float" office:value="0">
                <text:p>0</text:p>
                <draw:g>
                  <svg:desc>Arkusz1.X187:Arkusz1.X219</svg:desc>
                </draw:g>
              </table:table-cell>
              <table:table-cell office:value-type="float" office:value="0">
                <text:p>0</text:p>
                <draw:g>
                  <svg:desc>Arkusz1.Y187:Arkusz1.Y2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